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81"/>
    <style:style style:name="ce3" style:family="table-cell" style:parent-style-name="Default" style:data-style-name="N8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ux_Problem1" table:style-name="ta1">
        <table:shapes>
          <draw:frame draw:z-index="0" draw:style-name="gr1" draw:text-style-name="P1" svg:width="6.2988in" svg:height="3.5429in" svg:x="13.2823in" svg:y="0.0394in">
            <draw:object draw:notify-on-update-of-ranges="Flux_Problem1.A2:Flux_Problem1.A1001 Flux_Problem1.B1:Flux_Problem1.B1 Flux_Problem1.B2:Flux_Problem1.B10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sition</text:p>
          </table:table-cell>
          <table:table-cell table:style-name="Default" office:value-type="string" calcext:value-type="string">
            <text:p>Flux </text:p>
          </table:table-cell>
          <table:table-cell/>
          <table:table-cell office:value-type="string" calcext:value-type="string">
            <text:p>Partic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2" calcext:value-type="float">
            <text:p>1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4" calcext:value-type="float">
            <text:p>1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6" calcext:value-type="float">
            <text:p>1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8" calcext:value-type="float">
            <text:p>1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2" calcext:value-type="float">
            <text:p>1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4" calcext:value-type="float">
            <text:p>1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6" calcext:value-type="float">
            <text:p>1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8" calcext:value-type="float">
            <text:p>1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2" calcext:value-type="float">
            <text:p>1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4" calcext:value-type="float">
            <text:p>1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6" calcext:value-type="float">
            <text:p>1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8" calcext:value-type="float">
            <text:p>1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2" calcext:value-type="float">
            <text:p>1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4" calcext:value-type="float">
            <text:p>1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6" calcext:value-type="float">
            <text:p>1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8" calcext:value-type="float">
            <text:p>1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2" calcext:value-type="float">
            <text:p>1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4" calcext:value-type="float">
            <text:p>1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" calcext:value-type="float">
            <text:p>1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8" calcext:value-type="float">
            <text:p>1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2" calcext:value-type="float">
            <text:p>1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4" calcext:value-type="float">
            <text:p>1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6" calcext:value-type="float">
            <text:p>1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8" calcext:value-type="float">
            <text:p>1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2" calcext:value-type="float">
            <text:p>1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6" calcext:value-type="float">
            <text:p>1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8" calcext:value-type="float">
            <text:p>1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2" calcext:value-type="float">
            <text:p>1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4" calcext:value-type="float">
            <text:p>1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8" calcext:value-type="float">
            <text:p>1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2" calcext:value-type="float">
            <text:p>1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6" calcext:value-type="float">
            <text:p>1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8" calcext:value-type="float">
            <text:p>1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2" calcext:value-type="float">
            <text:p>1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4" calcext:value-type="float">
            <text:p>1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6" calcext:value-type="float">
            <text:p>1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2" calcext:value-type="float">
            <text:p>2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6" calcext:value-type="float">
            <text:p>2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8" calcext:value-type="float">
            <text:p>2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4" calcext:value-type="float">
            <text:p>2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6" calcext:value-type="float">
            <text:p>2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8" calcext:value-type="float">
            <text:p>2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2" calcext:value-type="float">
            <text:p>2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4" calcext:value-type="float">
            <text:p>2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6" calcext:value-type="float">
            <text:p>2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8" calcext:value-type="float">
            <text:p>2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2" calcext:value-type="float">
            <text:p>2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8" calcext:value-type="float">
            <text:p>2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2" calcext:value-type="float">
            <text:p>2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4" calcext:value-type="float">
            <text:p>2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6" calcext:value-type="float">
            <text:p>2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8" calcext:value-type="float">
            <text:p>2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2" calcext:value-type="float">
            <text:p>2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4" calcext:value-type="float">
            <text:p>2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6" calcext:value-type="float">
            <text:p>2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8" calcext:value-type="float">
            <text:p>2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2" calcext:value-type="float">
            <text:p>2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4" calcext:value-type="float">
            <text:p>2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6" calcext:value-type="float">
            <text:p>2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8" calcext:value-type="float">
            <text:p>2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2" calcext:value-type="float">
            <text:p>2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4" calcext:value-type="float">
            <text:p>2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8" calcext:value-type="float">
            <text:p>2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2" calcext:value-type="float">
            <text:p>2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4" calcext:value-type="float">
            <text:p>2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6" calcext:value-type="float">
            <text:p>2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8" calcext:value-type="float">
            <text:p>2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2" calcext:value-type="float">
            <text:p>2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4" calcext:value-type="float">
            <text:p>2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6" calcext:value-type="float">
            <text:p>2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8" calcext:value-type="float">
            <text:p>2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2" calcext:value-type="float">
            <text:p>3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4" calcext:value-type="float">
            <text:p>3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6" calcext:value-type="float">
            <text:p>3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8" calcext:value-type="float">
            <text:p>3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2" calcext:value-type="float">
            <text:p>3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4" calcext:value-type="float">
            <text:p>3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6" calcext:value-type="float">
            <text:p>3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8" calcext:value-type="float">
            <text:p>3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2" calcext:value-type="float">
            <text:p>3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4" calcext:value-type="float">
            <text:p>3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6" calcext:value-type="float">
            <text:p>3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8" calcext:value-type="float">
            <text:p>3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2" calcext:value-type="float">
            <text:p>3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4" calcext:value-type="float">
            <text:p>3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6" calcext:value-type="float">
            <text:p>3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8" calcext:value-type="float">
            <text:p>3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2" calcext:value-type="float">
            <text:p>3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4" calcext:value-type="float">
            <text:p>3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8" calcext:value-type="float">
            <text:p>3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4" calcext:value-type="float">
            <text:p>3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6" calcext:value-type="float">
            <text:p>3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8" calcext:value-type="float">
            <text:p>3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2" calcext:value-type="float">
            <text:p>3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4" calcext:value-type="float">
            <text:p>3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6" calcext:value-type="float">
            <text:p>3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2" calcext:value-type="float">
            <text:p>3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4" calcext:value-type="float">
            <text:p>3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6" calcext:value-type="float">
            <text:p>3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8" calcext:value-type="float">
            <text:p>3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2" calcext:value-type="float">
            <text:p>3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4" calcext:value-type="float">
            <text:p>3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6" calcext:value-type="float">
            <text:p>3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8" calcext:value-type="float">
            <text:p>3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2" calcext:value-type="float">
            <text:p>3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4" calcext:value-type="float">
            <text:p>3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6" calcext:value-type="float">
            <text:p>3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8" calcext:value-type="float">
            <text:p>3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02" calcext:value-type="float">
            <text:p>4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04" calcext:value-type="float">
            <text:p>4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06" calcext:value-type="float">
            <text:p>4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08" calcext:value-type="float">
            <text:p>4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2" calcext:value-type="float">
            <text:p>4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4" calcext:value-type="float">
            <text:p>4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6" calcext:value-type="float">
            <text:p>4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8" calcext:value-type="float">
            <text:p>4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2" calcext:value-type="float">
            <text:p>4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4" calcext:value-type="float">
            <text:p>4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6" calcext:value-type="float">
            <text:p>4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8" calcext:value-type="float">
            <text:p>4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2" calcext:value-type="float">
            <text:p>4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4" calcext:value-type="float">
            <text:p>4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6" calcext:value-type="float">
            <text:p>4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8" calcext:value-type="float">
            <text:p>4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2" calcext:value-type="float">
            <text:p>4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4" calcext:value-type="float">
            <text:p>4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6" calcext:value-type="float">
            <text:p>4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8" calcext:value-type="float">
            <text:p>4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2" calcext:value-type="float">
            <text:p>4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4" calcext:value-type="float">
            <text:p>4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6" calcext:value-type="float">
            <text:p>4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8" calcext:value-type="float">
            <text:p>4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2" calcext:value-type="float">
            <text:p>4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4" calcext:value-type="float">
            <text:p>4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6" calcext:value-type="float">
            <text:p>4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8" calcext:value-type="float">
            <text:p>4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2" calcext:value-type="float">
            <text:p>4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4" calcext:value-type="float">
            <text:p>4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6" calcext:value-type="float">
            <text:p>4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8" calcext:value-type="float">
            <text:p>4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2" calcext:value-type="float">
            <text:p>4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4" calcext:value-type="float">
            <text:p>4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6" calcext:value-type="float">
            <text:p>4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8" calcext:value-type="float">
            <text:p>4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2" calcext:value-type="float">
            <text:p>4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4" calcext:value-type="float">
            <text:p>4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6" calcext:value-type="float">
            <text:p>4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8" calcext:value-type="float">
            <text:p>4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02" calcext:value-type="float">
            <text:p>5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0000701558" calcext:value-type="float">
            <text:p>7.02E-05</text:p>
          </table:table-cell>
          <table:table-cell table:number-columns-repeated="2"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000456266" calcext:value-type="float">
            <text:p>4.56E-04</text:p>
          </table:table-cell>
          <table:table-cell table:number-columns-repeated="2"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000586268" calcext:value-type="float">
            <text:p>5.86E-04</text:p>
          </table:table-cell>
          <table:table-cell table:number-columns-repeated="2"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000586268" calcext:value-type="float">
            <text:p>5.86E-04</text:p>
          </table:table-cell>
          <table:table-cell table:number-columns-repeated="2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000586268" calcext:value-type="float">
            <text:p>5.86E-04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000586268" calcext:value-type="float">
            <text:p>5.86E-04</text:p>
          </table:table-cell>
          <table:table-cell table:number-columns-repeated="2"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000696631" calcext:value-type="float">
            <text:p>6.97E-04</text:p>
          </table:table-cell>
          <table:table-cell table:number-columns-repeated="2"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00139017" calcext:value-type="float">
            <text:p>1.39E-03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00166179" calcext:value-type="float">
            <text:p>1.66E-03</text:p>
          </table:table-cell>
          <table:table-cell table:number-columns-repeated="2"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00172273" calcext:value-type="float">
            <text:p>1.72E-03</text:p>
          </table:table-cell>
          <table:table-cell table:number-columns-repeated="2"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0.00197521" calcext:value-type="float">
            <text:p>1.98E-03</text:p>
          </table:table-cell>
          <table:table-cell table:number-columns-repeated="2"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.00226096" calcext:value-type="float">
            <text:p>2.26E-03</text:p>
          </table:table-cell>
          <table:table-cell table:number-columns-repeated="2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0.00226096" calcext:value-type="float">
            <text:p>2.26E-03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00251166" calcext:value-type="float">
            <text:p>2.51E-03</text:p>
          </table:table-cell>
          <table:table-cell table:number-columns-repeated="2"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00253588" calcext:value-type="float">
            <text:p>2.54E-03</text:p>
          </table:table-cell>
          <table:table-cell table:number-columns-repeated="2"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.00257196" calcext:value-type="float">
            <text:p>2.57E-03</text:p>
          </table:table-cell>
          <table:table-cell table:number-columns-repeated="2"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.00280515" calcext:value-type="float">
            <text:p>2.81E-03</text:p>
          </table:table-cell>
          <table:table-cell table:number-columns-repeated="2"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.0029374" calcext:value-type="float">
            <text:p>2.94E-03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00307873" calcext:value-type="float">
            <text:p>3.08E-03</text:p>
          </table:table-cell>
          <table:table-cell table:number-columns-repeated="2"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.00307873" calcext:value-type="float">
            <text:p>3.08E-03</text:p>
          </table:table-cell>
          <table:table-cell table:number-columns-repeated="2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0.00315844" calcext:value-type="float">
            <text:p>3.16E-03</text:p>
          </table:table-cell>
          <table:table-cell table:number-columns-repeated="2"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.00367136" calcext:value-type="float">
            <text:p>3.67E-03</text:p>
          </table:table-cell>
          <table:table-cell table:number-columns-repeated="2"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0.00377163" calcext:value-type="float">
            <text:p>3.77E-03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00418531" calcext:value-type="float">
            <text:p>4.19E-03</text:p>
          </table:table-cell>
          <table:table-cell table:number-columns-repeated="2"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0.0044637" calcext:value-type="float">
            <text:p>4.46E-03</text:p>
          </table:table-cell>
          <table:table-cell table:number-columns-repeated="2"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0.00469265" calcext:value-type="float">
            <text:p>4.69E-03</text:p>
          </table:table-cell>
          <table:table-cell table:number-columns-repeated="2"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0.0047285" calcext:value-type="float">
            <text:p>4.73E-03</text:p>
          </table:table-cell>
          <table:table-cell table:number-columns-repeated="2"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.0047285" calcext:value-type="float">
            <text:p>4.73E-03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00481918" calcext:value-type="float">
            <text:p>4.82E-03</text:p>
          </table:table-cell>
          <table:table-cell table:number-columns-repeated="2"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0.00505119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0.00537429" calcext:value-type="float">
            <text:p>5.37E-03</text:p>
          </table:table-cell>
          <table:table-cell table:number-columns-repeated="2"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0.00587991" calcext:value-type="float">
            <text:p>5.88E-03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00588485" calcext:value-type="float">
            <text:p>5.88E-03</text:p>
          </table:table-cell>
          <table:table-cell table:number-columns-repeated="2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00615706" calcext:value-type="float">
            <text:p>6.16E-03</text:p>
          </table:table-cell>
          <table:table-cell table:number-columns-repeated="2"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00620151" calcext:value-type="float">
            <text:p>6.20E-03</text:p>
          </table:table-cell>
          <table:table-cell table:number-columns-repeated="2"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0.00661534" calcext:value-type="float">
            <text:p>6.62E-03</text:p>
          </table:table-cell>
          <table:table-cell table:number-columns-repeated="2"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0.0071247" calcext:value-type="float">
            <text:p>7.12E-03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00765711" calcext:value-type="float">
            <text:p>7.66E-03</text:p>
          </table:table-cell>
          <table:table-cell table:number-columns-repeated="2"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.00803276" calcext:value-type="float">
            <text:p>8.03E-03</text:p>
          </table:table-cell>
          <table:table-cell table:number-columns-repeated="2"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0.00834838" calcext:value-type="float">
            <text:p>8.35E-03</text:p>
          </table:table-cell>
          <table:table-cell table:number-columns-repeated="2"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0.00892776" calcext:value-type="float">
            <text:p>8.93E-03</text:p>
          </table:table-cell>
          <table:table-cell table:number-columns-repeated="2"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0.00920694" calcext:value-type="float">
            <text:p>9.21E-03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00960453" calcext:value-type="float">
            <text:p>9.60E-03</text:p>
          </table:table-cell>
          <table:table-cell table:number-columns-repeated="2"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0.00996449" calcext:value-type="float">
            <text:p>9.96E-03</text:p>
          </table:table-cell>
          <table:table-cell table:number-columns-repeated="2"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0.0100429" calcext:value-type="float">
            <text:p>1.00E-02</text:p>
          </table:table-cell>
          <table:table-cell table:number-columns-repeated="2"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0.0105404" calcext:value-type="float">
            <text:p>1.05E-02</text:p>
          </table:table-cell>
          <table:table-cell table:number-columns-repeated="2"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0.0105404" calcext:value-type="float">
            <text:p>1.05E-02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109414" calcext:value-type="float">
            <text:p>1.09E-02</text:p>
          </table:table-cell>
          <table:table-cell table:number-columns-repeated="2"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0.0113598" calcext:value-type="float">
            <text:p>1.14E-02</text:p>
          </table:table-cell>
          <table:table-cell table:number-columns-repeated="2"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0.0123247" calcext:value-type="float">
            <text:p>1.23E-02</text:p>
          </table:table-cell>
          <table:table-cell table:number-columns-repeated="2"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0.0132015" calcext:value-type="float">
            <text:p>1.32E-02</text:p>
          </table:table-cell>
          <table:table-cell table:number-columns-repeated="2"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0.0141355" calcext:value-type="float">
            <text:p>1.41E-02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0144957" calcext:value-type="float">
            <text:p>1.45E-02</text:p>
          </table:table-cell>
          <table:table-cell table:number-columns-repeated="2"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0.0147171" calcext:value-type="float">
            <text:p>1.47E-02</text:p>
          </table:table-cell>
          <table:table-cell table:number-columns-repeated="2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0152647" calcext:value-type="float">
            <text:p>1.53E-02</text:p>
          </table:table-cell>
          <table:table-cell table:number-columns-repeated="2"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0.0157566" calcext:value-type="float">
            <text:p>1.58E-02</text:p>
          </table:table-cell>
          <table:table-cell table:number-columns-repeated="2"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0.0164515" calcext:value-type="float">
            <text:p>1.65E-02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172364" calcext:value-type="float">
            <text:p>1.72E-02</text:p>
          </table:table-cell>
          <table:table-cell table:number-columns-repeated="2"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0175634" calcext:value-type="float">
            <text:p>1.76E-02</text:p>
          </table:table-cell>
          <table:table-cell table:number-columns-repeated="2"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0.0178113" calcext:value-type="float">
            <text:p>1.78E-02</text:p>
          </table:table-cell>
          <table:table-cell table:number-columns-repeated="2"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0.0180632" calcext:value-type="float">
            <text:p>1.81E-02</text:p>
          </table:table-cell>
          <table:table-cell table:number-columns-repeated="2"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0.0188561" calcext:value-type="float">
            <text:p>1.89E-02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0203936" calcext:value-type="float">
            <text:p>2.04E-02</text:p>
          </table:table-cell>
          <table:table-cell table:number-columns-repeated="2"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0.021503" calcext:value-type="float">
            <text:p>2.15E-02</text:p>
          </table:table-cell>
          <table:table-cell table:number-columns-repeated="2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0.0217024" calcext:value-type="float">
            <text:p>2.17E-02</text:p>
          </table:table-cell>
          <table:table-cell table:number-columns-repeated="2"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0.0222694" calcext:value-type="float">
            <text:p>2.23E-02</text:p>
          </table:table-cell>
          <table:table-cell table:number-columns-repeated="2"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0.0238074" calcext:value-type="float">
            <text:p>2.38E-02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250788" calcext:value-type="float">
            <text:p>2.51E-02</text:p>
          </table:table-cell>
          <table:table-cell table:number-columns-repeated="2"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0.0272211" calcext:value-type="float">
            <text:p>2.72E-02</text:p>
          </table:table-cell>
          <table:table-cell table:number-columns-repeated="2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0.0283604" calcext:value-type="float">
            <text:p>2.84E-02</text:p>
          </table:table-cell>
          <table:table-cell table:number-columns-repeated="2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0.0299613" calcext:value-type="float">
            <text:p>3.00E-02</text:p>
          </table:table-cell>
          <table:table-cell table:number-columns-repeated="2"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0.0308932" calcext:value-type="float">
            <text:p>3.09E-02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321951" calcext:value-type="float">
            <text:p>3.22E-02</text:p>
          </table:table-cell>
          <table:table-cell table:number-columns-repeated="2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.0338315" calcext:value-type="float">
            <text:p>3.38E-02</text:p>
          </table:table-cell>
          <table:table-cell table:number-columns-repeated="2"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0.0359512" calcext:value-type="float">
            <text:p>3.60E-02</text:p>
          </table:table-cell>
          <table:table-cell table:number-columns-repeated="2"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0.0382297" calcext:value-type="float">
            <text:p>3.82E-02</text:p>
          </table:table-cell>
          <table:table-cell table:number-columns-repeated="2"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0.039222" calcext:value-type="float">
            <text:p>3.92E-0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03267" calcext:value-type="float">
            <text:p>4.03E-02</text:p>
          </table:table-cell>
          <table:table-cell table:number-columns-repeated="2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0411891" calcext:value-type="float">
            <text:p>4.12E-02</text:p>
          </table:table-cell>
          <table:table-cell table:number-columns-repeated="2"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0.0430807" calcext:value-type="float">
            <text:p>4.31E-02</text:p>
          </table:table-cell>
          <table:table-cell table:number-columns-repeated="2"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0.0454151" calcext:value-type="float">
            <text:p>4.54E-02</text:p>
          </table:table-cell>
          <table:table-cell table:number-columns-repeated="2"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0.0472657" calcext:value-type="float">
            <text:p>4.73E-02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0491458" calcext:value-type="float">
            <text:p>4.91E-02</text:p>
          </table:table-cell>
          <table:table-cell table:number-columns-repeated="2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0.0507491" calcext:value-type="float">
            <text:p>5.07E-02</text:p>
          </table:table-cell>
          <table:table-cell table:number-columns-repeated="2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0.0529691" calcext:value-type="float">
            <text:p>5.30E-02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0.05499" calcext:value-type="float">
            <text:p>5.50E-02</text:p>
          </table:table-cell>
          <table:table-cell table:number-columns-repeated="2"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0.0578357" calcext:value-type="float">
            <text:p>5.78E-02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0606059" calcext:value-type="float">
            <text:p>6.06E-02</text:p>
          </table:table-cell>
          <table:table-cell table:number-columns-repeated="2"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0.0637519" calcext:value-type="float">
            <text:p>6.38E-02</text:p>
          </table:table-cell>
          <table:table-cell table:number-columns-repeated="2"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0.06617" calcext:value-type="float">
            <text:p>6.62E-02</text:p>
          </table:table-cell>
          <table:table-cell table:number-columns-repeated="2"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0.0687645" calcext:value-type="float">
            <text:p>6.88E-02</text:p>
          </table:table-cell>
          <table:table-cell table:number-columns-repeated="2"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0.0723205" calcext:value-type="float">
            <text:p>7.23E-02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0752124" calcext:value-type="float">
            <text:p>7.52E-02</text:p>
          </table:table-cell>
          <table:table-cell table:number-columns-repeated="2"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0788995" calcext:value-type="float">
            <text:p>7.89E-02</text:p>
          </table:table-cell>
          <table:table-cell table:number-columns-repeated="2"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0.0830073" calcext:value-type="float">
            <text:p>8.30E-02</text:p>
          </table:table-cell>
          <table:table-cell table:number-columns-repeated="2"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0.0881309" calcext:value-type="float">
            <text:p>8.81E-02</text:p>
          </table:table-cell>
          <table:table-cell table:number-columns-repeated="2"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0.09155" calcext:value-type="float">
            <text:p>9.16E-02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0957218" calcext:value-type="float">
            <text:p>9.57E-02</text:p>
          </table:table-cell>
          <table:table-cell table:number-columns-repeated="2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0.0988198" calcext:value-type="float">
            <text:p>9.88E-02</text:p>
          </table:table-cell>
          <table:table-cell table:number-columns-repeated="2"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0.102991" calcext:value-type="float">
            <text:p>1.03E-01</text:p>
          </table:table-cell>
          <table:table-cell table:number-columns-repeated="2"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108404" calcext:value-type="float">
            <text:p>1.08E-01</text:p>
          </table:table-cell>
          <table:table-cell table:number-columns-repeated="2"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0.112193" calcext:value-type="float">
            <text:p>1.12E-01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18465" calcext:value-type="float">
            <text:p>1.18E-01</text:p>
          </table:table-cell>
          <table:table-cell table:number-columns-repeated="2"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123957" calcext:value-type="float">
            <text:p>1.24E-01</text:p>
          </table:table-cell>
          <table:table-cell table:number-columns-repeated="2"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0.130107" calcext:value-type="float">
            <text:p>1.30E-01</text:p>
          </table:table-cell>
          <table:table-cell table:number-columns-repeated="2"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0.139076" calcext:value-type="float">
            <text:p>1.39E-01</text:p>
          </table:table-cell>
          <table:table-cell table:number-columns-repeated="2"/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0.147246" calcext:value-type="float">
            <text:p>1.47E-01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56772" calcext:value-type="float">
            <text:p>1.57E-01</text:p>
          </table:table-cell>
          <table:table-cell table:number-columns-repeated="2"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0.167347" calcext:value-type="float">
            <text:p>1.67E-01</text:p>
          </table:table-cell>
          <table:table-cell table:number-columns-repeated="2"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0.17502" calcext:value-type="float">
            <text:p>1.75E-01</text:p>
          </table:table-cell>
          <table:table-cell table:number-columns-repeated="2"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183288" calcext:value-type="float">
            <text:p>1.83E-01</text:p>
          </table:table-cell>
          <table:table-cell table:number-columns-repeated="2"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0.192472" calcext:value-type="float">
            <text:p>1.92E-01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99609" calcext:value-type="float">
            <text:p>2.00E-01</text:p>
          </table:table-cell>
          <table:table-cell table:number-columns-repeated="2"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0.208034" calcext:value-type="float">
            <text:p>2.08E-01</text:p>
          </table:table-cell>
          <table:table-cell table:number-columns-repeated="2"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0.217095" calcext:value-type="float">
            <text:p>2.17E-01</text:p>
          </table:table-cell>
          <table:table-cell table:number-columns-repeated="2"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0.231232" calcext:value-type="float">
            <text:p>2.31E-01</text:p>
          </table:table-cell>
          <table:table-cell table:number-columns-repeated="2"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0.243565" calcext:value-type="float">
            <text:p>2.44E-01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255403" calcext:value-type="float">
            <text:p>2.55E-01</text:p>
          </table:table-cell>
          <table:table-cell table:number-columns-repeated="2"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269069" calcext:value-type="float">
            <text:p>2.69E-01</text:p>
          </table:table-cell>
          <table:table-cell table:number-columns-repeated="2"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283398" calcext:value-type="float">
            <text:p>2.83E-01</text:p>
          </table:table-cell>
          <table:table-cell table:number-columns-repeated="2"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0.304653" calcext:value-type="float">
            <text:p>3.05E-01</text:p>
          </table:table-cell>
          <table:table-cell table:number-columns-repeated="2"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0.327472" calcext:value-type="float">
            <text:p>3.27E-01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34666" calcext:value-type="float">
            <text:p>3.47E-01</text:p>
          </table:table-cell>
          <table:table-cell table:number-columns-repeated="2"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.374623" calcext:value-type="float">
            <text:p>3.75E-01</text:p>
          </table:table-cell>
          <table:table-cell table:number-columns-repeated="2"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0.403203" calcext:value-type="float">
            <text:p>4.03E-01</text:p>
          </table:table-cell>
          <table:table-cell table:number-columns-repeated="2"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0.436162" calcext:value-type="float">
            <text:p>4.36E-01</text:p>
          </table:table-cell>
          <table:table-cell table:number-columns-repeated="2"/>
        </table:table-row>
        <table:table-row table:style-name="ro1">
          <table:table-cell table:style-name="ce1" office:value-type="float" office:value="7.98" calcext:value-type="float">
            <text:p>7.98</text:p>
          </table:table-cell>
          <table:table-cell table:style-name="ce3" office:value-type="float" office:value="0.472998" calcext:value-type="float">
            <text:p>4.73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1856" calcext:value-type="float">
            <text:p>8.19E-01</text:p>
          </table:table-cell>
          <table:table-cell table:number-columns-repeated="2"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0.932203" calcext:value-type="float">
            <text:p>9.32E-01</text:p>
          </table:table-cell>
          <table:table-cell table:number-columns-repeated="2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986309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.977052" calcext:value-type="float">
            <text:p>9.77E-01</text:p>
          </table:table-cell>
          <table:table-cell table:number-columns-repeated="2"/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1.0041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978793" calcext:value-type="float">
            <text:p>9.79E-01</text:p>
          </table:table-cell>
          <table:table-cell table:number-columns-repeated="2"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.985635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957577" calcext:value-type="float">
            <text:p>9.58E-01</text:p>
          </table:table-cell>
          <table:table-cell table:number-columns-repeated="2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0.996553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1.03869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01109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991563" calcext:value-type="float">
            <text:p>9.92E-01</text:p>
          </table:table-cell>
          <table:table-cell table:number-columns-repeated="2"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0.979768" calcext:value-type="float">
            <text:p>9.80E-01</text:p>
          </table:table-cell>
          <table:table-cell table:number-columns-repeated="2"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0.988695" calcext:value-type="float">
            <text:p>9.89E-01</text:p>
          </table:table-cell>
          <table:table-cell table:number-columns-repeated="2"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986272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0127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.979979" calcext:value-type="float">
            <text:p>9.80E-01</text:p>
          </table:table-cell>
          <table:table-cell table:number-columns-repeated="2"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1.00068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0.973702" calcext:value-type="float">
            <text:p>9.74E-01</text:p>
          </table:table-cell>
          <table:table-cell table:number-columns-repeated="2"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0.998123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00112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1.01702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1.03365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1.06844" calcext:value-type="float">
            <text:p>1.07E+00</text:p>
          </table:table-cell>
          <table:table-cell table:number-columns-repeated="2"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1.02351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0084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.01555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1.0008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0.995268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0.993268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998495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997394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0.99982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1.0001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0.99978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99995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.01593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0.997258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.0011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0.974541" calcext:value-type="float">
            <text:p>9.75E-01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939168" calcext:value-type="float">
            <text:p>9.39E-01</text:p>
          </table:table-cell>
          <table:table-cell table:number-columns-repeated="2"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986412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997837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1.0130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.02566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0092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.0005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0.998012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978119" calcext:value-type="float">
            <text:p>9.78E-01</text:p>
          </table:table-cell>
          <table:table-cell table:number-columns-repeated="2"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0.970785" calcext:value-type="float">
            <text:p>9.71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6281" calcext:value-type="float">
            <text:p>9.96E-01</text:p>
          </table:table-cell>
          <table:table-cell table:number-columns-repeated="2"/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.0007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1.0185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1.01936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.0121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998593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.0181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1.01243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.00295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0.964637" calcext:value-type="float">
            <text:p>9.65E-01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00235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1.0034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96094" calcext:value-type="float">
            <text:p>9.61E-01</text:p>
          </table:table-cell>
          <table:table-cell table:number-columns-repeated="2"/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0.987922" calcext:value-type="float">
            <text:p>9.88E-01</text:p>
          </table:table-cell>
          <table:table-cell table:number-columns-repeated="2"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.0067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987921" calcext:value-type="float">
            <text:p>9.88E-01</text:p>
          </table:table-cell>
          <table:table-cell table:number-columns-repeated="2"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1.0219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1.0018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.0003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99482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00167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99973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990191" calcext:value-type="float">
            <text:p>9.90E-01</text:p>
          </table:table-cell>
          <table:table-cell table:number-columns-repeated="2"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0.996887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961995" calcext:value-type="float">
            <text:p>9.62E-01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95406" calcext:value-type="float">
            <text:p>9.54E-01</text:p>
          </table:table-cell>
          <table:table-cell table:number-columns-repeated="2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98499" calcext:value-type="float">
            <text:p>9.85E-01</text:p>
          </table:table-cell>
          <table:table-cell table:number-columns-repeated="2"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982323" calcext:value-type="float">
            <text:p>9.82E-01</text:p>
          </table:table-cell>
          <table:table-cell table:number-columns-repeated="2"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973366" calcext:value-type="float">
            <text:p>9.73E-01</text:p>
          </table:table-cell>
          <table:table-cell table:number-columns-repeated="2"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98385" calcext:value-type="float">
            <text:p>9.84E-01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994236" calcext:value-type="float">
            <text:p>9.94E-01</text:p>
          </table:table-cell>
          <table:table-cell table:number-columns-repeated="2"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1.02636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999164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1.01463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985526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999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.0243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1.00923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995471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0.978789" calcext:value-type="float">
            <text:p>9.79E-01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993317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0.99989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978039" calcext:value-type="float">
            <text:p>9.78E-01</text:p>
          </table:table-cell>
          <table:table-cell table:number-columns-repeated="2"/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1.0127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1.00545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99998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993477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994334" calcext:value-type="float">
            <text:p>9.94E-01</text:p>
          </table:table-cell>
          <table:table-cell table:number-columns-repeated="2"/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.0128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998041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017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0.97354" calcext:value-type="float">
            <text:p>9.74E-01</text:p>
          </table:table-cell>
          <table:table-cell table:number-columns-repeated="2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1.01288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1.0191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.03008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0053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1.00465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988694" calcext:value-type="float">
            <text:p>9.89E-01</text:p>
          </table:table-cell>
          <table:table-cell table:number-columns-repeated="2"/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0.986209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1.0119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986359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0.995319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1.04352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.985695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0.9858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0125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.0163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0.977906" calcext:value-type="float">
            <text:p>9.78E-01</text:p>
          </table:table-cell>
          <table:table-cell table:number-columns-repeated="2"/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0.975708" calcext:value-type="float">
            <text:p>9.76E-01</text:p>
          </table:table-cell>
          <table:table-cell table:number-columns-repeated="2"/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0.97626" calcext:value-type="float">
            <text:p>9.76E-01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0142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1.02553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0.980594" calcext:value-type="float">
            <text:p>9.81E-01</text:p>
          </table:table-cell>
          <table:table-cell table:number-columns-repeated="2"/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0.988625" calcext:value-type="float">
            <text:p>9.89E-01</text:p>
          </table:table-cell>
          <table:table-cell table:number-columns-repeated="2"/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0.993267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993212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0.972162" calcext:value-type="float">
            <text:p>9.72E-01</text:p>
          </table:table-cell>
          <table:table-cell table:number-columns-repeated="2"/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0.956883" calcext:value-type="float">
            <text:p>9.57E-01</text:p>
          </table:table-cell>
          <table:table-cell table:number-columns-repeated="2"/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.0106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1.0111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986473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0.997756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1.03547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1.00228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.00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01799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0.977709" calcext:value-type="float">
            <text:p>9.78E-01</text:p>
          </table:table-cell>
          <table:table-cell table:number-columns-repeated="2"/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1.01908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1.00218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1.00002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.00415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1.0121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1.004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0.984364" calcext:value-type="float">
            <text:p>9.84E-01</text:p>
          </table:table-cell>
          <table:table-cell table:number-columns-repeated="2"/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.01865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992319" calcext:value-type="float">
            <text:p>9.92E-01</text:p>
          </table:table-cell>
          <table:table-cell table:number-columns-repeated="2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0.990188" calcext:value-type="float">
            <text:p>9.90E-01</text:p>
          </table:table-cell>
          <table:table-cell table:number-columns-repeated="2"/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0.984126" calcext:value-type="float">
            <text:p>9.84E-01</text:p>
          </table:table-cell>
          <table:table-cell table:number-columns-repeated="2"/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0.990608" calcext:value-type="float">
            <text:p>9.91E-01</text:p>
          </table:table-cell>
          <table:table-cell table:number-columns-repeated="2"/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1.03268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4976" calcext:value-type="float">
            <text:p>1.05E+00</text:p>
          </table:table-cell>
          <table:table-cell table:number-columns-repeated="2"/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1.0076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.0187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1.013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0.998469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.02188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.0103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0.994641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.00568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0.999456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.0017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0.973541" calcext:value-type="float">
            <text:p>9.74E-01</text:p>
          </table:table-cell>
          <table:table-cell table:number-columns-repeated="2"/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.984522" calcext:value-type="float">
            <text:p>9.85E-01</text:p>
          </table:table-cell>
          <table:table-cell table:number-columns-repeated="2"/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0.962058" calcext:value-type="float">
            <text:p>9.62E-01</text:p>
          </table:table-cell>
          <table:table-cell table:number-columns-repeated="2"/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0.979255" calcext:value-type="float">
            <text:p>9.79E-01</text:p>
          </table:table-cell>
          <table:table-cell table:number-columns-repeated="2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973371" calcext:value-type="float">
            <text:p>9.73E-01</text:p>
          </table:table-cell>
          <table:table-cell table:number-columns-repeated="2"/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0.997055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1.03065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0.993755" calcext:value-type="float">
            <text:p>9.94E-01</text:p>
          </table:table-cell>
          <table:table-cell table:number-columns-repeated="2"/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1.0042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.0026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0.99987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0.991995" calcext:value-type="float">
            <text:p>9.92E-01</text:p>
          </table:table-cell>
          <table:table-cell table:number-columns-repeated="2"/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1.02377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1.01969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01418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.001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1.01275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0.981705" calcext:value-type="float">
            <text:p>9.82E-01</text:p>
          </table:table-cell>
          <table:table-cell table:number-columns-repeated="2"/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.998074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.0015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1.0136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.02397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0.99013" calcext:value-type="float">
            <text:p>9.90E-01</text:p>
          </table:table-cell>
          <table:table-cell table:number-columns-repeated="2"/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0.998005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0308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0.993028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0.981112" calcext:value-type="float">
            <text:p>9.81E-01</text:p>
          </table:table-cell>
          <table:table-cell table:number-columns-repeated="2"/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.0019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0.99960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.01991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0.998756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975247" calcext:value-type="float">
            <text:p>9.75E-01</text:p>
          </table:table-cell>
          <table:table-cell table:number-columns-repeated="2"/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0.966029" calcext:value-type="float">
            <text:p>9.66E-01</text:p>
          </table:table-cell>
          <table:table-cell table:number-columns-repeated="2"/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0.971242" calcext:value-type="float">
            <text:p>9.71E-01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.9</text:p>
          </table:table-cell>
          <table:table-cell table:style-name="ce3" office:value-type="float" office:value="0.996944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0.991278" calcext:value-type="float">
            <text:p>9.91E-01</text:p>
          </table:table-cell>
          <table:table-cell table:number-columns-repeated="2"/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0.990662" calcext:value-type="float">
            <text:p>9.91E-01</text:p>
          </table:table-cell>
          <table:table-cell table:number-columns-repeated="2"/>
        </table:table-row>
        <table:table-row table:style-name="ro1">
          <table:table-cell office:value-type="float" office:value="11.96" calcext:value-type="float">
            <text:p>11.96</text:p>
          </table:table-cell>
          <table:table-cell table:style-name="ce3" office:value-type="float" office:value="0.97086" calcext:value-type="float">
            <text:p>9.71E-01</text:p>
          </table:table-cell>
          <table:table-cell table:number-columns-repeated="2"/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0.996036" calcext:value-type="float">
            <text:p>9.96E-0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1364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1.0383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1.01682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1.04406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1.02596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990072" calcext:value-type="float">
            <text:p>9.90E-01</text:p>
          </table:table-cell>
          <table:table-cell table:number-columns-repeated="2"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.0144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0.996283" calcext:value-type="float">
            <text:p>9.96E-01</text:p>
          </table:table-cell>
          <table:table-cell table:number-columns-repeated="2"/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1.0046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.99169" calcext:value-type="float">
            <text:p>9.92E-01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984019" calcext:value-type="float">
            <text:p>9.84E-01</text:p>
          </table:table-cell>
          <table:table-cell table:number-columns-repeated="2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1.0014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.014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0.99603" calcext:value-type="float">
            <text:p>9.96E-01</text:p>
          </table:table-cell>
          <table:table-cell table:number-columns-repeated="2"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1.03182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.02085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0.989479" calcext:value-type="float">
            <text:p>9.89E-01</text:p>
          </table:table-cell>
          <table:table-cell table:number-columns-repeated="2"/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0.984863" calcext:value-type="float">
            <text:p>9.85E-01</text:p>
          </table:table-cell>
          <table:table-cell table:number-columns-repeated="2"/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.0067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.0481" calcext:value-type="float">
            <text:p>1.05E+00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99985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0.993104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0.959049" calcext:value-type="float">
            <text:p>9.59E-01</text:p>
          </table:table-cell>
          <table:table-cell table:number-columns-repeated="2"/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0.976782" calcext:value-type="float">
            <text:p>9.77E-01</text:p>
          </table:table-cell>
          <table:table-cell table:number-columns-repeated="2"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.0015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986399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1.0085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1.0118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0.987641" calcext:value-type="float">
            <text:p>9.88E-01</text:p>
          </table:table-cell>
          <table:table-cell table:number-columns-repeated="2"/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1.00442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.0051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1.00959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1.01539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1.0094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0.982445" calcext:value-type="float">
            <text:p>9.82E-01</text:p>
          </table:table-cell>
          <table:table-cell table:number-columns-repeated="2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.01178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.01546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0.991411" calcext:value-type="float">
            <text:p>9.91E-01</text:p>
          </table:table-cell>
          <table:table-cell table:number-columns-repeated="2"/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1.0125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1.0054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98051" calcext:value-type="float">
            <text:p>9.81E-01</text:p>
          </table:table-cell>
          <table:table-cell table:number-columns-repeated="2"/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1.01113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.02232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0.997578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1.014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.0047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1.01656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1.01777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.06045" calcext:value-type="float">
            <text:p>1.06E+00</text:p>
          </table:table-cell>
          <table:table-cell table:number-columns-repeated="2"/>
        </table:table-row>
        <table:table-row table:style-name="ro1">
          <table:table-cell office:value-type="float" office:value="12.98" calcext:value-type="float">
            <text:p>12.98</text:p>
          </table:table-cell>
          <table:table-cell table:style-name="ce3" office:value-type="float" office:value="1.2667" calcext:value-type="float">
            <text:p>1.27E+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.66825" calcext:value-type="float">
            <text:p>1.67E+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8" calcext:value-type="float">
            <text:p>15.98</text:p>
          </table:table-cell>
          <table:table-cell table:style-name="ce3"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.64739" calcext:value-type="float">
            <text:p>1.65E+00</text:p>
          </table:table-cell>
          <table:table-cell table:number-columns-repeated="2"/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1.65626" calcext:value-type="float">
            <text:p>1.66E+00</text:p>
          </table:table-cell>
          <table:table-cell table:number-columns-repeated="2"/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1.71003" calcext:value-type="float">
            <text:p>1.71E+00</text:p>
          </table:table-cell>
          <table:table-cell table:number-columns-repeated="2"/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1.76561" calcext:value-type="float">
            <text:p>1.77E+00</text:p>
          </table:table-cell>
          <table:table-cell table:number-columns-repeated="2"/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.78936" calcext:value-type="float">
            <text:p>1.79E+00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.84619" calcext:value-type="float">
            <text:p>1.85E+00</text:p>
          </table:table-cell>
          <table:table-cell table:number-columns-repeated="2"/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1.83053" calcext:value-type="float">
            <text:p>1.83E+00</text:p>
          </table:table-cell>
          <table:table-cell table:number-columns-repeated="2"/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1.89566" calcext:value-type="float">
            <text:p>1.90E+00</text:p>
          </table:table-cell>
          <table:table-cell table:number-columns-repeated="2"/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1.85461" calcext:value-type="float">
            <text:p>1.85E+00</text:p>
          </table:table-cell>
          <table:table-cell table:number-columns-repeated="2"/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1.84152" calcext:value-type="float">
            <text:p>1.84E+00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.896" calcext:value-type="float">
            <text:p>1.90E+00</text:p>
          </table:table-cell>
          <table:table-cell table:number-columns-repeated="2"/>
        </table:table-row>
        <table:table-row table:style-name="ro1">
          <table:table-cell office:value-type="float" office:value="16.22" calcext:value-type="float">
            <text:p>16.22</text:p>
          </table:table-cell>
          <table:table-cell office:value-type="float" office:value="1.95288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1.93584" calcext:value-type="float">
            <text:p>1.94E+00</text:p>
          </table:table-cell>
          <table:table-cell table:number-columns-repeated="2"/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1.93095" calcext:value-type="float">
            <text:p>1.93E+00</text:p>
          </table:table-cell>
          <table:table-cell table:number-columns-repeated="2"/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1.95327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.91149" calcext:value-type="float">
            <text:p>1.91E+00</text:p>
          </table:table-cell>
          <table:table-cell table:number-columns-repeated="2"/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.91603" calcext:value-type="float">
            <text:p>1.92E+00</text:p>
          </table:table-cell>
          <table:table-cell table:number-columns-repeated="2"/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1.92461" calcext:value-type="float">
            <text:p>1.92E+00</text:p>
          </table:table-cell>
          <table:table-cell table:number-columns-repeated="2"/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1.9549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1.91585" calcext:value-type="float">
            <text:p>1.92E+00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.9442" calcext:value-type="float">
            <text:p>1.94E+00</text:p>
          </table:table-cell>
          <table:table-cell table:number-columns-repeated="2"/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1.95239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.95485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2.00093" calcext:value-type="float">
            <text:p>2.00E+00</text:p>
          </table:table-cell>
          <table:table-cell table:number-columns-repeated="2"/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2.05956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.05215" calcext:value-type="float">
            <text:p>2.05E+00</text:p>
          </table:table-cell>
          <table:table-cell table:number-columns-repeated="2"/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2.05639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2.10809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2.04112" calcext:value-type="float">
            <text:p>2.04E+00</text:p>
          </table:table-cell>
          <table:table-cell table:number-columns-repeated="2"/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2.09781" calcext:value-type="float">
            <text:p>2.10E+00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2.12082" calcext:value-type="float">
            <text:p>2.12E+00</text:p>
          </table:table-cell>
          <table:table-cell table:number-columns-repeated="2"/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2.08472" calcext:value-type="float">
            <text:p>2.08E+00</text:p>
          </table:table-cell>
          <table:table-cell table:number-columns-repeated="2"/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2.09426" calcext:value-type="float">
            <text:p>2.09E+00</text:p>
          </table:table-cell>
          <table:table-cell table:number-columns-repeated="2"/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2.10942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2.11167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.15981" calcext:value-type="float">
            <text:p>2.16E+00</text:p>
          </table:table-cell>
          <table:table-cell table:number-columns-repeated="2"/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2.17459" calcext:value-type="float">
            <text:p>2.17E+00</text:p>
          </table:table-cell>
          <table:table-cell table:number-columns-repeated="2"/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2.15196" calcext:value-type="float">
            <text:p>2.15E+00</text:p>
          </table:table-cell>
          <table:table-cell table:number-columns-repeated="2"/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2.16874" calcext:value-type="float">
            <text:p>2.17E+00</text:p>
          </table:table-cell>
          <table:table-cell table:number-columns-repeated="2"/>
        </table:table-row>
        <table:table-row table:style-name="ro1">
          <table:table-cell office:value-type="float" office:value="16.78" calcext:value-type="float">
            <text:p>16.78</text:p>
          </table:table-cell>
          <table:table-cell office:value-type="float" office:value="2.15065" calcext:value-type="float">
            <text:p>2.15E+00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.17545" calcext:value-type="float">
            <text:p>2.18E+00</text:p>
          </table:table-cell>
          <table:table-cell table:number-columns-repeated="2"/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2.21237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2.21028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2.20479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2.21772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2.21655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2.3049" calcext:value-type="float">
            <text:p>2.30E+00</text:p>
          </table:table-cell>
          <table:table-cell table:number-columns-repeated="2"/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2.21102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2.25414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2.27927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4872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2.23315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2.29926" calcext:value-type="float">
            <text:p>2.30E+00</text:p>
          </table:table-cell>
          <table:table-cell table:number-columns-repeated="2"/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2.27787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2.30772" calcext:value-type="float">
            <text:p>2.31E+00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2.32558" calcext:value-type="float">
            <text:p>2.33E+00</text:p>
          </table:table-cell>
          <table:table-cell table:number-columns-repeated="2"/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2.2479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2.27215" calcext:value-type="float">
            <text:p>2.27E+00</text:p>
          </table:table-cell>
          <table:table-cell table:number-columns-repeated="2"/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2.23741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2.21312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.20444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2.19306" calcext:value-type="float">
            <text:p>2.19E+00</text:p>
          </table:table-cell>
          <table:table-cell table:number-columns-repeated="2"/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2.21756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2.18521" calcext:value-type="float">
            <text:p>2.19E+00</text:p>
          </table:table-cell>
          <table:table-cell table:number-columns-repeated="2"/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2.2058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.23919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2.22919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2.28192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2.22566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2.27675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.30555" calcext:value-type="float">
            <text:p>2.31E+00</text:p>
          </table:table-cell>
          <table:table-cell table:number-columns-repeated="2"/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2.39256" calcext:value-type="float">
            <text:p>2.39E+00</text:p>
          </table:table-cell>
          <table:table-cell table:number-columns-repeated="2"/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2.34565" calcext:value-type="float">
            <text:p>2.35E+00</text:p>
          </table:table-cell>
          <table:table-cell table:number-columns-repeated="2"/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2.32159" calcext:value-type="float">
            <text:p>2.32E+00</text:p>
          </table:table-cell>
          <table:table-cell table:number-columns-repeated="2"/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2.31867" calcext:value-type="float">
            <text:p>2.32E+00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.27552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2.29059" calcext:value-type="float">
            <text:p>2.29E+00</text:p>
          </table:table-cell>
          <table:table-cell table:number-columns-repeated="2"/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2.33078" calcext:value-type="float">
            <text:p>2.33E+00</text:p>
          </table:table-cell>
          <table:table-cell table:number-columns-repeated="2"/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2.27023" calcext:value-type="float">
            <text:p>2.27E+00</text:p>
          </table:table-cell>
          <table:table-cell table:number-columns-repeated="2"/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2.25035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.30246" calcext:value-type="float">
            <text:p>2.30E+00</text:p>
          </table:table-cell>
          <table:table-cell table:number-columns-repeated="2"/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2.22695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2.22915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2.21583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2.20871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.21682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2.20032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2.24537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2.19934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2.23526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.25447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2.17504" calcext:value-type="float">
            <text:p>2.18E+00</text:p>
          </table:table-cell>
          <table:table-cell table:number-columns-repeated="2"/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2.17531" calcext:value-type="float">
            <text:p>2.18E+00</text:p>
          </table:table-cell>
          <table:table-cell table:number-columns-repeated="2"/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2.19975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2.19892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2.22663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2.21081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2.21409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2.19854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2.20197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19594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2.24127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2.21711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2.16992" calcext:value-type="float">
            <text:p>2.17E+00</text:p>
          </table:table-cell>
          <table:table-cell table:number-columns-repeated="2"/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2.15686" calcext:value-type="float">
            <text:p>2.16E+00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2.12462" calcext:value-type="float">
            <text:p>2.12E+00</text:p>
          </table:table-cell>
          <table:table-cell table:number-columns-repeated="2"/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2.12268" calcext:value-type="float">
            <text:p>2.12E+00</text:p>
          </table:table-cell>
          <table:table-cell table:number-columns-repeated="2"/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2.13029" calcext:value-type="float">
            <text:p>2.13E+00</text:p>
          </table:table-cell>
          <table:table-cell table:number-columns-repeated="2"/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2.17187" calcext:value-type="float">
            <text:p>2.17E+00</text:p>
          </table:table-cell>
          <table:table-cell table:number-columns-repeated="2"/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2.14692" calcext:value-type="float">
            <text:p>2.15E+00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.10836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8.22" calcext:value-type="float">
            <text:p>18.22</text:p>
          </table:table-cell>
          <table:table-cell office:value-type="float" office:value="2.10686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2.15763" calcext:value-type="float">
            <text:p>2.16E+00</text:p>
          </table:table-cell>
          <table:table-cell table:number-columns-repeated="2"/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2.09837" calcext:value-type="float">
            <text:p>2.10E+00</text:p>
          </table:table-cell>
          <table:table-cell table:number-columns-repeated="2"/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2.10673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2.08958" calcext:value-type="float">
            <text:p>2.09E+00</text:p>
          </table:table-cell>
          <table:table-cell table:number-columns-repeated="2"/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2.06262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2.11324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2.16156" calcext:value-type="float">
            <text:p>2.16E+00</text:p>
          </table:table-cell>
          <table:table-cell table:number-columns-repeated="2"/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2.06145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.03813" calcext:value-type="float">
            <text:p>2.04E+00</text:p>
          </table:table-cell>
          <table:table-cell table:number-columns-repeated="2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2.05894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2.03322" calcext:value-type="float">
            <text:p>2.03E+00</text:p>
          </table:table-cell>
          <table:table-cell table:number-columns-repeated="2"/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1.96063" calcext:value-type="float">
            <text:p>1.96E+00</text:p>
          </table:table-cell>
          <table:table-cell table:number-columns-repeated="2"/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.94175" calcext:value-type="float">
            <text:p>1.94E+00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.91442" calcext:value-type="float">
            <text:p>1.91E+00</text:p>
          </table:table-cell>
          <table:table-cell table:number-columns-repeated="2"/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1.88395" calcext:value-type="float">
            <text:p>1.88E+00</text:p>
          </table:table-cell>
          <table:table-cell table:number-columns-repeated="2"/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1.87893" calcext:value-type="float">
            <text:p>1.88E+00</text:p>
          </table:table-cell>
          <table:table-cell table:number-columns-repeated="2"/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1.87486" calcext:value-type="float">
            <text:p>1.87E+00</text:p>
          </table:table-cell>
          <table:table-cell table:number-columns-repeated="2"/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1.90398" calcext:value-type="float">
            <text:p>1.90E+00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.95166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8.62" calcext:value-type="float">
            <text:p>18.62</text:p>
          </table:table-cell>
          <table:table-cell office:value-type="float" office:value="1.96622" calcext:value-type="float">
            <text:p>1.97E+00</text:p>
          </table:table-cell>
          <table:table-cell table:number-columns-repeated="2"/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1.94387" calcext:value-type="float">
            <text:p>1.94E+00</text:p>
          </table:table-cell>
          <table:table-cell table:number-columns-repeated="2"/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1.86431" calcext:value-type="float">
            <text:p>1.86E+00</text:p>
          </table:table-cell>
          <table:table-cell table:number-columns-repeated="2"/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1.86146" calcext:value-type="float">
            <text:p>1.86E+00</text:p>
          </table:table-cell>
          <table:table-cell table:number-columns-repeated="2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.84789" calcext:value-type="float">
            <text:p>1.85E+00</text:p>
          </table:table-cell>
          <table:table-cell table:number-columns-repeated="2"/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.83608" calcext:value-type="float">
            <text:p>1.84E+00</text:p>
          </table:table-cell>
          <table:table-cell table:number-columns-repeated="2"/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1.82188" calcext:value-type="float">
            <text:p>1.82E+00</text:p>
          </table:table-cell>
          <table:table-cell table:number-columns-repeated="2"/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1.84087" calcext:value-type="float">
            <text:p>1.84E+00</text:p>
          </table:table-cell>
          <table:table-cell table:number-columns-repeated="2"/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1.83317" calcext:value-type="float">
            <text:p>1.83E+00</text:p>
          </table:table-cell>
          <table:table-cell table:number-columns-repeated="2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.89481" calcext:value-type="float">
            <text:p>1.89E+00</text:p>
          </table:table-cell>
          <table:table-cell table:number-columns-repeated="2"/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1.84897" calcext:value-type="float">
            <text:p>1.85E+00</text:p>
          </table:table-cell>
          <table:table-cell table:number-columns-repeated="2"/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.81236" calcext:value-type="float">
            <text:p>1.81E+00</text:p>
          </table:table-cell>
          <table:table-cell table:number-columns-repeated="2"/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1.76454" calcext:value-type="float">
            <text:p>1.76E+00</text:p>
          </table:table-cell>
          <table:table-cell table:number-columns-repeated="2"/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1.7637" calcext:value-type="float">
            <text:p>1.76E+00</text:p>
          </table:table-cell>
          <table:table-cell table:number-columns-repeated="2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.71227" calcext:value-type="float">
            <text:p>1.71E+00</text:p>
          </table:table-cell>
          <table:table-cell table:number-columns-repeated="2"/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1.75461" calcext:value-type="float">
            <text:p>1.75E+00</text:p>
          </table:table-cell>
          <table:table-cell table:number-columns-repeated="2"/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1.70288" calcext:value-type="float">
            <text:p>1.70E+00</text:p>
          </table:table-cell>
          <table:table-cell table:number-columns-repeated="2"/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1.70072" calcext:value-type="float">
            <text:p>1.70E+00</text:p>
          </table:table-cell>
          <table:table-cell table:number-columns-repeated="2"/>
        </table:table-row>
        <table:table-row table:style-name="ro1">
          <table:table-cell office:value-type="float" office:value="18.98" calcext:value-type="float">
            <text:p>18.98</text:p>
          </table:table-cell>
          <table:table-cell office:value-type="float" office:value="1.70639" calcext:value-type="float">
            <text:p>1.71E+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9138" calcext:value-type="float">
            <text:p>1.69E+00</text:p>
          </table:table-cell>
          <table:table-cell table:number-columns-repeated="2"/>
        </table:table-row>
        <table:table-row table:style-name="ro1">
          <table:table-cell office:value-type="float" office:value="19.02" calcext:value-type="float">
            <text:p>19.02</text:p>
          </table:table-cell>
          <table:table-cell office:value-type="float" office:value="1.67291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1.67118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1.64612" calcext:value-type="float">
            <text:p>1.65E+00</text:p>
          </table:table-cell>
          <table:table-cell table:number-columns-repeated="2"/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.68509" calcext:value-type="float">
            <text:p>1.69E+00</text:p>
          </table:table-cell>
          <table:table-cell table:number-columns-repeated="2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.69507" calcext:value-type="float">
            <text:p>1.70E+00</text:p>
          </table:table-cell>
          <table:table-cell table:number-columns-repeated="2"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1.64012" calcext:value-type="float">
            <text:p>1.64E+00</text:p>
          </table:table-cell>
          <table:table-cell table:number-columns-repeated="2"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1.71842" calcext:value-type="float">
            <text:p>1.72E+00</text:p>
          </table:table-cell>
          <table:table-cell table:number-columns-repeated="2"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1.64843" calcext:value-type="float">
            <text:p>1.65E+00</text:p>
          </table:table-cell>
          <table:table-cell table:number-columns-repeated="2"/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1.61623" calcext:value-type="float">
            <text:p>1.62E+00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.57626" calcext:value-type="float">
            <text:p>1.58E+00</text:p>
          </table:table-cell>
          <table:table-cell table:number-columns-repeated="2"/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1.55685" calcext:value-type="float">
            <text:p>1.56E+00</text:p>
          </table:table-cell>
          <table:table-cell table:number-columns-repeated="2"/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1.53179" calcext:value-type="float">
            <text:p>1.53E+00</text:p>
          </table:table-cell>
          <table:table-cell table:number-columns-repeated="2"/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1.52848" calcext:value-type="float">
            <text:p>1.53E+00</text:p>
          </table:table-cell>
          <table:table-cell table:number-columns-repeated="2"/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1.51466" calcext:value-type="float">
            <text:p>1.51E+00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.48096" calcext:value-type="float">
            <text:p>1.48E+00</text:p>
          </table:table-cell>
          <table:table-cell table:number-columns-repeated="2"/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.47299" calcext:value-type="float">
            <text:p>1.47E+00</text:p>
          </table:table-cell>
          <table:table-cell table:number-columns-repeated="2"/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1.48335" calcext:value-type="float">
            <text:p>1.48E+00</text:p>
          </table:table-cell>
          <table:table-cell table:number-columns-repeated="2"/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1.47285" calcext:value-type="float">
            <text:p>1.47E+00</text:p>
          </table:table-cell>
          <table:table-cell table:number-columns-repeated="2"/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1.48192" calcext:value-type="float">
            <text:p>1.48E+00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.43423" calcext:value-type="float">
            <text:p>1.43E+00</text:p>
          </table:table-cell>
          <table:table-cell table:number-columns-repeated="2"/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1.46715" calcext:value-type="float">
            <text:p>1.47E+00</text:p>
          </table:table-cell>
          <table:table-cell table:number-columns-repeated="2"/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.41965" calcext:value-type="float">
            <text:p>1.42E+00</text:p>
          </table:table-cell>
          <table:table-cell table:number-columns-repeated="2"/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1.40834" calcext:value-type="float">
            <text:p>1.41E+00</text:p>
          </table:table-cell>
          <table:table-cell table:number-columns-repeated="2"/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1.36738" calcext:value-type="float">
            <text:p>1.37E+00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.34625" calcext:value-type="float">
            <text:p>1.35E+00</text:p>
          </table:table-cell>
          <table:table-cell table:number-columns-repeated="2"/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1.40658" calcext:value-type="float">
            <text:p>1.41E+00</text:p>
          </table:table-cell>
          <table:table-cell table:number-columns-repeated="2"/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1.38783" calcext:value-type="float">
            <text:p>1.39E+00</text:p>
          </table:table-cell>
          <table:table-cell table:number-columns-repeated="2"/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.2964" calcext:value-type="float">
            <text:p>1.30E+00</text:p>
          </table:table-cell>
          <table:table-cell table:number-columns-repeated="2"/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1.2763" calcext:value-type="float">
            <text:p>1.28E+00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.27608" calcext:value-type="float">
            <text:p>1.28E+00</text:p>
          </table:table-cell>
          <table:table-cell table:number-columns-repeated="2"/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1.29712" calcext:value-type="float">
            <text:p>1.30E+00</text:p>
          </table:table-cell>
          <table:table-cell table:number-columns-repeated="2"/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1.26238" calcext:value-type="float">
            <text:p>1.26E+00</text:p>
          </table:table-cell>
          <table:table-cell table:number-columns-repeated="2"/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1.23791" calcext:value-type="float">
            <text:p>1.24E+00</text:p>
          </table:table-cell>
          <table:table-cell table:number-columns-repeated="2"/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.27053" calcext:value-type="float">
            <text:p>1.27E+00</text:p>
          </table:table-cell>
          <table:table-cell table:number-columns-repeated="2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.23247" calcext:value-type="float">
            <text:p>1.23E+00</text:p>
          </table:table-cell>
          <table:table-cell table:number-columns-repeated="2"/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1.2181" calcext:value-type="float">
            <text:p>1.22E+00</text:p>
          </table:table-cell>
          <table:table-cell table:number-columns-repeated="2"/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1.18167" calcext:value-type="float">
            <text:p>1.18E+00</text:p>
          </table:table-cell>
          <table:table-cell table:number-columns-repeated="2"/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1.15716" calcext:value-type="float">
            <text:p>1.16E+00</text:p>
          </table:table-cell>
          <table:table-cell table:number-columns-repeated="2"/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1.17125" calcext:value-type="float">
            <text:p>1.17E+00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.12588" calcext:value-type="float">
            <text:p>1.13E+00</text:p>
          </table:table-cell>
          <table:table-cell table:number-columns-repeated="2"/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1.10438" calcext:value-type="float">
            <text:p>1.10E+00</text:p>
          </table:table-cell>
          <table:table-cell table:number-columns-repeated="2"/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1.06328" calcext:value-type="float">
            <text:p>1.06E+00</text:p>
          </table:table-cell>
          <table:table-cell table:number-columns-repeated="2"/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1.01464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0.971711" calcext:value-type="float">
            <text:p>9.72E-01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970211" calcext:value-type="float">
            <text:p>9.70E-01</text:p>
          </table:table-cell>
          <table:table-cell table:number-columns-repeated="2"/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0.954027" calcext:value-type="float">
            <text:p>9.54E-01</text:p>
          </table:table-cell>
          <table:table-cell table:number-columns-repeated="2"/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0.934601" calcext:value-type="float">
            <text:p>9.35E-01</text:p>
          </table:table-cell>
          <table:table-cell table:number-columns-repeated="2"/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0.88441" calcext:value-type="float">
            <text:p>8.84E-01</text:p>
          </table:table-cell>
          <table:table-cell table:number-columns-repeated="2"/>
        </table:table-row>
        <table:table-row table:style-name="ro1">
          <table:table-cell office:value-type="float" office:value="19.98" calcext:value-type="float">
            <text:p>19.98</text:p>
          </table:table-cell>
          <table:table-cell table:style-name="ce3" office:value-type="float" office:value="0.872831" calcext:value-type="float">
            <text:p>8.73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</table:table>
      <table:table table:name="Problem2a" table:style-name="ta1">
        <table:shapes>
          <draw:frame draw:z-index="0" draw:style-name="gr1" draw:text-style-name="P1" svg:width="6.298in" svg:height="3.5335in" svg:x="3.2413in" svg:y="0.3in">
            <draw:object draw:notify-on-update-of-ranges="Problem2a.A3:Problem2a.A1003 Problem2a.B2:Problem2a.B2 Problem2a.B3:Problem2a.B10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_eff is 1.16439</text:p>
          </table:table-cell>
          <table:table-cell/>
          <table:table-cell office:value-type="string" calcext:value-type="string">
            <text:p>Particles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Flux 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0455" calcext:value-type="float">
            <text:p>0.260455</text:p>
          </table:table-cell>
          <table:table-cell office:value-type="string" calcext:value-type="string">
            <text:p>Generations</text:p>
          </table:table-cell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22239" calcext:value-type="float">
            <text:p>0.222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209297" calcext:value-type="float">
            <text:p>0.209297</text:p>
          </table:table-cell>
          <table:table-cell office:value-type="string" calcext:value-type="string">
            <text:p>Skipped</text:p>
          </table:table-cell>
        </table:table-row>
        <table:table-row table:style-name="ro1">
          <table:table-cell office:value-type="float" office:value="0.0468" calcext:value-type="float">
            <text:p>0.0468</text:p>
          </table:table-cell>
          <table:table-cell office:value-type="float" office:value="0.201878" calcext:value-type="float">
            <text:p>0.2018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624" calcext:value-type="float">
            <text:p>0.0624</text:p>
          </table:table-cell>
          <table:table-cell office:value-type="float" office:value="0.198533" calcext:value-type="float">
            <text:p>0.198533</text:p>
          </table:table-cell>
          <table:table-cell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194813" calcext:value-type="float">
            <text:p>0.194813</text:p>
          </table:table-cell>
          <table:table-cell/>
        </table:table-row>
        <table:table-row table:style-name="ro1">
          <table:table-cell office:value-type="float" office:value="0.0936" calcext:value-type="float">
            <text:p>0.0936</text:p>
          </table:table-cell>
          <table:table-cell office:value-type="float" office:value="0.193559" calcext:value-type="float">
            <text:p>0.193559</text:p>
          </table:table-cell>
          <table:table-cell/>
        </table:table-row>
        <table:table-row table:style-name="ro1">
          <table:table-cell office:value-type="float" office:value="0.1092" calcext:value-type="float">
            <text:p>0.1092</text:p>
          </table:table-cell>
          <table:table-cell office:value-type="float" office:value="0.19093" calcext:value-type="float">
            <text:p>0.19093</text:p>
          </table:table-cell>
          <table:table-cell/>
        </table:table-row>
        <table:table-row table:style-name="ro1">
          <table:table-cell office:value-type="float" office:value="0.1248" calcext:value-type="float">
            <text:p>0.1248</text:p>
          </table:table-cell>
          <table:table-cell office:value-type="float" office:value="0.192546" calcext:value-type="float">
            <text:p>0.192546</text:p>
          </table:table-cell>
          <table:table-cell/>
        </table:table-row>
        <table:table-row table:style-name="ro1">
          <table:table-cell office:value-type="float" office:value="0.1404" calcext:value-type="float">
            <text:p>0.1404</text:p>
          </table:table-cell>
          <table:table-cell office:value-type="float" office:value="0.191884" calcext:value-type="float">
            <text:p>0.191884</text:p>
          </table:table-cell>
          <table:table-cell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193025" calcext:value-type="float">
            <text:p>0.193025</text:p>
          </table:table-cell>
          <table:table-cell/>
        </table:table-row>
        <table:table-row table:style-name="ro1">
          <table:table-cell office:value-type="float" office:value="0.1716" calcext:value-type="float">
            <text:p>0.1716</text:p>
          </table:table-cell>
          <table:table-cell office:value-type="float" office:value="0.194714" calcext:value-type="float">
            <text:p>0.194714</text:p>
          </table:table-cell>
          <table:table-cell/>
        </table:table-row>
        <table:table-row table:style-name="ro1">
          <table:table-cell office:value-type="float" office:value="0.1872" calcext:value-type="float">
            <text:p>0.1872</text:p>
          </table:table-cell>
          <table:table-cell office:value-type="float" office:value="0.195323" calcext:value-type="float">
            <text:p>0.195323</text:p>
          </table:table-cell>
          <table:table-cell/>
        </table:table-row>
        <table:table-row table:style-name="ro1">
          <table:table-cell office:value-type="float" office:value="0.2028" calcext:value-type="float">
            <text:p>0.2028</text:p>
          </table:table-cell>
          <table:table-cell office:value-type="float" office:value="0.197388" calcext:value-type="float">
            <text:p>0.197388</text:p>
          </table:table-cell>
          <table:table-cell/>
        </table:table-row>
        <table:table-row table:style-name="ro1">
          <table:table-cell office:value-type="float" office:value="0.2184" calcext:value-type="float">
            <text:p>0.2184</text:p>
          </table:table-cell>
          <table:table-cell office:value-type="float" office:value="0.198888" calcext:value-type="float">
            <text:p>0.198888</text:p>
          </table:table-cell>
          <table:table-cell/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198727" calcext:value-type="float">
            <text:p>0.198727</text:p>
          </table:table-cell>
          <table:table-cell/>
        </table:table-row>
        <table:table-row table:style-name="ro1">
          <table:table-cell office:value-type="float" office:value="0.2496" calcext:value-type="float">
            <text:p>0.2496</text:p>
          </table:table-cell>
          <table:table-cell office:value-type="float" office:value="0.197566" calcext:value-type="float">
            <text:p>0.197566</text:p>
          </table:table-cell>
          <table:table-cell/>
        </table:table-row>
        <table:table-row table:style-name="ro1">
          <table:table-cell office:value-type="float" office:value="0.2652" calcext:value-type="float">
            <text:p>0.2652</text:p>
          </table:table-cell>
          <table:table-cell office:value-type="float" office:value="0.196629" calcext:value-type="float">
            <text:p>0.196629</text:p>
          </table:table-cell>
          <table:table-cell/>
        </table:table-row>
        <table:table-row table:style-name="ro1">
          <table:table-cell office:value-type="float" office:value="0.2808" calcext:value-type="float">
            <text:p>0.2808</text:p>
          </table:table-cell>
          <table:table-cell office:value-type="float" office:value="0.201344" calcext:value-type="float">
            <text:p>0.201344</text:p>
          </table:table-cell>
          <table:table-cell/>
        </table:table-row>
        <table:table-row table:style-name="ro1">
          <table:table-cell office:value-type="float" office:value="0.2964" calcext:value-type="float">
            <text:p>0.2964</text:p>
          </table:table-cell>
          <table:table-cell office:value-type="float" office:value="0.205591" calcext:value-type="float">
            <text:p>0.205591</text:p>
          </table:table-cell>
          <table:table-cell/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206951" calcext:value-type="float">
            <text:p>0.206951</text:p>
          </table:table-cell>
          <table:table-cell/>
        </table:table-row>
        <table:table-row table:style-name="ro1">
          <table:table-cell office:value-type="float" office:value="0.3276" calcext:value-type="float">
            <text:p>0.3276</text:p>
          </table:table-cell>
          <table:table-cell office:value-type="float" office:value="0.211671" calcext:value-type="float">
            <text:p>0.211671</text:p>
          </table:table-cell>
          <table:table-cell/>
        </table:table-row>
        <table:table-row table:style-name="ro1">
          <table:table-cell office:value-type="float" office:value="0.3432" calcext:value-type="float">
            <text:p>0.3432</text:p>
          </table:table-cell>
          <table:table-cell office:value-type="float" office:value="0.212415" calcext:value-type="float">
            <text:p>0.212415</text:p>
          </table:table-cell>
          <table:table-cell/>
        </table:table-row>
        <table:table-row table:style-name="ro1">
          <table:table-cell office:value-type="float" office:value="0.3588" calcext:value-type="float">
            <text:p>0.3588</text:p>
          </table:table-cell>
          <table:table-cell office:value-type="float" office:value="0.214369" calcext:value-type="float">
            <text:p>0.214369</text:p>
          </table:table-cell>
          <table:table-cell/>
        </table:table-row>
        <table:table-row table:style-name="ro1">
          <table:table-cell office:value-type="float" office:value="0.3744" calcext:value-type="float">
            <text:p>0.3744</text:p>
          </table:table-cell>
          <table:table-cell office:value-type="float" office:value="0.215651" calcext:value-type="float">
            <text:p>0.215651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21764" calcext:value-type="float">
            <text:p>0.21764</text:p>
          </table:table-cell>
          <table:table-cell/>
        </table:table-row>
        <table:table-row table:style-name="ro1">
          <table:table-cell office:value-type="float" office:value="0.4056" calcext:value-type="float">
            <text:p>0.4056</text:p>
          </table:table-cell>
          <table:table-cell office:value-type="float" office:value="0.219406" calcext:value-type="float">
            <text:p>0.219406</text:p>
          </table:table-cell>
          <table:table-cell/>
        </table:table-row>
        <table:table-row table:style-name="ro1">
          <table:table-cell office:value-type="float" office:value="0.4212" calcext:value-type="float">
            <text:p>0.4212</text:p>
          </table:table-cell>
          <table:table-cell office:value-type="float" office:value="0.221241" calcext:value-type="float">
            <text:p>0.221241</text:p>
          </table:table-cell>
          <table:table-cell/>
        </table:table-row>
        <table:table-row table:style-name="ro1">
          <table:table-cell office:value-type="float" office:value="0.4368" calcext:value-type="float">
            <text:p>0.4368</text:p>
          </table:table-cell>
          <table:table-cell office:value-type="float" office:value="0.226979" calcext:value-type="float">
            <text:p>0.226979</text:p>
          </table:table-cell>
          <table:table-cell/>
        </table:table-row>
        <table:table-row table:style-name="ro1">
          <table:table-cell office:value-type="float" office:value="0.4524" calcext:value-type="float">
            <text:p>0.4524</text:p>
          </table:table-cell>
          <table:table-cell office:value-type="float" office:value="0.226444" calcext:value-type="float">
            <text:p>0.226444</text:p>
          </table:table-cell>
          <table:table-cell/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.231458" calcext:value-type="float">
            <text:p>0.231458</text:p>
          </table:table-cell>
          <table:table-cell/>
        </table:table-row>
        <table:table-row table:style-name="ro1">
          <table:table-cell office:value-type="float" office:value="0.4836" calcext:value-type="float">
            <text:p>0.4836</text:p>
          </table:table-cell>
          <table:table-cell office:value-type="float" office:value="0.233533" calcext:value-type="float">
            <text:p>0.233533</text:p>
          </table:table-cell>
          <table:table-cell/>
        </table:table-row>
        <table:table-row table:style-name="ro1">
          <table:table-cell office:value-type="float" office:value="0.4992" calcext:value-type="float">
            <text:p>0.4992</text:p>
          </table:table-cell>
          <table:table-cell office:value-type="float" office:value="0.236786" calcext:value-type="float">
            <text:p>0.236786</text:p>
          </table:table-cell>
          <table:table-cell/>
        </table:table-row>
        <table:table-row table:style-name="ro1">
          <table:table-cell office:value-type="float" office:value="0.5148" calcext:value-type="float">
            <text:p>0.5148</text:p>
          </table:table-cell>
          <table:table-cell office:value-type="float" office:value="0.24022" calcext:value-type="float">
            <text:p>0.24022</text:p>
          </table:table-cell>
          <table:table-cell/>
        </table:table-row>
        <table:table-row table:style-name="ro1">
          <table:table-cell office:value-type="float" office:value="0.5304" calcext:value-type="float">
            <text:p>0.5304</text:p>
          </table:table-cell>
          <table:table-cell office:value-type="float" office:value="0.243383" calcext:value-type="float">
            <text:p>0.243383</text:p>
          </table:table-cell>
          <table:table-cell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.248555" calcext:value-type="float">
            <text:p>0.248555</text:p>
          </table:table-cell>
          <table:table-cell/>
        </table:table-row>
        <table:table-row table:style-name="ro1">
          <table:table-cell office:value-type="float" office:value="0.5616" calcext:value-type="float">
            <text:p>0.5616</text:p>
          </table:table-cell>
          <table:table-cell office:value-type="float" office:value="0.247446" calcext:value-type="float">
            <text:p>0.247446</text:p>
          </table:table-cell>
          <table:table-cell/>
        </table:table-row>
        <table:table-row table:style-name="ro1">
          <table:table-cell office:value-type="float" office:value="0.5772" calcext:value-type="float">
            <text:p>0.5772</text:p>
          </table:table-cell>
          <table:table-cell office:value-type="float" office:value="0.253649" calcext:value-type="float">
            <text:p>0.253649</text:p>
          </table:table-cell>
          <table:table-cell/>
        </table:table-row>
        <table:table-row table:style-name="ro1">
          <table:table-cell office:value-type="float" office:value="0.5928" calcext:value-type="float">
            <text:p>0.5928</text:p>
          </table:table-cell>
          <table:table-cell office:value-type="float" office:value="0.257339" calcext:value-type="float">
            <text:p>0.257339</text:p>
          </table:table-cell>
          <table:table-cell/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0.262399" calcext:value-type="float">
            <text:p>0.262399</text:p>
          </table:table-cell>
          <table:table-cell/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267654" calcext:value-type="float">
            <text:p>0.267654</text:p>
          </table:table-cell>
          <table:table-cell/>
        </table:table-row>
        <table:table-row table:style-name="ro1">
          <table:table-cell office:value-type="float" office:value="0.6396" calcext:value-type="float">
            <text:p>0.6396</text:p>
          </table:table-cell>
          <table:table-cell office:value-type="float" office:value="0.276978" calcext:value-type="float">
            <text:p>0.276978</text:p>
          </table:table-cell>
          <table:table-cell/>
        </table:table-row>
        <table:table-row table:style-name="ro1">
          <table:table-cell office:value-type="float" office:value="0.6552" calcext:value-type="float">
            <text:p>0.6552</text:p>
          </table:table-cell>
          <table:table-cell office:value-type="float" office:value="0.279331" calcext:value-type="float">
            <text:p>0.279331</text:p>
          </table:table-cell>
          <table:table-cell/>
        </table:table-row>
        <table:table-row table:style-name="ro1">
          <table:table-cell office:value-type="float" office:value="0.6708" calcext:value-type="float">
            <text:p>0.6708</text:p>
          </table:table-cell>
          <table:table-cell office:value-type="float" office:value="0.281853" calcext:value-type="float">
            <text:p>0.281853</text:p>
          </table:table-cell>
          <table:table-cell/>
        </table:table-row>
        <table:table-row table:style-name="ro1">
          <table:table-cell office:value-type="float" office:value="0.6864" calcext:value-type="float">
            <text:p>0.6864</text:p>
          </table:table-cell>
          <table:table-cell office:value-type="float" office:value="0.288381" calcext:value-type="float">
            <text:p>0.288381</text:p>
          </table:table-cell>
          <table:table-cell/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292512" calcext:value-type="float">
            <text:p>0.292512</text:p>
          </table:table-cell>
          <table:table-cell/>
        </table:table-row>
        <table:table-row table:style-name="ro1">
          <table:table-cell office:value-type="float" office:value="0.7176" calcext:value-type="float">
            <text:p>0.7176</text:p>
          </table:table-cell>
          <table:table-cell office:value-type="float" office:value="0.297429" calcext:value-type="float">
            <text:p>0.297429</text:p>
          </table:table-cell>
          <table:table-cell/>
        </table:table-row>
        <table:table-row table:style-name="ro1">
          <table:table-cell office:value-type="float" office:value="0.7332" calcext:value-type="float">
            <text:p>0.7332</text:p>
          </table:table-cell>
          <table:table-cell office:value-type="float" office:value="0.304266" calcext:value-type="float">
            <text:p>0.304266</text:p>
          </table:table-cell>
          <table:table-cell/>
        </table:table-row>
        <table:table-row table:style-name="ro1">
          <table:table-cell office:value-type="float" office:value="0.7488" calcext:value-type="float">
            <text:p>0.7488</text:p>
          </table:table-cell>
          <table:table-cell office:value-type="float" office:value="0.311074" calcext:value-type="float">
            <text:p>0.311074</text:p>
          </table:table-cell>
          <table:table-cell/>
        </table:table-row>
        <table:table-row table:style-name="ro1">
          <table:table-cell office:value-type="float" office:value="0.7644" calcext:value-type="float">
            <text:p>0.7644</text:p>
          </table:table-cell>
          <table:table-cell office:value-type="float" office:value="0.31423" calcext:value-type="float">
            <text:p>0.31423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19102" calcext:value-type="float">
            <text:p>0.319102</text:p>
          </table:table-cell>
          <table:table-cell/>
        </table:table-row>
        <table:table-row table:style-name="ro1">
          <table:table-cell office:value-type="float" office:value="0.7956" calcext:value-type="float">
            <text:p>0.7956</text:p>
          </table:table-cell>
          <table:table-cell office:value-type="float" office:value="0.327596" calcext:value-type="float">
            <text:p>0.327596</text:p>
          </table:table-cell>
          <table:table-cell/>
        </table:table-row>
        <table:table-row table:style-name="ro1">
          <table:table-cell office:value-type="float" office:value="0.8112" calcext:value-type="float">
            <text:p>0.8112</text:p>
          </table:table-cell>
          <table:table-cell office:value-type="float" office:value="0.333111" calcext:value-type="float">
            <text:p>0.333111</text:p>
          </table:table-cell>
          <table:table-cell/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343451" calcext:value-type="float">
            <text:p>0.343451</text:p>
          </table:table-cell>
          <table:table-cell/>
        </table:table-row>
        <table:table-row table:style-name="ro1">
          <table:table-cell office:value-type="float" office:value="0.8424" calcext:value-type="float">
            <text:p>0.8424</text:p>
          </table:table-cell>
          <table:table-cell office:value-type="float" office:value="0.347232" calcext:value-type="float">
            <text:p>0.347232</text:p>
          </table:table-cell>
          <table:table-cell/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0.353204" calcext:value-type="float">
            <text:p>0.353204</text:p>
          </table:table-cell>
          <table:table-cell/>
        </table:table-row>
        <table:table-row table:style-name="ro1">
          <table:table-cell office:value-type="float" office:value="0.8736" calcext:value-type="float">
            <text:p>0.8736</text:p>
          </table:table-cell>
          <table:table-cell office:value-type="float" office:value="0.360193" calcext:value-type="float">
            <text:p>0.360193</text:p>
          </table:table-cell>
          <table:table-cell/>
        </table:table-row>
        <table:table-row table:style-name="ro1">
          <table:table-cell office:value-type="float" office:value="0.8892" calcext:value-type="float">
            <text:p>0.8892</text:p>
          </table:table-cell>
          <table:table-cell office:value-type="float" office:value="0.367762" calcext:value-type="float">
            <text:p>0.367762</text:p>
          </table:table-cell>
          <table:table-cell/>
        </table:table-row>
        <table:table-row table:style-name="ro1">
          <table:table-cell office:value-type="float" office:value="0.9048" calcext:value-type="float">
            <text:p>0.9048</text:p>
          </table:table-cell>
          <table:table-cell office:value-type="float" office:value="0.37442" calcext:value-type="float">
            <text:p>0.37442</text:p>
          </table:table-cell>
          <table:table-cell/>
        </table:table-row>
        <table:table-row table:style-name="ro1">
          <table:table-cell office:value-type="float" office:value="0.9204" calcext:value-type="float">
            <text:p>0.9204</text:p>
          </table:table-cell>
          <table:table-cell office:value-type="float" office:value="0.379963" calcext:value-type="float">
            <text:p>0.379963</text:p>
          </table:table-cell>
          <table:table-cell/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388239" calcext:value-type="float">
            <text:p>0.388239</text:p>
          </table:table-cell>
          <table:table-cell/>
        </table:table-row>
        <table:table-row table:style-name="ro1">
          <table:table-cell office:value-type="float" office:value="0.9516" calcext:value-type="float">
            <text:p>0.9516</text:p>
          </table:table-cell>
          <table:table-cell office:value-type="float" office:value="0.395709" calcext:value-type="float">
            <text:p>0.395709</text:p>
          </table:table-cell>
          <table:table-cell/>
        </table:table-row>
        <table:table-row table:style-name="ro1">
          <table:table-cell office:value-type="float" office:value="0.9672" calcext:value-type="float">
            <text:p>0.9672</text:p>
          </table:table-cell>
          <table:table-cell office:value-type="float" office:value="0.405881" calcext:value-type="float">
            <text:p>0.405881</text:p>
          </table:table-cell>
          <table:table-cell/>
        </table:table-row>
        <table:table-row table:style-name="ro1">
          <table:table-cell office:value-type="float" office:value="0.9828" calcext:value-type="float">
            <text:p>0.9828</text:p>
          </table:table-cell>
          <table:table-cell office:value-type="float" office:value="0.416551" calcext:value-type="float">
            <text:p>0.416551</text:p>
          </table:table-cell>
          <table:table-cell/>
        </table:table-row>
        <table:table-row table:style-name="ro1">
          <table:table-cell office:value-type="float" office:value="0.9984" calcext:value-type="float">
            <text:p>0.9984</text:p>
          </table:table-cell>
          <table:table-cell office:value-type="float" office:value="0.427338" calcext:value-type="float">
            <text:p>0.427338</text:p>
          </table:table-cell>
          <table:table-cell/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0.431422" calcext:value-type="float">
            <text:p>0.431422</text:p>
          </table:table-cell>
          <table:table-cell/>
        </table:table-row>
        <table:table-row table:style-name="ro1">
          <table:table-cell office:value-type="float" office:value="1.0296" calcext:value-type="float">
            <text:p>1.0296</text:p>
          </table:table-cell>
          <table:table-cell office:value-type="float" office:value="0.441285" calcext:value-type="float">
            <text:p>0.441285</text:p>
          </table:table-cell>
          <table:table-cell/>
        </table:table-row>
        <table:table-row table:style-name="ro1">
          <table:table-cell office:value-type="float" office:value="1.0452" calcext:value-type="float">
            <text:p>1.0452</text:p>
          </table:table-cell>
          <table:table-cell office:value-type="float" office:value="0.449456" calcext:value-type="float">
            <text:p>0.449456</text:p>
          </table:table-cell>
          <table:table-cell/>
        </table:table-row>
        <table:table-row table:style-name="ro1">
          <table:table-cell office:value-type="float" office:value="1.0608" calcext:value-type="float">
            <text:p>1.0608</text:p>
          </table:table-cell>
          <table:table-cell office:value-type="float" office:value="0.463294" calcext:value-type="float">
            <text:p>0.463294</text:p>
          </table:table-cell>
          <table:table-cell/>
        </table:table-row>
        <table:table-row table:style-name="ro1">
          <table:table-cell office:value-type="float" office:value="1.0764" calcext:value-type="float">
            <text:p>1.0764</text:p>
          </table:table-cell>
          <table:table-cell office:value-type="float" office:value="0.471278" calcext:value-type="float">
            <text:p>0.471278</text:p>
          </table:table-cell>
          <table:table-cell/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0.478305" calcext:value-type="float">
            <text:p>0.478305</text:p>
          </table:table-cell>
          <table:table-cell/>
        </table:table-row>
        <table:table-row table:style-name="ro1">
          <table:table-cell office:value-type="float" office:value="1.1076" calcext:value-type="float">
            <text:p>1.1076</text:p>
          </table:table-cell>
          <table:table-cell office:value-type="float" office:value="0.488234" calcext:value-type="float">
            <text:p>0.488234</text:p>
          </table:table-cell>
          <table:table-cell/>
        </table:table-row>
        <table:table-row table:style-name="ro1">
          <table:table-cell office:value-type="float" office:value="1.1232" calcext:value-type="float">
            <text:p>1.1232</text:p>
          </table:table-cell>
          <table:table-cell office:value-type="float" office:value="0.507105" calcext:value-type="float">
            <text:p>0.507105</text:p>
          </table:table-cell>
          <table:table-cell/>
        </table:table-row>
        <table:table-row table:style-name="ro1">
          <table:table-cell office:value-type="float" office:value="1.1388" calcext:value-type="float">
            <text:p>1.1388</text:p>
          </table:table-cell>
          <table:table-cell office:value-type="float" office:value="0.520445" calcext:value-type="float">
            <text:p>0.520445</text:p>
          </table:table-cell>
          <table:table-cell/>
        </table:table-row>
        <table:table-row table:style-name="ro1">
          <table:table-cell office:value-type="float" office:value="1.1544" calcext:value-type="float">
            <text:p>1.1544</text:p>
          </table:table-cell>
          <table:table-cell office:value-type="float" office:value="0.540051" calcext:value-type="float">
            <text:p>0.540051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552161" calcext:value-type="float">
            <text:p>0.552161</text:p>
          </table:table-cell>
          <table:table-cell/>
        </table:table-row>
        <table:table-row table:style-name="ro1">
          <table:table-cell office:value-type="float" office:value="1.1856" calcext:value-type="float">
            <text:p>1.1856</text:p>
          </table:table-cell>
          <table:table-cell office:value-type="float" office:value="0.562416" calcext:value-type="float">
            <text:p>0.562416</text:p>
          </table:table-cell>
          <table:table-cell/>
        </table:table-row>
        <table:table-row table:style-name="ro1">
          <table:table-cell office:value-type="float" office:value="1.2012" calcext:value-type="float">
            <text:p>1.2012</text:p>
          </table:table-cell>
          <table:table-cell office:value-type="float" office:value="0.576812" calcext:value-type="float">
            <text:p>0.576812</text:p>
          </table:table-cell>
          <table:table-cell/>
        </table:table-row>
        <table:table-row table:style-name="ro1">
          <table:table-cell office:value-type="float" office:value="1.2168" calcext:value-type="float">
            <text:p>1.2168</text:p>
          </table:table-cell>
          <table:table-cell office:value-type="float" office:value="0.586207" calcext:value-type="float">
            <text:p>0.586207</text:p>
          </table:table-cell>
          <table:table-cell/>
        </table:table-row>
        <table:table-row table:style-name="ro1">
          <table:table-cell office:value-type="float" office:value="1.2324" calcext:value-type="float">
            <text:p>1.2324</text:p>
          </table:table-cell>
          <table:table-cell office:value-type="float" office:value="0.593127" calcext:value-type="float">
            <text:p>0.593127</text:p>
          </table:table-cell>
          <table:table-cell/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.603082" calcext:value-type="float">
            <text:p>0.603082</text:p>
          </table:table-cell>
          <table:table-cell/>
        </table:table-row>
        <table:table-row table:style-name="ro1">
          <table:table-cell office:value-type="float" office:value="1.2636" calcext:value-type="float">
            <text:p>1.2636</text:p>
          </table:table-cell>
          <table:table-cell office:value-type="float" office:value="0.60741" calcext:value-type="float">
            <text:p>0.60741</text:p>
          </table:table-cell>
          <table:table-cell/>
        </table:table-row>
        <table:table-row table:style-name="ro1">
          <table:table-cell office:value-type="float" office:value="1.2792" calcext:value-type="float">
            <text:p>1.2792</text:p>
          </table:table-cell>
          <table:table-cell office:value-type="float" office:value="0.621657" calcext:value-type="float">
            <text:p>0.621657</text:p>
          </table:table-cell>
          <table:table-cell/>
        </table:table-row>
        <table:table-row table:style-name="ro1">
          <table:table-cell office:value-type="float" office:value="1.2948" calcext:value-type="float">
            <text:p>1.2948</text:p>
          </table:table-cell>
          <table:table-cell office:value-type="float" office:value="0.637313" calcext:value-type="float">
            <text:p>0.637313</text:p>
          </table:table-cell>
          <table:table-cell/>
        </table:table-row>
        <table:table-row table:style-name="ro1">
          <table:table-cell office:value-type="float" office:value="1.3104" calcext:value-type="float">
            <text:p>1.3104</text:p>
          </table:table-cell>
          <table:table-cell office:value-type="float" office:value="0.650666" calcext:value-type="float">
            <text:p>0.650666</text:p>
          </table:table-cell>
          <table:table-cell/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0.655566" calcext:value-type="float">
            <text:p>0.655566</text:p>
          </table:table-cell>
          <table:table-cell/>
        </table:table-row>
        <table:table-row table:style-name="ro1">
          <table:table-cell office:value-type="float" office:value="1.3416" calcext:value-type="float">
            <text:p>1.3416</text:p>
          </table:table-cell>
          <table:table-cell office:value-type="float" office:value="0.662084" calcext:value-type="float">
            <text:p>0.662084</text:p>
          </table:table-cell>
          <table:table-cell/>
        </table:table-row>
        <table:table-row table:style-name="ro1">
          <table:table-cell office:value-type="float" office:value="1.3572" calcext:value-type="float">
            <text:p>1.3572</text:p>
          </table:table-cell>
          <table:table-cell office:value-type="float" office:value="0.682475" calcext:value-type="float">
            <text:p>0.682475</text:p>
          </table:table-cell>
          <table:table-cell/>
        </table:table-row>
        <table:table-row table:style-name="ro1">
          <table:table-cell office:value-type="float" office:value="1.3728" calcext:value-type="float">
            <text:p>1.3728</text:p>
          </table:table-cell>
          <table:table-cell office:value-type="float" office:value="0.688667" calcext:value-type="float">
            <text:p>0.688667</text:p>
          </table:table-cell>
          <table:table-cell/>
        </table:table-row>
        <table:table-row table:style-name="ro1">
          <table:table-cell office:value-type="float" office:value="1.3884" calcext:value-type="float">
            <text:p>1.3884</text:p>
          </table:table-cell>
          <table:table-cell office:value-type="float" office:value="0.699525" calcext:value-type="float">
            <text:p>0.699525</text:p>
          </table:table-cell>
          <table:table-cell/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0.707139" calcext:value-type="float">
            <text:p>0.707139</text:p>
          </table:table-cell>
          <table:table-cell/>
        </table:table-row>
        <table:table-row table:style-name="ro1">
          <table:table-cell office:value-type="float" office:value="1.4196" calcext:value-type="float">
            <text:p>1.4196</text:p>
          </table:table-cell>
          <table:table-cell office:value-type="float" office:value="0.723078" calcext:value-type="float">
            <text:p>0.723078</text:p>
          </table:table-cell>
          <table:table-cell/>
        </table:table-row>
        <table:table-row table:style-name="ro1">
          <table:table-cell office:value-type="float" office:value="1.4352" calcext:value-type="float">
            <text:p>1.4352</text:p>
          </table:table-cell>
          <table:table-cell office:value-type="float" office:value="0.722813" calcext:value-type="float">
            <text:p>0.722813</text:p>
          </table:table-cell>
          <table:table-cell/>
        </table:table-row>
        <table:table-row table:style-name="ro1">
          <table:table-cell office:value-type="float" office:value="1.4508" calcext:value-type="float">
            <text:p>1.4508</text:p>
          </table:table-cell>
          <table:table-cell office:value-type="float" office:value="0.730637" calcext:value-type="float">
            <text:p>0.730637</text:p>
          </table:table-cell>
          <table:table-cell/>
        </table:table-row>
        <table:table-row table:style-name="ro1">
          <table:table-cell office:value-type="float" office:value="1.4664" calcext:value-type="float">
            <text:p>1.4664</text:p>
          </table:table-cell>
          <table:table-cell office:value-type="float" office:value="0.740306" calcext:value-type="float">
            <text:p>0.740306</text:p>
          </table:table-cell>
          <table:table-cell/>
        </table:table-row>
        <table:table-row table:style-name="ro1">
          <table:table-cell office:value-type="float" office:value="1.482" calcext:value-type="float">
            <text:p>1.482</text:p>
          </table:table-cell>
          <table:table-cell office:value-type="float" office:value="0.744765" calcext:value-type="float">
            <text:p>0.744765</text:p>
          </table:table-cell>
          <table:table-cell/>
        </table:table-row>
        <table:table-row table:style-name="ro1">
          <table:table-cell office:value-type="float" office:value="1.4976" calcext:value-type="float">
            <text:p>1.4976</text:p>
          </table:table-cell>
          <table:table-cell office:value-type="float" office:value="0.755915" calcext:value-type="float">
            <text:p>0.755915</text:p>
          </table:table-cell>
          <table:table-cell/>
        </table:table-row>
        <table:table-row table:style-name="ro1">
          <table:table-cell office:value-type="float" office:value="1.5132" calcext:value-type="float">
            <text:p>1.5132</text:p>
          </table:table-cell>
          <table:table-cell office:value-type="float" office:value="0.765871" calcext:value-type="float">
            <text:p>0.765871</text:p>
          </table:table-cell>
          <table:table-cell/>
        </table:table-row>
        <table:table-row table:style-name="ro1">
          <table:table-cell office:value-type="float" office:value="1.5288" calcext:value-type="float">
            <text:p>1.5288</text:p>
          </table:table-cell>
          <table:table-cell office:value-type="float" office:value="0.773042" calcext:value-type="float">
            <text:p>0.773042</text:p>
          </table:table-cell>
          <table:table-cell/>
        </table:table-row>
        <table:table-row table:style-name="ro1">
          <table:table-cell office:value-type="float" office:value="1.5444" calcext:value-type="float">
            <text:p>1.5444</text:p>
          </table:table-cell>
          <table:table-cell office:value-type="float" office:value="0.790098" calcext:value-type="float">
            <text:p>0.790098</text:p>
          </table:table-cell>
          <table:table-cell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802116" calcext:value-type="float">
            <text:p>0.802116</text:p>
          </table:table-cell>
          <table:table-cell/>
        </table:table-row>
        <table:table-row table:style-name="ro1">
          <table:table-cell office:value-type="float" office:value="1.5756" calcext:value-type="float">
            <text:p>1.5756</text:p>
          </table:table-cell>
          <table:table-cell office:value-type="float" office:value="0.809358" calcext:value-type="float">
            <text:p>0.809358</text:p>
          </table:table-cell>
          <table:table-cell/>
        </table:table-row>
        <table:table-row table:style-name="ro1">
          <table:table-cell office:value-type="float" office:value="1.5912" calcext:value-type="float">
            <text:p>1.5912</text:p>
          </table:table-cell>
          <table:table-cell office:value-type="float" office:value="0.819846" calcext:value-type="float">
            <text:p>0.819846</text:p>
          </table:table-cell>
          <table:table-cell/>
        </table:table-row>
        <table:table-row table:style-name="ro1">
          <table:table-cell office:value-type="float" office:value="1.6068" calcext:value-type="float">
            <text:p>1.6068</text:p>
          </table:table-cell>
          <table:table-cell office:value-type="float" office:value="0.82476" calcext:value-type="float">
            <text:p>0.82476</text:p>
          </table:table-cell>
          <table:table-cell/>
        </table:table-row>
        <table:table-row table:style-name="ro1">
          <table:table-cell office:value-type="float" office:value="1.6224" calcext:value-type="float">
            <text:p>1.6224</text:p>
          </table:table-cell>
          <table:table-cell office:value-type="float" office:value="0.831668" calcext:value-type="float">
            <text:p>0.831668</text:p>
          </table:table-cell>
          <table:table-cell/>
        </table:table-row>
        <table:table-row table:style-name="ro1">
          <table:table-cell office:value-type="float" office:value="1.638" calcext:value-type="float">
            <text:p>1.638</text:p>
          </table:table-cell>
          <table:table-cell office:value-type="float" office:value="0.834445" calcext:value-type="float">
            <text:p>0.834445</text:p>
          </table:table-cell>
          <table:table-cell/>
        </table:table-row>
        <table:table-row table:style-name="ro1">
          <table:table-cell office:value-type="float" office:value="1.6536" calcext:value-type="float">
            <text:p>1.6536</text:p>
          </table:table-cell>
          <table:table-cell office:value-type="float" office:value="0.844623" calcext:value-type="float">
            <text:p>0.844623</text:p>
          </table:table-cell>
          <table:table-cell/>
        </table:table-row>
        <table:table-row table:style-name="ro1">
          <table:table-cell office:value-type="float" office:value="1.6692" calcext:value-type="float">
            <text:p>1.6692</text:p>
          </table:table-cell>
          <table:table-cell office:value-type="float" office:value="0.855706" calcext:value-type="float">
            <text:p>0.855706</text:p>
          </table:table-cell>
          <table:table-cell/>
        </table:table-row>
        <table:table-row table:style-name="ro1">
          <table:table-cell office:value-type="float" office:value="1.6848" calcext:value-type="float">
            <text:p>1.6848</text:p>
          </table:table-cell>
          <table:table-cell office:value-type="float" office:value="0.861543" calcext:value-type="float">
            <text:p>0.861543</text:p>
          </table:table-cell>
          <table:table-cell/>
        </table:table-row>
        <table:table-row table:style-name="ro1">
          <table:table-cell office:value-type="float" office:value="1.7004" calcext:value-type="float">
            <text:p>1.7004</text:p>
          </table:table-cell>
          <table:table-cell office:value-type="float" office:value="0.863939" calcext:value-type="float">
            <text:p>0.863939</text:p>
          </table:table-cell>
          <table:table-cell/>
        </table:table-row>
        <table:table-row table:style-name="ro1">
          <table:table-cell office:value-type="float" office:value="1.716" calcext:value-type="float">
            <text:p>1.716</text:p>
          </table:table-cell>
          <table:table-cell office:value-type="float" office:value="0.87417" calcext:value-type="float">
            <text:p>0.87417</text:p>
          </table:table-cell>
          <table:table-cell/>
        </table:table-row>
        <table:table-row table:style-name="ro1">
          <table:table-cell office:value-type="float" office:value="1.7316" calcext:value-type="float">
            <text:p>1.7316</text:p>
          </table:table-cell>
          <table:table-cell office:value-type="float" office:value="0.881192" calcext:value-type="float">
            <text:p>0.881192</text:p>
          </table:table-cell>
          <table:table-cell/>
        </table:table-row>
        <table:table-row table:style-name="ro1">
          <table:table-cell office:value-type="float" office:value="1.7472" calcext:value-type="float">
            <text:p>1.7472</text:p>
          </table:table-cell>
          <table:table-cell office:value-type="float" office:value="0.889062" calcext:value-type="float">
            <text:p>0.889062</text:p>
          </table:table-cell>
          <table:table-cell/>
        </table:table-row>
        <table:table-row table:style-name="ro1">
          <table:table-cell office:value-type="float" office:value="1.7628" calcext:value-type="float">
            <text:p>1.7628</text:p>
          </table:table-cell>
          <table:table-cell office:value-type="float" office:value="0.895039" calcext:value-type="float">
            <text:p>0.895039</text:p>
          </table:table-cell>
          <table:table-cell/>
        </table:table-row>
        <table:table-row table:style-name="ro1">
          <table:table-cell office:value-type="float" office:value="1.7784" calcext:value-type="float">
            <text:p>1.7784</text:p>
          </table:table-cell>
          <table:table-cell office:value-type="float" office:value="0.904247" calcext:value-type="float">
            <text:p>0.904247</text:p>
          </table:table-cell>
          <table:table-cell/>
        </table:table-row>
        <table:table-row table:style-name="ro1">
          <table:table-cell office:value-type="float" office:value="1.794" calcext:value-type="float">
            <text:p>1.794</text:p>
          </table:table-cell>
          <table:table-cell office:value-type="float" office:value="0.912323" calcext:value-type="float">
            <text:p>0.912323</text:p>
          </table:table-cell>
          <table:table-cell/>
        </table:table-row>
        <table:table-row table:style-name="ro1">
          <table:table-cell office:value-type="float" office:value="1.8096" calcext:value-type="float">
            <text:p>1.8096</text:p>
          </table:table-cell>
          <table:table-cell office:value-type="float" office:value="0.919652" calcext:value-type="float">
            <text:p>0.919652</text:p>
          </table:table-cell>
          <table:table-cell/>
        </table:table-row>
        <table:table-row table:style-name="ro1">
          <table:table-cell office:value-type="float" office:value="1.8252" calcext:value-type="float">
            <text:p>1.8252</text:p>
          </table:table-cell>
          <table:table-cell office:value-type="float" office:value="0.926301" calcext:value-type="float">
            <text:p>0.926301</text:p>
          </table:table-cell>
          <table:table-cell/>
        </table:table-row>
        <table:table-row table:style-name="ro1">
          <table:table-cell office:value-type="float" office:value="1.8408" calcext:value-type="float">
            <text:p>1.8408</text:p>
          </table:table-cell>
          <table:table-cell office:value-type="float" office:value="0.938798" calcext:value-type="float">
            <text:p>0.938798</text:p>
          </table:table-cell>
          <table:table-cell/>
        </table:table-row>
        <table:table-row table:style-name="ro1">
          <table:table-cell office:value-type="float" office:value="1.8564" calcext:value-type="float">
            <text:p>1.8564</text:p>
          </table:table-cell>
          <table:table-cell office:value-type="float" office:value="0.946525" calcext:value-type="float">
            <text:p>0.946525</text:p>
          </table:table-cell>
          <table:table-cell/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.957799" calcext:value-type="float">
            <text:p>0.957799</text:p>
          </table:table-cell>
          <table:table-cell/>
        </table:table-row>
        <table:table-row table:style-name="ro1">
          <table:table-cell office:value-type="float" office:value="1.8876" calcext:value-type="float">
            <text:p>1.8876</text:p>
          </table:table-cell>
          <table:table-cell office:value-type="float" office:value="0.970393" calcext:value-type="float">
            <text:p>0.970393</text:p>
          </table:table-cell>
          <table:table-cell/>
        </table:table-row>
        <table:table-row table:style-name="ro1">
          <table:table-cell office:value-type="float" office:value="1.9032" calcext:value-type="float">
            <text:p>1.9032</text:p>
          </table:table-cell>
          <table:table-cell office:value-type="float" office:value="0.965905" calcext:value-type="float">
            <text:p>0.965905</text:p>
          </table:table-cell>
          <table:table-cell/>
        </table:table-row>
        <table:table-row table:style-name="ro1">
          <table:table-cell office:value-type="float" office:value="1.9188" calcext:value-type="float">
            <text:p>1.9188</text:p>
          </table:table-cell>
          <table:table-cell office:value-type="float" office:value="0.971565" calcext:value-type="float">
            <text:p>0.971565</text:p>
          </table:table-cell>
          <table:table-cell/>
        </table:table-row>
        <table:table-row table:style-name="ro1">
          <table:table-cell office:value-type="float" office:value="1.9344" calcext:value-type="float">
            <text:p>1.9344</text:p>
          </table:table-cell>
          <table:table-cell office:value-type="float" office:value="0.98516" calcext:value-type="float">
            <text:p>0.98516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99462" calcext:value-type="float">
            <text:p>0.99462</text:p>
          </table:table-cell>
          <table:table-cell/>
        </table:table-row>
        <table:table-row table:style-name="ro1">
          <table:table-cell office:value-type="float" office:value="1.9656" calcext:value-type="float">
            <text:p>1.9656</text:p>
          </table:table-cell>
          <table:table-cell office:value-type="float" office:value="0.998235" calcext:value-type="float">
            <text:p>0.998235</text:p>
          </table:table-cell>
          <table:table-cell/>
        </table:table-row>
        <table:table-row table:style-name="ro1">
          <table:table-cell office:value-type="float" office:value="1.9812" calcext:value-type="float">
            <text:p>1.9812</text:p>
          </table:table-cell>
          <table:table-cell office:value-type="float" office:value="1.01131" calcext:value-type="float">
            <text:p>1.01131</text:p>
          </table:table-cell>
          <table:table-cell/>
        </table:table-row>
        <table:table-row table:style-name="ro1">
          <table:table-cell office:value-type="float" office:value="1.9968" calcext:value-type="float">
            <text:p>1.9968</text:p>
          </table:table-cell>
          <table:table-cell office:value-type="float" office:value="1.01712" calcext:value-type="float">
            <text:p>1.01712</text:p>
          </table:table-cell>
          <table:table-cell/>
        </table:table-row>
        <table:table-row table:style-name="ro1">
          <table:table-cell office:value-type="float" office:value="2.0124" calcext:value-type="float">
            <text:p>2.0124</text:p>
          </table:table-cell>
          <table:table-cell office:value-type="float" office:value="1.02601" calcext:value-type="float">
            <text:p>1.02601</text:p>
          </table:table-cell>
          <table:table-cell/>
        </table:table-row>
        <table:table-row table:style-name="ro1">
          <table:table-cell office:value-type="float" office:value="2.028" calcext:value-type="float">
            <text:p>2.028</text:p>
          </table:table-cell>
          <table:table-cell office:value-type="float" office:value="1.02885" calcext:value-type="float">
            <text:p>1.02885</text:p>
          </table:table-cell>
          <table:table-cell/>
        </table:table-row>
        <table:table-row table:style-name="ro1">
          <table:table-cell office:value-type="float" office:value="2.0436" calcext:value-type="float">
            <text:p>2.0436</text:p>
          </table:table-cell>
          <table:table-cell office:value-type="float" office:value="1.03687" calcext:value-type="float">
            <text:p>1.03687</text:p>
          </table:table-cell>
          <table:table-cell/>
        </table:table-row>
        <table:table-row table:style-name="ro1">
          <table:table-cell office:value-type="float" office:value="2.0592" calcext:value-type="float">
            <text:p>2.0592</text:p>
          </table:table-cell>
          <table:table-cell office:value-type="float" office:value="1.05028" calcext:value-type="float">
            <text:p>1.05028</text:p>
          </table:table-cell>
          <table:table-cell/>
        </table:table-row>
        <table:table-row table:style-name="ro1">
          <table:table-cell office:value-type="float" office:value="2.0748" calcext:value-type="float">
            <text:p>2.0748</text:p>
          </table:table-cell>
          <table:table-cell office:value-type="float" office:value="1.05645" calcext:value-type="float">
            <text:p>1.05645</text:p>
          </table:table-cell>
          <table:table-cell/>
        </table:table-row>
        <table:table-row table:style-name="ro1">
          <table:table-cell office:value-type="float" office:value="2.0904" calcext:value-type="float">
            <text:p>2.0904</text:p>
          </table:table-cell>
          <table:table-cell office:value-type="float" office:value="1.05883" calcext:value-type="float">
            <text:p>1.05883</text:p>
          </table:table-cell>
          <table:table-cell/>
        </table:table-row>
        <table:table-row table:style-name="ro1">
          <table:table-cell office:value-type="float" office:value="2.106" calcext:value-type="float">
            <text:p>2.106</text:p>
          </table:table-cell>
          <table:table-cell office:value-type="float" office:value="1.06221" calcext:value-type="float">
            <text:p>1.06221</text:p>
          </table:table-cell>
          <table:table-cell/>
        </table:table-row>
        <table:table-row table:style-name="ro1">
          <table:table-cell office:value-type="float" office:value="2.1216" calcext:value-type="float">
            <text:p>2.1216</text:p>
          </table:table-cell>
          <table:table-cell office:value-type="float" office:value="1.07649" calcext:value-type="float">
            <text:p>1.07649</text:p>
          </table:table-cell>
          <table:table-cell/>
        </table:table-row>
        <table:table-row table:style-name="ro1">
          <table:table-cell office:value-type="float" office:value="2.1372" calcext:value-type="float">
            <text:p>2.1372</text:p>
          </table:table-cell>
          <table:table-cell office:value-type="float" office:value="1.08214" calcext:value-type="float">
            <text:p>1.08214</text:p>
          </table:table-cell>
          <table:table-cell/>
        </table:table-row>
        <table:table-row table:style-name="ro1">
          <table:table-cell office:value-type="float" office:value="2.1528" calcext:value-type="float">
            <text:p>2.1528</text:p>
          </table:table-cell>
          <table:table-cell office:value-type="float" office:value="1.09125" calcext:value-type="float">
            <text:p>1.09125</text:p>
          </table:table-cell>
          <table:table-cell/>
        </table:table-row>
        <table:table-row table:style-name="ro1">
          <table:table-cell office:value-type="float" office:value="2.1684" calcext:value-type="float">
            <text:p>2.1684</text:p>
          </table:table-cell>
          <table:table-cell office:value-type="float" office:value="1.10235" calcext:value-type="float">
            <text:p>1.10235</text:p>
          </table:table-cell>
          <table:table-cell/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1.11034" calcext:value-type="float">
            <text:p>1.11034</text:p>
          </table:table-cell>
          <table:table-cell/>
        </table:table-row>
        <table:table-row table:style-name="ro1">
          <table:table-cell office:value-type="float" office:value="2.1996" calcext:value-type="float">
            <text:p>2.1996</text:p>
          </table:table-cell>
          <table:table-cell office:value-type="float" office:value="1.11865" calcext:value-type="float">
            <text:p>1.11865</text:p>
          </table:table-cell>
          <table:table-cell/>
        </table:table-row>
        <table:table-row table:style-name="ro1">
          <table:table-cell office:value-type="float" office:value="2.2152" calcext:value-type="float">
            <text:p>2.2152</text:p>
          </table:table-cell>
          <table:table-cell office:value-type="float" office:value="1.12779" calcext:value-type="float">
            <text:p>1.12779</text:p>
          </table:table-cell>
          <table:table-cell/>
        </table:table-row>
        <table:table-row table:style-name="ro1">
          <table:table-cell office:value-type="float" office:value="2.2308" calcext:value-type="float">
            <text:p>2.2308</text:p>
          </table:table-cell>
          <table:table-cell office:value-type="float" office:value="1.1347" calcext:value-type="float">
            <text:p>1.1347</text:p>
          </table:table-cell>
          <table:table-cell/>
        </table:table-row>
        <table:table-row table:style-name="ro1">
          <table:table-cell office:value-type="float" office:value="2.2464" calcext:value-type="float">
            <text:p>2.2464</text:p>
          </table:table-cell>
          <table:table-cell office:value-type="float" office:value="1.14377" calcext:value-type="float">
            <text:p>1.14377</text:p>
          </table:table-cell>
          <table:table-cell/>
        </table:table-row>
        <table:table-row table:style-name="ro1">
          <table:table-cell office:value-type="float" office:value="2.262" calcext:value-type="float">
            <text:p>2.262</text:p>
          </table:table-cell>
          <table:table-cell office:value-type="float" office:value="1.14453" calcext:value-type="float">
            <text:p>1.14453</text:p>
          </table:table-cell>
          <table:table-cell/>
        </table:table-row>
        <table:table-row table:style-name="ro1">
          <table:table-cell office:value-type="float" office:value="2.2776" calcext:value-type="float">
            <text:p>2.2776</text:p>
          </table:table-cell>
          <table:table-cell office:value-type="float" office:value="1.14956" calcext:value-type="float">
            <text:p>1.14956</text:p>
          </table:table-cell>
          <table:table-cell/>
        </table:table-row>
        <table:table-row table:style-name="ro1">
          <table:table-cell office:value-type="float" office:value="2.2932" calcext:value-type="float">
            <text:p>2.2932</text:p>
          </table:table-cell>
          <table:table-cell office:value-type="float" office:value="1.15704" calcext:value-type="float">
            <text:p>1.15704</text:p>
          </table:table-cell>
          <table:table-cell/>
        </table:table-row>
        <table:table-row table:style-name="ro1">
          <table:table-cell office:value-type="float" office:value="2.3088" calcext:value-type="float">
            <text:p>2.3088</text:p>
          </table:table-cell>
          <table:table-cell office:value-type="float" office:value="1.1506" calcext:value-type="float">
            <text:p>1.1506</text:p>
          </table:table-cell>
          <table:table-cell/>
        </table:table-row>
        <table:table-row table:style-name="ro1">
          <table:table-cell office:value-type="float" office:value="2.3244" calcext:value-type="float">
            <text:p>2.3244</text:p>
          </table:table-cell>
          <table:table-cell office:value-type="float" office:value="1.16139" calcext:value-type="float">
            <text:p>1.16139</text:p>
          </table:table-cell>
          <table:table-cell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17041" calcext:value-type="float">
            <text:p>1.17041</text:p>
          </table:table-cell>
          <table:table-cell/>
        </table:table-row>
        <table:table-row table:style-name="ro1">
          <table:table-cell office:value-type="float" office:value="2.3556" calcext:value-type="float">
            <text:p>2.3556</text:p>
          </table:table-cell>
          <table:table-cell office:value-type="float" office:value="1.1741" calcext:value-type="float">
            <text:p>1.1741</text:p>
          </table:table-cell>
          <table:table-cell/>
        </table:table-row>
        <table:table-row table:style-name="ro1">
          <table:table-cell office:value-type="float" office:value="2.3712" calcext:value-type="float">
            <text:p>2.3712</text:p>
          </table:table-cell>
          <table:table-cell office:value-type="float" office:value="1.18085" calcext:value-type="float">
            <text:p>1.18085</text:p>
          </table:table-cell>
          <table:table-cell/>
        </table:table-row>
        <table:table-row table:style-name="ro1">
          <table:table-cell office:value-type="float" office:value="2.3868" calcext:value-type="float">
            <text:p>2.3868</text:p>
          </table:table-cell>
          <table:table-cell office:value-type="float" office:value="1.1937" calcext:value-type="float">
            <text:p>1.1937</text:p>
          </table:table-cell>
          <table:table-cell/>
        </table:table-row>
        <table:table-row table:style-name="ro1">
          <table:table-cell office:value-type="float" office:value="2.4024" calcext:value-type="float">
            <text:p>2.4024</text:p>
          </table:table-cell>
          <table:table-cell office:value-type="float" office:value="1.20402" calcext:value-type="float">
            <text:p>1.20402</text:p>
          </table:table-cell>
          <table:table-cell/>
        </table:table-row>
        <table:table-row table:style-name="ro1">
          <table:table-cell office:value-type="float" office:value="2.418" calcext:value-type="float">
            <text:p>2.418</text:p>
          </table:table-cell>
          <table:table-cell office:value-type="float" office:value="1.21297" calcext:value-type="float">
            <text:p>1.21297</text:p>
          </table:table-cell>
          <table:table-cell/>
        </table:table-row>
        <table:table-row table:style-name="ro1">
          <table:table-cell office:value-type="float" office:value="2.4336" calcext:value-type="float">
            <text:p>2.4336</text:p>
          </table:table-cell>
          <table:table-cell office:value-type="float" office:value="1.20962" calcext:value-type="float">
            <text:p>1.20962</text:p>
          </table:table-cell>
          <table:table-cell/>
        </table:table-row>
        <table:table-row table:style-name="ro1">
          <table:table-cell office:value-type="float" office:value="2.4492" calcext:value-type="float">
            <text:p>2.4492</text:p>
          </table:table-cell>
          <table:table-cell office:value-type="float" office:value="1.21248" calcext:value-type="float">
            <text:p>1.21248</text:p>
          </table:table-cell>
          <table:table-cell/>
        </table:table-row>
        <table:table-row table:style-name="ro1">
          <table:table-cell office:value-type="float" office:value="2.4648" calcext:value-type="float">
            <text:p>2.4648</text:p>
          </table:table-cell>
          <table:table-cell office:value-type="float" office:value="1.21988" calcext:value-type="float">
            <text:p>1.21988</text:p>
          </table:table-cell>
          <table:table-cell/>
        </table:table-row>
        <table:table-row table:style-name="ro1">
          <table:table-cell office:value-type="float" office:value="2.4804" calcext:value-type="float">
            <text:p>2.4804</text:p>
          </table:table-cell>
          <table:table-cell office:value-type="float" office:value="1.22943" calcext:value-type="float">
            <text:p>1.22943</text:p>
          </table:table-cell>
          <table:table-cell/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1.23024" calcext:value-type="float">
            <text:p>1.23024</text:p>
          </table:table-cell>
          <table:table-cell/>
        </table:table-row>
        <table:table-row table:style-name="ro1">
          <table:table-cell office:value-type="float" office:value="2.5116" calcext:value-type="float">
            <text:p>2.5116</text:p>
          </table:table-cell>
          <table:table-cell office:value-type="float" office:value="1.2406" calcext:value-type="float">
            <text:p>1.2406</text:p>
          </table:table-cell>
          <table:table-cell/>
        </table:table-row>
        <table:table-row table:style-name="ro1">
          <table:table-cell office:value-type="float" office:value="2.5272" calcext:value-type="float">
            <text:p>2.5272</text:p>
          </table:table-cell>
          <table:table-cell office:value-type="float" office:value="1.24762" calcext:value-type="float">
            <text:p>1.24762</text:p>
          </table:table-cell>
          <table:table-cell/>
        </table:table-row>
        <table:table-row table:style-name="ro1">
          <table:table-cell office:value-type="float" office:value="2.5428" calcext:value-type="float">
            <text:p>2.5428</text:p>
          </table:table-cell>
          <table:table-cell office:value-type="float" office:value="1.25889" calcext:value-type="float">
            <text:p>1.25889</text:p>
          </table:table-cell>
          <table:table-cell/>
        </table:table-row>
        <table:table-row table:style-name="ro1">
          <table:table-cell office:value-type="float" office:value="2.5584" calcext:value-type="float">
            <text:p>2.5584</text:p>
          </table:table-cell>
          <table:table-cell office:value-type="float" office:value="1.26457" calcext:value-type="float">
            <text:p>1.26457</text:p>
          </table:table-cell>
          <table:table-cell/>
        </table:table-row>
        <table:table-row table:style-name="ro1">
          <table:table-cell office:value-type="float" office:value="2.574" calcext:value-type="float">
            <text:p>2.574</text:p>
          </table:table-cell>
          <table:table-cell office:value-type="float" office:value="1.27512" calcext:value-type="float">
            <text:p>1.27512</text:p>
          </table:table-cell>
          <table:table-cell/>
        </table:table-row>
        <table:table-row table:style-name="ro1">
          <table:table-cell office:value-type="float" office:value="2.5896" calcext:value-type="float">
            <text:p>2.5896</text:p>
          </table:table-cell>
          <table:table-cell office:value-type="float" office:value="1.28207" calcext:value-type="float">
            <text:p>1.28207</text:p>
          </table:table-cell>
          <table:table-cell/>
        </table:table-row>
        <table:table-row table:style-name="ro1">
          <table:table-cell office:value-type="float" office:value="2.6052" calcext:value-type="float">
            <text:p>2.6052</text:p>
          </table:table-cell>
          <table:table-cell office:value-type="float" office:value="1.29196" calcext:value-type="float">
            <text:p>1.29196</text:p>
          </table:table-cell>
          <table:table-cell/>
        </table:table-row>
        <table:table-row table:style-name="ro1">
          <table:table-cell office:value-type="float" office:value="2.6208" calcext:value-type="float">
            <text:p>2.6208</text:p>
          </table:table-cell>
          <table:table-cell office:value-type="float" office:value="1.30724" calcext:value-type="float">
            <text:p>1.30724</text:p>
          </table:table-cell>
          <table:table-cell/>
        </table:table-row>
        <table:table-row table:style-name="ro1">
          <table:table-cell office:value-type="float" office:value="2.6364" calcext:value-type="float">
            <text:p>2.6364</text:p>
          </table:table-cell>
          <table:table-cell office:value-type="float" office:value="1.3151" calcext:value-type="float">
            <text:p>1.3151</text:p>
          </table:table-cell>
          <table:table-cell/>
        </table:table-row>
        <table:table-row table:style-name="ro1">
          <table:table-cell office:value-type="float" office:value="2.652" calcext:value-type="float">
            <text:p>2.652</text:p>
          </table:table-cell>
          <table:table-cell office:value-type="float" office:value="1.31412" calcext:value-type="float">
            <text:p>1.31412</text:p>
          </table:table-cell>
          <table:table-cell/>
        </table:table-row>
        <table:table-row table:style-name="ro1">
          <table:table-cell office:value-type="float" office:value="2.6676" calcext:value-type="float">
            <text:p>2.6676</text:p>
          </table:table-cell>
          <table:table-cell office:value-type="float" office:value="1.31546" calcext:value-type="float">
            <text:p>1.31546</text:p>
          </table:table-cell>
          <table:table-cell/>
        </table:table-row>
        <table:table-row table:style-name="ro1">
          <table:table-cell office:value-type="float" office:value="2.6832" calcext:value-type="float">
            <text:p>2.6832</text:p>
          </table:table-cell>
          <table:table-cell office:value-type="float" office:value="1.32223" calcext:value-type="float">
            <text:p>1.32223</text:p>
          </table:table-cell>
          <table:table-cell/>
        </table:table-row>
        <table:table-row table:style-name="ro1">
          <table:table-cell office:value-type="float" office:value="2.6988" calcext:value-type="float">
            <text:p>2.6988</text:p>
          </table:table-cell>
          <table:table-cell office:value-type="float" office:value="1.32524" calcext:value-type="float">
            <text:p>1.32524</text:p>
          </table:table-cell>
          <table:table-cell/>
        </table:table-row>
        <table:table-row table:style-name="ro1">
          <table:table-cell office:value-type="float" office:value="2.7144" calcext:value-type="float">
            <text:p>2.7144</text:p>
          </table:table-cell>
          <table:table-cell office:value-type="float" office:value="1.32971" calcext:value-type="float">
            <text:p>1.32971</text:p>
          </table:table-cell>
          <table:table-cell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.34481" calcext:value-type="float">
            <text:p>1.34481</text:p>
          </table:table-cell>
          <table:table-cell/>
        </table:table-row>
        <table:table-row table:style-name="ro1">
          <table:table-cell office:value-type="float" office:value="2.7456" calcext:value-type="float">
            <text:p>2.7456</text:p>
          </table:table-cell>
          <table:table-cell office:value-type="float" office:value="1.34949" calcext:value-type="float">
            <text:p>1.34949</text:p>
          </table:table-cell>
          <table:table-cell/>
        </table:table-row>
        <table:table-row table:style-name="ro1">
          <table:table-cell office:value-type="float" office:value="2.7612" calcext:value-type="float">
            <text:p>2.7612</text:p>
          </table:table-cell>
          <table:table-cell office:value-type="float" office:value="1.36424" calcext:value-type="float">
            <text:p>1.36424</text:p>
          </table:table-cell>
          <table:table-cell/>
        </table:table-row>
        <table:table-row table:style-name="ro1">
          <table:table-cell office:value-type="float" office:value="2.7768" calcext:value-type="float">
            <text:p>2.7768</text:p>
          </table:table-cell>
          <table:table-cell office:value-type="float" office:value="1.37106" calcext:value-type="float">
            <text:p>1.37106</text:p>
          </table:table-cell>
          <table:table-cell/>
        </table:table-row>
        <table:table-row table:style-name="ro1">
          <table:table-cell office:value-type="float" office:value="2.7924" calcext:value-type="float">
            <text:p>2.7924</text:p>
          </table:table-cell>
          <table:table-cell office:value-type="float" office:value="1.37129" calcext:value-type="float">
            <text:p>1.37129</text:p>
          </table:table-cell>
          <table:table-cell/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1.37117" calcext:value-type="float">
            <text:p>1.37117</text:p>
          </table:table-cell>
          <table:table-cell/>
        </table:table-row>
        <table:table-row table:style-name="ro1">
          <table:table-cell office:value-type="float" office:value="2.8236" calcext:value-type="float">
            <text:p>2.8236</text:p>
          </table:table-cell>
          <table:table-cell office:value-type="float" office:value="1.37115" calcext:value-type="float">
            <text:p>1.37115</text:p>
          </table:table-cell>
          <table:table-cell/>
        </table:table-row>
        <table:table-row table:style-name="ro1">
          <table:table-cell office:value-type="float" office:value="2.8392" calcext:value-type="float">
            <text:p>2.8392</text:p>
          </table:table-cell>
          <table:table-cell office:value-type="float" office:value="1.38963" calcext:value-type="float">
            <text:p>1.38963</text:p>
          </table:table-cell>
          <table:table-cell/>
        </table:table-row>
        <table:table-row table:style-name="ro1">
          <table:table-cell office:value-type="float" office:value="2.8548" calcext:value-type="float">
            <text:p>2.8548</text:p>
          </table:table-cell>
          <table:table-cell office:value-type="float" office:value="1.39567" calcext:value-type="float">
            <text:p>1.39567</text:p>
          </table:table-cell>
          <table:table-cell/>
        </table:table-row>
        <table:table-row table:style-name="ro1">
          <table:table-cell office:value-type="float" office:value="2.8704" calcext:value-type="float">
            <text:p>2.8704</text:p>
          </table:table-cell>
          <table:table-cell office:value-type="float" office:value="1.40016" calcext:value-type="float">
            <text:p>1.40016</text:p>
          </table:table-cell>
          <table:table-cell/>
        </table:table-row>
        <table:table-row table:style-name="ro1">
          <table:table-cell office:value-type="float" office:value="2.886" calcext:value-type="float">
            <text:p>2.886</text:p>
          </table:table-cell>
          <table:table-cell office:value-type="float" office:value="1.4143" calcext:value-type="float">
            <text:p>1.4143</text:p>
          </table:table-cell>
          <table:table-cell/>
        </table:table-row>
        <table:table-row table:style-name="ro1">
          <table:table-cell office:value-type="float" office:value="2.9016" calcext:value-type="float">
            <text:p>2.9016</text:p>
          </table:table-cell>
          <table:table-cell office:value-type="float" office:value="1.41476" calcext:value-type="float">
            <text:p>1.41476</text:p>
          </table:table-cell>
          <table:table-cell/>
        </table:table-row>
        <table:table-row table:style-name="ro1">
          <table:table-cell office:value-type="float" office:value="2.9172" calcext:value-type="float">
            <text:p>2.9172</text:p>
          </table:table-cell>
          <table:table-cell office:value-type="float" office:value="1.42484" calcext:value-type="float">
            <text:p>1.42484</text:p>
          </table:table-cell>
          <table:table-cell/>
        </table:table-row>
        <table:table-row table:style-name="ro1">
          <table:table-cell office:value-type="float" office:value="2.9328" calcext:value-type="float">
            <text:p>2.9328</text:p>
          </table:table-cell>
          <table:table-cell office:value-type="float" office:value="1.42568" calcext:value-type="float">
            <text:p>1.42568</text:p>
          </table:table-cell>
          <table:table-cell/>
        </table:table-row>
        <table:table-row table:style-name="ro1">
          <table:table-cell office:value-type="float" office:value="2.9484" calcext:value-type="float">
            <text:p>2.9484</text:p>
          </table:table-cell>
          <table:table-cell office:value-type="float" office:value="1.44117" calcext:value-type="float">
            <text:p>1.44117</text:p>
          </table:table-cell>
          <table:table-cell/>
        </table:table-row>
        <table:table-row table:style-name="ro1">
          <table:table-cell office:value-type="float" office:value="2.964" calcext:value-type="float">
            <text:p>2.964</text:p>
          </table:table-cell>
          <table:table-cell office:value-type="float" office:value="1.45167" calcext:value-type="float">
            <text:p>1.45167</text:p>
          </table:table-cell>
          <table:table-cell/>
        </table:table-row>
        <table:table-row table:style-name="ro1">
          <table:table-cell office:value-type="float" office:value="2.9796" calcext:value-type="float">
            <text:p>2.9796</text:p>
          </table:table-cell>
          <table:table-cell office:value-type="float" office:value="1.45927" calcext:value-type="float">
            <text:p>1.45927</text:p>
          </table:table-cell>
          <table:table-cell/>
        </table:table-row>
        <table:table-row table:style-name="ro1">
          <table:table-cell office:value-type="float" office:value="2.9952" calcext:value-type="float">
            <text:p>2.9952</text:p>
          </table:table-cell>
          <table:table-cell office:value-type="float" office:value="1.47107" calcext:value-type="float">
            <text:p>1.47107</text:p>
          </table:table-cell>
          <table:table-cell/>
        </table:table-row>
        <table:table-row table:style-name="ro1">
          <table:table-cell office:value-type="float" office:value="3.0108" calcext:value-type="float">
            <text:p>3.0108</text:p>
          </table:table-cell>
          <table:table-cell office:value-type="float" office:value="1.4705" calcext:value-type="float">
            <text:p>1.4705</text:p>
          </table:table-cell>
          <table:table-cell/>
        </table:table-row>
        <table:table-row table:style-name="ro1">
          <table:table-cell office:value-type="float" office:value="3.0264" calcext:value-type="float">
            <text:p>3.0264</text:p>
          </table:table-cell>
          <table:table-cell office:value-type="float" office:value="1.47541" calcext:value-type="float">
            <text:p>1.47541</text:p>
          </table:table-cell>
          <table:table-cell/>
        </table:table-row>
        <table:table-row table:style-name="ro1">
          <table:table-cell office:value-type="float" office:value="3.042" calcext:value-type="float">
            <text:p>3.042</text:p>
          </table:table-cell>
          <table:table-cell office:value-type="float" office:value="1.47769" calcext:value-type="float">
            <text:p>1.47769</text:p>
          </table:table-cell>
          <table:table-cell/>
        </table:table-row>
        <table:table-row table:style-name="ro1">
          <table:table-cell office:value-type="float" office:value="3.0576" calcext:value-type="float">
            <text:p>3.0576</text:p>
          </table:table-cell>
          <table:table-cell office:value-type="float" office:value="1.49416" calcext:value-type="float">
            <text:p>1.49416</text:p>
          </table:table-cell>
          <table:table-cell/>
        </table:table-row>
        <table:table-row table:style-name="ro1">
          <table:table-cell office:value-type="float" office:value="3.0732" calcext:value-type="float">
            <text:p>3.0732</text:p>
          </table:table-cell>
          <table:table-cell office:value-type="float" office:value="1.48908" calcext:value-type="float">
            <text:p>1.48908</text:p>
          </table:table-cell>
          <table:table-cell/>
        </table:table-row>
        <table:table-row table:style-name="ro1">
          <table:table-cell office:value-type="float" office:value="3.0888" calcext:value-type="float">
            <text:p>3.0888</text:p>
          </table:table-cell>
          <table:table-cell office:value-type="float" office:value="1.49913" calcext:value-type="float">
            <text:p>1.49913</text:p>
          </table:table-cell>
          <table:table-cell/>
        </table:table-row>
        <table:table-row table:style-name="ro1">
          <table:table-cell office:value-type="float" office:value="3.1044" calcext:value-type="float">
            <text:p>3.1044</text:p>
          </table:table-cell>
          <table:table-cell office:value-type="float" office:value="1.51062" calcext:value-type="float">
            <text:p>1.51062</text:p>
          </table:table-cell>
          <table:table-cell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.51246" calcext:value-type="float">
            <text:p>1.51246</text:p>
          </table:table-cell>
          <table:table-cell/>
        </table:table-row>
        <table:table-row table:style-name="ro1">
          <table:table-cell office:value-type="float" office:value="3.1356" calcext:value-type="float">
            <text:p>3.1356</text:p>
          </table:table-cell>
          <table:table-cell office:value-type="float" office:value="1.5062" calcext:value-type="float">
            <text:p>1.5062</text:p>
          </table:table-cell>
          <table:table-cell/>
        </table:table-row>
        <table:table-row table:style-name="ro1">
          <table:table-cell office:value-type="float" office:value="3.1512" calcext:value-type="float">
            <text:p>3.1512</text:p>
          </table:table-cell>
          <table:table-cell office:value-type="float" office:value="1.51175" calcext:value-type="float">
            <text:p>1.51175</text:p>
          </table:table-cell>
          <table:table-cell/>
        </table:table-row>
        <table:table-row table:style-name="ro1">
          <table:table-cell office:value-type="float" office:value="3.1668" calcext:value-type="float">
            <text:p>3.1668</text:p>
          </table:table-cell>
          <table:table-cell office:value-type="float" office:value="1.51627" calcext:value-type="float">
            <text:p>1.51627</text:p>
          </table:table-cell>
          <table:table-cell/>
        </table:table-row>
        <table:table-row table:style-name="ro1">
          <table:table-cell office:value-type="float" office:value="3.1824" calcext:value-type="float">
            <text:p>3.1824</text:p>
          </table:table-cell>
          <table:table-cell office:value-type="float" office:value="1.51542" calcext:value-type="float">
            <text:p>1.51542</text:p>
          </table:table-cell>
          <table:table-cell/>
        </table:table-row>
        <table:table-row table:style-name="ro1">
          <table:table-cell office:value-type="float" office:value="3.198" calcext:value-type="float">
            <text:p>3.198</text:p>
          </table:table-cell>
          <table:table-cell office:value-type="float" office:value="1.52364" calcext:value-type="float">
            <text:p>1.52364</text:p>
          </table:table-cell>
          <table:table-cell/>
        </table:table-row>
        <table:table-row table:style-name="ro1">
          <table:table-cell office:value-type="float" office:value="3.2136" calcext:value-type="float">
            <text:p>3.2136</text:p>
          </table:table-cell>
          <table:table-cell office:value-type="float" office:value="1.53764" calcext:value-type="float">
            <text:p>1.53764</text:p>
          </table:table-cell>
          <table:table-cell/>
        </table:table-row>
        <table:table-row table:style-name="ro1">
          <table:table-cell office:value-type="float" office:value="3.2292" calcext:value-type="float">
            <text:p>3.2292</text:p>
          </table:table-cell>
          <table:table-cell office:value-type="float" office:value="1.54708" calcext:value-type="float">
            <text:p>1.54708</text:p>
          </table:table-cell>
          <table:table-cell/>
        </table:table-row>
        <table:table-row table:style-name="ro1">
          <table:table-cell office:value-type="float" office:value="3.2448" calcext:value-type="float">
            <text:p>3.2448</text:p>
          </table:table-cell>
          <table:table-cell office:value-type="float" office:value="1.54377" calcext:value-type="float">
            <text:p>1.54377</text:p>
          </table:table-cell>
          <table:table-cell/>
        </table:table-row>
        <table:table-row table:style-name="ro1">
          <table:table-cell office:value-type="float" office:value="3.2604" calcext:value-type="float">
            <text:p>3.2604</text:p>
          </table:table-cell>
          <table:table-cell office:value-type="float" office:value="1.54725" calcext:value-type="float">
            <text:p>1.54725</text:p>
          </table:table-cell>
          <table:table-cell/>
        </table:table-row>
        <table:table-row table:style-name="ro1">
          <table:table-cell office:value-type="float" office:value="3.276" calcext:value-type="float">
            <text:p>3.276</text:p>
          </table:table-cell>
          <table:table-cell office:value-type="float" office:value="1.56125" calcext:value-type="float">
            <text:p>1.56125</text:p>
          </table:table-cell>
          <table:table-cell/>
        </table:table-row>
        <table:table-row table:style-name="ro1">
          <table:table-cell office:value-type="float" office:value="3.2916" calcext:value-type="float">
            <text:p>3.2916</text:p>
          </table:table-cell>
          <table:table-cell office:value-type="float" office:value="1.56277" calcext:value-type="float">
            <text:p>1.56277</text:p>
          </table:table-cell>
          <table:table-cell/>
        </table:table-row>
        <table:table-row table:style-name="ro1">
          <table:table-cell office:value-type="float" office:value="3.3072" calcext:value-type="float">
            <text:p>3.3072</text:p>
          </table:table-cell>
          <table:table-cell office:value-type="float" office:value="1.56356" calcext:value-type="float">
            <text:p>1.56356</text:p>
          </table:table-cell>
          <table:table-cell/>
        </table:table-row>
        <table:table-row table:style-name="ro1">
          <table:table-cell office:value-type="float" office:value="3.3228" calcext:value-type="float">
            <text:p>3.3228</text:p>
          </table:table-cell>
          <table:table-cell office:value-type="float" office:value="1.56482" calcext:value-type="float">
            <text:p>1.56482</text:p>
          </table:table-cell>
          <table:table-cell/>
        </table:table-row>
        <table:table-row table:style-name="ro1">
          <table:table-cell office:value-type="float" office:value="3.3384" calcext:value-type="float">
            <text:p>3.3384</text:p>
          </table:table-cell>
          <table:table-cell office:value-type="float" office:value="1.57212" calcext:value-type="float">
            <text:p>1.57212</text:p>
          </table:table-cell>
          <table:table-cell/>
        </table:table-row>
        <table:table-row table:style-name="ro1">
          <table:table-cell office:value-type="float" office:value="3.354" calcext:value-type="float">
            <text:p>3.354</text:p>
          </table:table-cell>
          <table:table-cell office:value-type="float" office:value="1.58306" calcext:value-type="float">
            <text:p>1.58306</text:p>
          </table:table-cell>
          <table:table-cell/>
        </table:table-row>
        <table:table-row table:style-name="ro1">
          <table:table-cell office:value-type="float" office:value="3.3696" calcext:value-type="float">
            <text:p>3.3696</text:p>
          </table:table-cell>
          <table:table-cell office:value-type="float" office:value="1.58801" calcext:value-type="float">
            <text:p>1.58801</text:p>
          </table:table-cell>
          <table:table-cell/>
        </table:table-row>
        <table:table-row table:style-name="ro1">
          <table:table-cell office:value-type="float" office:value="3.3852" calcext:value-type="float">
            <text:p>3.3852</text:p>
          </table:table-cell>
          <table:table-cell office:value-type="float" office:value="1.59603" calcext:value-type="float">
            <text:p>1.59603</text:p>
          </table:table-cell>
          <table:table-cell/>
        </table:table-row>
        <table:table-row table:style-name="ro1">
          <table:table-cell office:value-type="float" office:value="3.4008" calcext:value-type="float">
            <text:p>3.4008</text:p>
          </table:table-cell>
          <table:table-cell office:value-type="float" office:value="1.59399" calcext:value-type="float">
            <text:p>1.59399</text:p>
          </table:table-cell>
          <table:table-cell/>
        </table:table-row>
        <table:table-row table:style-name="ro1">
          <table:table-cell office:value-type="float" office:value="3.4164" calcext:value-type="float">
            <text:p>3.4164</text:p>
          </table:table-cell>
          <table:table-cell office:value-type="float" office:value="1.60097" calcext:value-type="float">
            <text:p>1.60097</text:p>
          </table:table-cell>
          <table:table-cell/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1.61227" calcext:value-type="float">
            <text:p>1.61227</text:p>
          </table:table-cell>
          <table:table-cell/>
        </table:table-row>
        <table:table-row table:style-name="ro1">
          <table:table-cell office:value-type="float" office:value="3.4476" calcext:value-type="float">
            <text:p>3.4476</text:p>
          </table:table-cell>
          <table:table-cell office:value-type="float" office:value="1.61467" calcext:value-type="float">
            <text:p>1.61467</text:p>
          </table:table-cell>
          <table:table-cell/>
        </table:table-row>
        <table:table-row table:style-name="ro1">
          <table:table-cell office:value-type="float" office:value="3.4632" calcext:value-type="float">
            <text:p>3.4632</text:p>
          </table:table-cell>
          <table:table-cell office:value-type="float" office:value="1.62055" calcext:value-type="float">
            <text:p>1.62055</text:p>
          </table:table-cell>
          <table:table-cell/>
        </table:table-row>
        <table:table-row table:style-name="ro1">
          <table:table-cell office:value-type="float" office:value="3.4788" calcext:value-type="float">
            <text:p>3.4788</text:p>
          </table:table-cell>
          <table:table-cell office:value-type="float" office:value="1.63135" calcext:value-type="float">
            <text:p>1.63135</text:p>
          </table:table-cell>
          <table:table-cell/>
        </table:table-row>
        <table:table-row table:style-name="ro1">
          <table:table-cell office:value-type="float" office:value="3.4944" calcext:value-type="float">
            <text:p>3.4944</text:p>
          </table:table-cell>
          <table:table-cell office:value-type="float" office:value="1.63549" calcext:value-type="float">
            <text:p>1.63549</text:p>
          </table:table-cell>
          <table:table-cell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.64014" calcext:value-type="float">
            <text:p>1.64014</text:p>
          </table:table-cell>
          <table:table-cell/>
        </table:table-row>
        <table:table-row table:style-name="ro1">
          <table:table-cell office:value-type="float" office:value="3.5256" calcext:value-type="float">
            <text:p>3.5256</text:p>
          </table:table-cell>
          <table:table-cell office:value-type="float" office:value="1.6426" calcext:value-type="float">
            <text:p>1.6426</text:p>
          </table:table-cell>
          <table:table-cell/>
        </table:table-row>
        <table:table-row table:style-name="ro1">
          <table:table-cell office:value-type="float" office:value="3.5412" calcext:value-type="float">
            <text:p>3.5412</text:p>
          </table:table-cell>
          <table:table-cell office:value-type="float" office:value="1.65469" calcext:value-type="float">
            <text:p>1.65469</text:p>
          </table:table-cell>
          <table:table-cell/>
        </table:table-row>
        <table:table-row table:style-name="ro1">
          <table:table-cell office:value-type="float" office:value="3.5568" calcext:value-type="float">
            <text:p>3.5568</text:p>
          </table:table-cell>
          <table:table-cell office:value-type="float" office:value="1.65703" calcext:value-type="float">
            <text:p>1.65703</text:p>
          </table:table-cell>
          <table:table-cell/>
        </table:table-row>
        <table:table-row table:style-name="ro1">
          <table:table-cell office:value-type="float" office:value="3.5724" calcext:value-type="float">
            <text:p>3.5724</text:p>
          </table:table-cell>
          <table:table-cell office:value-type="float" office:value="1.6558" calcext:value-type="float">
            <text:p>1.6558</text:p>
          </table:table-cell>
          <table:table-cell/>
        </table:table-row>
        <table:table-row table:style-name="ro1">
          <table:table-cell office:value-type="float" office:value="3.588" calcext:value-type="float">
            <text:p>3.588</text:p>
          </table:table-cell>
          <table:table-cell office:value-type="float" office:value="1.66445" calcext:value-type="float">
            <text:p>1.66445</text:p>
          </table:table-cell>
          <table:table-cell/>
        </table:table-row>
        <table:table-row table:style-name="ro1">
          <table:table-cell office:value-type="float" office:value="3.6036" calcext:value-type="float">
            <text:p>3.6036</text:p>
          </table:table-cell>
          <table:table-cell office:value-type="float" office:value="1.67148" calcext:value-type="float">
            <text:p>1.67148</text:p>
          </table:table-cell>
          <table:table-cell/>
        </table:table-row>
        <table:table-row table:style-name="ro1">
          <table:table-cell office:value-type="float" office:value="3.6192" calcext:value-type="float">
            <text:p>3.6192</text:p>
          </table:table-cell>
          <table:table-cell office:value-type="float" office:value="1.6701" calcext:value-type="float">
            <text:p>1.6701</text:p>
          </table:table-cell>
          <table:table-cell/>
        </table:table-row>
        <table:table-row table:style-name="ro1">
          <table:table-cell office:value-type="float" office:value="3.6348" calcext:value-type="float">
            <text:p>3.6348</text:p>
          </table:table-cell>
          <table:table-cell office:value-type="float" office:value="1.67555" calcext:value-type="float">
            <text:p>1.67555</text:p>
          </table:table-cell>
          <table:table-cell/>
        </table:table-row>
        <table:table-row table:style-name="ro1">
          <table:table-cell office:value-type="float" office:value="3.6504" calcext:value-type="float">
            <text:p>3.6504</text:p>
          </table:table-cell>
          <table:table-cell office:value-type="float" office:value="1.68488" calcext:value-type="float">
            <text:p>1.68488</text:p>
          </table:table-cell>
          <table:table-cell/>
        </table:table-row>
        <table:table-row table:style-name="ro1">
          <table:table-cell office:value-type="float" office:value="3.666" calcext:value-type="float">
            <text:p>3.666</text:p>
          </table:table-cell>
          <table:table-cell office:value-type="float" office:value="1.6919" calcext:value-type="float">
            <text:p>1.6919</text:p>
          </table:table-cell>
          <table:table-cell/>
        </table:table-row>
        <table:table-row table:style-name="ro1">
          <table:table-cell office:value-type="float" office:value="3.6816" calcext:value-type="float">
            <text:p>3.6816</text:p>
          </table:table-cell>
          <table:table-cell office:value-type="float" office:value="1.69746" calcext:value-type="float">
            <text:p>1.69746</text:p>
          </table:table-cell>
          <table:table-cell/>
        </table:table-row>
        <table:table-row table:style-name="ro1">
          <table:table-cell office:value-type="float" office:value="3.6972" calcext:value-type="float">
            <text:p>3.6972</text:p>
          </table:table-cell>
          <table:table-cell office:value-type="float" office:value="1.69879" calcext:value-type="float">
            <text:p>1.69879</text:p>
          </table:table-cell>
          <table:table-cell/>
        </table:table-row>
        <table:table-row table:style-name="ro1">
          <table:table-cell office:value-type="float" office:value="3.7128" calcext:value-type="float">
            <text:p>3.7128</text:p>
          </table:table-cell>
          <table:table-cell office:value-type="float" office:value="1.6994" calcext:value-type="float">
            <text:p>1.6994</text:p>
          </table:table-cell>
          <table:table-cell/>
        </table:table-row>
        <table:table-row table:style-name="ro1">
          <table:table-cell office:value-type="float" office:value="3.7284" calcext:value-type="float">
            <text:p>3.7284</text:p>
          </table:table-cell>
          <table:table-cell office:value-type="float" office:value="1.70793" calcext:value-type="float">
            <text:p>1.70793</text:p>
          </table:table-cell>
          <table:table-cell/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1.7146" calcext:value-type="float">
            <text:p>1.7146</text:p>
          </table:table-cell>
          <table:table-cell/>
        </table:table-row>
        <table:table-row table:style-name="ro1">
          <table:table-cell office:value-type="float" office:value="3.7596" calcext:value-type="float">
            <text:p>3.7596</text:p>
          </table:table-cell>
          <table:table-cell office:value-type="float" office:value="1.72553" calcext:value-type="float">
            <text:p>1.72553</text:p>
          </table:table-cell>
          <table:table-cell/>
        </table:table-row>
        <table:table-row table:style-name="ro1">
          <table:table-cell office:value-type="float" office:value="3.7752" calcext:value-type="float">
            <text:p>3.7752</text:p>
          </table:table-cell>
          <table:table-cell office:value-type="float" office:value="1.73155" calcext:value-type="float">
            <text:p>1.73155</text:p>
          </table:table-cell>
          <table:table-cell/>
        </table:table-row>
        <table:table-row table:style-name="ro1">
          <table:table-cell office:value-type="float" office:value="3.7908" calcext:value-type="float">
            <text:p>3.7908</text:p>
          </table:table-cell>
          <table:table-cell office:value-type="float" office:value="1.73372" calcext:value-type="float">
            <text:p>1.73372</text:p>
          </table:table-cell>
          <table:table-cell/>
        </table:table-row>
        <table:table-row table:style-name="ro1">
          <table:table-cell office:value-type="float" office:value="3.8064" calcext:value-type="float">
            <text:p>3.8064</text:p>
          </table:table-cell>
          <table:table-cell office:value-type="float" office:value="1.73972" calcext:value-type="float">
            <text:p>1.73972</text:p>
          </table:table-cell>
          <table:table-cell/>
        </table:table-row>
        <table:table-row table:style-name="ro1">
          <table:table-cell office:value-type="float" office:value="3.822" calcext:value-type="float">
            <text:p>3.822</text:p>
          </table:table-cell>
          <table:table-cell office:value-type="float" office:value="1.74024" calcext:value-type="float">
            <text:p>1.74024</text:p>
          </table:table-cell>
          <table:table-cell/>
        </table:table-row>
        <table:table-row table:style-name="ro1">
          <table:table-cell office:value-type="float" office:value="3.8376" calcext:value-type="float">
            <text:p>3.8376</text:p>
          </table:table-cell>
          <table:table-cell office:value-type="float" office:value="1.7488" calcext:value-type="float">
            <text:p>1.7488</text:p>
          </table:table-cell>
          <table:table-cell/>
        </table:table-row>
        <table:table-row table:style-name="ro1">
          <table:table-cell office:value-type="float" office:value="3.8532" calcext:value-type="float">
            <text:p>3.8532</text:p>
          </table:table-cell>
          <table:table-cell office:value-type="float" office:value="1.75067" calcext:value-type="float">
            <text:p>1.75067</text:p>
          </table:table-cell>
          <table:table-cell/>
        </table:table-row>
        <table:table-row table:style-name="ro1">
          <table:table-cell office:value-type="float" office:value="3.8688" calcext:value-type="float">
            <text:p>3.8688</text:p>
          </table:table-cell>
          <table:table-cell office:value-type="float" office:value="1.75462" calcext:value-type="float">
            <text:p>1.75462</text:p>
          </table:table-cell>
          <table:table-cell/>
        </table:table-row>
        <table:table-row table:style-name="ro1">
          <table:table-cell office:value-type="float" office:value="3.8844" calcext:value-type="float">
            <text:p>3.8844</text:p>
          </table:table-cell>
          <table:table-cell office:value-type="float" office:value="1.75257" calcext:value-type="float">
            <text:p>1.75257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76533" calcext:value-type="float">
            <text:p>1.76533</text:p>
          </table:table-cell>
          <table:table-cell/>
        </table:table-row>
        <table:table-row table:style-name="ro1">
          <table:table-cell office:value-type="float" office:value="3.9156" calcext:value-type="float">
            <text:p>3.9156</text:p>
          </table:table-cell>
          <table:table-cell office:value-type="float" office:value="1.77315" calcext:value-type="float">
            <text:p>1.77315</text:p>
          </table:table-cell>
          <table:table-cell/>
        </table:table-row>
        <table:table-row table:style-name="ro1">
          <table:table-cell office:value-type="float" office:value="3.9312" calcext:value-type="float">
            <text:p>3.9312</text:p>
          </table:table-cell>
          <table:table-cell office:value-type="float" office:value="1.78056" calcext:value-type="float">
            <text:p>1.78056</text:p>
          </table:table-cell>
          <table:table-cell/>
        </table:table-row>
        <table:table-row table:style-name="ro1">
          <table:table-cell office:value-type="float" office:value="3.9468" calcext:value-type="float">
            <text:p>3.9468</text:p>
          </table:table-cell>
          <table:table-cell office:value-type="float" office:value="1.77545" calcext:value-type="float">
            <text:p>1.77545</text:p>
          </table:table-cell>
          <table:table-cell/>
        </table:table-row>
        <table:table-row table:style-name="ro1">
          <table:table-cell office:value-type="float" office:value="3.9624" calcext:value-type="float">
            <text:p>3.9624</text:p>
          </table:table-cell>
          <table:table-cell office:value-type="float" office:value="1.78187" calcext:value-type="float">
            <text:p>1.78187</text:p>
          </table:table-cell>
          <table:table-cell/>
        </table:table-row>
        <table:table-row table:style-name="ro1">
          <table:table-cell office:value-type="float" office:value="3.978" calcext:value-type="float">
            <text:p>3.978</text:p>
          </table:table-cell>
          <table:table-cell office:value-type="float" office:value="1.7893" calcext:value-type="float">
            <text:p>1.7893</text:p>
          </table:table-cell>
          <table:table-cell/>
        </table:table-row>
        <table:table-row table:style-name="ro1">
          <table:table-cell office:value-type="float" office:value="3.9936" calcext:value-type="float">
            <text:p>3.9936</text:p>
          </table:table-cell>
          <table:table-cell office:value-type="float" office:value="1.79635" calcext:value-type="float">
            <text:p>1.79635</text:p>
          </table:table-cell>
          <table:table-cell/>
        </table:table-row>
        <table:table-row table:style-name="ro1">
          <table:table-cell office:value-type="float" office:value="4.0092" calcext:value-type="float">
            <text:p>4.0092</text:p>
          </table:table-cell>
          <table:table-cell office:value-type="float" office:value="1.79764" calcext:value-type="float">
            <text:p>1.79764</text:p>
          </table:table-cell>
          <table:table-cell/>
        </table:table-row>
        <table:table-row table:style-name="ro1">
          <table:table-cell office:value-type="float" office:value="4.0248" calcext:value-type="float">
            <text:p>4.0248</text:p>
          </table:table-cell>
          <table:table-cell office:value-type="float" office:value="1.80158" calcext:value-type="float">
            <text:p>1.80158</text:p>
          </table:table-cell>
          <table:table-cell/>
        </table:table-row>
        <table:table-row table:style-name="ro1">
          <table:table-cell office:value-type="float" office:value="4.0404" calcext:value-type="float">
            <text:p>4.0404</text:p>
          </table:table-cell>
          <table:table-cell office:value-type="float" office:value="1.79702" calcext:value-type="float">
            <text:p>1.79702</text:p>
          </table:table-cell>
          <table:table-cell/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1.80501" calcext:value-type="float">
            <text:p>1.80501</text:p>
          </table:table-cell>
          <table:table-cell/>
        </table:table-row>
        <table:table-row table:style-name="ro1">
          <table:table-cell office:value-type="float" office:value="4.0716" calcext:value-type="float">
            <text:p>4.0716</text:p>
          </table:table-cell>
          <table:table-cell office:value-type="float" office:value="1.80324" calcext:value-type="float">
            <text:p>1.80324</text:p>
          </table:table-cell>
          <table:table-cell/>
        </table:table-row>
        <table:table-row table:style-name="ro1">
          <table:table-cell office:value-type="float" office:value="4.0872" calcext:value-type="float">
            <text:p>4.0872</text:p>
          </table:table-cell>
          <table:table-cell office:value-type="float" office:value="1.8075" calcext:value-type="float">
            <text:p>1.8075</text:p>
          </table:table-cell>
          <table:table-cell/>
        </table:table-row>
        <table:table-row table:style-name="ro1">
          <table:table-cell office:value-type="float" office:value="4.1028" calcext:value-type="float">
            <text:p>4.1028</text:p>
          </table:table-cell>
          <table:table-cell office:value-type="float" office:value="1.81243" calcext:value-type="float">
            <text:p>1.81243</text:p>
          </table:table-cell>
          <table:table-cell/>
        </table:table-row>
        <table:table-row table:style-name="ro1">
          <table:table-cell office:value-type="float" office:value="4.1184" calcext:value-type="float">
            <text:p>4.1184</text:p>
          </table:table-cell>
          <table:table-cell office:value-type="float" office:value="1.81352" calcext:value-type="float">
            <text:p>1.81352</text:p>
          </table:table-cell>
          <table:table-cell/>
        </table:table-row>
        <table:table-row table:style-name="ro1">
          <table:table-cell office:value-type="float" office:value="4.134" calcext:value-type="float">
            <text:p>4.134</text:p>
          </table:table-cell>
          <table:table-cell office:value-type="float" office:value="1.81086" calcext:value-type="float">
            <text:p>1.81086</text:p>
          </table:table-cell>
          <table:table-cell/>
        </table:table-row>
        <table:table-row table:style-name="ro1">
          <table:table-cell office:value-type="float" office:value="4.1496" calcext:value-type="float">
            <text:p>4.1496</text:p>
          </table:table-cell>
          <table:table-cell office:value-type="float" office:value="1.81509" calcext:value-type="float">
            <text:p>1.81509</text:p>
          </table:table-cell>
          <table:table-cell/>
        </table:table-row>
        <table:table-row table:style-name="ro1">
          <table:table-cell office:value-type="float" office:value="4.1652" calcext:value-type="float">
            <text:p>4.1652</text:p>
          </table:table-cell>
          <table:table-cell office:value-type="float" office:value="1.81206" calcext:value-type="float">
            <text:p>1.81206</text:p>
          </table:table-cell>
          <table:table-cell/>
        </table:table-row>
        <table:table-row table:style-name="ro1">
          <table:table-cell office:value-type="float" office:value="4.1808" calcext:value-type="float">
            <text:p>4.1808</text:p>
          </table:table-cell>
          <table:table-cell office:value-type="float" office:value="1.81219" calcext:value-type="float">
            <text:p>1.81219</text:p>
          </table:table-cell>
          <table:table-cell/>
        </table:table-row>
        <table:table-row table:style-name="ro1">
          <table:table-cell office:value-type="float" office:value="4.1964" calcext:value-type="float">
            <text:p>4.1964</text:p>
          </table:table-cell>
          <table:table-cell office:value-type="float" office:value="1.82338" calcext:value-type="float">
            <text:p>1.82338</text:p>
          </table:table-cell>
          <table:table-cell/>
        </table:table-row>
        <table:table-row table:style-name="ro1">
          <table:table-cell office:value-type="float" office:value="4.212" calcext:value-type="float">
            <text:p>4.212</text:p>
          </table:table-cell>
          <table:table-cell office:value-type="float" office:value="1.81813" calcext:value-type="float">
            <text:p>1.81813</text:p>
          </table:table-cell>
          <table:table-cell/>
        </table:table-row>
        <table:table-row table:style-name="ro1">
          <table:table-cell office:value-type="float" office:value="4.2276" calcext:value-type="float">
            <text:p>4.2276</text:p>
          </table:table-cell>
          <table:table-cell office:value-type="float" office:value="1.82792" calcext:value-type="float">
            <text:p>1.82792</text:p>
          </table:table-cell>
          <table:table-cell/>
        </table:table-row>
        <table:table-row table:style-name="ro1">
          <table:table-cell office:value-type="float" office:value="4.2432" calcext:value-type="float">
            <text:p>4.2432</text:p>
          </table:table-cell>
          <table:table-cell office:value-type="float" office:value="1.83526" calcext:value-type="float">
            <text:p>1.83526</text:p>
          </table:table-cell>
          <table:table-cell/>
        </table:table-row>
        <table:table-row table:style-name="ro1">
          <table:table-cell office:value-type="float" office:value="4.2588" calcext:value-type="float">
            <text:p>4.2588</text:p>
          </table:table-cell>
          <table:table-cell office:value-type="float" office:value="1.84389" calcext:value-type="float">
            <text:p>1.84389</text:p>
          </table:table-cell>
          <table:table-cell/>
        </table:table-row>
        <table:table-row table:style-name="ro1">
          <table:table-cell office:value-type="float" office:value="4.2744" calcext:value-type="float">
            <text:p>4.2744</text:p>
          </table:table-cell>
          <table:table-cell office:value-type="float" office:value="1.84683" calcext:value-type="float">
            <text:p>1.84683</text:p>
          </table:table-cell>
          <table:table-cell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1.84901" calcext:value-type="float">
            <text:p>1.84901</text:p>
          </table:table-cell>
          <table:table-cell/>
        </table:table-row>
        <table:table-row table:style-name="ro1">
          <table:table-cell office:value-type="float" office:value="4.3056" calcext:value-type="float">
            <text:p>4.3056</text:p>
          </table:table-cell>
          <table:table-cell office:value-type="float" office:value="1.83825" calcext:value-type="float">
            <text:p>1.83825</text:p>
          </table:table-cell>
          <table:table-cell/>
        </table:table-row>
        <table:table-row table:style-name="ro1">
          <table:table-cell office:value-type="float" office:value="4.3212" calcext:value-type="float">
            <text:p>4.3212</text:p>
          </table:table-cell>
          <table:table-cell office:value-type="float" office:value="1.84813" calcext:value-type="float">
            <text:p>1.84813</text:p>
          </table:table-cell>
          <table:table-cell/>
        </table:table-row>
        <table:table-row table:style-name="ro1">
          <table:table-cell office:value-type="float" office:value="4.3368" calcext:value-type="float">
            <text:p>4.3368</text:p>
          </table:table-cell>
          <table:table-cell office:value-type="float" office:value="1.84659" calcext:value-type="float">
            <text:p>1.84659</text:p>
          </table:table-cell>
          <table:table-cell/>
        </table:table-row>
        <table:table-row table:style-name="ro1">
          <table:table-cell office:value-type="float" office:value="4.3524" calcext:value-type="float">
            <text:p>4.3524</text:p>
          </table:table-cell>
          <table:table-cell office:value-type="float" office:value="1.85609" calcext:value-type="float">
            <text:p>1.85609</text:p>
          </table:table-cell>
          <table:table-cell/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1.86762" calcext:value-type="float">
            <text:p>1.86762</text:p>
          </table:table-cell>
          <table:table-cell/>
        </table:table-row>
        <table:table-row table:style-name="ro1">
          <table:table-cell office:value-type="float" office:value="4.3836" calcext:value-type="float">
            <text:p>4.3836</text:p>
          </table:table-cell>
          <table:table-cell office:value-type="float" office:value="1.87424" calcext:value-type="float">
            <text:p>1.87424</text:p>
          </table:table-cell>
          <table:table-cell/>
        </table:table-row>
        <table:table-row table:style-name="ro1">
          <table:table-cell office:value-type="float" office:value="4.3992" calcext:value-type="float">
            <text:p>4.3992</text:p>
          </table:table-cell>
          <table:table-cell office:value-type="float" office:value="1.88794" calcext:value-type="float">
            <text:p>1.88794</text:p>
          </table:table-cell>
          <table:table-cell/>
        </table:table-row>
        <table:table-row table:style-name="ro1">
          <table:table-cell office:value-type="float" office:value="4.4148" calcext:value-type="float">
            <text:p>4.4148</text:p>
          </table:table-cell>
          <table:table-cell office:value-type="float" office:value="1.88552" calcext:value-type="float">
            <text:p>1.88552</text:p>
          </table:table-cell>
          <table:table-cell/>
        </table:table-row>
        <table:table-row table:style-name="ro1">
          <table:table-cell office:value-type="float" office:value="4.4304" calcext:value-type="float">
            <text:p>4.4304</text:p>
          </table:table-cell>
          <table:table-cell office:value-type="float" office:value="1.88111" calcext:value-type="float">
            <text:p>1.88111</text:p>
          </table:table-cell>
          <table:table-cell/>
        </table:table-row>
        <table:table-row table:style-name="ro1">
          <table:table-cell office:value-type="float" office:value="4.446" calcext:value-type="float">
            <text:p>4.446</text:p>
          </table:table-cell>
          <table:table-cell office:value-type="float" office:value="1.89461" calcext:value-type="float">
            <text:p>1.89461</text:p>
          </table:table-cell>
          <table:table-cell/>
        </table:table-row>
        <table:table-row table:style-name="ro1">
          <table:table-cell office:value-type="float" office:value="4.4616" calcext:value-type="float">
            <text:p>4.4616</text:p>
          </table:table-cell>
          <table:table-cell office:value-type="float" office:value="1.89819" calcext:value-type="float">
            <text:p>1.89819</text:p>
          </table:table-cell>
          <table:table-cell/>
        </table:table-row>
        <table:table-row table:style-name="ro1">
          <table:table-cell office:value-type="float" office:value="4.4772" calcext:value-type="float">
            <text:p>4.4772</text:p>
          </table:table-cell>
          <table:table-cell office:value-type="float" office:value="1.90375" calcext:value-type="float">
            <text:p>1.90375</text:p>
          </table:table-cell>
          <table:table-cell/>
        </table:table-row>
        <table:table-row table:style-name="ro1">
          <table:table-cell office:value-type="float" office:value="4.4928" calcext:value-type="float">
            <text:p>4.4928</text:p>
          </table:table-cell>
          <table:table-cell office:value-type="float" office:value="1.90057" calcext:value-type="float">
            <text:p>1.90057</text:p>
          </table:table-cell>
          <table:table-cell/>
        </table:table-row>
        <table:table-row table:style-name="ro1">
          <table:table-cell office:value-type="float" office:value="4.5084" calcext:value-type="float">
            <text:p>4.5084</text:p>
          </table:table-cell>
          <table:table-cell office:value-type="float" office:value="1.90316" calcext:value-type="float">
            <text:p>1.90316</text:p>
          </table:table-cell>
          <table:table-cell/>
        </table:table-row>
        <table:table-row table:style-name="ro1">
          <table:table-cell office:value-type="float" office:value="4.524" calcext:value-type="float">
            <text:p>4.524</text:p>
          </table:table-cell>
          <table:table-cell office:value-type="float" office:value="1.90675" calcext:value-type="float">
            <text:p>1.90675</text:p>
          </table:table-cell>
          <table:table-cell/>
        </table:table-row>
        <table:table-row table:style-name="ro1">
          <table:table-cell office:value-type="float" office:value="4.5396" calcext:value-type="float">
            <text:p>4.5396</text:p>
          </table:table-cell>
          <table:table-cell office:value-type="float" office:value="1.9075" calcext:value-type="float">
            <text:p>1.9075</text:p>
          </table:table-cell>
          <table:table-cell/>
        </table:table-row>
        <table:table-row table:style-name="ro1">
          <table:table-cell office:value-type="float" office:value="4.5552" calcext:value-type="float">
            <text:p>4.5552</text:p>
          </table:table-cell>
          <table:table-cell office:value-type="float" office:value="1.90868" calcext:value-type="float">
            <text:p>1.90868</text:p>
          </table:table-cell>
          <table:table-cell/>
        </table:table-row>
        <table:table-row table:style-name="ro1">
          <table:table-cell office:value-type="float" office:value="4.5708" calcext:value-type="float">
            <text:p>4.5708</text:p>
          </table:table-cell>
          <table:table-cell office:value-type="float" office:value="1.9117" calcext:value-type="float">
            <text:p>1.9117</text:p>
          </table:table-cell>
          <table:table-cell/>
        </table:table-row>
        <table:table-row table:style-name="ro1">
          <table:table-cell office:value-type="float" office:value="4.5864" calcext:value-type="float">
            <text:p>4.5864</text:p>
          </table:table-cell>
          <table:table-cell office:value-type="float" office:value="1.90892" calcext:value-type="float">
            <text:p>1.90892</text:p>
          </table:table-cell>
          <table:table-cell/>
        </table:table-row>
        <table:table-row table:style-name="ro1">
          <table:table-cell office:value-type="float" office:value="4.602" calcext:value-type="float">
            <text:p>4.602</text:p>
          </table:table-cell>
          <table:table-cell office:value-type="float" office:value="1.91149" calcext:value-type="float">
            <text:p>1.91149</text:p>
          </table:table-cell>
          <table:table-cell/>
        </table:table-row>
        <table:table-row table:style-name="ro1">
          <table:table-cell office:value-type="float" office:value="4.6176" calcext:value-type="float">
            <text:p>4.6176</text:p>
          </table:table-cell>
          <table:table-cell office:value-type="float" office:value="1.91586" calcext:value-type="float">
            <text:p>1.91586</text:p>
          </table:table-cell>
          <table:table-cell/>
        </table:table-row>
        <table:table-row table:style-name="ro1">
          <table:table-cell office:value-type="float" office:value="4.6332" calcext:value-type="float">
            <text:p>4.6332</text:p>
          </table:table-cell>
          <table:table-cell office:value-type="float" office:value="1.9186" calcext:value-type="float">
            <text:p>1.9186</text:p>
          </table:table-cell>
          <table:table-cell/>
        </table:table-row>
        <table:table-row table:style-name="ro1">
          <table:table-cell office:value-type="float" office:value="4.6488" calcext:value-type="float">
            <text:p>4.6488</text:p>
          </table:table-cell>
          <table:table-cell office:value-type="float" office:value="1.91267" calcext:value-type="float">
            <text:p>1.91267</text:p>
          </table:table-cell>
          <table:table-cell/>
        </table:table-row>
        <table:table-row table:style-name="ro1">
          <table:table-cell office:value-type="float" office:value="4.6644" calcext:value-type="float">
            <text:p>4.6644</text:p>
          </table:table-cell>
          <table:table-cell office:value-type="float" office:value="1.90541" calcext:value-type="float">
            <text:p>1.90541</text:p>
          </table:table-cell>
          <table:table-cell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.91319" calcext:value-type="float">
            <text:p>1.91319</text:p>
          </table:table-cell>
          <table:table-cell/>
        </table:table-row>
        <table:table-row table:style-name="ro1">
          <table:table-cell office:value-type="float" office:value="4.6956" calcext:value-type="float">
            <text:p>4.6956</text:p>
          </table:table-cell>
          <table:table-cell office:value-type="float" office:value="1.91947" calcext:value-type="float">
            <text:p>1.91947</text:p>
          </table:table-cell>
          <table:table-cell/>
        </table:table-row>
        <table:table-row table:style-name="ro1">
          <table:table-cell office:value-type="float" office:value="4.7112" calcext:value-type="float">
            <text:p>4.7112</text:p>
          </table:table-cell>
          <table:table-cell office:value-type="float" office:value="1.91491" calcext:value-type="float">
            <text:p>1.91491</text:p>
          </table:table-cell>
          <table:table-cell/>
        </table:table-row>
        <table:table-row table:style-name="ro1">
          <table:table-cell office:value-type="float" office:value="4.7268" calcext:value-type="float">
            <text:p>4.7268</text:p>
          </table:table-cell>
          <table:table-cell office:value-type="float" office:value="1.91714" calcext:value-type="float">
            <text:p>1.91714</text:p>
          </table:table-cell>
          <table:table-cell/>
        </table:table-row>
        <table:table-row table:style-name="ro1">
          <table:table-cell office:value-type="float" office:value="4.7424" calcext:value-type="float">
            <text:p>4.7424</text:p>
          </table:table-cell>
          <table:table-cell office:value-type="float" office:value="1.91256" calcext:value-type="float">
            <text:p>1.91256</text:p>
          </table:table-cell>
          <table:table-cell/>
        </table:table-row>
        <table:table-row table:style-name="ro1">
          <table:table-cell office:value-type="float" office:value="4.758" calcext:value-type="float">
            <text:p>4.758</text:p>
          </table:table-cell>
          <table:table-cell office:value-type="float" office:value="1.91979" calcext:value-type="float">
            <text:p>1.91979</text:p>
          </table:table-cell>
          <table:table-cell/>
        </table:table-row>
        <table:table-row table:style-name="ro1">
          <table:table-cell office:value-type="float" office:value="4.7736" calcext:value-type="float">
            <text:p>4.7736</text:p>
          </table:table-cell>
          <table:table-cell office:value-type="float" office:value="1.92784" calcext:value-type="float">
            <text:p>1.92784</text:p>
          </table:table-cell>
          <table:table-cell/>
        </table:table-row>
        <table:table-row table:style-name="ro1">
          <table:table-cell office:value-type="float" office:value="4.7892" calcext:value-type="float">
            <text:p>4.7892</text:p>
          </table:table-cell>
          <table:table-cell office:value-type="float" office:value="1.92772" calcext:value-type="float">
            <text:p>1.92772</text:p>
          </table:table-cell>
          <table:table-cell/>
        </table:table-row>
        <table:table-row table:style-name="ro1">
          <table:table-cell office:value-type="float" office:value="4.8048" calcext:value-type="float">
            <text:p>4.8048</text:p>
          </table:table-cell>
          <table:table-cell office:value-type="float" office:value="1.93376" calcext:value-type="float">
            <text:p>1.93376</text:p>
          </table:table-cell>
          <table:table-cell/>
        </table:table-row>
        <table:table-row table:style-name="ro1">
          <table:table-cell office:value-type="float" office:value="4.8204" calcext:value-type="float">
            <text:p>4.8204</text:p>
          </table:table-cell>
          <table:table-cell office:value-type="float" office:value="1.93002" calcext:value-type="float">
            <text:p>1.93002</text:p>
          </table:table-cell>
          <table:table-cell/>
        </table:table-row>
        <table:table-row table:style-name="ro1">
          <table:table-cell office:value-type="float" office:value="4.836" calcext:value-type="float">
            <text:p>4.836</text:p>
          </table:table-cell>
          <table:table-cell office:value-type="float" office:value="1.93453" calcext:value-type="float">
            <text:p>1.93453</text:p>
          </table:table-cell>
          <table:table-cell/>
        </table:table-row>
        <table:table-row table:style-name="ro1">
          <table:table-cell office:value-type="float" office:value="4.8516" calcext:value-type="float">
            <text:p>4.8516</text:p>
          </table:table-cell>
          <table:table-cell office:value-type="float" office:value="1.93953" calcext:value-type="float">
            <text:p>1.93953</text:p>
          </table:table-cell>
          <table:table-cell/>
        </table:table-row>
        <table:table-row table:style-name="ro1">
          <table:table-cell office:value-type="float" office:value="4.8672" calcext:value-type="float">
            <text:p>4.8672</text:p>
          </table:table-cell>
          <table:table-cell office:value-type="float" office:value="1.9488" calcext:value-type="float">
            <text:p>1.9488</text:p>
          </table:table-cell>
          <table:table-cell/>
        </table:table-row>
        <table:table-row table:style-name="ro1">
          <table:table-cell office:value-type="float" office:value="4.8828" calcext:value-type="float">
            <text:p>4.8828</text:p>
          </table:table-cell>
          <table:table-cell office:value-type="float" office:value="1.94979" calcext:value-type="float">
            <text:p>1.94979</text:p>
          </table:table-cell>
          <table:table-cell/>
        </table:table-row>
        <table:table-row table:style-name="ro1">
          <table:table-cell office:value-type="float" office:value="4.8984" calcext:value-type="float">
            <text:p>4.8984</text:p>
          </table:table-cell>
          <table:table-cell office:value-type="float" office:value="1.94503" calcext:value-type="float">
            <text:p>1.94503</text:p>
          </table:table-cell>
          <table:table-cell/>
        </table:table-row>
        <table:table-row table:style-name="ro1">
          <table:table-cell office:value-type="float" office:value="4.914" calcext:value-type="float">
            <text:p>4.914</text:p>
          </table:table-cell>
          <table:table-cell office:value-type="float" office:value="1.95463" calcext:value-type="float">
            <text:p>1.95463</text:p>
          </table:table-cell>
          <table:table-cell/>
        </table:table-row>
        <table:table-row table:style-name="ro1">
          <table:table-cell office:value-type="float" office:value="4.9296" calcext:value-type="float">
            <text:p>4.9296</text:p>
          </table:table-cell>
          <table:table-cell office:value-type="float" office:value="1.95911" calcext:value-type="float">
            <text:p>1.95911</text:p>
          </table:table-cell>
          <table:table-cell/>
        </table:table-row>
        <table:table-row table:style-name="ro1">
          <table:table-cell office:value-type="float" office:value="4.9452" calcext:value-type="float">
            <text:p>4.9452</text:p>
          </table:table-cell>
          <table:table-cell office:value-type="float" office:value="1.95333" calcext:value-type="float">
            <text:p>1.95333</text:p>
          </table:table-cell>
          <table:table-cell/>
        </table:table-row>
        <table:table-row table:style-name="ro1">
          <table:table-cell office:value-type="float" office:value="4.9608" calcext:value-type="float">
            <text:p>4.9608</text:p>
          </table:table-cell>
          <table:table-cell office:value-type="float" office:value="1.95727" calcext:value-type="float">
            <text:p>1.95727</text:p>
          </table:table-cell>
          <table:table-cell/>
        </table:table-row>
        <table:table-row table:style-name="ro1">
          <table:table-cell office:value-type="float" office:value="4.9764" calcext:value-type="float">
            <text:p>4.9764</text:p>
          </table:table-cell>
          <table:table-cell office:value-type="float" office:value="1.96994" calcext:value-type="float">
            <text:p>1.96994</text:p>
          </table:table-cell>
          <table:table-cell/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1.966" calcext:value-type="float">
            <text:p>1.966</text:p>
          </table:table-cell>
          <table:table-cell/>
        </table:table-row>
        <table:table-row table:style-name="ro1">
          <table:table-cell office:value-type="float" office:value="5.0076" calcext:value-type="float">
            <text:p>5.0076</text:p>
          </table:table-cell>
          <table:table-cell office:value-type="float" office:value="1.96247" calcext:value-type="float">
            <text:p>1.96247</text:p>
          </table:table-cell>
          <table:table-cell/>
        </table:table-row>
        <table:table-row table:style-name="ro1">
          <table:table-cell office:value-type="float" office:value="5.0232" calcext:value-type="float">
            <text:p>5.0232</text:p>
          </table:table-cell>
          <table:table-cell office:value-type="float" office:value="1.95963" calcext:value-type="float">
            <text:p>1.95963</text:p>
          </table:table-cell>
          <table:table-cell/>
        </table:table-row>
        <table:table-row table:style-name="ro1">
          <table:table-cell office:value-type="float" office:value="5.0388" calcext:value-type="float">
            <text:p>5.0388</text:p>
          </table:table-cell>
          <table:table-cell office:value-type="float" office:value="1.95846" calcext:value-type="float">
            <text:p>1.95846</text:p>
          </table:table-cell>
          <table:table-cell/>
        </table:table-row>
        <table:table-row table:style-name="ro1">
          <table:table-cell office:value-type="float" office:value="5.0544" calcext:value-type="float">
            <text:p>5.0544</text:p>
          </table:table-cell>
          <table:table-cell office:value-type="float" office:value="1.96576" calcext:value-type="float">
            <text:p>1.96576</text:p>
          </table:table-cell>
          <table:table-cell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.9624" calcext:value-type="float">
            <text:p>1.9624</text:p>
          </table:table-cell>
          <table:table-cell/>
        </table:table-row>
        <table:table-row table:style-name="ro1">
          <table:table-cell office:value-type="float" office:value="5.0856" calcext:value-type="float">
            <text:p>5.0856</text:p>
          </table:table-cell>
          <table:table-cell office:value-type="float" office:value="1.97514" calcext:value-type="float">
            <text:p>1.97514</text:p>
          </table:table-cell>
          <table:table-cell/>
        </table:table-row>
        <table:table-row table:style-name="ro1">
          <table:table-cell office:value-type="float" office:value="5.1012" calcext:value-type="float">
            <text:p>5.1012</text:p>
          </table:table-cell>
          <table:table-cell office:value-type="float" office:value="1.97987" calcext:value-type="float">
            <text:p>1.97987</text:p>
          </table:table-cell>
          <table:table-cell/>
        </table:table-row>
        <table:table-row table:style-name="ro1">
          <table:table-cell office:value-type="float" office:value="5.1168" calcext:value-type="float">
            <text:p>5.1168</text:p>
          </table:table-cell>
          <table:table-cell office:value-type="float" office:value="1.97823" calcext:value-type="float">
            <text:p>1.97823</text:p>
          </table:table-cell>
          <table:table-cell/>
        </table:table-row>
        <table:table-row table:style-name="ro1">
          <table:table-cell office:value-type="float" office:value="5.1324" calcext:value-type="float">
            <text:p>5.1324</text:p>
          </table:table-cell>
          <table:table-cell office:value-type="float" office:value="1.98594" calcext:value-type="float">
            <text:p>1.98594</text:p>
          </table:table-cell>
          <table:table-cell/>
        </table:table-row>
        <table:table-row table:style-name="ro1">
          <table:table-cell office:value-type="float" office:value="5.148" calcext:value-type="float">
            <text:p>5.148</text:p>
          </table:table-cell>
          <table:table-cell office:value-type="float" office:value="1.98466" calcext:value-type="float">
            <text:p>1.98466</text:p>
          </table:table-cell>
          <table:table-cell/>
        </table:table-row>
        <table:table-row table:style-name="ro1">
          <table:table-cell office:value-type="float" office:value="5.1636" calcext:value-type="float">
            <text:p>5.1636</text:p>
          </table:table-cell>
          <table:table-cell office:value-type="float" office:value="1.98291" calcext:value-type="float">
            <text:p>1.98291</text:p>
          </table:table-cell>
          <table:table-cell/>
        </table:table-row>
        <table:table-row table:style-name="ro1">
          <table:table-cell office:value-type="float" office:value="5.1792" calcext:value-type="float">
            <text:p>5.1792</text:p>
          </table:table-cell>
          <table:table-cell office:value-type="float" office:value="1.99458" calcext:value-type="float">
            <text:p>1.99458</text:p>
          </table:table-cell>
          <table:table-cell/>
        </table:table-row>
        <table:table-row table:style-name="ro1">
          <table:table-cell office:value-type="float" office:value="5.1948" calcext:value-type="float">
            <text:p>5.1948</text:p>
          </table:table-cell>
          <table:table-cell office:value-type="float" office:value="1.98622" calcext:value-type="float">
            <text:p>1.98622</text:p>
          </table:table-cell>
          <table:table-cell/>
        </table:table-row>
        <table:table-row table:style-name="ro1">
          <table:table-cell office:value-type="float" office:value="5.2104" calcext:value-type="float">
            <text:p>5.2104</text:p>
          </table:table-cell>
          <table:table-cell office:value-type="float" office:value="1.99504" calcext:value-type="float">
            <text:p>1.99504</text:p>
          </table:table-cell>
          <table:table-cell/>
        </table:table-row>
        <table:table-row table:style-name="ro1">
          <table:table-cell office:value-type="float" office:value="5.226" calcext:value-type="float">
            <text:p>5.226</text:p>
          </table:table-cell>
          <table:table-cell office:value-type="float" office:value="1.99359" calcext:value-type="float">
            <text:p>1.99359</text:p>
          </table:table-cell>
          <table:table-cell/>
        </table:table-row>
        <table:table-row table:style-name="ro1">
          <table:table-cell office:value-type="float" office:value="5.2416" calcext:value-type="float">
            <text:p>5.2416</text:p>
          </table:table-cell>
          <table:table-cell office:value-type="float" office:value="1.99426" calcext:value-type="float">
            <text:p>1.99426</text:p>
          </table:table-cell>
          <table:table-cell/>
        </table:table-row>
        <table:table-row table:style-name="ro1">
          <table:table-cell office:value-type="float" office:value="5.2572" calcext:value-type="float">
            <text:p>5.2572</text:p>
          </table:table-cell>
          <table:table-cell office:value-type="float" office:value="1.99061" calcext:value-type="float">
            <text:p>1.99061</text:p>
          </table:table-cell>
          <table:table-cell/>
        </table:table-row>
        <table:table-row table:style-name="ro1">
          <table:table-cell office:value-type="float" office:value="5.2728" calcext:value-type="float">
            <text:p>5.2728</text:p>
          </table:table-cell>
          <table:table-cell office:value-type="float" office:value="1.99836" calcext:value-type="float">
            <text:p>1.99836</text:p>
          </table:table-cell>
          <table:table-cell/>
        </table:table-row>
        <table:table-row table:style-name="ro1">
          <table:table-cell office:value-type="float" office:value="5.2884" calcext:value-type="float">
            <text:p>5.2884</text:p>
          </table:table-cell>
          <table:table-cell office:value-type="float" office:value="2.0009" calcext:value-type="float">
            <text:p>2.0009</text:p>
          </table:table-cell>
          <table:table-cell/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.9939" calcext:value-type="float">
            <text:p>1.9939</text:p>
          </table:table-cell>
          <table:table-cell/>
        </table:table-row>
        <table:table-row table:style-name="ro1">
          <table:table-cell office:value-type="float" office:value="5.3196" calcext:value-type="float">
            <text:p>5.3196</text:p>
          </table:table-cell>
          <table:table-cell office:value-type="float" office:value="2.0008" calcext:value-type="float">
            <text:p>2.0008</text:p>
          </table:table-cell>
          <table:table-cell/>
        </table:table-row>
        <table:table-row table:style-name="ro1">
          <table:table-cell office:value-type="float" office:value="5.3352" calcext:value-type="float">
            <text:p>5.3352</text:p>
          </table:table-cell>
          <table:table-cell office:value-type="float" office:value="2.01189" calcext:value-type="float">
            <text:p>2.01189</text:p>
          </table:table-cell>
          <table:table-cell/>
        </table:table-row>
        <table:table-row table:style-name="ro1">
          <table:table-cell office:value-type="float" office:value="5.3508" calcext:value-type="float">
            <text:p>5.3508</text:p>
          </table:table-cell>
          <table:table-cell office:value-type="float" office:value="1.99962" calcext:value-type="float">
            <text:p>1.99962</text:p>
          </table:table-cell>
          <table:table-cell/>
        </table:table-row>
        <table:table-row table:style-name="ro1">
          <table:table-cell office:value-type="float" office:value="5.3664" calcext:value-type="float">
            <text:p>5.3664</text:p>
          </table:table-cell>
          <table:table-cell office:value-type="float" office:value="2.00773" calcext:value-type="float">
            <text:p>2.00773</text:p>
          </table:table-cell>
          <table:table-cell/>
        </table:table-row>
        <table:table-row table:style-name="ro1">
          <table:table-cell office:value-type="float" office:value="5.382" calcext:value-type="float">
            <text:p>5.382</text:p>
          </table:table-cell>
          <table:table-cell office:value-type="float" office:value="2.0151" calcext:value-type="float">
            <text:p>2.0151</text:p>
          </table:table-cell>
          <table:table-cell/>
        </table:table-row>
        <table:table-row table:style-name="ro1">
          <table:table-cell office:value-type="float" office:value="5.3976" calcext:value-type="float">
            <text:p>5.3976</text:p>
          </table:table-cell>
          <table:table-cell office:value-type="float" office:value="2.02219" calcext:value-type="float">
            <text:p>2.02219</text:p>
          </table:table-cell>
          <table:table-cell/>
        </table:table-row>
        <table:table-row table:style-name="ro1">
          <table:table-cell office:value-type="float" office:value="5.4132" calcext:value-type="float">
            <text:p>5.4132</text:p>
          </table:table-cell>
          <table:table-cell office:value-type="float" office:value="2.02037" calcext:value-type="float">
            <text:p>2.02037</text:p>
          </table:table-cell>
          <table:table-cell/>
        </table:table-row>
        <table:table-row table:style-name="ro1">
          <table:table-cell office:value-type="float" office:value="5.4288" calcext:value-type="float">
            <text:p>5.4288</text:p>
          </table:table-cell>
          <table:table-cell office:value-type="float" office:value="2.03392" calcext:value-type="float">
            <text:p>2.03392</text:p>
          </table:table-cell>
          <table:table-cell/>
        </table:table-row>
        <table:table-row table:style-name="ro1">
          <table:table-cell office:value-type="float" office:value="5.4444" calcext:value-type="float">
            <text:p>5.4444</text:p>
          </table:table-cell>
          <table:table-cell office:value-type="float" office:value="2.03025" calcext:value-type="float">
            <text:p>2.03025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2.02581" calcext:value-type="float">
            <text:p>2.02581</text:p>
          </table:table-cell>
          <table:table-cell/>
        </table:table-row>
        <table:table-row table:style-name="ro1">
          <table:table-cell office:value-type="float" office:value="5.4756" calcext:value-type="float">
            <text:p>5.4756</text:p>
          </table:table-cell>
          <table:table-cell office:value-type="float" office:value="2.02749" calcext:value-type="float">
            <text:p>2.02749</text:p>
          </table:table-cell>
          <table:table-cell/>
        </table:table-row>
        <table:table-row table:style-name="ro1">
          <table:table-cell office:value-type="float" office:value="5.4912" calcext:value-type="float">
            <text:p>5.4912</text:p>
          </table:table-cell>
          <table:table-cell office:value-type="float" office:value="2.02094" calcext:value-type="float">
            <text:p>2.02094</text:p>
          </table:table-cell>
          <table:table-cell/>
        </table:table-row>
        <table:table-row table:style-name="ro1">
          <table:table-cell office:value-type="float" office:value="5.5068" calcext:value-type="float">
            <text:p>5.5068</text:p>
          </table:table-cell>
          <table:table-cell office:value-type="float" office:value="2.03006" calcext:value-type="float">
            <text:p>2.03006</text:p>
          </table:table-cell>
          <table:table-cell/>
        </table:table-row>
        <table:table-row table:style-name="ro1">
          <table:table-cell office:value-type="float" office:value="5.5224" calcext:value-type="float">
            <text:p>5.5224</text:p>
          </table:table-cell>
          <table:table-cell office:value-type="float" office:value="2.02498" calcext:value-type="float">
            <text:p>2.02498</text:p>
          </table:table-cell>
          <table:table-cell/>
        </table:table-row>
        <table:table-row table:style-name="ro1">
          <table:table-cell office:value-type="float" office:value="5.538" calcext:value-type="float">
            <text:p>5.538</text:p>
          </table:table-cell>
          <table:table-cell office:value-type="float" office:value="2.01971" calcext:value-type="float">
            <text:p>2.01971</text:p>
          </table:table-cell>
          <table:table-cell/>
        </table:table-row>
        <table:table-row table:style-name="ro1">
          <table:table-cell office:value-type="float" office:value="5.5536" calcext:value-type="float">
            <text:p>5.5536</text:p>
          </table:table-cell>
          <table:table-cell office:value-type="float" office:value="2.01711" calcext:value-type="float">
            <text:p>2.01711</text:p>
          </table:table-cell>
          <table:table-cell/>
        </table:table-row>
        <table:table-row table:style-name="ro1">
          <table:table-cell office:value-type="float" office:value="5.5692" calcext:value-type="float">
            <text:p>5.5692</text:p>
          </table:table-cell>
          <table:table-cell office:value-type="float" office:value="2.03034" calcext:value-type="float">
            <text:p>2.03034</text:p>
          </table:table-cell>
          <table:table-cell/>
        </table:table-row>
        <table:table-row table:style-name="ro1">
          <table:table-cell office:value-type="float" office:value="5.5848" calcext:value-type="float">
            <text:p>5.5848</text:p>
          </table:table-cell>
          <table:table-cell office:value-type="float" office:value="2.02639" calcext:value-type="float">
            <text:p>2.02639</text:p>
          </table:table-cell>
          <table:table-cell/>
        </table:table-row>
        <table:table-row table:style-name="ro1">
          <table:table-cell office:value-type="float" office:value="5.6004" calcext:value-type="float">
            <text:p>5.6004</text:p>
          </table:table-cell>
          <table:table-cell office:value-type="float" office:value="2.03029" calcext:value-type="float">
            <text:p>2.03029</text:p>
          </table:table-cell>
          <table:table-cell/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.03655" calcext:value-type="float">
            <text:p>2.03655</text:p>
          </table:table-cell>
          <table:table-cell/>
        </table:table-row>
        <table:table-row table:style-name="ro1">
          <table:table-cell office:value-type="float" office:value="5.6316" calcext:value-type="float">
            <text:p>5.6316</text:p>
          </table:table-cell>
          <table:table-cell office:value-type="float" office:value="2.04337" calcext:value-type="float">
            <text:p>2.04337</text:p>
          </table:table-cell>
          <table:table-cell/>
        </table:table-row>
        <table:table-row table:style-name="ro1">
          <table:table-cell office:value-type="float" office:value="5.6472" calcext:value-type="float">
            <text:p>5.6472</text:p>
          </table:table-cell>
          <table:table-cell office:value-type="float" office:value="2.0387" calcext:value-type="float">
            <text:p>2.0387</text:p>
          </table:table-cell>
          <table:table-cell/>
        </table:table-row>
        <table:table-row table:style-name="ro1">
          <table:table-cell office:value-type="float" office:value="5.6628" calcext:value-type="float">
            <text:p>5.6628</text:p>
          </table:table-cell>
          <table:table-cell office:value-type="float" office:value="2.03709" calcext:value-type="float">
            <text:p>2.03709</text:p>
          </table:table-cell>
          <table:table-cell/>
        </table:table-row>
        <table:table-row table:style-name="ro1">
          <table:table-cell office:value-type="float" office:value="5.6784" calcext:value-type="float">
            <text:p>5.6784</text:p>
          </table:table-cell>
          <table:table-cell office:value-type="float" office:value="2.03934" calcext:value-type="float">
            <text:p>2.03934</text:p>
          </table:table-cell>
          <table:table-cell/>
        </table:table-row>
        <table:table-row table:style-name="ro1">
          <table:table-cell office:value-type="float" office:value="5.694" calcext:value-type="float">
            <text:p>5.694</text:p>
          </table:table-cell>
          <table:table-cell office:value-type="float" office:value="2.05904" calcext:value-type="float">
            <text:p>2.05904</text:p>
          </table:table-cell>
          <table:table-cell/>
        </table:table-row>
        <table:table-row table:style-name="ro1">
          <table:table-cell office:value-type="float" office:value="5.7096" calcext:value-type="float">
            <text:p>5.7096</text:p>
          </table:table-cell>
          <table:table-cell office:value-type="float" office:value="2.07316" calcext:value-type="float">
            <text:p>2.07316</text:p>
          </table:table-cell>
          <table:table-cell/>
        </table:table-row>
        <table:table-row table:style-name="ro1">
          <table:table-cell office:value-type="float" office:value="5.7252" calcext:value-type="float">
            <text:p>5.7252</text:p>
          </table:table-cell>
          <table:table-cell office:value-type="float" office:value="2.06666" calcext:value-type="float">
            <text:p>2.06666</text:p>
          </table:table-cell>
          <table:table-cell/>
        </table:table-row>
        <table:table-row table:style-name="ro1">
          <table:table-cell office:value-type="float" office:value="5.7408" calcext:value-type="float">
            <text:p>5.7408</text:p>
          </table:table-cell>
          <table:table-cell office:value-type="float" office:value="2.06128" calcext:value-type="float">
            <text:p>2.06128</text:p>
          </table:table-cell>
          <table:table-cell/>
        </table:table-row>
        <table:table-row table:style-name="ro1">
          <table:table-cell office:value-type="float" office:value="5.7564" calcext:value-type="float">
            <text:p>5.7564</text:p>
          </table:table-cell>
          <table:table-cell office:value-type="float" office:value="2.05874" calcext:value-type="float">
            <text:p>2.05874</text:p>
          </table:table-cell>
          <table:table-cell/>
        </table:table-row>
        <table:table-row table:style-name="ro1">
          <table:table-cell office:value-type="float" office:value="5.772" calcext:value-type="float">
            <text:p>5.772</text:p>
          </table:table-cell>
          <table:table-cell office:value-type="float" office:value="2.05487" calcext:value-type="float">
            <text:p>2.05487</text:p>
          </table:table-cell>
          <table:table-cell/>
        </table:table-row>
        <table:table-row table:style-name="ro1">
          <table:table-cell office:value-type="float" office:value="5.7876" calcext:value-type="float">
            <text:p>5.7876</text:p>
          </table:table-cell>
          <table:table-cell office:value-type="float" office:value="2.0564" calcext:value-type="float">
            <text:p>2.0564</text:p>
          </table:table-cell>
          <table:table-cell/>
        </table:table-row>
        <table:table-row table:style-name="ro1">
          <table:table-cell office:value-type="float" office:value="5.8032" calcext:value-type="float">
            <text:p>5.8032</text:p>
          </table:table-cell>
          <table:table-cell office:value-type="float" office:value="2.04883" calcext:value-type="float">
            <text:p>2.04883</text:p>
          </table:table-cell>
          <table:table-cell/>
        </table:table-row>
        <table:table-row table:style-name="ro1">
          <table:table-cell office:value-type="float" office:value="5.8188" calcext:value-type="float">
            <text:p>5.8188</text:p>
          </table:table-cell>
          <table:table-cell office:value-type="float" office:value="2.06222" calcext:value-type="float">
            <text:p>2.06222</text:p>
          </table:table-cell>
          <table:table-cell/>
        </table:table-row>
        <table:table-row table:style-name="ro1">
          <table:table-cell office:value-type="float" office:value="5.8344" calcext:value-type="float">
            <text:p>5.8344</text:p>
          </table:table-cell>
          <table:table-cell office:value-type="float" office:value="2.06429" calcext:value-type="float">
            <text:p>2.06429</text:p>
          </table:table-cell>
          <table:table-cell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2.06253" calcext:value-type="float">
            <text:p>2.06253</text:p>
          </table:table-cell>
          <table:table-cell/>
        </table:table-row>
        <table:table-row table:style-name="ro1">
          <table:table-cell office:value-type="float" office:value="5.8656" calcext:value-type="float">
            <text:p>5.8656</text:p>
          </table:table-cell>
          <table:table-cell office:value-type="float" office:value="2.06062" calcext:value-type="float">
            <text:p>2.06062</text:p>
          </table:table-cell>
          <table:table-cell/>
        </table:table-row>
        <table:table-row table:style-name="ro1">
          <table:table-cell office:value-type="float" office:value="5.8812" calcext:value-type="float">
            <text:p>5.8812</text:p>
          </table:table-cell>
          <table:table-cell office:value-type="float" office:value="2.07365" calcext:value-type="float">
            <text:p>2.07365</text:p>
          </table:table-cell>
          <table:table-cell/>
        </table:table-row>
        <table:table-row table:style-name="ro1">
          <table:table-cell office:value-type="float" office:value="5.8968" calcext:value-type="float">
            <text:p>5.8968</text:p>
          </table:table-cell>
          <table:table-cell office:value-type="float" office:value="2.06016" calcext:value-type="float">
            <text:p>2.06016</text:p>
          </table:table-cell>
          <table:table-cell/>
        </table:table-row>
        <table:table-row table:style-name="ro1">
          <table:table-cell office:value-type="float" office:value="5.9124" calcext:value-type="float">
            <text:p>5.9124</text:p>
          </table:table-cell>
          <table:table-cell office:value-type="float" office:value="2.06611" calcext:value-type="float">
            <text:p>2.06611</text:p>
          </table:table-cell>
          <table:table-cell/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2.0701" calcext:value-type="float">
            <text:p>2.0701</text:p>
          </table:table-cell>
          <table:table-cell/>
        </table:table-row>
        <table:table-row table:style-name="ro1">
          <table:table-cell office:value-type="float" office:value="5.9436" calcext:value-type="float">
            <text:p>5.9436</text:p>
          </table:table-cell>
          <table:table-cell office:value-type="float" office:value="2.06621" calcext:value-type="float">
            <text:p>2.06621</text:p>
          </table:table-cell>
          <table:table-cell/>
        </table:table-row>
        <table:table-row table:style-name="ro1">
          <table:table-cell office:value-type="float" office:value="5.9592" calcext:value-type="float">
            <text:p>5.9592</text:p>
          </table:table-cell>
          <table:table-cell office:value-type="float" office:value="2.07074" calcext:value-type="float">
            <text:p>2.07074</text:p>
          </table:table-cell>
          <table:table-cell/>
        </table:table-row>
        <table:table-row table:style-name="ro1">
          <table:table-cell office:value-type="float" office:value="5.9748" calcext:value-type="float">
            <text:p>5.9748</text:p>
          </table:table-cell>
          <table:table-cell office:value-type="float" office:value="2.0699" calcext:value-type="float">
            <text:p>2.0699</text:p>
          </table:table-cell>
          <table:table-cell/>
        </table:table-row>
        <table:table-row table:style-name="ro1">
          <table:table-cell office:value-type="float" office:value="5.9904" calcext:value-type="float">
            <text:p>5.9904</text:p>
          </table:table-cell>
          <table:table-cell office:value-type="float" office:value="2.07544" calcext:value-type="float">
            <text:p>2.07544</text:p>
          </table:table-cell>
          <table:table-cell/>
        </table:table-row>
        <table:table-row table:style-name="ro1">
          <table:table-cell office:value-type="float" office:value="6.006" calcext:value-type="float">
            <text:p>6.006</text:p>
          </table:table-cell>
          <table:table-cell office:value-type="float" office:value="2.07001" calcext:value-type="float">
            <text:p>2.07001</text:p>
          </table:table-cell>
          <table:table-cell/>
        </table:table-row>
        <table:table-row table:style-name="ro1">
          <table:table-cell office:value-type="float" office:value="6.0216" calcext:value-type="float">
            <text:p>6.0216</text:p>
          </table:table-cell>
          <table:table-cell office:value-type="float" office:value="2.06534" calcext:value-type="float">
            <text:p>2.06534</text:p>
          </table:table-cell>
          <table:table-cell/>
        </table:table-row>
        <table:table-row table:style-name="ro1">
          <table:table-cell office:value-type="float" office:value="6.0372" calcext:value-type="float">
            <text:p>6.0372</text:p>
          </table:table-cell>
          <table:table-cell office:value-type="float" office:value="2.06366" calcext:value-type="float">
            <text:p>2.06366</text:p>
          </table:table-cell>
          <table:table-cell/>
        </table:table-row>
        <table:table-row table:style-name="ro1">
          <table:table-cell office:value-type="float" office:value="6.0528" calcext:value-type="float">
            <text:p>6.0528</text:p>
          </table:table-cell>
          <table:table-cell office:value-type="float" office:value="2.0746" calcext:value-type="float">
            <text:p>2.0746</text:p>
          </table:table-cell>
          <table:table-cell/>
        </table:table-row>
        <table:table-row table:style-name="ro1">
          <table:table-cell office:value-type="float" office:value="6.0684" calcext:value-type="float">
            <text:p>6.0684</text:p>
          </table:table-cell>
          <table:table-cell office:value-type="float" office:value="2.08032" calcext:value-type="float">
            <text:p>2.08032</text:p>
          </table:table-cell>
          <table:table-cell/>
        </table:table-row>
        <table:table-row table:style-name="ro1">
          <table:table-cell office:value-type="float" office:value="6.084" calcext:value-type="float">
            <text:p>6.084</text:p>
          </table:table-cell>
          <table:table-cell office:value-type="float" office:value="2.07909" calcext:value-type="float">
            <text:p>2.07909</text:p>
          </table:table-cell>
          <table:table-cell/>
        </table:table-row>
        <table:table-row table:style-name="ro1">
          <table:table-cell office:value-type="float" office:value="6.0996" calcext:value-type="float">
            <text:p>6.0996</text:p>
          </table:table-cell>
          <table:table-cell office:value-type="float" office:value="2.07225" calcext:value-type="float">
            <text:p>2.07225</text:p>
          </table:table-cell>
          <table:table-cell/>
        </table:table-row>
        <table:table-row table:style-name="ro1">
          <table:table-cell office:value-type="float" office:value="6.1152" calcext:value-type="float">
            <text:p>6.1152</text:p>
          </table:table-cell>
          <table:table-cell office:value-type="float" office:value="2.07908" calcext:value-type="float">
            <text:p>2.07908</text:p>
          </table:table-cell>
          <table:table-cell/>
        </table:table-row>
        <table:table-row table:style-name="ro1">
          <table:table-cell office:value-type="float" office:value="6.1308" calcext:value-type="float">
            <text:p>6.1308</text:p>
          </table:table-cell>
          <table:table-cell office:value-type="float" office:value="2.06909" calcext:value-type="float">
            <text:p>2.06909</text:p>
          </table:table-cell>
          <table:table-cell/>
        </table:table-row>
        <table:table-row table:style-name="ro1">
          <table:table-cell office:value-type="float" office:value="6.1464" calcext:value-type="float">
            <text:p>6.1464</text:p>
          </table:table-cell>
          <table:table-cell office:value-type="float" office:value="2.06723" calcext:value-type="float">
            <text:p>2.06723</text:p>
          </table:table-cell>
          <table:table-cell/>
        </table:table-row>
        <table:table-row table:style-name="ro1">
          <table:table-cell office:value-type="float" office:value="6.162" calcext:value-type="float">
            <text:p>6.162</text:p>
          </table:table-cell>
          <table:table-cell office:value-type="float" office:value="2.07586" calcext:value-type="float">
            <text:p>2.07586</text:p>
          </table:table-cell>
          <table:table-cell/>
        </table:table-row>
        <table:table-row table:style-name="ro1">
          <table:table-cell office:value-type="float" office:value="6.1776" calcext:value-type="float">
            <text:p>6.1776</text:p>
          </table:table-cell>
          <table:table-cell office:value-type="float" office:value="2.071" calcext:value-type="float">
            <text:p>2.071</text:p>
          </table:table-cell>
          <table:table-cell/>
        </table:table-row>
        <table:table-row table:style-name="ro1">
          <table:table-cell office:value-type="float" office:value="6.1932" calcext:value-type="float">
            <text:p>6.1932</text:p>
          </table:table-cell>
          <table:table-cell office:value-type="float" office:value="2.0704" calcext:value-type="float">
            <text:p>2.0704</text:p>
          </table:table-cell>
          <table:table-cell/>
        </table:table-row>
        <table:table-row table:style-name="ro1">
          <table:table-cell office:value-type="float" office:value="6.2088" calcext:value-type="float">
            <text:p>6.2088</text:p>
          </table:table-cell>
          <table:table-cell office:value-type="float" office:value="2.06702" calcext:value-type="float">
            <text:p>2.06702</text:p>
          </table:table-cell>
          <table:table-cell/>
        </table:table-row>
        <table:table-row table:style-name="ro1">
          <table:table-cell office:value-type="float" office:value="6.2244" calcext:value-type="float">
            <text:p>6.2244</text:p>
          </table:table-cell>
          <table:table-cell office:value-type="float" office:value="2.0648" calcext:value-type="float">
            <text:p>2.0648</text:p>
          </table:table-cell>
          <table:table-cell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2.07084" calcext:value-type="float">
            <text:p>2.07084</text:p>
          </table:table-cell>
          <table:table-cell/>
        </table:table-row>
        <table:table-row table:style-name="ro1">
          <table:table-cell office:value-type="float" office:value="6.2556" calcext:value-type="float">
            <text:p>6.2556</text:p>
          </table:table-cell>
          <table:table-cell office:value-type="float" office:value="2.08431" calcext:value-type="float">
            <text:p>2.08431</text:p>
          </table:table-cell>
          <table:table-cell/>
        </table:table-row>
        <table:table-row table:style-name="ro1">
          <table:table-cell office:value-type="float" office:value="6.2712" calcext:value-type="float">
            <text:p>6.2712</text:p>
          </table:table-cell>
          <table:table-cell office:value-type="float" office:value="2.08442" calcext:value-type="float">
            <text:p>2.08442</text:p>
          </table:table-cell>
          <table:table-cell/>
        </table:table-row>
        <table:table-row table:style-name="ro1">
          <table:table-cell office:value-type="float" office:value="6.2868" calcext:value-type="float">
            <text:p>6.2868</text:p>
          </table:table-cell>
          <table:table-cell office:value-type="float" office:value="2.07787" calcext:value-type="float">
            <text:p>2.07787</text:p>
          </table:table-cell>
          <table:table-cell/>
        </table:table-row>
        <table:table-row table:style-name="ro1">
          <table:table-cell office:value-type="float" office:value="6.3024" calcext:value-type="float">
            <text:p>6.3024</text:p>
          </table:table-cell>
          <table:table-cell office:value-type="float" office:value="2.08695" calcext:value-type="float">
            <text:p>2.08695</text:p>
          </table:table-cell>
          <table:table-cell/>
        </table:table-row>
        <table:table-row table:style-name="ro1">
          <table:table-cell office:value-type="float" office:value="6.318" calcext:value-type="float">
            <text:p>6.318</text:p>
          </table:table-cell>
          <table:table-cell office:value-type="float" office:value="2.08714" calcext:value-type="float">
            <text:p>2.08714</text:p>
          </table:table-cell>
          <table:table-cell/>
        </table:table-row>
        <table:table-row table:style-name="ro1">
          <table:table-cell office:value-type="float" office:value="6.3336" calcext:value-type="float">
            <text:p>6.3336</text:p>
          </table:table-cell>
          <table:table-cell office:value-type="float" office:value="2.09316" calcext:value-type="float">
            <text:p>2.09316</text:p>
          </table:table-cell>
          <table:table-cell/>
        </table:table-row>
        <table:table-row table:style-name="ro1">
          <table:table-cell office:value-type="float" office:value="6.3492" calcext:value-type="float">
            <text:p>6.3492</text:p>
          </table:table-cell>
          <table:table-cell office:value-type="float" office:value="2.08912" calcext:value-type="float">
            <text:p>2.08912</text:p>
          </table:table-cell>
          <table:table-cell/>
        </table:table-row>
        <table:table-row table:style-name="ro1">
          <table:table-cell office:value-type="float" office:value="6.3648" calcext:value-type="float">
            <text:p>6.3648</text:p>
          </table:table-cell>
          <table:table-cell office:value-type="float" office:value="2.08775" calcext:value-type="float">
            <text:p>2.08775</text:p>
          </table:table-cell>
          <table:table-cell/>
        </table:table-row>
        <table:table-row table:style-name="ro1">
          <table:table-cell office:value-type="float" office:value="6.3804" calcext:value-type="float">
            <text:p>6.3804</text:p>
          </table:table-cell>
          <table:table-cell office:value-type="float" office:value="2.0878" calcext:value-type="float">
            <text:p>2.0878</text:p>
          </table:table-cell>
          <table:table-cell/>
        </table:table-row>
        <table:table-row table:style-name="ro1">
          <table:table-cell office:value-type="float" office:value="6.396" calcext:value-type="float">
            <text:p>6.396</text:p>
          </table:table-cell>
          <table:table-cell office:value-type="float" office:value="2.0841" calcext:value-type="float">
            <text:p>2.0841</text:p>
          </table:table-cell>
          <table:table-cell/>
        </table:table-row>
        <table:table-row table:style-name="ro1">
          <table:table-cell office:value-type="float" office:value="6.4116" calcext:value-type="float">
            <text:p>6.4116</text:p>
          </table:table-cell>
          <table:table-cell office:value-type="float" office:value="2.08881" calcext:value-type="float">
            <text:p>2.08881</text:p>
          </table:table-cell>
          <table:table-cell/>
        </table:table-row>
        <table:table-row table:style-name="ro1">
          <table:table-cell office:value-type="float" office:value="6.4272" calcext:value-type="float">
            <text:p>6.4272</text:p>
          </table:table-cell>
          <table:table-cell office:value-type="float" office:value="2.10149" calcext:value-type="float">
            <text:p>2.10149</text:p>
          </table:table-cell>
          <table:table-cell/>
        </table:table-row>
        <table:table-row table:style-name="ro1">
          <table:table-cell office:value-type="float" office:value="6.4428" calcext:value-type="float">
            <text:p>6.4428</text:p>
          </table:table-cell>
          <table:table-cell office:value-type="float" office:value="2.10181" calcext:value-type="float">
            <text:p>2.10181</text:p>
          </table:table-cell>
          <table:table-cell/>
        </table:table-row>
        <table:table-row table:style-name="ro1">
          <table:table-cell office:value-type="float" office:value="6.4584" calcext:value-type="float">
            <text:p>6.4584</text:p>
          </table:table-cell>
          <table:table-cell office:value-type="float" office:value="2.09431" calcext:value-type="float">
            <text:p>2.09431</text:p>
          </table:table-cell>
          <table:table-cell/>
        </table:table-row>
        <table:table-row table:style-name="ro1">
          <table:table-cell office:value-type="float" office:value="6.474" calcext:value-type="float">
            <text:p>6.474</text:p>
          </table:table-cell>
          <table:table-cell office:value-type="float" office:value="2.08611" calcext:value-type="float">
            <text:p>2.08611</text:p>
          </table:table-cell>
          <table:table-cell/>
        </table:table-row>
        <table:table-row table:style-name="ro1">
          <table:table-cell office:value-type="float" office:value="6.4896" calcext:value-type="float">
            <text:p>6.4896</text:p>
          </table:table-cell>
          <table:table-cell office:value-type="float" office:value="2.08365" calcext:value-type="float">
            <text:p>2.08365</text:p>
          </table:table-cell>
          <table:table-cell/>
        </table:table-row>
        <table:table-row table:style-name="ro1">
          <table:table-cell office:value-type="float" office:value="6.5052" calcext:value-type="float">
            <text:p>6.5052</text:p>
          </table:table-cell>
          <table:table-cell office:value-type="float" office:value="2.08688" calcext:value-type="float">
            <text:p>2.08688</text:p>
          </table:table-cell>
          <table:table-cell/>
        </table:table-row>
        <table:table-row table:style-name="ro1">
          <table:table-cell office:value-type="float" office:value="6.5208" calcext:value-type="float">
            <text:p>6.5208</text:p>
          </table:table-cell>
          <table:table-cell office:value-type="float" office:value="2.08812" calcext:value-type="float">
            <text:p>2.08812</text:p>
          </table:table-cell>
          <table:table-cell/>
        </table:table-row>
        <table:table-row table:style-name="ro1">
          <table:table-cell office:value-type="float" office:value="6.5364" calcext:value-type="float">
            <text:p>6.5364</text:p>
          </table:table-cell>
          <table:table-cell office:value-type="float" office:value="2.08244" calcext:value-type="float">
            <text:p>2.08244</text:p>
          </table:table-cell>
          <table:table-cell/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2.08709" calcext:value-type="float">
            <text:p>2.08709</text:p>
          </table:table-cell>
          <table:table-cell/>
        </table:table-row>
        <table:table-row table:style-name="ro1">
          <table:table-cell office:value-type="float" office:value="6.5676" calcext:value-type="float">
            <text:p>6.5676</text:p>
          </table:table-cell>
          <table:table-cell office:value-type="float" office:value="2.08268" calcext:value-type="float">
            <text:p>2.08268</text:p>
          </table:table-cell>
          <table:table-cell/>
        </table:table-row>
        <table:table-row table:style-name="ro1">
          <table:table-cell office:value-type="float" office:value="6.5832" calcext:value-type="float">
            <text:p>6.5832</text:p>
          </table:table-cell>
          <table:table-cell office:value-type="float" office:value="2.08599" calcext:value-type="float">
            <text:p>2.08599</text:p>
          </table:table-cell>
          <table:table-cell/>
        </table:table-row>
        <table:table-row table:style-name="ro1">
          <table:table-cell office:value-type="float" office:value="6.5988" calcext:value-type="float">
            <text:p>6.5988</text:p>
          </table:table-cell>
          <table:table-cell office:value-type="float" office:value="2.0944" calcext:value-type="float">
            <text:p>2.0944</text:p>
          </table:table-cell>
          <table:table-cell/>
        </table:table-row>
        <table:table-row table:style-name="ro1">
          <table:table-cell office:value-type="float" office:value="6.6144" calcext:value-type="float">
            <text:p>6.6144</text:p>
          </table:table-cell>
          <table:table-cell office:value-type="float" office:value="2.098" calcext:value-type="float">
            <text:p>2.098</text:p>
          </table:table-cell>
          <table:table-cell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2.09996" calcext:value-type="float">
            <text:p>2.09996</text:p>
          </table:table-cell>
          <table:table-cell/>
        </table:table-row>
        <table:table-row table:style-name="ro1">
          <table:table-cell office:value-type="float" office:value="6.6456" calcext:value-type="float">
            <text:p>6.6456</text:p>
          </table:table-cell>
          <table:table-cell office:value-type="float" office:value="2.10426" calcext:value-type="float">
            <text:p>2.10426</text:p>
          </table:table-cell>
          <table:table-cell/>
        </table:table-row>
        <table:table-row table:style-name="ro1">
          <table:table-cell office:value-type="float" office:value="6.6612" calcext:value-type="float">
            <text:p>6.6612</text:p>
          </table:table-cell>
          <table:table-cell office:value-type="float" office:value="2.09399" calcext:value-type="float">
            <text:p>2.09399</text:p>
          </table:table-cell>
          <table:table-cell/>
        </table:table-row>
        <table:table-row table:style-name="ro1">
          <table:table-cell office:value-type="float" office:value="6.6768" calcext:value-type="float">
            <text:p>6.6768</text:p>
          </table:table-cell>
          <table:table-cell office:value-type="float" office:value="2.09781" calcext:value-type="float">
            <text:p>2.09781</text:p>
          </table:table-cell>
          <table:table-cell/>
        </table:table-row>
        <table:table-row table:style-name="ro1">
          <table:table-cell office:value-type="float" office:value="6.6924" calcext:value-type="float">
            <text:p>6.6924</text:p>
          </table:table-cell>
          <table:table-cell office:value-type="float" office:value="2.09421" calcext:value-type="float">
            <text:p>2.09421</text:p>
          </table:table-cell>
          <table:table-cell/>
        </table:table-row>
        <table:table-row table:style-name="ro1">
          <table:table-cell office:value-type="float" office:value="6.708" calcext:value-type="float">
            <text:p>6.708</text:p>
          </table:table-cell>
          <table:table-cell office:value-type="float" office:value="2.09795" calcext:value-type="float">
            <text:p>2.09795</text:p>
          </table:table-cell>
          <table:table-cell/>
        </table:table-row>
        <table:table-row table:style-name="ro1">
          <table:table-cell office:value-type="float" office:value="6.7236" calcext:value-type="float">
            <text:p>6.7236</text:p>
          </table:table-cell>
          <table:table-cell office:value-type="float" office:value="2.09759" calcext:value-type="float">
            <text:p>2.09759</text:p>
          </table:table-cell>
          <table:table-cell/>
        </table:table-row>
        <table:table-row table:style-name="ro1">
          <table:table-cell office:value-type="float" office:value="6.7392" calcext:value-type="float">
            <text:p>6.7392</text:p>
          </table:table-cell>
          <table:table-cell office:value-type="float" office:value="2.11271" calcext:value-type="float">
            <text:p>2.11271</text:p>
          </table:table-cell>
          <table:table-cell/>
        </table:table-row>
        <table:table-row table:style-name="ro1">
          <table:table-cell office:value-type="float" office:value="6.7548" calcext:value-type="float">
            <text:p>6.7548</text:p>
          </table:table-cell>
          <table:table-cell office:value-type="float" office:value="2.09738" calcext:value-type="float">
            <text:p>2.09738</text:p>
          </table:table-cell>
          <table:table-cell/>
        </table:table-row>
        <table:table-row table:style-name="ro1">
          <table:table-cell office:value-type="float" office:value="6.7704" calcext:value-type="float">
            <text:p>6.7704</text:p>
          </table:table-cell>
          <table:table-cell office:value-type="float" office:value="2.09618" calcext:value-type="float">
            <text:p>2.09618</text:p>
          </table:table-cell>
          <table:table-cell/>
        </table:table-row>
        <table:table-row table:style-name="ro1">
          <table:table-cell office:value-type="float" office:value="6.786" calcext:value-type="float">
            <text:p>6.786</text:p>
          </table:table-cell>
          <table:table-cell office:value-type="float" office:value="2.09487" calcext:value-type="float">
            <text:p>2.09487</text:p>
          </table:table-cell>
          <table:table-cell/>
        </table:table-row>
        <table:table-row table:style-name="ro1">
          <table:table-cell office:value-type="float" office:value="6.8016" calcext:value-type="float">
            <text:p>6.8016</text:p>
          </table:table-cell>
          <table:table-cell office:value-type="float" office:value="2.08968" calcext:value-type="float">
            <text:p>2.08968</text:p>
          </table:table-cell>
          <table:table-cell/>
        </table:table-row>
        <table:table-row table:style-name="ro1">
          <table:table-cell office:value-type="float" office:value="6.8172" calcext:value-type="float">
            <text:p>6.8172</text:p>
          </table:table-cell>
          <table:table-cell office:value-type="float" office:value="2.0963" calcext:value-type="float">
            <text:p>2.0963</text:p>
          </table:table-cell>
          <table:table-cell/>
        </table:table-row>
        <table:table-row table:style-name="ro1">
          <table:table-cell office:value-type="float" office:value="6.8328" calcext:value-type="float">
            <text:p>6.8328</text:p>
          </table:table-cell>
          <table:table-cell office:value-type="float" office:value="2.08967" calcext:value-type="float">
            <text:p>2.08967</text:p>
          </table:table-cell>
          <table:table-cell/>
        </table:table-row>
        <table:table-row table:style-name="ro1">
          <table:table-cell office:value-type="float" office:value="6.8484" calcext:value-type="float">
            <text:p>6.8484</text:p>
          </table:table-cell>
          <table:table-cell office:value-type="float" office:value="2.09777" calcext:value-type="float">
            <text:p>2.09777</text:p>
          </table:table-cell>
          <table:table-cell/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2.09292" calcext:value-type="float">
            <text:p>2.09292</text:p>
          </table:table-cell>
          <table:table-cell/>
        </table:table-row>
        <table:table-row table:style-name="ro1">
          <table:table-cell office:value-type="float" office:value="6.8796" calcext:value-type="float">
            <text:p>6.8796</text:p>
          </table:table-cell>
          <table:table-cell office:value-type="float" office:value="2.09486" calcext:value-type="float">
            <text:p>2.09486</text:p>
          </table:table-cell>
          <table:table-cell/>
        </table:table-row>
        <table:table-row table:style-name="ro1">
          <table:table-cell office:value-type="float" office:value="6.8952" calcext:value-type="float">
            <text:p>6.8952</text:p>
          </table:table-cell>
          <table:table-cell office:value-type="float" office:value="2.11108" calcext:value-type="float">
            <text:p>2.11108</text:p>
          </table:table-cell>
          <table:table-cell/>
        </table:table-row>
        <table:table-row table:style-name="ro1">
          <table:table-cell office:value-type="float" office:value="6.9108" calcext:value-type="float">
            <text:p>6.9108</text:p>
          </table:table-cell>
          <table:table-cell office:value-type="float" office:value="2.1176" calcext:value-type="float">
            <text:p>2.1176</text:p>
          </table:table-cell>
          <table:table-cell/>
        </table:table-row>
        <table:table-row table:style-name="ro1">
          <table:table-cell office:value-type="float" office:value="6.9264" calcext:value-type="float">
            <text:p>6.9264</text:p>
          </table:table-cell>
          <table:table-cell office:value-type="float" office:value="2.11171" calcext:value-type="float">
            <text:p>2.11171</text:p>
          </table:table-cell>
          <table:table-cell/>
        </table:table-row>
        <table:table-row table:style-name="ro1">
          <table:table-cell office:value-type="float" office:value="6.942" calcext:value-type="float">
            <text:p>6.942</text:p>
          </table:table-cell>
          <table:table-cell office:value-type="float" office:value="2.11495" calcext:value-type="float">
            <text:p>2.11495</text:p>
          </table:table-cell>
          <table:table-cell/>
        </table:table-row>
        <table:table-row table:style-name="ro1">
          <table:table-cell office:value-type="float" office:value="6.9576" calcext:value-type="float">
            <text:p>6.9576</text:p>
          </table:table-cell>
          <table:table-cell office:value-type="float" office:value="2.10389" calcext:value-type="float">
            <text:p>2.10389</text:p>
          </table:table-cell>
          <table:table-cell/>
        </table:table-row>
        <table:table-row table:style-name="ro1">
          <table:table-cell office:value-type="float" office:value="6.9732" calcext:value-type="float">
            <text:p>6.9732</text:p>
          </table:table-cell>
          <table:table-cell office:value-type="float" office:value="2.10282" calcext:value-type="float">
            <text:p>2.10282</text:p>
          </table:table-cell>
          <table:table-cell/>
        </table:table-row>
        <table:table-row table:style-name="ro1">
          <table:table-cell office:value-type="float" office:value="6.9888" calcext:value-type="float">
            <text:p>6.9888</text:p>
          </table:table-cell>
          <table:table-cell office:value-type="float" office:value="2.10724" calcext:value-type="float">
            <text:p>2.10724</text:p>
          </table:table-cell>
          <table:table-cell/>
        </table:table-row>
        <table:table-row table:style-name="ro1">
          <table:table-cell office:value-type="float" office:value="7.0044" calcext:value-type="float">
            <text:p>7.0044</text:p>
          </table:table-cell>
          <table:table-cell office:value-type="float" office:value="2.11054" calcext:value-type="float">
            <text:p>2.11054</text:p>
          </table:table-cell>
          <table:table-cell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2.11772" calcext:value-type="float">
            <text:p>2.11772</text:p>
          </table:table-cell>
          <table:table-cell/>
        </table:table-row>
        <table:table-row table:style-name="ro1">
          <table:table-cell office:value-type="float" office:value="7.0356" calcext:value-type="float">
            <text:p>7.0356</text:p>
          </table:table-cell>
          <table:table-cell office:value-type="float" office:value="2.11756" calcext:value-type="float">
            <text:p>2.11756</text:p>
          </table:table-cell>
          <table:table-cell/>
        </table:table-row>
        <table:table-row table:style-name="ro1">
          <table:table-cell office:value-type="float" office:value="7.0512" calcext:value-type="float">
            <text:p>7.0512</text:p>
          </table:table-cell>
          <table:table-cell office:value-type="float" office:value="2.12117" calcext:value-type="float">
            <text:p>2.12117</text:p>
          </table:table-cell>
          <table:table-cell/>
        </table:table-row>
        <table:table-row table:style-name="ro1">
          <table:table-cell office:value-type="float" office:value="7.0668" calcext:value-type="float">
            <text:p>7.0668</text:p>
          </table:table-cell>
          <table:table-cell office:value-type="float" office:value="2.1228" calcext:value-type="float">
            <text:p>2.1228</text:p>
          </table:table-cell>
          <table:table-cell/>
        </table:table-row>
        <table:table-row table:style-name="ro1">
          <table:table-cell office:value-type="float" office:value="7.0824" calcext:value-type="float">
            <text:p>7.0824</text:p>
          </table:table-cell>
          <table:table-cell office:value-type="float" office:value="2.10578" calcext:value-type="float">
            <text:p>2.10578</text:p>
          </table:table-cell>
          <table:table-cell/>
        </table:table-row>
        <table:table-row table:style-name="ro1">
          <table:table-cell office:value-type="float" office:value="7.098" calcext:value-type="float">
            <text:p>7.098</text:p>
          </table:table-cell>
          <table:table-cell office:value-type="float" office:value="2.11457" calcext:value-type="float">
            <text:p>2.11457</text:p>
          </table:table-cell>
          <table:table-cell/>
        </table:table-row>
        <table:table-row table:style-name="ro1">
          <table:table-cell office:value-type="float" office:value="7.1136" calcext:value-type="float">
            <text:p>7.1136</text:p>
          </table:table-cell>
          <table:table-cell office:value-type="float" office:value="2.12171" calcext:value-type="float">
            <text:p>2.12171</text:p>
          </table:table-cell>
          <table:table-cell/>
        </table:table-row>
        <table:table-row table:style-name="ro1">
          <table:table-cell office:value-type="float" office:value="7.1292" calcext:value-type="float">
            <text:p>7.1292</text:p>
          </table:table-cell>
          <table:table-cell office:value-type="float" office:value="2.11019" calcext:value-type="float">
            <text:p>2.11019</text:p>
          </table:table-cell>
          <table:table-cell/>
        </table:table-row>
        <table:table-row table:style-name="ro1">
          <table:table-cell office:value-type="float" office:value="7.1448" calcext:value-type="float">
            <text:p>7.1448</text:p>
          </table:table-cell>
          <table:table-cell office:value-type="float" office:value="2.10081" calcext:value-type="float">
            <text:p>2.10081</text:p>
          </table:table-cell>
          <table:table-cell/>
        </table:table-row>
        <table:table-row table:style-name="ro1">
          <table:table-cell office:value-type="float" office:value="7.1604" calcext:value-type="float">
            <text:p>7.1604</text:p>
          </table:table-cell>
          <table:table-cell office:value-type="float" office:value="2.10764" calcext:value-type="float">
            <text:p>2.10764</text:p>
          </table:table-cell>
          <table:table-cell/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2.10313" calcext:value-type="float">
            <text:p>2.10313</text:p>
          </table:table-cell>
          <table:table-cell/>
        </table:table-row>
        <table:table-row table:style-name="ro1">
          <table:table-cell office:value-type="float" office:value="7.1916" calcext:value-type="float">
            <text:p>7.1916</text:p>
          </table:table-cell>
          <table:table-cell office:value-type="float" office:value="2.11356" calcext:value-type="float">
            <text:p>2.11356</text:p>
          </table:table-cell>
          <table:table-cell/>
        </table:table-row>
        <table:table-row table:style-name="ro1">
          <table:table-cell office:value-type="float" office:value="7.2072" calcext:value-type="float">
            <text:p>7.2072</text:p>
          </table:table-cell>
          <table:table-cell office:value-type="float" office:value="2.10622" calcext:value-type="float">
            <text:p>2.10622</text:p>
          </table:table-cell>
          <table:table-cell/>
        </table:table-row>
        <table:table-row table:style-name="ro1">
          <table:table-cell office:value-type="float" office:value="7.2228" calcext:value-type="float">
            <text:p>7.2228</text:p>
          </table:table-cell>
          <table:table-cell office:value-type="float" office:value="2.10869" calcext:value-type="float">
            <text:p>2.10869</text:p>
          </table:table-cell>
          <table:table-cell/>
        </table:table-row>
        <table:table-row table:style-name="ro1">
          <table:table-cell office:value-type="float" office:value="7.2384" calcext:value-type="float">
            <text:p>7.2384</text:p>
          </table:table-cell>
          <table:table-cell office:value-type="float" office:value="2.11493" calcext:value-type="float">
            <text:p>2.11493</text:p>
          </table:table-cell>
          <table:table-cell/>
        </table:table-row>
        <table:table-row table:style-name="ro1">
          <table:table-cell office:value-type="float" office:value="7.254" calcext:value-type="float">
            <text:p>7.254</text:p>
          </table:table-cell>
          <table:table-cell office:value-type="float" office:value="2.1252" calcext:value-type="float">
            <text:p>2.1252</text:p>
          </table:table-cell>
          <table:table-cell/>
        </table:table-row>
        <table:table-row table:style-name="ro1">
          <table:table-cell office:value-type="float" office:value="7.2696" calcext:value-type="float">
            <text:p>7.2696</text:p>
          </table:table-cell>
          <table:table-cell office:value-type="float" office:value="2.1107" calcext:value-type="float">
            <text:p>2.1107</text:p>
          </table:table-cell>
          <table:table-cell/>
        </table:table-row>
        <table:table-row table:style-name="ro1">
          <table:table-cell office:value-type="float" office:value="7.2852" calcext:value-type="float">
            <text:p>7.2852</text:p>
          </table:table-cell>
          <table:table-cell office:value-type="float" office:value="2.10774" calcext:value-type="float">
            <text:p>2.10774</text:p>
          </table:table-cell>
          <table:table-cell/>
        </table:table-row>
        <table:table-row table:style-name="ro1">
          <table:table-cell office:value-type="float" office:value="7.3008" calcext:value-type="float">
            <text:p>7.3008</text:p>
          </table:table-cell>
          <table:table-cell office:value-type="float" office:value="2.10023" calcext:value-type="float">
            <text:p>2.10023</text:p>
          </table:table-cell>
          <table:table-cell/>
        </table:table-row>
        <table:table-row table:style-name="ro1">
          <table:table-cell office:value-type="float" office:value="7.3164" calcext:value-type="float">
            <text:p>7.3164</text:p>
          </table:table-cell>
          <table:table-cell office:value-type="float" office:value="2.09397" calcext:value-type="float">
            <text:p>2.09397</text:p>
          </table:table-cell>
          <table:table-cell/>
        </table:table-row>
        <table:table-row table:style-name="ro1">
          <table:table-cell office:value-type="float" office:value="7.332" calcext:value-type="float">
            <text:p>7.332</text:p>
          </table:table-cell>
          <table:table-cell office:value-type="float" office:value="2.1035" calcext:value-type="float">
            <text:p>2.1035</text:p>
          </table:table-cell>
          <table:table-cell/>
        </table:table-row>
        <table:table-row table:style-name="ro1">
          <table:table-cell office:value-type="float" office:value="7.3476" calcext:value-type="float">
            <text:p>7.3476</text:p>
          </table:table-cell>
          <table:table-cell office:value-type="float" office:value="2.1065" calcext:value-type="float">
            <text:p>2.1065</text:p>
          </table:table-cell>
          <table:table-cell/>
        </table:table-row>
        <table:table-row table:style-name="ro1">
          <table:table-cell office:value-type="float" office:value="7.3632" calcext:value-type="float">
            <text:p>7.3632</text:p>
          </table:table-cell>
          <table:table-cell office:value-type="float" office:value="2.10179" calcext:value-type="float">
            <text:p>2.10179</text:p>
          </table:table-cell>
          <table:table-cell/>
        </table:table-row>
        <table:table-row table:style-name="ro1">
          <table:table-cell office:value-type="float" office:value="7.3788" calcext:value-type="float">
            <text:p>7.3788</text:p>
          </table:table-cell>
          <table:table-cell office:value-type="float" office:value="2.10874" calcext:value-type="float">
            <text:p>2.10874</text:p>
          </table:table-cell>
          <table:table-cell/>
        </table:table-row>
        <table:table-row table:style-name="ro1">
          <table:table-cell office:value-type="float" office:value="7.3944" calcext:value-type="float">
            <text:p>7.3944</text:p>
          </table:table-cell>
          <table:table-cell office:value-type="float" office:value="2.11043" calcext:value-type="float">
            <text:p>2.11043</text:p>
          </table:table-cell>
          <table:table-cell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2.10736" calcext:value-type="float">
            <text:p>2.10736</text:p>
          </table:table-cell>
          <table:table-cell/>
        </table:table-row>
        <table:table-row table:style-name="ro1">
          <table:table-cell office:value-type="float" office:value="7.4256" calcext:value-type="float">
            <text:p>7.4256</text:p>
          </table:table-cell>
          <table:table-cell office:value-type="float" office:value="2.09605" calcext:value-type="float">
            <text:p>2.09605</text:p>
          </table:table-cell>
          <table:table-cell/>
        </table:table-row>
        <table:table-row table:style-name="ro1">
          <table:table-cell office:value-type="float" office:value="7.4412" calcext:value-type="float">
            <text:p>7.4412</text:p>
          </table:table-cell>
          <table:table-cell office:value-type="float" office:value="2.08831" calcext:value-type="float">
            <text:p>2.08831</text:p>
          </table:table-cell>
          <table:table-cell/>
        </table:table-row>
        <table:table-row table:style-name="ro1">
          <table:table-cell office:value-type="float" office:value="7.4568" calcext:value-type="float">
            <text:p>7.4568</text:p>
          </table:table-cell>
          <table:table-cell office:value-type="float" office:value="2.0859" calcext:value-type="float">
            <text:p>2.0859</text:p>
          </table:table-cell>
          <table:table-cell/>
        </table:table-row>
        <table:table-row table:style-name="ro1">
          <table:table-cell office:value-type="float" office:value="7.4724" calcext:value-type="float">
            <text:p>7.4724</text:p>
          </table:table-cell>
          <table:table-cell office:value-type="float" office:value="2.08896" calcext:value-type="float">
            <text:p>2.08896</text:p>
          </table:table-cell>
          <table:table-cell/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2.09279" calcext:value-type="float">
            <text:p>2.09279</text:p>
          </table:table-cell>
          <table:table-cell/>
        </table:table-row>
        <table:table-row table:style-name="ro1">
          <table:table-cell office:value-type="float" office:value="7.5036" calcext:value-type="float">
            <text:p>7.5036</text:p>
          </table:table-cell>
          <table:table-cell office:value-type="float" office:value="2.09547" calcext:value-type="float">
            <text:p>2.09547</text:p>
          </table:table-cell>
          <table:table-cell/>
        </table:table-row>
        <table:table-row table:style-name="ro1">
          <table:table-cell office:value-type="float" office:value="7.5192" calcext:value-type="float">
            <text:p>7.5192</text:p>
          </table:table-cell>
          <table:table-cell office:value-type="float" office:value="2.10476" calcext:value-type="float">
            <text:p>2.10476</text:p>
          </table:table-cell>
          <table:table-cell/>
        </table:table-row>
        <table:table-row table:style-name="ro1">
          <table:table-cell office:value-type="float" office:value="7.5348" calcext:value-type="float">
            <text:p>7.5348</text:p>
          </table:table-cell>
          <table:table-cell office:value-type="float" office:value="2.10281" calcext:value-type="float">
            <text:p>2.10281</text:p>
          </table:table-cell>
          <table:table-cell/>
        </table:table-row>
        <table:table-row table:style-name="ro1">
          <table:table-cell office:value-type="float" office:value="7.5504" calcext:value-type="float">
            <text:p>7.5504</text:p>
          </table:table-cell>
          <table:table-cell office:value-type="float" office:value="2.09529" calcext:value-type="float">
            <text:p>2.09529</text:p>
          </table:table-cell>
          <table:table-cell/>
        </table:table-row>
        <table:table-row table:style-name="ro1">
          <table:table-cell office:value-type="float" office:value="7.566" calcext:value-type="float">
            <text:p>7.566</text:p>
          </table:table-cell>
          <table:table-cell office:value-type="float" office:value="2.10602" calcext:value-type="float">
            <text:p>2.10602</text:p>
          </table:table-cell>
          <table:table-cell/>
        </table:table-row>
        <table:table-row table:style-name="ro1">
          <table:table-cell office:value-type="float" office:value="7.5816" calcext:value-type="float">
            <text:p>7.5816</text:p>
          </table:table-cell>
          <table:table-cell office:value-type="float" office:value="2.10845" calcext:value-type="float">
            <text:p>2.10845</text:p>
          </table:table-cell>
          <table:table-cell/>
        </table:table-row>
        <table:table-row table:style-name="ro1">
          <table:table-cell office:value-type="float" office:value="7.5972" calcext:value-type="float">
            <text:p>7.5972</text:p>
          </table:table-cell>
          <table:table-cell office:value-type="float" office:value="2.10654" calcext:value-type="float">
            <text:p>2.10654</text:p>
          </table:table-cell>
          <table:table-cell/>
        </table:table-row>
        <table:table-row table:style-name="ro1">
          <table:table-cell office:value-type="float" office:value="7.6128" calcext:value-type="float">
            <text:p>7.6128</text:p>
          </table:table-cell>
          <table:table-cell office:value-type="float" office:value="2.10356" calcext:value-type="float">
            <text:p>2.10356</text:p>
          </table:table-cell>
          <table:table-cell/>
        </table:table-row>
        <table:table-row table:style-name="ro1">
          <table:table-cell office:value-type="float" office:value="7.6284" calcext:value-type="float">
            <text:p>7.6284</text:p>
          </table:table-cell>
          <table:table-cell office:value-type="float" office:value="2.09245" calcext:value-type="float">
            <text:p>2.09245</text:p>
          </table:table-cell>
          <table:table-cell/>
        </table:table-row>
        <table:table-row table:style-name="ro1">
          <table:table-cell office:value-type="float" office:value="7.644" calcext:value-type="float">
            <text:p>7.644</text:p>
          </table:table-cell>
          <table:table-cell office:value-type="float" office:value="2.09511" calcext:value-type="float">
            <text:p>2.09511</text:p>
          </table:table-cell>
          <table:table-cell/>
        </table:table-row>
        <table:table-row table:style-name="ro1">
          <table:table-cell office:value-type="float" office:value="7.6596" calcext:value-type="float">
            <text:p>7.6596</text:p>
          </table:table-cell>
          <table:table-cell office:value-type="float" office:value="2.10385" calcext:value-type="float">
            <text:p>2.10385</text:p>
          </table:table-cell>
          <table:table-cell/>
        </table:table-row>
        <table:table-row table:style-name="ro1">
          <table:table-cell office:value-type="float" office:value="7.6752" calcext:value-type="float">
            <text:p>7.6752</text:p>
          </table:table-cell>
          <table:table-cell office:value-type="float" office:value="2.10938" calcext:value-type="float">
            <text:p>2.10938</text:p>
          </table:table-cell>
          <table:table-cell/>
        </table:table-row>
        <table:table-row table:style-name="ro1">
          <table:table-cell office:value-type="float" office:value="7.6908" calcext:value-type="float">
            <text:p>7.6908</text:p>
          </table:table-cell>
          <table:table-cell office:value-type="float" office:value="2.10808" calcext:value-type="float">
            <text:p>2.10808</text:p>
          </table:table-cell>
          <table:table-cell/>
        </table:table-row>
        <table:table-row table:style-name="ro1">
          <table:table-cell office:value-type="float" office:value="7.7064" calcext:value-type="float">
            <text:p>7.7064</text:p>
          </table:table-cell>
          <table:table-cell office:value-type="float" office:value="2.10848" calcext:value-type="float">
            <text:p>2.10848</text:p>
          </table:table-cell>
          <table:table-cell/>
        </table:table-row>
        <table:table-row table:style-name="ro1">
          <table:table-cell office:value-type="float" office:value="7.722" calcext:value-type="float">
            <text:p>7.722</text:p>
          </table:table-cell>
          <table:table-cell office:value-type="float" office:value="2.10426" calcext:value-type="float">
            <text:p>2.10426</text:p>
          </table:table-cell>
          <table:table-cell/>
        </table:table-row>
        <table:table-row table:style-name="ro1">
          <table:table-cell office:value-type="float" office:value="7.7376" calcext:value-type="float">
            <text:p>7.7376</text:p>
          </table:table-cell>
          <table:table-cell office:value-type="float" office:value="2.11141" calcext:value-type="float">
            <text:p>2.11141</text:p>
          </table:table-cell>
          <table:table-cell/>
        </table:table-row>
        <table:table-row table:style-name="ro1">
          <table:table-cell office:value-type="float" office:value="7.7532" calcext:value-type="float">
            <text:p>7.7532</text:p>
          </table:table-cell>
          <table:table-cell office:value-type="float" office:value="2.0993" calcext:value-type="float">
            <text:p>2.0993</text:p>
          </table:table-cell>
          <table:table-cell/>
        </table:table-row>
        <table:table-row table:style-name="ro1">
          <table:table-cell office:value-type="float" office:value="7.7688" calcext:value-type="float">
            <text:p>7.7688</text:p>
          </table:table-cell>
          <table:table-cell office:value-type="float" office:value="2.09013" calcext:value-type="float">
            <text:p>2.09013</text:p>
          </table:table-cell>
          <table:table-cell/>
        </table:table-row>
        <table:table-row table:style-name="ro1">
          <table:table-cell office:value-type="float" office:value="7.7844" calcext:value-type="float">
            <text:p>7.7844</text:p>
          </table:table-cell>
          <table:table-cell office:value-type="float" office:value="2.10253" calcext:value-type="float">
            <text:p>2.10253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.10651" calcext:value-type="float">
            <text:p>2.10651</text:p>
          </table:table-cell>
          <table:table-cell/>
        </table:table-row>
        <table:table-row table:style-name="ro1">
          <table:table-cell office:value-type="float" office:value="7.8156" calcext:value-type="float">
            <text:p>7.8156</text:p>
          </table:table-cell>
          <table:table-cell office:value-type="float" office:value="2.0998" calcext:value-type="float">
            <text:p>2.0998</text:p>
          </table:table-cell>
          <table:table-cell/>
        </table:table-row>
        <table:table-row table:style-name="ro1">
          <table:table-cell office:value-type="float" office:value="7.8312" calcext:value-type="float">
            <text:p>7.8312</text:p>
          </table:table-cell>
          <table:table-cell office:value-type="float" office:value="2.09283" calcext:value-type="float">
            <text:p>2.09283</text:p>
          </table:table-cell>
          <table:table-cell/>
        </table:table-row>
        <table:table-row table:style-name="ro1">
          <table:table-cell office:value-type="float" office:value="7.8468" calcext:value-type="float">
            <text:p>7.8468</text:p>
          </table:table-cell>
          <table:table-cell office:value-type="float" office:value="2.08643" calcext:value-type="float">
            <text:p>2.08643</text:p>
          </table:table-cell>
          <table:table-cell/>
        </table:table-row>
        <table:table-row table:style-name="ro1">
          <table:table-cell office:value-type="float" office:value="7.8624" calcext:value-type="float">
            <text:p>7.8624</text:p>
          </table:table-cell>
          <table:table-cell office:value-type="float" office:value="2.07919" calcext:value-type="float">
            <text:p>2.07919</text:p>
          </table:table-cell>
          <table:table-cell/>
        </table:table-row>
        <table:table-row table:style-name="ro1">
          <table:table-cell office:value-type="float" office:value="7.878" calcext:value-type="float">
            <text:p>7.878</text:p>
          </table:table-cell>
          <table:table-cell office:value-type="float" office:value="2.08464" calcext:value-type="float">
            <text:p>2.08464</text:p>
          </table:table-cell>
          <table:table-cell/>
        </table:table-row>
        <table:table-row table:style-name="ro1">
          <table:table-cell office:value-type="float" office:value="7.8936" calcext:value-type="float">
            <text:p>7.8936</text:p>
          </table:table-cell>
          <table:table-cell office:value-type="float" office:value="2.09126" calcext:value-type="float">
            <text:p>2.09126</text:p>
          </table:table-cell>
          <table:table-cell/>
        </table:table-row>
        <table:table-row table:style-name="ro1">
          <table:table-cell office:value-type="float" office:value="7.9092" calcext:value-type="float">
            <text:p>7.9092</text:p>
          </table:table-cell>
          <table:table-cell office:value-type="float" office:value="2.07838" calcext:value-type="float">
            <text:p>2.07838</text:p>
          </table:table-cell>
          <table:table-cell/>
        </table:table-row>
        <table:table-row table:style-name="ro1">
          <table:table-cell office:value-type="float" office:value="7.9248" calcext:value-type="float">
            <text:p>7.9248</text:p>
          </table:table-cell>
          <table:table-cell office:value-type="float" office:value="2.085" calcext:value-type="float">
            <text:p>2.085</text:p>
          </table:table-cell>
          <table:table-cell/>
        </table:table-row>
        <table:table-row table:style-name="ro1">
          <table:table-cell office:value-type="float" office:value="7.9404" calcext:value-type="float">
            <text:p>7.9404</text:p>
          </table:table-cell>
          <table:table-cell office:value-type="float" office:value="2.08361" calcext:value-type="float">
            <text:p>2.08361</text:p>
          </table:table-cell>
          <table:table-cell/>
        </table:table-row>
        <table:table-row table:style-name="ro1">
          <table:table-cell office:value-type="float" office:value="7.956" calcext:value-type="float">
            <text:p>7.956</text:p>
          </table:table-cell>
          <table:table-cell office:value-type="float" office:value="2.07657" calcext:value-type="float">
            <text:p>2.07657</text:p>
          </table:table-cell>
          <table:table-cell/>
        </table:table-row>
        <table:table-row table:style-name="ro1">
          <table:table-cell office:value-type="float" office:value="7.9716" calcext:value-type="float">
            <text:p>7.9716</text:p>
          </table:table-cell>
          <table:table-cell office:value-type="float" office:value="2.07567" calcext:value-type="float">
            <text:p>2.07567</text:p>
          </table:table-cell>
          <table:table-cell/>
        </table:table-row>
        <table:table-row table:style-name="ro1">
          <table:table-cell office:value-type="float" office:value="7.9872" calcext:value-type="float">
            <text:p>7.9872</text:p>
          </table:table-cell>
          <table:table-cell office:value-type="float" office:value="2.0895" calcext:value-type="float">
            <text:p>2.0895</text:p>
          </table:table-cell>
          <table:table-cell/>
        </table:table-row>
        <table:table-row table:style-name="ro1">
          <table:table-cell office:value-type="float" office:value="8.0028" calcext:value-type="float">
            <text:p>8.0028</text:p>
          </table:table-cell>
          <table:table-cell office:value-type="float" office:value="2.08751" calcext:value-type="float">
            <text:p>2.08751</text:p>
          </table:table-cell>
          <table:table-cell/>
        </table:table-row>
        <table:table-row table:style-name="ro1">
          <table:table-cell office:value-type="float" office:value="8.0184" calcext:value-type="float">
            <text:p>8.0184</text:p>
          </table:table-cell>
          <table:table-cell office:value-type="float" office:value="2.08441" calcext:value-type="float">
            <text:p>2.08441</text:p>
          </table:table-cell>
          <table:table-cell/>
        </table:table-row>
        <table:table-row table:style-name="ro1">
          <table:table-cell office:value-type="float" office:value="8.034" calcext:value-type="float">
            <text:p>8.034</text:p>
          </table:table-cell>
          <table:table-cell office:value-type="float" office:value="2.08672" calcext:value-type="float">
            <text:p>2.08672</text:p>
          </table:table-cell>
          <table:table-cell/>
        </table:table-row>
        <table:table-row table:style-name="ro1">
          <table:table-cell office:value-type="float" office:value="8.0496" calcext:value-type="float">
            <text:p>8.0496</text:p>
          </table:table-cell>
          <table:table-cell office:value-type="float" office:value="2.07958" calcext:value-type="float">
            <text:p>2.07958</text:p>
          </table:table-cell>
          <table:table-cell/>
        </table:table-row>
        <table:table-row table:style-name="ro1">
          <table:table-cell office:value-type="float" office:value="8.0652" calcext:value-type="float">
            <text:p>8.0652</text:p>
          </table:table-cell>
          <table:table-cell office:value-type="float" office:value="2.07781" calcext:value-type="float">
            <text:p>2.07781</text:p>
          </table:table-cell>
          <table:table-cell/>
        </table:table-row>
        <table:table-row table:style-name="ro1">
          <table:table-cell office:value-type="float" office:value="8.0808" calcext:value-type="float">
            <text:p>8.0808</text:p>
          </table:table-cell>
          <table:table-cell office:value-type="float" office:value="2.08149" calcext:value-type="float">
            <text:p>2.08149</text:p>
          </table:table-cell>
          <table:table-cell/>
        </table:table-row>
        <table:table-row table:style-name="ro1">
          <table:table-cell office:value-type="float" office:value="8.0964" calcext:value-type="float">
            <text:p>8.0964</text:p>
          </table:table-cell>
          <table:table-cell office:value-type="float" office:value="2.08044" calcext:value-type="float">
            <text:p>2.08044</text:p>
          </table:table-cell>
          <table:table-cell/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2.0855" calcext:value-type="float">
            <text:p>2.0855</text:p>
          </table:table-cell>
          <table:table-cell/>
        </table:table-row>
        <table:table-row table:style-name="ro1">
          <table:table-cell office:value-type="float" office:value="8.1276" calcext:value-type="float">
            <text:p>8.1276</text:p>
          </table:table-cell>
          <table:table-cell office:value-type="float" office:value="2.08498" calcext:value-type="float">
            <text:p>2.08498</text:p>
          </table:table-cell>
          <table:table-cell/>
        </table:table-row>
        <table:table-row table:style-name="ro1">
          <table:table-cell office:value-type="float" office:value="8.1432" calcext:value-type="float">
            <text:p>8.1432</text:p>
          </table:table-cell>
          <table:table-cell office:value-type="float" office:value="2.08534" calcext:value-type="float">
            <text:p>2.08534</text:p>
          </table:table-cell>
          <table:table-cell/>
        </table:table-row>
        <table:table-row table:style-name="ro1">
          <table:table-cell office:value-type="float" office:value="8.1588" calcext:value-type="float">
            <text:p>8.1588</text:p>
          </table:table-cell>
          <table:table-cell office:value-type="float" office:value="2.08037" calcext:value-type="float">
            <text:p>2.08037</text:p>
          </table:table-cell>
          <table:table-cell/>
        </table:table-row>
        <table:table-row table:style-name="ro1">
          <table:table-cell office:value-type="float" office:value="8.1744" calcext:value-type="float">
            <text:p>8.1744</text:p>
          </table:table-cell>
          <table:table-cell office:value-type="float" office:value="2.07875" calcext:value-type="float">
            <text:p>2.07875</text:p>
          </table:table-cell>
          <table:table-cell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2.08607" calcext:value-type="float">
            <text:p>2.08607</text:p>
          </table:table-cell>
          <table:table-cell/>
        </table:table-row>
        <table:table-row table:style-name="ro1">
          <table:table-cell office:value-type="float" office:value="8.2056" calcext:value-type="float">
            <text:p>8.2056</text:p>
          </table:table-cell>
          <table:table-cell office:value-type="float" office:value="2.08392" calcext:value-type="float">
            <text:p>2.08392</text:p>
          </table:table-cell>
          <table:table-cell/>
        </table:table-row>
        <table:table-row table:style-name="ro1">
          <table:table-cell office:value-type="float" office:value="8.2212" calcext:value-type="float">
            <text:p>8.2212</text:p>
          </table:table-cell>
          <table:table-cell office:value-type="float" office:value="2.08634" calcext:value-type="float">
            <text:p>2.08634</text:p>
          </table:table-cell>
          <table:table-cell/>
        </table:table-row>
        <table:table-row table:style-name="ro1">
          <table:table-cell office:value-type="float" office:value="8.2368" calcext:value-type="float">
            <text:p>8.2368</text:p>
          </table:table-cell>
          <table:table-cell office:value-type="float" office:value="2.08198" calcext:value-type="float">
            <text:p>2.08198</text:p>
          </table:table-cell>
          <table:table-cell/>
        </table:table-row>
        <table:table-row table:style-name="ro1">
          <table:table-cell office:value-type="float" office:value="8.2524" calcext:value-type="float">
            <text:p>8.2524</text:p>
          </table:table-cell>
          <table:table-cell office:value-type="float" office:value="2.08119" calcext:value-type="float">
            <text:p>2.08119</text:p>
          </table:table-cell>
          <table:table-cell/>
        </table:table-row>
        <table:table-row table:style-name="ro1">
          <table:table-cell office:value-type="float" office:value="8.268" calcext:value-type="float">
            <text:p>8.268</text:p>
          </table:table-cell>
          <table:table-cell office:value-type="float" office:value="2.08289" calcext:value-type="float">
            <text:p>2.08289</text:p>
          </table:table-cell>
          <table:table-cell/>
        </table:table-row>
        <table:table-row table:style-name="ro1">
          <table:table-cell office:value-type="float" office:value="8.2836" calcext:value-type="float">
            <text:p>8.2836</text:p>
          </table:table-cell>
          <table:table-cell office:value-type="float" office:value="2.07614" calcext:value-type="float">
            <text:p>2.07614</text:p>
          </table:table-cell>
          <table:table-cell/>
        </table:table-row>
        <table:table-row table:style-name="ro1">
          <table:table-cell office:value-type="float" office:value="8.2992" calcext:value-type="float">
            <text:p>8.2992</text:p>
          </table:table-cell>
          <table:table-cell office:value-type="float" office:value="2.07663" calcext:value-type="float">
            <text:p>2.07663</text:p>
          </table:table-cell>
          <table:table-cell/>
        </table:table-row>
        <table:table-row table:style-name="ro1">
          <table:table-cell office:value-type="float" office:value="8.3148" calcext:value-type="float">
            <text:p>8.3148</text:p>
          </table:table-cell>
          <table:table-cell office:value-type="float" office:value="2.07389" calcext:value-type="float">
            <text:p>2.07389</text:p>
          </table:table-cell>
          <table:table-cell/>
        </table:table-row>
        <table:table-row table:style-name="ro1">
          <table:table-cell office:value-type="float" office:value="8.3304" calcext:value-type="float">
            <text:p>8.3304</text:p>
          </table:table-cell>
          <table:table-cell office:value-type="float" office:value="2.0714" calcext:value-type="float">
            <text:p>2.0714</text:p>
          </table:table-cell>
          <table:table-cell/>
        </table:table-row>
        <table:table-row table:style-name="ro1">
          <table:table-cell office:value-type="float" office:value="8.346" calcext:value-type="float">
            <text:p>8.346</text:p>
          </table:table-cell>
          <table:table-cell office:value-type="float" office:value="2.06705" calcext:value-type="float">
            <text:p>2.06705</text:p>
          </table:table-cell>
          <table:table-cell/>
        </table:table-row>
        <table:table-row table:style-name="ro1">
          <table:table-cell office:value-type="float" office:value="8.3616" calcext:value-type="float">
            <text:p>8.3616</text:p>
          </table:table-cell>
          <table:table-cell office:value-type="float" office:value="2.0646" calcext:value-type="float">
            <text:p>2.0646</text:p>
          </table:table-cell>
          <table:table-cell/>
        </table:table-row>
        <table:table-row table:style-name="ro1">
          <table:table-cell office:value-type="float" office:value="8.3772" calcext:value-type="float">
            <text:p>8.3772</text:p>
          </table:table-cell>
          <table:table-cell office:value-type="float" office:value="2.07255" calcext:value-type="float">
            <text:p>2.07255</text:p>
          </table:table-cell>
          <table:table-cell/>
        </table:table-row>
        <table:table-row table:style-name="ro1">
          <table:table-cell office:value-type="float" office:value="8.3928" calcext:value-type="float">
            <text:p>8.3928</text:p>
          </table:table-cell>
          <table:table-cell office:value-type="float" office:value="2.06621" calcext:value-type="float">
            <text:p>2.06621</text:p>
          </table:table-cell>
          <table:table-cell/>
        </table:table-row>
        <table:table-row table:style-name="ro1">
          <table:table-cell office:value-type="float" office:value="8.4084" calcext:value-type="float">
            <text:p>8.4084</text:p>
          </table:table-cell>
          <table:table-cell office:value-type="float" office:value="2.06014" calcext:value-type="float">
            <text:p>2.06014</text:p>
          </table:table-cell>
          <table:table-cell/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2.06608" calcext:value-type="float">
            <text:p>2.06608</text:p>
          </table:table-cell>
          <table:table-cell/>
        </table:table-row>
        <table:table-row table:style-name="ro1">
          <table:table-cell office:value-type="float" office:value="8.4396" calcext:value-type="float">
            <text:p>8.4396</text:p>
          </table:table-cell>
          <table:table-cell office:value-type="float" office:value="2.06759" calcext:value-type="float">
            <text:p>2.06759</text:p>
          </table:table-cell>
          <table:table-cell/>
        </table:table-row>
        <table:table-row table:style-name="ro1">
          <table:table-cell office:value-type="float" office:value="8.4552" calcext:value-type="float">
            <text:p>8.4552</text:p>
          </table:table-cell>
          <table:table-cell office:value-type="float" office:value="2.07152" calcext:value-type="float">
            <text:p>2.07152</text:p>
          </table:table-cell>
          <table:table-cell/>
        </table:table-row>
        <table:table-row table:style-name="ro1">
          <table:table-cell office:value-type="float" office:value="8.4708" calcext:value-type="float">
            <text:p>8.4708</text:p>
          </table:table-cell>
          <table:table-cell office:value-type="float" office:value="2.06067" calcext:value-type="float">
            <text:p>2.06067</text:p>
          </table:table-cell>
          <table:table-cell/>
        </table:table-row>
        <table:table-row table:style-name="ro1">
          <table:table-cell office:value-type="float" office:value="8.4864" calcext:value-type="float">
            <text:p>8.4864</text:p>
          </table:table-cell>
          <table:table-cell office:value-type="float" office:value="2.06284" calcext:value-type="float">
            <text:p>2.06284</text:p>
          </table:table-cell>
          <table:table-cell/>
        </table:table-row>
        <table:table-row table:style-name="ro1">
          <table:table-cell office:value-type="float" office:value="8.502" calcext:value-type="float">
            <text:p>8.502</text:p>
          </table:table-cell>
          <table:table-cell office:value-type="float" office:value="2.05975" calcext:value-type="float">
            <text:p>2.05975</text:p>
          </table:table-cell>
          <table:table-cell/>
        </table:table-row>
        <table:table-row table:style-name="ro1">
          <table:table-cell office:value-type="float" office:value="8.5176" calcext:value-type="float">
            <text:p>8.5176</text:p>
          </table:table-cell>
          <table:table-cell office:value-type="float" office:value="2.0577" calcext:value-type="float">
            <text:p>2.0577</text:p>
          </table:table-cell>
          <table:table-cell/>
        </table:table-row>
        <table:table-row table:style-name="ro1">
          <table:table-cell office:value-type="float" office:value="8.5332" calcext:value-type="float">
            <text:p>8.5332</text:p>
          </table:table-cell>
          <table:table-cell office:value-type="float" office:value="2.0552" calcext:value-type="float">
            <text:p>2.0552</text:p>
          </table:table-cell>
          <table:table-cell/>
        </table:table-row>
        <table:table-row table:style-name="ro1">
          <table:table-cell office:value-type="float" office:value="8.5488" calcext:value-type="float">
            <text:p>8.5488</text:p>
          </table:table-cell>
          <table:table-cell office:value-type="float" office:value="2.0666" calcext:value-type="float">
            <text:p>2.0666</text:p>
          </table:table-cell>
          <table:table-cell/>
        </table:table-row>
        <table:table-row table:style-name="ro1">
          <table:table-cell office:value-type="float" office:value="8.5644" calcext:value-type="float">
            <text:p>8.5644</text:p>
          </table:table-cell>
          <table:table-cell office:value-type="float" office:value="2.06104" calcext:value-type="float">
            <text:p>2.06104</text:p>
          </table:table-cell>
          <table:table-cell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2.05446" calcext:value-type="float">
            <text:p>2.05446</text:p>
          </table:table-cell>
          <table:table-cell/>
        </table:table-row>
        <table:table-row table:style-name="ro1">
          <table:table-cell office:value-type="float" office:value="8.5956" calcext:value-type="float">
            <text:p>8.5956</text:p>
          </table:table-cell>
          <table:table-cell office:value-type="float" office:value="2.05259" calcext:value-type="float">
            <text:p>2.05259</text:p>
          </table:table-cell>
          <table:table-cell/>
        </table:table-row>
        <table:table-row table:style-name="ro1">
          <table:table-cell office:value-type="float" office:value="8.6112" calcext:value-type="float">
            <text:p>8.6112</text:p>
          </table:table-cell>
          <table:table-cell office:value-type="float" office:value="2.0541" calcext:value-type="float">
            <text:p>2.0541</text:p>
          </table:table-cell>
          <table:table-cell/>
        </table:table-row>
        <table:table-row table:style-name="ro1">
          <table:table-cell office:value-type="float" office:value="8.6268" calcext:value-type="float">
            <text:p>8.6268</text:p>
          </table:table-cell>
          <table:table-cell office:value-type="float" office:value="2.05631" calcext:value-type="float">
            <text:p>2.05631</text:p>
          </table:table-cell>
          <table:table-cell/>
        </table:table-row>
        <table:table-row table:style-name="ro1">
          <table:table-cell office:value-type="float" office:value="8.6424" calcext:value-type="float">
            <text:p>8.6424</text:p>
          </table:table-cell>
          <table:table-cell office:value-type="float" office:value="2.0602" calcext:value-type="float">
            <text:p>2.0602</text:p>
          </table:table-cell>
          <table:table-cell/>
        </table:table-row>
        <table:table-row table:style-name="ro1">
          <table:table-cell office:value-type="float" office:value="8.658" calcext:value-type="float">
            <text:p>8.658</text:p>
          </table:table-cell>
          <table:table-cell office:value-type="float" office:value="2.05853" calcext:value-type="float">
            <text:p>2.05853</text:p>
          </table:table-cell>
          <table:table-cell/>
        </table:table-row>
        <table:table-row table:style-name="ro1">
          <table:table-cell office:value-type="float" office:value="8.6736" calcext:value-type="float">
            <text:p>8.6736</text:p>
          </table:table-cell>
          <table:table-cell office:value-type="float" office:value="2.0596" calcext:value-type="float">
            <text:p>2.0596</text:p>
          </table:table-cell>
          <table:table-cell/>
        </table:table-row>
        <table:table-row table:style-name="ro1">
          <table:table-cell office:value-type="float" office:value="8.6892" calcext:value-type="float">
            <text:p>8.6892</text:p>
          </table:table-cell>
          <table:table-cell office:value-type="float" office:value="2.06038" calcext:value-type="float">
            <text:p>2.06038</text:p>
          </table:table-cell>
          <table:table-cell/>
        </table:table-row>
        <table:table-row table:style-name="ro1">
          <table:table-cell office:value-type="float" office:value="8.7048" calcext:value-type="float">
            <text:p>8.7048</text:p>
          </table:table-cell>
          <table:table-cell office:value-type="float" office:value="2.0571" calcext:value-type="float">
            <text:p>2.0571</text:p>
          </table:table-cell>
          <table:table-cell/>
        </table:table-row>
        <table:table-row table:style-name="ro1">
          <table:table-cell office:value-type="float" office:value="8.7204" calcext:value-type="float">
            <text:p>8.7204</text:p>
          </table:table-cell>
          <table:table-cell office:value-type="float" office:value="2.04846" calcext:value-type="float">
            <text:p>2.04846</text:p>
          </table:table-cell>
          <table:table-cell/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2.04308" calcext:value-type="float">
            <text:p>2.04308</text:p>
          </table:table-cell>
          <table:table-cell/>
        </table:table-row>
        <table:table-row table:style-name="ro1">
          <table:table-cell office:value-type="float" office:value="8.7516" calcext:value-type="float">
            <text:p>8.7516</text:p>
          </table:table-cell>
          <table:table-cell office:value-type="float" office:value="2.04081" calcext:value-type="float">
            <text:p>2.04081</text:p>
          </table:table-cell>
          <table:table-cell/>
        </table:table-row>
        <table:table-row table:style-name="ro1">
          <table:table-cell office:value-type="float" office:value="8.7672" calcext:value-type="float">
            <text:p>8.7672</text:p>
          </table:table-cell>
          <table:table-cell office:value-type="float" office:value="2.03595" calcext:value-type="float">
            <text:p>2.03595</text:p>
          </table:table-cell>
          <table:table-cell/>
        </table:table-row>
        <table:table-row table:style-name="ro1">
          <table:table-cell office:value-type="float" office:value="8.7828" calcext:value-type="float">
            <text:p>8.7828</text:p>
          </table:table-cell>
          <table:table-cell office:value-type="float" office:value="2.03947" calcext:value-type="float">
            <text:p>2.03947</text:p>
          </table:table-cell>
          <table:table-cell/>
        </table:table-row>
        <table:table-row table:style-name="ro1">
          <table:table-cell office:value-type="float" office:value="8.7984" calcext:value-type="float">
            <text:p>8.7984</text:p>
          </table:table-cell>
          <table:table-cell office:value-type="float" office:value="2.0384" calcext:value-type="float">
            <text:p>2.0384</text:p>
          </table:table-cell>
          <table:table-cell/>
        </table:table-row>
        <table:table-row table:style-name="ro1">
          <table:table-cell office:value-type="float" office:value="8.814" calcext:value-type="float">
            <text:p>8.814</text:p>
          </table:table-cell>
          <table:table-cell office:value-type="float" office:value="2.04291" calcext:value-type="float">
            <text:p>2.04291</text:p>
          </table:table-cell>
          <table:table-cell/>
        </table:table-row>
        <table:table-row table:style-name="ro1">
          <table:table-cell office:value-type="float" office:value="8.8296" calcext:value-type="float">
            <text:p>8.8296</text:p>
          </table:table-cell>
          <table:table-cell office:value-type="float" office:value="2.0442" calcext:value-type="float">
            <text:p>2.0442</text:p>
          </table:table-cell>
          <table:table-cell/>
        </table:table-row>
        <table:table-row table:style-name="ro1">
          <table:table-cell office:value-type="float" office:value="8.8452" calcext:value-type="float">
            <text:p>8.8452</text:p>
          </table:table-cell>
          <table:table-cell office:value-type="float" office:value="2.04237" calcext:value-type="float">
            <text:p>2.04237</text:p>
          </table:table-cell>
          <table:table-cell/>
        </table:table-row>
        <table:table-row table:style-name="ro1">
          <table:table-cell office:value-type="float" office:value="8.8608" calcext:value-type="float">
            <text:p>8.8608</text:p>
          </table:table-cell>
          <table:table-cell office:value-type="float" office:value="2.03667" calcext:value-type="float">
            <text:p>2.03667</text:p>
          </table:table-cell>
          <table:table-cell/>
        </table:table-row>
        <table:table-row table:style-name="ro1">
          <table:table-cell office:value-type="float" office:value="8.8764" calcext:value-type="float">
            <text:p>8.8764</text:p>
          </table:table-cell>
          <table:table-cell office:value-type="float" office:value="2.02671" calcext:value-type="float">
            <text:p>2.02671</text:p>
          </table:table-cell>
          <table:table-cell/>
        </table:table-row>
        <table:table-row table:style-name="ro1">
          <table:table-cell office:value-type="float" office:value="8.892" calcext:value-type="float">
            <text:p>8.892</text:p>
          </table:table-cell>
          <table:table-cell office:value-type="float" office:value="2.03093" calcext:value-type="float">
            <text:p>2.03093</text:p>
          </table:table-cell>
          <table:table-cell/>
        </table:table-row>
        <table:table-row table:style-name="ro1">
          <table:table-cell office:value-type="float" office:value="8.9076" calcext:value-type="float">
            <text:p>8.9076</text:p>
          </table:table-cell>
          <table:table-cell office:value-type="float" office:value="2.02592" calcext:value-type="float">
            <text:p>2.02592</text:p>
          </table:table-cell>
          <table:table-cell/>
        </table:table-row>
        <table:table-row table:style-name="ro1">
          <table:table-cell office:value-type="float" office:value="8.9232" calcext:value-type="float">
            <text:p>8.9232</text:p>
          </table:table-cell>
          <table:table-cell office:value-type="float" office:value="2.03355" calcext:value-type="float">
            <text:p>2.03355</text:p>
          </table:table-cell>
          <table:table-cell/>
        </table:table-row>
        <table:table-row table:style-name="ro1">
          <table:table-cell office:value-type="float" office:value="8.9388" calcext:value-type="float">
            <text:p>8.9388</text:p>
          </table:table-cell>
          <table:table-cell office:value-type="float" office:value="2.03145" calcext:value-type="float">
            <text:p>2.03145</text:p>
          </table:table-cell>
          <table:table-cell/>
        </table:table-row>
        <table:table-row table:style-name="ro1">
          <table:table-cell office:value-type="float" office:value="8.9544" calcext:value-type="float">
            <text:p>8.9544</text:p>
          </table:table-cell>
          <table:table-cell office:value-type="float" office:value="2.02897" calcext:value-type="float">
            <text:p>2.02897</text:p>
          </table:table-cell>
          <table:table-cell/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2.02962" calcext:value-type="float">
            <text:p>2.02962</text:p>
          </table:table-cell>
          <table:table-cell/>
        </table:table-row>
        <table:table-row table:style-name="ro1">
          <table:table-cell office:value-type="float" office:value="8.9856" calcext:value-type="float">
            <text:p>8.9856</text:p>
          </table:table-cell>
          <table:table-cell office:value-type="float" office:value="2.02511" calcext:value-type="float">
            <text:p>2.02511</text:p>
          </table:table-cell>
          <table:table-cell/>
        </table:table-row>
        <table:table-row table:style-name="ro1">
          <table:table-cell office:value-type="float" office:value="9.0012" calcext:value-type="float">
            <text:p>9.0012</text:p>
          </table:table-cell>
          <table:table-cell office:value-type="float" office:value="2.03126" calcext:value-type="float">
            <text:p>2.03126</text:p>
          </table:table-cell>
          <table:table-cell/>
        </table:table-row>
        <table:table-row table:style-name="ro1">
          <table:table-cell office:value-type="float" office:value="9.0168" calcext:value-type="float">
            <text:p>9.0168</text:p>
          </table:table-cell>
          <table:table-cell office:value-type="float" office:value="2.02803" calcext:value-type="float">
            <text:p>2.02803</text:p>
          </table:table-cell>
          <table:table-cell/>
        </table:table-row>
        <table:table-row table:style-name="ro1">
          <table:table-cell office:value-type="float" office:value="9.0324" calcext:value-type="float">
            <text:p>9.0324</text:p>
          </table:table-cell>
          <table:table-cell office:value-type="float" office:value="2.02541" calcext:value-type="float">
            <text:p>2.02541</text:p>
          </table:table-cell>
          <table:table-cell/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.02596" calcext:value-type="float">
            <text:p>2.02596</text:p>
          </table:table-cell>
          <table:table-cell/>
        </table:table-row>
        <table:table-row table:style-name="ro1">
          <table:table-cell office:value-type="float" office:value="9.0636" calcext:value-type="float">
            <text:p>9.0636</text:p>
          </table:table-cell>
          <table:table-cell office:value-type="float" office:value="2.02383" calcext:value-type="float">
            <text:p>2.02383</text:p>
          </table:table-cell>
          <table:table-cell/>
        </table:table-row>
        <table:table-row table:style-name="ro1">
          <table:table-cell office:value-type="float" office:value="9.0792" calcext:value-type="float">
            <text:p>9.0792</text:p>
          </table:table-cell>
          <table:table-cell office:value-type="float" office:value="2.03623" calcext:value-type="float">
            <text:p>2.03623</text:p>
          </table:table-cell>
          <table:table-cell/>
        </table:table-row>
        <table:table-row table:style-name="ro1">
          <table:table-cell office:value-type="float" office:value="9.0948" calcext:value-type="float">
            <text:p>9.0948</text:p>
          </table:table-cell>
          <table:table-cell office:value-type="float" office:value="2.01532" calcext:value-type="float">
            <text:p>2.01532</text:p>
          </table:table-cell>
          <table:table-cell/>
        </table:table-row>
        <table:table-row table:style-name="ro1">
          <table:table-cell office:value-type="float" office:value="9.1104" calcext:value-type="float">
            <text:p>9.1104</text:p>
          </table:table-cell>
          <table:table-cell office:value-type="float" office:value="2.00664" calcext:value-type="float">
            <text:p>2.00664</text:p>
          </table:table-cell>
          <table:table-cell/>
        </table:table-row>
        <table:table-row table:style-name="ro1">
          <table:table-cell office:value-type="float" office:value="9.126" calcext:value-type="float">
            <text:p>9.126</text:p>
          </table:table-cell>
          <table:table-cell office:value-type="float" office:value="2.0023" calcext:value-type="float">
            <text:p>2.0023</text:p>
          </table:table-cell>
          <table:table-cell/>
        </table:table-row>
        <table:table-row table:style-name="ro1">
          <table:table-cell office:value-type="float" office:value="9.1416" calcext:value-type="float">
            <text:p>9.1416</text:p>
          </table:table-cell>
          <table:table-cell office:value-type="float" office:value="1.99639" calcext:value-type="float">
            <text:p>1.99639</text:p>
          </table:table-cell>
          <table:table-cell/>
        </table:table-row>
        <table:table-row table:style-name="ro1">
          <table:table-cell office:value-type="float" office:value="9.1572" calcext:value-type="float">
            <text:p>9.1572</text:p>
          </table:table-cell>
          <table:table-cell office:value-type="float" office:value="1.99454" calcext:value-type="float">
            <text:p>1.99454</text:p>
          </table:table-cell>
          <table:table-cell/>
        </table:table-row>
        <table:table-row table:style-name="ro1">
          <table:table-cell office:value-type="float" office:value="9.1728" calcext:value-type="float">
            <text:p>9.1728</text:p>
          </table:table-cell>
          <table:table-cell office:value-type="float" office:value="1.99683" calcext:value-type="float">
            <text:p>1.99683</text:p>
          </table:table-cell>
          <table:table-cell/>
        </table:table-row>
        <table:table-row table:style-name="ro1">
          <table:table-cell office:value-type="float" office:value="9.1884" calcext:value-type="float">
            <text:p>9.1884</text:p>
          </table:table-cell>
          <table:table-cell office:value-type="float" office:value="1.99604" calcext:value-type="float">
            <text:p>1.99604</text:p>
          </table:table-cell>
          <table:table-cell/>
        </table:table-row>
        <table:table-row table:style-name="ro1">
          <table:table-cell office:value-type="float" office:value="9.204" calcext:value-type="float">
            <text:p>9.204</text:p>
          </table:table-cell>
          <table:table-cell office:value-type="float" office:value="1.99416" calcext:value-type="float">
            <text:p>1.99416</text:p>
          </table:table-cell>
          <table:table-cell/>
        </table:table-row>
        <table:table-row table:style-name="ro1">
          <table:table-cell office:value-type="float" office:value="9.2196" calcext:value-type="float">
            <text:p>9.2196</text:p>
          </table:table-cell>
          <table:table-cell office:value-type="float" office:value="2.0018" calcext:value-type="float">
            <text:p>2.0018</text:p>
          </table:table-cell>
          <table:table-cell/>
        </table:table-row>
        <table:table-row table:style-name="ro1">
          <table:table-cell office:value-type="float" office:value="9.2352" calcext:value-type="float">
            <text:p>9.2352</text:p>
          </table:table-cell>
          <table:table-cell office:value-type="float" office:value="1.99478" calcext:value-type="float">
            <text:p>1.99478</text:p>
          </table:table-cell>
          <table:table-cell/>
        </table:table-row>
        <table:table-row table:style-name="ro1">
          <table:table-cell office:value-type="float" office:value="9.2508" calcext:value-type="float">
            <text:p>9.2508</text:p>
          </table:table-cell>
          <table:table-cell office:value-type="float" office:value="1.99928" calcext:value-type="float">
            <text:p>1.99928</text:p>
          </table:table-cell>
          <table:table-cell/>
        </table:table-row>
        <table:table-row table:style-name="ro1">
          <table:table-cell office:value-type="float" office:value="9.2664" calcext:value-type="float">
            <text:p>9.2664</text:p>
          </table:table-cell>
          <table:table-cell office:value-type="float" office:value="1.99828" calcext:value-type="float">
            <text:p>1.99828</text:p>
          </table:table-cell>
          <table:table-cell/>
        </table:table-row>
        <table:table-row table:style-name="ro1">
          <table:table-cell office:value-type="float" office:value="9.282" calcext:value-type="float">
            <text:p>9.282</text:p>
          </table:table-cell>
          <table:table-cell office:value-type="float" office:value="1.997" calcext:value-type="float">
            <text:p>1.997</text:p>
          </table:table-cell>
          <table:table-cell/>
        </table:table-row>
        <table:table-row table:style-name="ro1">
          <table:table-cell office:value-type="float" office:value="9.2976" calcext:value-type="float">
            <text:p>9.2976</text:p>
          </table:table-cell>
          <table:table-cell office:value-type="float" office:value="1.9853" calcext:value-type="float">
            <text:p>1.9853</text:p>
          </table:table-cell>
          <table:table-cell/>
        </table:table-row>
        <table:table-row table:style-name="ro1">
          <table:table-cell office:value-type="float" office:value="9.3132" calcext:value-type="float">
            <text:p>9.3132</text:p>
          </table:table-cell>
          <table:table-cell office:value-type="float" office:value="1.99109" calcext:value-type="float">
            <text:p>1.99109</text:p>
          </table:table-cell>
          <table:table-cell/>
        </table:table-row>
        <table:table-row table:style-name="ro1">
          <table:table-cell office:value-type="float" office:value="9.3288" calcext:value-type="float">
            <text:p>9.3288</text:p>
          </table:table-cell>
          <table:table-cell office:value-type="float" office:value="1.98064" calcext:value-type="float">
            <text:p>1.98064</text:p>
          </table:table-cell>
          <table:table-cell/>
        </table:table-row>
        <table:table-row table:style-name="ro1">
          <table:table-cell office:value-type="float" office:value="9.3444" calcext:value-type="float">
            <text:p>9.3444</text:p>
          </table:table-cell>
          <table:table-cell office:value-type="float" office:value="1.98033" calcext:value-type="float">
            <text:p>1.98033</text:p>
          </table:table-cell>
          <table:table-cell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.98108" calcext:value-type="float">
            <text:p>1.98108</text:p>
          </table:table-cell>
          <table:table-cell/>
        </table:table-row>
        <table:table-row table:style-name="ro1">
          <table:table-cell office:value-type="float" office:value="9.3756" calcext:value-type="float">
            <text:p>9.3756</text:p>
          </table:table-cell>
          <table:table-cell office:value-type="float" office:value="1.97111" calcext:value-type="float">
            <text:p>1.97111</text:p>
          </table:table-cell>
          <table:table-cell/>
        </table:table-row>
        <table:table-row table:style-name="ro1">
          <table:table-cell office:value-type="float" office:value="9.3912" calcext:value-type="float">
            <text:p>9.3912</text:p>
          </table:table-cell>
          <table:table-cell office:value-type="float" office:value="1.97817" calcext:value-type="float">
            <text:p>1.97817</text:p>
          </table:table-cell>
          <table:table-cell/>
        </table:table-row>
        <table:table-row table:style-name="ro1">
          <table:table-cell office:value-type="float" office:value="9.4068" calcext:value-type="float">
            <text:p>9.4068</text:p>
          </table:table-cell>
          <table:table-cell office:value-type="float" office:value="1.97423" calcext:value-type="float">
            <text:p>1.97423</text:p>
          </table:table-cell>
          <table:table-cell/>
        </table:table-row>
        <table:table-row table:style-name="ro1">
          <table:table-cell office:value-type="float" office:value="9.4224" calcext:value-type="float">
            <text:p>9.4224</text:p>
          </table:table-cell>
          <table:table-cell office:value-type="float" office:value="1.96903" calcext:value-type="float">
            <text:p>1.96903</text:p>
          </table:table-cell>
          <table:table-cell/>
        </table:table-row>
        <table:table-row table:style-name="ro1">
          <table:table-cell office:value-type="float" office:value="9.438" calcext:value-type="float">
            <text:p>9.438</text:p>
          </table:table-cell>
          <table:table-cell office:value-type="float" office:value="1.96935" calcext:value-type="float">
            <text:p>1.96935</text:p>
          </table:table-cell>
          <table:table-cell/>
        </table:table-row>
        <table:table-row table:style-name="ro1">
          <table:table-cell office:value-type="float" office:value="9.4536" calcext:value-type="float">
            <text:p>9.4536</text:p>
          </table:table-cell>
          <table:table-cell office:value-type="float" office:value="1.96677" calcext:value-type="float">
            <text:p>1.96677</text:p>
          </table:table-cell>
          <table:table-cell/>
        </table:table-row>
        <table:table-row table:style-name="ro1">
          <table:table-cell office:value-type="float" office:value="9.4692" calcext:value-type="float">
            <text:p>9.4692</text:p>
          </table:table-cell>
          <table:table-cell office:value-type="float" office:value="1.9567" calcext:value-type="float">
            <text:p>1.9567</text:p>
          </table:table-cell>
          <table:table-cell/>
        </table:table-row>
        <table:table-row table:style-name="ro1">
          <table:table-cell office:value-type="float" office:value="9.4848" calcext:value-type="float">
            <text:p>9.4848</text:p>
          </table:table-cell>
          <table:table-cell office:value-type="float" office:value="1.96009" calcext:value-type="float">
            <text:p>1.96009</text:p>
          </table:table-cell>
          <table:table-cell/>
        </table:table-row>
        <table:table-row table:style-name="ro1">
          <table:table-cell office:value-type="float" office:value="9.5004" calcext:value-type="float">
            <text:p>9.5004</text:p>
          </table:table-cell>
          <table:table-cell office:value-type="float" office:value="1.95752" calcext:value-type="float">
            <text:p>1.95752</text:p>
          </table:table-cell>
          <table:table-cell/>
        </table:table-row>
        <table:table-row table:style-name="ro1">
          <table:table-cell office:value-type="float" office:value="9.516" calcext:value-type="float">
            <text:p>9.516</text:p>
          </table:table-cell>
          <table:table-cell office:value-type="float" office:value="1.95504" calcext:value-type="float">
            <text:p>1.95504</text:p>
          </table:table-cell>
          <table:table-cell/>
        </table:table-row>
        <table:table-row table:style-name="ro1">
          <table:table-cell office:value-type="float" office:value="9.5316" calcext:value-type="float">
            <text:p>9.5316</text:p>
          </table:table-cell>
          <table:table-cell office:value-type="float" office:value="1.94953" calcext:value-type="float">
            <text:p>1.94953</text:p>
          </table:table-cell>
          <table:table-cell/>
        </table:table-row>
        <table:table-row table:style-name="ro1">
          <table:table-cell office:value-type="float" office:value="9.5472" calcext:value-type="float">
            <text:p>9.5472</text:p>
          </table:table-cell>
          <table:table-cell office:value-type="float" office:value="1.95037" calcext:value-type="float">
            <text:p>1.95037</text:p>
          </table:table-cell>
          <table:table-cell/>
        </table:table-row>
        <table:table-row table:style-name="ro1">
          <table:table-cell office:value-type="float" office:value="9.5628" calcext:value-type="float">
            <text:p>9.5628</text:p>
          </table:table-cell>
          <table:table-cell office:value-type="float" office:value="1.95325" calcext:value-type="float">
            <text:p>1.95325</text:p>
          </table:table-cell>
          <table:table-cell/>
        </table:table-row>
        <table:table-row table:style-name="ro1">
          <table:table-cell office:value-type="float" office:value="9.5784" calcext:value-type="float">
            <text:p>9.5784</text:p>
          </table:table-cell>
          <table:table-cell office:value-type="float" office:value="1.94745" calcext:value-type="float">
            <text:p>1.94745</text:p>
          </table:table-cell>
          <table:table-cell/>
        </table:table-row>
        <table:table-row table:style-name="ro1">
          <table:table-cell office:value-type="float" office:value="9.594" calcext:value-type="float">
            <text:p>9.594</text:p>
          </table:table-cell>
          <table:table-cell office:value-type="float" office:value="1.95504" calcext:value-type="float">
            <text:p>1.95504</text:p>
          </table:table-cell>
          <table:table-cell/>
        </table:table-row>
        <table:table-row table:style-name="ro1">
          <table:table-cell office:value-type="float" office:value="9.6096" calcext:value-type="float">
            <text:p>9.6096</text:p>
          </table:table-cell>
          <table:table-cell office:value-type="float" office:value="1.94744" calcext:value-type="float">
            <text:p>1.94744</text:p>
          </table:table-cell>
          <table:table-cell/>
        </table:table-row>
        <table:table-row table:style-name="ro1">
          <table:table-cell office:value-type="float" office:value="9.6252" calcext:value-type="float">
            <text:p>9.6252</text:p>
          </table:table-cell>
          <table:table-cell office:value-type="float" office:value="1.94652" calcext:value-type="float">
            <text:p>1.94652</text:p>
          </table:table-cell>
          <table:table-cell/>
        </table:table-row>
        <table:table-row table:style-name="ro1">
          <table:table-cell office:value-type="float" office:value="9.6408" calcext:value-type="float">
            <text:p>9.6408</text:p>
          </table:table-cell>
          <table:table-cell office:value-type="float" office:value="1.94106" calcext:value-type="float">
            <text:p>1.94106</text:p>
          </table:table-cell>
          <table:table-cell/>
        </table:table-row>
        <table:table-row table:style-name="ro1">
          <table:table-cell office:value-type="float" office:value="9.6564" calcext:value-type="float">
            <text:p>9.6564</text:p>
          </table:table-cell>
          <table:table-cell office:value-type="float" office:value="1.93518" calcext:value-type="float">
            <text:p>1.93518</text:p>
          </table:table-cell>
          <table:table-cell/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.93005" calcext:value-type="float">
            <text:p>1.93005</text:p>
          </table:table-cell>
          <table:table-cell/>
        </table:table-row>
        <table:table-row table:style-name="ro1">
          <table:table-cell office:value-type="float" office:value="9.6876" calcext:value-type="float">
            <text:p>9.6876</text:p>
          </table:table-cell>
          <table:table-cell office:value-type="float" office:value="1.92958" calcext:value-type="float">
            <text:p>1.92958</text:p>
          </table:table-cell>
          <table:table-cell/>
        </table:table-row>
        <table:table-row table:style-name="ro1">
          <table:table-cell office:value-type="float" office:value="9.7032" calcext:value-type="float">
            <text:p>9.7032</text:p>
          </table:table-cell>
          <table:table-cell office:value-type="float" office:value="1.92993" calcext:value-type="float">
            <text:p>1.92993</text:p>
          </table:table-cell>
          <table:table-cell/>
        </table:table-row>
        <table:table-row table:style-name="ro1">
          <table:table-cell office:value-type="float" office:value="9.7188" calcext:value-type="float">
            <text:p>9.7188</text:p>
          </table:table-cell>
          <table:table-cell office:value-type="float" office:value="1.92933" calcext:value-type="float">
            <text:p>1.92933</text:p>
          </table:table-cell>
          <table:table-cell/>
        </table:table-row>
        <table:table-row table:style-name="ro1">
          <table:table-cell office:value-type="float" office:value="9.7344" calcext:value-type="float">
            <text:p>9.7344</text:p>
          </table:table-cell>
          <table:table-cell office:value-type="float" office:value="1.91853" calcext:value-type="float">
            <text:p>1.91853</text:p>
          </table:table-cell>
          <table:table-cell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.90782" calcext:value-type="float">
            <text:p>1.90782</text:p>
          </table:table-cell>
          <table:table-cell/>
        </table:table-row>
        <table:table-row table:style-name="ro1">
          <table:table-cell office:value-type="float" office:value="9.7656" calcext:value-type="float">
            <text:p>9.7656</text:p>
          </table:table-cell>
          <table:table-cell office:value-type="float" office:value="1.9053" calcext:value-type="float">
            <text:p>1.9053</text:p>
          </table:table-cell>
          <table:table-cell/>
        </table:table-row>
        <table:table-row table:style-name="ro1">
          <table:table-cell office:value-type="float" office:value="9.7812" calcext:value-type="float">
            <text:p>9.7812</text:p>
          </table:table-cell>
          <table:table-cell office:value-type="float" office:value="1.91417" calcext:value-type="float">
            <text:p>1.91417</text:p>
          </table:table-cell>
          <table:table-cell/>
        </table:table-row>
        <table:table-row table:style-name="ro1">
          <table:table-cell office:value-type="float" office:value="9.7968" calcext:value-type="float">
            <text:p>9.7968</text:p>
          </table:table-cell>
          <table:table-cell office:value-type="float" office:value="1.9056" calcext:value-type="float">
            <text:p>1.9056</text:p>
          </table:table-cell>
          <table:table-cell/>
        </table:table-row>
        <table:table-row table:style-name="ro1">
          <table:table-cell office:value-type="float" office:value="9.8124" calcext:value-type="float">
            <text:p>9.8124</text:p>
          </table:table-cell>
          <table:table-cell office:value-type="float" office:value="1.90842" calcext:value-type="float">
            <text:p>1.90842</text:p>
          </table:table-cell>
          <table:table-cell/>
        </table:table-row>
        <table:table-row table:style-name="ro1">
          <table:table-cell office:value-type="float" office:value="9.828" calcext:value-type="float">
            <text:p>9.828</text:p>
          </table:table-cell>
          <table:table-cell office:value-type="float" office:value="1.90076" calcext:value-type="float">
            <text:p>1.90076</text:p>
          </table:table-cell>
          <table:table-cell/>
        </table:table-row>
        <table:table-row table:style-name="ro1">
          <table:table-cell office:value-type="float" office:value="9.8436" calcext:value-type="float">
            <text:p>9.8436</text:p>
          </table:table-cell>
          <table:table-cell office:value-type="float" office:value="1.90453" calcext:value-type="float">
            <text:p>1.90453</text:p>
          </table:table-cell>
          <table:table-cell/>
        </table:table-row>
        <table:table-row table:style-name="ro1">
          <table:table-cell office:value-type="float" office:value="9.8592" calcext:value-type="float">
            <text:p>9.8592</text:p>
          </table:table-cell>
          <table:table-cell office:value-type="float" office:value="1.90311" calcext:value-type="float">
            <text:p>1.90311</text:p>
          </table:table-cell>
          <table:table-cell/>
        </table:table-row>
        <table:table-row table:style-name="ro1">
          <table:table-cell office:value-type="float" office:value="9.8748" calcext:value-type="float">
            <text:p>9.8748</text:p>
          </table:table-cell>
          <table:table-cell office:value-type="float" office:value="1.90368" calcext:value-type="float">
            <text:p>1.90368</text:p>
          </table:table-cell>
          <table:table-cell/>
        </table:table-row>
        <table:table-row table:style-name="ro1">
          <table:table-cell office:value-type="float" office:value="9.8904" calcext:value-type="float">
            <text:p>9.8904</text:p>
          </table:table-cell>
          <table:table-cell office:value-type="float" office:value="1.89945" calcext:value-type="float">
            <text:p>1.89945</text:p>
          </table:table-cell>
          <table:table-cell/>
        </table:table-row>
        <table:table-row table:style-name="ro1">
          <table:table-cell office:value-type="float" office:value="9.906" calcext:value-type="float">
            <text:p>9.906</text:p>
          </table:table-cell>
          <table:table-cell office:value-type="float" office:value="1.89654" calcext:value-type="float">
            <text:p>1.89654</text:p>
          </table:table-cell>
          <table:table-cell/>
        </table:table-row>
        <table:table-row table:style-name="ro1">
          <table:table-cell office:value-type="float" office:value="9.9216" calcext:value-type="float">
            <text:p>9.9216</text:p>
          </table:table-cell>
          <table:table-cell office:value-type="float" office:value="1.88406" calcext:value-type="float">
            <text:p>1.88406</text:p>
          </table:table-cell>
          <table:table-cell/>
        </table:table-row>
        <table:table-row table:style-name="ro1">
          <table:table-cell office:value-type="float" office:value="9.9372" calcext:value-type="float">
            <text:p>9.9372</text:p>
          </table:table-cell>
          <table:table-cell office:value-type="float" office:value="1.89328" calcext:value-type="float">
            <text:p>1.89328</text:p>
          </table:table-cell>
          <table:table-cell/>
        </table:table-row>
        <table:table-row table:style-name="ro1">
          <table:table-cell office:value-type="float" office:value="9.9528" calcext:value-type="float">
            <text:p>9.9528</text:p>
          </table:table-cell>
          <table:table-cell office:value-type="float" office:value="1.88562" calcext:value-type="float">
            <text:p>1.88562</text:p>
          </table:table-cell>
          <table:table-cell/>
        </table:table-row>
        <table:table-row table:style-name="ro1">
          <table:table-cell office:value-type="float" office:value="9.9684" calcext:value-type="float">
            <text:p>9.9684</text:p>
          </table:table-cell>
          <table:table-cell office:value-type="float" office:value="1.88179" calcext:value-type="float">
            <text:p>1.88179</text:p>
          </table:table-cell>
          <table:table-cell/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.88033" calcext:value-type="float">
            <text:p>1.88033</text:p>
          </table:table-cell>
          <table:table-cell/>
        </table:table-row>
        <table:table-row table:style-name="ro1">
          <table:table-cell office:value-type="float" office:value="9.9996" calcext:value-type="float">
            <text:p>9.9996</text:p>
          </table:table-cell>
          <table:table-cell office:value-type="float" office:value="1.88192" calcext:value-type="float">
            <text:p>1.88192</text:p>
          </table:table-cell>
          <table:table-cell/>
        </table:table-row>
        <table:table-row table:style-name="ro1">
          <table:table-cell office:value-type="float" office:value="10.0152" calcext:value-type="float">
            <text:p>10.0152</text:p>
          </table:table-cell>
          <table:table-cell office:value-type="float" office:value="1.86579" calcext:value-type="float">
            <text:p>1.86579</text:p>
          </table:table-cell>
          <table:table-cell/>
        </table:table-row>
        <table:table-row table:style-name="ro1">
          <table:table-cell office:value-type="float" office:value="10.0308" calcext:value-type="float">
            <text:p>10.0308</text:p>
          </table:table-cell>
          <table:table-cell office:value-type="float" office:value="1.86206" calcext:value-type="float">
            <text:p>1.86206</text:p>
          </table:table-cell>
          <table:table-cell/>
        </table:table-row>
        <table:table-row table:style-name="ro1">
          <table:table-cell office:value-type="float" office:value="10.0464" calcext:value-type="float">
            <text:p>10.0464</text:p>
          </table:table-cell>
          <table:table-cell office:value-type="float" office:value="1.86587" calcext:value-type="float">
            <text:p>1.86587</text:p>
          </table:table-cell>
          <table:table-cell/>
        </table:table-row>
        <table:table-row table:style-name="ro1">
          <table:table-cell office:value-type="float" office:value="10.062" calcext:value-type="float">
            <text:p>10.062</text:p>
          </table:table-cell>
          <table:table-cell office:value-type="float" office:value="1.86396" calcext:value-type="float">
            <text:p>1.86396</text:p>
          </table:table-cell>
          <table:table-cell/>
        </table:table-row>
        <table:table-row table:style-name="ro1">
          <table:table-cell office:value-type="float" office:value="10.0776" calcext:value-type="float">
            <text:p>10.0776</text:p>
          </table:table-cell>
          <table:table-cell office:value-type="float" office:value="1.86616" calcext:value-type="float">
            <text:p>1.86616</text:p>
          </table:table-cell>
          <table:table-cell/>
        </table:table-row>
        <table:table-row table:style-name="ro1">
          <table:table-cell office:value-type="float" office:value="10.0932" calcext:value-type="float">
            <text:p>10.0932</text:p>
          </table:table-cell>
          <table:table-cell office:value-type="float" office:value="1.85805" calcext:value-type="float">
            <text:p>1.85805</text:p>
          </table:table-cell>
          <table:table-cell/>
        </table:table-row>
        <table:table-row table:style-name="ro1">
          <table:table-cell office:value-type="float" office:value="10.1088" calcext:value-type="float">
            <text:p>10.1088</text:p>
          </table:table-cell>
          <table:table-cell office:value-type="float" office:value="1.85033" calcext:value-type="float">
            <text:p>1.85033</text:p>
          </table:table-cell>
          <table:table-cell/>
        </table:table-row>
        <table:table-row table:style-name="ro1">
          <table:table-cell office:value-type="float" office:value="10.1244" calcext:value-type="float">
            <text:p>10.1244</text:p>
          </table:table-cell>
          <table:table-cell office:value-type="float" office:value="1.84408" calcext:value-type="float">
            <text:p>1.84408</text:p>
          </table:table-cell>
          <table:table-cell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1.84549" calcext:value-type="float">
            <text:p>1.84549</text:p>
          </table:table-cell>
          <table:table-cell/>
        </table:table-row>
        <table:table-row table:style-name="ro1">
          <table:table-cell office:value-type="float" office:value="10.1556" calcext:value-type="float">
            <text:p>10.1556</text:p>
          </table:table-cell>
          <table:table-cell office:value-type="float" office:value="1.83676" calcext:value-type="float">
            <text:p>1.83676</text:p>
          </table:table-cell>
          <table:table-cell/>
        </table:table-row>
        <table:table-row table:style-name="ro1">
          <table:table-cell office:value-type="float" office:value="10.1712" calcext:value-type="float">
            <text:p>10.1712</text:p>
          </table:table-cell>
          <table:table-cell office:value-type="float" office:value="1.83077" calcext:value-type="float">
            <text:p>1.83077</text:p>
          </table:table-cell>
          <table:table-cell/>
        </table:table-row>
        <table:table-row table:style-name="ro1">
          <table:table-cell office:value-type="float" office:value="10.1868" calcext:value-type="float">
            <text:p>10.1868</text:p>
          </table:table-cell>
          <table:table-cell office:value-type="float" office:value="1.83839" calcext:value-type="float">
            <text:p>1.83839</text:p>
          </table:table-cell>
          <table:table-cell/>
        </table:table-row>
        <table:table-row table:style-name="ro1">
          <table:table-cell office:value-type="float" office:value="10.2024" calcext:value-type="float">
            <text:p>10.2024</text:p>
          </table:table-cell>
          <table:table-cell office:value-type="float" office:value="1.84369" calcext:value-type="float">
            <text:p>1.84369</text:p>
          </table:table-cell>
          <table:table-cell/>
        </table:table-row>
        <table:table-row table:style-name="ro1">
          <table:table-cell office:value-type="float" office:value="10.218" calcext:value-type="float">
            <text:p>10.218</text:p>
          </table:table-cell>
          <table:table-cell office:value-type="float" office:value="1.83731" calcext:value-type="float">
            <text:p>1.83731</text:p>
          </table:table-cell>
          <table:table-cell/>
        </table:table-row>
        <table:table-row table:style-name="ro1">
          <table:table-cell office:value-type="float" office:value="10.2336" calcext:value-type="float">
            <text:p>10.2336</text:p>
          </table:table-cell>
          <table:table-cell office:value-type="float" office:value="1.8335" calcext:value-type="float">
            <text:p>1.8335</text:p>
          </table:table-cell>
          <table:table-cell/>
        </table:table-row>
        <table:table-row table:style-name="ro1">
          <table:table-cell office:value-type="float" office:value="10.2492" calcext:value-type="float">
            <text:p>10.2492</text:p>
          </table:table-cell>
          <table:table-cell office:value-type="float" office:value="1.83221" calcext:value-type="float">
            <text:p>1.83221</text:p>
          </table:table-cell>
          <table:table-cell/>
        </table:table-row>
        <table:table-row table:style-name="ro1">
          <table:table-cell office:value-type="float" office:value="10.2648" calcext:value-type="float">
            <text:p>10.2648</text:p>
          </table:table-cell>
          <table:table-cell office:value-type="float" office:value="1.83401" calcext:value-type="float">
            <text:p>1.83401</text:p>
          </table:table-cell>
          <table:table-cell/>
        </table:table-row>
        <table:table-row table:style-name="ro1">
          <table:table-cell office:value-type="float" office:value="10.2804" calcext:value-type="float">
            <text:p>10.2804</text:p>
          </table:table-cell>
          <table:table-cell office:value-type="float" office:value="1.83921" calcext:value-type="float">
            <text:p>1.83921</text:p>
          </table:table-cell>
          <table:table-cell/>
        </table:table-row>
        <table:table-row table:style-name="ro1">
          <table:table-cell office:value-type="float" office:value="10.296" calcext:value-type="float">
            <text:p>10.296</text:p>
          </table:table-cell>
          <table:table-cell office:value-type="float" office:value="1.84336" calcext:value-type="float">
            <text:p>1.84336</text:p>
          </table:table-cell>
          <table:table-cell/>
        </table:table-row>
        <table:table-row table:style-name="ro1">
          <table:table-cell office:value-type="float" office:value="10.3116" calcext:value-type="float">
            <text:p>10.3116</text:p>
          </table:table-cell>
          <table:table-cell office:value-type="float" office:value="1.82976" calcext:value-type="float">
            <text:p>1.82976</text:p>
          </table:table-cell>
          <table:table-cell/>
        </table:table-row>
        <table:table-row table:style-name="ro1">
          <table:table-cell office:value-type="float" office:value="10.3272" calcext:value-type="float">
            <text:p>10.3272</text:p>
          </table:table-cell>
          <table:table-cell office:value-type="float" office:value="1.82665" calcext:value-type="float">
            <text:p>1.82665</text:p>
          </table:table-cell>
          <table:table-cell/>
        </table:table-row>
        <table:table-row table:style-name="ro1">
          <table:table-cell office:value-type="float" office:value="10.3428" calcext:value-type="float">
            <text:p>10.3428</text:p>
          </table:table-cell>
          <table:table-cell office:value-type="float" office:value="1.82746" calcext:value-type="float">
            <text:p>1.82746</text:p>
          </table:table-cell>
          <table:table-cell/>
        </table:table-row>
        <table:table-row table:style-name="ro1">
          <table:table-cell office:value-type="float" office:value="10.3584" calcext:value-type="float">
            <text:p>10.3584</text:p>
          </table:table-cell>
          <table:table-cell office:value-type="float" office:value="1.83018" calcext:value-type="float">
            <text:p>1.83018</text:p>
          </table:table-cell>
          <table:table-cell/>
        </table:table-row>
        <table:table-row table:style-name="ro1">
          <table:table-cell office:value-type="float" office:value="10.374" calcext:value-type="float">
            <text:p>10.374</text:p>
          </table:table-cell>
          <table:table-cell office:value-type="float" office:value="1.82869" calcext:value-type="float">
            <text:p>1.82869</text:p>
          </table:table-cell>
          <table:table-cell/>
        </table:table-row>
        <table:table-row table:style-name="ro1">
          <table:table-cell office:value-type="float" office:value="10.3896" calcext:value-type="float">
            <text:p>10.3896</text:p>
          </table:table-cell>
          <table:table-cell office:value-type="float" office:value="1.82408" calcext:value-type="float">
            <text:p>1.82408</text:p>
          </table:table-cell>
          <table:table-cell/>
        </table:table-row>
        <table:table-row table:style-name="ro1">
          <table:table-cell office:value-type="float" office:value="10.4052" calcext:value-type="float">
            <text:p>10.4052</text:p>
          </table:table-cell>
          <table:table-cell office:value-type="float" office:value="1.82051" calcext:value-type="float">
            <text:p>1.82051</text:p>
          </table:table-cell>
          <table:table-cell/>
        </table:table-row>
        <table:table-row table:style-name="ro1">
          <table:table-cell office:value-type="float" office:value="10.4208" calcext:value-type="float">
            <text:p>10.4208</text:p>
          </table:table-cell>
          <table:table-cell office:value-type="float" office:value="1.81473" calcext:value-type="float">
            <text:p>1.81473</text:p>
          </table:table-cell>
          <table:table-cell/>
        </table:table-row>
        <table:table-row table:style-name="ro1">
          <table:table-cell office:value-type="float" office:value="10.4364" calcext:value-type="float">
            <text:p>10.4364</text:p>
          </table:table-cell>
          <table:table-cell office:value-type="float" office:value="1.81366" calcext:value-type="float">
            <text:p>1.81366</text:p>
          </table:table-cell>
          <table:table-cell/>
        </table:table-row>
        <table:table-row table:style-name="ro1">
          <table:table-cell office:value-type="float" office:value="10.452" calcext:value-type="float">
            <text:p>10.452</text:p>
          </table:table-cell>
          <table:table-cell office:value-type="float" office:value="1.81298" calcext:value-type="float">
            <text:p>1.81298</text:p>
          </table:table-cell>
          <table:table-cell/>
        </table:table-row>
        <table:table-row table:style-name="ro1">
          <table:table-cell office:value-type="float" office:value="10.4676" calcext:value-type="float">
            <text:p>10.4676</text:p>
          </table:table-cell>
          <table:table-cell office:value-type="float" office:value="1.80819" calcext:value-type="float">
            <text:p>1.80819</text:p>
          </table:table-cell>
          <table:table-cell/>
        </table:table-row>
        <table:table-row table:style-name="ro1">
          <table:table-cell office:value-type="float" office:value="10.4832" calcext:value-type="float">
            <text:p>10.4832</text:p>
          </table:table-cell>
          <table:table-cell office:value-type="float" office:value="1.81246" calcext:value-type="float">
            <text:p>1.81246</text:p>
          </table:table-cell>
          <table:table-cell/>
        </table:table-row>
        <table:table-row table:style-name="ro1">
          <table:table-cell office:value-type="float" office:value="10.4988" calcext:value-type="float">
            <text:p>10.4988</text:p>
          </table:table-cell>
          <table:table-cell office:value-type="float" office:value="1.79949" calcext:value-type="float">
            <text:p>1.79949</text:p>
          </table:table-cell>
          <table:table-cell/>
        </table:table-row>
        <table:table-row table:style-name="ro1">
          <table:table-cell office:value-type="float" office:value="10.5144" calcext:value-type="float">
            <text:p>10.5144</text:p>
          </table:table-cell>
          <table:table-cell office:value-type="float" office:value="1.79609" calcext:value-type="float">
            <text:p>1.79609</text:p>
          </table:table-cell>
          <table:table-cell/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1.80032" calcext:value-type="float">
            <text:p>1.80032</text:p>
          </table:table-cell>
          <table:table-cell/>
        </table:table-row>
        <table:table-row table:style-name="ro1">
          <table:table-cell office:value-type="float" office:value="10.5456" calcext:value-type="float">
            <text:p>10.5456</text:p>
          </table:table-cell>
          <table:table-cell office:value-type="float" office:value="1.80572" calcext:value-type="float">
            <text:p>1.80572</text:p>
          </table:table-cell>
          <table:table-cell/>
        </table:table-row>
        <table:table-row table:style-name="ro1">
          <table:table-cell office:value-type="float" office:value="10.5612" calcext:value-type="float">
            <text:p>10.5612</text:p>
          </table:table-cell>
          <table:table-cell office:value-type="float" office:value="1.80564" calcext:value-type="float">
            <text:p>1.80564</text:p>
          </table:table-cell>
          <table:table-cell/>
        </table:table-row>
        <table:table-row table:style-name="ro1">
          <table:table-cell office:value-type="float" office:value="10.5768" calcext:value-type="float">
            <text:p>10.5768</text:p>
          </table:table-cell>
          <table:table-cell office:value-type="float" office:value="1.80206" calcext:value-type="float">
            <text:p>1.80206</text:p>
          </table:table-cell>
          <table:table-cell/>
        </table:table-row>
        <table:table-row table:style-name="ro1">
          <table:table-cell office:value-type="float" office:value="10.5924" calcext:value-type="float">
            <text:p>10.5924</text:p>
          </table:table-cell>
          <table:table-cell office:value-type="float" office:value="1.80787" calcext:value-type="float">
            <text:p>1.80787</text:p>
          </table:table-cell>
          <table:table-cell/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.80039" calcext:value-type="float">
            <text:p>1.80039</text:p>
          </table:table-cell>
          <table:table-cell/>
        </table:table-row>
        <table:table-row table:style-name="ro1">
          <table:table-cell office:value-type="float" office:value="10.6236" calcext:value-type="float">
            <text:p>10.6236</text:p>
          </table:table-cell>
          <table:table-cell office:value-type="float" office:value="1.7913" calcext:value-type="float">
            <text:p>1.7913</text:p>
          </table:table-cell>
          <table:table-cell/>
        </table:table-row>
        <table:table-row table:style-name="ro1">
          <table:table-cell office:value-type="float" office:value="10.6392" calcext:value-type="float">
            <text:p>10.6392</text:p>
          </table:table-cell>
          <table:table-cell office:value-type="float" office:value="1.79315" calcext:value-type="float">
            <text:p>1.79315</text:p>
          </table:table-cell>
          <table:table-cell/>
        </table:table-row>
        <table:table-row table:style-name="ro1">
          <table:table-cell office:value-type="float" office:value="10.6548" calcext:value-type="float">
            <text:p>10.6548</text:p>
          </table:table-cell>
          <table:table-cell office:value-type="float" office:value="1.79504" calcext:value-type="float">
            <text:p>1.79504</text:p>
          </table:table-cell>
          <table:table-cell/>
        </table:table-row>
        <table:table-row table:style-name="ro1">
          <table:table-cell office:value-type="float" office:value="10.6704" calcext:value-type="float">
            <text:p>10.6704</text:p>
          </table:table-cell>
          <table:table-cell office:value-type="float" office:value="1.78219" calcext:value-type="float">
            <text:p>1.78219</text:p>
          </table:table-cell>
          <table:table-cell/>
        </table:table-row>
        <table:table-row table:style-name="ro1">
          <table:table-cell office:value-type="float" office:value="10.686" calcext:value-type="float">
            <text:p>10.686</text:p>
          </table:table-cell>
          <table:table-cell office:value-type="float" office:value="1.77324" calcext:value-type="float">
            <text:p>1.77324</text:p>
          </table:table-cell>
          <table:table-cell/>
        </table:table-row>
        <table:table-row table:style-name="ro1">
          <table:table-cell office:value-type="float" office:value="10.7016" calcext:value-type="float">
            <text:p>10.7016</text:p>
          </table:table-cell>
          <table:table-cell office:value-type="float" office:value="1.76918" calcext:value-type="float">
            <text:p>1.76918</text:p>
          </table:table-cell>
          <table:table-cell/>
        </table:table-row>
        <table:table-row table:style-name="ro1">
          <table:table-cell office:value-type="float" office:value="10.7172" calcext:value-type="float">
            <text:p>10.7172</text:p>
          </table:table-cell>
          <table:table-cell office:value-type="float" office:value="1.7728" calcext:value-type="float">
            <text:p>1.7728</text:p>
          </table:table-cell>
          <table:table-cell/>
        </table:table-row>
        <table:table-row table:style-name="ro1">
          <table:table-cell office:value-type="float" office:value="10.7328" calcext:value-type="float">
            <text:p>10.7328</text:p>
          </table:table-cell>
          <table:table-cell office:value-type="float" office:value="1.76563" calcext:value-type="float">
            <text:p>1.76563</text:p>
          </table:table-cell>
          <table:table-cell/>
        </table:table-row>
        <table:table-row table:style-name="ro1">
          <table:table-cell office:value-type="float" office:value="10.7484" calcext:value-type="float">
            <text:p>10.7484</text:p>
          </table:table-cell>
          <table:table-cell office:value-type="float" office:value="1.76857" calcext:value-type="float">
            <text:p>1.76857</text:p>
          </table:table-cell>
          <table:table-cell/>
        </table:table-row>
        <table:table-row table:style-name="ro1">
          <table:table-cell office:value-type="float" office:value="10.764" calcext:value-type="float">
            <text:p>10.764</text:p>
          </table:table-cell>
          <table:table-cell office:value-type="float" office:value="1.78113" calcext:value-type="float">
            <text:p>1.78113</text:p>
          </table:table-cell>
          <table:table-cell/>
        </table:table-row>
        <table:table-row table:style-name="ro1">
          <table:table-cell office:value-type="float" office:value="10.7796" calcext:value-type="float">
            <text:p>10.7796</text:p>
          </table:table-cell>
          <table:table-cell office:value-type="float" office:value="1.77496" calcext:value-type="float">
            <text:p>1.77496</text:p>
          </table:table-cell>
          <table:table-cell/>
        </table:table-row>
        <table:table-row table:style-name="ro1">
          <table:table-cell office:value-type="float" office:value="10.7952" calcext:value-type="float">
            <text:p>10.7952</text:p>
          </table:table-cell>
          <table:table-cell office:value-type="float" office:value="1.76237" calcext:value-type="float">
            <text:p>1.76237</text:p>
          </table:table-cell>
          <table:table-cell/>
        </table:table-row>
        <table:table-row table:style-name="ro1">
          <table:table-cell office:value-type="float" office:value="10.8108" calcext:value-type="float">
            <text:p>10.8108</text:p>
          </table:table-cell>
          <table:table-cell office:value-type="float" office:value="1.76128" calcext:value-type="float">
            <text:p>1.76128</text:p>
          </table:table-cell>
          <table:table-cell/>
        </table:table-row>
        <table:table-row table:style-name="ro1">
          <table:table-cell office:value-type="float" office:value="10.8264" calcext:value-type="float">
            <text:p>10.8264</text:p>
          </table:table-cell>
          <table:table-cell office:value-type="float" office:value="1.76003" calcext:value-type="float">
            <text:p>1.76003</text:p>
          </table:table-cell>
          <table:table-cell/>
        </table:table-row>
        <table:table-row table:style-name="ro1">
          <table:table-cell office:value-type="float" office:value="10.842" calcext:value-type="float">
            <text:p>10.842</text:p>
          </table:table-cell>
          <table:table-cell office:value-type="float" office:value="1.75802" calcext:value-type="float">
            <text:p>1.75802</text:p>
          </table:table-cell>
          <table:table-cell/>
        </table:table-row>
        <table:table-row table:style-name="ro1">
          <table:table-cell office:value-type="float" office:value="10.8576" calcext:value-type="float">
            <text:p>10.8576</text:p>
          </table:table-cell>
          <table:table-cell office:value-type="float" office:value="1.75022" calcext:value-type="float">
            <text:p>1.75022</text:p>
          </table:table-cell>
          <table:table-cell/>
        </table:table-row>
        <table:table-row table:style-name="ro1">
          <table:table-cell office:value-type="float" office:value="10.8732" calcext:value-type="float">
            <text:p>10.8732</text:p>
          </table:table-cell>
          <table:table-cell office:value-type="float" office:value="1.74647" calcext:value-type="float">
            <text:p>1.74647</text:p>
          </table:table-cell>
          <table:table-cell/>
        </table:table-row>
        <table:table-row table:style-name="ro1">
          <table:table-cell office:value-type="float" office:value="10.8888" calcext:value-type="float">
            <text:p>10.8888</text:p>
          </table:table-cell>
          <table:table-cell office:value-type="float" office:value="1.74068" calcext:value-type="float">
            <text:p>1.74068</text:p>
          </table:table-cell>
          <table:table-cell/>
        </table:table-row>
        <table:table-row table:style-name="ro1">
          <table:table-cell office:value-type="float" office:value="10.9044" calcext:value-type="float">
            <text:p>10.9044</text:p>
          </table:table-cell>
          <table:table-cell office:value-type="float" office:value="1.738" calcext:value-type="float">
            <text:p>1.738</text:p>
          </table:table-cell>
          <table:table-cell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.73718" calcext:value-type="float">
            <text:p>1.73718</text:p>
          </table:table-cell>
          <table:table-cell/>
        </table:table-row>
        <table:table-row table:style-name="ro1">
          <table:table-cell office:value-type="float" office:value="10.9356" calcext:value-type="float">
            <text:p>10.9356</text:p>
          </table:table-cell>
          <table:table-cell office:value-type="float" office:value="1.73218" calcext:value-type="float">
            <text:p>1.73218</text:p>
          </table:table-cell>
          <table:table-cell/>
        </table:table-row>
        <table:table-row table:style-name="ro1">
          <table:table-cell office:value-type="float" office:value="10.9512" calcext:value-type="float">
            <text:p>10.9512</text:p>
          </table:table-cell>
          <table:table-cell office:value-type="float" office:value="1.73782" calcext:value-type="float">
            <text:p>1.73782</text:p>
          </table:table-cell>
          <table:table-cell/>
        </table:table-row>
        <table:table-row table:style-name="ro1">
          <table:table-cell office:value-type="float" office:value="10.9668" calcext:value-type="float">
            <text:p>10.9668</text:p>
          </table:table-cell>
          <table:table-cell office:value-type="float" office:value="1.73634" calcext:value-type="float">
            <text:p>1.73634</text:p>
          </table:table-cell>
          <table:table-cell/>
        </table:table-row>
        <table:table-row table:style-name="ro1">
          <table:table-cell office:value-type="float" office:value="10.9824" calcext:value-type="float">
            <text:p>10.9824</text:p>
          </table:table-cell>
          <table:table-cell office:value-type="float" office:value="1.73366" calcext:value-type="float">
            <text:p>1.73366</text:p>
          </table:table-cell>
          <table:table-cell/>
        </table:table-row>
        <table:table-row table:style-name="ro1">
          <table:table-cell office:value-type="float" office:value="10.998" calcext:value-type="float">
            <text:p>10.998</text:p>
          </table:table-cell>
          <table:table-cell office:value-type="float" office:value="1.72924" calcext:value-type="float">
            <text:p>1.72924</text:p>
          </table:table-cell>
          <table:table-cell/>
        </table:table-row>
        <table:table-row table:style-name="ro1">
          <table:table-cell office:value-type="float" office:value="11.0136" calcext:value-type="float">
            <text:p>11.0136</text:p>
          </table:table-cell>
          <table:table-cell office:value-type="float" office:value="1.72817" calcext:value-type="float">
            <text:p>1.72817</text:p>
          </table:table-cell>
          <table:table-cell/>
        </table:table-row>
        <table:table-row table:style-name="ro1">
          <table:table-cell office:value-type="float" office:value="11.0292" calcext:value-type="float">
            <text:p>11.0292</text:p>
          </table:table-cell>
          <table:table-cell office:value-type="float" office:value="1.72644" calcext:value-type="float">
            <text:p>1.72644</text:p>
          </table:table-cell>
          <table:table-cell/>
        </table:table-row>
        <table:table-row table:style-name="ro1">
          <table:table-cell office:value-type="float" office:value="11.0448" calcext:value-type="float">
            <text:p>11.0448</text:p>
          </table:table-cell>
          <table:table-cell office:value-type="float" office:value="1.71862" calcext:value-type="float">
            <text:p>1.71862</text:p>
          </table:table-cell>
          <table:table-cell/>
        </table:table-row>
        <table:table-row table:style-name="ro1">
          <table:table-cell office:value-type="float" office:value="11.0604" calcext:value-type="float">
            <text:p>11.0604</text:p>
          </table:table-cell>
          <table:table-cell office:value-type="float" office:value="1.72017" calcext:value-type="float">
            <text:p>1.72017</text:p>
          </table:table-cell>
          <table:table-cell/>
        </table:table-row>
        <table:table-row table:style-name="ro1">
          <table:table-cell office:value-type="float" office:value="11.076" calcext:value-type="float">
            <text:p>11.076</text:p>
          </table:table-cell>
          <table:table-cell office:value-type="float" office:value="1.71086" calcext:value-type="float">
            <text:p>1.71086</text:p>
          </table:table-cell>
          <table:table-cell/>
        </table:table-row>
        <table:table-row table:style-name="ro1">
          <table:table-cell office:value-type="float" office:value="11.0916" calcext:value-type="float">
            <text:p>11.0916</text:p>
          </table:table-cell>
          <table:table-cell office:value-type="float" office:value="1.70782" calcext:value-type="float">
            <text:p>1.70782</text:p>
          </table:table-cell>
          <table:table-cell/>
        </table:table-row>
        <table:table-row table:style-name="ro1">
          <table:table-cell office:value-type="float" office:value="11.1072" calcext:value-type="float">
            <text:p>11.1072</text:p>
          </table:table-cell>
          <table:table-cell office:value-type="float" office:value="1.70472" calcext:value-type="float">
            <text:p>1.70472</text:p>
          </table:table-cell>
          <table:table-cell/>
        </table:table-row>
        <table:table-row table:style-name="ro1">
          <table:table-cell office:value-type="float" office:value="11.1228" calcext:value-type="float">
            <text:p>11.1228</text:p>
          </table:table-cell>
          <table:table-cell office:value-type="float" office:value="1.70069" calcext:value-type="float">
            <text:p>1.70069</text:p>
          </table:table-cell>
          <table:table-cell/>
        </table:table-row>
        <table:table-row table:style-name="ro1">
          <table:table-cell office:value-type="float" office:value="11.1384" calcext:value-type="float">
            <text:p>11.1384</text:p>
          </table:table-cell>
          <table:table-cell office:value-type="float" office:value="1.69999" calcext:value-type="float">
            <text:p>1.69999</text:p>
          </table:table-cell>
          <table:table-cell/>
        </table:table-row>
        <table:table-row table:style-name="ro1">
          <table:table-cell office:value-type="float" office:value="11.154" calcext:value-type="float">
            <text:p>11.154</text:p>
          </table:table-cell>
          <table:table-cell office:value-type="float" office:value="1.69592" calcext:value-type="float">
            <text:p>1.69592</text:p>
          </table:table-cell>
          <table:table-cell/>
        </table:table-row>
        <table:table-row table:style-name="ro1">
          <table:table-cell office:value-type="float" office:value="11.1696" calcext:value-type="float">
            <text:p>11.1696</text:p>
          </table:table-cell>
          <table:table-cell office:value-type="float" office:value="1.68566" calcext:value-type="float">
            <text:p>1.68566</text:p>
          </table:table-cell>
          <table:table-cell/>
        </table:table-row>
        <table:table-row table:style-name="ro1">
          <table:table-cell office:value-type="float" office:value="11.1852" calcext:value-type="float">
            <text:p>11.1852</text:p>
          </table:table-cell>
          <table:table-cell office:value-type="float" office:value="1.67892" calcext:value-type="float">
            <text:p>1.67892</text:p>
          </table:table-cell>
          <table:table-cell/>
        </table:table-row>
        <table:table-row table:style-name="ro1">
          <table:table-cell office:value-type="float" office:value="11.2008" calcext:value-type="float">
            <text:p>11.2008</text:p>
          </table:table-cell>
          <table:table-cell office:value-type="float" office:value="1.68335" calcext:value-type="float">
            <text:p>1.68335</text:p>
          </table:table-cell>
          <table:table-cell/>
        </table:table-row>
        <table:table-row table:style-name="ro1">
          <table:table-cell office:value-type="float" office:value="11.2164" calcext:value-type="float">
            <text:p>11.2164</text:p>
          </table:table-cell>
          <table:table-cell office:value-type="float" office:value="1.68189" calcext:value-type="float">
            <text:p>1.68189</text:p>
          </table:table-cell>
          <table:table-cell/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1.68156" calcext:value-type="float">
            <text:p>1.68156</text:p>
          </table:table-cell>
          <table:table-cell/>
        </table:table-row>
        <table:table-row table:style-name="ro1">
          <table:table-cell office:value-type="float" office:value="11.2476" calcext:value-type="float">
            <text:p>11.2476</text:p>
          </table:table-cell>
          <table:table-cell office:value-type="float" office:value="1.68043" calcext:value-type="float">
            <text:p>1.68043</text:p>
          </table:table-cell>
          <table:table-cell/>
        </table:table-row>
        <table:table-row table:style-name="ro1">
          <table:table-cell office:value-type="float" office:value="11.2632" calcext:value-type="float">
            <text:p>11.2632</text:p>
          </table:table-cell>
          <table:table-cell office:value-type="float" office:value="1.67138" calcext:value-type="float">
            <text:p>1.67138</text:p>
          </table:table-cell>
          <table:table-cell/>
        </table:table-row>
        <table:table-row table:style-name="ro1">
          <table:table-cell office:value-type="float" office:value="11.2788" calcext:value-type="float">
            <text:p>11.2788</text:p>
          </table:table-cell>
          <table:table-cell office:value-type="float" office:value="1.67265" calcext:value-type="float">
            <text:p>1.67265</text:p>
          </table:table-cell>
          <table:table-cell/>
        </table:table-row>
        <table:table-row table:style-name="ro1">
          <table:table-cell office:value-type="float" office:value="11.2944" calcext:value-type="float">
            <text:p>11.2944</text:p>
          </table:table-cell>
          <table:table-cell office:value-type="float" office:value="1.66771" calcext:value-type="float">
            <text:p>1.66771</text:p>
          </table:table-cell>
          <table:table-cell/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1.66511" calcext:value-type="float">
            <text:p>1.66511</text:p>
          </table:table-cell>
          <table:table-cell/>
        </table:table-row>
        <table:table-row table:style-name="ro1">
          <table:table-cell office:value-type="float" office:value="11.3256" calcext:value-type="float">
            <text:p>11.3256</text:p>
          </table:table-cell>
          <table:table-cell office:value-type="float" office:value="1.65727" calcext:value-type="float">
            <text:p>1.65727</text:p>
          </table:table-cell>
          <table:table-cell/>
        </table:table-row>
        <table:table-row table:style-name="ro1">
          <table:table-cell office:value-type="float" office:value="11.3412" calcext:value-type="float">
            <text:p>11.3412</text:p>
          </table:table-cell>
          <table:table-cell office:value-type="float" office:value="1.65583" calcext:value-type="float">
            <text:p>1.65583</text:p>
          </table:table-cell>
          <table:table-cell/>
        </table:table-row>
        <table:table-row table:style-name="ro1">
          <table:table-cell office:value-type="float" office:value="11.3568" calcext:value-type="float">
            <text:p>11.3568</text:p>
          </table:table-cell>
          <table:table-cell office:value-type="float" office:value="1.65135" calcext:value-type="float">
            <text:p>1.65135</text:p>
          </table:table-cell>
          <table:table-cell/>
        </table:table-row>
        <table:table-row table:style-name="ro1">
          <table:table-cell office:value-type="float" office:value="11.3724" calcext:value-type="float">
            <text:p>11.3724</text:p>
          </table:table-cell>
          <table:table-cell office:value-type="float" office:value="1.64968" calcext:value-type="float">
            <text:p>1.64968</text:p>
          </table:table-cell>
          <table:table-cell/>
        </table:table-row>
        <table:table-row table:style-name="ro1">
          <table:table-cell office:value-type="float" office:value="11.388" calcext:value-type="float">
            <text:p>11.388</text:p>
          </table:table-cell>
          <table:table-cell office:value-type="float" office:value="1.64971" calcext:value-type="float">
            <text:p>1.64971</text:p>
          </table:table-cell>
          <table:table-cell/>
        </table:table-row>
        <table:table-row table:style-name="ro1">
          <table:table-cell office:value-type="float" office:value="11.4036" calcext:value-type="float">
            <text:p>11.4036</text:p>
          </table:table-cell>
          <table:table-cell office:value-type="float" office:value="1.65518" calcext:value-type="float">
            <text:p>1.65518</text:p>
          </table:table-cell>
          <table:table-cell/>
        </table:table-row>
        <table:table-row table:style-name="ro1">
          <table:table-cell office:value-type="float" office:value="11.4192" calcext:value-type="float">
            <text:p>11.4192</text:p>
          </table:table-cell>
          <table:table-cell office:value-type="float" office:value="1.64745" calcext:value-type="float">
            <text:p>1.64745</text:p>
          </table:table-cell>
          <table:table-cell/>
        </table:table-row>
        <table:table-row table:style-name="ro1">
          <table:table-cell office:value-type="float" office:value="11.4348" calcext:value-type="float">
            <text:p>11.4348</text:p>
          </table:table-cell>
          <table:table-cell office:value-type="float" office:value="1.63535" calcext:value-type="float">
            <text:p>1.63535</text:p>
          </table:table-cell>
          <table:table-cell/>
        </table:table-row>
        <table:table-row table:style-name="ro1">
          <table:table-cell office:value-type="float" office:value="11.4504" calcext:value-type="float">
            <text:p>11.4504</text:p>
          </table:table-cell>
          <table:table-cell office:value-type="float" office:value="1.63357" calcext:value-type="float">
            <text:p>1.63357</text:p>
          </table:table-cell>
          <table:table-cell/>
        </table:table-row>
        <table:table-row table:style-name="ro1">
          <table:table-cell office:value-type="float" office:value="11.466" calcext:value-type="float">
            <text:p>11.466</text:p>
          </table:table-cell>
          <table:table-cell office:value-type="float" office:value="1.62315" calcext:value-type="float">
            <text:p>1.62315</text:p>
          </table:table-cell>
          <table:table-cell/>
        </table:table-row>
        <table:table-row table:style-name="ro1">
          <table:table-cell office:value-type="float" office:value="11.4816" calcext:value-type="float">
            <text:p>11.4816</text:p>
          </table:table-cell>
          <table:table-cell office:value-type="float" office:value="1.61406" calcext:value-type="float">
            <text:p>1.61406</text:p>
          </table:table-cell>
          <table:table-cell/>
        </table:table-row>
        <table:table-row table:style-name="ro1">
          <table:table-cell office:value-type="float" office:value="11.4972" calcext:value-type="float">
            <text:p>11.4972</text:p>
          </table:table-cell>
          <table:table-cell office:value-type="float" office:value="1.61457" calcext:value-type="float">
            <text:p>1.61457</text:p>
          </table:table-cell>
          <table:table-cell/>
        </table:table-row>
        <table:table-row table:style-name="ro1">
          <table:table-cell office:value-type="float" office:value="11.5128" calcext:value-type="float">
            <text:p>11.5128</text:p>
          </table:table-cell>
          <table:table-cell office:value-type="float" office:value="1.60287" calcext:value-type="float">
            <text:p>1.60287</text:p>
          </table:table-cell>
          <table:table-cell/>
        </table:table-row>
        <table:table-row table:style-name="ro1">
          <table:table-cell office:value-type="float" office:value="11.5284" calcext:value-type="float">
            <text:p>11.5284</text:p>
          </table:table-cell>
          <table:table-cell office:value-type="float" office:value="1.60093" calcext:value-type="float">
            <text:p>1.60093</text:p>
          </table:table-cell>
          <table:table-cell/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.59115" calcext:value-type="float">
            <text:p>1.59115</text:p>
          </table:table-cell>
          <table:table-cell/>
        </table:table-row>
        <table:table-row table:style-name="ro1">
          <table:table-cell office:value-type="float" office:value="11.5596" calcext:value-type="float">
            <text:p>11.5596</text:p>
          </table:table-cell>
          <table:table-cell office:value-type="float" office:value="1.5889" calcext:value-type="float">
            <text:p>1.5889</text:p>
          </table:table-cell>
          <table:table-cell/>
        </table:table-row>
        <table:table-row table:style-name="ro1">
          <table:table-cell office:value-type="float" office:value="11.5752" calcext:value-type="float">
            <text:p>11.5752</text:p>
          </table:table-cell>
          <table:table-cell office:value-type="float" office:value="1.57894" calcext:value-type="float">
            <text:p>1.57894</text:p>
          </table:table-cell>
          <table:table-cell/>
        </table:table-row>
        <table:table-row table:style-name="ro1">
          <table:table-cell office:value-type="float" office:value="11.5908" calcext:value-type="float">
            <text:p>11.5908</text:p>
          </table:table-cell>
          <table:table-cell office:value-type="float" office:value="1.57944" calcext:value-type="float">
            <text:p>1.57944</text:p>
          </table:table-cell>
          <table:table-cell/>
        </table:table-row>
        <table:table-row table:style-name="ro1">
          <table:table-cell office:value-type="float" office:value="11.6064" calcext:value-type="float">
            <text:p>11.6064</text:p>
          </table:table-cell>
          <table:table-cell office:value-type="float" office:value="1.56532" calcext:value-type="float">
            <text:p>1.56532</text:p>
          </table:table-cell>
          <table:table-cell/>
        </table:table-row>
        <table:table-row table:style-name="ro1">
          <table:table-cell office:value-type="float" office:value="11.622" calcext:value-type="float">
            <text:p>11.622</text:p>
          </table:table-cell>
          <table:table-cell office:value-type="float" office:value="1.55606" calcext:value-type="float">
            <text:p>1.55606</text:p>
          </table:table-cell>
          <table:table-cell/>
        </table:table-row>
        <table:table-row table:style-name="ro1">
          <table:table-cell office:value-type="float" office:value="11.6376" calcext:value-type="float">
            <text:p>11.6376</text:p>
          </table:table-cell>
          <table:table-cell office:value-type="float" office:value="1.5561" calcext:value-type="float">
            <text:p>1.5561</text:p>
          </table:table-cell>
          <table:table-cell/>
        </table:table-row>
        <table:table-row table:style-name="ro1">
          <table:table-cell office:value-type="float" office:value="11.6532" calcext:value-type="float">
            <text:p>11.6532</text:p>
          </table:table-cell>
          <table:table-cell office:value-type="float" office:value="1.55963" calcext:value-type="float">
            <text:p>1.55963</text:p>
          </table:table-cell>
          <table:table-cell/>
        </table:table-row>
        <table:table-row table:style-name="ro1">
          <table:table-cell office:value-type="float" office:value="11.6688" calcext:value-type="float">
            <text:p>11.6688</text:p>
          </table:table-cell>
          <table:table-cell office:value-type="float" office:value="1.54976" calcext:value-type="float">
            <text:p>1.54976</text:p>
          </table:table-cell>
          <table:table-cell/>
        </table:table-row>
        <table:table-row table:style-name="ro1">
          <table:table-cell office:value-type="float" office:value="11.6844" calcext:value-type="float">
            <text:p>11.6844</text:p>
          </table:table-cell>
          <table:table-cell office:value-type="float" office:value="1.54359" calcext:value-type="float">
            <text:p>1.54359</text:p>
          </table:table-cell>
          <table:table-cell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54362" calcext:value-type="float">
            <text:p>1.54362</text:p>
          </table:table-cell>
          <table:table-cell/>
        </table:table-row>
        <table:table-row table:style-name="ro1">
          <table:table-cell office:value-type="float" office:value="11.7156" calcext:value-type="float">
            <text:p>11.7156</text:p>
          </table:table-cell>
          <table:table-cell office:value-type="float" office:value="1.5365" calcext:value-type="float">
            <text:p>1.5365</text:p>
          </table:table-cell>
          <table:table-cell/>
        </table:table-row>
        <table:table-row table:style-name="ro1">
          <table:table-cell office:value-type="float" office:value="11.7312" calcext:value-type="float">
            <text:p>11.7312</text:p>
          </table:table-cell>
          <table:table-cell office:value-type="float" office:value="1.53328" calcext:value-type="float">
            <text:p>1.53328</text:p>
          </table:table-cell>
          <table:table-cell/>
        </table:table-row>
        <table:table-row table:style-name="ro1">
          <table:table-cell office:value-type="float" office:value="11.7468" calcext:value-type="float">
            <text:p>11.7468</text:p>
          </table:table-cell>
          <table:table-cell office:value-type="float" office:value="1.53759" calcext:value-type="float">
            <text:p>1.53759</text:p>
          </table:table-cell>
          <table:table-cell/>
        </table:table-row>
        <table:table-row table:style-name="ro1">
          <table:table-cell office:value-type="float" office:value="11.7624" calcext:value-type="float">
            <text:p>11.7624</text:p>
          </table:table-cell>
          <table:table-cell office:value-type="float" office:value="1.53707" calcext:value-type="float">
            <text:p>1.53707</text:p>
          </table:table-cell>
          <table:table-cell/>
        </table:table-row>
        <table:table-row table:style-name="ro1">
          <table:table-cell office:value-type="float" office:value="11.778" calcext:value-type="float">
            <text:p>11.778</text:p>
          </table:table-cell>
          <table:table-cell office:value-type="float" office:value="1.52622" calcext:value-type="float">
            <text:p>1.52622</text:p>
          </table:table-cell>
          <table:table-cell/>
        </table:table-row>
        <table:table-row table:style-name="ro1">
          <table:table-cell office:value-type="float" office:value="11.7936" calcext:value-type="float">
            <text:p>11.7936</text:p>
          </table:table-cell>
          <table:table-cell office:value-type="float" office:value="1.51394" calcext:value-type="float">
            <text:p>1.51394</text:p>
          </table:table-cell>
          <table:table-cell/>
        </table:table-row>
        <table:table-row table:style-name="ro1">
          <table:table-cell office:value-type="float" office:value="11.8092" calcext:value-type="float">
            <text:p>11.8092</text:p>
          </table:table-cell>
          <table:table-cell office:value-type="float" office:value="1.50056" calcext:value-type="float">
            <text:p>1.50056</text:p>
          </table:table-cell>
          <table:table-cell/>
        </table:table-row>
        <table:table-row table:style-name="ro1">
          <table:table-cell office:value-type="float" office:value="11.8248" calcext:value-type="float">
            <text:p>11.8248</text:p>
          </table:table-cell>
          <table:table-cell office:value-type="float" office:value="1.50578" calcext:value-type="float">
            <text:p>1.50578</text:p>
          </table:table-cell>
          <table:table-cell/>
        </table:table-row>
        <table:table-row table:style-name="ro1">
          <table:table-cell office:value-type="float" office:value="11.8404" calcext:value-type="float">
            <text:p>11.8404</text:p>
          </table:table-cell>
          <table:table-cell office:value-type="float" office:value="1.49545" calcext:value-type="float">
            <text:p>1.49545</text:p>
          </table:table-cell>
          <table:table-cell/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.50393" calcext:value-type="float">
            <text:p>1.50393</text:p>
          </table:table-cell>
          <table:table-cell/>
        </table:table-row>
        <table:table-row table:style-name="ro1">
          <table:table-cell office:value-type="float" office:value="11.8716" calcext:value-type="float">
            <text:p>11.8716</text:p>
          </table:table-cell>
          <table:table-cell office:value-type="float" office:value="1.50269" calcext:value-type="float">
            <text:p>1.50269</text:p>
          </table:table-cell>
          <table:table-cell/>
        </table:table-row>
        <table:table-row table:style-name="ro1">
          <table:table-cell office:value-type="float" office:value="11.8872" calcext:value-type="float">
            <text:p>11.8872</text:p>
          </table:table-cell>
          <table:table-cell office:value-type="float" office:value="1.49799" calcext:value-type="float">
            <text:p>1.49799</text:p>
          </table:table-cell>
          <table:table-cell/>
        </table:table-row>
        <table:table-row table:style-name="ro1">
          <table:table-cell office:value-type="float" office:value="11.9028" calcext:value-type="float">
            <text:p>11.9028</text:p>
          </table:table-cell>
          <table:table-cell office:value-type="float" office:value="1.48489" calcext:value-type="float">
            <text:p>1.48489</text:p>
          </table:table-cell>
          <table:table-cell/>
        </table:table-row>
        <table:table-row table:style-name="ro1">
          <table:table-cell office:value-type="float" office:value="11.9184" calcext:value-type="float">
            <text:p>11.9184</text:p>
          </table:table-cell>
          <table:table-cell office:value-type="float" office:value="1.47796" calcext:value-type="float">
            <text:p>1.47796</text:p>
          </table:table-cell>
          <table:table-cell/>
        </table:table-row>
        <table:table-row table:style-name="ro1">
          <table:table-cell office:value-type="float" office:value="11.934" calcext:value-type="float">
            <text:p>11.934</text:p>
          </table:table-cell>
          <table:table-cell office:value-type="float" office:value="1.4705" calcext:value-type="float">
            <text:p>1.4705</text:p>
          </table:table-cell>
          <table:table-cell/>
        </table:table-row>
        <table:table-row table:style-name="ro1">
          <table:table-cell office:value-type="float" office:value="11.9496" calcext:value-type="float">
            <text:p>11.9496</text:p>
          </table:table-cell>
          <table:table-cell office:value-type="float" office:value="1.46802" calcext:value-type="float">
            <text:p>1.46802</text:p>
          </table:table-cell>
          <table:table-cell/>
        </table:table-row>
        <table:table-row table:style-name="ro1">
          <table:table-cell office:value-type="float" office:value="11.9652" calcext:value-type="float">
            <text:p>11.9652</text:p>
          </table:table-cell>
          <table:table-cell office:value-type="float" office:value="1.46102" calcext:value-type="float">
            <text:p>1.46102</text:p>
          </table:table-cell>
          <table:table-cell/>
        </table:table-row>
        <table:table-row table:style-name="ro1">
          <table:table-cell office:value-type="float" office:value="11.9808" calcext:value-type="float">
            <text:p>11.9808</text:p>
          </table:table-cell>
          <table:table-cell office:value-type="float" office:value="1.4614" calcext:value-type="float">
            <text:p>1.4614</text:p>
          </table:table-cell>
          <table:table-cell/>
        </table:table-row>
        <table:table-row table:style-name="ro1">
          <table:table-cell office:value-type="float" office:value="11.9964" calcext:value-type="float">
            <text:p>11.9964</text:p>
          </table:table-cell>
          <table:table-cell office:value-type="float" office:value="1.45157" calcext:value-type="float">
            <text:p>1.45157</text:p>
          </table:table-cell>
          <table:table-cell/>
        </table:table-row>
        <table:table-row table:style-name="ro1">
          <table:table-cell office:value-type="float" office:value="12.012" calcext:value-type="float">
            <text:p>12.012</text:p>
          </table:table-cell>
          <table:table-cell office:value-type="float" office:value="1.447" calcext:value-type="float">
            <text:p>1.447</text:p>
          </table:table-cell>
          <table:table-cell/>
        </table:table-row>
        <table:table-row table:style-name="ro1">
          <table:table-cell office:value-type="float" office:value="12.0276" calcext:value-type="float">
            <text:p>12.0276</text:p>
          </table:table-cell>
          <table:table-cell office:value-type="float" office:value="1.44086" calcext:value-type="float">
            <text:p>1.44086</text:p>
          </table:table-cell>
          <table:table-cell/>
        </table:table-row>
        <table:table-row table:style-name="ro1">
          <table:table-cell office:value-type="float" office:value="12.0432" calcext:value-type="float">
            <text:p>12.0432</text:p>
          </table:table-cell>
          <table:table-cell office:value-type="float" office:value="1.443" calcext:value-type="float">
            <text:p>1.443</text:p>
          </table:table-cell>
          <table:table-cell/>
        </table:table-row>
        <table:table-row table:style-name="ro1">
          <table:table-cell office:value-type="float" office:value="12.0588" calcext:value-type="float">
            <text:p>12.0588</text:p>
          </table:table-cell>
          <table:table-cell office:value-type="float" office:value="1.43414" calcext:value-type="float">
            <text:p>1.43414</text:p>
          </table:table-cell>
          <table:table-cell/>
        </table:table-row>
        <table:table-row table:style-name="ro1">
          <table:table-cell office:value-type="float" office:value="12.0744" calcext:value-type="float">
            <text:p>12.0744</text:p>
          </table:table-cell>
          <table:table-cell office:value-type="float" office:value="1.43399" calcext:value-type="float">
            <text:p>1.43399</text:p>
          </table:table-cell>
          <table:table-cell/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1.43193" calcext:value-type="float">
            <text:p>1.43193</text:p>
          </table:table-cell>
          <table:table-cell/>
        </table:table-row>
        <table:table-row table:style-name="ro1">
          <table:table-cell office:value-type="float" office:value="12.1056" calcext:value-type="float">
            <text:p>12.1056</text:p>
          </table:table-cell>
          <table:table-cell office:value-type="float" office:value="1.42987" calcext:value-type="float">
            <text:p>1.42987</text:p>
          </table:table-cell>
          <table:table-cell/>
        </table:table-row>
        <table:table-row table:style-name="ro1">
          <table:table-cell office:value-type="float" office:value="12.1212" calcext:value-type="float">
            <text:p>12.1212</text:p>
          </table:table-cell>
          <table:table-cell office:value-type="float" office:value="1.41539" calcext:value-type="float">
            <text:p>1.41539</text:p>
          </table:table-cell>
          <table:table-cell/>
        </table:table-row>
        <table:table-row table:style-name="ro1">
          <table:table-cell office:value-type="float" office:value="12.1368" calcext:value-type="float">
            <text:p>12.1368</text:p>
          </table:table-cell>
          <table:table-cell office:value-type="float" office:value="1.41383" calcext:value-type="float">
            <text:p>1.41383</text:p>
          </table:table-cell>
          <table:table-cell/>
        </table:table-row>
        <table:table-row table:style-name="ro1">
          <table:table-cell office:value-type="float" office:value="12.1524" calcext:value-type="float">
            <text:p>12.1524</text:p>
          </table:table-cell>
          <table:table-cell office:value-type="float" office:value="1.40784" calcext:value-type="float">
            <text:p>1.40784</text:p>
          </table:table-cell>
          <table:table-cell/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.39479" calcext:value-type="float">
            <text:p>1.39479</text:p>
          </table:table-cell>
          <table:table-cell/>
        </table:table-row>
        <table:table-row table:style-name="ro1">
          <table:table-cell office:value-type="float" office:value="12.1836" calcext:value-type="float">
            <text:p>12.1836</text:p>
          </table:table-cell>
          <table:table-cell office:value-type="float" office:value="1.39098" calcext:value-type="float">
            <text:p>1.39098</text:p>
          </table:table-cell>
          <table:table-cell/>
        </table:table-row>
        <table:table-row table:style-name="ro1">
          <table:table-cell office:value-type="float" office:value="12.1992" calcext:value-type="float">
            <text:p>12.1992</text:p>
          </table:table-cell>
          <table:table-cell office:value-type="float" office:value="1.38708" calcext:value-type="float">
            <text:p>1.38708</text:p>
          </table:table-cell>
          <table:table-cell/>
        </table:table-row>
        <table:table-row table:style-name="ro1">
          <table:table-cell office:value-type="float" office:value="12.2148" calcext:value-type="float">
            <text:p>12.2148</text:p>
          </table:table-cell>
          <table:table-cell office:value-type="float" office:value="1.37076" calcext:value-type="float">
            <text:p>1.37076</text:p>
          </table:table-cell>
          <table:table-cell/>
        </table:table-row>
        <table:table-row table:style-name="ro1">
          <table:table-cell office:value-type="float" office:value="12.2304" calcext:value-type="float">
            <text:p>12.2304</text:p>
          </table:table-cell>
          <table:table-cell office:value-type="float" office:value="1.36188" calcext:value-type="float">
            <text:p>1.36188</text:p>
          </table:table-cell>
          <table:table-cell/>
        </table:table-row>
        <table:table-row table:style-name="ro1">
          <table:table-cell office:value-type="float" office:value="12.246" calcext:value-type="float">
            <text:p>12.246</text:p>
          </table:table-cell>
          <table:table-cell office:value-type="float" office:value="1.35397" calcext:value-type="float">
            <text:p>1.35397</text:p>
          </table:table-cell>
          <table:table-cell/>
        </table:table-row>
        <table:table-row table:style-name="ro1">
          <table:table-cell office:value-type="float" office:value="12.2616" calcext:value-type="float">
            <text:p>12.2616</text:p>
          </table:table-cell>
          <table:table-cell office:value-type="float" office:value="1.34865" calcext:value-type="float">
            <text:p>1.34865</text:p>
          </table:table-cell>
          <table:table-cell/>
        </table:table-row>
        <table:table-row table:style-name="ro1">
          <table:table-cell office:value-type="float" office:value="12.2772" calcext:value-type="float">
            <text:p>12.2772</text:p>
          </table:table-cell>
          <table:table-cell office:value-type="float" office:value="1.34317" calcext:value-type="float">
            <text:p>1.34317</text:p>
          </table:table-cell>
          <table:table-cell/>
        </table:table-row>
        <table:table-row table:style-name="ro1">
          <table:table-cell office:value-type="float" office:value="12.2928" calcext:value-type="float">
            <text:p>12.2928</text:p>
          </table:table-cell>
          <table:table-cell office:value-type="float" office:value="1.33917" calcext:value-type="float">
            <text:p>1.33917</text:p>
          </table:table-cell>
          <table:table-cell/>
        </table:table-row>
        <table:table-row table:style-name="ro1">
          <table:table-cell office:value-type="float" office:value="12.3084" calcext:value-type="float">
            <text:p>12.3084</text:p>
          </table:table-cell>
          <table:table-cell office:value-type="float" office:value="1.33268" calcext:value-type="float">
            <text:p>1.33268</text:p>
          </table:table-cell>
          <table:table-cell/>
        </table:table-row>
        <table:table-row table:style-name="ro1">
          <table:table-cell office:value-type="float" office:value="12.324" calcext:value-type="float">
            <text:p>12.324</text:p>
          </table:table-cell>
          <table:table-cell office:value-type="float" office:value="1.32517" calcext:value-type="float">
            <text:p>1.32517</text:p>
          </table:table-cell>
          <table:table-cell/>
        </table:table-row>
        <table:table-row table:style-name="ro1">
          <table:table-cell office:value-type="float" office:value="12.3396" calcext:value-type="float">
            <text:p>12.3396</text:p>
          </table:table-cell>
          <table:table-cell office:value-type="float" office:value="1.31674" calcext:value-type="float">
            <text:p>1.31674</text:p>
          </table:table-cell>
          <table:table-cell/>
        </table:table-row>
        <table:table-row table:style-name="ro1">
          <table:table-cell office:value-type="float" office:value="12.3552" calcext:value-type="float">
            <text:p>12.3552</text:p>
          </table:table-cell>
          <table:table-cell office:value-type="float" office:value="1.31596" calcext:value-type="float">
            <text:p>1.31596</text:p>
          </table:table-cell>
          <table:table-cell/>
        </table:table-row>
        <table:table-row table:style-name="ro1">
          <table:table-cell office:value-type="float" office:value="12.3708" calcext:value-type="float">
            <text:p>12.3708</text:p>
          </table:table-cell>
          <table:table-cell office:value-type="float" office:value="1.30893" calcext:value-type="float">
            <text:p>1.30893</text:p>
          </table:table-cell>
          <table:table-cell/>
        </table:table-row>
        <table:table-row table:style-name="ro1">
          <table:table-cell office:value-type="float" office:value="12.3864" calcext:value-type="float">
            <text:p>12.3864</text:p>
          </table:table-cell>
          <table:table-cell office:value-type="float" office:value="1.30887" calcext:value-type="float">
            <text:p>1.30887</text:p>
          </table:table-cell>
          <table:table-cell/>
        </table:table-row>
        <table:table-row table:style-name="ro1">
          <table:table-cell office:value-type="float" office:value="12.402" calcext:value-type="float">
            <text:p>12.402</text:p>
          </table:table-cell>
          <table:table-cell office:value-type="float" office:value="1.30653" calcext:value-type="float">
            <text:p>1.30653</text:p>
          </table:table-cell>
          <table:table-cell/>
        </table:table-row>
        <table:table-row table:style-name="ro1">
          <table:table-cell office:value-type="float" office:value="12.4176" calcext:value-type="float">
            <text:p>12.4176</text:p>
          </table:table-cell>
          <table:table-cell office:value-type="float" office:value="1.29875" calcext:value-type="float">
            <text:p>1.29875</text:p>
          </table:table-cell>
          <table:table-cell/>
        </table:table-row>
        <table:table-row table:style-name="ro1">
          <table:table-cell office:value-type="float" office:value="12.4332" calcext:value-type="float">
            <text:p>12.4332</text:p>
          </table:table-cell>
          <table:table-cell office:value-type="float" office:value="1.29835" calcext:value-type="float">
            <text:p>1.29835</text:p>
          </table:table-cell>
          <table:table-cell/>
        </table:table-row>
        <table:table-row table:style-name="ro1">
          <table:table-cell office:value-type="float" office:value="12.4488" calcext:value-type="float">
            <text:p>12.4488</text:p>
          </table:table-cell>
          <table:table-cell office:value-type="float" office:value="1.29078" calcext:value-type="float">
            <text:p>1.29078</text:p>
          </table:table-cell>
          <table:table-cell/>
        </table:table-row>
        <table:table-row table:style-name="ro1">
          <table:table-cell office:value-type="float" office:value="12.4644" calcext:value-type="float">
            <text:p>12.4644</text:p>
          </table:table-cell>
          <table:table-cell office:value-type="float" office:value="1.27817" calcext:value-type="float">
            <text:p>1.27817</text:p>
          </table:table-cell>
          <table:table-cell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.26425" calcext:value-type="float">
            <text:p>1.26425</text:p>
          </table:table-cell>
          <table:table-cell/>
        </table:table-row>
        <table:table-row table:style-name="ro1">
          <table:table-cell office:value-type="float" office:value="12.4956" calcext:value-type="float">
            <text:p>12.4956</text:p>
          </table:table-cell>
          <table:table-cell office:value-type="float" office:value="1.25491" calcext:value-type="float">
            <text:p>1.25491</text:p>
          </table:table-cell>
          <table:table-cell/>
        </table:table-row>
        <table:table-row table:style-name="ro1">
          <table:table-cell office:value-type="float" office:value="12.5112" calcext:value-type="float">
            <text:p>12.5112</text:p>
          </table:table-cell>
          <table:table-cell office:value-type="float" office:value="1.24936" calcext:value-type="float">
            <text:p>1.24936</text:p>
          </table:table-cell>
          <table:table-cell/>
        </table:table-row>
        <table:table-row table:style-name="ro1">
          <table:table-cell office:value-type="float" office:value="12.5268" calcext:value-type="float">
            <text:p>12.5268</text:p>
          </table:table-cell>
          <table:table-cell office:value-type="float" office:value="1.24588" calcext:value-type="float">
            <text:p>1.24588</text:p>
          </table:table-cell>
          <table:table-cell/>
        </table:table-row>
        <table:table-row table:style-name="ro1">
          <table:table-cell office:value-type="float" office:value="12.5424" calcext:value-type="float">
            <text:p>12.5424</text:p>
          </table:table-cell>
          <table:table-cell office:value-type="float" office:value="1.23801" calcext:value-type="float">
            <text:p>1.23801</text:p>
          </table:table-cell>
          <table:table-cell/>
        </table:table-row>
        <table:table-row table:style-name="ro1">
          <table:table-cell office:value-type="float" office:value="12.558" calcext:value-type="float">
            <text:p>12.558</text:p>
          </table:table-cell>
          <table:table-cell office:value-type="float" office:value="1.23236" calcext:value-type="float">
            <text:p>1.23236</text:p>
          </table:table-cell>
          <table:table-cell/>
        </table:table-row>
        <table:table-row table:style-name="ro1">
          <table:table-cell office:value-type="float" office:value="12.5736" calcext:value-type="float">
            <text:p>12.5736</text:p>
          </table:table-cell>
          <table:table-cell office:value-type="float" office:value="1.22822" calcext:value-type="float">
            <text:p>1.22822</text:p>
          </table:table-cell>
          <table:table-cell/>
        </table:table-row>
        <table:table-row table:style-name="ro1">
          <table:table-cell office:value-type="float" office:value="12.5892" calcext:value-type="float">
            <text:p>12.5892</text:p>
          </table:table-cell>
          <table:table-cell office:value-type="float" office:value="1.22337" calcext:value-type="float">
            <text:p>1.22337</text:p>
          </table:table-cell>
          <table:table-cell/>
        </table:table-row>
        <table:table-row table:style-name="ro1">
          <table:table-cell office:value-type="float" office:value="12.6048" calcext:value-type="float">
            <text:p>12.6048</text:p>
          </table:table-cell>
          <table:table-cell office:value-type="float" office:value="1.20697" calcext:value-type="float">
            <text:p>1.20697</text:p>
          </table:table-cell>
          <table:table-cell/>
        </table:table-row>
        <table:table-row table:style-name="ro1">
          <table:table-cell office:value-type="float" office:value="12.6204" calcext:value-type="float">
            <text:p>12.6204</text:p>
          </table:table-cell>
          <table:table-cell office:value-type="float" office:value="1.20548" calcext:value-type="float">
            <text:p>1.20548</text:p>
          </table:table-cell>
          <table:table-cell/>
        </table:table-row>
        <table:table-row table:style-name="ro1">
          <table:table-cell office:value-type="float" office:value="12.636" calcext:value-type="float">
            <text:p>12.636</text:p>
          </table:table-cell>
          <table:table-cell office:value-type="float" office:value="1.20165" calcext:value-type="float">
            <text:p>1.20165</text:p>
          </table:table-cell>
          <table:table-cell/>
        </table:table-row>
        <table:table-row table:style-name="ro1">
          <table:table-cell office:value-type="float" office:value="12.6516" calcext:value-type="float">
            <text:p>12.6516</text:p>
          </table:table-cell>
          <table:table-cell office:value-type="float" office:value="1.19557" calcext:value-type="float">
            <text:p>1.19557</text:p>
          </table:table-cell>
          <table:table-cell/>
        </table:table-row>
        <table:table-row table:style-name="ro1">
          <table:table-cell office:value-type="float" office:value="12.6672" calcext:value-type="float">
            <text:p>12.6672</text:p>
          </table:table-cell>
          <table:table-cell office:value-type="float" office:value="1.19072" calcext:value-type="float">
            <text:p>1.19072</text:p>
          </table:table-cell>
          <table:table-cell/>
        </table:table-row>
        <table:table-row table:style-name="ro1">
          <table:table-cell office:value-type="float" office:value="12.6828" calcext:value-type="float">
            <text:p>12.6828</text:p>
          </table:table-cell>
          <table:table-cell office:value-type="float" office:value="1.18688" calcext:value-type="float">
            <text:p>1.18688</text:p>
          </table:table-cell>
          <table:table-cell/>
        </table:table-row>
        <table:table-row table:style-name="ro1">
          <table:table-cell office:value-type="float" office:value="12.6984" calcext:value-type="float">
            <text:p>12.6984</text:p>
          </table:table-cell>
          <table:table-cell office:value-type="float" office:value="1.17476" calcext:value-type="float">
            <text:p>1.17476</text:p>
          </table:table-cell>
          <table:table-cell/>
        </table:table-row>
        <table:table-row table:style-name="ro1">
          <table:table-cell office:value-type="float" office:value="12.714" calcext:value-type="float">
            <text:p>12.714</text:p>
          </table:table-cell>
          <table:table-cell office:value-type="float" office:value="1.1614" calcext:value-type="float">
            <text:p>1.1614</text:p>
          </table:table-cell>
          <table:table-cell/>
        </table:table-row>
        <table:table-row table:style-name="ro1">
          <table:table-cell office:value-type="float" office:value="12.7296" calcext:value-type="float">
            <text:p>12.7296</text:p>
          </table:table-cell>
          <table:table-cell office:value-type="float" office:value="1.16043" calcext:value-type="float">
            <text:p>1.16043</text:p>
          </table:table-cell>
          <table:table-cell/>
        </table:table-row>
        <table:table-row table:style-name="ro1">
          <table:table-cell office:value-type="float" office:value="12.7452" calcext:value-type="float">
            <text:p>12.7452</text:p>
          </table:table-cell>
          <table:table-cell office:value-type="float" office:value="1.1547" calcext:value-type="float">
            <text:p>1.1547</text:p>
          </table:table-cell>
          <table:table-cell/>
        </table:table-row>
        <table:table-row table:style-name="ro1">
          <table:table-cell office:value-type="float" office:value="12.7608" calcext:value-type="float">
            <text:p>12.7608</text:p>
          </table:table-cell>
          <table:table-cell office:value-type="float" office:value="1.15217" calcext:value-type="float">
            <text:p>1.15217</text:p>
          </table:table-cell>
          <table:table-cell/>
        </table:table-row>
        <table:table-row table:style-name="ro1">
          <table:table-cell office:value-type="float" office:value="12.7764" calcext:value-type="float">
            <text:p>12.7764</text:p>
          </table:table-cell>
          <table:table-cell office:value-type="float" office:value="1.14543" calcext:value-type="float">
            <text:p>1.14543</text:p>
          </table:table-cell>
          <table:table-cell/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.13379" calcext:value-type="float">
            <text:p>1.13379</text:p>
          </table:table-cell>
          <table:table-cell/>
        </table:table-row>
        <table:table-row table:style-name="ro1">
          <table:table-cell office:value-type="float" office:value="12.8076" calcext:value-type="float">
            <text:p>12.8076</text:p>
          </table:table-cell>
          <table:table-cell office:value-type="float" office:value="1.12835" calcext:value-type="float">
            <text:p>1.12835</text:p>
          </table:table-cell>
          <table:table-cell/>
        </table:table-row>
        <table:table-row table:style-name="ro1">
          <table:table-cell office:value-type="float" office:value="12.8232" calcext:value-type="float">
            <text:p>12.8232</text:p>
          </table:table-cell>
          <table:table-cell office:value-type="float" office:value="1.12934" calcext:value-type="float">
            <text:p>1.12934</text:p>
          </table:table-cell>
          <table:table-cell/>
        </table:table-row>
        <table:table-row table:style-name="ro1">
          <table:table-cell office:value-type="float" office:value="12.8388" calcext:value-type="float">
            <text:p>12.8388</text:p>
          </table:table-cell>
          <table:table-cell office:value-type="float" office:value="1.11248" calcext:value-type="float">
            <text:p>1.11248</text:p>
          </table:table-cell>
          <table:table-cell/>
        </table:table-row>
        <table:table-row table:style-name="ro1">
          <table:table-cell office:value-type="float" office:value="12.8544" calcext:value-type="float">
            <text:p>12.8544</text:p>
          </table:table-cell>
          <table:table-cell office:value-type="float" office:value="1.10675" calcext:value-type="float">
            <text:p>1.10675</text:p>
          </table:table-cell>
          <table:table-cell/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1.09949" calcext:value-type="float">
            <text:p>1.09949</text:p>
          </table:table-cell>
          <table:table-cell/>
        </table:table-row>
        <table:table-row table:style-name="ro1">
          <table:table-cell office:value-type="float" office:value="12.8856" calcext:value-type="float">
            <text:p>12.8856</text:p>
          </table:table-cell>
          <table:table-cell office:value-type="float" office:value="1.09149" calcext:value-type="float">
            <text:p>1.09149</text:p>
          </table:table-cell>
          <table:table-cell/>
        </table:table-row>
        <table:table-row table:style-name="ro1">
          <table:table-cell office:value-type="float" office:value="12.9012" calcext:value-type="float">
            <text:p>12.9012</text:p>
          </table:table-cell>
          <table:table-cell office:value-type="float" office:value="1.08678" calcext:value-type="float">
            <text:p>1.08678</text:p>
          </table:table-cell>
          <table:table-cell/>
        </table:table-row>
        <table:table-row table:style-name="ro1">
          <table:table-cell office:value-type="float" office:value="12.9168" calcext:value-type="float">
            <text:p>12.9168</text:p>
          </table:table-cell>
          <table:table-cell office:value-type="float" office:value="1.07648" calcext:value-type="float">
            <text:p>1.07648</text:p>
          </table:table-cell>
          <table:table-cell/>
        </table:table-row>
        <table:table-row table:style-name="ro1">
          <table:table-cell office:value-type="float" office:value="12.9324" calcext:value-type="float">
            <text:p>12.9324</text:p>
          </table:table-cell>
          <table:table-cell office:value-type="float" office:value="1.07646" calcext:value-type="float">
            <text:p>1.07646</text:p>
          </table:table-cell>
          <table:table-cell/>
        </table:table-row>
        <table:table-row table:style-name="ro1">
          <table:table-cell office:value-type="float" office:value="12.948" calcext:value-type="float">
            <text:p>12.948</text:p>
          </table:table-cell>
          <table:table-cell office:value-type="float" office:value="1.07569" calcext:value-type="float">
            <text:p>1.07569</text:p>
          </table:table-cell>
          <table:table-cell/>
        </table:table-row>
        <table:table-row table:style-name="ro1">
          <table:table-cell office:value-type="float" office:value="12.9636" calcext:value-type="float">
            <text:p>12.9636</text:p>
          </table:table-cell>
          <table:table-cell office:value-type="float" office:value="1.06523" calcext:value-type="float">
            <text:p>1.06523</text:p>
          </table:table-cell>
          <table:table-cell/>
        </table:table-row>
        <table:table-row table:style-name="ro1">
          <table:table-cell office:value-type="float" office:value="12.9792" calcext:value-type="float">
            <text:p>12.9792</text:p>
          </table:table-cell>
          <table:table-cell office:value-type="float" office:value="1.06232" calcext:value-type="float">
            <text:p>1.06232</text:p>
          </table:table-cell>
          <table:table-cell/>
        </table:table-row>
        <table:table-row table:style-name="ro1">
          <table:table-cell office:value-type="float" office:value="12.9948" calcext:value-type="float">
            <text:p>12.9948</text:p>
          </table:table-cell>
          <table:table-cell office:value-type="float" office:value="1.04249" calcext:value-type="float">
            <text:p>1.04249</text:p>
          </table:table-cell>
          <table:table-cell/>
        </table:table-row>
        <table:table-row table:style-name="ro1">
          <table:table-cell office:value-type="float" office:value="13.0104" calcext:value-type="float">
            <text:p>13.0104</text:p>
          </table:table-cell>
          <table:table-cell office:value-type="float" office:value="1.03135" calcext:value-type="float">
            <text:p>1.03135</text:p>
          </table:table-cell>
          <table:table-cell/>
        </table:table-row>
        <table:table-row table:style-name="ro1">
          <table:table-cell office:value-type="float" office:value="13.026" calcext:value-type="float">
            <text:p>13.026</text:p>
          </table:table-cell>
          <table:table-cell office:value-type="float" office:value="1.02989" calcext:value-type="float">
            <text:p>1.02989</text:p>
          </table:table-cell>
          <table:table-cell/>
        </table:table-row>
        <table:table-row table:style-name="ro1">
          <table:table-cell office:value-type="float" office:value="13.0416" calcext:value-type="float">
            <text:p>13.0416</text:p>
          </table:table-cell>
          <table:table-cell office:value-type="float" office:value="1.02679" calcext:value-type="float">
            <text:p>1.02679</text:p>
          </table:table-cell>
          <table:table-cell/>
        </table:table-row>
        <table:table-row table:style-name="ro1">
          <table:table-cell office:value-type="float" office:value="13.0572" calcext:value-type="float">
            <text:p>13.0572</text:p>
          </table:table-cell>
          <table:table-cell office:value-type="float" office:value="1.0196" calcext:value-type="float">
            <text:p>1.0196</text:p>
          </table:table-cell>
          <table:table-cell/>
        </table:table-row>
        <table:table-row table:style-name="ro1">
          <table:table-cell office:value-type="float" office:value="13.0728" calcext:value-type="float">
            <text:p>13.0728</text:p>
          </table:table-cell>
          <table:table-cell office:value-type="float" office:value="1.01474" calcext:value-type="float">
            <text:p>1.01474</text:p>
          </table:table-cell>
          <table:table-cell/>
        </table:table-row>
        <table:table-row table:style-name="ro1">
          <table:table-cell office:value-type="float" office:value="13.0884" calcext:value-type="float">
            <text:p>13.0884</text:p>
          </table:table-cell>
          <table:table-cell office:value-type="float" office:value="1.00639" calcext:value-type="float">
            <text:p>1.00639</text:p>
          </table:table-cell>
          <table:table-cell/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.00302" calcext:value-type="float">
            <text:p>1.00302</text:p>
          </table:table-cell>
          <table:table-cell/>
        </table:table-row>
        <table:table-row table:style-name="ro1">
          <table:table-cell office:value-type="float" office:value="13.1196" calcext:value-type="float">
            <text:p>13.1196</text:p>
          </table:table-cell>
          <table:table-cell office:value-type="float" office:value="0.99677" calcext:value-type="float">
            <text:p>0.99677</text:p>
          </table:table-cell>
          <table:table-cell/>
        </table:table-row>
        <table:table-row table:style-name="ro1">
          <table:table-cell office:value-type="float" office:value="13.1352" calcext:value-type="float">
            <text:p>13.1352</text:p>
          </table:table-cell>
          <table:table-cell office:value-type="float" office:value="0.994921" calcext:value-type="float">
            <text:p>0.994921</text:p>
          </table:table-cell>
          <table:table-cell/>
        </table:table-row>
        <table:table-row table:style-name="ro1">
          <table:table-cell office:value-type="float" office:value="13.1508" calcext:value-type="float">
            <text:p>13.1508</text:p>
          </table:table-cell>
          <table:table-cell office:value-type="float" office:value="0.989977" calcext:value-type="float">
            <text:p>0.989977</text:p>
          </table:table-cell>
          <table:table-cell/>
        </table:table-row>
        <table:table-row table:style-name="ro1">
          <table:table-cell office:value-type="float" office:value="13.1664" calcext:value-type="float">
            <text:p>13.1664</text:p>
          </table:table-cell>
          <table:table-cell office:value-type="float" office:value="0.976454" calcext:value-type="float">
            <text:p>0.976454</text:p>
          </table:table-cell>
          <table:table-cell/>
        </table:table-row>
        <table:table-row table:style-name="ro1">
          <table:table-cell office:value-type="float" office:value="13.182" calcext:value-type="float">
            <text:p>13.182</text:p>
          </table:table-cell>
          <table:table-cell office:value-type="float" office:value="0.964367" calcext:value-type="float">
            <text:p>0.964367</text:p>
          </table:table-cell>
          <table:table-cell/>
        </table:table-row>
        <table:table-row table:style-name="ro1">
          <table:table-cell office:value-type="float" office:value="13.1976" calcext:value-type="float">
            <text:p>13.1976</text:p>
          </table:table-cell>
          <table:table-cell office:value-type="float" office:value="0.959165" calcext:value-type="float">
            <text:p>0.959165</text:p>
          </table:table-cell>
          <table:table-cell/>
        </table:table-row>
        <table:table-row table:style-name="ro1">
          <table:table-cell office:value-type="float" office:value="13.2132" calcext:value-type="float">
            <text:p>13.2132</text:p>
          </table:table-cell>
          <table:table-cell office:value-type="float" office:value="0.955715" calcext:value-type="float">
            <text:p>0.955715</text:p>
          </table:table-cell>
          <table:table-cell/>
        </table:table-row>
        <table:table-row table:style-name="ro1">
          <table:table-cell office:value-type="float" office:value="13.2288" calcext:value-type="float">
            <text:p>13.2288</text:p>
          </table:table-cell>
          <table:table-cell office:value-type="float" office:value="0.9519" calcext:value-type="float">
            <text:p>0.9519</text:p>
          </table:table-cell>
          <table:table-cell/>
        </table:table-row>
        <table:table-row table:style-name="ro1">
          <table:table-cell office:value-type="float" office:value="13.2444" calcext:value-type="float">
            <text:p>13.2444</text:p>
          </table:table-cell>
          <table:table-cell office:value-type="float" office:value="0.946314" calcext:value-type="float">
            <text:p>0.946314</text:p>
          </table:table-cell>
          <table:table-cell/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0.934793" calcext:value-type="float">
            <text:p>0.934793</text:p>
          </table:table-cell>
          <table:table-cell/>
        </table:table-row>
        <table:table-row table:style-name="ro1">
          <table:table-cell office:value-type="float" office:value="13.2756" calcext:value-type="float">
            <text:p>13.2756</text:p>
          </table:table-cell>
          <table:table-cell office:value-type="float" office:value="0.927253" calcext:value-type="float">
            <text:p>0.927253</text:p>
          </table:table-cell>
          <table:table-cell/>
        </table:table-row>
        <table:table-row table:style-name="ro1">
          <table:table-cell office:value-type="float" office:value="13.2912" calcext:value-type="float">
            <text:p>13.2912</text:p>
          </table:table-cell>
          <table:table-cell office:value-type="float" office:value="0.917328" calcext:value-type="float">
            <text:p>0.917328</text:p>
          </table:table-cell>
          <table:table-cell/>
        </table:table-row>
        <table:table-row table:style-name="ro1">
          <table:table-cell office:value-type="float" office:value="13.3068" calcext:value-type="float">
            <text:p>13.3068</text:p>
          </table:table-cell>
          <table:table-cell office:value-type="float" office:value="0.917851" calcext:value-type="float">
            <text:p>0.917851</text:p>
          </table:table-cell>
          <table:table-cell/>
        </table:table-row>
        <table:table-row table:style-name="ro1">
          <table:table-cell office:value-type="float" office:value="13.3224" calcext:value-type="float">
            <text:p>13.3224</text:p>
          </table:table-cell>
          <table:table-cell office:value-type="float" office:value="0.910626" calcext:value-type="float">
            <text:p>0.910626</text:p>
          </table:table-cell>
          <table:table-cell/>
        </table:table-row>
        <table:table-row table:style-name="ro1">
          <table:table-cell office:value-type="float" office:value="13.338" calcext:value-type="float">
            <text:p>13.338</text:p>
          </table:table-cell>
          <table:table-cell office:value-type="float" office:value="0.90752" calcext:value-type="float">
            <text:p>0.90752</text:p>
          </table:table-cell>
          <table:table-cell/>
        </table:table-row>
        <table:table-row table:style-name="ro1">
          <table:table-cell office:value-type="float" office:value="13.3536" calcext:value-type="float">
            <text:p>13.3536</text:p>
          </table:table-cell>
          <table:table-cell office:value-type="float" office:value="0.902216" calcext:value-type="float">
            <text:p>0.902216</text:p>
          </table:table-cell>
          <table:table-cell/>
        </table:table-row>
        <table:table-row table:style-name="ro1">
          <table:table-cell office:value-type="float" office:value="13.3692" calcext:value-type="float">
            <text:p>13.3692</text:p>
          </table:table-cell>
          <table:table-cell office:value-type="float" office:value="0.888917" calcext:value-type="float">
            <text:p>0.888917</text:p>
          </table:table-cell>
          <table:table-cell/>
        </table:table-row>
        <table:table-row table:style-name="ro1">
          <table:table-cell office:value-type="float" office:value="13.3848" calcext:value-type="float">
            <text:p>13.3848</text:p>
          </table:table-cell>
          <table:table-cell office:value-type="float" office:value="0.883319" calcext:value-type="float">
            <text:p>0.883319</text:p>
          </table:table-cell>
          <table:table-cell/>
        </table:table-row>
        <table:table-row table:style-name="ro1">
          <table:table-cell office:value-type="float" office:value="13.4004" calcext:value-type="float">
            <text:p>13.4004</text:p>
          </table:table-cell>
          <table:table-cell office:value-type="float" office:value="0.874321" calcext:value-type="float">
            <text:p>0.874321</text:p>
          </table:table-cell>
          <table:table-cell/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0.870218" calcext:value-type="float">
            <text:p>0.870218</text:p>
          </table:table-cell>
          <table:table-cell/>
        </table:table-row>
        <table:table-row table:style-name="ro1">
          <table:table-cell office:value-type="float" office:value="13.4316" calcext:value-type="float">
            <text:p>13.4316</text:p>
          </table:table-cell>
          <table:table-cell office:value-type="float" office:value="0.860803" calcext:value-type="float">
            <text:p>0.860803</text:p>
          </table:table-cell>
          <table:table-cell/>
        </table:table-row>
        <table:table-row table:style-name="ro1">
          <table:table-cell office:value-type="float" office:value="13.4472" calcext:value-type="float">
            <text:p>13.4472</text:p>
          </table:table-cell>
          <table:table-cell office:value-type="float" office:value="0.851248" calcext:value-type="float">
            <text:p>0.851248</text:p>
          </table:table-cell>
          <table:table-cell/>
        </table:table-row>
        <table:table-row table:style-name="ro1">
          <table:table-cell office:value-type="float" office:value="13.4628" calcext:value-type="float">
            <text:p>13.4628</text:p>
          </table:table-cell>
          <table:table-cell office:value-type="float" office:value="0.850668" calcext:value-type="float">
            <text:p>0.850668</text:p>
          </table:table-cell>
          <table:table-cell/>
        </table:table-row>
        <table:table-row table:style-name="ro1">
          <table:table-cell office:value-type="float" office:value="13.4784" calcext:value-type="float">
            <text:p>13.4784</text:p>
          </table:table-cell>
          <table:table-cell office:value-type="float" office:value="0.840203" calcext:value-type="float">
            <text:p>0.840203</text:p>
          </table:table-cell>
          <table:table-cell/>
        </table:table-row>
        <table:table-row table:style-name="ro1">
          <table:table-cell office:value-type="float" office:value="13.494" calcext:value-type="float">
            <text:p>13.494</text:p>
          </table:table-cell>
          <table:table-cell office:value-type="float" office:value="0.836715" calcext:value-type="float">
            <text:p>0.836715</text:p>
          </table:table-cell>
          <table:table-cell/>
        </table:table-row>
        <table:table-row table:style-name="ro1">
          <table:table-cell office:value-type="float" office:value="13.5096" calcext:value-type="float">
            <text:p>13.5096</text:p>
          </table:table-cell>
          <table:table-cell office:value-type="float" office:value="0.827865" calcext:value-type="float">
            <text:p>0.827865</text:p>
          </table:table-cell>
          <table:table-cell/>
        </table:table-row>
        <table:table-row table:style-name="ro1">
          <table:table-cell office:value-type="float" office:value="13.5252" calcext:value-type="float">
            <text:p>13.5252</text:p>
          </table:table-cell>
          <table:table-cell office:value-type="float" office:value="0.817865" calcext:value-type="float">
            <text:p>0.817865</text:p>
          </table:table-cell>
          <table:table-cell/>
        </table:table-row>
        <table:table-row table:style-name="ro1">
          <table:table-cell office:value-type="float" office:value="13.5408" calcext:value-type="float">
            <text:p>13.5408</text:p>
          </table:table-cell>
          <table:table-cell office:value-type="float" office:value="0.813842" calcext:value-type="float">
            <text:p>0.813842</text:p>
          </table:table-cell>
          <table:table-cell/>
        </table:table-row>
        <table:table-row table:style-name="ro1">
          <table:table-cell office:value-type="float" office:value="13.5564" calcext:value-type="float">
            <text:p>13.5564</text:p>
          </table:table-cell>
          <table:table-cell office:value-type="float" office:value="0.80523" calcext:value-type="float">
            <text:p>0.80523</text:p>
          </table:table-cell>
          <table:table-cell/>
        </table:table-row>
        <table:table-row table:style-name="ro1">
          <table:table-cell office:value-type="float" office:value="13.572" calcext:value-type="float">
            <text:p>13.572</text:p>
          </table:table-cell>
          <table:table-cell office:value-type="float" office:value="0.799079" calcext:value-type="float">
            <text:p>0.799079</text:p>
          </table:table-cell>
          <table:table-cell/>
        </table:table-row>
        <table:table-row table:style-name="ro1">
          <table:table-cell office:value-type="float" office:value="13.5876" calcext:value-type="float">
            <text:p>13.5876</text:p>
          </table:table-cell>
          <table:table-cell office:value-type="float" office:value="0.79277" calcext:value-type="float">
            <text:p>0.79277</text:p>
          </table:table-cell>
          <table:table-cell/>
        </table:table-row>
        <table:table-row table:style-name="ro1">
          <table:table-cell office:value-type="float" office:value="13.6032" calcext:value-type="float">
            <text:p>13.6032</text:p>
          </table:table-cell>
          <table:table-cell office:value-type="float" office:value="0.782247" calcext:value-type="float">
            <text:p>0.782247</text:p>
          </table:table-cell>
          <table:table-cell/>
        </table:table-row>
        <table:table-row table:style-name="ro1">
          <table:table-cell office:value-type="float" office:value="13.6188" calcext:value-type="float">
            <text:p>13.6188</text:p>
          </table:table-cell>
          <table:table-cell office:value-type="float" office:value="0.787588" calcext:value-type="float">
            <text:p>0.787588</text:p>
          </table:table-cell>
          <table:table-cell/>
        </table:table-row>
        <table:table-row table:style-name="ro1">
          <table:table-cell office:value-type="float" office:value="13.6344" calcext:value-type="float">
            <text:p>13.6344</text:p>
          </table:table-cell>
          <table:table-cell office:value-type="float" office:value="0.779819" calcext:value-type="float">
            <text:p>0.779819</text:p>
          </table:table-cell>
          <table:table-cell/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0.766327" calcext:value-type="float">
            <text:p>0.766327</text:p>
          </table:table-cell>
          <table:table-cell/>
        </table:table-row>
        <table:table-row table:style-name="ro1">
          <table:table-cell office:value-type="float" office:value="13.6656" calcext:value-type="float">
            <text:p>13.6656</text:p>
          </table:table-cell>
          <table:table-cell office:value-type="float" office:value="0.760843" calcext:value-type="float">
            <text:p>0.760843</text:p>
          </table:table-cell>
          <table:table-cell/>
        </table:table-row>
        <table:table-row table:style-name="ro1">
          <table:table-cell office:value-type="float" office:value="13.6812" calcext:value-type="float">
            <text:p>13.6812</text:p>
          </table:table-cell>
          <table:table-cell office:value-type="float" office:value="0.748201" calcext:value-type="float">
            <text:p>0.748201</text:p>
          </table:table-cell>
          <table:table-cell/>
        </table:table-row>
        <table:table-row table:style-name="ro1">
          <table:table-cell office:value-type="float" office:value="13.6968" calcext:value-type="float">
            <text:p>13.6968</text:p>
          </table:table-cell>
          <table:table-cell office:value-type="float" office:value="0.742336" calcext:value-type="float">
            <text:p>0.742336</text:p>
          </table:table-cell>
          <table:table-cell/>
        </table:table-row>
        <table:table-row table:style-name="ro1">
          <table:table-cell office:value-type="float" office:value="13.7124" calcext:value-type="float">
            <text:p>13.7124</text:p>
          </table:table-cell>
          <table:table-cell office:value-type="float" office:value="0.732458" calcext:value-type="float">
            <text:p>0.732458</text:p>
          </table:table-cell>
          <table:table-cell/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0.730467" calcext:value-type="float">
            <text:p>0.730467</text:p>
          </table:table-cell>
          <table:table-cell/>
        </table:table-row>
        <table:table-row table:style-name="ro1">
          <table:table-cell office:value-type="float" office:value="13.7436" calcext:value-type="float">
            <text:p>13.7436</text:p>
          </table:table-cell>
          <table:table-cell office:value-type="float" office:value="0.7188" calcext:value-type="float">
            <text:p>0.7188</text:p>
          </table:table-cell>
          <table:table-cell/>
        </table:table-row>
        <table:table-row table:style-name="ro1">
          <table:table-cell office:value-type="float" office:value="13.7592" calcext:value-type="float">
            <text:p>13.7592</text:p>
          </table:table-cell>
          <table:table-cell office:value-type="float" office:value="0.719678" calcext:value-type="float">
            <text:p>0.719678</text:p>
          </table:table-cell>
          <table:table-cell/>
        </table:table-row>
        <table:table-row table:style-name="ro1">
          <table:table-cell office:value-type="float" office:value="13.7748" calcext:value-type="float">
            <text:p>13.7748</text:p>
          </table:table-cell>
          <table:table-cell office:value-type="float" office:value="0.707084" calcext:value-type="float">
            <text:p>0.707084</text:p>
          </table:table-cell>
          <table:table-cell/>
        </table:table-row>
        <table:table-row table:style-name="ro1">
          <table:table-cell office:value-type="float" office:value="13.7904" calcext:value-type="float">
            <text:p>13.7904</text:p>
          </table:table-cell>
          <table:table-cell office:value-type="float" office:value="0.69572" calcext:value-type="float">
            <text:p>0.69572</text:p>
          </table:table-cell>
          <table:table-cell/>
        </table:table-row>
        <table:table-row table:style-name="ro1">
          <table:table-cell office:value-type="float" office:value="13.806" calcext:value-type="float">
            <text:p>13.806</text:p>
          </table:table-cell>
          <table:table-cell office:value-type="float" office:value="0.68948" calcext:value-type="float">
            <text:p>0.68948</text:p>
          </table:table-cell>
          <table:table-cell/>
        </table:table-row>
        <table:table-row table:style-name="ro1">
          <table:table-cell office:value-type="float" office:value="13.8216" calcext:value-type="float">
            <text:p>13.8216</text:p>
          </table:table-cell>
          <table:table-cell office:value-type="float" office:value="0.685971" calcext:value-type="float">
            <text:p>0.685971</text:p>
          </table:table-cell>
          <table:table-cell/>
        </table:table-row>
        <table:table-row table:style-name="ro1">
          <table:table-cell office:value-type="float" office:value="13.8372" calcext:value-type="float">
            <text:p>13.8372</text:p>
          </table:table-cell>
          <table:table-cell office:value-type="float" office:value="0.676725" calcext:value-type="float">
            <text:p>0.676725</text:p>
          </table:table-cell>
          <table:table-cell/>
        </table:table-row>
        <table:table-row table:style-name="ro1">
          <table:table-cell office:value-type="float" office:value="13.8528" calcext:value-type="float">
            <text:p>13.8528</text:p>
          </table:table-cell>
          <table:table-cell office:value-type="float" office:value="0.672609" calcext:value-type="float">
            <text:p>0.672609</text:p>
          </table:table-cell>
          <table:table-cell/>
        </table:table-row>
        <table:table-row table:style-name="ro1">
          <table:table-cell office:value-type="float" office:value="13.8684" calcext:value-type="float">
            <text:p>13.8684</text:p>
          </table:table-cell>
          <table:table-cell office:value-type="float" office:value="0.666682" calcext:value-type="float">
            <text:p>0.666682</text:p>
          </table:table-cell>
          <table:table-cell/>
        </table:table-row>
        <table:table-row table:style-name="ro1">
          <table:table-cell office:value-type="float" office:value="13.884" calcext:value-type="float">
            <text:p>13.884</text:p>
          </table:table-cell>
          <table:table-cell office:value-type="float" office:value="0.663253" calcext:value-type="float">
            <text:p>0.663253</text:p>
          </table:table-cell>
          <table:table-cell/>
        </table:table-row>
        <table:table-row table:style-name="ro1">
          <table:table-cell office:value-type="float" office:value="13.8996" calcext:value-type="float">
            <text:p>13.8996</text:p>
          </table:table-cell>
          <table:table-cell office:value-type="float" office:value="0.657364" calcext:value-type="float">
            <text:p>0.657364</text:p>
          </table:table-cell>
          <table:table-cell/>
        </table:table-row>
        <table:table-row table:style-name="ro1">
          <table:table-cell office:value-type="float" office:value="13.9152" calcext:value-type="float">
            <text:p>13.9152</text:p>
          </table:table-cell>
          <table:table-cell office:value-type="float" office:value="0.642209" calcext:value-type="float">
            <text:p>0.642209</text:p>
          </table:table-cell>
          <table:table-cell/>
        </table:table-row>
        <table:table-row table:style-name="ro1">
          <table:table-cell office:value-type="float" office:value="13.9308" calcext:value-type="float">
            <text:p>13.9308</text:p>
          </table:table-cell>
          <table:table-cell office:value-type="float" office:value="0.636972" calcext:value-type="float">
            <text:p>0.636972</text:p>
          </table:table-cell>
          <table:table-cell/>
        </table:table-row>
        <table:table-row table:style-name="ro1">
          <table:table-cell office:value-type="float" office:value="13.9464" calcext:value-type="float">
            <text:p>13.9464</text:p>
          </table:table-cell>
          <table:table-cell office:value-type="float" office:value="0.628252" calcext:value-type="float">
            <text:p>0.628252</text:p>
          </table:table-cell>
          <table:table-cell/>
        </table:table-row>
        <table:table-row table:style-name="ro1">
          <table:table-cell office:value-type="float" office:value="13.962" calcext:value-type="float">
            <text:p>13.962</text:p>
          </table:table-cell>
          <table:table-cell office:value-type="float" office:value="0.618218" calcext:value-type="float">
            <text:p>0.618218</text:p>
          </table:table-cell>
          <table:table-cell/>
        </table:table-row>
        <table:table-row table:style-name="ro1">
          <table:table-cell office:value-type="float" office:value="13.9776" calcext:value-type="float">
            <text:p>13.9776</text:p>
          </table:table-cell>
          <table:table-cell office:value-type="float" office:value="0.609913" calcext:value-type="float">
            <text:p>0.609913</text:p>
          </table:table-cell>
          <table:table-cell/>
        </table:table-row>
        <table:table-row table:style-name="ro1">
          <table:table-cell office:value-type="float" office:value="13.9932" calcext:value-type="float">
            <text:p>13.9932</text:p>
          </table:table-cell>
          <table:table-cell office:value-type="float" office:value="0.600102" calcext:value-type="float">
            <text:p>0.600102</text:p>
          </table:table-cell>
          <table:table-cell/>
        </table:table-row>
        <table:table-row table:style-name="ro1">
          <table:table-cell office:value-type="float" office:value="14.0088" calcext:value-type="float">
            <text:p>14.0088</text:p>
          </table:table-cell>
          <table:table-cell office:value-type="float" office:value="0.593887" calcext:value-type="float">
            <text:p>0.593887</text:p>
          </table:table-cell>
          <table:table-cell/>
        </table:table-row>
        <table:table-row table:style-name="ro1">
          <table:table-cell office:value-type="float" office:value="14.0244" calcext:value-type="float">
            <text:p>14.0244</text:p>
          </table:table-cell>
          <table:table-cell office:value-type="float" office:value="0.590571" calcext:value-type="float">
            <text:p>0.590571</text:p>
          </table:table-cell>
          <table:table-cell/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0.583117" calcext:value-type="float">
            <text:p>0.583117</text:p>
          </table:table-cell>
          <table:table-cell/>
        </table:table-row>
        <table:table-row table:style-name="ro1">
          <table:table-cell office:value-type="float" office:value="14.0556" calcext:value-type="float">
            <text:p>14.0556</text:p>
          </table:table-cell>
          <table:table-cell office:value-type="float" office:value="0.575435" calcext:value-type="float">
            <text:p>0.575435</text:p>
          </table:table-cell>
          <table:table-cell/>
        </table:table-row>
        <table:table-row table:style-name="ro1">
          <table:table-cell office:value-type="float" office:value="14.0712" calcext:value-type="float">
            <text:p>14.0712</text:p>
          </table:table-cell>
          <table:table-cell office:value-type="float" office:value="0.565701" calcext:value-type="float">
            <text:p>0.565701</text:p>
          </table:table-cell>
          <table:table-cell/>
        </table:table-row>
        <table:table-row table:style-name="ro1">
          <table:table-cell office:value-type="float" office:value="14.0868" calcext:value-type="float">
            <text:p>14.0868</text:p>
          </table:table-cell>
          <table:table-cell office:value-type="float" office:value="0.565086" calcext:value-type="float">
            <text:p>0.565086</text:p>
          </table:table-cell>
          <table:table-cell/>
        </table:table-row>
        <table:table-row table:style-name="ro1">
          <table:table-cell office:value-type="float" office:value="14.1024" calcext:value-type="float">
            <text:p>14.1024</text:p>
          </table:table-cell>
          <table:table-cell office:value-type="float" office:value="0.556911" calcext:value-type="float">
            <text:p>0.556911</text:p>
          </table:table-cell>
          <table:table-cell/>
        </table:table-row>
        <table:table-row table:style-name="ro1">
          <table:table-cell office:value-type="float" office:value="14.118" calcext:value-type="float">
            <text:p>14.118</text:p>
          </table:table-cell>
          <table:table-cell office:value-type="float" office:value="0.548431" calcext:value-type="float">
            <text:p>0.548431</text:p>
          </table:table-cell>
          <table:table-cell/>
        </table:table-row>
        <table:table-row table:style-name="ro1">
          <table:table-cell office:value-type="float" office:value="14.1336" calcext:value-type="float">
            <text:p>14.1336</text:p>
          </table:table-cell>
          <table:table-cell office:value-type="float" office:value="0.539726" calcext:value-type="float">
            <text:p>0.539726</text:p>
          </table:table-cell>
          <table:table-cell/>
        </table:table-row>
        <table:table-row table:style-name="ro1">
          <table:table-cell office:value-type="float" office:value="14.1492" calcext:value-type="float">
            <text:p>14.1492</text:p>
          </table:table-cell>
          <table:table-cell office:value-type="float" office:value="0.534117" calcext:value-type="float">
            <text:p>0.534117</text:p>
          </table:table-cell>
          <table:table-cell/>
        </table:table-row>
        <table:table-row table:style-name="ro1">
          <table:table-cell office:value-type="float" office:value="14.1648" calcext:value-type="float">
            <text:p>14.1648</text:p>
          </table:table-cell>
          <table:table-cell office:value-type="float" office:value="0.524532" calcext:value-type="float">
            <text:p>0.524532</text:p>
          </table:table-cell>
          <table:table-cell/>
        </table:table-row>
        <table:table-row table:style-name="ro1">
          <table:table-cell office:value-type="float" office:value="14.1804" calcext:value-type="float">
            <text:p>14.1804</text:p>
          </table:table-cell>
          <table:table-cell office:value-type="float" office:value="0.516102" calcext:value-type="float">
            <text:p>0.516102</text:p>
          </table:table-cell>
          <table:table-cell/>
        </table:table-row>
        <table:table-row table:style-name="ro1">
          <table:table-cell office:value-type="float" office:value="14.196" calcext:value-type="float">
            <text:p>14.196</text:p>
          </table:table-cell>
          <table:table-cell office:value-type="float" office:value="0.510029" calcext:value-type="float">
            <text:p>0.510029</text:p>
          </table:table-cell>
          <table:table-cell/>
        </table:table-row>
        <table:table-row table:style-name="ro1">
          <table:table-cell office:value-type="float" office:value="14.2116" calcext:value-type="float">
            <text:p>14.2116</text:p>
          </table:table-cell>
          <table:table-cell office:value-type="float" office:value="0.503732" calcext:value-type="float">
            <text:p>0.503732</text:p>
          </table:table-cell>
          <table:table-cell/>
        </table:table-row>
        <table:table-row table:style-name="ro1">
          <table:table-cell office:value-type="float" office:value="14.2272" calcext:value-type="float">
            <text:p>14.2272</text:p>
          </table:table-cell>
          <table:table-cell office:value-type="float" office:value="0.49469" calcext:value-type="float">
            <text:p>0.49469</text:p>
          </table:table-cell>
          <table:table-cell/>
        </table:table-row>
        <table:table-row table:style-name="ro1">
          <table:table-cell office:value-type="float" office:value="14.2428" calcext:value-type="float">
            <text:p>14.2428</text:p>
          </table:table-cell>
          <table:table-cell office:value-type="float" office:value="0.485798" calcext:value-type="float">
            <text:p>0.485798</text:p>
          </table:table-cell>
          <table:table-cell/>
        </table:table-row>
        <table:table-row table:style-name="ro1">
          <table:table-cell office:value-type="float" office:value="14.2584" calcext:value-type="float">
            <text:p>14.2584</text:p>
          </table:table-cell>
          <table:table-cell office:value-type="float" office:value="0.476135" calcext:value-type="float">
            <text:p>0.476135</text:p>
          </table:table-cell>
          <table:table-cell/>
        </table:table-row>
        <table:table-row table:style-name="ro1">
          <table:table-cell office:value-type="float" office:value="14.274" calcext:value-type="float">
            <text:p>14.274</text:p>
          </table:table-cell>
          <table:table-cell office:value-type="float" office:value="0.464239" calcext:value-type="float">
            <text:p>0.464239</text:p>
          </table:table-cell>
          <table:table-cell/>
        </table:table-row>
        <table:table-row table:style-name="ro1">
          <table:table-cell office:value-type="float" office:value="14.2896" calcext:value-type="float">
            <text:p>14.2896</text:p>
          </table:table-cell>
          <table:table-cell office:value-type="float" office:value="0.454736" calcext:value-type="float">
            <text:p>0.454736</text:p>
          </table:table-cell>
          <table:table-cell/>
        </table:table-row>
        <table:table-row table:style-name="ro1">
          <table:table-cell office:value-type="float" office:value="14.3052" calcext:value-type="float">
            <text:p>14.3052</text:p>
          </table:table-cell>
          <table:table-cell office:value-type="float" office:value="0.449844" calcext:value-type="float">
            <text:p>0.449844</text:p>
          </table:table-cell>
          <table:table-cell/>
        </table:table-row>
        <table:table-row table:style-name="ro1">
          <table:table-cell office:value-type="float" office:value="14.3208" calcext:value-type="float">
            <text:p>14.3208</text:p>
          </table:table-cell>
          <table:table-cell office:value-type="float" office:value="0.440974" calcext:value-type="float">
            <text:p>0.440974</text:p>
          </table:table-cell>
          <table:table-cell/>
        </table:table-row>
        <table:table-row table:style-name="ro1">
          <table:table-cell office:value-type="float" office:value="14.3364" calcext:value-type="float">
            <text:p>14.3364</text:p>
          </table:table-cell>
          <table:table-cell office:value-type="float" office:value="0.43238" calcext:value-type="float">
            <text:p>0.43238</text:p>
          </table:table-cell>
          <table:table-cell/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0.428341" calcext:value-type="float">
            <text:p>0.428341</text:p>
          </table:table-cell>
          <table:table-cell/>
        </table:table-row>
        <table:table-row table:style-name="ro1">
          <table:table-cell office:value-type="float" office:value="14.3676" calcext:value-type="float">
            <text:p>14.3676</text:p>
          </table:table-cell>
          <table:table-cell office:value-type="float" office:value="0.416121" calcext:value-type="float">
            <text:p>0.416121</text:p>
          </table:table-cell>
          <table:table-cell/>
        </table:table-row>
        <table:table-row table:style-name="ro1">
          <table:table-cell office:value-type="float" office:value="14.3832" calcext:value-type="float">
            <text:p>14.3832</text:p>
          </table:table-cell>
          <table:table-cell office:value-type="float" office:value="0.408781" calcext:value-type="float">
            <text:p>0.408781</text:p>
          </table:table-cell>
          <table:table-cell/>
        </table:table-row>
        <table:table-row table:style-name="ro1">
          <table:table-cell office:value-type="float" office:value="14.3988" calcext:value-type="float">
            <text:p>14.3988</text:p>
          </table:table-cell>
          <table:table-cell office:value-type="float" office:value="0.401739" calcext:value-type="float">
            <text:p>0.401739</text:p>
          </table:table-cell>
          <table:table-cell/>
        </table:table-row>
        <table:table-row table:style-name="ro1">
          <table:table-cell office:value-type="float" office:value="14.4144" calcext:value-type="float">
            <text:p>14.4144</text:p>
          </table:table-cell>
          <table:table-cell office:value-type="float" office:value="0.394523" calcext:value-type="float">
            <text:p>0.394523</text:p>
          </table:table-cell>
          <table:table-cell/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0.384463" calcext:value-type="float">
            <text:p>0.384463</text:p>
          </table:table-cell>
          <table:table-cell/>
        </table:table-row>
        <table:table-row table:style-name="ro1">
          <table:table-cell office:value-type="float" office:value="14.4456" calcext:value-type="float">
            <text:p>14.4456</text:p>
          </table:table-cell>
          <table:table-cell office:value-type="float" office:value="0.367115" calcext:value-type="float">
            <text:p>0.367115</text:p>
          </table:table-cell>
          <table:table-cell/>
        </table:table-row>
        <table:table-row table:style-name="ro1">
          <table:table-cell office:value-type="float" office:value="14.4612" calcext:value-type="float">
            <text:p>14.4612</text:p>
          </table:table-cell>
          <table:table-cell office:value-type="float" office:value="0.35227" calcext:value-type="float">
            <text:p>0.35227</text:p>
          </table:table-cell>
          <table:table-cell/>
        </table:table-row>
        <table:table-row table:style-name="ro1">
          <table:table-cell office:value-type="float" office:value="14.4768" calcext:value-type="float">
            <text:p>14.4768</text:p>
          </table:table-cell>
          <table:table-cell office:value-type="float" office:value="0.341117" calcext:value-type="float">
            <text:p>0.341117</text:p>
          </table:table-cell>
          <table:table-cell/>
        </table:table-row>
        <table:table-row table:style-name="ro1">
          <table:table-cell office:value-type="float" office:value="14.4924" calcext:value-type="float">
            <text:p>14.4924</text:p>
          </table:table-cell>
          <table:table-cell office:value-type="float" office:value="0.327991" calcext:value-type="float">
            <text:p>0.327991</text:p>
          </table:table-cell>
          <table:table-cell/>
        </table:table-row>
        <table:table-row table:style-name="ro1">
          <table:table-cell office:value-type="float" office:value="14.508" calcext:value-type="float">
            <text:p>14.508</text:p>
          </table:table-cell>
          <table:table-cell office:value-type="float" office:value="0.322795" calcext:value-type="float">
            <text:p>0.322795</text:p>
          </table:table-cell>
          <table:table-cell/>
        </table:table-row>
        <table:table-row table:style-name="ro1">
          <table:table-cell office:value-type="float" office:value="14.5236" calcext:value-type="float">
            <text:p>14.5236</text:p>
          </table:table-cell>
          <table:table-cell office:value-type="float" office:value="0.313039" calcext:value-type="float">
            <text:p>0.313039</text:p>
          </table:table-cell>
          <table:table-cell/>
        </table:table-row>
        <table:table-row table:style-name="ro1">
          <table:table-cell office:value-type="float" office:value="14.5392" calcext:value-type="float">
            <text:p>14.5392</text:p>
          </table:table-cell>
          <table:table-cell office:value-type="float" office:value="0.303043" calcext:value-type="float">
            <text:p>0.303043</text:p>
          </table:table-cell>
          <table:table-cell/>
        </table:table-row>
        <table:table-row table:style-name="ro1">
          <table:table-cell office:value-type="float" office:value="14.5548" calcext:value-type="float">
            <text:p>14.5548</text:p>
          </table:table-cell>
          <table:table-cell office:value-type="float" office:value="0.293599" calcext:value-type="float">
            <text:p>0.293599</text:p>
          </table:table-cell>
          <table:table-cell/>
        </table:table-row>
        <table:table-row table:style-name="ro1">
          <table:table-cell office:value-type="float" office:value="14.5704" calcext:value-type="float">
            <text:p>14.5704</text:p>
          </table:table-cell>
          <table:table-cell office:value-type="float" office:value="0.28505" calcext:value-type="float">
            <text:p>0.28505</text:p>
          </table:table-cell>
          <table:table-cell/>
        </table:table-row>
        <table:table-row table:style-name="ro1">
          <table:table-cell office:value-type="float" office:value="14.586" calcext:value-type="float">
            <text:p>14.586</text:p>
          </table:table-cell>
          <table:table-cell office:value-type="float" office:value="0.274918" calcext:value-type="float">
            <text:p>0.274918</text:p>
          </table:table-cell>
          <table:table-cell/>
        </table:table-row>
        <table:table-row table:style-name="ro1">
          <table:table-cell office:value-type="float" office:value="14.6016" calcext:value-type="float">
            <text:p>14.6016</text:p>
          </table:table-cell>
          <table:table-cell office:value-type="float" office:value="0.265969" calcext:value-type="float">
            <text:p>0.265969</text:p>
          </table:table-cell>
          <table:table-cell/>
        </table:table-row>
        <table:table-row table:style-name="ro1">
          <table:table-cell office:value-type="float" office:value="14.6172" calcext:value-type="float">
            <text:p>14.6172</text:p>
          </table:table-cell>
          <table:table-cell office:value-type="float" office:value="0.260424" calcext:value-type="float">
            <text:p>0.260424</text:p>
          </table:table-cell>
          <table:table-cell/>
        </table:table-row>
        <table:table-row table:style-name="ro1">
          <table:table-cell office:value-type="float" office:value="14.6328" calcext:value-type="float">
            <text:p>14.6328</text:p>
          </table:table-cell>
          <table:table-cell office:value-type="float" office:value="0.256109" calcext:value-type="float">
            <text:p>0.256109</text:p>
          </table:table-cell>
          <table:table-cell/>
        </table:table-row>
        <table:table-row table:style-name="ro1">
          <table:table-cell office:value-type="float" office:value="14.6484" calcext:value-type="float">
            <text:p>14.6484</text:p>
          </table:table-cell>
          <table:table-cell office:value-type="float" office:value="0.249234" calcext:value-type="float">
            <text:p>0.249234</text:p>
          </table:table-cell>
          <table:table-cell/>
        </table:table-row>
        <table:table-row table:style-name="ro1">
          <table:table-cell office:value-type="float" office:value="14.664" calcext:value-type="float">
            <text:p>14.664</text:p>
          </table:table-cell>
          <table:table-cell office:value-type="float" office:value="0.242485" calcext:value-type="float">
            <text:p>0.242485</text:p>
          </table:table-cell>
          <table:table-cell/>
        </table:table-row>
        <table:table-row table:style-name="ro1">
          <table:table-cell office:value-type="float" office:value="14.6796" calcext:value-type="float">
            <text:p>14.6796</text:p>
          </table:table-cell>
          <table:table-cell office:value-type="float" office:value="0.235312" calcext:value-type="float">
            <text:p>0.235312</text:p>
          </table:table-cell>
          <table:table-cell/>
        </table:table-row>
        <table:table-row table:style-name="ro1">
          <table:table-cell office:value-type="float" office:value="14.6952" calcext:value-type="float">
            <text:p>14.6952</text:p>
          </table:table-cell>
          <table:table-cell office:value-type="float" office:value="0.226529" calcext:value-type="float">
            <text:p>0.226529</text:p>
          </table:table-cell>
          <table:table-cell/>
        </table:table-row>
        <table:table-row table:style-name="ro1">
          <table:table-cell office:value-type="float" office:value="14.7108" calcext:value-type="float">
            <text:p>14.7108</text:p>
          </table:table-cell>
          <table:table-cell office:value-type="float" office:value="0.222107" calcext:value-type="float">
            <text:p>0.222107</text:p>
          </table:table-cell>
          <table:table-cell/>
        </table:table-row>
        <table:table-row table:style-name="ro1">
          <table:table-cell office:value-type="float" office:value="14.7264" calcext:value-type="float">
            <text:p>14.7264</text:p>
          </table:table-cell>
          <table:table-cell office:value-type="float" office:value="0.214368" calcext:value-type="float">
            <text:p>0.214368</text:p>
          </table:table-cell>
          <table:table-cell/>
        </table:table-row>
        <table:table-row table:style-name="ro1">
          <table:table-cell office:value-type="float" office:value="14.742" calcext:value-type="float">
            <text:p>14.742</text:p>
          </table:table-cell>
          <table:table-cell office:value-type="float" office:value="0.206959" calcext:value-type="float">
            <text:p>0.206959</text:p>
          </table:table-cell>
          <table:table-cell/>
        </table:table-row>
        <table:table-row table:style-name="ro1">
          <table:table-cell office:value-type="float" office:value="14.7576" calcext:value-type="float">
            <text:p>14.7576</text:p>
          </table:table-cell>
          <table:table-cell office:value-type="float" office:value="0.200832" calcext:value-type="float">
            <text:p>0.200832</text:p>
          </table:table-cell>
          <table:table-cell/>
        </table:table-row>
        <table:table-row table:style-name="ro1">
          <table:table-cell office:value-type="float" office:value="14.7732" calcext:value-type="float">
            <text:p>14.7732</text:p>
          </table:table-cell>
          <table:table-cell office:value-type="float" office:value="0.195694" calcext:value-type="float">
            <text:p>0.195694</text:p>
          </table:table-cell>
          <table:table-cell/>
        </table:table-row>
        <table:table-row table:style-name="ro1">
          <table:table-cell office:value-type="float" office:value="14.7888" calcext:value-type="float">
            <text:p>14.7888</text:p>
          </table:table-cell>
          <table:table-cell office:value-type="float" office:value="0.191057" calcext:value-type="float">
            <text:p>0.191057</text:p>
          </table:table-cell>
          <table:table-cell/>
        </table:table-row>
        <table:table-row table:style-name="ro1">
          <table:table-cell office:value-type="float" office:value="14.8044" calcext:value-type="float">
            <text:p>14.8044</text:p>
          </table:table-cell>
          <table:table-cell office:value-type="float" office:value="0.185213" calcext:value-type="float">
            <text:p>0.185213</text:p>
          </table:table-cell>
          <table:table-cell/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0.179488" calcext:value-type="float">
            <text:p>0.179488</text:p>
          </table:table-cell>
          <table:table-cell/>
        </table:table-row>
        <table:table-row table:style-name="ro1">
          <table:table-cell office:value-type="float" office:value="14.8356" calcext:value-type="float">
            <text:p>14.8356</text:p>
          </table:table-cell>
          <table:table-cell office:value-type="float" office:value="0.17366" calcext:value-type="float">
            <text:p>0.17366</text:p>
          </table:table-cell>
          <table:table-cell/>
        </table:table-row>
        <table:table-row table:style-name="ro1">
          <table:table-cell office:value-type="float" office:value="14.8512" calcext:value-type="float">
            <text:p>14.8512</text:p>
          </table:table-cell>
          <table:table-cell office:value-type="float" office:value="0.170171" calcext:value-type="float">
            <text:p>0.170171</text:p>
          </table:table-cell>
          <table:table-cell/>
        </table:table-row>
        <table:table-row table:style-name="ro1">
          <table:table-cell office:value-type="float" office:value="14.8668" calcext:value-type="float">
            <text:p>14.8668</text:p>
          </table:table-cell>
          <table:table-cell office:value-type="float" office:value="0.164484" calcext:value-type="float">
            <text:p>0.164484</text:p>
          </table:table-cell>
          <table:table-cell/>
        </table:table-row>
        <table:table-row table:style-name="ro1">
          <table:table-cell office:value-type="float" office:value="14.8824" calcext:value-type="float">
            <text:p>14.8824</text:p>
          </table:table-cell>
          <table:table-cell office:value-type="float" office:value="0.161371" calcext:value-type="float">
            <text:p>0.161371</text:p>
          </table:table-cell>
          <table:table-cell/>
        </table:table-row>
        <table:table-row table:style-name="ro1">
          <table:table-cell office:value-type="float" office:value="14.898" calcext:value-type="float">
            <text:p>14.898</text:p>
          </table:table-cell>
          <table:table-cell office:value-type="float" office:value="0.158606" calcext:value-type="float">
            <text:p>0.158606</text:p>
          </table:table-cell>
          <table:table-cell/>
        </table:table-row>
        <table:table-row table:style-name="ro1">
          <table:table-cell office:value-type="float" office:value="14.9136" calcext:value-type="float">
            <text:p>14.9136</text:p>
          </table:table-cell>
          <table:table-cell office:value-type="float" office:value="0.155321" calcext:value-type="float">
            <text:p>0.155321</text:p>
          </table:table-cell>
          <table:table-cell/>
        </table:table-row>
        <table:table-row table:style-name="ro1">
          <table:table-cell office:value-type="float" office:value="14.9292" calcext:value-type="float">
            <text:p>14.9292</text:p>
          </table:table-cell>
          <table:table-cell office:value-type="float" office:value="0.152195" calcext:value-type="float">
            <text:p>0.152195</text:p>
          </table:table-cell>
          <table:table-cell/>
        </table:table-row>
        <table:table-row table:style-name="ro1">
          <table:table-cell office:value-type="float" office:value="14.9448" calcext:value-type="float">
            <text:p>14.9448</text:p>
          </table:table-cell>
          <table:table-cell office:value-type="float" office:value="0.148944" calcext:value-type="float">
            <text:p>0.148944</text:p>
          </table:table-cell>
          <table:table-cell/>
        </table:table-row>
        <table:table-row table:style-name="ro1">
          <table:table-cell office:value-type="float" office:value="14.9604" calcext:value-type="float">
            <text:p>14.9604</text:p>
          </table:table-cell>
          <table:table-cell office:value-type="float" office:value="0.142811" calcext:value-type="float">
            <text:p>0.142811</text:p>
          </table:table-cell>
          <table:table-cell/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0.140108" calcext:value-type="float">
            <text:p>0.140108</text:p>
          </table:table-cell>
          <table:table-cell/>
        </table:table-row>
        <table:table-row table:style-name="ro1">
          <table:table-cell office:value-type="float" office:value="14.9916" calcext:value-type="float">
            <text:p>14.9916</text:p>
          </table:table-cell>
          <table:table-cell office:value-type="float" office:value="0.136807" calcext:value-type="float">
            <text:p>0.136807</text:p>
          </table:table-cell>
          <table:table-cell/>
        </table:table-row>
        <table:table-row table:style-name="ro1">
          <table:table-cell office:value-type="float" office:value="15.0072" calcext:value-type="float">
            <text:p>15.0072</text:p>
          </table:table-cell>
          <table:table-cell office:value-type="float" office:value="0.130832" calcext:value-type="float">
            <text:p>0.130832</text:p>
          </table:table-cell>
          <table:table-cell/>
        </table:table-row>
        <table:table-row table:style-name="ro1">
          <table:table-cell office:value-type="float" office:value="15.0228" calcext:value-type="float">
            <text:p>15.0228</text:p>
          </table:table-cell>
          <table:table-cell office:value-type="float" office:value="0.126131" calcext:value-type="float">
            <text:p>0.126131</text:p>
          </table:table-cell>
          <table:table-cell/>
        </table:table-row>
        <table:table-row table:style-name="ro1">
          <table:table-cell office:value-type="float" office:value="15.0384" calcext:value-type="float">
            <text:p>15.0384</text:p>
          </table:table-cell>
          <table:table-cell office:value-type="float" office:value="0.123786" calcext:value-type="float">
            <text:p>0.123786</text:p>
          </table:table-cell>
          <table:table-cell/>
        </table:table-row>
        <table:table-row table:style-name="ro1">
          <table:table-cell office:value-type="float" office:value="15.054" calcext:value-type="float">
            <text:p>15.054</text:p>
          </table:table-cell>
          <table:table-cell office:value-type="float" office:value="0.120184" calcext:value-type="float">
            <text:p>0.120184</text:p>
          </table:table-cell>
          <table:table-cell/>
        </table:table-row>
        <table:table-row table:style-name="ro1">
          <table:table-cell office:value-type="float" office:value="15.0696" calcext:value-type="float">
            <text:p>15.0696</text:p>
          </table:table-cell>
          <table:table-cell office:value-type="float" office:value="0.11738" calcext:value-type="float">
            <text:p>0.11738</text:p>
          </table:table-cell>
          <table:table-cell/>
        </table:table-row>
        <table:table-row table:style-name="ro1">
          <table:table-cell office:value-type="float" office:value="15.0852" calcext:value-type="float">
            <text:p>15.0852</text:p>
          </table:table-cell>
          <table:table-cell office:value-type="float" office:value="0.114306" calcext:value-type="float">
            <text:p>0.114306</text:p>
          </table:table-cell>
          <table:table-cell/>
        </table:table-row>
        <table:table-row table:style-name="ro1">
          <table:table-cell office:value-type="float" office:value="15.1008" calcext:value-type="float">
            <text:p>15.1008</text:p>
          </table:table-cell>
          <table:table-cell office:value-type="float" office:value="0.109296" calcext:value-type="float">
            <text:p>0.109296</text:p>
          </table:table-cell>
          <table:table-cell/>
        </table:table-row>
        <table:table-row table:style-name="ro1">
          <table:table-cell office:value-type="float" office:value="15.1164" calcext:value-type="float">
            <text:p>15.1164</text:p>
          </table:table-cell>
          <table:table-cell office:value-type="float" office:value="0.107367" calcext:value-type="float">
            <text:p>0.107367</text:p>
          </table:table-cell>
          <table:table-cell/>
        </table:table-row>
        <table:table-row table:style-name="ro1">
          <table:table-cell office:value-type="float" office:value="15.132" calcext:value-type="float">
            <text:p>15.132</text:p>
          </table:table-cell>
          <table:table-cell office:value-type="float" office:value="0.105465" calcext:value-type="float">
            <text:p>0.105465</text:p>
          </table:table-cell>
          <table:table-cell/>
        </table:table-row>
        <table:table-row table:style-name="ro1">
          <table:table-cell office:value-type="float" office:value="15.1476" calcext:value-type="float">
            <text:p>15.1476</text:p>
          </table:table-cell>
          <table:table-cell office:value-type="float" office:value="0.104099" calcext:value-type="float">
            <text:p>0.104099</text:p>
          </table:table-cell>
          <table:table-cell/>
        </table:table-row>
        <table:table-row table:style-name="ro1">
          <table:table-cell office:value-type="float" office:value="15.1632" calcext:value-type="float">
            <text:p>15.1632</text:p>
          </table:table-cell>
          <table:table-cell office:value-type="float" office:value="0.0998343" calcext:value-type="float">
            <text:p>0.0998343</text:p>
          </table:table-cell>
          <table:table-cell/>
        </table:table-row>
        <table:table-row table:style-name="ro1">
          <table:table-cell office:value-type="float" office:value="15.1788" calcext:value-type="float">
            <text:p>15.1788</text:p>
          </table:table-cell>
          <table:table-cell office:value-type="float" office:value="0.0962825" calcext:value-type="float">
            <text:p>0.0962825</text:p>
          </table:table-cell>
          <table:table-cell/>
        </table:table-row>
        <table:table-row table:style-name="ro1">
          <table:table-cell office:value-type="float" office:value="15.1944" calcext:value-type="float">
            <text:p>15.1944</text:p>
          </table:table-cell>
          <table:table-cell office:value-type="float" office:value="0.0932324" calcext:value-type="float">
            <text:p>0.0932324</text:p>
          </table:table-cell>
          <table:table-cell/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0.0904371" calcext:value-type="float">
            <text:p>0.0904371</text:p>
          </table:table-cell>
          <table:table-cell/>
        </table:table-row>
        <table:table-row table:style-name="ro1">
          <table:table-cell office:value-type="float" office:value="15.2256" calcext:value-type="float">
            <text:p>15.2256</text:p>
          </table:table-cell>
          <table:table-cell office:value-type="float" office:value="0.0881338" calcext:value-type="float">
            <text:p>0.0881338</text:p>
          </table:table-cell>
          <table:table-cell/>
        </table:table-row>
        <table:table-row table:style-name="ro1">
          <table:table-cell office:value-type="float" office:value="15.2412" calcext:value-type="float">
            <text:p>15.2412</text:p>
          </table:table-cell>
          <table:table-cell office:value-type="float" office:value="0.0851542" calcext:value-type="float">
            <text:p>0.0851542</text:p>
          </table:table-cell>
          <table:table-cell/>
        </table:table-row>
        <table:table-row table:style-name="ro1">
          <table:table-cell office:value-type="float" office:value="15.2568" calcext:value-type="float">
            <text:p>15.2568</text:p>
          </table:table-cell>
          <table:table-cell office:value-type="float" office:value="0.0824465" calcext:value-type="float">
            <text:p>0.0824465</text:p>
          </table:table-cell>
          <table:table-cell/>
        </table:table-row>
        <table:table-row table:style-name="ro1">
          <table:table-cell office:value-type="float" office:value="15.2724" calcext:value-type="float">
            <text:p>15.2724</text:p>
          </table:table-cell>
          <table:table-cell office:value-type="float" office:value="0.0803148" calcext:value-type="float">
            <text:p>0.0803148</text:p>
          </table:table-cell>
          <table:table-cell/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0.0768722" calcext:value-type="float">
            <text:p>0.0768722</text:p>
          </table:table-cell>
          <table:table-cell/>
        </table:table-row>
        <table:table-row table:style-name="ro1">
          <table:table-cell office:value-type="float" office:value="15.3036" calcext:value-type="float">
            <text:p>15.3036</text:p>
          </table:table-cell>
          <table:table-cell office:value-type="float" office:value="0.0734363" calcext:value-type="float">
            <text:p>0.0734363</text:p>
          </table:table-cell>
          <table:table-cell/>
        </table:table-row>
        <table:table-row table:style-name="ro1">
          <table:table-cell office:value-type="float" office:value="15.3192" calcext:value-type="float">
            <text:p>15.3192</text:p>
          </table:table-cell>
          <table:table-cell office:value-type="float" office:value="0.0716191" calcext:value-type="float">
            <text:p>0.0716191</text:p>
          </table:table-cell>
          <table:table-cell/>
        </table:table-row>
        <table:table-row table:style-name="ro1">
          <table:table-cell office:value-type="float" office:value="15.3348" calcext:value-type="float">
            <text:p>15.3348</text:p>
          </table:table-cell>
          <table:table-cell office:value-type="float" office:value="0.069025" calcext:value-type="float">
            <text:p>0.069025</text:p>
          </table:table-cell>
          <table:table-cell/>
        </table:table-row>
        <table:table-row table:style-name="ro1">
          <table:table-cell office:value-type="float" office:value="15.3504" calcext:value-type="float">
            <text:p>15.3504</text:p>
          </table:table-cell>
          <table:table-cell office:value-type="float" office:value="0.0683977" calcext:value-type="float">
            <text:p>0.0683977</text:p>
          </table:table-cell>
          <table:table-cell/>
        </table:table-row>
        <table:table-row table:style-name="ro1">
          <table:table-cell office:value-type="float" office:value="15.366" calcext:value-type="float">
            <text:p>15.366</text:p>
          </table:table-cell>
          <table:table-cell office:value-type="float" office:value="0.0661121" calcext:value-type="float">
            <text:p>0.0661121</text:p>
          </table:table-cell>
          <table:table-cell/>
        </table:table-row>
        <table:table-row table:style-name="ro1">
          <table:table-cell office:value-type="float" office:value="15.3816" calcext:value-type="float">
            <text:p>15.3816</text:p>
          </table:table-cell>
          <table:table-cell office:value-type="float" office:value="0.0638962" calcext:value-type="float">
            <text:p>0.0638962</text:p>
          </table:table-cell>
          <table:table-cell/>
        </table:table-row>
        <table:table-row table:style-name="ro1">
          <table:table-cell office:value-type="float" office:value="15.3972" calcext:value-type="float">
            <text:p>15.3972</text:p>
          </table:table-cell>
          <table:table-cell office:value-type="float" office:value="0.0615907" calcext:value-type="float">
            <text:p>0.0615907</text:p>
          </table:table-cell>
          <table:table-cell/>
        </table:table-row>
        <table:table-row table:style-name="ro1">
          <table:table-cell office:value-type="float" office:value="15.4128" calcext:value-type="float">
            <text:p>15.4128</text:p>
          </table:table-cell>
          <table:table-cell office:value-type="float" office:value="0.0582863" calcext:value-type="float">
            <text:p>0.0582863</text:p>
          </table:table-cell>
          <table:table-cell/>
        </table:table-row>
        <table:table-row table:style-name="ro1">
          <table:table-cell office:value-type="float" office:value="15.4284" calcext:value-type="float">
            <text:p>15.4284</text:p>
          </table:table-cell>
          <table:table-cell office:value-type="float" office:value="0.056192" calcext:value-type="float">
            <text:p>0.056192</text:p>
          </table:table-cell>
          <table:table-cell/>
        </table:table-row>
        <table:table-row table:style-name="ro1">
          <table:table-cell office:value-type="float" office:value="15.444" calcext:value-type="float">
            <text:p>15.444</text:p>
          </table:table-cell>
          <table:table-cell office:value-type="float" office:value="0.0545872" calcext:value-type="float">
            <text:p>0.0545872</text:p>
          </table:table-cell>
          <table:table-cell/>
        </table:table-row>
        <table:table-row table:style-name="ro1">
          <table:table-cell office:value-type="float" office:value="15.4596" calcext:value-type="float">
            <text:p>15.4596</text:p>
          </table:table-cell>
          <table:table-cell office:value-type="float" office:value="0.0533632" calcext:value-type="float">
            <text:p>0.0533632</text:p>
          </table:table-cell>
          <table:table-cell/>
        </table:table-row>
        <table:table-row table:style-name="ro1">
          <table:table-cell office:value-type="float" office:value="15.4752" calcext:value-type="float">
            <text:p>15.4752</text:p>
          </table:table-cell>
          <table:table-cell office:value-type="float" office:value="0.0517825" calcext:value-type="float">
            <text:p>0.0517825</text:p>
          </table:table-cell>
          <table:table-cell/>
        </table:table-row>
        <table:table-row table:style-name="ro1">
          <table:table-cell office:value-type="float" office:value="15.4908" calcext:value-type="float">
            <text:p>15.4908</text:p>
          </table:table-cell>
          <table:table-cell office:value-type="float" office:value="0.0489086" calcext:value-type="float">
            <text:p>0.0489086</text:p>
          </table:table-cell>
          <table:table-cell/>
        </table:table-row>
        <table:table-row table:style-name="ro1">
          <table:table-cell office:value-type="float" office:value="15.5064" calcext:value-type="float">
            <text:p>15.5064</text:p>
          </table:table-cell>
          <table:table-cell office:value-type="float" office:value="0.0469717" calcext:value-type="float">
            <text:p>0.0469717</text:p>
          </table:table-cell>
          <table:table-cell/>
        </table:table-row>
        <table:table-row table:style-name="ro1">
          <table:table-cell office:value-type="float" office:value="15.522" calcext:value-type="float">
            <text:p>15.522</text:p>
          </table:table-cell>
          <table:table-cell office:value-type="float" office:value="0.0442764" calcext:value-type="float">
            <text:p>0.0442764</text:p>
          </table:table-cell>
          <table:table-cell/>
        </table:table-row>
        <table:table-row table:style-name="ro1">
          <table:table-cell office:value-type="float" office:value="15.5376" calcext:value-type="float">
            <text:p>15.5376</text:p>
          </table:table-cell>
          <table:table-cell office:value-type="float" office:value="0.0426193" calcext:value-type="float">
            <text:p>0.0426193</text:p>
          </table:table-cell>
          <table:table-cell/>
        </table:table-row>
        <table:table-row table:style-name="ro1">
          <table:table-cell office:value-type="float" office:value="15.5532" calcext:value-type="float">
            <text:p>15.5532</text:p>
          </table:table-cell>
          <table:table-cell office:value-type="float" office:value="0.0405881" calcext:value-type="float">
            <text:p>0.0405881</text:p>
          </table:table-cell>
          <table:table-cell/>
        </table:table-row>
        <table:table-row table:style-name="ro1">
          <table:table-cell office:value-type="float" office:value="15.5688" calcext:value-type="float">
            <text:p>15.5688</text:p>
          </table:table-cell>
          <table:table-cell office:value-type="float" office:value="0.0378643" calcext:value-type="float">
            <text:p>0.0378643</text:p>
          </table:table-cell>
          <table:table-cell/>
        </table:table-row>
        <table:table-row table:style-name="ro1">
          <table:table-cell office:value-type="float" office:value="15.5844" calcext:value-type="float">
            <text:p>15.5844</text:p>
          </table:table-cell>
          <table:table-cell office:value-type="float" office:value="0.0366256" calcext:value-type="float">
            <text:p>0.0366256</text:p>
          </table:table-cell>
          <table:table-cell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Problem2b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lculated through code +10% change</text:p>
          </table:table-cell>
          <table:table-cell table:number-columns-repeated="2"/>
          <table:table-cell office:value-type="string" calcext:value-type="string">
            <text:p>Calculated through code -10% change</text:p>
          </table:table-cell>
          <table:table-cell/>
        </table:table-row>
        <table:table-row table:style-name="ro1">
          <table:table-cell office:value-type="string" calcext:value-type="string">
            <text:p>K_eff is 1.06505</text:p>
          </table:table-cell>
          <table:table-cell office:value-type="string" calcext:value-type="string">
            <text:p>Changed: 1.11537</text:p>
          </table:table-cell>
          <table:table-cell/>
          <table:table-cell office:value-type="string" calcext:value-type="string">
            <text:p>K_eff is 1.2629</text:p>
          </table:table-cell>
          <table:table-cell office:value-type="string" calcext:value-type="string">
            <text:p>Changed: 1.29696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Flux 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Flux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7819" calcext:value-type="float">
            <text:p>0.2778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46393" calcext:value-type="float">
            <text:p>0.246393</text:p>
          </table:table-cell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233541" calcext:value-type="float">
            <text:p>0.233541</text:p>
          </table:table-cell>
          <table:table-cell/>
          <table:table-cell office:value-type="float" office:value="0.0156" calcext:value-type="float">
            <text:p>0.0156</text:p>
          </table:table-cell>
          <table:table-cell office:value-type="float" office:value="0.210465" calcext:value-type="float">
            <text:p>0.210465</text:p>
          </table:table-cell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220872" calcext:value-type="float">
            <text:p>0.220872</text:p>
          </table:table-cell>
          <table:table-cell/>
          <table:table-cell office:value-type="float" office:value="0.0312" calcext:value-type="float">
            <text:p>0.0312</text:p>
          </table:table-cell>
          <table:table-cell office:value-type="float" office:value="0.197205" calcext:value-type="float">
            <text:p>0.197205</text:p>
          </table:table-cell>
        </table:table-row>
        <table:table-row table:style-name="ro1">
          <table:table-cell office:value-type="float" office:value="0.0468" calcext:value-type="float">
            <text:p>0.0468</text:p>
          </table:table-cell>
          <table:table-cell office:value-type="float" office:value="0.213673" calcext:value-type="float">
            <text:p>0.213673</text:p>
          </table:table-cell>
          <table:table-cell/>
          <table:table-cell office:value-type="float" office:value="0.0468" calcext:value-type="float">
            <text:p>0.0468</text:p>
          </table:table-cell>
          <table:table-cell office:value-type="float" office:value="0.192441" calcext:value-type="float">
            <text:p>0.192441</text:p>
          </table:table-cell>
        </table:table-row>
        <table:table-row table:style-name="ro1">
          <table:table-cell office:value-type="float" office:value="0.0624" calcext:value-type="float">
            <text:p>0.0624</text:p>
          </table:table-cell>
          <table:table-cell office:value-type="float" office:value="0.208761" calcext:value-type="float">
            <text:p>0.208761</text:p>
          </table:table-cell>
          <table:table-cell/>
          <table:table-cell office:value-type="float" office:value="0.0624" calcext:value-type="float">
            <text:p>0.0624</text:p>
          </table:table-cell>
          <table:table-cell office:value-type="float" office:value="0.187236" calcext:value-type="float">
            <text:p>0.187236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205658" calcext:value-type="float">
            <text:p>0.205658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85534" calcext:value-type="float">
            <text:p>0.185534</text:p>
          </table:table-cell>
        </table:table-row>
        <table:table-row table:style-name="ro1">
          <table:table-cell office:value-type="float" office:value="0.0936" calcext:value-type="float">
            <text:p>0.0936</text:p>
          </table:table-cell>
          <table:table-cell office:value-type="float" office:value="0.206879" calcext:value-type="float">
            <text:p>0.206879</text:p>
          </table:table-cell>
          <table:table-cell/>
          <table:table-cell office:value-type="float" office:value="0.0936" calcext:value-type="float">
            <text:p>0.0936</text:p>
          </table:table-cell>
          <table:table-cell office:value-type="float" office:value="0.181793" calcext:value-type="float">
            <text:p>0.181793</text:p>
          </table:table-cell>
        </table:table-row>
        <table:table-row table:style-name="ro1">
          <table:table-cell office:value-type="float" office:value="0.1092" calcext:value-type="float">
            <text:p>0.1092</text:p>
          </table:table-cell>
          <table:table-cell office:value-type="float" office:value="0.204613" calcext:value-type="float">
            <text:p>0.204613</text:p>
          </table:table-cell>
          <table:table-cell/>
          <table:table-cell office:value-type="float" office:value="0.1092" calcext:value-type="float">
            <text:p>0.1092</text:p>
          </table:table-cell>
          <table:table-cell office:value-type="float" office:value="0.180722" calcext:value-type="float">
            <text:p>0.180722</text:p>
          </table:table-cell>
        </table:table-row>
        <table:table-row table:style-name="ro1">
          <table:table-cell office:value-type="float" office:value="0.1248" calcext:value-type="float">
            <text:p>0.1248</text:p>
          </table:table-cell>
          <table:table-cell office:value-type="float" office:value="0.205618" calcext:value-type="float">
            <text:p>0.205618</text:p>
          </table:table-cell>
          <table:table-cell/>
          <table:table-cell office:value-type="float" office:value="0.1248" calcext:value-type="float">
            <text:p>0.1248</text:p>
          </table:table-cell>
          <table:table-cell office:value-type="float" office:value="0.180873" calcext:value-type="float">
            <text:p>0.180873</text:p>
          </table:table-cell>
        </table:table-row>
        <table:table-row table:style-name="ro1">
          <table:table-cell office:value-type="float" office:value="0.1404" calcext:value-type="float">
            <text:p>0.1404</text:p>
          </table:table-cell>
          <table:table-cell office:value-type="float" office:value="0.203093" calcext:value-type="float">
            <text:p>0.203093</text:p>
          </table:table-cell>
          <table:table-cell/>
          <table:table-cell office:value-type="float" office:value="0.1404" calcext:value-type="float">
            <text:p>0.1404</text:p>
          </table:table-cell>
          <table:table-cell office:value-type="float" office:value="0.181211" calcext:value-type="float">
            <text:p>0.181211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205472" calcext:value-type="float">
            <text:p>0.205472</text:p>
          </table:table-cell>
          <table:table-cell/>
          <table:table-cell office:value-type="float" office:value="0.156" calcext:value-type="float">
            <text:p>0.156</text:p>
          </table:table-cell>
          <table:table-cell office:value-type="float" office:value="0.181511" calcext:value-type="float">
            <text:p>0.181511</text:p>
          </table:table-cell>
        </table:table-row>
        <table:table-row table:style-name="ro1">
          <table:table-cell office:value-type="float" office:value="0.1716" calcext:value-type="float">
            <text:p>0.1716</text:p>
          </table:table-cell>
          <table:table-cell office:value-type="float" office:value="0.206993" calcext:value-type="float">
            <text:p>0.206993</text:p>
          </table:table-cell>
          <table:table-cell/>
          <table:table-cell office:value-type="float" office:value="0.1716" calcext:value-type="float">
            <text:p>0.1716</text:p>
          </table:table-cell>
          <table:table-cell office:value-type="float" office:value="0.180971" calcext:value-type="float">
            <text:p>0.180971</text:p>
          </table:table-cell>
        </table:table-row>
        <table:table-row table:style-name="ro1">
          <table:table-cell office:value-type="float" office:value="0.1872" calcext:value-type="float">
            <text:p>0.1872</text:p>
          </table:table-cell>
          <table:table-cell office:value-type="float" office:value="0.207792" calcext:value-type="float">
            <text:p>0.207792</text:p>
          </table:table-cell>
          <table:table-cell/>
          <table:table-cell office:value-type="float" office:value="0.1872" calcext:value-type="float">
            <text:p>0.1872</text:p>
          </table:table-cell>
          <table:table-cell office:value-type="float" office:value="0.182484" calcext:value-type="float">
            <text:p>0.182484</text:p>
          </table:table-cell>
        </table:table-row>
        <table:table-row table:style-name="ro1">
          <table:table-cell office:value-type="float" office:value="0.2028" calcext:value-type="float">
            <text:p>0.2028</text:p>
          </table:table-cell>
          <table:table-cell office:value-type="float" office:value="0.208851" calcext:value-type="float">
            <text:p>0.208851</text:p>
          </table:table-cell>
          <table:table-cell/>
          <table:table-cell office:value-type="float" office:value="0.2028" calcext:value-type="float">
            <text:p>0.2028</text:p>
          </table:table-cell>
          <table:table-cell office:value-type="float" office:value="0.181315" calcext:value-type="float">
            <text:p>0.181315</text:p>
          </table:table-cell>
        </table:table-row>
        <table:table-row table:style-name="ro1">
          <table:table-cell office:value-type="float" office:value="0.2184" calcext:value-type="float">
            <text:p>0.2184</text:p>
          </table:table-cell>
          <table:table-cell office:value-type="float" office:value="0.20828" calcext:value-type="float">
            <text:p>0.20828</text:p>
          </table:table-cell>
          <table:table-cell/>
          <table:table-cell office:value-type="float" office:value="0.2184" calcext:value-type="float">
            <text:p>0.2184</text:p>
          </table:table-cell>
          <table:table-cell office:value-type="float" office:value="0.181788" calcext:value-type="float">
            <text:p>0.181788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209911" calcext:value-type="float">
            <text:p>0.209911</text:p>
          </table:table-cell>
          <table:table-cell/>
          <table:table-cell office:value-type="float" office:value="0.234" calcext:value-type="float">
            <text:p>0.234</text:p>
          </table:table-cell>
          <table:table-cell office:value-type="float" office:value="0.180397" calcext:value-type="float">
            <text:p>0.180397</text:p>
          </table:table-cell>
        </table:table-row>
        <table:table-row table:style-name="ro1">
          <table:table-cell office:value-type="float" office:value="0.2496" calcext:value-type="float">
            <text:p>0.2496</text:p>
          </table:table-cell>
          <table:table-cell office:value-type="float" office:value="0.210871" calcext:value-type="float">
            <text:p>0.210871</text:p>
          </table:table-cell>
          <table:table-cell/>
          <table:table-cell office:value-type="float" office:value="0.2496" calcext:value-type="float">
            <text:p>0.2496</text:p>
          </table:table-cell>
          <table:table-cell office:value-type="float" office:value="0.182305" calcext:value-type="float">
            <text:p>0.182305</text:p>
          </table:table-cell>
        </table:table-row>
        <table:table-row table:style-name="ro1">
          <table:table-cell office:value-type="float" office:value="0.2652" calcext:value-type="float">
            <text:p>0.2652</text:p>
          </table:table-cell>
          <table:table-cell office:value-type="float" office:value="0.211267" calcext:value-type="float">
            <text:p>0.211267</text:p>
          </table:table-cell>
          <table:table-cell/>
          <table:table-cell office:value-type="float" office:value="0.2652" calcext:value-type="float">
            <text:p>0.2652</text:p>
          </table:table-cell>
          <table:table-cell office:value-type="float" office:value="0.183726" calcext:value-type="float">
            <text:p>0.183726</text:p>
          </table:table-cell>
        </table:table-row>
        <table:table-row table:style-name="ro1">
          <table:table-cell office:value-type="float" office:value="0.2808" calcext:value-type="float">
            <text:p>0.2808</text:p>
          </table:table-cell>
          <table:table-cell office:value-type="float" office:value="0.216389" calcext:value-type="float">
            <text:p>0.216389</text:p>
          </table:table-cell>
          <table:table-cell/>
          <table:table-cell office:value-type="float" office:value="0.2808" calcext:value-type="float">
            <text:p>0.2808</text:p>
          </table:table-cell>
          <table:table-cell office:value-type="float" office:value="0.185485" calcext:value-type="float">
            <text:p>0.185485</text:p>
          </table:table-cell>
        </table:table-row>
        <table:table-row table:style-name="ro1">
          <table:table-cell office:value-type="float" office:value="0.2964" calcext:value-type="float">
            <text:p>0.2964</text:p>
          </table:table-cell>
          <table:table-cell office:value-type="float" office:value="0.219106" calcext:value-type="float">
            <text:p>0.219106</text:p>
          </table:table-cell>
          <table:table-cell/>
          <table:table-cell office:value-type="float" office:value="0.2964" calcext:value-type="float">
            <text:p>0.2964</text:p>
          </table:table-cell>
          <table:table-cell office:value-type="float" office:value="0.188014" calcext:value-type="float">
            <text:p>0.188014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219625" calcext:value-type="float">
            <text:p>0.219625</text:p>
          </table:table-cell>
          <table:table-cell/>
          <table:table-cell office:value-type="float" office:value="0.312" calcext:value-type="float">
            <text:p>0.312</text:p>
          </table:table-cell>
          <table:table-cell office:value-type="float" office:value="0.189573" calcext:value-type="float">
            <text:p>0.189573</text:p>
          </table:table-cell>
        </table:table-row>
        <table:table-row table:style-name="ro1">
          <table:table-cell office:value-type="float" office:value="0.3276" calcext:value-type="float">
            <text:p>0.3276</text:p>
          </table:table-cell>
          <table:table-cell office:value-type="float" office:value="0.227781" calcext:value-type="float">
            <text:p>0.227781</text:p>
          </table:table-cell>
          <table:table-cell/>
          <table:table-cell office:value-type="float" office:value="0.3276" calcext:value-type="float">
            <text:p>0.3276</text:p>
          </table:table-cell>
          <table:table-cell office:value-type="float" office:value="0.194945" calcext:value-type="float">
            <text:p>0.194945</text:p>
          </table:table-cell>
        </table:table-row>
        <table:table-row table:style-name="ro1">
          <table:table-cell office:value-type="float" office:value="0.3432" calcext:value-type="float">
            <text:p>0.3432</text:p>
          </table:table-cell>
          <table:table-cell office:value-type="float" office:value="0.227763" calcext:value-type="float">
            <text:p>0.227763</text:p>
          </table:table-cell>
          <table:table-cell/>
          <table:table-cell office:value-type="float" office:value="0.3432" calcext:value-type="float">
            <text:p>0.3432</text:p>
          </table:table-cell>
          <table:table-cell office:value-type="float" office:value="0.194772" calcext:value-type="float">
            <text:p>0.194772</text:p>
          </table:table-cell>
        </table:table-row>
        <table:table-row table:style-name="ro1">
          <table:table-cell office:value-type="float" office:value="0.3588" calcext:value-type="float">
            <text:p>0.3588</text:p>
          </table:table-cell>
          <table:table-cell office:value-type="float" office:value="0.230087" calcext:value-type="float">
            <text:p>0.230087</text:p>
          </table:table-cell>
          <table:table-cell/>
          <table:table-cell office:value-type="float" office:value="0.3588" calcext:value-type="float">
            <text:p>0.3588</text:p>
          </table:table-cell>
          <table:table-cell office:value-type="float" office:value="0.197972" calcext:value-type="float">
            <text:p>0.197972</text:p>
          </table:table-cell>
        </table:table-row>
        <table:table-row table:style-name="ro1">
          <table:table-cell office:value-type="float" office:value="0.3744" calcext:value-type="float">
            <text:p>0.3744</text:p>
          </table:table-cell>
          <table:table-cell office:value-type="float" office:value="0.233242" calcext:value-type="float">
            <text:p>0.233242</text:p>
          </table:table-cell>
          <table:table-cell/>
          <table:table-cell office:value-type="float" office:value="0.3744" calcext:value-type="float">
            <text:p>0.3744</text:p>
          </table:table-cell>
          <table:table-cell office:value-type="float" office:value="0.199044" calcext:value-type="float">
            <text:p>0.19904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235904" calcext:value-type="float">
            <text:p>0.235904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201534" calcext:value-type="float">
            <text:p>0.201534</text:p>
          </table:table-cell>
        </table:table-row>
        <table:table-row table:style-name="ro1">
          <table:table-cell office:value-type="float" office:value="0.4056" calcext:value-type="float">
            <text:p>0.4056</text:p>
          </table:table-cell>
          <table:table-cell office:value-type="float" office:value="0.236887" calcext:value-type="float">
            <text:p>0.236887</text:p>
          </table:table-cell>
          <table:table-cell/>
          <table:table-cell office:value-type="float" office:value="0.4056" calcext:value-type="float">
            <text:p>0.4056</text:p>
          </table:table-cell>
          <table:table-cell office:value-type="float" office:value="0.20289" calcext:value-type="float">
            <text:p>0.20289</text:p>
          </table:table-cell>
        </table:table-row>
        <table:table-row table:style-name="ro1">
          <table:table-cell office:value-type="float" office:value="0.4212" calcext:value-type="float">
            <text:p>0.4212</text:p>
          </table:table-cell>
          <table:table-cell office:value-type="float" office:value="0.238898" calcext:value-type="float">
            <text:p>0.238898</text:p>
          </table:table-cell>
          <table:table-cell/>
          <table:table-cell office:value-type="float" office:value="0.4212" calcext:value-type="float">
            <text:p>0.4212</text:p>
          </table:table-cell>
          <table:table-cell office:value-type="float" office:value="0.204331" calcext:value-type="float">
            <text:p>0.204331</text:p>
          </table:table-cell>
        </table:table-row>
        <table:table-row table:style-name="ro1">
          <table:table-cell office:value-type="float" office:value="0.4368" calcext:value-type="float">
            <text:p>0.4368</text:p>
          </table:table-cell>
          <table:table-cell office:value-type="float" office:value="0.245141" calcext:value-type="float">
            <text:p>0.245141</text:p>
          </table:table-cell>
          <table:table-cell/>
          <table:table-cell office:value-type="float" office:value="0.4368" calcext:value-type="float">
            <text:p>0.4368</text:p>
          </table:table-cell>
          <table:table-cell office:value-type="float" office:value="0.208439" calcext:value-type="float">
            <text:p>0.208439</text:p>
          </table:table-cell>
        </table:table-row>
        <table:table-row table:style-name="ro1">
          <table:table-cell office:value-type="float" office:value="0.4524" calcext:value-type="float">
            <text:p>0.4524</text:p>
          </table:table-cell>
          <table:table-cell office:value-type="float" office:value="0.246259" calcext:value-type="float">
            <text:p>0.246259</text:p>
          </table:table-cell>
          <table:table-cell/>
          <table:table-cell office:value-type="float" office:value="0.4524" calcext:value-type="float">
            <text:p>0.4524</text:p>
          </table:table-cell>
          <table:table-cell office:value-type="float" office:value="0.209898" calcext:value-type="float">
            <text:p>0.209898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.249154" calcext:value-type="float">
            <text:p>0.249154</text:p>
          </table:table-cell>
          <table:table-cell/>
          <table:table-cell office:value-type="float" office:value="0.468" calcext:value-type="float">
            <text:p>0.468</text:p>
          </table:table-cell>
          <table:table-cell office:value-type="float" office:value="0.210721" calcext:value-type="float">
            <text:p>0.210721</text:p>
          </table:table-cell>
        </table:table-row>
        <table:table-row table:style-name="ro1">
          <table:table-cell office:value-type="float" office:value="0.4836" calcext:value-type="float">
            <text:p>0.4836</text:p>
          </table:table-cell>
          <table:table-cell office:value-type="float" office:value="0.250534" calcext:value-type="float">
            <text:p>0.250534</text:p>
          </table:table-cell>
          <table:table-cell/>
          <table:table-cell office:value-type="float" office:value="0.4836" calcext:value-type="float">
            <text:p>0.4836</text:p>
          </table:table-cell>
          <table:table-cell office:value-type="float" office:value="0.21501" calcext:value-type="float">
            <text:p>0.21501</text:p>
          </table:table-cell>
        </table:table-row>
        <table:table-row table:style-name="ro1">
          <table:table-cell office:value-type="float" office:value="0.4992" calcext:value-type="float">
            <text:p>0.4992</text:p>
          </table:table-cell>
          <table:table-cell office:value-type="float" office:value="0.258046" calcext:value-type="float">
            <text:p>0.258046</text:p>
          </table:table-cell>
          <table:table-cell/>
          <table:table-cell office:value-type="float" office:value="0.4992" calcext:value-type="float">
            <text:p>0.4992</text:p>
          </table:table-cell>
          <table:table-cell office:value-type="float" office:value="0.217711" calcext:value-type="float">
            <text:p>0.217711</text:p>
          </table:table-cell>
        </table:table-row>
        <table:table-row table:style-name="ro1">
          <table:table-cell office:value-type="float" office:value="0.5148" calcext:value-type="float">
            <text:p>0.5148</text:p>
          </table:table-cell>
          <table:table-cell office:value-type="float" office:value="0.263143" calcext:value-type="float">
            <text:p>0.263143</text:p>
          </table:table-cell>
          <table:table-cell/>
          <table:table-cell office:value-type="float" office:value="0.5148" calcext:value-type="float">
            <text:p>0.5148</text:p>
          </table:table-cell>
          <table:table-cell office:value-type="float" office:value="0.220173" calcext:value-type="float">
            <text:p>0.220173</text:p>
          </table:table-cell>
        </table:table-row>
        <table:table-row table:style-name="ro1">
          <table:table-cell office:value-type="float" office:value="0.5304" calcext:value-type="float">
            <text:p>0.5304</text:p>
          </table:table-cell>
          <table:table-cell office:value-type="float" office:value="0.268268" calcext:value-type="float">
            <text:p>0.268268</text:p>
          </table:table-cell>
          <table:table-cell/>
          <table:table-cell office:value-type="float" office:value="0.5304" calcext:value-type="float">
            <text:p>0.5304</text:p>
          </table:table-cell>
          <table:table-cell office:value-type="float" office:value="0.224363" calcext:value-type="float">
            <text:p>0.224363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.271975" calcext:value-type="float">
            <text:p>0.271975</text:p>
          </table:table-cell>
          <table:table-cell/>
          <table:table-cell office:value-type="float" office:value="0.546" calcext:value-type="float">
            <text:p>0.546</text:p>
          </table:table-cell>
          <table:table-cell office:value-type="float" office:value="0.230505" calcext:value-type="float">
            <text:p>0.230505</text:p>
          </table:table-cell>
        </table:table-row>
        <table:table-row table:style-name="ro1">
          <table:table-cell office:value-type="float" office:value="0.5616" calcext:value-type="float">
            <text:p>0.5616</text:p>
          </table:table-cell>
          <table:table-cell office:value-type="float" office:value="0.274935" calcext:value-type="float">
            <text:p>0.274935</text:p>
          </table:table-cell>
          <table:table-cell/>
          <table:table-cell office:value-type="float" office:value="0.5616" calcext:value-type="float">
            <text:p>0.5616</text:p>
          </table:table-cell>
          <table:table-cell office:value-type="float" office:value="0.232208" calcext:value-type="float">
            <text:p>0.232208</text:p>
          </table:table-cell>
        </table:table-row>
        <table:table-row table:style-name="ro1">
          <table:table-cell office:value-type="float" office:value="0.5772" calcext:value-type="float">
            <text:p>0.5772</text:p>
          </table:table-cell>
          <table:table-cell office:value-type="float" office:value="0.279723" calcext:value-type="float">
            <text:p>0.279723</text:p>
          </table:table-cell>
          <table:table-cell/>
          <table:table-cell office:value-type="float" office:value="0.5772" calcext:value-type="float">
            <text:p>0.5772</text:p>
          </table:table-cell>
          <table:table-cell office:value-type="float" office:value="0.23642" calcext:value-type="float">
            <text:p>0.23642</text:p>
          </table:table-cell>
        </table:table-row>
        <table:table-row table:style-name="ro1">
          <table:table-cell office:value-type="float" office:value="0.5928" calcext:value-type="float">
            <text:p>0.5928</text:p>
          </table:table-cell>
          <table:table-cell office:value-type="float" office:value="0.283366" calcext:value-type="float">
            <text:p>0.283366</text:p>
          </table:table-cell>
          <table:table-cell/>
          <table:table-cell office:value-type="float" office:value="0.5928" calcext:value-type="float">
            <text:p>0.5928</text:p>
          </table:table-cell>
          <table:table-cell office:value-type="float" office:value="0.238513" calcext:value-type="float">
            <text:p>0.238513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0.286601" calcext:value-type="float">
            <text:p>0.286601</text:p>
          </table:table-cell>
          <table:table-cell/>
          <table:table-cell office:value-type="float" office:value="0.6084" calcext:value-type="float">
            <text:p>0.6084</text:p>
          </table:table-cell>
          <table:table-cell office:value-type="float" office:value="0.24127" calcext:value-type="float">
            <text:p>0.24127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292477" calcext:value-type="float">
            <text:p>0.292477</text:p>
          </table:table-cell>
          <table:table-cell/>
          <table:table-cell office:value-type="float" office:value="0.624" calcext:value-type="float">
            <text:p>0.624</text:p>
          </table:table-cell>
          <table:table-cell office:value-type="float" office:value="0.245813" calcext:value-type="float">
            <text:p>0.245813</text:p>
          </table:table-cell>
        </table:table-row>
        <table:table-row table:style-name="ro1">
          <table:table-cell office:value-type="float" office:value="0.6396" calcext:value-type="float">
            <text:p>0.6396</text:p>
          </table:table-cell>
          <table:table-cell office:value-type="float" office:value="0.299011" calcext:value-type="float">
            <text:p>0.299011</text:p>
          </table:table-cell>
          <table:table-cell/>
          <table:table-cell office:value-type="float" office:value="0.6396" calcext:value-type="float">
            <text:p>0.6396</text:p>
          </table:table-cell>
          <table:table-cell office:value-type="float" office:value="0.250588" calcext:value-type="float">
            <text:p>0.250588</text:p>
          </table:table-cell>
        </table:table-row>
        <table:table-row table:style-name="ro1">
          <table:table-cell office:value-type="float" office:value="0.6552" calcext:value-type="float">
            <text:p>0.6552</text:p>
          </table:table-cell>
          <table:table-cell office:value-type="float" office:value="0.307381" calcext:value-type="float">
            <text:p>0.307381</text:p>
          </table:table-cell>
          <table:table-cell/>
          <table:table-cell office:value-type="float" office:value="0.6552" calcext:value-type="float">
            <text:p>0.6552</text:p>
          </table:table-cell>
          <table:table-cell office:value-type="float" office:value="0.251474" calcext:value-type="float">
            <text:p>0.251474</text:p>
          </table:table-cell>
        </table:table-row>
        <table:table-row table:style-name="ro1">
          <table:table-cell office:value-type="float" office:value="0.6708" calcext:value-type="float">
            <text:p>0.6708</text:p>
          </table:table-cell>
          <table:table-cell office:value-type="float" office:value="0.310594" calcext:value-type="float">
            <text:p>0.310594</text:p>
          </table:table-cell>
          <table:table-cell/>
          <table:table-cell office:value-type="float" office:value="0.6708" calcext:value-type="float">
            <text:p>0.6708</text:p>
          </table:table-cell>
          <table:table-cell office:value-type="float" office:value="0.259729" calcext:value-type="float">
            <text:p>0.259729</text:p>
          </table:table-cell>
        </table:table-row>
        <table:table-row table:style-name="ro1">
          <table:table-cell office:value-type="float" office:value="0.6864" calcext:value-type="float">
            <text:p>0.6864</text:p>
          </table:table-cell>
          <table:table-cell office:value-type="float" office:value="0.315956" calcext:value-type="float">
            <text:p>0.315956</text:p>
          </table:table-cell>
          <table:table-cell/>
          <table:table-cell office:value-type="float" office:value="0.6864" calcext:value-type="float">
            <text:p>0.6864</text:p>
          </table:table-cell>
          <table:table-cell office:value-type="float" office:value="0.265469" calcext:value-type="float">
            <text:p>0.265469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319037" calcext:value-type="float">
            <text:p>0.319037</text:p>
          </table:table-cell>
          <table:table-cell/>
          <table:table-cell office:value-type="float" office:value="0.702" calcext:value-type="float">
            <text:p>0.702</text:p>
          </table:table-cell>
          <table:table-cell office:value-type="float" office:value="0.268715" calcext:value-type="float">
            <text:p>0.268715</text:p>
          </table:table-cell>
        </table:table-row>
        <table:table-row table:style-name="ro1">
          <table:table-cell office:value-type="float" office:value="0.7176" calcext:value-type="float">
            <text:p>0.7176</text:p>
          </table:table-cell>
          <table:table-cell office:value-type="float" office:value="0.324846" calcext:value-type="float">
            <text:p>0.324846</text:p>
          </table:table-cell>
          <table:table-cell/>
          <table:table-cell office:value-type="float" office:value="0.7176" calcext:value-type="float">
            <text:p>0.7176</text:p>
          </table:table-cell>
          <table:table-cell office:value-type="float" office:value="0.272615" calcext:value-type="float">
            <text:p>0.272615</text:p>
          </table:table-cell>
        </table:table-row>
        <table:table-row table:style-name="ro1">
          <table:table-cell office:value-type="float" office:value="0.7332" calcext:value-type="float">
            <text:p>0.7332</text:p>
          </table:table-cell>
          <table:table-cell office:value-type="float" office:value="0.333374" calcext:value-type="float">
            <text:p>0.333374</text:p>
          </table:table-cell>
          <table:table-cell/>
          <table:table-cell office:value-type="float" office:value="0.7332" calcext:value-type="float">
            <text:p>0.7332</text:p>
          </table:table-cell>
          <table:table-cell office:value-type="float" office:value="0.278698" calcext:value-type="float">
            <text:p>0.278698</text:p>
          </table:table-cell>
        </table:table-row>
        <table:table-row table:style-name="ro1">
          <table:table-cell office:value-type="float" office:value="0.7488" calcext:value-type="float">
            <text:p>0.7488</text:p>
          </table:table-cell>
          <table:table-cell office:value-type="float" office:value="0.338363" calcext:value-type="float">
            <text:p>0.338363</text:p>
          </table:table-cell>
          <table:table-cell/>
          <table:table-cell office:value-type="float" office:value="0.7488" calcext:value-type="float">
            <text:p>0.7488</text:p>
          </table:table-cell>
          <table:table-cell office:value-type="float" office:value="0.283144" calcext:value-type="float">
            <text:p>0.283144</text:p>
          </table:table-cell>
        </table:table-row>
        <table:table-row table:style-name="ro1">
          <table:table-cell office:value-type="float" office:value="0.7644" calcext:value-type="float">
            <text:p>0.7644</text:p>
          </table:table-cell>
          <table:table-cell office:value-type="float" office:value="0.342805" calcext:value-type="float">
            <text:p>0.342805</text:p>
          </table:table-cell>
          <table:table-cell/>
          <table:table-cell office:value-type="float" office:value="0.7644" calcext:value-type="float">
            <text:p>0.7644</text:p>
          </table:table-cell>
          <table:table-cell office:value-type="float" office:value="0.287219" calcext:value-type="float">
            <text:p>0.28721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49497" calcext:value-type="float">
            <text:p>0.349497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291056" calcext:value-type="float">
            <text:p>0.291056</text:p>
          </table:table-cell>
        </table:table-row>
        <table:table-row table:style-name="ro1">
          <table:table-cell office:value-type="float" office:value="0.7956" calcext:value-type="float">
            <text:p>0.7956</text:p>
          </table:table-cell>
          <table:table-cell office:value-type="float" office:value="0.358975" calcext:value-type="float">
            <text:p>0.358975</text:p>
          </table:table-cell>
          <table:table-cell/>
          <table:table-cell office:value-type="float" office:value="0.7956" calcext:value-type="float">
            <text:p>0.7956</text:p>
          </table:table-cell>
          <table:table-cell office:value-type="float" office:value="0.298792" calcext:value-type="float">
            <text:p>0.298792</text:p>
          </table:table-cell>
        </table:table-row>
        <table:table-row table:style-name="ro1">
          <table:table-cell office:value-type="float" office:value="0.8112" calcext:value-type="float">
            <text:p>0.8112</text:p>
          </table:table-cell>
          <table:table-cell office:value-type="float" office:value="0.364782" calcext:value-type="float">
            <text:p>0.364782</text:p>
          </table:table-cell>
          <table:table-cell/>
          <table:table-cell office:value-type="float" office:value="0.8112" calcext:value-type="float">
            <text:p>0.8112</text:p>
          </table:table-cell>
          <table:table-cell office:value-type="float" office:value="0.304127" calcext:value-type="float">
            <text:p>0.304127</text:p>
          </table:table-cell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376024" calcext:value-type="float">
            <text:p>0.376024</text:p>
          </table:table-cell>
          <table:table-cell/>
          <table:table-cell office:value-type="float" office:value="0.8268" calcext:value-type="float">
            <text:p>0.8268</text:p>
          </table:table-cell>
          <table:table-cell office:value-type="float" office:value="0.312526" calcext:value-type="float">
            <text:p>0.312526</text:p>
          </table:table-cell>
        </table:table-row>
        <table:table-row table:style-name="ro1">
          <table:table-cell office:value-type="float" office:value="0.8424" calcext:value-type="float">
            <text:p>0.8424</text:p>
          </table:table-cell>
          <table:table-cell office:value-type="float" office:value="0.382273" calcext:value-type="float">
            <text:p>0.382273</text:p>
          </table:table-cell>
          <table:table-cell/>
          <table:table-cell office:value-type="float" office:value="0.8424" calcext:value-type="float">
            <text:p>0.8424</text:p>
          </table:table-cell>
          <table:table-cell office:value-type="float" office:value="0.318023" calcext:value-type="float">
            <text:p>0.318023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0.384253" calcext:value-type="float">
            <text:p>0.384253</text:p>
          </table:table-cell>
          <table:table-cell/>
          <table:table-cell office:value-type="float" office:value="0.858" calcext:value-type="float">
            <text:p>0.858</text:p>
          </table:table-cell>
          <table:table-cell office:value-type="float" office:value="0.324774" calcext:value-type="float">
            <text:p>0.324774</text:p>
          </table:table-cell>
        </table:table-row>
        <table:table-row table:style-name="ro1">
          <table:table-cell office:value-type="float" office:value="0.8736" calcext:value-type="float">
            <text:p>0.8736</text:p>
          </table:table-cell>
          <table:table-cell office:value-type="float" office:value="0.394048" calcext:value-type="float">
            <text:p>0.394048</text:p>
          </table:table-cell>
          <table:table-cell/>
          <table:table-cell office:value-type="float" office:value="0.8736" calcext:value-type="float">
            <text:p>0.8736</text:p>
          </table:table-cell>
          <table:table-cell office:value-type="float" office:value="0.329447" calcext:value-type="float">
            <text:p>0.329447</text:p>
          </table:table-cell>
        </table:table-row>
        <table:table-row table:style-name="ro1">
          <table:table-cell office:value-type="float" office:value="0.8892" calcext:value-type="float">
            <text:p>0.8892</text:p>
          </table:table-cell>
          <table:table-cell office:value-type="float" office:value="0.401342" calcext:value-type="float">
            <text:p>0.401342</text:p>
          </table:table-cell>
          <table:table-cell/>
          <table:table-cell office:value-type="float" office:value="0.8892" calcext:value-type="float">
            <text:p>0.8892</text:p>
          </table:table-cell>
          <table:table-cell office:value-type="float" office:value="0.335378" calcext:value-type="float">
            <text:p>0.335378</text:p>
          </table:table-cell>
        </table:table-row>
        <table:table-row table:style-name="ro1">
          <table:table-cell office:value-type="float" office:value="0.9048" calcext:value-type="float">
            <text:p>0.9048</text:p>
          </table:table-cell>
          <table:table-cell office:value-type="float" office:value="0.41145" calcext:value-type="float">
            <text:p>0.41145</text:p>
          </table:table-cell>
          <table:table-cell/>
          <table:table-cell office:value-type="float" office:value="0.9048" calcext:value-type="float">
            <text:p>0.9048</text:p>
          </table:table-cell>
          <table:table-cell office:value-type="float" office:value="0.34198" calcext:value-type="float">
            <text:p>0.34198</text:p>
          </table:table-cell>
        </table:table-row>
        <table:table-row table:style-name="ro1">
          <table:table-cell office:value-type="float" office:value="0.9204" calcext:value-type="float">
            <text:p>0.9204</text:p>
          </table:table-cell>
          <table:table-cell office:value-type="float" office:value="0.418446" calcext:value-type="float">
            <text:p>0.418446</text:p>
          </table:table-cell>
          <table:table-cell/>
          <table:table-cell office:value-type="float" office:value="0.9204" calcext:value-type="float">
            <text:p>0.9204</text:p>
          </table:table-cell>
          <table:table-cell office:value-type="float" office:value="0.346935" calcext:value-type="float">
            <text:p>0.346935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427219" calcext:value-type="float">
            <text:p>0.427219</text:p>
          </table:table-cell>
          <table:table-cell/>
          <table:table-cell office:value-type="float" office:value="0.936" calcext:value-type="float">
            <text:p>0.936</text:p>
          </table:table-cell>
          <table:table-cell office:value-type="float" office:value="0.359652" calcext:value-type="float">
            <text:p>0.359652</text:p>
          </table:table-cell>
        </table:table-row>
        <table:table-row table:style-name="ro1">
          <table:table-cell office:value-type="float" office:value="0.9516" calcext:value-type="float">
            <text:p>0.9516</text:p>
          </table:table-cell>
          <table:table-cell office:value-type="float" office:value="0.437729" calcext:value-type="float">
            <text:p>0.437729</text:p>
          </table:table-cell>
          <table:table-cell/>
          <table:table-cell office:value-type="float" office:value="0.9516" calcext:value-type="float">
            <text:p>0.9516</text:p>
          </table:table-cell>
          <table:table-cell office:value-type="float" office:value="0.364084" calcext:value-type="float">
            <text:p>0.364084</text:p>
          </table:table-cell>
        </table:table-row>
        <table:table-row table:style-name="ro1">
          <table:table-cell office:value-type="float" office:value="0.9672" calcext:value-type="float">
            <text:p>0.9672</text:p>
          </table:table-cell>
          <table:table-cell office:value-type="float" office:value="0.449717" calcext:value-type="float">
            <text:p>0.449717</text:p>
          </table:table-cell>
          <table:table-cell/>
          <table:table-cell office:value-type="float" office:value="0.9672" calcext:value-type="float">
            <text:p>0.9672</text:p>
          </table:table-cell>
          <table:table-cell office:value-type="float" office:value="0.371527" calcext:value-type="float">
            <text:p>0.371527</text:p>
          </table:table-cell>
        </table:table-row>
        <table:table-row table:style-name="ro1">
          <table:table-cell office:value-type="float" office:value="0.9828" calcext:value-type="float">
            <text:p>0.9828</text:p>
          </table:table-cell>
          <table:table-cell office:value-type="float" office:value="0.455608" calcext:value-type="float">
            <text:p>0.455608</text:p>
          </table:table-cell>
          <table:table-cell/>
          <table:table-cell office:value-type="float" office:value="0.9828" calcext:value-type="float">
            <text:p>0.9828</text:p>
          </table:table-cell>
          <table:table-cell office:value-type="float" office:value="0.381702" calcext:value-type="float">
            <text:p>0.381702</text:p>
          </table:table-cell>
        </table:table-row>
        <table:table-row table:style-name="ro1">
          <table:table-cell office:value-type="float" office:value="0.9984" calcext:value-type="float">
            <text:p>0.9984</text:p>
          </table:table-cell>
          <table:table-cell office:value-type="float" office:value="0.46591" calcext:value-type="float">
            <text:p>0.46591</text:p>
          </table:table-cell>
          <table:table-cell/>
          <table:table-cell office:value-type="float" office:value="0.9984" calcext:value-type="float">
            <text:p>0.9984</text:p>
          </table:table-cell>
          <table:table-cell office:value-type="float" office:value="0.38899" calcext:value-type="float">
            <text:p>0.38899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0.47624" calcext:value-type="float">
            <text:p>0.47624</text:p>
          </table:table-cell>
          <table:table-cell/>
          <table:table-cell office:value-type="float" office:value="1.014" calcext:value-type="float">
            <text:p>1.014</text:p>
          </table:table-cell>
          <table:table-cell office:value-type="float" office:value="0.393528" calcext:value-type="float">
            <text:p>0.393528</text:p>
          </table:table-cell>
        </table:table-row>
        <table:table-row table:style-name="ro1">
          <table:table-cell office:value-type="float" office:value="1.0296" calcext:value-type="float">
            <text:p>1.0296</text:p>
          </table:table-cell>
          <table:table-cell office:value-type="float" office:value="0.485802" calcext:value-type="float">
            <text:p>0.485802</text:p>
          </table:table-cell>
          <table:table-cell/>
          <table:table-cell office:value-type="float" office:value="1.0296" calcext:value-type="float">
            <text:p>1.0296</text:p>
          </table:table-cell>
          <table:table-cell office:value-type="float" office:value="0.396177" calcext:value-type="float">
            <text:p>0.396177</text:p>
          </table:table-cell>
        </table:table-row>
        <table:table-row table:style-name="ro1">
          <table:table-cell office:value-type="float" office:value="1.0452" calcext:value-type="float">
            <text:p>1.0452</text:p>
          </table:table-cell>
          <table:table-cell office:value-type="float" office:value="0.496359" calcext:value-type="float">
            <text:p>0.496359</text:p>
          </table:table-cell>
          <table:table-cell/>
          <table:table-cell office:value-type="float" office:value="1.0452" calcext:value-type="float">
            <text:p>1.0452</text:p>
          </table:table-cell>
          <table:table-cell office:value-type="float" office:value="0.40224" calcext:value-type="float">
            <text:p>0.40224</text:p>
          </table:table-cell>
        </table:table-row>
        <table:table-row table:style-name="ro1">
          <table:table-cell office:value-type="float" office:value="1.0608" calcext:value-type="float">
            <text:p>1.0608</text:p>
          </table:table-cell>
          <table:table-cell office:value-type="float" office:value="0.503146" calcext:value-type="float">
            <text:p>0.503146</text:p>
          </table:table-cell>
          <table:table-cell/>
          <table:table-cell office:value-type="float" office:value="1.0608" calcext:value-type="float">
            <text:p>1.0608</text:p>
          </table:table-cell>
          <table:table-cell office:value-type="float" office:value="0.414048" calcext:value-type="float">
            <text:p>0.414048</text:p>
          </table:table-cell>
        </table:table-row>
        <table:table-row table:style-name="ro1">
          <table:table-cell office:value-type="float" office:value="1.0764" calcext:value-type="float">
            <text:p>1.0764</text:p>
          </table:table-cell>
          <table:table-cell office:value-type="float" office:value="0.516266" calcext:value-type="float">
            <text:p>0.516266</text:p>
          </table:table-cell>
          <table:table-cell/>
          <table:table-cell office:value-type="float" office:value="1.0764" calcext:value-type="float">
            <text:p>1.0764</text:p>
          </table:table-cell>
          <table:table-cell office:value-type="float" office:value="0.421386" calcext:value-type="float">
            <text:p>0.421386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0.532819" calcext:value-type="float">
            <text:p>0.532819</text:p>
          </table:table-cell>
          <table:table-cell/>
          <table:table-cell office:value-type="float" office:value="1.092" calcext:value-type="float">
            <text:p>1.092</text:p>
          </table:table-cell>
          <table:table-cell office:value-type="float" office:value="0.42941" calcext:value-type="float">
            <text:p>0.42941</text:p>
          </table:table-cell>
        </table:table-row>
        <table:table-row table:style-name="ro1">
          <table:table-cell office:value-type="float" office:value="1.1076" calcext:value-type="float">
            <text:p>1.1076</text:p>
          </table:table-cell>
          <table:table-cell office:value-type="float" office:value="0.542369" calcext:value-type="float">
            <text:p>0.542369</text:p>
          </table:table-cell>
          <table:table-cell/>
          <table:table-cell office:value-type="float" office:value="1.1076" calcext:value-type="float">
            <text:p>1.1076</text:p>
          </table:table-cell>
          <table:table-cell office:value-type="float" office:value="0.442561" calcext:value-type="float">
            <text:p>0.442561</text:p>
          </table:table-cell>
        </table:table-row>
        <table:table-row table:style-name="ro1">
          <table:table-cell office:value-type="float" office:value="1.1232" calcext:value-type="float">
            <text:p>1.1232</text:p>
          </table:table-cell>
          <table:table-cell office:value-type="float" office:value="0.557238" calcext:value-type="float">
            <text:p>0.557238</text:p>
          </table:table-cell>
          <table:table-cell/>
          <table:table-cell office:value-type="float" office:value="1.1232" calcext:value-type="float">
            <text:p>1.1232</text:p>
          </table:table-cell>
          <table:table-cell office:value-type="float" office:value="0.450781" calcext:value-type="float">
            <text:p>0.450781</text:p>
          </table:table-cell>
        </table:table-row>
        <table:table-row table:style-name="ro1">
          <table:table-cell office:value-type="float" office:value="1.1388" calcext:value-type="float">
            <text:p>1.1388</text:p>
          </table:table-cell>
          <table:table-cell office:value-type="float" office:value="0.576744" calcext:value-type="float">
            <text:p>0.576744</text:p>
          </table:table-cell>
          <table:table-cell/>
          <table:table-cell office:value-type="float" office:value="1.1388" calcext:value-type="float">
            <text:p>1.1388</text:p>
          </table:table-cell>
          <table:table-cell office:value-type="float" office:value="0.465343" calcext:value-type="float">
            <text:p>0.465343</text:p>
          </table:table-cell>
        </table:table-row>
        <table:table-row table:style-name="ro1">
          <table:table-cell office:value-type="float" office:value="1.1544" calcext:value-type="float">
            <text:p>1.1544</text:p>
          </table:table-cell>
          <table:table-cell office:value-type="float" office:value="0.590971" calcext:value-type="float">
            <text:p>0.590971</text:p>
          </table:table-cell>
          <table:table-cell/>
          <table:table-cell office:value-type="float" office:value="1.1544" calcext:value-type="float">
            <text:p>1.1544</text:p>
          </table:table-cell>
          <table:table-cell office:value-type="float" office:value="0.478953" calcext:value-type="float">
            <text:p>0.47895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603742" calcext:value-type="float">
            <text:p>0.603742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497905" calcext:value-type="float">
            <text:p>0.497905</text:p>
          </table:table-cell>
        </table:table-row>
        <table:table-row table:style-name="ro1">
          <table:table-cell office:value-type="float" office:value="1.1856" calcext:value-type="float">
            <text:p>1.1856</text:p>
          </table:table-cell>
          <table:table-cell office:value-type="float" office:value="0.615291" calcext:value-type="float">
            <text:p>0.615291</text:p>
          </table:table-cell>
          <table:table-cell/>
          <table:table-cell office:value-type="float" office:value="1.1856" calcext:value-type="float">
            <text:p>1.1856</text:p>
          </table:table-cell>
          <table:table-cell office:value-type="float" office:value="0.507113" calcext:value-type="float">
            <text:p>0.507113</text:p>
          </table:table-cell>
        </table:table-row>
        <table:table-row table:style-name="ro1">
          <table:table-cell office:value-type="float" office:value="1.2012" calcext:value-type="float">
            <text:p>1.2012</text:p>
          </table:table-cell>
          <table:table-cell office:value-type="float" office:value="0.634072" calcext:value-type="float">
            <text:p>0.634072</text:p>
          </table:table-cell>
          <table:table-cell/>
          <table:table-cell office:value-type="float" office:value="1.2012" calcext:value-type="float">
            <text:p>1.2012</text:p>
          </table:table-cell>
          <table:table-cell office:value-type="float" office:value="0.514195" calcext:value-type="float">
            <text:p>0.514195</text:p>
          </table:table-cell>
        </table:table-row>
        <table:table-row table:style-name="ro1">
          <table:table-cell office:value-type="float" office:value="1.2168" calcext:value-type="float">
            <text:p>1.2168</text:p>
          </table:table-cell>
          <table:table-cell office:value-type="float" office:value="0.643777" calcext:value-type="float">
            <text:p>0.643777</text:p>
          </table:table-cell>
          <table:table-cell/>
          <table:table-cell office:value-type="float" office:value="1.2168" calcext:value-type="float">
            <text:p>1.2168</text:p>
          </table:table-cell>
          <table:table-cell office:value-type="float" office:value="0.519322" calcext:value-type="float">
            <text:p>0.519322</text:p>
          </table:table-cell>
        </table:table-row>
        <table:table-row table:style-name="ro1">
          <table:table-cell office:value-type="float" office:value="1.2324" calcext:value-type="float">
            <text:p>1.2324</text:p>
          </table:table-cell>
          <table:table-cell office:value-type="float" office:value="0.655638" calcext:value-type="float">
            <text:p>0.655638</text:p>
          </table:table-cell>
          <table:table-cell/>
          <table:table-cell office:value-type="float" office:value="1.2324" calcext:value-type="float">
            <text:p>1.2324</text:p>
          </table:table-cell>
          <table:table-cell office:value-type="float" office:value="0.53138" calcext:value-type="float">
            <text:p>0.53138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.665751" calcext:value-type="float">
            <text:p>0.665751</text:p>
          </table:table-cell>
          <table:table-cell/>
          <table:table-cell office:value-type="float" office:value="1.248" calcext:value-type="float">
            <text:p>1.248</text:p>
          </table:table-cell>
          <table:table-cell office:value-type="float" office:value="0.536045" calcext:value-type="float">
            <text:p>0.536045</text:p>
          </table:table-cell>
        </table:table-row>
        <table:table-row table:style-name="ro1">
          <table:table-cell office:value-type="float" office:value="1.2636" calcext:value-type="float">
            <text:p>1.2636</text:p>
          </table:table-cell>
          <table:table-cell office:value-type="float" office:value="0.676305" calcext:value-type="float">
            <text:p>0.676305</text:p>
          </table:table-cell>
          <table:table-cell/>
          <table:table-cell office:value-type="float" office:value="1.2636" calcext:value-type="float">
            <text:p>1.2636</text:p>
          </table:table-cell>
          <table:table-cell office:value-type="float" office:value="0.54635" calcext:value-type="float">
            <text:p>0.54635</text:p>
          </table:table-cell>
        </table:table-row>
        <table:table-row table:style-name="ro1">
          <table:table-cell office:value-type="float" office:value="1.2792" calcext:value-type="float">
            <text:p>1.2792</text:p>
          </table:table-cell>
          <table:table-cell office:value-type="float" office:value="0.682563" calcext:value-type="float">
            <text:p>0.682563</text:p>
          </table:table-cell>
          <table:table-cell/>
          <table:table-cell office:value-type="float" office:value="1.2792" calcext:value-type="float">
            <text:p>1.2792</text:p>
          </table:table-cell>
          <table:table-cell office:value-type="float" office:value="0.553215" calcext:value-type="float">
            <text:p>0.553215</text:p>
          </table:table-cell>
        </table:table-row>
        <table:table-row table:style-name="ro1">
          <table:table-cell office:value-type="float" office:value="1.2948" calcext:value-type="float">
            <text:p>1.2948</text:p>
          </table:table-cell>
          <table:table-cell office:value-type="float" office:value="0.69448" calcext:value-type="float">
            <text:p>0.69448</text:p>
          </table:table-cell>
          <table:table-cell/>
          <table:table-cell office:value-type="float" office:value="1.2948" calcext:value-type="float">
            <text:p>1.2948</text:p>
          </table:table-cell>
          <table:table-cell office:value-type="float" office:value="0.566198" calcext:value-type="float">
            <text:p>0.566198</text:p>
          </table:table-cell>
        </table:table-row>
        <table:table-row table:style-name="ro1">
          <table:table-cell office:value-type="float" office:value="1.3104" calcext:value-type="float">
            <text:p>1.3104</text:p>
          </table:table-cell>
          <table:table-cell office:value-type="float" office:value="0.704919" calcext:value-type="float">
            <text:p>0.704919</text:p>
          </table:table-cell>
          <table:table-cell/>
          <table:table-cell office:value-type="float" office:value="1.3104" calcext:value-type="float">
            <text:p>1.3104</text:p>
          </table:table-cell>
          <table:table-cell office:value-type="float" office:value="0.570972" calcext:value-type="float">
            <text:p>0.570972</text:p>
          </table:table-cell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0.714286" calcext:value-type="float">
            <text:p>0.714286</text:p>
          </table:table-cell>
          <table:table-cell/>
          <table:table-cell office:value-type="float" office:value="1.326" calcext:value-type="float">
            <text:p>1.326</text:p>
          </table:table-cell>
          <table:table-cell office:value-type="float" office:value="0.58081" calcext:value-type="float">
            <text:p>0.58081</text:p>
          </table:table-cell>
        </table:table-row>
        <table:table-row table:style-name="ro1">
          <table:table-cell office:value-type="float" office:value="1.3416" calcext:value-type="float">
            <text:p>1.3416</text:p>
          </table:table-cell>
          <table:table-cell office:value-type="float" office:value="0.723691" calcext:value-type="float">
            <text:p>0.723691</text:p>
          </table:table-cell>
          <table:table-cell/>
          <table:table-cell office:value-type="float" office:value="1.3416" calcext:value-type="float">
            <text:p>1.3416</text:p>
          </table:table-cell>
          <table:table-cell office:value-type="float" office:value="0.584452" calcext:value-type="float">
            <text:p>0.584452</text:p>
          </table:table-cell>
        </table:table-row>
        <table:table-row table:style-name="ro1">
          <table:table-cell office:value-type="float" office:value="1.3572" calcext:value-type="float">
            <text:p>1.3572</text:p>
          </table:table-cell>
          <table:table-cell office:value-type="float" office:value="0.736616" calcext:value-type="float">
            <text:p>0.736616</text:p>
          </table:table-cell>
          <table:table-cell/>
          <table:table-cell office:value-type="float" office:value="1.3572" calcext:value-type="float">
            <text:p>1.3572</text:p>
          </table:table-cell>
          <table:table-cell office:value-type="float" office:value="0.596363" calcext:value-type="float">
            <text:p>0.596363</text:p>
          </table:table-cell>
        </table:table-row>
        <table:table-row table:style-name="ro1">
          <table:table-cell office:value-type="float" office:value="1.3728" calcext:value-type="float">
            <text:p>1.3728</text:p>
          </table:table-cell>
          <table:table-cell office:value-type="float" office:value="0.751288" calcext:value-type="float">
            <text:p>0.751288</text:p>
          </table:table-cell>
          <table:table-cell/>
          <table:table-cell office:value-type="float" office:value="1.3728" calcext:value-type="float">
            <text:p>1.3728</text:p>
          </table:table-cell>
          <table:table-cell office:value-type="float" office:value="0.599949" calcext:value-type="float">
            <text:p>0.599949</text:p>
          </table:table-cell>
        </table:table-row>
        <table:table-row table:style-name="ro1">
          <table:table-cell office:value-type="float" office:value="1.3884" calcext:value-type="float">
            <text:p>1.3884</text:p>
          </table:table-cell>
          <table:table-cell office:value-type="float" office:value="0.760907" calcext:value-type="float">
            <text:p>0.760907</text:p>
          </table:table-cell>
          <table:table-cell/>
          <table:table-cell office:value-type="float" office:value="1.3884" calcext:value-type="float">
            <text:p>1.3884</text:p>
          </table:table-cell>
          <table:table-cell office:value-type="float" office:value="0.611095" calcext:value-type="float">
            <text:p>0.611095</text:p>
          </table:table-cell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0.767977" calcext:value-type="float">
            <text:p>0.767977</text:p>
          </table:table-cell>
          <table:table-cell/>
          <table:table-cell office:value-type="float" office:value="1.404" calcext:value-type="float">
            <text:p>1.404</text:p>
          </table:table-cell>
          <table:table-cell office:value-type="float" office:value="0.62031" calcext:value-type="float">
            <text:p>0.62031</text:p>
          </table:table-cell>
        </table:table-row>
        <table:table-row table:style-name="ro1">
          <table:table-cell office:value-type="float" office:value="1.4196" calcext:value-type="float">
            <text:p>1.4196</text:p>
          </table:table-cell>
          <table:table-cell office:value-type="float" office:value="0.778217" calcext:value-type="float">
            <text:p>0.778217</text:p>
          </table:table-cell>
          <table:table-cell/>
          <table:table-cell office:value-type="float" office:value="1.4196" calcext:value-type="float">
            <text:p>1.4196</text:p>
          </table:table-cell>
          <table:table-cell office:value-type="float" office:value="0.624577" calcext:value-type="float">
            <text:p>0.624577</text:p>
          </table:table-cell>
        </table:table-row>
        <table:table-row table:style-name="ro1">
          <table:table-cell office:value-type="float" office:value="1.4352" calcext:value-type="float">
            <text:p>1.4352</text:p>
          </table:table-cell>
          <table:table-cell office:value-type="float" office:value="0.786104" calcext:value-type="float">
            <text:p>0.786104</text:p>
          </table:table-cell>
          <table:table-cell/>
          <table:table-cell office:value-type="float" office:value="1.4352" calcext:value-type="float">
            <text:p>1.4352</text:p>
          </table:table-cell>
          <table:table-cell office:value-type="float" office:value="0.630271" calcext:value-type="float">
            <text:p>0.630271</text:p>
          </table:table-cell>
        </table:table-row>
        <table:table-row table:style-name="ro1">
          <table:table-cell office:value-type="float" office:value="1.4508" calcext:value-type="float">
            <text:p>1.4508</text:p>
          </table:table-cell>
          <table:table-cell office:value-type="float" office:value="0.795545" calcext:value-type="float">
            <text:p>0.795545</text:p>
          </table:table-cell>
          <table:table-cell/>
          <table:table-cell office:value-type="float" office:value="1.4508" calcext:value-type="float">
            <text:p>1.4508</text:p>
          </table:table-cell>
          <table:table-cell office:value-type="float" office:value="0.638626" calcext:value-type="float">
            <text:p>0.638626</text:p>
          </table:table-cell>
        </table:table-row>
        <table:table-row table:style-name="ro1">
          <table:table-cell office:value-type="float" office:value="1.4664" calcext:value-type="float">
            <text:p>1.4664</text:p>
          </table:table-cell>
          <table:table-cell office:value-type="float" office:value="0.803573" calcext:value-type="float">
            <text:p>0.803573</text:p>
          </table:table-cell>
          <table:table-cell/>
          <table:table-cell office:value-type="float" office:value="1.4664" calcext:value-type="float">
            <text:p>1.4664</text:p>
          </table:table-cell>
          <table:table-cell office:value-type="float" office:value="0.646592" calcext:value-type="float">
            <text:p>0.646592</text:p>
          </table:table-cell>
        </table:table-row>
        <table:table-row table:style-name="ro1">
          <table:table-cell office:value-type="float" office:value="1.482" calcext:value-type="float">
            <text:p>1.482</text:p>
          </table:table-cell>
          <table:table-cell office:value-type="float" office:value="0.812081" calcext:value-type="float">
            <text:p>0.812081</text:p>
          </table:table-cell>
          <table:table-cell/>
          <table:table-cell office:value-type="float" office:value="1.482" calcext:value-type="float">
            <text:p>1.482</text:p>
          </table:table-cell>
          <table:table-cell office:value-type="float" office:value="0.659126" calcext:value-type="float">
            <text:p>0.659126</text:p>
          </table:table-cell>
        </table:table-row>
        <table:table-row table:style-name="ro1">
          <table:table-cell office:value-type="float" office:value="1.4976" calcext:value-type="float">
            <text:p>1.4976</text:p>
          </table:table-cell>
          <table:table-cell office:value-type="float" office:value="0.824642" calcext:value-type="float">
            <text:p>0.824642</text:p>
          </table:table-cell>
          <table:table-cell/>
          <table:table-cell office:value-type="float" office:value="1.4976" calcext:value-type="float">
            <text:p>1.4976</text:p>
          </table:table-cell>
          <table:table-cell office:value-type="float" office:value="0.664132" calcext:value-type="float">
            <text:p>0.664132</text:p>
          </table:table-cell>
        </table:table-row>
        <table:table-row table:style-name="ro1">
          <table:table-cell office:value-type="float" office:value="1.5132" calcext:value-type="float">
            <text:p>1.5132</text:p>
          </table:table-cell>
          <table:table-cell office:value-type="float" office:value="0.839844" calcext:value-type="float">
            <text:p>0.839844</text:p>
          </table:table-cell>
          <table:table-cell/>
          <table:table-cell office:value-type="float" office:value="1.5132" calcext:value-type="float">
            <text:p>1.5132</text:p>
          </table:table-cell>
          <table:table-cell office:value-type="float" office:value="0.669992" calcext:value-type="float">
            <text:p>0.669992</text:p>
          </table:table-cell>
        </table:table-row>
        <table:table-row table:style-name="ro1">
          <table:table-cell office:value-type="float" office:value="1.5288" calcext:value-type="float">
            <text:p>1.5288</text:p>
          </table:table-cell>
          <table:table-cell office:value-type="float" office:value="0.850385" calcext:value-type="float">
            <text:p>0.850385</text:p>
          </table:table-cell>
          <table:table-cell/>
          <table:table-cell office:value-type="float" office:value="1.5288" calcext:value-type="float">
            <text:p>1.5288</text:p>
          </table:table-cell>
          <table:table-cell office:value-type="float" office:value="0.678792" calcext:value-type="float">
            <text:p>0.678792</text:p>
          </table:table-cell>
        </table:table-row>
        <table:table-row table:style-name="ro1">
          <table:table-cell office:value-type="float" office:value="1.5444" calcext:value-type="float">
            <text:p>1.5444</text:p>
          </table:table-cell>
          <table:table-cell office:value-type="float" office:value="0.856605" calcext:value-type="float">
            <text:p>0.856605</text:p>
          </table:table-cell>
          <table:table-cell/>
          <table:table-cell office:value-type="float" office:value="1.5444" calcext:value-type="float">
            <text:p>1.5444</text:p>
          </table:table-cell>
          <table:table-cell office:value-type="float" office:value="0.681926" calcext:value-type="float">
            <text:p>0.681926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864915" calcext:value-type="float">
            <text:p>0.864915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0.696189" calcext:value-type="float">
            <text:p>0.696189</text:p>
          </table:table-cell>
        </table:table-row>
        <table:table-row table:style-name="ro1">
          <table:table-cell office:value-type="float" office:value="1.5756" calcext:value-type="float">
            <text:p>1.5756</text:p>
          </table:table-cell>
          <table:table-cell office:value-type="float" office:value="0.873312" calcext:value-type="float">
            <text:p>0.873312</text:p>
          </table:table-cell>
          <table:table-cell/>
          <table:table-cell office:value-type="float" office:value="1.5756" calcext:value-type="float">
            <text:p>1.5756</text:p>
          </table:table-cell>
          <table:table-cell office:value-type="float" office:value="0.697861" calcext:value-type="float">
            <text:p>0.697861</text:p>
          </table:table-cell>
        </table:table-row>
        <table:table-row table:style-name="ro1">
          <table:table-cell office:value-type="float" office:value="1.5912" calcext:value-type="float">
            <text:p>1.5912</text:p>
          </table:table-cell>
          <table:table-cell office:value-type="float" office:value="0.881027" calcext:value-type="float">
            <text:p>0.881027</text:p>
          </table:table-cell>
          <table:table-cell/>
          <table:table-cell office:value-type="float" office:value="1.5912" calcext:value-type="float">
            <text:p>1.5912</text:p>
          </table:table-cell>
          <table:table-cell office:value-type="float" office:value="0.704262" calcext:value-type="float">
            <text:p>0.704262</text:p>
          </table:table-cell>
        </table:table-row>
        <table:table-row table:style-name="ro1">
          <table:table-cell office:value-type="float" office:value="1.6068" calcext:value-type="float">
            <text:p>1.6068</text:p>
          </table:table-cell>
          <table:table-cell office:value-type="float" office:value="0.889502" calcext:value-type="float">
            <text:p>0.889502</text:p>
          </table:table-cell>
          <table:table-cell/>
          <table:table-cell office:value-type="float" office:value="1.6068" calcext:value-type="float">
            <text:p>1.6068</text:p>
          </table:table-cell>
          <table:table-cell office:value-type="float" office:value="0.716227" calcext:value-type="float">
            <text:p>0.716227</text:p>
          </table:table-cell>
        </table:table-row>
        <table:table-row table:style-name="ro1">
          <table:table-cell office:value-type="float" office:value="1.6224" calcext:value-type="float">
            <text:p>1.6224</text:p>
          </table:table-cell>
          <table:table-cell office:value-type="float" office:value="0.897967" calcext:value-type="float">
            <text:p>0.897967</text:p>
          </table:table-cell>
          <table:table-cell/>
          <table:table-cell office:value-type="float" office:value="1.6224" calcext:value-type="float">
            <text:p>1.6224</text:p>
          </table:table-cell>
          <table:table-cell office:value-type="float" office:value="0.727244" calcext:value-type="float">
            <text:p>0.727244</text:p>
          </table:table-cell>
        </table:table-row>
        <table:table-row table:style-name="ro1">
          <table:table-cell office:value-type="float" office:value="1.638" calcext:value-type="float">
            <text:p>1.638</text:p>
          </table:table-cell>
          <table:table-cell office:value-type="float" office:value="0.912278" calcext:value-type="float">
            <text:p>0.912278</text:p>
          </table:table-cell>
          <table:table-cell/>
          <table:table-cell office:value-type="float" office:value="1.638" calcext:value-type="float">
            <text:p>1.638</text:p>
          </table:table-cell>
          <table:table-cell office:value-type="float" office:value="0.735353" calcext:value-type="float">
            <text:p>0.735353</text:p>
          </table:table-cell>
        </table:table-row>
        <table:table-row table:style-name="ro1">
          <table:table-cell office:value-type="float" office:value="1.6536" calcext:value-type="float">
            <text:p>1.6536</text:p>
          </table:table-cell>
          <table:table-cell office:value-type="float" office:value="0.925356" calcext:value-type="float">
            <text:p>0.925356</text:p>
          </table:table-cell>
          <table:table-cell/>
          <table:table-cell office:value-type="float" office:value="1.6536" calcext:value-type="float">
            <text:p>1.6536</text:p>
          </table:table-cell>
          <table:table-cell office:value-type="float" office:value="0.737419" calcext:value-type="float">
            <text:p>0.737419</text:p>
          </table:table-cell>
        </table:table-row>
        <table:table-row table:style-name="ro1">
          <table:table-cell office:value-type="float" office:value="1.6692" calcext:value-type="float">
            <text:p>1.6692</text:p>
          </table:table-cell>
          <table:table-cell office:value-type="float" office:value="0.933056" calcext:value-type="float">
            <text:p>0.933056</text:p>
          </table:table-cell>
          <table:table-cell/>
          <table:table-cell office:value-type="float" office:value="1.6692" calcext:value-type="float">
            <text:p>1.6692</text:p>
          </table:table-cell>
          <table:table-cell office:value-type="float" office:value="0.750362" calcext:value-type="float">
            <text:p>0.750362</text:p>
          </table:table-cell>
        </table:table-row>
        <table:table-row table:style-name="ro1">
          <table:table-cell office:value-type="float" office:value="1.6848" calcext:value-type="float">
            <text:p>1.6848</text:p>
          </table:table-cell>
          <table:table-cell office:value-type="float" office:value="0.940415" calcext:value-type="float">
            <text:p>0.940415</text:p>
          </table:table-cell>
          <table:table-cell/>
          <table:table-cell office:value-type="float" office:value="1.6848" calcext:value-type="float">
            <text:p>1.6848</text:p>
          </table:table-cell>
          <table:table-cell office:value-type="float" office:value="0.758519" calcext:value-type="float">
            <text:p>0.758519</text:p>
          </table:table-cell>
        </table:table-row>
        <table:table-row table:style-name="ro1">
          <table:table-cell office:value-type="float" office:value="1.7004" calcext:value-type="float">
            <text:p>1.7004</text:p>
          </table:table-cell>
          <table:table-cell office:value-type="float" office:value="0.943915" calcext:value-type="float">
            <text:p>0.943915</text:p>
          </table:table-cell>
          <table:table-cell/>
          <table:table-cell office:value-type="float" office:value="1.7004" calcext:value-type="float">
            <text:p>1.7004</text:p>
          </table:table-cell>
          <table:table-cell office:value-type="float" office:value="0.7634" calcext:value-type="float">
            <text:p>0.7634</text:p>
          </table:table-cell>
        </table:table-row>
        <table:table-row table:style-name="ro1">
          <table:table-cell office:value-type="float" office:value="1.716" calcext:value-type="float">
            <text:p>1.716</text:p>
          </table:table-cell>
          <table:table-cell office:value-type="float" office:value="0.952699" calcext:value-type="float">
            <text:p>0.952699</text:p>
          </table:table-cell>
          <table:table-cell/>
          <table:table-cell office:value-type="float" office:value="1.716" calcext:value-type="float">
            <text:p>1.716</text:p>
          </table:table-cell>
          <table:table-cell office:value-type="float" office:value="0.771341" calcext:value-type="float">
            <text:p>0.771341</text:p>
          </table:table-cell>
        </table:table-row>
        <table:table-row table:style-name="ro1">
          <table:table-cell office:value-type="float" office:value="1.7316" calcext:value-type="float">
            <text:p>1.7316</text:p>
          </table:table-cell>
          <table:table-cell office:value-type="float" office:value="0.96331" calcext:value-type="float">
            <text:p>0.96331</text:p>
          </table:table-cell>
          <table:table-cell/>
          <table:table-cell office:value-type="float" office:value="1.7316" calcext:value-type="float">
            <text:p>1.7316</text:p>
          </table:table-cell>
          <table:table-cell office:value-type="float" office:value="0.782685" calcext:value-type="float">
            <text:p>0.782685</text:p>
          </table:table-cell>
        </table:table-row>
        <table:table-row table:style-name="ro1">
          <table:table-cell office:value-type="float" office:value="1.7472" calcext:value-type="float">
            <text:p>1.7472</text:p>
          </table:table-cell>
          <table:table-cell office:value-type="float" office:value="0.965919" calcext:value-type="float">
            <text:p>0.965919</text:p>
          </table:table-cell>
          <table:table-cell/>
          <table:table-cell office:value-type="float" office:value="1.7472" calcext:value-type="float">
            <text:p>1.7472</text:p>
          </table:table-cell>
          <table:table-cell office:value-type="float" office:value="0.787617" calcext:value-type="float">
            <text:p>0.787617</text:p>
          </table:table-cell>
        </table:table-row>
        <table:table-row table:style-name="ro1">
          <table:table-cell office:value-type="float" office:value="1.7628" calcext:value-type="float">
            <text:p>1.7628</text:p>
          </table:table-cell>
          <table:table-cell office:value-type="float" office:value="0.973213" calcext:value-type="float">
            <text:p>0.973213</text:p>
          </table:table-cell>
          <table:table-cell/>
          <table:table-cell office:value-type="float" office:value="1.7628" calcext:value-type="float">
            <text:p>1.7628</text:p>
          </table:table-cell>
          <table:table-cell office:value-type="float" office:value="0.796149" calcext:value-type="float">
            <text:p>0.796149</text:p>
          </table:table-cell>
        </table:table-row>
        <table:table-row table:style-name="ro1">
          <table:table-cell office:value-type="float" office:value="1.7784" calcext:value-type="float">
            <text:p>1.7784</text:p>
          </table:table-cell>
          <table:table-cell office:value-type="float" office:value="0.986399" calcext:value-type="float">
            <text:p>0.986399</text:p>
          </table:table-cell>
          <table:table-cell/>
          <table:table-cell office:value-type="float" office:value="1.7784" calcext:value-type="float">
            <text:p>1.7784</text:p>
          </table:table-cell>
          <table:table-cell office:value-type="float" office:value="0.798972" calcext:value-type="float">
            <text:p>0.798972</text:p>
          </table:table-cell>
        </table:table-row>
        <table:table-row table:style-name="ro1">
          <table:table-cell office:value-type="float" office:value="1.794" calcext:value-type="float">
            <text:p>1.794</text:p>
          </table:table-cell>
          <table:table-cell office:value-type="float" office:value="0.992768" calcext:value-type="float">
            <text:p>0.992768</text:p>
          </table:table-cell>
          <table:table-cell/>
          <table:table-cell office:value-type="float" office:value="1.794" calcext:value-type="float">
            <text:p>1.794</text:p>
          </table:table-cell>
          <table:table-cell office:value-type="float" office:value="0.812377" calcext:value-type="float">
            <text:p>0.812377</text:p>
          </table:table-cell>
        </table:table-row>
        <table:table-row table:style-name="ro1">
          <table:table-cell office:value-type="float" office:value="1.8096" calcext:value-type="float">
            <text:p>1.8096</text:p>
          </table:table-cell>
          <table:table-cell office:value-type="float" office:value="1.00318" calcext:value-type="float">
            <text:p>1.00318</text:p>
          </table:table-cell>
          <table:table-cell/>
          <table:table-cell office:value-type="float" office:value="1.8096" calcext:value-type="float">
            <text:p>1.8096</text:p>
          </table:table-cell>
          <table:table-cell office:value-type="float" office:value="0.810308" calcext:value-type="float">
            <text:p>0.810308</text:p>
          </table:table-cell>
        </table:table-row>
        <table:table-row table:style-name="ro1">
          <table:table-cell office:value-type="float" office:value="1.8252" calcext:value-type="float">
            <text:p>1.8252</text:p>
          </table:table-cell>
          <table:table-cell office:value-type="float" office:value="1.01043" calcext:value-type="float">
            <text:p>1.01043</text:p>
          </table:table-cell>
          <table:table-cell/>
          <table:table-cell office:value-type="float" office:value="1.8252" calcext:value-type="float">
            <text:p>1.8252</text:p>
          </table:table-cell>
          <table:table-cell office:value-type="float" office:value="0.81779" calcext:value-type="float">
            <text:p>0.81779</text:p>
          </table:table-cell>
        </table:table-row>
        <table:table-row table:style-name="ro1">
          <table:table-cell office:value-type="float" office:value="1.8408" calcext:value-type="float">
            <text:p>1.8408</text:p>
          </table:table-cell>
          <table:table-cell office:value-type="float" office:value="1.02457" calcext:value-type="float">
            <text:p>1.02457</text:p>
          </table:table-cell>
          <table:table-cell/>
          <table:table-cell office:value-type="float" office:value="1.8408" calcext:value-type="float">
            <text:p>1.8408</text:p>
          </table:table-cell>
          <table:table-cell office:value-type="float" office:value="0.8239" calcext:value-type="float">
            <text:p>0.8239</text:p>
          </table:table-cell>
        </table:table-row>
        <table:table-row table:style-name="ro1">
          <table:table-cell office:value-type="float" office:value="1.8564" calcext:value-type="float">
            <text:p>1.8564</text:p>
          </table:table-cell>
          <table:table-cell office:value-type="float" office:value="1.02649" calcext:value-type="float">
            <text:p>1.02649</text:p>
          </table:table-cell>
          <table:table-cell/>
          <table:table-cell office:value-type="float" office:value="1.8564" calcext:value-type="float">
            <text:p>1.8564</text:p>
          </table:table-cell>
          <table:table-cell office:value-type="float" office:value="0.827816" calcext:value-type="float">
            <text:p>0.827816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1.03259" calcext:value-type="float">
            <text:p>1.03259</text:p>
          </table:table-cell>
          <table:table-cell/>
          <table:table-cell office:value-type="float" office:value="1.872" calcext:value-type="float">
            <text:p>1.872</text:p>
          </table:table-cell>
          <table:table-cell office:value-type="float" office:value="0.833776" calcext:value-type="float">
            <text:p>0.833776</text:p>
          </table:table-cell>
        </table:table-row>
        <table:table-row table:style-name="ro1">
          <table:table-cell office:value-type="float" office:value="1.8876" calcext:value-type="float">
            <text:p>1.8876</text:p>
          </table:table-cell>
          <table:table-cell office:value-type="float" office:value="1.04016" calcext:value-type="float">
            <text:p>1.04016</text:p>
          </table:table-cell>
          <table:table-cell/>
          <table:table-cell office:value-type="float" office:value="1.8876" calcext:value-type="float">
            <text:p>1.8876</text:p>
          </table:table-cell>
          <table:table-cell office:value-type="float" office:value="0.837973" calcext:value-type="float">
            <text:p>0.837973</text:p>
          </table:table-cell>
        </table:table-row>
        <table:table-row table:style-name="ro1">
          <table:table-cell office:value-type="float" office:value="1.9032" calcext:value-type="float">
            <text:p>1.9032</text:p>
          </table:table-cell>
          <table:table-cell office:value-type="float" office:value="1.04644" calcext:value-type="float">
            <text:p>1.04644</text:p>
          </table:table-cell>
          <table:table-cell/>
          <table:table-cell office:value-type="float" office:value="1.9032" calcext:value-type="float">
            <text:p>1.9032</text:p>
          </table:table-cell>
          <table:table-cell office:value-type="float" office:value="0.844134" calcext:value-type="float">
            <text:p>0.844134</text:p>
          </table:table-cell>
        </table:table-row>
        <table:table-row table:style-name="ro1">
          <table:table-cell office:value-type="float" office:value="1.9188" calcext:value-type="float">
            <text:p>1.9188</text:p>
          </table:table-cell>
          <table:table-cell office:value-type="float" office:value="1.05322" calcext:value-type="float">
            <text:p>1.05322</text:p>
          </table:table-cell>
          <table:table-cell/>
          <table:table-cell office:value-type="float" office:value="1.9188" calcext:value-type="float">
            <text:p>1.9188</text:p>
          </table:table-cell>
          <table:table-cell office:value-type="float" office:value="0.854438" calcext:value-type="float">
            <text:p>0.854438</text:p>
          </table:table-cell>
        </table:table-row>
        <table:table-row table:style-name="ro1">
          <table:table-cell office:value-type="float" office:value="1.9344" calcext:value-type="float">
            <text:p>1.9344</text:p>
          </table:table-cell>
          <table:table-cell office:value-type="float" office:value="1.06477" calcext:value-type="float">
            <text:p>1.06477</text:p>
          </table:table-cell>
          <table:table-cell/>
          <table:table-cell office:value-type="float" office:value="1.9344" calcext:value-type="float">
            <text:p>1.9344</text:p>
          </table:table-cell>
          <table:table-cell office:value-type="float" office:value="0.856646" calcext:value-type="float">
            <text:p>0.85664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.07575" calcext:value-type="float">
            <text:p>1.07575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864289" calcext:value-type="float">
            <text:p>0.864289</text:p>
          </table:table-cell>
        </table:table-row>
        <table:table-row table:style-name="ro1">
          <table:table-cell office:value-type="float" office:value="1.9656" calcext:value-type="float">
            <text:p>1.9656</text:p>
          </table:table-cell>
          <table:table-cell office:value-type="float" office:value="1.07927" calcext:value-type="float">
            <text:p>1.07927</text:p>
          </table:table-cell>
          <table:table-cell/>
          <table:table-cell office:value-type="float" office:value="1.9656" calcext:value-type="float">
            <text:p>1.9656</text:p>
          </table:table-cell>
          <table:table-cell office:value-type="float" office:value="0.872075" calcext:value-type="float">
            <text:p>0.872075</text:p>
          </table:table-cell>
        </table:table-row>
        <table:table-row table:style-name="ro1">
          <table:table-cell office:value-type="float" office:value="1.9812" calcext:value-type="float">
            <text:p>1.9812</text:p>
          </table:table-cell>
          <table:table-cell office:value-type="float" office:value="1.09371" calcext:value-type="float">
            <text:p>1.09371</text:p>
          </table:table-cell>
          <table:table-cell/>
          <table:table-cell office:value-type="float" office:value="1.9812" calcext:value-type="float">
            <text:p>1.9812</text:p>
          </table:table-cell>
          <table:table-cell office:value-type="float" office:value="0.881755" calcext:value-type="float">
            <text:p>0.881755</text:p>
          </table:table-cell>
        </table:table-row>
        <table:table-row table:style-name="ro1">
          <table:table-cell office:value-type="float" office:value="1.9968" calcext:value-type="float">
            <text:p>1.9968</text:p>
          </table:table-cell>
          <table:table-cell office:value-type="float" office:value="1.10697" calcext:value-type="float">
            <text:p>1.10697</text:p>
          </table:table-cell>
          <table:table-cell/>
          <table:table-cell office:value-type="float" office:value="1.9968" calcext:value-type="float">
            <text:p>1.9968</text:p>
          </table:table-cell>
          <table:table-cell office:value-type="float" office:value="0.892464" calcext:value-type="float">
            <text:p>0.892464</text:p>
          </table:table-cell>
        </table:table-row>
        <table:table-row table:style-name="ro1">
          <table:table-cell office:value-type="float" office:value="2.0124" calcext:value-type="float">
            <text:p>2.0124</text:p>
          </table:table-cell>
          <table:table-cell office:value-type="float" office:value="1.1067" calcext:value-type="float">
            <text:p>1.1067</text:p>
          </table:table-cell>
          <table:table-cell/>
          <table:table-cell office:value-type="float" office:value="2.0124" calcext:value-type="float">
            <text:p>2.0124</text:p>
          </table:table-cell>
          <table:table-cell office:value-type="float" office:value="0.900829" calcext:value-type="float">
            <text:p>0.900829</text:p>
          </table:table-cell>
        </table:table-row>
        <table:table-row table:style-name="ro1">
          <table:table-cell office:value-type="float" office:value="2.028" calcext:value-type="float">
            <text:p>2.028</text:p>
          </table:table-cell>
          <table:table-cell office:value-type="float" office:value="1.11143" calcext:value-type="float">
            <text:p>1.11143</text:p>
          </table:table-cell>
          <table:table-cell/>
          <table:table-cell office:value-type="float" office:value="2.028" calcext:value-type="float">
            <text:p>2.028</text:p>
          </table:table-cell>
          <table:table-cell office:value-type="float" office:value="0.90677" calcext:value-type="float">
            <text:p>0.90677</text:p>
          </table:table-cell>
        </table:table-row>
        <table:table-row table:style-name="ro1">
          <table:table-cell office:value-type="float" office:value="2.0436" calcext:value-type="float">
            <text:p>2.0436</text:p>
          </table:table-cell>
          <table:table-cell office:value-type="float" office:value="1.12206" calcext:value-type="float">
            <text:p>1.12206</text:p>
          </table:table-cell>
          <table:table-cell/>
          <table:table-cell office:value-type="float" office:value="2.0436" calcext:value-type="float">
            <text:p>2.0436</text:p>
          </table:table-cell>
          <table:table-cell office:value-type="float" office:value="0.910914" calcext:value-type="float">
            <text:p>0.910914</text:p>
          </table:table-cell>
        </table:table-row>
        <table:table-row table:style-name="ro1">
          <table:table-cell office:value-type="float" office:value="2.0592" calcext:value-type="float">
            <text:p>2.0592</text:p>
          </table:table-cell>
          <table:table-cell office:value-type="float" office:value="1.13054" calcext:value-type="float">
            <text:p>1.13054</text:p>
          </table:table-cell>
          <table:table-cell/>
          <table:table-cell office:value-type="float" office:value="2.0592" calcext:value-type="float">
            <text:p>2.0592</text:p>
          </table:table-cell>
          <table:table-cell office:value-type="float" office:value="0.920137" calcext:value-type="float">
            <text:p>0.920137</text:p>
          </table:table-cell>
        </table:table-row>
        <table:table-row table:style-name="ro1">
          <table:table-cell office:value-type="float" office:value="2.0748" calcext:value-type="float">
            <text:p>2.0748</text:p>
          </table:table-cell>
          <table:table-cell office:value-type="float" office:value="1.13612" calcext:value-type="float">
            <text:p>1.13612</text:p>
          </table:table-cell>
          <table:table-cell/>
          <table:table-cell office:value-type="float" office:value="2.0748" calcext:value-type="float">
            <text:p>2.0748</text:p>
          </table:table-cell>
          <table:table-cell office:value-type="float" office:value="0.928949" calcext:value-type="float">
            <text:p>0.928949</text:p>
          </table:table-cell>
        </table:table-row>
        <table:table-row table:style-name="ro1">
          <table:table-cell office:value-type="float" office:value="2.0904" calcext:value-type="float">
            <text:p>2.0904</text:p>
          </table:table-cell>
          <table:table-cell office:value-type="float" office:value="1.14489" calcext:value-type="float">
            <text:p>1.14489</text:p>
          </table:table-cell>
          <table:table-cell/>
          <table:table-cell office:value-type="float" office:value="2.0904" calcext:value-type="float">
            <text:p>2.0904</text:p>
          </table:table-cell>
          <table:table-cell office:value-type="float" office:value="0.932685" calcext:value-type="float">
            <text:p>0.932685</text:p>
          </table:table-cell>
        </table:table-row>
        <table:table-row table:style-name="ro1">
          <table:table-cell office:value-type="float" office:value="2.106" calcext:value-type="float">
            <text:p>2.106</text:p>
          </table:table-cell>
          <table:table-cell office:value-type="float" office:value="1.14846" calcext:value-type="float">
            <text:p>1.14846</text:p>
          </table:table-cell>
          <table:table-cell/>
          <table:table-cell office:value-type="float" office:value="2.106" calcext:value-type="float">
            <text:p>2.106</text:p>
          </table:table-cell>
          <table:table-cell office:value-type="float" office:value="0.944619" calcext:value-type="float">
            <text:p>0.944619</text:p>
          </table:table-cell>
        </table:table-row>
        <table:table-row table:style-name="ro1">
          <table:table-cell office:value-type="float" office:value="2.1216" calcext:value-type="float">
            <text:p>2.1216</text:p>
          </table:table-cell>
          <table:table-cell office:value-type="float" office:value="1.16178" calcext:value-type="float">
            <text:p>1.16178</text:p>
          </table:table-cell>
          <table:table-cell/>
          <table:table-cell office:value-type="float" office:value="2.1216" calcext:value-type="float">
            <text:p>2.1216</text:p>
          </table:table-cell>
          <table:table-cell office:value-type="float" office:value="0.958242" calcext:value-type="float">
            <text:p>0.958242</text:p>
          </table:table-cell>
        </table:table-row>
        <table:table-row table:style-name="ro1">
          <table:table-cell office:value-type="float" office:value="2.1372" calcext:value-type="float">
            <text:p>2.1372</text:p>
          </table:table-cell>
          <table:table-cell office:value-type="float" office:value="1.17471" calcext:value-type="float">
            <text:p>1.17471</text:p>
          </table:table-cell>
          <table:table-cell/>
          <table:table-cell office:value-type="float" office:value="2.1372" calcext:value-type="float">
            <text:p>2.1372</text:p>
          </table:table-cell>
          <table:table-cell office:value-type="float" office:value="0.958283" calcext:value-type="float">
            <text:p>0.958283</text:p>
          </table:table-cell>
        </table:table-row>
        <table:table-row table:style-name="ro1">
          <table:table-cell office:value-type="float" office:value="2.1528" calcext:value-type="float">
            <text:p>2.1528</text:p>
          </table:table-cell>
          <table:table-cell office:value-type="float" office:value="1.18058" calcext:value-type="float">
            <text:p>1.18058</text:p>
          </table:table-cell>
          <table:table-cell/>
          <table:table-cell office:value-type="float" office:value="2.1528" calcext:value-type="float">
            <text:p>2.1528</text:p>
          </table:table-cell>
          <table:table-cell office:value-type="float" office:value="0.966985" calcext:value-type="float">
            <text:p>0.966985</text:p>
          </table:table-cell>
        </table:table-row>
        <table:table-row table:style-name="ro1">
          <table:table-cell office:value-type="float" office:value="2.1684" calcext:value-type="float">
            <text:p>2.1684</text:p>
          </table:table-cell>
          <table:table-cell office:value-type="float" office:value="1.18989" calcext:value-type="float">
            <text:p>1.18989</text:p>
          </table:table-cell>
          <table:table-cell/>
          <table:table-cell office:value-type="float" office:value="2.1684" calcext:value-type="float">
            <text:p>2.1684</text:p>
          </table:table-cell>
          <table:table-cell office:value-type="float" office:value="0.976992" calcext:value-type="float">
            <text:p>0.976992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1.19842" calcext:value-type="float">
            <text:p>1.19842</text:p>
          </table:table-cell>
          <table:table-cell/>
          <table:table-cell office:value-type="float" office:value="2.184" calcext:value-type="float">
            <text:p>2.184</text:p>
          </table:table-cell>
          <table:table-cell office:value-type="float" office:value="0.98447" calcext:value-type="float">
            <text:p>0.98447</text:p>
          </table:table-cell>
        </table:table-row>
        <table:table-row table:style-name="ro1">
          <table:table-cell office:value-type="float" office:value="2.1996" calcext:value-type="float">
            <text:p>2.1996</text:p>
          </table:table-cell>
          <table:table-cell office:value-type="float" office:value="1.2042" calcext:value-type="float">
            <text:p>1.2042</text:p>
          </table:table-cell>
          <table:table-cell/>
          <table:table-cell office:value-type="float" office:value="2.1996" calcext:value-type="float">
            <text:p>2.1996</text:p>
          </table:table-cell>
          <table:table-cell office:value-type="float" office:value="0.98411" calcext:value-type="float">
            <text:p>0.98411</text:p>
          </table:table-cell>
        </table:table-row>
        <table:table-row table:style-name="ro1">
          <table:table-cell office:value-type="float" office:value="2.2152" calcext:value-type="float">
            <text:p>2.2152</text:p>
          </table:table-cell>
          <table:table-cell office:value-type="float" office:value="1.20911" calcext:value-type="float">
            <text:p>1.20911</text:p>
          </table:table-cell>
          <table:table-cell/>
          <table:table-cell office:value-type="float" office:value="2.2152" calcext:value-type="float">
            <text:p>2.2152</text:p>
          </table:table-cell>
          <table:table-cell office:value-type="float" office:value="0.990041" calcext:value-type="float">
            <text:p>0.990041</text:p>
          </table:table-cell>
        </table:table-row>
        <table:table-row table:style-name="ro1">
          <table:table-cell office:value-type="float" office:value="2.2308" calcext:value-type="float">
            <text:p>2.2308</text:p>
          </table:table-cell>
          <table:table-cell office:value-type="float" office:value="1.21826" calcext:value-type="float">
            <text:p>1.21826</text:p>
          </table:table-cell>
          <table:table-cell/>
          <table:table-cell office:value-type="float" office:value="2.2308" calcext:value-type="float">
            <text:p>2.2308</text:p>
          </table:table-cell>
          <table:table-cell office:value-type="float" office:value="1.00879" calcext:value-type="float">
            <text:p>1.00879</text:p>
          </table:table-cell>
        </table:table-row>
        <table:table-row table:style-name="ro1">
          <table:table-cell office:value-type="float" office:value="2.2464" calcext:value-type="float">
            <text:p>2.2464</text:p>
          </table:table-cell>
          <table:table-cell office:value-type="float" office:value="1.23007" calcext:value-type="float">
            <text:p>1.23007</text:p>
          </table:table-cell>
          <table:table-cell/>
          <table:table-cell office:value-type="float" office:value="2.2464" calcext:value-type="float">
            <text:p>2.2464</text:p>
          </table:table-cell>
          <table:table-cell office:value-type="float" office:value="1.01525" calcext:value-type="float">
            <text:p>1.01525</text:p>
          </table:table-cell>
        </table:table-row>
        <table:table-row table:style-name="ro1">
          <table:table-cell office:value-type="float" office:value="2.262" calcext:value-type="float">
            <text:p>2.262</text:p>
          </table:table-cell>
          <table:table-cell office:value-type="float" office:value="1.23728" calcext:value-type="float">
            <text:p>1.23728</text:p>
          </table:table-cell>
          <table:table-cell/>
          <table:table-cell office:value-type="float" office:value="2.262" calcext:value-type="float">
            <text:p>2.262</text:p>
          </table:table-cell>
          <table:table-cell office:value-type="float" office:value="1.02251" calcext:value-type="float">
            <text:p>1.02251</text:p>
          </table:table-cell>
        </table:table-row>
        <table:table-row table:style-name="ro1">
          <table:table-cell office:value-type="float" office:value="2.2776" calcext:value-type="float">
            <text:p>2.2776</text:p>
          </table:table-cell>
          <table:table-cell office:value-type="float" office:value="1.24556" calcext:value-type="float">
            <text:p>1.24556</text:p>
          </table:table-cell>
          <table:table-cell/>
          <table:table-cell office:value-type="float" office:value="2.2776" calcext:value-type="float">
            <text:p>2.2776</text:p>
          </table:table-cell>
          <table:table-cell office:value-type="float" office:value="1.0267" calcext:value-type="float">
            <text:p>1.0267</text:p>
          </table:table-cell>
        </table:table-row>
        <table:table-row table:style-name="ro1">
          <table:table-cell office:value-type="float" office:value="2.2932" calcext:value-type="float">
            <text:p>2.2932</text:p>
          </table:table-cell>
          <table:table-cell office:value-type="float" office:value="1.25242" calcext:value-type="float">
            <text:p>1.25242</text:p>
          </table:table-cell>
          <table:table-cell/>
          <table:table-cell office:value-type="float" office:value="2.2932" calcext:value-type="float">
            <text:p>2.2932</text:p>
          </table:table-cell>
          <table:table-cell office:value-type="float" office:value="1.02917" calcext:value-type="float">
            <text:p>1.02917</text:p>
          </table:table-cell>
        </table:table-row>
        <table:table-row table:style-name="ro1">
          <table:table-cell office:value-type="float" office:value="2.3088" calcext:value-type="float">
            <text:p>2.3088</text:p>
          </table:table-cell>
          <table:table-cell office:value-type="float" office:value="1.25242" calcext:value-type="float">
            <text:p>1.25242</text:p>
          </table:table-cell>
          <table:table-cell/>
          <table:table-cell office:value-type="float" office:value="2.3088" calcext:value-type="float">
            <text:p>2.3088</text:p>
          </table:table-cell>
          <table:table-cell office:value-type="float" office:value="1.03835" calcext:value-type="float">
            <text:p>1.03835</text:p>
          </table:table-cell>
        </table:table-row>
        <table:table-row table:style-name="ro1">
          <table:table-cell office:value-type="float" office:value="2.3244" calcext:value-type="float">
            <text:p>2.3244</text:p>
          </table:table-cell>
          <table:table-cell office:value-type="float" office:value="1.26227" calcext:value-type="float">
            <text:p>1.26227</text:p>
          </table:table-cell>
          <table:table-cell/>
          <table:table-cell office:value-type="float" office:value="2.3244" calcext:value-type="float">
            <text:p>2.3244</text:p>
          </table:table-cell>
          <table:table-cell office:value-type="float" office:value="1.04963" calcext:value-type="float">
            <text:p>1.04963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27182" calcext:value-type="float">
            <text:p>1.27182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1.05038" calcext:value-type="float">
            <text:p>1.05038</text:p>
          </table:table-cell>
        </table:table-row>
        <table:table-row table:style-name="ro1">
          <table:table-cell office:value-type="float" office:value="2.3556" calcext:value-type="float">
            <text:p>2.3556</text:p>
          </table:table-cell>
          <table:table-cell office:value-type="float" office:value="1.28132" calcext:value-type="float">
            <text:p>1.28132</text:p>
          </table:table-cell>
          <table:table-cell/>
          <table:table-cell office:value-type="float" office:value="2.3556" calcext:value-type="float">
            <text:p>2.3556</text:p>
          </table:table-cell>
          <table:table-cell office:value-type="float" office:value="1.06292" calcext:value-type="float">
            <text:p>1.06292</text:p>
          </table:table-cell>
        </table:table-row>
        <table:table-row table:style-name="ro1">
          <table:table-cell office:value-type="float" office:value="2.3712" calcext:value-type="float">
            <text:p>2.3712</text:p>
          </table:table-cell>
          <table:table-cell office:value-type="float" office:value="1.28187" calcext:value-type="float">
            <text:p>1.28187</text:p>
          </table:table-cell>
          <table:table-cell/>
          <table:table-cell office:value-type="float" office:value="2.3712" calcext:value-type="float">
            <text:p>2.3712</text:p>
          </table:table-cell>
          <table:table-cell office:value-type="float" office:value="1.05851" calcext:value-type="float">
            <text:p>1.05851</text:p>
          </table:table-cell>
        </table:table-row>
        <table:table-row table:style-name="ro1">
          <table:table-cell office:value-type="float" office:value="2.3868" calcext:value-type="float">
            <text:p>2.3868</text:p>
          </table:table-cell>
          <table:table-cell office:value-type="float" office:value="1.29502" calcext:value-type="float">
            <text:p>1.29502</text:p>
          </table:table-cell>
          <table:table-cell/>
          <table:table-cell office:value-type="float" office:value="2.3868" calcext:value-type="float">
            <text:p>2.3868</text:p>
          </table:table-cell>
          <table:table-cell office:value-type="float" office:value="1.06622" calcext:value-type="float">
            <text:p>1.06622</text:p>
          </table:table-cell>
        </table:table-row>
        <table:table-row table:style-name="ro1">
          <table:table-cell office:value-type="float" office:value="2.4024" calcext:value-type="float">
            <text:p>2.4024</text:p>
          </table:table-cell>
          <table:table-cell office:value-type="float" office:value="1.29661" calcext:value-type="float">
            <text:p>1.29661</text:p>
          </table:table-cell>
          <table:table-cell/>
          <table:table-cell office:value-type="float" office:value="2.4024" calcext:value-type="float">
            <text:p>2.4024</text:p>
          </table:table-cell>
          <table:table-cell office:value-type="float" office:value="1.07579" calcext:value-type="float">
            <text:p>1.07579</text:p>
          </table:table-cell>
        </table:table-row>
        <table:table-row table:style-name="ro1">
          <table:table-cell office:value-type="float" office:value="2.418" calcext:value-type="float">
            <text:p>2.418</text:p>
          </table:table-cell>
          <table:table-cell office:value-type="float" office:value="1.31279" calcext:value-type="float">
            <text:p>1.31279</text:p>
          </table:table-cell>
          <table:table-cell/>
          <table:table-cell office:value-type="float" office:value="2.418" calcext:value-type="float">
            <text:p>2.418</text:p>
          </table:table-cell>
          <table:table-cell office:value-type="float" office:value="1.08252" calcext:value-type="float">
            <text:p>1.08252</text:p>
          </table:table-cell>
        </table:table-row>
        <table:table-row table:style-name="ro1">
          <table:table-cell office:value-type="float" office:value="2.4336" calcext:value-type="float">
            <text:p>2.4336</text:p>
          </table:table-cell>
          <table:table-cell office:value-type="float" office:value="1.31321" calcext:value-type="float">
            <text:p>1.31321</text:p>
          </table:table-cell>
          <table:table-cell/>
          <table:table-cell office:value-type="float" office:value="2.4336" calcext:value-type="float">
            <text:p>2.4336</text:p>
          </table:table-cell>
          <table:table-cell office:value-type="float" office:value="1.08715" calcext:value-type="float">
            <text:p>1.08715</text:p>
          </table:table-cell>
        </table:table-row>
        <table:table-row table:style-name="ro1">
          <table:table-cell office:value-type="float" office:value="2.4492" calcext:value-type="float">
            <text:p>2.4492</text:p>
          </table:table-cell>
          <table:table-cell office:value-type="float" office:value="1.31756" calcext:value-type="float">
            <text:p>1.31756</text:p>
          </table:table-cell>
          <table:table-cell/>
          <table:table-cell office:value-type="float" office:value="2.4492" calcext:value-type="float">
            <text:p>2.4492</text:p>
          </table:table-cell>
          <table:table-cell office:value-type="float" office:value="1.09813" calcext:value-type="float">
            <text:p>1.09813</text:p>
          </table:table-cell>
        </table:table-row>
        <table:table-row table:style-name="ro1">
          <table:table-cell office:value-type="float" office:value="2.4648" calcext:value-type="float">
            <text:p>2.4648</text:p>
          </table:table-cell>
          <table:table-cell office:value-type="float" office:value="1.32128" calcext:value-type="float">
            <text:p>1.32128</text:p>
          </table:table-cell>
          <table:table-cell/>
          <table:table-cell office:value-type="float" office:value="2.4648" calcext:value-type="float">
            <text:p>2.4648</text:p>
          </table:table-cell>
          <table:table-cell office:value-type="float" office:value="1.10314" calcext:value-type="float">
            <text:p>1.10314</text:p>
          </table:table-cell>
        </table:table-row>
        <table:table-row table:style-name="ro1">
          <table:table-cell office:value-type="float" office:value="2.4804" calcext:value-type="float">
            <text:p>2.4804</text:p>
          </table:table-cell>
          <table:table-cell office:value-type="float" office:value="1.33129" calcext:value-type="float">
            <text:p>1.33129</text:p>
          </table:table-cell>
          <table:table-cell/>
          <table:table-cell office:value-type="float" office:value="2.4804" calcext:value-type="float">
            <text:p>2.4804</text:p>
          </table:table-cell>
          <table:table-cell office:value-type="float" office:value="1.10947" calcext:value-type="float">
            <text:p>1.10947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1.34215" calcext:value-type="float">
            <text:p>1.34215</text:p>
          </table:table-cell>
          <table:table-cell/>
          <table:table-cell office:value-type="float" office:value="2.496" calcext:value-type="float">
            <text:p>2.496</text:p>
          </table:table-cell>
          <table:table-cell office:value-type="float" office:value="1.11642" calcext:value-type="float">
            <text:p>1.11642</text:p>
          </table:table-cell>
        </table:table-row>
        <table:table-row table:style-name="ro1">
          <table:table-cell office:value-type="float" office:value="2.5116" calcext:value-type="float">
            <text:p>2.5116</text:p>
          </table:table-cell>
          <table:table-cell office:value-type="float" office:value="1.33986" calcext:value-type="float">
            <text:p>1.33986</text:p>
          </table:table-cell>
          <table:table-cell/>
          <table:table-cell office:value-type="float" office:value="2.5116" calcext:value-type="float">
            <text:p>2.5116</text:p>
          </table:table-cell>
          <table:table-cell office:value-type="float" office:value="1.12969" calcext:value-type="float">
            <text:p>1.12969</text:p>
          </table:table-cell>
        </table:table-row>
        <table:table-row table:style-name="ro1">
          <table:table-cell office:value-type="float" office:value="2.5272" calcext:value-type="float">
            <text:p>2.5272</text:p>
          </table:table-cell>
          <table:table-cell office:value-type="float" office:value="1.3479" calcext:value-type="float">
            <text:p>1.3479</text:p>
          </table:table-cell>
          <table:table-cell/>
          <table:table-cell office:value-type="float" office:value="2.5272" calcext:value-type="float">
            <text:p>2.5272</text:p>
          </table:table-cell>
          <table:table-cell office:value-type="float" office:value="1.12993" calcext:value-type="float">
            <text:p>1.12993</text:p>
          </table:table-cell>
        </table:table-row>
        <table:table-row table:style-name="ro1">
          <table:table-cell office:value-type="float" office:value="2.5428" calcext:value-type="float">
            <text:p>2.5428</text:p>
          </table:table-cell>
          <table:table-cell office:value-type="float" office:value="1.34462" calcext:value-type="float">
            <text:p>1.34462</text:p>
          </table:table-cell>
          <table:table-cell/>
          <table:table-cell office:value-type="float" office:value="2.5428" calcext:value-type="float">
            <text:p>2.5428</text:p>
          </table:table-cell>
          <table:table-cell office:value-type="float" office:value="1.13707" calcext:value-type="float">
            <text:p>1.13707</text:p>
          </table:table-cell>
        </table:table-row>
        <table:table-row table:style-name="ro1">
          <table:table-cell office:value-type="float" office:value="2.5584" calcext:value-type="float">
            <text:p>2.5584</text:p>
          </table:table-cell>
          <table:table-cell office:value-type="float" office:value="1.34696" calcext:value-type="float">
            <text:p>1.34696</text:p>
          </table:table-cell>
          <table:table-cell/>
          <table:table-cell office:value-type="float" office:value="2.5584" calcext:value-type="float">
            <text:p>2.5584</text:p>
          </table:table-cell>
          <table:table-cell office:value-type="float" office:value="1.1418" calcext:value-type="float">
            <text:p>1.1418</text:p>
          </table:table-cell>
        </table:table-row>
        <table:table-row table:style-name="ro1">
          <table:table-cell office:value-type="float" office:value="2.574" calcext:value-type="float">
            <text:p>2.574</text:p>
          </table:table-cell>
          <table:table-cell office:value-type="float" office:value="1.36471" calcext:value-type="float">
            <text:p>1.36471</text:p>
          </table:table-cell>
          <table:table-cell/>
          <table:table-cell office:value-type="float" office:value="2.574" calcext:value-type="float">
            <text:p>2.574</text:p>
          </table:table-cell>
          <table:table-cell office:value-type="float" office:value="1.15115" calcext:value-type="float">
            <text:p>1.15115</text:p>
          </table:table-cell>
        </table:table-row>
        <table:table-row table:style-name="ro1">
          <table:table-cell office:value-type="float" office:value="2.5896" calcext:value-type="float">
            <text:p>2.5896</text:p>
          </table:table-cell>
          <table:table-cell office:value-type="float" office:value="1.36604" calcext:value-type="float">
            <text:p>1.36604</text:p>
          </table:table-cell>
          <table:table-cell/>
          <table:table-cell office:value-type="float" office:value="2.5896" calcext:value-type="float">
            <text:p>2.5896</text:p>
          </table:table-cell>
          <table:table-cell office:value-type="float" office:value="1.15758" calcext:value-type="float">
            <text:p>1.15758</text:p>
          </table:table-cell>
        </table:table-row>
        <table:table-row table:style-name="ro1">
          <table:table-cell office:value-type="float" office:value="2.6052" calcext:value-type="float">
            <text:p>2.6052</text:p>
          </table:table-cell>
          <table:table-cell office:value-type="float" office:value="1.3708" calcext:value-type="float">
            <text:p>1.3708</text:p>
          </table:table-cell>
          <table:table-cell/>
          <table:table-cell office:value-type="float" office:value="2.6052" calcext:value-type="float">
            <text:p>2.6052</text:p>
          </table:table-cell>
          <table:table-cell office:value-type="float" office:value="1.15939" calcext:value-type="float">
            <text:p>1.15939</text:p>
          </table:table-cell>
        </table:table-row>
        <table:table-row table:style-name="ro1">
          <table:table-cell office:value-type="float" office:value="2.6208" calcext:value-type="float">
            <text:p>2.6208</text:p>
          </table:table-cell>
          <table:table-cell office:value-type="float" office:value="1.37206" calcext:value-type="float">
            <text:p>1.37206</text:p>
          </table:table-cell>
          <table:table-cell/>
          <table:table-cell office:value-type="float" office:value="2.6208" calcext:value-type="float">
            <text:p>2.6208</text:p>
          </table:table-cell>
          <table:table-cell office:value-type="float" office:value="1.16629" calcext:value-type="float">
            <text:p>1.16629</text:p>
          </table:table-cell>
        </table:table-row>
        <table:table-row table:style-name="ro1">
          <table:table-cell office:value-type="float" office:value="2.6364" calcext:value-type="float">
            <text:p>2.6364</text:p>
          </table:table-cell>
          <table:table-cell office:value-type="float" office:value="1.38147" calcext:value-type="float">
            <text:p>1.38147</text:p>
          </table:table-cell>
          <table:table-cell/>
          <table:table-cell office:value-type="float" office:value="2.6364" calcext:value-type="float">
            <text:p>2.6364</text:p>
          </table:table-cell>
          <table:table-cell office:value-type="float" office:value="1.18243" calcext:value-type="float">
            <text:p>1.18243</text:p>
          </table:table-cell>
        </table:table-row>
        <table:table-row table:style-name="ro1">
          <table:table-cell office:value-type="float" office:value="2.652" calcext:value-type="float">
            <text:p>2.652</text:p>
          </table:table-cell>
          <table:table-cell office:value-type="float" office:value="1.38536" calcext:value-type="float">
            <text:p>1.38536</text:p>
          </table:table-cell>
          <table:table-cell/>
          <table:table-cell office:value-type="float" office:value="2.652" calcext:value-type="float">
            <text:p>2.652</text:p>
          </table:table-cell>
          <table:table-cell office:value-type="float" office:value="1.18443" calcext:value-type="float">
            <text:p>1.18443</text:p>
          </table:table-cell>
        </table:table-row>
        <table:table-row table:style-name="ro1">
          <table:table-cell office:value-type="float" office:value="2.6676" calcext:value-type="float">
            <text:p>2.6676</text:p>
          </table:table-cell>
          <table:table-cell office:value-type="float" office:value="1.39195" calcext:value-type="float">
            <text:p>1.39195</text:p>
          </table:table-cell>
          <table:table-cell/>
          <table:table-cell office:value-type="float" office:value="2.6676" calcext:value-type="float">
            <text:p>2.6676</text:p>
          </table:table-cell>
          <table:table-cell office:value-type="float" office:value="1.1902" calcext:value-type="float">
            <text:p>1.1902</text:p>
          </table:table-cell>
        </table:table-row>
        <table:table-row table:style-name="ro1">
          <table:table-cell office:value-type="float" office:value="2.6832" calcext:value-type="float">
            <text:p>2.6832</text:p>
          </table:table-cell>
          <table:table-cell office:value-type="float" office:value="1.40149" calcext:value-type="float">
            <text:p>1.40149</text:p>
          </table:table-cell>
          <table:table-cell/>
          <table:table-cell office:value-type="float" office:value="2.6832" calcext:value-type="float">
            <text:p>2.6832</text:p>
          </table:table-cell>
          <table:table-cell office:value-type="float" office:value="1.20438" calcext:value-type="float">
            <text:p>1.20438</text:p>
          </table:table-cell>
        </table:table-row>
        <table:table-row table:style-name="ro1">
          <table:table-cell office:value-type="float" office:value="2.6988" calcext:value-type="float">
            <text:p>2.6988</text:p>
          </table:table-cell>
          <table:table-cell office:value-type="float" office:value="1.40859" calcext:value-type="float">
            <text:p>1.40859</text:p>
          </table:table-cell>
          <table:table-cell/>
          <table:table-cell office:value-type="float" office:value="2.6988" calcext:value-type="float">
            <text:p>2.6988</text:p>
          </table:table-cell>
          <table:table-cell office:value-type="float" office:value="1.20579" calcext:value-type="float">
            <text:p>1.20579</text:p>
          </table:table-cell>
        </table:table-row>
        <table:table-row table:style-name="ro1">
          <table:table-cell office:value-type="float" office:value="2.7144" calcext:value-type="float">
            <text:p>2.7144</text:p>
          </table:table-cell>
          <table:table-cell office:value-type="float" office:value="1.40893" calcext:value-type="float">
            <text:p>1.40893</text:p>
          </table:table-cell>
          <table:table-cell/>
          <table:table-cell office:value-type="float" office:value="2.7144" calcext:value-type="float">
            <text:p>2.7144</text:p>
          </table:table-cell>
          <table:table-cell office:value-type="float" office:value="1.207" calcext:value-type="float">
            <text:p>1.207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.41361" calcext:value-type="float">
            <text:p>1.41361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1.22235" calcext:value-type="float">
            <text:p>1.22235</text:p>
          </table:table-cell>
        </table:table-row>
        <table:table-row table:style-name="ro1">
          <table:table-cell office:value-type="float" office:value="2.7456" calcext:value-type="float">
            <text:p>2.7456</text:p>
          </table:table-cell>
          <table:table-cell office:value-type="float" office:value="1.42319" calcext:value-type="float">
            <text:p>1.42319</text:p>
          </table:table-cell>
          <table:table-cell/>
          <table:table-cell office:value-type="float" office:value="2.7456" calcext:value-type="float">
            <text:p>2.7456</text:p>
          </table:table-cell>
          <table:table-cell office:value-type="float" office:value="1.23286" calcext:value-type="float">
            <text:p>1.23286</text:p>
          </table:table-cell>
        </table:table-row>
        <table:table-row table:style-name="ro1">
          <table:table-cell office:value-type="float" office:value="2.7612" calcext:value-type="float">
            <text:p>2.7612</text:p>
          </table:table-cell>
          <table:table-cell office:value-type="float" office:value="1.4313" calcext:value-type="float">
            <text:p>1.4313</text:p>
          </table:table-cell>
          <table:table-cell/>
          <table:table-cell office:value-type="float" office:value="2.7612" calcext:value-type="float">
            <text:p>2.7612</text:p>
          </table:table-cell>
          <table:table-cell office:value-type="float" office:value="1.23446" calcext:value-type="float">
            <text:p>1.23446</text:p>
          </table:table-cell>
        </table:table-row>
        <table:table-row table:style-name="ro1">
          <table:table-cell office:value-type="float" office:value="2.7768" calcext:value-type="float">
            <text:p>2.7768</text:p>
          </table:table-cell>
          <table:table-cell office:value-type="float" office:value="1.43598" calcext:value-type="float">
            <text:p>1.43598</text:p>
          </table:table-cell>
          <table:table-cell/>
          <table:table-cell office:value-type="float" office:value="2.7768" calcext:value-type="float">
            <text:p>2.7768</text:p>
          </table:table-cell>
          <table:table-cell office:value-type="float" office:value="1.23432" calcext:value-type="float">
            <text:p>1.23432</text:p>
          </table:table-cell>
        </table:table-row>
        <table:table-row table:style-name="ro1">
          <table:table-cell office:value-type="float" office:value="2.7924" calcext:value-type="float">
            <text:p>2.7924</text:p>
          </table:table-cell>
          <table:table-cell office:value-type="float" office:value="1.44055" calcext:value-type="float">
            <text:p>1.44055</text:p>
          </table:table-cell>
          <table:table-cell/>
          <table:table-cell office:value-type="float" office:value="2.7924" calcext:value-type="float">
            <text:p>2.7924</text:p>
          </table:table-cell>
          <table:table-cell office:value-type="float" office:value="1.24143" calcext:value-type="float">
            <text:p>1.24143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1.45169" calcext:value-type="float">
            <text:p>1.45169</text:p>
          </table:table-cell>
          <table:table-cell/>
          <table:table-cell office:value-type="float" office:value="2.808" calcext:value-type="float">
            <text:p>2.808</text:p>
          </table:table-cell>
          <table:table-cell office:value-type="float" office:value="1.24447" calcext:value-type="float">
            <text:p>1.24447</text:p>
          </table:table-cell>
        </table:table-row>
        <table:table-row table:style-name="ro1">
          <table:table-cell office:value-type="float" office:value="2.8236" calcext:value-type="float">
            <text:p>2.8236</text:p>
          </table:table-cell>
          <table:table-cell office:value-type="float" office:value="1.45447" calcext:value-type="float">
            <text:p>1.45447</text:p>
          </table:table-cell>
          <table:table-cell/>
          <table:table-cell office:value-type="float" office:value="2.8236" calcext:value-type="float">
            <text:p>2.8236</text:p>
          </table:table-cell>
          <table:table-cell office:value-type="float" office:value="1.25513" calcext:value-type="float">
            <text:p>1.25513</text:p>
          </table:table-cell>
        </table:table-row>
        <table:table-row table:style-name="ro1">
          <table:table-cell office:value-type="float" office:value="2.8392" calcext:value-type="float">
            <text:p>2.8392</text:p>
          </table:table-cell>
          <table:table-cell office:value-type="float" office:value="1.4609" calcext:value-type="float">
            <text:p>1.4609</text:p>
          </table:table-cell>
          <table:table-cell/>
          <table:table-cell office:value-type="float" office:value="2.8392" calcext:value-type="float">
            <text:p>2.8392</text:p>
          </table:table-cell>
          <table:table-cell office:value-type="float" office:value="1.26931" calcext:value-type="float">
            <text:p>1.26931</text:p>
          </table:table-cell>
        </table:table-row>
        <table:table-row table:style-name="ro1">
          <table:table-cell office:value-type="float" office:value="2.8548" calcext:value-type="float">
            <text:p>2.8548</text:p>
          </table:table-cell>
          <table:table-cell office:value-type="float" office:value="1.47305" calcext:value-type="float">
            <text:p>1.47305</text:p>
          </table:table-cell>
          <table:table-cell/>
          <table:table-cell office:value-type="float" office:value="2.8548" calcext:value-type="float">
            <text:p>2.8548</text:p>
          </table:table-cell>
          <table:table-cell office:value-type="float" office:value="1.27956" calcext:value-type="float">
            <text:p>1.27956</text:p>
          </table:table-cell>
        </table:table-row>
        <table:table-row table:style-name="ro1">
          <table:table-cell office:value-type="float" office:value="2.8704" calcext:value-type="float">
            <text:p>2.8704</text:p>
          </table:table-cell>
          <table:table-cell office:value-type="float" office:value="1.47465" calcext:value-type="float">
            <text:p>1.47465</text:p>
          </table:table-cell>
          <table:table-cell/>
          <table:table-cell office:value-type="float" office:value="2.8704" calcext:value-type="float">
            <text:p>2.8704</text:p>
          </table:table-cell>
          <table:table-cell office:value-type="float" office:value="1.27733" calcext:value-type="float">
            <text:p>1.27733</text:p>
          </table:table-cell>
        </table:table-row>
        <table:table-row table:style-name="ro1">
          <table:table-cell office:value-type="float" office:value="2.886" calcext:value-type="float">
            <text:p>2.886</text:p>
          </table:table-cell>
          <table:table-cell office:value-type="float" office:value="1.4772" calcext:value-type="float">
            <text:p>1.4772</text:p>
          </table:table-cell>
          <table:table-cell/>
          <table:table-cell office:value-type="float" office:value="2.886" calcext:value-type="float">
            <text:p>2.886</text:p>
          </table:table-cell>
          <table:table-cell office:value-type="float" office:value="1.29223" calcext:value-type="float">
            <text:p>1.29223</text:p>
          </table:table-cell>
        </table:table-row>
        <table:table-row table:style-name="ro1">
          <table:table-cell office:value-type="float" office:value="2.9016" calcext:value-type="float">
            <text:p>2.9016</text:p>
          </table:table-cell>
          <table:table-cell office:value-type="float" office:value="1.47637" calcext:value-type="float">
            <text:p>1.47637</text:p>
          </table:table-cell>
          <table:table-cell/>
          <table:table-cell office:value-type="float" office:value="2.9016" calcext:value-type="float">
            <text:p>2.9016</text:p>
          </table:table-cell>
          <table:table-cell office:value-type="float" office:value="1.29281" calcext:value-type="float">
            <text:p>1.29281</text:p>
          </table:table-cell>
        </table:table-row>
        <table:table-row table:style-name="ro1">
          <table:table-cell office:value-type="float" office:value="2.9172" calcext:value-type="float">
            <text:p>2.9172</text:p>
          </table:table-cell>
          <table:table-cell office:value-type="float" office:value="1.49177" calcext:value-type="float">
            <text:p>1.49177</text:p>
          </table:table-cell>
          <table:table-cell/>
          <table:table-cell office:value-type="float" office:value="2.9172" calcext:value-type="float">
            <text:p>2.9172</text:p>
          </table:table-cell>
          <table:table-cell office:value-type="float" office:value="1.30554" calcext:value-type="float">
            <text:p>1.30554</text:p>
          </table:table-cell>
        </table:table-row>
        <table:table-row table:style-name="ro1">
          <table:table-cell office:value-type="float" office:value="2.9328" calcext:value-type="float">
            <text:p>2.9328</text:p>
          </table:table-cell>
          <table:table-cell office:value-type="float" office:value="1.49232" calcext:value-type="float">
            <text:p>1.49232</text:p>
          </table:table-cell>
          <table:table-cell/>
          <table:table-cell office:value-type="float" office:value="2.9328" calcext:value-type="float">
            <text:p>2.9328</text:p>
          </table:table-cell>
          <table:table-cell office:value-type="float" office:value="1.31347" calcext:value-type="float">
            <text:p>1.31347</text:p>
          </table:table-cell>
        </table:table-row>
        <table:table-row table:style-name="ro1">
          <table:table-cell office:value-type="float" office:value="2.9484" calcext:value-type="float">
            <text:p>2.9484</text:p>
          </table:table-cell>
          <table:table-cell office:value-type="float" office:value="1.50428" calcext:value-type="float">
            <text:p>1.50428</text:p>
          </table:table-cell>
          <table:table-cell/>
          <table:table-cell office:value-type="float" office:value="2.9484" calcext:value-type="float">
            <text:p>2.9484</text:p>
          </table:table-cell>
          <table:table-cell office:value-type="float" office:value="1.31787" calcext:value-type="float">
            <text:p>1.31787</text:p>
          </table:table-cell>
        </table:table-row>
        <table:table-row table:style-name="ro1">
          <table:table-cell office:value-type="float" office:value="2.964" calcext:value-type="float">
            <text:p>2.964</text:p>
          </table:table-cell>
          <table:table-cell office:value-type="float" office:value="1.51026" calcext:value-type="float">
            <text:p>1.51026</text:p>
          </table:table-cell>
          <table:table-cell/>
          <table:table-cell office:value-type="float" office:value="2.964" calcext:value-type="float">
            <text:p>2.964</text:p>
          </table:table-cell>
          <table:table-cell office:value-type="float" office:value="1.32623" calcext:value-type="float">
            <text:p>1.32623</text:p>
          </table:table-cell>
        </table:table-row>
        <table:table-row table:style-name="ro1">
          <table:table-cell office:value-type="float" office:value="2.9796" calcext:value-type="float">
            <text:p>2.9796</text:p>
          </table:table-cell>
          <table:table-cell office:value-type="float" office:value="1.51847" calcext:value-type="float">
            <text:p>1.51847</text:p>
          </table:table-cell>
          <table:table-cell/>
          <table:table-cell office:value-type="float" office:value="2.9796" calcext:value-type="float">
            <text:p>2.9796</text:p>
          </table:table-cell>
          <table:table-cell office:value-type="float" office:value="1.33947" calcext:value-type="float">
            <text:p>1.33947</text:p>
          </table:table-cell>
        </table:table-row>
        <table:table-row table:style-name="ro1">
          <table:table-cell office:value-type="float" office:value="2.9952" calcext:value-type="float">
            <text:p>2.9952</text:p>
          </table:table-cell>
          <table:table-cell office:value-type="float" office:value="1.52415" calcext:value-type="float">
            <text:p>1.52415</text:p>
          </table:table-cell>
          <table:table-cell/>
          <table:table-cell office:value-type="float" office:value="2.9952" calcext:value-type="float">
            <text:p>2.9952</text:p>
          </table:table-cell>
          <table:table-cell office:value-type="float" office:value="1.3345" calcext:value-type="float">
            <text:p>1.3345</text:p>
          </table:table-cell>
        </table:table-row>
        <table:table-row table:style-name="ro1">
          <table:table-cell office:value-type="float" office:value="3.0108" calcext:value-type="float">
            <text:p>3.0108</text:p>
          </table:table-cell>
          <table:table-cell office:value-type="float" office:value="1.52695" calcext:value-type="float">
            <text:p>1.52695</text:p>
          </table:table-cell>
          <table:table-cell/>
          <table:table-cell office:value-type="float" office:value="3.0108" calcext:value-type="float">
            <text:p>3.0108</text:p>
          </table:table-cell>
          <table:table-cell office:value-type="float" office:value="1.34387" calcext:value-type="float">
            <text:p>1.34387</text:p>
          </table:table-cell>
        </table:table-row>
        <table:table-row table:style-name="ro1">
          <table:table-cell office:value-type="float" office:value="3.0264" calcext:value-type="float">
            <text:p>3.0264</text:p>
          </table:table-cell>
          <table:table-cell office:value-type="float" office:value="1.51779" calcext:value-type="float">
            <text:p>1.51779</text:p>
          </table:table-cell>
          <table:table-cell/>
          <table:table-cell office:value-type="float" office:value="3.0264" calcext:value-type="float">
            <text:p>3.0264</text:p>
          </table:table-cell>
          <table:table-cell office:value-type="float" office:value="1.35425" calcext:value-type="float">
            <text:p>1.35425</text:p>
          </table:table-cell>
        </table:table-row>
        <table:table-row table:style-name="ro1">
          <table:table-cell office:value-type="float" office:value="3.042" calcext:value-type="float">
            <text:p>3.042</text:p>
          </table:table-cell>
          <table:table-cell office:value-type="float" office:value="1.53657" calcext:value-type="float">
            <text:p>1.53657</text:p>
          </table:table-cell>
          <table:table-cell/>
          <table:table-cell office:value-type="float" office:value="3.042" calcext:value-type="float">
            <text:p>3.042</text:p>
          </table:table-cell>
          <table:table-cell office:value-type="float" office:value="1.3587" calcext:value-type="float">
            <text:p>1.3587</text:p>
          </table:table-cell>
        </table:table-row>
        <table:table-row table:style-name="ro1">
          <table:table-cell office:value-type="float" office:value="3.0576" calcext:value-type="float">
            <text:p>3.0576</text:p>
          </table:table-cell>
          <table:table-cell office:value-type="float" office:value="1.54976" calcext:value-type="float">
            <text:p>1.54976</text:p>
          </table:table-cell>
          <table:table-cell/>
          <table:table-cell office:value-type="float" office:value="3.0576" calcext:value-type="float">
            <text:p>3.0576</text:p>
          </table:table-cell>
          <table:table-cell office:value-type="float" office:value="1.3684" calcext:value-type="float">
            <text:p>1.3684</text:p>
          </table:table-cell>
        </table:table-row>
        <table:table-row table:style-name="ro1">
          <table:table-cell office:value-type="float" office:value="3.0732" calcext:value-type="float">
            <text:p>3.0732</text:p>
          </table:table-cell>
          <table:table-cell office:value-type="float" office:value="1.55673" calcext:value-type="float">
            <text:p>1.55673</text:p>
          </table:table-cell>
          <table:table-cell/>
          <table:table-cell office:value-type="float" office:value="3.0732" calcext:value-type="float">
            <text:p>3.0732</text:p>
          </table:table-cell>
          <table:table-cell office:value-type="float" office:value="1.37395" calcext:value-type="float">
            <text:p>1.37395</text:p>
          </table:table-cell>
        </table:table-row>
        <table:table-row table:style-name="ro1">
          <table:table-cell office:value-type="float" office:value="3.0888" calcext:value-type="float">
            <text:p>3.0888</text:p>
          </table:table-cell>
          <table:table-cell office:value-type="float" office:value="1.55262" calcext:value-type="float">
            <text:p>1.55262</text:p>
          </table:table-cell>
          <table:table-cell/>
          <table:table-cell office:value-type="float" office:value="3.0888" calcext:value-type="float">
            <text:p>3.0888</text:p>
          </table:table-cell>
          <table:table-cell office:value-type="float" office:value="1.3773" calcext:value-type="float">
            <text:p>1.3773</text:p>
          </table:table-cell>
        </table:table-row>
        <table:table-row table:style-name="ro1">
          <table:table-cell office:value-type="float" office:value="3.1044" calcext:value-type="float">
            <text:p>3.1044</text:p>
          </table:table-cell>
          <table:table-cell office:value-type="float" office:value="1.55248" calcext:value-type="float">
            <text:p>1.55248</text:p>
          </table:table-cell>
          <table:table-cell/>
          <table:table-cell office:value-type="float" office:value="3.1044" calcext:value-type="float">
            <text:p>3.1044</text:p>
          </table:table-cell>
          <table:table-cell office:value-type="float" office:value="1.37741" calcext:value-type="float">
            <text:p>1.3774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.55701" calcext:value-type="float">
            <text:p>1.55701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1.37913" calcext:value-type="float">
            <text:p>1.37913</text:p>
          </table:table-cell>
        </table:table-row>
        <table:table-row table:style-name="ro1">
          <table:table-cell office:value-type="float" office:value="3.1356" calcext:value-type="float">
            <text:p>3.1356</text:p>
          </table:table-cell>
          <table:table-cell office:value-type="float" office:value="1.55649" calcext:value-type="float">
            <text:p>1.55649</text:p>
          </table:table-cell>
          <table:table-cell/>
          <table:table-cell office:value-type="float" office:value="3.1356" calcext:value-type="float">
            <text:p>3.1356</text:p>
          </table:table-cell>
          <table:table-cell office:value-type="float" office:value="1.39051" calcext:value-type="float">
            <text:p>1.39051</text:p>
          </table:table-cell>
        </table:table-row>
        <table:table-row table:style-name="ro1">
          <table:table-cell office:value-type="float" office:value="3.1512" calcext:value-type="float">
            <text:p>3.1512</text:p>
          </table:table-cell>
          <table:table-cell office:value-type="float" office:value="1.55925" calcext:value-type="float">
            <text:p>1.55925</text:p>
          </table:table-cell>
          <table:table-cell/>
          <table:table-cell office:value-type="float" office:value="3.1512" calcext:value-type="float">
            <text:p>3.1512</text:p>
          </table:table-cell>
          <table:table-cell office:value-type="float" office:value="1.39934" calcext:value-type="float">
            <text:p>1.39934</text:p>
          </table:table-cell>
        </table:table-row>
        <table:table-row table:style-name="ro1">
          <table:table-cell office:value-type="float" office:value="3.1668" calcext:value-type="float">
            <text:p>3.1668</text:p>
          </table:table-cell>
          <table:table-cell office:value-type="float" office:value="1.55933" calcext:value-type="float">
            <text:p>1.55933</text:p>
          </table:table-cell>
          <table:table-cell/>
          <table:table-cell office:value-type="float" office:value="3.1668" calcext:value-type="float">
            <text:p>3.1668</text:p>
          </table:table-cell>
          <table:table-cell office:value-type="float" office:value="1.40586" calcext:value-type="float">
            <text:p>1.40586</text:p>
          </table:table-cell>
        </table:table-row>
        <table:table-row table:style-name="ro1">
          <table:table-cell office:value-type="float" office:value="3.1824" calcext:value-type="float">
            <text:p>3.1824</text:p>
          </table:table-cell>
          <table:table-cell office:value-type="float" office:value="1.56664" calcext:value-type="float">
            <text:p>1.56664</text:p>
          </table:table-cell>
          <table:table-cell/>
          <table:table-cell office:value-type="float" office:value="3.1824" calcext:value-type="float">
            <text:p>3.1824</text:p>
          </table:table-cell>
          <table:table-cell office:value-type="float" office:value="1.41869" calcext:value-type="float">
            <text:p>1.41869</text:p>
          </table:table-cell>
        </table:table-row>
        <table:table-row table:style-name="ro1">
          <table:table-cell office:value-type="float" office:value="3.198" calcext:value-type="float">
            <text:p>3.198</text:p>
          </table:table-cell>
          <table:table-cell office:value-type="float" office:value="1.57311" calcext:value-type="float">
            <text:p>1.57311</text:p>
          </table:table-cell>
          <table:table-cell/>
          <table:table-cell office:value-type="float" office:value="3.198" calcext:value-type="float">
            <text:p>3.198</text:p>
          </table:table-cell>
          <table:table-cell office:value-type="float" office:value="1.42954" calcext:value-type="float">
            <text:p>1.42954</text:p>
          </table:table-cell>
        </table:table-row>
        <table:table-row table:style-name="ro1">
          <table:table-cell office:value-type="float" office:value="3.2136" calcext:value-type="float">
            <text:p>3.2136</text:p>
          </table:table-cell>
          <table:table-cell office:value-type="float" office:value="1.58396" calcext:value-type="float">
            <text:p>1.58396</text:p>
          </table:table-cell>
          <table:table-cell/>
          <table:table-cell office:value-type="float" office:value="3.2136" calcext:value-type="float">
            <text:p>3.2136</text:p>
          </table:table-cell>
          <table:table-cell office:value-type="float" office:value="1.43311" calcext:value-type="float">
            <text:p>1.43311</text:p>
          </table:table-cell>
        </table:table-row>
        <table:table-row table:style-name="ro1">
          <table:table-cell office:value-type="float" office:value="3.2292" calcext:value-type="float">
            <text:p>3.2292</text:p>
          </table:table-cell>
          <table:table-cell office:value-type="float" office:value="1.58857" calcext:value-type="float">
            <text:p>1.58857</text:p>
          </table:table-cell>
          <table:table-cell/>
          <table:table-cell office:value-type="float" office:value="3.2292" calcext:value-type="float">
            <text:p>3.2292</text:p>
          </table:table-cell>
          <table:table-cell office:value-type="float" office:value="1.4508" calcext:value-type="float">
            <text:p>1.4508</text:p>
          </table:table-cell>
        </table:table-row>
        <table:table-row table:style-name="ro1">
          <table:table-cell office:value-type="float" office:value="3.2448" calcext:value-type="float">
            <text:p>3.2448</text:p>
          </table:table-cell>
          <table:table-cell office:value-type="float" office:value="1.58538" calcext:value-type="float">
            <text:p>1.58538</text:p>
          </table:table-cell>
          <table:table-cell/>
          <table:table-cell office:value-type="float" office:value="3.2448" calcext:value-type="float">
            <text:p>3.2448</text:p>
          </table:table-cell>
          <table:table-cell office:value-type="float" office:value="1.45712" calcext:value-type="float">
            <text:p>1.45712</text:p>
          </table:table-cell>
        </table:table-row>
        <table:table-row table:style-name="ro1">
          <table:table-cell office:value-type="float" office:value="3.2604" calcext:value-type="float">
            <text:p>3.2604</text:p>
          </table:table-cell>
          <table:table-cell office:value-type="float" office:value="1.58949" calcext:value-type="float">
            <text:p>1.58949</text:p>
          </table:table-cell>
          <table:table-cell/>
          <table:table-cell office:value-type="float" office:value="3.2604" calcext:value-type="float">
            <text:p>3.2604</text:p>
          </table:table-cell>
          <table:table-cell office:value-type="float" office:value="1.46227" calcext:value-type="float">
            <text:p>1.46227</text:p>
          </table:table-cell>
        </table:table-row>
        <table:table-row table:style-name="ro1">
          <table:table-cell office:value-type="float" office:value="3.276" calcext:value-type="float">
            <text:p>3.276</text:p>
          </table:table-cell>
          <table:table-cell office:value-type="float" office:value="1.59282" calcext:value-type="float">
            <text:p>1.59282</text:p>
          </table:table-cell>
          <table:table-cell/>
          <table:table-cell office:value-type="float" office:value="3.276" calcext:value-type="float">
            <text:p>3.276</text:p>
          </table:table-cell>
          <table:table-cell office:value-type="float" office:value="1.47288" calcext:value-type="float">
            <text:p>1.47288</text:p>
          </table:table-cell>
        </table:table-row>
        <table:table-row table:style-name="ro1">
          <table:table-cell office:value-type="float" office:value="3.2916" calcext:value-type="float">
            <text:p>3.2916</text:p>
          </table:table-cell>
          <table:table-cell office:value-type="float" office:value="1.59658" calcext:value-type="float">
            <text:p>1.59658</text:p>
          </table:table-cell>
          <table:table-cell/>
          <table:table-cell office:value-type="float" office:value="3.2916" calcext:value-type="float">
            <text:p>3.2916</text:p>
          </table:table-cell>
          <table:table-cell office:value-type="float" office:value="1.47334" calcext:value-type="float">
            <text:p>1.47334</text:p>
          </table:table-cell>
        </table:table-row>
        <table:table-row table:style-name="ro1">
          <table:table-cell office:value-type="float" office:value="3.3072" calcext:value-type="float">
            <text:p>3.3072</text:p>
          </table:table-cell>
          <table:table-cell office:value-type="float" office:value="1.59846" calcext:value-type="float">
            <text:p>1.59846</text:p>
          </table:table-cell>
          <table:table-cell/>
          <table:table-cell office:value-type="float" office:value="3.3072" calcext:value-type="float">
            <text:p>3.3072</text:p>
          </table:table-cell>
          <table:table-cell office:value-type="float" office:value="1.48134" calcext:value-type="float">
            <text:p>1.48134</text:p>
          </table:table-cell>
        </table:table-row>
        <table:table-row table:style-name="ro1">
          <table:table-cell office:value-type="float" office:value="3.3228" calcext:value-type="float">
            <text:p>3.3228</text:p>
          </table:table-cell>
          <table:table-cell office:value-type="float" office:value="1.60932" calcext:value-type="float">
            <text:p>1.60932</text:p>
          </table:table-cell>
          <table:table-cell/>
          <table:table-cell office:value-type="float" office:value="3.3228" calcext:value-type="float">
            <text:p>3.3228</text:p>
          </table:table-cell>
          <table:table-cell office:value-type="float" office:value="1.4785" calcext:value-type="float">
            <text:p>1.4785</text:p>
          </table:table-cell>
        </table:table-row>
        <table:table-row table:style-name="ro1">
          <table:table-cell office:value-type="float" office:value="3.3384" calcext:value-type="float">
            <text:p>3.3384</text:p>
          </table:table-cell>
          <table:table-cell office:value-type="float" office:value="1.61489" calcext:value-type="float">
            <text:p>1.61489</text:p>
          </table:table-cell>
          <table:table-cell/>
          <table:table-cell office:value-type="float" office:value="3.3384" calcext:value-type="float">
            <text:p>3.3384</text:p>
          </table:table-cell>
          <table:table-cell office:value-type="float" office:value="1.49303" calcext:value-type="float">
            <text:p>1.49303</text:p>
          </table:table-cell>
        </table:table-row>
        <table:table-row table:style-name="ro1">
          <table:table-cell office:value-type="float" office:value="3.354" calcext:value-type="float">
            <text:p>3.354</text:p>
          </table:table-cell>
          <table:table-cell office:value-type="float" office:value="1.61793" calcext:value-type="float">
            <text:p>1.61793</text:p>
          </table:table-cell>
          <table:table-cell/>
          <table:table-cell office:value-type="float" office:value="3.354" calcext:value-type="float">
            <text:p>3.354</text:p>
          </table:table-cell>
          <table:table-cell office:value-type="float" office:value="1.50852" calcext:value-type="float">
            <text:p>1.50852</text:p>
          </table:table-cell>
        </table:table-row>
        <table:table-row table:style-name="ro1">
          <table:table-cell office:value-type="float" office:value="3.3696" calcext:value-type="float">
            <text:p>3.3696</text:p>
          </table:table-cell>
          <table:table-cell office:value-type="float" office:value="1.61765" calcext:value-type="float">
            <text:p>1.61765</text:p>
          </table:table-cell>
          <table:table-cell/>
          <table:table-cell office:value-type="float" office:value="3.3696" calcext:value-type="float">
            <text:p>3.3696</text:p>
          </table:table-cell>
          <table:table-cell office:value-type="float" office:value="1.51742" calcext:value-type="float">
            <text:p>1.51742</text:p>
          </table:table-cell>
        </table:table-row>
        <table:table-row table:style-name="ro1">
          <table:table-cell office:value-type="float" office:value="3.3852" calcext:value-type="float">
            <text:p>3.3852</text:p>
          </table:table-cell>
          <table:table-cell office:value-type="float" office:value="1.60915" calcext:value-type="float">
            <text:p>1.60915</text:p>
          </table:table-cell>
          <table:table-cell/>
          <table:table-cell office:value-type="float" office:value="3.3852" calcext:value-type="float">
            <text:p>3.3852</text:p>
          </table:table-cell>
          <table:table-cell office:value-type="float" office:value="1.52315" calcext:value-type="float">
            <text:p>1.52315</text:p>
          </table:table-cell>
        </table:table-row>
        <table:table-row table:style-name="ro1">
          <table:table-cell office:value-type="float" office:value="3.4008" calcext:value-type="float">
            <text:p>3.4008</text:p>
          </table:table-cell>
          <table:table-cell office:value-type="float" office:value="1.60874" calcext:value-type="float">
            <text:p>1.60874</text:p>
          </table:table-cell>
          <table:table-cell/>
          <table:table-cell office:value-type="float" office:value="3.4008" calcext:value-type="float">
            <text:p>3.4008</text:p>
          </table:table-cell>
          <table:table-cell office:value-type="float" office:value="1.52648" calcext:value-type="float">
            <text:p>1.52648</text:p>
          </table:table-cell>
        </table:table-row>
        <table:table-row table:style-name="ro1">
          <table:table-cell office:value-type="float" office:value="3.4164" calcext:value-type="float">
            <text:p>3.4164</text:p>
          </table:table-cell>
          <table:table-cell office:value-type="float" office:value="1.61775" calcext:value-type="float">
            <text:p>1.61775</text:p>
          </table:table-cell>
          <table:table-cell/>
          <table:table-cell office:value-type="float" office:value="3.4164" calcext:value-type="float">
            <text:p>3.4164</text:p>
          </table:table-cell>
          <table:table-cell office:value-type="float" office:value="1.53242" calcext:value-type="float">
            <text:p>1.53242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1.61903" calcext:value-type="float">
            <text:p>1.61903</text:p>
          </table:table-cell>
          <table:table-cell/>
          <table:table-cell office:value-type="float" office:value="3.432" calcext:value-type="float">
            <text:p>3.432</text:p>
          </table:table-cell>
          <table:table-cell office:value-type="float" office:value="1.53592" calcext:value-type="float">
            <text:p>1.53592</text:p>
          </table:table-cell>
        </table:table-row>
        <table:table-row table:style-name="ro1">
          <table:table-cell office:value-type="float" office:value="3.4476" calcext:value-type="float">
            <text:p>3.4476</text:p>
          </table:table-cell>
          <table:table-cell office:value-type="float" office:value="1.61792" calcext:value-type="float">
            <text:p>1.61792</text:p>
          </table:table-cell>
          <table:table-cell/>
          <table:table-cell office:value-type="float" office:value="3.4476" calcext:value-type="float">
            <text:p>3.4476</text:p>
          </table:table-cell>
          <table:table-cell office:value-type="float" office:value="1.54618" calcext:value-type="float">
            <text:p>1.54618</text:p>
          </table:table-cell>
        </table:table-row>
        <table:table-row table:style-name="ro1">
          <table:table-cell office:value-type="float" office:value="3.4632" calcext:value-type="float">
            <text:p>3.4632</text:p>
          </table:table-cell>
          <table:table-cell office:value-type="float" office:value="1.61642" calcext:value-type="float">
            <text:p>1.61642</text:p>
          </table:table-cell>
          <table:table-cell/>
          <table:table-cell office:value-type="float" office:value="3.4632" calcext:value-type="float">
            <text:p>3.4632</text:p>
          </table:table-cell>
          <table:table-cell office:value-type="float" office:value="1.55114" calcext:value-type="float">
            <text:p>1.55114</text:p>
          </table:table-cell>
        </table:table-row>
        <table:table-row table:style-name="ro1">
          <table:table-cell office:value-type="float" office:value="3.4788" calcext:value-type="float">
            <text:p>3.4788</text:p>
          </table:table-cell>
          <table:table-cell office:value-type="float" office:value="1.61944" calcext:value-type="float">
            <text:p>1.61944</text:p>
          </table:table-cell>
          <table:table-cell/>
          <table:table-cell office:value-type="float" office:value="3.4788" calcext:value-type="float">
            <text:p>3.4788</text:p>
          </table:table-cell>
          <table:table-cell office:value-type="float" office:value="1.56431" calcext:value-type="float">
            <text:p>1.56431</text:p>
          </table:table-cell>
        </table:table-row>
        <table:table-row table:style-name="ro1">
          <table:table-cell office:value-type="float" office:value="3.4944" calcext:value-type="float">
            <text:p>3.4944</text:p>
          </table:table-cell>
          <table:table-cell office:value-type="float" office:value="1.61706" calcext:value-type="float">
            <text:p>1.61706</text:p>
          </table:table-cell>
          <table:table-cell/>
          <table:table-cell office:value-type="float" office:value="3.4944" calcext:value-type="float">
            <text:p>3.4944</text:p>
          </table:table-cell>
          <table:table-cell office:value-type="float" office:value="1.57341" calcext:value-type="float">
            <text:p>1.57341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.63185" calcext:value-type="float">
            <text:p>1.63185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1.56816" calcext:value-type="float">
            <text:p>1.56816</text:p>
          </table:table-cell>
        </table:table-row>
        <table:table-row table:style-name="ro1">
          <table:table-cell office:value-type="float" office:value="3.5256" calcext:value-type="float">
            <text:p>3.5256</text:p>
          </table:table-cell>
          <table:table-cell office:value-type="float" office:value="1.65336" calcext:value-type="float">
            <text:p>1.65336</text:p>
          </table:table-cell>
          <table:table-cell/>
          <table:table-cell office:value-type="float" office:value="3.5256" calcext:value-type="float">
            <text:p>3.5256</text:p>
          </table:table-cell>
          <table:table-cell office:value-type="float" office:value="1.57592" calcext:value-type="float">
            <text:p>1.57592</text:p>
          </table:table-cell>
        </table:table-row>
        <table:table-row table:style-name="ro1">
          <table:table-cell office:value-type="float" office:value="3.5412" calcext:value-type="float">
            <text:p>3.5412</text:p>
          </table:table-cell>
          <table:table-cell office:value-type="float" office:value="1.64943" calcext:value-type="float">
            <text:p>1.64943</text:p>
          </table:table-cell>
          <table:table-cell/>
          <table:table-cell office:value-type="float" office:value="3.5412" calcext:value-type="float">
            <text:p>3.5412</text:p>
          </table:table-cell>
          <table:table-cell office:value-type="float" office:value="1.58362" calcext:value-type="float">
            <text:p>1.58362</text:p>
          </table:table-cell>
        </table:table-row>
        <table:table-row table:style-name="ro1">
          <table:table-cell office:value-type="float" office:value="3.5568" calcext:value-type="float">
            <text:p>3.5568</text:p>
          </table:table-cell>
          <table:table-cell office:value-type="float" office:value="1.65632" calcext:value-type="float">
            <text:p>1.65632</text:p>
          </table:table-cell>
          <table:table-cell/>
          <table:table-cell office:value-type="float" office:value="3.5568" calcext:value-type="float">
            <text:p>3.5568</text:p>
          </table:table-cell>
          <table:table-cell office:value-type="float" office:value="1.59069" calcext:value-type="float">
            <text:p>1.59069</text:p>
          </table:table-cell>
        </table:table-row>
        <table:table-row table:style-name="ro1">
          <table:table-cell office:value-type="float" office:value="3.5724" calcext:value-type="float">
            <text:p>3.5724</text:p>
          </table:table-cell>
          <table:table-cell office:value-type="float" office:value="1.6589" calcext:value-type="float">
            <text:p>1.6589</text:p>
          </table:table-cell>
          <table:table-cell/>
          <table:table-cell office:value-type="float" office:value="3.5724" calcext:value-type="float">
            <text:p>3.5724</text:p>
          </table:table-cell>
          <table:table-cell office:value-type="float" office:value="1.60053" calcext:value-type="float">
            <text:p>1.60053</text:p>
          </table:table-cell>
        </table:table-row>
        <table:table-row table:style-name="ro1">
          <table:table-cell office:value-type="float" office:value="3.588" calcext:value-type="float">
            <text:p>3.588</text:p>
          </table:table-cell>
          <table:table-cell office:value-type="float" office:value="1.65806" calcext:value-type="float">
            <text:p>1.65806</text:p>
          </table:table-cell>
          <table:table-cell/>
          <table:table-cell office:value-type="float" office:value="3.588" calcext:value-type="float">
            <text:p>3.588</text:p>
          </table:table-cell>
          <table:table-cell office:value-type="float" office:value="1.61613" calcext:value-type="float">
            <text:p>1.61613</text:p>
          </table:table-cell>
        </table:table-row>
        <table:table-row table:style-name="ro1">
          <table:table-cell office:value-type="float" office:value="3.6036" calcext:value-type="float">
            <text:p>3.6036</text:p>
          </table:table-cell>
          <table:table-cell office:value-type="float" office:value="1.66659" calcext:value-type="float">
            <text:p>1.66659</text:p>
          </table:table-cell>
          <table:table-cell/>
          <table:table-cell office:value-type="float" office:value="3.6036" calcext:value-type="float">
            <text:p>3.6036</text:p>
          </table:table-cell>
          <table:table-cell office:value-type="float" office:value="1.61695" calcext:value-type="float">
            <text:p>1.61695</text:p>
          </table:table-cell>
        </table:table-row>
        <table:table-row table:style-name="ro1">
          <table:table-cell office:value-type="float" office:value="3.6192" calcext:value-type="float">
            <text:p>3.6192</text:p>
          </table:table-cell>
          <table:table-cell office:value-type="float" office:value="1.66789" calcext:value-type="float">
            <text:p>1.66789</text:p>
          </table:table-cell>
          <table:table-cell/>
          <table:table-cell office:value-type="float" office:value="3.6192" calcext:value-type="float">
            <text:p>3.6192</text:p>
          </table:table-cell>
          <table:table-cell office:value-type="float" office:value="1.62704" calcext:value-type="float">
            <text:p>1.62704</text:p>
          </table:table-cell>
        </table:table-row>
        <table:table-row table:style-name="ro1">
          <table:table-cell office:value-type="float" office:value="3.6348" calcext:value-type="float">
            <text:p>3.6348</text:p>
          </table:table-cell>
          <table:table-cell office:value-type="float" office:value="1.67578" calcext:value-type="float">
            <text:p>1.67578</text:p>
          </table:table-cell>
          <table:table-cell/>
          <table:table-cell office:value-type="float" office:value="3.6348" calcext:value-type="float">
            <text:p>3.6348</text:p>
          </table:table-cell>
          <table:table-cell office:value-type="float" office:value="1.63262" calcext:value-type="float">
            <text:p>1.63262</text:p>
          </table:table-cell>
        </table:table-row>
        <table:table-row table:style-name="ro1">
          <table:table-cell office:value-type="float" office:value="3.6504" calcext:value-type="float">
            <text:p>3.6504</text:p>
          </table:table-cell>
          <table:table-cell office:value-type="float" office:value="1.67192" calcext:value-type="float">
            <text:p>1.67192</text:p>
          </table:table-cell>
          <table:table-cell/>
          <table:table-cell office:value-type="float" office:value="3.6504" calcext:value-type="float">
            <text:p>3.6504</text:p>
          </table:table-cell>
          <table:table-cell office:value-type="float" office:value="1.64254" calcext:value-type="float">
            <text:p>1.64254</text:p>
          </table:table-cell>
        </table:table-row>
        <table:table-row table:style-name="ro1">
          <table:table-cell office:value-type="float" office:value="3.666" calcext:value-type="float">
            <text:p>3.666</text:p>
          </table:table-cell>
          <table:table-cell office:value-type="float" office:value="1.67244" calcext:value-type="float">
            <text:p>1.67244</text:p>
          </table:table-cell>
          <table:table-cell/>
          <table:table-cell office:value-type="float" office:value="3.666" calcext:value-type="float">
            <text:p>3.666</text:p>
          </table:table-cell>
          <table:table-cell office:value-type="float" office:value="1.64541" calcext:value-type="float">
            <text:p>1.64541</text:p>
          </table:table-cell>
        </table:table-row>
        <table:table-row table:style-name="ro1">
          <table:table-cell office:value-type="float" office:value="3.6816" calcext:value-type="float">
            <text:p>3.6816</text:p>
          </table:table-cell>
          <table:table-cell office:value-type="float" office:value="1.68154" calcext:value-type="float">
            <text:p>1.68154</text:p>
          </table:table-cell>
          <table:table-cell/>
          <table:table-cell office:value-type="float" office:value="3.6816" calcext:value-type="float">
            <text:p>3.6816</text:p>
          </table:table-cell>
          <table:table-cell office:value-type="float" office:value="1.6491" calcext:value-type="float">
            <text:p>1.6491</text:p>
          </table:table-cell>
        </table:table-row>
        <table:table-row table:style-name="ro1">
          <table:table-cell office:value-type="float" office:value="3.6972" calcext:value-type="float">
            <text:p>3.6972</text:p>
          </table:table-cell>
          <table:table-cell office:value-type="float" office:value="1.67696" calcext:value-type="float">
            <text:p>1.67696</text:p>
          </table:table-cell>
          <table:table-cell/>
          <table:table-cell office:value-type="float" office:value="3.6972" calcext:value-type="float">
            <text:p>3.6972</text:p>
          </table:table-cell>
          <table:table-cell office:value-type="float" office:value="1.66309" calcext:value-type="float">
            <text:p>1.66309</text:p>
          </table:table-cell>
        </table:table-row>
        <table:table-row table:style-name="ro1">
          <table:table-cell office:value-type="float" office:value="3.7128" calcext:value-type="float">
            <text:p>3.7128</text:p>
          </table:table-cell>
          <table:table-cell office:value-type="float" office:value="1.67699" calcext:value-type="float">
            <text:p>1.67699</text:p>
          </table:table-cell>
          <table:table-cell/>
          <table:table-cell office:value-type="float" office:value="3.7128" calcext:value-type="float">
            <text:p>3.7128</text:p>
          </table:table-cell>
          <table:table-cell office:value-type="float" office:value="1.66525" calcext:value-type="float">
            <text:p>1.66525</text:p>
          </table:table-cell>
        </table:table-row>
        <table:table-row table:style-name="ro1">
          <table:table-cell office:value-type="float" office:value="3.7284" calcext:value-type="float">
            <text:p>3.7284</text:p>
          </table:table-cell>
          <table:table-cell office:value-type="float" office:value="1.68268" calcext:value-type="float">
            <text:p>1.68268</text:p>
          </table:table-cell>
          <table:table-cell/>
          <table:table-cell office:value-type="float" office:value="3.7284" calcext:value-type="float">
            <text:p>3.7284</text:p>
          </table:table-cell>
          <table:table-cell office:value-type="float" office:value="1.67547" calcext:value-type="float">
            <text:p>1.67547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1.69263" calcext:value-type="float">
            <text:p>1.69263</text:p>
          </table:table-cell>
          <table:table-cell/>
          <table:table-cell office:value-type="float" office:value="3.744" calcext:value-type="float">
            <text:p>3.744</text:p>
          </table:table-cell>
          <table:table-cell office:value-type="float" office:value="1.67795" calcext:value-type="float">
            <text:p>1.67795</text:p>
          </table:table-cell>
        </table:table-row>
        <table:table-row table:style-name="ro1">
          <table:table-cell office:value-type="float" office:value="3.7596" calcext:value-type="float">
            <text:p>3.7596</text:p>
          </table:table-cell>
          <table:table-cell office:value-type="float" office:value="1.69079" calcext:value-type="float">
            <text:p>1.69079</text:p>
          </table:table-cell>
          <table:table-cell/>
          <table:table-cell office:value-type="float" office:value="3.7596" calcext:value-type="float">
            <text:p>3.7596</text:p>
          </table:table-cell>
          <table:table-cell office:value-type="float" office:value="1.67997" calcext:value-type="float">
            <text:p>1.67997</text:p>
          </table:table-cell>
        </table:table-row>
        <table:table-row table:style-name="ro1">
          <table:table-cell office:value-type="float" office:value="3.7752" calcext:value-type="float">
            <text:p>3.7752</text:p>
          </table:table-cell>
          <table:table-cell office:value-type="float" office:value="1.69193" calcext:value-type="float">
            <text:p>1.69193</text:p>
          </table:table-cell>
          <table:table-cell/>
          <table:table-cell office:value-type="float" office:value="3.7752" calcext:value-type="float">
            <text:p>3.7752</text:p>
          </table:table-cell>
          <table:table-cell office:value-type="float" office:value="1.68429" calcext:value-type="float">
            <text:p>1.68429</text:p>
          </table:table-cell>
        </table:table-row>
        <table:table-row table:style-name="ro1">
          <table:table-cell office:value-type="float" office:value="3.7908" calcext:value-type="float">
            <text:p>3.7908</text:p>
          </table:table-cell>
          <table:table-cell office:value-type="float" office:value="1.69384" calcext:value-type="float">
            <text:p>1.69384</text:p>
          </table:table-cell>
          <table:table-cell/>
          <table:table-cell office:value-type="float" office:value="3.7908" calcext:value-type="float">
            <text:p>3.7908</text:p>
          </table:table-cell>
          <table:table-cell office:value-type="float" office:value="1.6951" calcext:value-type="float">
            <text:p>1.6951</text:p>
          </table:table-cell>
        </table:table-row>
        <table:table-row table:style-name="ro1">
          <table:table-cell office:value-type="float" office:value="3.8064" calcext:value-type="float">
            <text:p>3.8064</text:p>
          </table:table-cell>
          <table:table-cell office:value-type="float" office:value="1.70132" calcext:value-type="float">
            <text:p>1.70132</text:p>
          </table:table-cell>
          <table:table-cell/>
          <table:table-cell office:value-type="float" office:value="3.8064" calcext:value-type="float">
            <text:p>3.8064</text:p>
          </table:table-cell>
          <table:table-cell office:value-type="float" office:value="1.70901" calcext:value-type="float">
            <text:p>1.70901</text:p>
          </table:table-cell>
        </table:table-row>
        <table:table-row table:style-name="ro1">
          <table:table-cell office:value-type="float" office:value="3.822" calcext:value-type="float">
            <text:p>3.822</text:p>
          </table:table-cell>
          <table:table-cell office:value-type="float" office:value="1.70129" calcext:value-type="float">
            <text:p>1.70129</text:p>
          </table:table-cell>
          <table:table-cell/>
          <table:table-cell office:value-type="float" office:value="3.822" calcext:value-type="float">
            <text:p>3.822</text:p>
          </table:table-cell>
          <table:table-cell office:value-type="float" office:value="1.71796" calcext:value-type="float">
            <text:p>1.71796</text:p>
          </table:table-cell>
        </table:table-row>
        <table:table-row table:style-name="ro1">
          <table:table-cell office:value-type="float" office:value="3.8376" calcext:value-type="float">
            <text:p>3.8376</text:p>
          </table:table-cell>
          <table:table-cell office:value-type="float" office:value="1.69718" calcext:value-type="float">
            <text:p>1.69718</text:p>
          </table:table-cell>
          <table:table-cell/>
          <table:table-cell office:value-type="float" office:value="3.8376" calcext:value-type="float">
            <text:p>3.8376</text:p>
          </table:table-cell>
          <table:table-cell office:value-type="float" office:value="1.7205" calcext:value-type="float">
            <text:p>1.7205</text:p>
          </table:table-cell>
        </table:table-row>
        <table:table-row table:style-name="ro1">
          <table:table-cell office:value-type="float" office:value="3.8532" calcext:value-type="float">
            <text:p>3.8532</text:p>
          </table:table-cell>
          <table:table-cell office:value-type="float" office:value="1.70356" calcext:value-type="float">
            <text:p>1.70356</text:p>
          </table:table-cell>
          <table:table-cell/>
          <table:table-cell office:value-type="float" office:value="3.8532" calcext:value-type="float">
            <text:p>3.8532</text:p>
          </table:table-cell>
          <table:table-cell office:value-type="float" office:value="1.72428" calcext:value-type="float">
            <text:p>1.72428</text:p>
          </table:table-cell>
        </table:table-row>
        <table:table-row table:style-name="ro1">
          <table:table-cell office:value-type="float" office:value="3.8688" calcext:value-type="float">
            <text:p>3.8688</text:p>
          </table:table-cell>
          <table:table-cell office:value-type="float" office:value="1.7072" calcext:value-type="float">
            <text:p>1.7072</text:p>
          </table:table-cell>
          <table:table-cell/>
          <table:table-cell office:value-type="float" office:value="3.8688" calcext:value-type="float">
            <text:p>3.8688</text:p>
          </table:table-cell>
          <table:table-cell office:value-type="float" office:value="1.72981" calcext:value-type="float">
            <text:p>1.72981</text:p>
          </table:table-cell>
        </table:table-row>
        <table:table-row table:style-name="ro1">
          <table:table-cell office:value-type="float" office:value="3.8844" calcext:value-type="float">
            <text:p>3.8844</text:p>
          </table:table-cell>
          <table:table-cell office:value-type="float" office:value="1.71139" calcext:value-type="float">
            <text:p>1.71139</text:p>
          </table:table-cell>
          <table:table-cell/>
          <table:table-cell office:value-type="float" office:value="3.8844" calcext:value-type="float">
            <text:p>3.8844</text:p>
          </table:table-cell>
          <table:table-cell office:value-type="float" office:value="1.74358" calcext:value-type="float">
            <text:p>1.7435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71511" calcext:value-type="float">
            <text:p>1.7151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1.75206" calcext:value-type="float">
            <text:p>1.75206</text:p>
          </table:table-cell>
        </table:table-row>
        <table:table-row table:style-name="ro1">
          <table:table-cell office:value-type="float" office:value="3.9156" calcext:value-type="float">
            <text:p>3.9156</text:p>
          </table:table-cell>
          <table:table-cell office:value-type="float" office:value="1.72165" calcext:value-type="float">
            <text:p>1.72165</text:p>
          </table:table-cell>
          <table:table-cell/>
          <table:table-cell office:value-type="float" office:value="3.9156" calcext:value-type="float">
            <text:p>3.9156</text:p>
          </table:table-cell>
          <table:table-cell office:value-type="float" office:value="1.75724" calcext:value-type="float">
            <text:p>1.75724</text:p>
          </table:table-cell>
        </table:table-row>
        <table:table-row table:style-name="ro1">
          <table:table-cell office:value-type="float" office:value="3.9312" calcext:value-type="float">
            <text:p>3.9312</text:p>
          </table:table-cell>
          <table:table-cell office:value-type="float" office:value="1.722" calcext:value-type="float">
            <text:p>1.722</text:p>
          </table:table-cell>
          <table:table-cell/>
          <table:table-cell office:value-type="float" office:value="3.9312" calcext:value-type="float">
            <text:p>3.9312</text:p>
          </table:table-cell>
          <table:table-cell office:value-type="float" office:value="1.75366" calcext:value-type="float">
            <text:p>1.75366</text:p>
          </table:table-cell>
        </table:table-row>
        <table:table-row table:style-name="ro1">
          <table:table-cell office:value-type="float" office:value="3.9468" calcext:value-type="float">
            <text:p>3.9468</text:p>
          </table:table-cell>
          <table:table-cell office:value-type="float" office:value="1.7323" calcext:value-type="float">
            <text:p>1.7323</text:p>
          </table:table-cell>
          <table:table-cell/>
          <table:table-cell office:value-type="float" office:value="3.9468" calcext:value-type="float">
            <text:p>3.9468</text:p>
          </table:table-cell>
          <table:table-cell office:value-type="float" office:value="1.76991" calcext:value-type="float">
            <text:p>1.76991</text:p>
          </table:table-cell>
        </table:table-row>
        <table:table-row table:style-name="ro1">
          <table:table-cell office:value-type="float" office:value="3.9624" calcext:value-type="float">
            <text:p>3.9624</text:p>
          </table:table-cell>
          <table:table-cell office:value-type="float" office:value="1.71815" calcext:value-type="float">
            <text:p>1.71815</text:p>
          </table:table-cell>
          <table:table-cell/>
          <table:table-cell office:value-type="float" office:value="3.9624" calcext:value-type="float">
            <text:p>3.9624</text:p>
          </table:table-cell>
          <table:table-cell office:value-type="float" office:value="1.77818" calcext:value-type="float">
            <text:p>1.77818</text:p>
          </table:table-cell>
        </table:table-row>
        <table:table-row table:style-name="ro1">
          <table:table-cell office:value-type="float" office:value="3.978" calcext:value-type="float">
            <text:p>3.978</text:p>
          </table:table-cell>
          <table:table-cell office:value-type="float" office:value="1.72593" calcext:value-type="float">
            <text:p>1.72593</text:p>
          </table:table-cell>
          <table:table-cell/>
          <table:table-cell office:value-type="float" office:value="3.978" calcext:value-type="float">
            <text:p>3.978</text:p>
          </table:table-cell>
          <table:table-cell office:value-type="float" office:value="1.78485" calcext:value-type="float">
            <text:p>1.78485</text:p>
          </table:table-cell>
        </table:table-row>
        <table:table-row table:style-name="ro1">
          <table:table-cell office:value-type="float" office:value="3.9936" calcext:value-type="float">
            <text:p>3.9936</text:p>
          </table:table-cell>
          <table:table-cell office:value-type="float" office:value="1.71791" calcext:value-type="float">
            <text:p>1.71791</text:p>
          </table:table-cell>
          <table:table-cell/>
          <table:table-cell office:value-type="float" office:value="3.9936" calcext:value-type="float">
            <text:p>3.9936</text:p>
          </table:table-cell>
          <table:table-cell office:value-type="float" office:value="1.79562" calcext:value-type="float">
            <text:p>1.79562</text:p>
          </table:table-cell>
        </table:table-row>
        <table:table-row table:style-name="ro1">
          <table:table-cell office:value-type="float" office:value="4.0092" calcext:value-type="float">
            <text:p>4.0092</text:p>
          </table:table-cell>
          <table:table-cell office:value-type="float" office:value="1.71905" calcext:value-type="float">
            <text:p>1.71905</text:p>
          </table:table-cell>
          <table:table-cell/>
          <table:table-cell office:value-type="float" office:value="4.0092" calcext:value-type="float">
            <text:p>4.0092</text:p>
          </table:table-cell>
          <table:table-cell office:value-type="float" office:value="1.79854" calcext:value-type="float">
            <text:p>1.79854</text:p>
          </table:table-cell>
        </table:table-row>
        <table:table-row table:style-name="ro1">
          <table:table-cell office:value-type="float" office:value="4.0248" calcext:value-type="float">
            <text:p>4.0248</text:p>
          </table:table-cell>
          <table:table-cell office:value-type="float" office:value="1.71644" calcext:value-type="float">
            <text:p>1.71644</text:p>
          </table:table-cell>
          <table:table-cell/>
          <table:table-cell office:value-type="float" office:value="4.0248" calcext:value-type="float">
            <text:p>4.0248</text:p>
          </table:table-cell>
          <table:table-cell office:value-type="float" office:value="1.80907" calcext:value-type="float">
            <text:p>1.80907</text:p>
          </table:table-cell>
        </table:table-row>
        <table:table-row table:style-name="ro1">
          <table:table-cell office:value-type="float" office:value="4.0404" calcext:value-type="float">
            <text:p>4.0404</text:p>
          </table:table-cell>
          <table:table-cell office:value-type="float" office:value="1.71449" calcext:value-type="float">
            <text:p>1.71449</text:p>
          </table:table-cell>
          <table:table-cell/>
          <table:table-cell office:value-type="float" office:value="4.0404" calcext:value-type="float">
            <text:p>4.0404</text:p>
          </table:table-cell>
          <table:table-cell office:value-type="float" office:value="1.82054" calcext:value-type="float">
            <text:p>1.82054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1.72434" calcext:value-type="float">
            <text:p>1.72434</text:p>
          </table:table-cell>
          <table:table-cell/>
          <table:table-cell office:value-type="float" office:value="4.056" calcext:value-type="float">
            <text:p>4.056</text:p>
          </table:table-cell>
          <table:table-cell office:value-type="float" office:value="1.83111" calcext:value-type="float">
            <text:p>1.83111</text:p>
          </table:table-cell>
        </table:table-row>
        <table:table-row table:style-name="ro1">
          <table:table-cell office:value-type="float" office:value="4.0716" calcext:value-type="float">
            <text:p>4.0716</text:p>
          </table:table-cell>
          <table:table-cell office:value-type="float" office:value="1.73469" calcext:value-type="float">
            <text:p>1.73469</text:p>
          </table:table-cell>
          <table:table-cell/>
          <table:table-cell office:value-type="float" office:value="4.0716" calcext:value-type="float">
            <text:p>4.0716</text:p>
          </table:table-cell>
          <table:table-cell office:value-type="float" office:value="1.83097" calcext:value-type="float">
            <text:p>1.83097</text:p>
          </table:table-cell>
        </table:table-row>
        <table:table-row table:style-name="ro1">
          <table:table-cell office:value-type="float" office:value="4.0872" calcext:value-type="float">
            <text:p>4.0872</text:p>
          </table:table-cell>
          <table:table-cell office:value-type="float" office:value="1.73662" calcext:value-type="float">
            <text:p>1.73662</text:p>
          </table:table-cell>
          <table:table-cell/>
          <table:table-cell office:value-type="float" office:value="4.0872" calcext:value-type="float">
            <text:p>4.0872</text:p>
          </table:table-cell>
          <table:table-cell office:value-type="float" office:value="1.83559" calcext:value-type="float">
            <text:p>1.83559</text:p>
          </table:table-cell>
        </table:table-row>
        <table:table-row table:style-name="ro1">
          <table:table-cell office:value-type="float" office:value="4.1028" calcext:value-type="float">
            <text:p>4.1028</text:p>
          </table:table-cell>
          <table:table-cell office:value-type="float" office:value="1.73614" calcext:value-type="float">
            <text:p>1.73614</text:p>
          </table:table-cell>
          <table:table-cell/>
          <table:table-cell office:value-type="float" office:value="4.1028" calcext:value-type="float">
            <text:p>4.1028</text:p>
          </table:table-cell>
          <table:table-cell office:value-type="float" office:value="1.84165" calcext:value-type="float">
            <text:p>1.84165</text:p>
          </table:table-cell>
        </table:table-row>
        <table:table-row table:style-name="ro1">
          <table:table-cell office:value-type="float" office:value="4.1184" calcext:value-type="float">
            <text:p>4.1184</text:p>
          </table:table-cell>
          <table:table-cell office:value-type="float" office:value="1.73248" calcext:value-type="float">
            <text:p>1.73248</text:p>
          </table:table-cell>
          <table:table-cell/>
          <table:table-cell office:value-type="float" office:value="4.1184" calcext:value-type="float">
            <text:p>4.1184</text:p>
          </table:table-cell>
          <table:table-cell office:value-type="float" office:value="1.84501" calcext:value-type="float">
            <text:p>1.84501</text:p>
          </table:table-cell>
        </table:table-row>
        <table:table-row table:style-name="ro1">
          <table:table-cell office:value-type="float" office:value="4.134" calcext:value-type="float">
            <text:p>4.134</text:p>
          </table:table-cell>
          <table:table-cell office:value-type="float" office:value="1.73516" calcext:value-type="float">
            <text:p>1.73516</text:p>
          </table:table-cell>
          <table:table-cell/>
          <table:table-cell office:value-type="float" office:value="4.134" calcext:value-type="float">
            <text:p>4.134</text:p>
          </table:table-cell>
          <table:table-cell office:value-type="float" office:value="1.86247" calcext:value-type="float">
            <text:p>1.86247</text:p>
          </table:table-cell>
        </table:table-row>
        <table:table-row table:style-name="ro1">
          <table:table-cell office:value-type="float" office:value="4.1496" calcext:value-type="float">
            <text:p>4.1496</text:p>
          </table:table-cell>
          <table:table-cell office:value-type="float" office:value="1.73252" calcext:value-type="float">
            <text:p>1.73252</text:p>
          </table:table-cell>
          <table:table-cell/>
          <table:table-cell office:value-type="float" office:value="4.1496" calcext:value-type="float">
            <text:p>4.1496</text:p>
          </table:table-cell>
          <table:table-cell office:value-type="float" office:value="1.8728" calcext:value-type="float">
            <text:p>1.8728</text:p>
          </table:table-cell>
        </table:table-row>
        <table:table-row table:style-name="ro1">
          <table:table-cell office:value-type="float" office:value="4.1652" calcext:value-type="float">
            <text:p>4.1652</text:p>
          </table:table-cell>
          <table:table-cell office:value-type="float" office:value="1.73679" calcext:value-type="float">
            <text:p>1.73679</text:p>
          </table:table-cell>
          <table:table-cell/>
          <table:table-cell office:value-type="float" office:value="4.1652" calcext:value-type="float">
            <text:p>4.1652</text:p>
          </table:table-cell>
          <table:table-cell office:value-type="float" office:value="1.88343" calcext:value-type="float">
            <text:p>1.88343</text:p>
          </table:table-cell>
        </table:table-row>
        <table:table-row table:style-name="ro1">
          <table:table-cell office:value-type="float" office:value="4.1808" calcext:value-type="float">
            <text:p>4.1808</text:p>
          </table:table-cell>
          <table:table-cell office:value-type="float" office:value="1.7325" calcext:value-type="float">
            <text:p>1.7325</text:p>
          </table:table-cell>
          <table:table-cell/>
          <table:table-cell office:value-type="float" office:value="4.1808" calcext:value-type="float">
            <text:p>4.1808</text:p>
          </table:table-cell>
          <table:table-cell office:value-type="float" office:value="1.88725" calcext:value-type="float">
            <text:p>1.88725</text:p>
          </table:table-cell>
        </table:table-row>
        <table:table-row table:style-name="ro1">
          <table:table-cell office:value-type="float" office:value="4.1964" calcext:value-type="float">
            <text:p>4.1964</text:p>
          </table:table-cell>
          <table:table-cell office:value-type="float" office:value="1.72924" calcext:value-type="float">
            <text:p>1.72924</text:p>
          </table:table-cell>
          <table:table-cell/>
          <table:table-cell office:value-type="float" office:value="4.1964" calcext:value-type="float">
            <text:p>4.1964</text:p>
          </table:table-cell>
          <table:table-cell office:value-type="float" office:value="1.89691" calcext:value-type="float">
            <text:p>1.89691</text:p>
          </table:table-cell>
        </table:table-row>
        <table:table-row table:style-name="ro1">
          <table:table-cell office:value-type="float" office:value="4.212" calcext:value-type="float">
            <text:p>4.212</text:p>
          </table:table-cell>
          <table:table-cell office:value-type="float" office:value="1.73669" calcext:value-type="float">
            <text:p>1.73669</text:p>
          </table:table-cell>
          <table:table-cell/>
          <table:table-cell office:value-type="float" office:value="4.212" calcext:value-type="float">
            <text:p>4.212</text:p>
          </table:table-cell>
          <table:table-cell office:value-type="float" office:value="1.89757" calcext:value-type="float">
            <text:p>1.89757</text:p>
          </table:table-cell>
        </table:table-row>
        <table:table-row table:style-name="ro1">
          <table:table-cell office:value-type="float" office:value="4.2276" calcext:value-type="float">
            <text:p>4.2276</text:p>
          </table:table-cell>
          <table:table-cell office:value-type="float" office:value="1.72812" calcext:value-type="float">
            <text:p>1.72812</text:p>
          </table:table-cell>
          <table:table-cell/>
          <table:table-cell office:value-type="float" office:value="4.2276" calcext:value-type="float">
            <text:p>4.2276</text:p>
          </table:table-cell>
          <table:table-cell office:value-type="float" office:value="1.9043" calcext:value-type="float">
            <text:p>1.9043</text:p>
          </table:table-cell>
        </table:table-row>
        <table:table-row table:style-name="ro1">
          <table:table-cell office:value-type="float" office:value="4.2432" calcext:value-type="float">
            <text:p>4.2432</text:p>
          </table:table-cell>
          <table:table-cell office:value-type="float" office:value="1.72839" calcext:value-type="float">
            <text:p>1.72839</text:p>
          </table:table-cell>
          <table:table-cell/>
          <table:table-cell office:value-type="float" office:value="4.2432" calcext:value-type="float">
            <text:p>4.2432</text:p>
          </table:table-cell>
          <table:table-cell office:value-type="float" office:value="1.91028" calcext:value-type="float">
            <text:p>1.91028</text:p>
          </table:table-cell>
        </table:table-row>
        <table:table-row table:style-name="ro1">
          <table:table-cell office:value-type="float" office:value="4.2588" calcext:value-type="float">
            <text:p>4.2588</text:p>
          </table:table-cell>
          <table:table-cell office:value-type="float" office:value="1.7347" calcext:value-type="float">
            <text:p>1.7347</text:p>
          </table:table-cell>
          <table:table-cell/>
          <table:table-cell office:value-type="float" office:value="4.2588" calcext:value-type="float">
            <text:p>4.2588</text:p>
          </table:table-cell>
          <table:table-cell office:value-type="float" office:value="1.92168" calcext:value-type="float">
            <text:p>1.92168</text:p>
          </table:table-cell>
        </table:table-row>
        <table:table-row table:style-name="ro1">
          <table:table-cell office:value-type="float" office:value="4.2744" calcext:value-type="float">
            <text:p>4.2744</text:p>
          </table:table-cell>
          <table:table-cell office:value-type="float" office:value="1.73301" calcext:value-type="float">
            <text:p>1.73301</text:p>
          </table:table-cell>
          <table:table-cell/>
          <table:table-cell office:value-type="float" office:value="4.2744" calcext:value-type="float">
            <text:p>4.2744</text:p>
          </table:table-cell>
          <table:table-cell office:value-type="float" office:value="1.93363" calcext:value-type="float">
            <text:p>1.93363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1.73695" calcext:value-type="float">
            <text:p>1.73695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1.9326" calcext:value-type="float">
            <text:p>1.9326</text:p>
          </table:table-cell>
        </table:table-row>
        <table:table-row table:style-name="ro1">
          <table:table-cell office:value-type="float" office:value="4.3056" calcext:value-type="float">
            <text:p>4.3056</text:p>
          </table:table-cell>
          <table:table-cell office:value-type="float" office:value="1.73336" calcext:value-type="float">
            <text:p>1.73336</text:p>
          </table:table-cell>
          <table:table-cell/>
          <table:table-cell office:value-type="float" office:value="4.3056" calcext:value-type="float">
            <text:p>4.3056</text:p>
          </table:table-cell>
          <table:table-cell office:value-type="float" office:value="1.93154" calcext:value-type="float">
            <text:p>1.93154</text:p>
          </table:table-cell>
        </table:table-row>
        <table:table-row table:style-name="ro1">
          <table:table-cell office:value-type="float" office:value="4.3212" calcext:value-type="float">
            <text:p>4.3212</text:p>
          </table:table-cell>
          <table:table-cell office:value-type="float" office:value="1.73586" calcext:value-type="float">
            <text:p>1.73586</text:p>
          </table:table-cell>
          <table:table-cell/>
          <table:table-cell office:value-type="float" office:value="4.3212" calcext:value-type="float">
            <text:p>4.3212</text:p>
          </table:table-cell>
          <table:table-cell office:value-type="float" office:value="1.94072" calcext:value-type="float">
            <text:p>1.94072</text:p>
          </table:table-cell>
        </table:table-row>
        <table:table-row table:style-name="ro1">
          <table:table-cell office:value-type="float" office:value="4.3368" calcext:value-type="float">
            <text:p>4.3368</text:p>
          </table:table-cell>
          <table:table-cell office:value-type="float" office:value="1.74027" calcext:value-type="float">
            <text:p>1.74027</text:p>
          </table:table-cell>
          <table:table-cell/>
          <table:table-cell office:value-type="float" office:value="4.3368" calcext:value-type="float">
            <text:p>4.3368</text:p>
          </table:table-cell>
          <table:table-cell office:value-type="float" office:value="1.95083" calcext:value-type="float">
            <text:p>1.95083</text:p>
          </table:table-cell>
        </table:table-row>
        <table:table-row table:style-name="ro1">
          <table:table-cell office:value-type="float" office:value="4.3524" calcext:value-type="float">
            <text:p>4.3524</text:p>
          </table:table-cell>
          <table:table-cell office:value-type="float" office:value="1.74161" calcext:value-type="float">
            <text:p>1.74161</text:p>
          </table:table-cell>
          <table:table-cell/>
          <table:table-cell office:value-type="float" office:value="4.3524" calcext:value-type="float">
            <text:p>4.3524</text:p>
          </table:table-cell>
          <table:table-cell office:value-type="float" office:value="1.95397" calcext:value-type="float">
            <text:p>1.95397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1.73922" calcext:value-type="float">
            <text:p>1.73922</text:p>
          </table:table-cell>
          <table:table-cell/>
          <table:table-cell office:value-type="float" office:value="4.368" calcext:value-type="float">
            <text:p>4.368</text:p>
          </table:table-cell>
          <table:table-cell office:value-type="float" office:value="1.95567" calcext:value-type="float">
            <text:p>1.95567</text:p>
          </table:table-cell>
        </table:table-row>
        <table:table-row table:style-name="ro1">
          <table:table-cell office:value-type="float" office:value="4.3836" calcext:value-type="float">
            <text:p>4.3836</text:p>
          </table:table-cell>
          <table:table-cell office:value-type="float" office:value="1.72423" calcext:value-type="float">
            <text:p>1.72423</text:p>
          </table:table-cell>
          <table:table-cell/>
          <table:table-cell office:value-type="float" office:value="4.3836" calcext:value-type="float">
            <text:p>4.3836</text:p>
          </table:table-cell>
          <table:table-cell office:value-type="float" office:value="1.96485" calcext:value-type="float">
            <text:p>1.96485</text:p>
          </table:table-cell>
        </table:table-row>
        <table:table-row table:style-name="ro1">
          <table:table-cell office:value-type="float" office:value="4.3992" calcext:value-type="float">
            <text:p>4.3992</text:p>
          </table:table-cell>
          <table:table-cell office:value-type="float" office:value="1.72764" calcext:value-type="float">
            <text:p>1.72764</text:p>
          </table:table-cell>
          <table:table-cell/>
          <table:table-cell office:value-type="float" office:value="4.3992" calcext:value-type="float">
            <text:p>4.3992</text:p>
          </table:table-cell>
          <table:table-cell office:value-type="float" office:value="1.97484" calcext:value-type="float">
            <text:p>1.97484</text:p>
          </table:table-cell>
        </table:table-row>
        <table:table-row table:style-name="ro1">
          <table:table-cell office:value-type="float" office:value="4.4148" calcext:value-type="float">
            <text:p>4.4148</text:p>
          </table:table-cell>
          <table:table-cell office:value-type="float" office:value="1.73262" calcext:value-type="float">
            <text:p>1.73262</text:p>
          </table:table-cell>
          <table:table-cell/>
          <table:table-cell office:value-type="float" office:value="4.4148" calcext:value-type="float">
            <text:p>4.4148</text:p>
          </table:table-cell>
          <table:table-cell office:value-type="float" office:value="1.98188" calcext:value-type="float">
            <text:p>1.98188</text:p>
          </table:table-cell>
        </table:table-row>
        <table:table-row table:style-name="ro1">
          <table:table-cell office:value-type="float" office:value="4.4304" calcext:value-type="float">
            <text:p>4.4304</text:p>
          </table:table-cell>
          <table:table-cell office:value-type="float" office:value="1.73492" calcext:value-type="float">
            <text:p>1.73492</text:p>
          </table:table-cell>
          <table:table-cell/>
          <table:table-cell office:value-type="float" office:value="4.4304" calcext:value-type="float">
            <text:p>4.4304</text:p>
          </table:table-cell>
          <table:table-cell office:value-type="float" office:value="1.9922" calcext:value-type="float">
            <text:p>1.9922</text:p>
          </table:table-cell>
        </table:table-row>
        <table:table-row table:style-name="ro1">
          <table:table-cell office:value-type="float" office:value="4.446" calcext:value-type="float">
            <text:p>4.446</text:p>
          </table:table-cell>
          <table:table-cell office:value-type="float" office:value="1.7217" calcext:value-type="float">
            <text:p>1.7217</text:p>
          </table:table-cell>
          <table:table-cell/>
          <table:table-cell office:value-type="float" office:value="4.446" calcext:value-type="float">
            <text:p>4.446</text:p>
          </table:table-cell>
          <table:table-cell office:value-type="float" office:value="2.00455" calcext:value-type="float">
            <text:p>2.00455</text:p>
          </table:table-cell>
        </table:table-row>
        <table:table-row table:style-name="ro1">
          <table:table-cell office:value-type="float" office:value="4.4616" calcext:value-type="float">
            <text:p>4.4616</text:p>
          </table:table-cell>
          <table:table-cell office:value-type="float" office:value="1.72203" calcext:value-type="float">
            <text:p>1.72203</text:p>
          </table:table-cell>
          <table:table-cell/>
          <table:table-cell office:value-type="float" office:value="4.4616" calcext:value-type="float">
            <text:p>4.4616</text:p>
          </table:table-cell>
          <table:table-cell office:value-type="float" office:value="2.00933" calcext:value-type="float">
            <text:p>2.00933</text:p>
          </table:table-cell>
        </table:table-row>
        <table:table-row table:style-name="ro1">
          <table:table-cell office:value-type="float" office:value="4.4772" calcext:value-type="float">
            <text:p>4.4772</text:p>
          </table:table-cell>
          <table:table-cell office:value-type="float" office:value="1.72547" calcext:value-type="float">
            <text:p>1.72547</text:p>
          </table:table-cell>
          <table:table-cell/>
          <table:table-cell office:value-type="float" office:value="4.4772" calcext:value-type="float">
            <text:p>4.4772</text:p>
          </table:table-cell>
          <table:table-cell office:value-type="float" office:value="2.01667" calcext:value-type="float">
            <text:p>2.01667</text:p>
          </table:table-cell>
        </table:table-row>
        <table:table-row table:style-name="ro1">
          <table:table-cell office:value-type="float" office:value="4.4928" calcext:value-type="float">
            <text:p>4.4928</text:p>
          </table:table-cell>
          <table:table-cell office:value-type="float" office:value="1.72429" calcext:value-type="float">
            <text:p>1.72429</text:p>
          </table:table-cell>
          <table:table-cell/>
          <table:table-cell office:value-type="float" office:value="4.4928" calcext:value-type="float">
            <text:p>4.4928</text:p>
          </table:table-cell>
          <table:table-cell office:value-type="float" office:value="2.01669" calcext:value-type="float">
            <text:p>2.01669</text:p>
          </table:table-cell>
        </table:table-row>
        <table:table-row table:style-name="ro1">
          <table:table-cell office:value-type="float" office:value="4.5084" calcext:value-type="float">
            <text:p>4.5084</text:p>
          </table:table-cell>
          <table:table-cell office:value-type="float" office:value="1.72852" calcext:value-type="float">
            <text:p>1.72852</text:p>
          </table:table-cell>
          <table:table-cell/>
          <table:table-cell office:value-type="float" office:value="4.5084" calcext:value-type="float">
            <text:p>4.5084</text:p>
          </table:table-cell>
          <table:table-cell office:value-type="float" office:value="2.02464" calcext:value-type="float">
            <text:p>2.02464</text:p>
          </table:table-cell>
        </table:table-row>
        <table:table-row table:style-name="ro1">
          <table:table-cell office:value-type="float" office:value="4.524" calcext:value-type="float">
            <text:p>4.524</text:p>
          </table:table-cell>
          <table:table-cell office:value-type="float" office:value="1.72377" calcext:value-type="float">
            <text:p>1.72377</text:p>
          </table:table-cell>
          <table:table-cell/>
          <table:table-cell office:value-type="float" office:value="4.524" calcext:value-type="float">
            <text:p>4.524</text:p>
          </table:table-cell>
          <table:table-cell office:value-type="float" office:value="2.03638" calcext:value-type="float">
            <text:p>2.03638</text:p>
          </table:table-cell>
        </table:table-row>
        <table:table-row table:style-name="ro1">
          <table:table-cell office:value-type="float" office:value="4.5396" calcext:value-type="float">
            <text:p>4.5396</text:p>
          </table:table-cell>
          <table:table-cell office:value-type="float" office:value="1.71727" calcext:value-type="float">
            <text:p>1.71727</text:p>
          </table:table-cell>
          <table:table-cell/>
          <table:table-cell office:value-type="float" office:value="4.5396" calcext:value-type="float">
            <text:p>4.5396</text:p>
          </table:table-cell>
          <table:table-cell office:value-type="float" office:value="2.04597" calcext:value-type="float">
            <text:p>2.04597</text:p>
          </table:table-cell>
        </table:table-row>
        <table:table-row table:style-name="ro1">
          <table:table-cell office:value-type="float" office:value="4.5552" calcext:value-type="float">
            <text:p>4.5552</text:p>
          </table:table-cell>
          <table:table-cell office:value-type="float" office:value="1.71782" calcext:value-type="float">
            <text:p>1.71782</text:p>
          </table:table-cell>
          <table:table-cell/>
          <table:table-cell office:value-type="float" office:value="4.5552" calcext:value-type="float">
            <text:p>4.5552</text:p>
          </table:table-cell>
          <table:table-cell office:value-type="float" office:value="2.05217" calcext:value-type="float">
            <text:p>2.05217</text:p>
          </table:table-cell>
        </table:table-row>
        <table:table-row table:style-name="ro1">
          <table:table-cell office:value-type="float" office:value="4.5708" calcext:value-type="float">
            <text:p>4.5708</text:p>
          </table:table-cell>
          <table:table-cell office:value-type="float" office:value="1.72128" calcext:value-type="float">
            <text:p>1.72128</text:p>
          </table:table-cell>
          <table:table-cell/>
          <table:table-cell office:value-type="float" office:value="4.5708" calcext:value-type="float">
            <text:p>4.5708</text:p>
          </table:table-cell>
          <table:table-cell office:value-type="float" office:value="2.04954" calcext:value-type="float">
            <text:p>2.04954</text:p>
          </table:table-cell>
        </table:table-row>
        <table:table-row table:style-name="ro1">
          <table:table-cell office:value-type="float" office:value="4.5864" calcext:value-type="float">
            <text:p>4.5864</text:p>
          </table:table-cell>
          <table:table-cell office:value-type="float" office:value="1.72897" calcext:value-type="float">
            <text:p>1.72897</text:p>
          </table:table-cell>
          <table:table-cell/>
          <table:table-cell office:value-type="float" office:value="4.5864" calcext:value-type="float">
            <text:p>4.5864</text:p>
          </table:table-cell>
          <table:table-cell office:value-type="float" office:value="2.05462" calcext:value-type="float">
            <text:p>2.05462</text:p>
          </table:table-cell>
        </table:table-row>
        <table:table-row table:style-name="ro1">
          <table:table-cell office:value-type="float" office:value="4.602" calcext:value-type="float">
            <text:p>4.602</text:p>
          </table:table-cell>
          <table:table-cell office:value-type="float" office:value="1.72958" calcext:value-type="float">
            <text:p>1.72958</text:p>
          </table:table-cell>
          <table:table-cell/>
          <table:table-cell office:value-type="float" office:value="4.602" calcext:value-type="float">
            <text:p>4.602</text:p>
          </table:table-cell>
          <table:table-cell office:value-type="float" office:value="2.05332" calcext:value-type="float">
            <text:p>2.05332</text:p>
          </table:table-cell>
        </table:table-row>
        <table:table-row table:style-name="ro1">
          <table:table-cell office:value-type="float" office:value="4.6176" calcext:value-type="float">
            <text:p>4.6176</text:p>
          </table:table-cell>
          <table:table-cell office:value-type="float" office:value="1.73473" calcext:value-type="float">
            <text:p>1.73473</text:p>
          </table:table-cell>
          <table:table-cell/>
          <table:table-cell office:value-type="float" office:value="4.6176" calcext:value-type="float">
            <text:p>4.6176</text:p>
          </table:table-cell>
          <table:table-cell office:value-type="float" office:value="2.06092" calcext:value-type="float">
            <text:p>2.06092</text:p>
          </table:table-cell>
        </table:table-row>
        <table:table-row table:style-name="ro1">
          <table:table-cell office:value-type="float" office:value="4.6332" calcext:value-type="float">
            <text:p>4.6332</text:p>
          </table:table-cell>
          <table:table-cell office:value-type="float" office:value="1.72571" calcext:value-type="float">
            <text:p>1.72571</text:p>
          </table:table-cell>
          <table:table-cell/>
          <table:table-cell office:value-type="float" office:value="4.6332" calcext:value-type="float">
            <text:p>4.6332</text:p>
          </table:table-cell>
          <table:table-cell office:value-type="float" office:value="2.06691" calcext:value-type="float">
            <text:p>2.06691</text:p>
          </table:table-cell>
        </table:table-row>
        <table:table-row table:style-name="ro1">
          <table:table-cell office:value-type="float" office:value="4.6488" calcext:value-type="float">
            <text:p>4.6488</text:p>
          </table:table-cell>
          <table:table-cell office:value-type="float" office:value="1.72997" calcext:value-type="float">
            <text:p>1.72997</text:p>
          </table:table-cell>
          <table:table-cell/>
          <table:table-cell office:value-type="float" office:value="4.6488" calcext:value-type="float">
            <text:p>4.6488</text:p>
          </table:table-cell>
          <table:table-cell office:value-type="float" office:value="2.06833" calcext:value-type="float">
            <text:p>2.06833</text:p>
          </table:table-cell>
        </table:table-row>
        <table:table-row table:style-name="ro1">
          <table:table-cell office:value-type="float" office:value="4.6644" calcext:value-type="float">
            <text:p>4.6644</text:p>
          </table:table-cell>
          <table:table-cell office:value-type="float" office:value="1.74354" calcext:value-type="float">
            <text:p>1.74354</text:p>
          </table:table-cell>
          <table:table-cell/>
          <table:table-cell office:value-type="float" office:value="4.6644" calcext:value-type="float">
            <text:p>4.6644</text:p>
          </table:table-cell>
          <table:table-cell office:value-type="float" office:value="2.07717" calcext:value-type="float">
            <text:p>2.07717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.72819" calcext:value-type="float">
            <text:p>1.72819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2.08503" calcext:value-type="float">
            <text:p>2.08503</text:p>
          </table:table-cell>
        </table:table-row>
        <table:table-row table:style-name="ro1">
          <table:table-cell office:value-type="float" office:value="4.6956" calcext:value-type="float">
            <text:p>4.6956</text:p>
          </table:table-cell>
          <table:table-cell office:value-type="float" office:value="1.73445" calcext:value-type="float">
            <text:p>1.73445</text:p>
          </table:table-cell>
          <table:table-cell/>
          <table:table-cell office:value-type="float" office:value="4.6956" calcext:value-type="float">
            <text:p>4.6956</text:p>
          </table:table-cell>
          <table:table-cell office:value-type="float" office:value="2.09293" calcext:value-type="float">
            <text:p>2.09293</text:p>
          </table:table-cell>
        </table:table-row>
        <table:table-row table:style-name="ro1">
          <table:table-cell office:value-type="float" office:value="4.7112" calcext:value-type="float">
            <text:p>4.7112</text:p>
          </table:table-cell>
          <table:table-cell office:value-type="float" office:value="1.72971" calcext:value-type="float">
            <text:p>1.72971</text:p>
          </table:table-cell>
          <table:table-cell/>
          <table:table-cell office:value-type="float" office:value="4.7112" calcext:value-type="float">
            <text:p>4.7112</text:p>
          </table:table-cell>
          <table:table-cell office:value-type="float" office:value="2.10244" calcext:value-type="float">
            <text:p>2.10244</text:p>
          </table:table-cell>
        </table:table-row>
        <table:table-row table:style-name="ro1">
          <table:table-cell office:value-type="float" office:value="4.7268" calcext:value-type="float">
            <text:p>4.7268</text:p>
          </table:table-cell>
          <table:table-cell office:value-type="float" office:value="1.72198" calcext:value-type="float">
            <text:p>1.72198</text:p>
          </table:table-cell>
          <table:table-cell/>
          <table:table-cell office:value-type="float" office:value="4.7268" calcext:value-type="float">
            <text:p>4.7268</text:p>
          </table:table-cell>
          <table:table-cell office:value-type="float" office:value="2.10184" calcext:value-type="float">
            <text:p>2.10184</text:p>
          </table:table-cell>
        </table:table-row>
        <table:table-row table:style-name="ro1">
          <table:table-cell office:value-type="float" office:value="4.7424" calcext:value-type="float">
            <text:p>4.7424</text:p>
          </table:table-cell>
          <table:table-cell office:value-type="float" office:value="1.71834" calcext:value-type="float">
            <text:p>1.71834</text:p>
          </table:table-cell>
          <table:table-cell/>
          <table:table-cell office:value-type="float" office:value="4.7424" calcext:value-type="float">
            <text:p>4.7424</text:p>
          </table:table-cell>
          <table:table-cell office:value-type="float" office:value="2.1068" calcext:value-type="float">
            <text:p>2.1068</text:p>
          </table:table-cell>
        </table:table-row>
        <table:table-row table:style-name="ro1">
          <table:table-cell office:value-type="float" office:value="4.758" calcext:value-type="float">
            <text:p>4.758</text:p>
          </table:table-cell>
          <table:table-cell office:value-type="float" office:value="1.72098" calcext:value-type="float">
            <text:p>1.72098</text:p>
          </table:table-cell>
          <table:table-cell/>
          <table:table-cell office:value-type="float" office:value="4.758" calcext:value-type="float">
            <text:p>4.758</text:p>
          </table:table-cell>
          <table:table-cell office:value-type="float" office:value="2.10833" calcext:value-type="float">
            <text:p>2.10833</text:p>
          </table:table-cell>
        </table:table-row>
        <table:table-row table:style-name="ro1">
          <table:table-cell office:value-type="float" office:value="4.7736" calcext:value-type="float">
            <text:p>4.7736</text:p>
          </table:table-cell>
          <table:table-cell office:value-type="float" office:value="1.72349" calcext:value-type="float">
            <text:p>1.72349</text:p>
          </table:table-cell>
          <table:table-cell/>
          <table:table-cell office:value-type="float" office:value="4.7736" calcext:value-type="float">
            <text:p>4.7736</text:p>
          </table:table-cell>
          <table:table-cell office:value-type="float" office:value="2.12036" calcext:value-type="float">
            <text:p>2.12036</text:p>
          </table:table-cell>
        </table:table-row>
        <table:table-row table:style-name="ro1">
          <table:table-cell office:value-type="float" office:value="4.7892" calcext:value-type="float">
            <text:p>4.7892</text:p>
          </table:table-cell>
          <table:table-cell office:value-type="float" office:value="1.72549" calcext:value-type="float">
            <text:p>1.72549</text:p>
          </table:table-cell>
          <table:table-cell/>
          <table:table-cell office:value-type="float" office:value="4.7892" calcext:value-type="float">
            <text:p>4.7892</text:p>
          </table:table-cell>
          <table:table-cell office:value-type="float" office:value="2.12834" calcext:value-type="float">
            <text:p>2.12834</text:p>
          </table:table-cell>
        </table:table-row>
        <table:table-row table:style-name="ro1">
          <table:table-cell office:value-type="float" office:value="4.8048" calcext:value-type="float">
            <text:p>4.8048</text:p>
          </table:table-cell>
          <table:table-cell office:value-type="float" office:value="1.72657" calcext:value-type="float">
            <text:p>1.72657</text:p>
          </table:table-cell>
          <table:table-cell/>
          <table:table-cell office:value-type="float" office:value="4.8048" calcext:value-type="float">
            <text:p>4.8048</text:p>
          </table:table-cell>
          <table:table-cell office:value-type="float" office:value="2.11855" calcext:value-type="float">
            <text:p>2.11855</text:p>
          </table:table-cell>
        </table:table-row>
        <table:table-row table:style-name="ro1">
          <table:table-cell office:value-type="float" office:value="4.8204" calcext:value-type="float">
            <text:p>4.8204</text:p>
          </table:table-cell>
          <table:table-cell office:value-type="float" office:value="1.72259" calcext:value-type="float">
            <text:p>1.72259</text:p>
          </table:table-cell>
          <table:table-cell/>
          <table:table-cell office:value-type="float" office:value="4.8204" calcext:value-type="float">
            <text:p>4.8204</text:p>
          </table:table-cell>
          <table:table-cell office:value-type="float" office:value="2.13043" calcext:value-type="float">
            <text:p>2.13043</text:p>
          </table:table-cell>
        </table:table-row>
        <table:table-row table:style-name="ro1">
          <table:table-cell office:value-type="float" office:value="4.836" calcext:value-type="float">
            <text:p>4.836</text:p>
          </table:table-cell>
          <table:table-cell office:value-type="float" office:value="1.71841" calcext:value-type="float">
            <text:p>1.71841</text:p>
          </table:table-cell>
          <table:table-cell/>
          <table:table-cell office:value-type="float" office:value="4.836" calcext:value-type="float">
            <text:p>4.836</text:p>
          </table:table-cell>
          <table:table-cell office:value-type="float" office:value="2.13494" calcext:value-type="float">
            <text:p>2.13494</text:p>
          </table:table-cell>
        </table:table-row>
        <table:table-row table:style-name="ro1">
          <table:table-cell office:value-type="float" office:value="4.8516" calcext:value-type="float">
            <text:p>4.8516</text:p>
          </table:table-cell>
          <table:table-cell office:value-type="float" office:value="1.71514" calcext:value-type="float">
            <text:p>1.71514</text:p>
          </table:table-cell>
          <table:table-cell/>
          <table:table-cell office:value-type="float" office:value="4.8516" calcext:value-type="float">
            <text:p>4.8516</text:p>
          </table:table-cell>
          <table:table-cell office:value-type="float" office:value="2.13782" calcext:value-type="float">
            <text:p>2.13782</text:p>
          </table:table-cell>
        </table:table-row>
        <table:table-row table:style-name="ro1">
          <table:table-cell office:value-type="float" office:value="4.8672" calcext:value-type="float">
            <text:p>4.8672</text:p>
          </table:table-cell>
          <table:table-cell office:value-type="float" office:value="1.719" calcext:value-type="float">
            <text:p>1.719</text:p>
          </table:table-cell>
          <table:table-cell/>
          <table:table-cell office:value-type="float" office:value="4.8672" calcext:value-type="float">
            <text:p>4.8672</text:p>
          </table:table-cell>
          <table:table-cell office:value-type="float" office:value="2.14196" calcext:value-type="float">
            <text:p>2.14196</text:p>
          </table:table-cell>
        </table:table-row>
        <table:table-row table:style-name="ro1">
          <table:table-cell office:value-type="float" office:value="4.8828" calcext:value-type="float">
            <text:p>4.8828</text:p>
          </table:table-cell>
          <table:table-cell office:value-type="float" office:value="1.71527" calcext:value-type="float">
            <text:p>1.71527</text:p>
          </table:table-cell>
          <table:table-cell/>
          <table:table-cell office:value-type="float" office:value="4.8828" calcext:value-type="float">
            <text:p>4.8828</text:p>
          </table:table-cell>
          <table:table-cell office:value-type="float" office:value="2.15083" calcext:value-type="float">
            <text:p>2.15083</text:p>
          </table:table-cell>
        </table:table-row>
        <table:table-row table:style-name="ro1">
          <table:table-cell office:value-type="float" office:value="4.8984" calcext:value-type="float">
            <text:p>4.8984</text:p>
          </table:table-cell>
          <table:table-cell office:value-type="float" office:value="1.71895" calcext:value-type="float">
            <text:p>1.71895</text:p>
          </table:table-cell>
          <table:table-cell/>
          <table:table-cell office:value-type="float" office:value="4.8984" calcext:value-type="float">
            <text:p>4.8984</text:p>
          </table:table-cell>
          <table:table-cell office:value-type="float" office:value="2.15325" calcext:value-type="float">
            <text:p>2.15325</text:p>
          </table:table-cell>
        </table:table-row>
        <table:table-row table:style-name="ro1">
          <table:table-cell office:value-type="float" office:value="4.914" calcext:value-type="float">
            <text:p>4.914</text:p>
          </table:table-cell>
          <table:table-cell office:value-type="float" office:value="1.71728" calcext:value-type="float">
            <text:p>1.71728</text:p>
          </table:table-cell>
          <table:table-cell/>
          <table:table-cell office:value-type="float" office:value="4.914" calcext:value-type="float">
            <text:p>4.914</text:p>
          </table:table-cell>
          <table:table-cell office:value-type="float" office:value="2.15878" calcext:value-type="float">
            <text:p>2.15878</text:p>
          </table:table-cell>
        </table:table-row>
        <table:table-row table:style-name="ro1">
          <table:table-cell office:value-type="float" office:value="4.9296" calcext:value-type="float">
            <text:p>4.9296</text:p>
          </table:table-cell>
          <table:table-cell office:value-type="float" office:value="1.71347" calcext:value-type="float">
            <text:p>1.71347</text:p>
          </table:table-cell>
          <table:table-cell/>
          <table:table-cell office:value-type="float" office:value="4.9296" calcext:value-type="float">
            <text:p>4.9296</text:p>
          </table:table-cell>
          <table:table-cell office:value-type="float" office:value="2.16939" calcext:value-type="float">
            <text:p>2.16939</text:p>
          </table:table-cell>
        </table:table-row>
        <table:table-row table:style-name="ro1">
          <table:table-cell office:value-type="float" office:value="4.9452" calcext:value-type="float">
            <text:p>4.9452</text:p>
          </table:table-cell>
          <table:table-cell office:value-type="float" office:value="1.72301" calcext:value-type="float">
            <text:p>1.72301</text:p>
          </table:table-cell>
          <table:table-cell/>
          <table:table-cell office:value-type="float" office:value="4.9452" calcext:value-type="float">
            <text:p>4.9452</text:p>
          </table:table-cell>
          <table:table-cell office:value-type="float" office:value="2.16592" calcext:value-type="float">
            <text:p>2.16592</text:p>
          </table:table-cell>
        </table:table-row>
        <table:table-row table:style-name="ro1">
          <table:table-cell office:value-type="float" office:value="4.9608" calcext:value-type="float">
            <text:p>4.9608</text:p>
          </table:table-cell>
          <table:table-cell office:value-type="float" office:value="1.71749" calcext:value-type="float">
            <text:p>1.71749</text:p>
          </table:table-cell>
          <table:table-cell/>
          <table:table-cell office:value-type="float" office:value="4.9608" calcext:value-type="float">
            <text:p>4.9608</text:p>
          </table:table-cell>
          <table:table-cell office:value-type="float" office:value="2.1764" calcext:value-type="float">
            <text:p>2.1764</text:p>
          </table:table-cell>
        </table:table-row>
        <table:table-row table:style-name="ro1">
          <table:table-cell office:value-type="float" office:value="4.9764" calcext:value-type="float">
            <text:p>4.9764</text:p>
          </table:table-cell>
          <table:table-cell office:value-type="float" office:value="1.71647" calcext:value-type="float">
            <text:p>1.71647</text:p>
          </table:table-cell>
          <table:table-cell/>
          <table:table-cell office:value-type="float" office:value="4.9764" calcext:value-type="float">
            <text:p>4.9764</text:p>
          </table:table-cell>
          <table:table-cell office:value-type="float" office:value="2.1754" calcext:value-type="float">
            <text:p>2.1754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1.71926" calcext:value-type="float">
            <text:p>1.71926</text:p>
          </table:table-cell>
          <table:table-cell/>
          <table:table-cell office:value-type="float" office:value="4.992" calcext:value-type="float">
            <text:p>4.992</text:p>
          </table:table-cell>
          <table:table-cell office:value-type="float" office:value="2.1765" calcext:value-type="float">
            <text:p>2.1765</text:p>
          </table:table-cell>
        </table:table-row>
        <table:table-row table:style-name="ro1">
          <table:table-cell office:value-type="float" office:value="5.0076" calcext:value-type="float">
            <text:p>5.0076</text:p>
          </table:table-cell>
          <table:table-cell office:value-type="float" office:value="1.71511" calcext:value-type="float">
            <text:p>1.71511</text:p>
          </table:table-cell>
          <table:table-cell/>
          <table:table-cell office:value-type="float" office:value="5.0076" calcext:value-type="float">
            <text:p>5.0076</text:p>
          </table:table-cell>
          <table:table-cell office:value-type="float" office:value="2.17479" calcext:value-type="float">
            <text:p>2.17479</text:p>
          </table:table-cell>
        </table:table-row>
        <table:table-row table:style-name="ro1">
          <table:table-cell office:value-type="float" office:value="5.0232" calcext:value-type="float">
            <text:p>5.0232</text:p>
          </table:table-cell>
          <table:table-cell office:value-type="float" office:value="1.71768" calcext:value-type="float">
            <text:p>1.71768</text:p>
          </table:table-cell>
          <table:table-cell/>
          <table:table-cell office:value-type="float" office:value="5.0232" calcext:value-type="float">
            <text:p>5.0232</text:p>
          </table:table-cell>
          <table:table-cell office:value-type="float" office:value="2.1782" calcext:value-type="float">
            <text:p>2.1782</text:p>
          </table:table-cell>
        </table:table-row>
        <table:table-row table:style-name="ro1">
          <table:table-cell office:value-type="float" office:value="5.0388" calcext:value-type="float">
            <text:p>5.0388</text:p>
          </table:table-cell>
          <table:table-cell office:value-type="float" office:value="1.71679" calcext:value-type="float">
            <text:p>1.71679</text:p>
          </table:table-cell>
          <table:table-cell/>
          <table:table-cell office:value-type="float" office:value="5.0388" calcext:value-type="float">
            <text:p>5.0388</text:p>
          </table:table-cell>
          <table:table-cell office:value-type="float" office:value="2.18846" calcext:value-type="float">
            <text:p>2.18846</text:p>
          </table:table-cell>
        </table:table-row>
        <table:table-row table:style-name="ro1">
          <table:table-cell office:value-type="float" office:value="5.0544" calcext:value-type="float">
            <text:p>5.0544</text:p>
          </table:table-cell>
          <table:table-cell office:value-type="float" office:value="1.7223" calcext:value-type="float">
            <text:p>1.7223</text:p>
          </table:table-cell>
          <table:table-cell/>
          <table:table-cell office:value-type="float" office:value="5.0544" calcext:value-type="float">
            <text:p>5.0544</text:p>
          </table:table-cell>
          <table:table-cell office:value-type="float" office:value="2.20842" calcext:value-type="float">
            <text:p>2.20842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.73061" calcext:value-type="float">
            <text:p>1.73061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2.20823" calcext:value-type="float">
            <text:p>2.20823</text:p>
          </table:table-cell>
        </table:table-row>
        <table:table-row table:style-name="ro1">
          <table:table-cell office:value-type="float" office:value="5.0856" calcext:value-type="float">
            <text:p>5.0856</text:p>
          </table:table-cell>
          <table:table-cell office:value-type="float" office:value="1.73503" calcext:value-type="float">
            <text:p>1.73503</text:p>
          </table:table-cell>
          <table:table-cell/>
          <table:table-cell office:value-type="float" office:value="5.0856" calcext:value-type="float">
            <text:p>5.0856</text:p>
          </table:table-cell>
          <table:table-cell office:value-type="float" office:value="2.20408" calcext:value-type="float">
            <text:p>2.20408</text:p>
          </table:table-cell>
        </table:table-row>
        <table:table-row table:style-name="ro1">
          <table:table-cell office:value-type="float" office:value="5.1012" calcext:value-type="float">
            <text:p>5.1012</text:p>
          </table:table-cell>
          <table:table-cell office:value-type="float" office:value="1.72514" calcext:value-type="float">
            <text:p>1.72514</text:p>
          </table:table-cell>
          <table:table-cell/>
          <table:table-cell office:value-type="float" office:value="5.1012" calcext:value-type="float">
            <text:p>5.1012</text:p>
          </table:table-cell>
          <table:table-cell office:value-type="float" office:value="2.21349" calcext:value-type="float">
            <text:p>2.21349</text:p>
          </table:table-cell>
        </table:table-row>
        <table:table-row table:style-name="ro1">
          <table:table-cell office:value-type="float" office:value="5.1168" calcext:value-type="float">
            <text:p>5.1168</text:p>
          </table:table-cell>
          <table:table-cell office:value-type="float" office:value="1.72232" calcext:value-type="float">
            <text:p>1.72232</text:p>
          </table:table-cell>
          <table:table-cell/>
          <table:table-cell office:value-type="float" office:value="5.1168" calcext:value-type="float">
            <text:p>5.1168</text:p>
          </table:table-cell>
          <table:table-cell office:value-type="float" office:value="2.22383" calcext:value-type="float">
            <text:p>2.22383</text:p>
          </table:table-cell>
        </table:table-row>
        <table:table-row table:style-name="ro1">
          <table:table-cell office:value-type="float" office:value="5.1324" calcext:value-type="float">
            <text:p>5.1324</text:p>
          </table:table-cell>
          <table:table-cell office:value-type="float" office:value="1.71801" calcext:value-type="float">
            <text:p>1.71801</text:p>
          </table:table-cell>
          <table:table-cell/>
          <table:table-cell office:value-type="float" office:value="5.1324" calcext:value-type="float">
            <text:p>5.1324</text:p>
          </table:table-cell>
          <table:table-cell office:value-type="float" office:value="2.232" calcext:value-type="float">
            <text:p>2.232</text:p>
          </table:table-cell>
        </table:table-row>
        <table:table-row table:style-name="ro1">
          <table:table-cell office:value-type="float" office:value="5.148" calcext:value-type="float">
            <text:p>5.148</text:p>
          </table:table-cell>
          <table:table-cell office:value-type="float" office:value="1.71469" calcext:value-type="float">
            <text:p>1.71469</text:p>
          </table:table-cell>
          <table:table-cell/>
          <table:table-cell office:value-type="float" office:value="5.148" calcext:value-type="float">
            <text:p>5.148</text:p>
          </table:table-cell>
          <table:table-cell office:value-type="float" office:value="2.22308" calcext:value-type="float">
            <text:p>2.22308</text:p>
          </table:table-cell>
        </table:table-row>
        <table:table-row table:style-name="ro1">
          <table:table-cell office:value-type="float" office:value="5.1636" calcext:value-type="float">
            <text:p>5.1636</text:p>
          </table:table-cell>
          <table:table-cell office:value-type="float" office:value="1.71451" calcext:value-type="float">
            <text:p>1.71451</text:p>
          </table:table-cell>
          <table:table-cell/>
          <table:table-cell office:value-type="float" office:value="5.1636" calcext:value-type="float">
            <text:p>5.1636</text:p>
          </table:table-cell>
          <table:table-cell office:value-type="float" office:value="2.22646" calcext:value-type="float">
            <text:p>2.22646</text:p>
          </table:table-cell>
        </table:table-row>
        <table:table-row table:style-name="ro1">
          <table:table-cell office:value-type="float" office:value="5.1792" calcext:value-type="float">
            <text:p>5.1792</text:p>
          </table:table-cell>
          <table:table-cell office:value-type="float" office:value="1.70998" calcext:value-type="float">
            <text:p>1.70998</text:p>
          </table:table-cell>
          <table:table-cell/>
          <table:table-cell office:value-type="float" office:value="5.1792" calcext:value-type="float">
            <text:p>5.1792</text:p>
          </table:table-cell>
          <table:table-cell office:value-type="float" office:value="2.23279" calcext:value-type="float">
            <text:p>2.23279</text:p>
          </table:table-cell>
        </table:table-row>
        <table:table-row table:style-name="ro1">
          <table:table-cell office:value-type="float" office:value="5.1948" calcext:value-type="float">
            <text:p>5.1948</text:p>
          </table:table-cell>
          <table:table-cell office:value-type="float" office:value="1.70907" calcext:value-type="float">
            <text:p>1.70907</text:p>
          </table:table-cell>
          <table:table-cell/>
          <table:table-cell office:value-type="float" office:value="5.1948" calcext:value-type="float">
            <text:p>5.1948</text:p>
          </table:table-cell>
          <table:table-cell office:value-type="float" office:value="2.24964" calcext:value-type="float">
            <text:p>2.24964</text:p>
          </table:table-cell>
        </table:table-row>
        <table:table-row table:style-name="ro1">
          <table:table-cell office:value-type="float" office:value="5.2104" calcext:value-type="float">
            <text:p>5.2104</text:p>
          </table:table-cell>
          <table:table-cell office:value-type="float" office:value="1.70554" calcext:value-type="float">
            <text:p>1.70554</text:p>
          </table:table-cell>
          <table:table-cell/>
          <table:table-cell office:value-type="float" office:value="5.2104" calcext:value-type="float">
            <text:p>5.2104</text:p>
          </table:table-cell>
          <table:table-cell office:value-type="float" office:value="2.25182" calcext:value-type="float">
            <text:p>2.25182</text:p>
          </table:table-cell>
        </table:table-row>
        <table:table-row table:style-name="ro1">
          <table:table-cell office:value-type="float" office:value="5.226" calcext:value-type="float">
            <text:p>5.226</text:p>
          </table:table-cell>
          <table:table-cell office:value-type="float" office:value="1.71401" calcext:value-type="float">
            <text:p>1.71401</text:p>
          </table:table-cell>
          <table:table-cell/>
          <table:table-cell office:value-type="float" office:value="5.226" calcext:value-type="float">
            <text:p>5.226</text:p>
          </table:table-cell>
          <table:table-cell office:value-type="float" office:value="2.25391" calcext:value-type="float">
            <text:p>2.25391</text:p>
          </table:table-cell>
        </table:table-row>
        <table:table-row table:style-name="ro1">
          <table:table-cell office:value-type="float" office:value="5.2416" calcext:value-type="float">
            <text:p>5.2416</text:p>
          </table:table-cell>
          <table:table-cell office:value-type="float" office:value="1.70888" calcext:value-type="float">
            <text:p>1.70888</text:p>
          </table:table-cell>
          <table:table-cell/>
          <table:table-cell office:value-type="float" office:value="5.2416" calcext:value-type="float">
            <text:p>5.2416</text:p>
          </table:table-cell>
          <table:table-cell office:value-type="float" office:value="2.26259" calcext:value-type="float">
            <text:p>2.26259</text:p>
          </table:table-cell>
        </table:table-row>
        <table:table-row table:style-name="ro1">
          <table:table-cell office:value-type="float" office:value="5.2572" calcext:value-type="float">
            <text:p>5.2572</text:p>
          </table:table-cell>
          <table:table-cell office:value-type="float" office:value="1.69597" calcext:value-type="float">
            <text:p>1.69597</text:p>
          </table:table-cell>
          <table:table-cell/>
          <table:table-cell office:value-type="float" office:value="5.2572" calcext:value-type="float">
            <text:p>5.2572</text:p>
          </table:table-cell>
          <table:table-cell office:value-type="float" office:value="2.26743" calcext:value-type="float">
            <text:p>2.26743</text:p>
          </table:table-cell>
        </table:table-row>
        <table:table-row table:style-name="ro1">
          <table:table-cell office:value-type="float" office:value="5.2728" calcext:value-type="float">
            <text:p>5.2728</text:p>
          </table:table-cell>
          <table:table-cell office:value-type="float" office:value="1.7034" calcext:value-type="float">
            <text:p>1.7034</text:p>
          </table:table-cell>
          <table:table-cell/>
          <table:table-cell office:value-type="float" office:value="5.2728" calcext:value-type="float">
            <text:p>5.2728</text:p>
          </table:table-cell>
          <table:table-cell office:value-type="float" office:value="2.26926" calcext:value-type="float">
            <text:p>2.26926</text:p>
          </table:table-cell>
        </table:table-row>
        <table:table-row table:style-name="ro1">
          <table:table-cell office:value-type="float" office:value="5.2884" calcext:value-type="float">
            <text:p>5.2884</text:p>
          </table:table-cell>
          <table:table-cell office:value-type="float" office:value="1.70673" calcext:value-type="float">
            <text:p>1.70673</text:p>
          </table:table-cell>
          <table:table-cell/>
          <table:table-cell office:value-type="float" office:value="5.2884" calcext:value-type="float">
            <text:p>5.2884</text:p>
          </table:table-cell>
          <table:table-cell office:value-type="float" office:value="2.26931" calcext:value-type="float">
            <text:p>2.26931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.70734" calcext:value-type="float">
            <text:p>1.70734</text:p>
          </table:table-cell>
          <table:table-cell/>
          <table:table-cell office:value-type="float" office:value="5.304" calcext:value-type="float">
            <text:p>5.304</text:p>
          </table:table-cell>
          <table:table-cell office:value-type="float" office:value="2.2672" calcext:value-type="float">
            <text:p>2.2672</text:p>
          </table:table-cell>
        </table:table-row>
        <table:table-row table:style-name="ro1">
          <table:table-cell office:value-type="float" office:value="5.3196" calcext:value-type="float">
            <text:p>5.3196</text:p>
          </table:table-cell>
          <table:table-cell office:value-type="float" office:value="1.7003" calcext:value-type="float">
            <text:p>1.7003</text:p>
          </table:table-cell>
          <table:table-cell/>
          <table:table-cell office:value-type="float" office:value="5.3196" calcext:value-type="float">
            <text:p>5.3196</text:p>
          </table:table-cell>
          <table:table-cell office:value-type="float" office:value="2.28021" calcext:value-type="float">
            <text:p>2.28021</text:p>
          </table:table-cell>
        </table:table-row>
        <table:table-row table:style-name="ro1">
          <table:table-cell office:value-type="float" office:value="5.3352" calcext:value-type="float">
            <text:p>5.3352</text:p>
          </table:table-cell>
          <table:table-cell office:value-type="float" office:value="1.7062" calcext:value-type="float">
            <text:p>1.7062</text:p>
          </table:table-cell>
          <table:table-cell/>
          <table:table-cell office:value-type="float" office:value="5.3352" calcext:value-type="float">
            <text:p>5.3352</text:p>
          </table:table-cell>
          <table:table-cell office:value-type="float" office:value="2.28513" calcext:value-type="float">
            <text:p>2.28513</text:p>
          </table:table-cell>
        </table:table-row>
        <table:table-row table:style-name="ro1">
          <table:table-cell office:value-type="float" office:value="5.3508" calcext:value-type="float">
            <text:p>5.3508</text:p>
          </table:table-cell>
          <table:table-cell office:value-type="float" office:value="1.70056" calcext:value-type="float">
            <text:p>1.70056</text:p>
          </table:table-cell>
          <table:table-cell/>
          <table:table-cell office:value-type="float" office:value="5.3508" calcext:value-type="float">
            <text:p>5.3508</text:p>
          </table:table-cell>
          <table:table-cell office:value-type="float" office:value="2.28937" calcext:value-type="float">
            <text:p>2.28937</text:p>
          </table:table-cell>
        </table:table-row>
        <table:table-row table:style-name="ro1">
          <table:table-cell office:value-type="float" office:value="5.3664" calcext:value-type="float">
            <text:p>5.3664</text:p>
          </table:table-cell>
          <table:table-cell office:value-type="float" office:value="1.69488" calcext:value-type="float">
            <text:p>1.69488</text:p>
          </table:table-cell>
          <table:table-cell/>
          <table:table-cell office:value-type="float" office:value="5.3664" calcext:value-type="float">
            <text:p>5.3664</text:p>
          </table:table-cell>
          <table:table-cell office:value-type="float" office:value="2.28533" calcext:value-type="float">
            <text:p>2.28533</text:p>
          </table:table-cell>
        </table:table-row>
        <table:table-row table:style-name="ro1">
          <table:table-cell office:value-type="float" office:value="5.382" calcext:value-type="float">
            <text:p>5.382</text:p>
          </table:table-cell>
          <table:table-cell office:value-type="float" office:value="1.70295" calcext:value-type="float">
            <text:p>1.70295</text:p>
          </table:table-cell>
          <table:table-cell/>
          <table:table-cell office:value-type="float" office:value="5.382" calcext:value-type="float">
            <text:p>5.382</text:p>
          </table:table-cell>
          <table:table-cell office:value-type="float" office:value="2.29832" calcext:value-type="float">
            <text:p>2.29832</text:p>
          </table:table-cell>
        </table:table-row>
        <table:table-row table:style-name="ro1">
          <table:table-cell office:value-type="float" office:value="5.3976" calcext:value-type="float">
            <text:p>5.3976</text:p>
          </table:table-cell>
          <table:table-cell office:value-type="float" office:value="1.70537" calcext:value-type="float">
            <text:p>1.70537</text:p>
          </table:table-cell>
          <table:table-cell/>
          <table:table-cell office:value-type="float" office:value="5.3976" calcext:value-type="float">
            <text:p>5.3976</text:p>
          </table:table-cell>
          <table:table-cell office:value-type="float" office:value="2.29876" calcext:value-type="float">
            <text:p>2.29876</text:p>
          </table:table-cell>
        </table:table-row>
        <table:table-row table:style-name="ro1">
          <table:table-cell office:value-type="float" office:value="5.4132" calcext:value-type="float">
            <text:p>5.4132</text:p>
          </table:table-cell>
          <table:table-cell office:value-type="float" office:value="1.70302" calcext:value-type="float">
            <text:p>1.70302</text:p>
          </table:table-cell>
          <table:table-cell/>
          <table:table-cell office:value-type="float" office:value="5.4132" calcext:value-type="float">
            <text:p>5.4132</text:p>
          </table:table-cell>
          <table:table-cell office:value-type="float" office:value="2.2968" calcext:value-type="float">
            <text:p>2.2968</text:p>
          </table:table-cell>
        </table:table-row>
        <table:table-row table:style-name="ro1">
          <table:table-cell office:value-type="float" office:value="5.4288" calcext:value-type="float">
            <text:p>5.4288</text:p>
          </table:table-cell>
          <table:table-cell office:value-type="float" office:value="1.69795" calcext:value-type="float">
            <text:p>1.69795</text:p>
          </table:table-cell>
          <table:table-cell/>
          <table:table-cell office:value-type="float" office:value="5.4288" calcext:value-type="float">
            <text:p>5.4288</text:p>
          </table:table-cell>
          <table:table-cell office:value-type="float" office:value="2.29511" calcext:value-type="float">
            <text:p>2.29511</text:p>
          </table:table-cell>
        </table:table-row>
        <table:table-row table:style-name="ro1">
          <table:table-cell office:value-type="float" office:value="5.4444" calcext:value-type="float">
            <text:p>5.4444</text:p>
          </table:table-cell>
          <table:table-cell office:value-type="float" office:value="1.69828" calcext:value-type="float">
            <text:p>1.69828</text:p>
          </table:table-cell>
          <table:table-cell/>
          <table:table-cell office:value-type="float" office:value="5.4444" calcext:value-type="float">
            <text:p>5.4444</text:p>
          </table:table-cell>
          <table:table-cell office:value-type="float" office:value="2.30106" calcext:value-type="float">
            <text:p>2.30106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.70126" calcext:value-type="float">
            <text:p>1.70126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2.29779" calcext:value-type="float">
            <text:p>2.29779</text:p>
          </table:table-cell>
        </table:table-row>
        <table:table-row table:style-name="ro1">
          <table:table-cell office:value-type="float" office:value="5.4756" calcext:value-type="float">
            <text:p>5.4756</text:p>
          </table:table-cell>
          <table:table-cell office:value-type="float" office:value="1.69692" calcext:value-type="float">
            <text:p>1.69692</text:p>
          </table:table-cell>
          <table:table-cell/>
          <table:table-cell office:value-type="float" office:value="5.4756" calcext:value-type="float">
            <text:p>5.4756</text:p>
          </table:table-cell>
          <table:table-cell office:value-type="float" office:value="2.29901" calcext:value-type="float">
            <text:p>2.29901</text:p>
          </table:table-cell>
        </table:table-row>
        <table:table-row table:style-name="ro1">
          <table:table-cell office:value-type="float" office:value="5.4912" calcext:value-type="float">
            <text:p>5.4912</text:p>
          </table:table-cell>
          <table:table-cell office:value-type="float" office:value="1.7038" calcext:value-type="float">
            <text:p>1.7038</text:p>
          </table:table-cell>
          <table:table-cell/>
          <table:table-cell office:value-type="float" office:value="5.4912" calcext:value-type="float">
            <text:p>5.4912</text:p>
          </table:table-cell>
          <table:table-cell office:value-type="float" office:value="2.3114" calcext:value-type="float">
            <text:p>2.3114</text:p>
          </table:table-cell>
        </table:table-row>
        <table:table-row table:style-name="ro1">
          <table:table-cell office:value-type="float" office:value="5.5068" calcext:value-type="float">
            <text:p>5.5068</text:p>
          </table:table-cell>
          <table:table-cell office:value-type="float" office:value="1.70851" calcext:value-type="float">
            <text:p>1.70851</text:p>
          </table:table-cell>
          <table:table-cell/>
          <table:table-cell office:value-type="float" office:value="5.5068" calcext:value-type="float">
            <text:p>5.5068</text:p>
          </table:table-cell>
          <table:table-cell office:value-type="float" office:value="2.31372" calcext:value-type="float">
            <text:p>2.31372</text:p>
          </table:table-cell>
        </table:table-row>
        <table:table-row table:style-name="ro1">
          <table:table-cell office:value-type="float" office:value="5.5224" calcext:value-type="float">
            <text:p>5.5224</text:p>
          </table:table-cell>
          <table:table-cell office:value-type="float" office:value="1.71403" calcext:value-type="float">
            <text:p>1.71403</text:p>
          </table:table-cell>
          <table:table-cell/>
          <table:table-cell office:value-type="float" office:value="5.5224" calcext:value-type="float">
            <text:p>5.5224</text:p>
          </table:table-cell>
          <table:table-cell office:value-type="float" office:value="2.31257" calcext:value-type="float">
            <text:p>2.31257</text:p>
          </table:table-cell>
        </table:table-row>
        <table:table-row table:style-name="ro1">
          <table:table-cell office:value-type="float" office:value="5.538" calcext:value-type="float">
            <text:p>5.538</text:p>
          </table:table-cell>
          <table:table-cell office:value-type="float" office:value="1.71821" calcext:value-type="float">
            <text:p>1.71821</text:p>
          </table:table-cell>
          <table:table-cell/>
          <table:table-cell office:value-type="float" office:value="5.538" calcext:value-type="float">
            <text:p>5.538</text:p>
          </table:table-cell>
          <table:table-cell office:value-type="float" office:value="2.31777" calcext:value-type="float">
            <text:p>2.31777</text:p>
          </table:table-cell>
        </table:table-row>
        <table:table-row table:style-name="ro1">
          <table:table-cell office:value-type="float" office:value="5.5536" calcext:value-type="float">
            <text:p>5.5536</text:p>
          </table:table-cell>
          <table:table-cell office:value-type="float" office:value="1.70775" calcext:value-type="float">
            <text:p>1.70775</text:p>
          </table:table-cell>
          <table:table-cell/>
          <table:table-cell office:value-type="float" office:value="5.5536" calcext:value-type="float">
            <text:p>5.5536</text:p>
          </table:table-cell>
          <table:table-cell office:value-type="float" office:value="2.32033" calcext:value-type="float">
            <text:p>2.32033</text:p>
          </table:table-cell>
        </table:table-row>
        <table:table-row table:style-name="ro1">
          <table:table-cell office:value-type="float" office:value="5.5692" calcext:value-type="float">
            <text:p>5.5692</text:p>
          </table:table-cell>
          <table:table-cell office:value-type="float" office:value="1.71622" calcext:value-type="float">
            <text:p>1.71622</text:p>
          </table:table-cell>
          <table:table-cell/>
          <table:table-cell office:value-type="float" office:value="5.5692" calcext:value-type="float">
            <text:p>5.5692</text:p>
          </table:table-cell>
          <table:table-cell office:value-type="float" office:value="2.3189" calcext:value-type="float">
            <text:p>2.3189</text:p>
          </table:table-cell>
        </table:table-row>
        <table:table-row table:style-name="ro1">
          <table:table-cell office:value-type="float" office:value="5.5848" calcext:value-type="float">
            <text:p>5.5848</text:p>
          </table:table-cell>
          <table:table-cell office:value-type="float" office:value="1.71599" calcext:value-type="float">
            <text:p>1.71599</text:p>
          </table:table-cell>
          <table:table-cell/>
          <table:table-cell office:value-type="float" office:value="5.5848" calcext:value-type="float">
            <text:p>5.5848</text:p>
          </table:table-cell>
          <table:table-cell office:value-type="float" office:value="2.33741" calcext:value-type="float">
            <text:p>2.33741</text:p>
          </table:table-cell>
        </table:table-row>
        <table:table-row table:style-name="ro1">
          <table:table-cell office:value-type="float" office:value="5.6004" calcext:value-type="float">
            <text:p>5.6004</text:p>
          </table:table-cell>
          <table:table-cell office:value-type="float" office:value="1.69229" calcext:value-type="float">
            <text:p>1.69229</text:p>
          </table:table-cell>
          <table:table-cell/>
          <table:table-cell office:value-type="float" office:value="5.6004" calcext:value-type="float">
            <text:p>5.6004</text:p>
          </table:table-cell>
          <table:table-cell office:value-type="float" office:value="2.3449" calcext:value-type="float">
            <text:p>2.3449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1.68785" calcext:value-type="float">
            <text:p>1.68785</text:p>
          </table:table-cell>
          <table:table-cell/>
          <table:table-cell office:value-type="float" office:value="5.616" calcext:value-type="float">
            <text:p>5.616</text:p>
          </table:table-cell>
          <table:table-cell office:value-type="float" office:value="2.34499" calcext:value-type="float">
            <text:p>2.34499</text:p>
          </table:table-cell>
        </table:table-row>
        <table:table-row table:style-name="ro1">
          <table:table-cell office:value-type="float" office:value="5.6316" calcext:value-type="float">
            <text:p>5.6316</text:p>
          </table:table-cell>
          <table:table-cell office:value-type="float" office:value="1.69775" calcext:value-type="float">
            <text:p>1.69775</text:p>
          </table:table-cell>
          <table:table-cell/>
          <table:table-cell office:value-type="float" office:value="5.6316" calcext:value-type="float">
            <text:p>5.6316</text:p>
          </table:table-cell>
          <table:table-cell office:value-type="float" office:value="2.3379" calcext:value-type="float">
            <text:p>2.3379</text:p>
          </table:table-cell>
        </table:table-row>
        <table:table-row table:style-name="ro1">
          <table:table-cell office:value-type="float" office:value="5.6472" calcext:value-type="float">
            <text:p>5.6472</text:p>
          </table:table-cell>
          <table:table-cell office:value-type="float" office:value="1.71054" calcext:value-type="float">
            <text:p>1.71054</text:p>
          </table:table-cell>
          <table:table-cell/>
          <table:table-cell office:value-type="float" office:value="5.6472" calcext:value-type="float">
            <text:p>5.6472</text:p>
          </table:table-cell>
          <table:table-cell office:value-type="float" office:value="2.34941" calcext:value-type="float">
            <text:p>2.34941</text:p>
          </table:table-cell>
        </table:table-row>
        <table:table-row table:style-name="ro1">
          <table:table-cell office:value-type="float" office:value="5.6628" calcext:value-type="float">
            <text:p>5.6628</text:p>
          </table:table-cell>
          <table:table-cell office:value-type="float" office:value="1.70738" calcext:value-type="float">
            <text:p>1.70738</text:p>
          </table:table-cell>
          <table:table-cell/>
          <table:table-cell office:value-type="float" office:value="5.6628" calcext:value-type="float">
            <text:p>5.6628</text:p>
          </table:table-cell>
          <table:table-cell office:value-type="float" office:value="2.35824" calcext:value-type="float">
            <text:p>2.35824</text:p>
          </table:table-cell>
        </table:table-row>
        <table:table-row table:style-name="ro1">
          <table:table-cell office:value-type="float" office:value="5.6784" calcext:value-type="float">
            <text:p>5.6784</text:p>
          </table:table-cell>
          <table:table-cell office:value-type="float" office:value="1.70485" calcext:value-type="float">
            <text:p>1.70485</text:p>
          </table:table-cell>
          <table:table-cell/>
          <table:table-cell office:value-type="float" office:value="5.6784" calcext:value-type="float">
            <text:p>5.6784</text:p>
          </table:table-cell>
          <table:table-cell office:value-type="float" office:value="2.37742" calcext:value-type="float">
            <text:p>2.37742</text:p>
          </table:table-cell>
        </table:table-row>
        <table:table-row table:style-name="ro1">
          <table:table-cell office:value-type="float" office:value="5.694" calcext:value-type="float">
            <text:p>5.694</text:p>
          </table:table-cell>
          <table:table-cell office:value-type="float" office:value="1.70576" calcext:value-type="float">
            <text:p>1.70576</text:p>
          </table:table-cell>
          <table:table-cell/>
          <table:table-cell office:value-type="float" office:value="5.694" calcext:value-type="float">
            <text:p>5.694</text:p>
          </table:table-cell>
          <table:table-cell office:value-type="float" office:value="2.36466" calcext:value-type="float">
            <text:p>2.36466</text:p>
          </table:table-cell>
        </table:table-row>
        <table:table-row table:style-name="ro1">
          <table:table-cell office:value-type="float" office:value="5.7096" calcext:value-type="float">
            <text:p>5.7096</text:p>
          </table:table-cell>
          <table:table-cell office:value-type="float" office:value="1.70063" calcext:value-type="float">
            <text:p>1.70063</text:p>
          </table:table-cell>
          <table:table-cell/>
          <table:table-cell office:value-type="float" office:value="5.7096" calcext:value-type="float">
            <text:p>5.7096</text:p>
          </table:table-cell>
          <table:table-cell office:value-type="float" office:value="2.37595" calcext:value-type="float">
            <text:p>2.37595</text:p>
          </table:table-cell>
        </table:table-row>
        <table:table-row table:style-name="ro1">
          <table:table-cell office:value-type="float" office:value="5.7252" calcext:value-type="float">
            <text:p>5.7252</text:p>
          </table:table-cell>
          <table:table-cell office:value-type="float" office:value="1.70149" calcext:value-type="float">
            <text:p>1.70149</text:p>
          </table:table-cell>
          <table:table-cell/>
          <table:table-cell office:value-type="float" office:value="5.7252" calcext:value-type="float">
            <text:p>5.7252</text:p>
          </table:table-cell>
          <table:table-cell office:value-type="float" office:value="2.36184" calcext:value-type="float">
            <text:p>2.36184</text:p>
          </table:table-cell>
        </table:table-row>
        <table:table-row table:style-name="ro1">
          <table:table-cell office:value-type="float" office:value="5.7408" calcext:value-type="float">
            <text:p>5.7408</text:p>
          </table:table-cell>
          <table:table-cell office:value-type="float" office:value="1.70286" calcext:value-type="float">
            <text:p>1.70286</text:p>
          </table:table-cell>
          <table:table-cell/>
          <table:table-cell office:value-type="float" office:value="5.7408" calcext:value-type="float">
            <text:p>5.7408</text:p>
          </table:table-cell>
          <table:table-cell office:value-type="float" office:value="2.36523" calcext:value-type="float">
            <text:p>2.36523</text:p>
          </table:table-cell>
        </table:table-row>
        <table:table-row table:style-name="ro1">
          <table:table-cell office:value-type="float" office:value="5.7564" calcext:value-type="float">
            <text:p>5.7564</text:p>
          </table:table-cell>
          <table:table-cell office:value-type="float" office:value="1.71396" calcext:value-type="float">
            <text:p>1.71396</text:p>
          </table:table-cell>
          <table:table-cell/>
          <table:table-cell office:value-type="float" office:value="5.7564" calcext:value-type="float">
            <text:p>5.7564</text:p>
          </table:table-cell>
          <table:table-cell office:value-type="float" office:value="2.37052" calcext:value-type="float">
            <text:p>2.37052</text:p>
          </table:table-cell>
        </table:table-row>
        <table:table-row table:style-name="ro1">
          <table:table-cell office:value-type="float" office:value="5.772" calcext:value-type="float">
            <text:p>5.772</text:p>
          </table:table-cell>
          <table:table-cell office:value-type="float" office:value="1.7048" calcext:value-type="float">
            <text:p>1.7048</text:p>
          </table:table-cell>
          <table:table-cell/>
          <table:table-cell office:value-type="float" office:value="5.772" calcext:value-type="float">
            <text:p>5.772</text:p>
          </table:table-cell>
          <table:table-cell office:value-type="float" office:value="2.37341" calcext:value-type="float">
            <text:p>2.37341</text:p>
          </table:table-cell>
        </table:table-row>
        <table:table-row table:style-name="ro1">
          <table:table-cell office:value-type="float" office:value="5.7876" calcext:value-type="float">
            <text:p>5.7876</text:p>
          </table:table-cell>
          <table:table-cell office:value-type="float" office:value="1.70748" calcext:value-type="float">
            <text:p>1.70748</text:p>
          </table:table-cell>
          <table:table-cell/>
          <table:table-cell office:value-type="float" office:value="5.7876" calcext:value-type="float">
            <text:p>5.7876</text:p>
          </table:table-cell>
          <table:table-cell office:value-type="float" office:value="2.37433" calcext:value-type="float">
            <text:p>2.37433</text:p>
          </table:table-cell>
        </table:table-row>
        <table:table-row table:style-name="ro1">
          <table:table-cell office:value-type="float" office:value="5.8032" calcext:value-type="float">
            <text:p>5.8032</text:p>
          </table:table-cell>
          <table:table-cell office:value-type="float" office:value="1.70796" calcext:value-type="float">
            <text:p>1.70796</text:p>
          </table:table-cell>
          <table:table-cell/>
          <table:table-cell office:value-type="float" office:value="5.8032" calcext:value-type="float">
            <text:p>5.8032</text:p>
          </table:table-cell>
          <table:table-cell office:value-type="float" office:value="2.37691" calcext:value-type="float">
            <text:p>2.37691</text:p>
          </table:table-cell>
        </table:table-row>
        <table:table-row table:style-name="ro1">
          <table:table-cell office:value-type="float" office:value="5.8188" calcext:value-type="float">
            <text:p>5.8188</text:p>
          </table:table-cell>
          <table:table-cell office:value-type="float" office:value="1.71115" calcext:value-type="float">
            <text:p>1.71115</text:p>
          </table:table-cell>
          <table:table-cell/>
          <table:table-cell office:value-type="float" office:value="5.8188" calcext:value-type="float">
            <text:p>5.8188</text:p>
          </table:table-cell>
          <table:table-cell office:value-type="float" office:value="2.38304" calcext:value-type="float">
            <text:p>2.38304</text:p>
          </table:table-cell>
        </table:table-row>
        <table:table-row table:style-name="ro1">
          <table:table-cell office:value-type="float" office:value="5.8344" calcext:value-type="float">
            <text:p>5.8344</text:p>
          </table:table-cell>
          <table:table-cell office:value-type="float" office:value="1.71756" calcext:value-type="float">
            <text:p>1.71756</text:p>
          </table:table-cell>
          <table:table-cell/>
          <table:table-cell office:value-type="float" office:value="5.8344" calcext:value-type="float">
            <text:p>5.8344</text:p>
          </table:table-cell>
          <table:table-cell office:value-type="float" office:value="2.39402" calcext:value-type="float">
            <text:p>2.39402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1.71242" calcext:value-type="float">
            <text:p>1.71242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2.40654" calcext:value-type="float">
            <text:p>2.40654</text:p>
          </table:table-cell>
        </table:table-row>
        <table:table-row table:style-name="ro1">
          <table:table-cell office:value-type="float" office:value="5.8656" calcext:value-type="float">
            <text:p>5.8656</text:p>
          </table:table-cell>
          <table:table-cell office:value-type="float" office:value="1.70226" calcext:value-type="float">
            <text:p>1.70226</text:p>
          </table:table-cell>
          <table:table-cell/>
          <table:table-cell office:value-type="float" office:value="5.8656" calcext:value-type="float">
            <text:p>5.8656</text:p>
          </table:table-cell>
          <table:table-cell office:value-type="float" office:value="2.40422" calcext:value-type="float">
            <text:p>2.40422</text:p>
          </table:table-cell>
        </table:table-row>
        <table:table-row table:style-name="ro1">
          <table:table-cell office:value-type="float" office:value="5.8812" calcext:value-type="float">
            <text:p>5.8812</text:p>
          </table:table-cell>
          <table:table-cell office:value-type="float" office:value="1.69393" calcext:value-type="float">
            <text:p>1.69393</text:p>
          </table:table-cell>
          <table:table-cell/>
          <table:table-cell office:value-type="float" office:value="5.8812" calcext:value-type="float">
            <text:p>5.8812</text:p>
          </table:table-cell>
          <table:table-cell office:value-type="float" office:value="2.40808" calcext:value-type="float">
            <text:p>2.40808</text:p>
          </table:table-cell>
        </table:table-row>
        <table:table-row table:style-name="ro1">
          <table:table-cell office:value-type="float" office:value="5.8968" calcext:value-type="float">
            <text:p>5.8968</text:p>
          </table:table-cell>
          <table:table-cell office:value-type="float" office:value="1.70331" calcext:value-type="float">
            <text:p>1.70331</text:p>
          </table:table-cell>
          <table:table-cell/>
          <table:table-cell office:value-type="float" office:value="5.8968" calcext:value-type="float">
            <text:p>5.8968</text:p>
          </table:table-cell>
          <table:table-cell office:value-type="float" office:value="2.4223" calcext:value-type="float">
            <text:p>2.4223</text:p>
          </table:table-cell>
        </table:table-row>
        <table:table-row table:style-name="ro1">
          <table:table-cell office:value-type="float" office:value="5.9124" calcext:value-type="float">
            <text:p>5.9124</text:p>
          </table:table-cell>
          <table:table-cell office:value-type="float" office:value="1.69503" calcext:value-type="float">
            <text:p>1.69503</text:p>
          </table:table-cell>
          <table:table-cell/>
          <table:table-cell office:value-type="float" office:value="5.9124" calcext:value-type="float">
            <text:p>5.9124</text:p>
          </table:table-cell>
          <table:table-cell office:value-type="float" office:value="2.41261" calcext:value-type="float">
            <text:p>2.41261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1.69446" calcext:value-type="float">
            <text:p>1.69446</text:p>
          </table:table-cell>
          <table:table-cell/>
          <table:table-cell office:value-type="float" office:value="5.928" calcext:value-type="float">
            <text:p>5.928</text:p>
          </table:table-cell>
          <table:table-cell office:value-type="float" office:value="2.4216" calcext:value-type="float">
            <text:p>2.4216</text:p>
          </table:table-cell>
        </table:table-row>
        <table:table-row table:style-name="ro1">
          <table:table-cell office:value-type="float" office:value="5.9436" calcext:value-type="float">
            <text:p>5.9436</text:p>
          </table:table-cell>
          <table:table-cell office:value-type="float" office:value="1.69886" calcext:value-type="float">
            <text:p>1.69886</text:p>
          </table:table-cell>
          <table:table-cell/>
          <table:table-cell office:value-type="float" office:value="5.9436" calcext:value-type="float">
            <text:p>5.9436</text:p>
          </table:table-cell>
          <table:table-cell office:value-type="float" office:value="2.42125" calcext:value-type="float">
            <text:p>2.42125</text:p>
          </table:table-cell>
        </table:table-row>
        <table:table-row table:style-name="ro1">
          <table:table-cell office:value-type="float" office:value="5.9592" calcext:value-type="float">
            <text:p>5.9592</text:p>
          </table:table-cell>
          <table:table-cell office:value-type="float" office:value="1.69753" calcext:value-type="float">
            <text:p>1.69753</text:p>
          </table:table-cell>
          <table:table-cell/>
          <table:table-cell office:value-type="float" office:value="5.9592" calcext:value-type="float">
            <text:p>5.9592</text:p>
          </table:table-cell>
          <table:table-cell office:value-type="float" office:value="2.42315" calcext:value-type="float">
            <text:p>2.42315</text:p>
          </table:table-cell>
        </table:table-row>
        <table:table-row table:style-name="ro1">
          <table:table-cell office:value-type="float" office:value="5.9748" calcext:value-type="float">
            <text:p>5.9748</text:p>
          </table:table-cell>
          <table:table-cell office:value-type="float" office:value="1.69701" calcext:value-type="float">
            <text:p>1.69701</text:p>
          </table:table-cell>
          <table:table-cell/>
          <table:table-cell office:value-type="float" office:value="5.9748" calcext:value-type="float">
            <text:p>5.9748</text:p>
          </table:table-cell>
          <table:table-cell office:value-type="float" office:value="2.41122" calcext:value-type="float">
            <text:p>2.41122</text:p>
          </table:table-cell>
        </table:table-row>
        <table:table-row table:style-name="ro1">
          <table:table-cell office:value-type="float" office:value="5.9904" calcext:value-type="float">
            <text:p>5.9904</text:p>
          </table:table-cell>
          <table:table-cell office:value-type="float" office:value="1.68995" calcext:value-type="float">
            <text:p>1.68995</text:p>
          </table:table-cell>
          <table:table-cell/>
          <table:table-cell office:value-type="float" office:value="5.9904" calcext:value-type="float">
            <text:p>5.9904</text:p>
          </table:table-cell>
          <table:table-cell office:value-type="float" office:value="2.41365" calcext:value-type="float">
            <text:p>2.41365</text:p>
          </table:table-cell>
        </table:table-row>
        <table:table-row table:style-name="ro1">
          <table:table-cell office:value-type="float" office:value="6.006" calcext:value-type="float">
            <text:p>6.006</text:p>
          </table:table-cell>
          <table:table-cell office:value-type="float" office:value="1.70453" calcext:value-type="float">
            <text:p>1.70453</text:p>
          </table:table-cell>
          <table:table-cell/>
          <table:table-cell office:value-type="float" office:value="6.006" calcext:value-type="float">
            <text:p>6.006</text:p>
          </table:table-cell>
          <table:table-cell office:value-type="float" office:value="2.41079" calcext:value-type="float">
            <text:p>2.41079</text:p>
          </table:table-cell>
        </table:table-row>
        <table:table-row table:style-name="ro1">
          <table:table-cell office:value-type="float" office:value="6.0216" calcext:value-type="float">
            <text:p>6.0216</text:p>
          </table:table-cell>
          <table:table-cell office:value-type="float" office:value="1.68899" calcext:value-type="float">
            <text:p>1.68899</text:p>
          </table:table-cell>
          <table:table-cell/>
          <table:table-cell office:value-type="float" office:value="6.0216" calcext:value-type="float">
            <text:p>6.0216</text:p>
          </table:table-cell>
          <table:table-cell office:value-type="float" office:value="2.41351" calcext:value-type="float">
            <text:p>2.41351</text:p>
          </table:table-cell>
        </table:table-row>
        <table:table-row table:style-name="ro1">
          <table:table-cell office:value-type="float" office:value="6.0372" calcext:value-type="float">
            <text:p>6.0372</text:p>
          </table:table-cell>
          <table:table-cell office:value-type="float" office:value="1.68939" calcext:value-type="float">
            <text:p>1.68939</text:p>
          </table:table-cell>
          <table:table-cell/>
          <table:table-cell office:value-type="float" office:value="6.0372" calcext:value-type="float">
            <text:p>6.0372</text:p>
          </table:table-cell>
          <table:table-cell office:value-type="float" office:value="2.41905" calcext:value-type="float">
            <text:p>2.41905</text:p>
          </table:table-cell>
        </table:table-row>
        <table:table-row table:style-name="ro1">
          <table:table-cell office:value-type="float" office:value="6.0528" calcext:value-type="float">
            <text:p>6.0528</text:p>
          </table:table-cell>
          <table:table-cell office:value-type="float" office:value="1.68839" calcext:value-type="float">
            <text:p>1.68839</text:p>
          </table:table-cell>
          <table:table-cell/>
          <table:table-cell office:value-type="float" office:value="6.0528" calcext:value-type="float">
            <text:p>6.0528</text:p>
          </table:table-cell>
          <table:table-cell office:value-type="float" office:value="2.41998" calcext:value-type="float">
            <text:p>2.41998</text:p>
          </table:table-cell>
        </table:table-row>
        <table:table-row table:style-name="ro1">
          <table:table-cell office:value-type="float" office:value="6.0684" calcext:value-type="float">
            <text:p>6.0684</text:p>
          </table:table-cell>
          <table:table-cell office:value-type="float" office:value="1.6885" calcext:value-type="float">
            <text:p>1.6885</text:p>
          </table:table-cell>
          <table:table-cell/>
          <table:table-cell office:value-type="float" office:value="6.0684" calcext:value-type="float">
            <text:p>6.0684</text:p>
          </table:table-cell>
          <table:table-cell office:value-type="float" office:value="2.41394" calcext:value-type="float">
            <text:p>2.41394</text:p>
          </table:table-cell>
        </table:table-row>
        <table:table-row table:style-name="ro1">
          <table:table-cell office:value-type="float" office:value="6.084" calcext:value-type="float">
            <text:p>6.084</text:p>
          </table:table-cell>
          <table:table-cell office:value-type="float" office:value="1.68331" calcext:value-type="float">
            <text:p>1.68331</text:p>
          </table:table-cell>
          <table:table-cell/>
          <table:table-cell office:value-type="float" office:value="6.084" calcext:value-type="float">
            <text:p>6.084</text:p>
          </table:table-cell>
          <table:table-cell office:value-type="float" office:value="2.40774" calcext:value-type="float">
            <text:p>2.40774</text:p>
          </table:table-cell>
        </table:table-row>
        <table:table-row table:style-name="ro1">
          <table:table-cell office:value-type="float" office:value="6.0996" calcext:value-type="float">
            <text:p>6.0996</text:p>
          </table:table-cell>
          <table:table-cell office:value-type="float" office:value="1.68125" calcext:value-type="float">
            <text:p>1.68125</text:p>
          </table:table-cell>
          <table:table-cell/>
          <table:table-cell office:value-type="float" office:value="6.0996" calcext:value-type="float">
            <text:p>6.0996</text:p>
          </table:table-cell>
          <table:table-cell office:value-type="float" office:value="2.40921" calcext:value-type="float">
            <text:p>2.40921</text:p>
          </table:table-cell>
        </table:table-row>
        <table:table-row table:style-name="ro1">
          <table:table-cell office:value-type="float" office:value="6.1152" calcext:value-type="float">
            <text:p>6.1152</text:p>
          </table:table-cell>
          <table:table-cell office:value-type="float" office:value="1.68448" calcext:value-type="float">
            <text:p>1.68448</text:p>
          </table:table-cell>
          <table:table-cell/>
          <table:table-cell office:value-type="float" office:value="6.1152" calcext:value-type="float">
            <text:p>6.1152</text:p>
          </table:table-cell>
          <table:table-cell office:value-type="float" office:value="2.41665" calcext:value-type="float">
            <text:p>2.41665</text:p>
          </table:table-cell>
        </table:table-row>
        <table:table-row table:style-name="ro1">
          <table:table-cell office:value-type="float" office:value="6.1308" calcext:value-type="float">
            <text:p>6.1308</text:p>
          </table:table-cell>
          <table:table-cell office:value-type="float" office:value="1.69158" calcext:value-type="float">
            <text:p>1.69158</text:p>
          </table:table-cell>
          <table:table-cell/>
          <table:table-cell office:value-type="float" office:value="6.1308" calcext:value-type="float">
            <text:p>6.1308</text:p>
          </table:table-cell>
          <table:table-cell office:value-type="float" office:value="2.41427" calcext:value-type="float">
            <text:p>2.41427</text:p>
          </table:table-cell>
        </table:table-row>
        <table:table-row table:style-name="ro1">
          <table:table-cell office:value-type="float" office:value="6.1464" calcext:value-type="float">
            <text:p>6.1464</text:p>
          </table:table-cell>
          <table:table-cell office:value-type="float" office:value="1.69161" calcext:value-type="float">
            <text:p>1.69161</text:p>
          </table:table-cell>
          <table:table-cell/>
          <table:table-cell office:value-type="float" office:value="6.1464" calcext:value-type="float">
            <text:p>6.1464</text:p>
          </table:table-cell>
          <table:table-cell office:value-type="float" office:value="2.40769" calcext:value-type="float">
            <text:p>2.40769</text:p>
          </table:table-cell>
        </table:table-row>
        <table:table-row table:style-name="ro1">
          <table:table-cell office:value-type="float" office:value="6.162" calcext:value-type="float">
            <text:p>6.162</text:p>
          </table:table-cell>
          <table:table-cell office:value-type="float" office:value="1.69473" calcext:value-type="float">
            <text:p>1.69473</text:p>
          </table:table-cell>
          <table:table-cell/>
          <table:table-cell office:value-type="float" office:value="6.162" calcext:value-type="float">
            <text:p>6.162</text:p>
          </table:table-cell>
          <table:table-cell office:value-type="float" office:value="2.42001" calcext:value-type="float">
            <text:p>2.42001</text:p>
          </table:table-cell>
        </table:table-row>
        <table:table-row table:style-name="ro1">
          <table:table-cell office:value-type="float" office:value="6.1776" calcext:value-type="float">
            <text:p>6.1776</text:p>
          </table:table-cell>
          <table:table-cell office:value-type="float" office:value="1.69025" calcext:value-type="float">
            <text:p>1.69025</text:p>
          </table:table-cell>
          <table:table-cell/>
          <table:table-cell office:value-type="float" office:value="6.1776" calcext:value-type="float">
            <text:p>6.1776</text:p>
          </table:table-cell>
          <table:table-cell office:value-type="float" office:value="2.42042" calcext:value-type="float">
            <text:p>2.42042</text:p>
          </table:table-cell>
        </table:table-row>
        <table:table-row table:style-name="ro1">
          <table:table-cell office:value-type="float" office:value="6.1932" calcext:value-type="float">
            <text:p>6.1932</text:p>
          </table:table-cell>
          <table:table-cell office:value-type="float" office:value="1.6821" calcext:value-type="float">
            <text:p>1.6821</text:p>
          </table:table-cell>
          <table:table-cell/>
          <table:table-cell office:value-type="float" office:value="6.1932" calcext:value-type="float">
            <text:p>6.1932</text:p>
          </table:table-cell>
          <table:table-cell office:value-type="float" office:value="2.42533" calcext:value-type="float">
            <text:p>2.42533</text:p>
          </table:table-cell>
        </table:table-row>
        <table:table-row table:style-name="ro1">
          <table:table-cell office:value-type="float" office:value="6.2088" calcext:value-type="float">
            <text:p>6.2088</text:p>
          </table:table-cell>
          <table:table-cell office:value-type="float" office:value="1.67617" calcext:value-type="float">
            <text:p>1.67617</text:p>
          </table:table-cell>
          <table:table-cell/>
          <table:table-cell office:value-type="float" office:value="6.2088" calcext:value-type="float">
            <text:p>6.2088</text:p>
          </table:table-cell>
          <table:table-cell office:value-type="float" office:value="2.43233" calcext:value-type="float">
            <text:p>2.43233</text:p>
          </table:table-cell>
        </table:table-row>
        <table:table-row table:style-name="ro1">
          <table:table-cell office:value-type="float" office:value="6.2244" calcext:value-type="float">
            <text:p>6.2244</text:p>
          </table:table-cell>
          <table:table-cell office:value-type="float" office:value="1.68762" calcext:value-type="float">
            <text:p>1.68762</text:p>
          </table:table-cell>
          <table:table-cell/>
          <table:table-cell office:value-type="float" office:value="6.2244" calcext:value-type="float">
            <text:p>6.2244</text:p>
          </table:table-cell>
          <table:table-cell office:value-type="float" office:value="2.43472" calcext:value-type="float">
            <text:p>2.43472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1.68632" calcext:value-type="float">
            <text:p>1.68632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2.44797" calcext:value-type="float">
            <text:p>2.44797</text:p>
          </table:table-cell>
        </table:table-row>
        <table:table-row table:style-name="ro1">
          <table:table-cell office:value-type="float" office:value="6.2556" calcext:value-type="float">
            <text:p>6.2556</text:p>
          </table:table-cell>
          <table:table-cell office:value-type="float" office:value="1.67882" calcext:value-type="float">
            <text:p>1.67882</text:p>
          </table:table-cell>
          <table:table-cell/>
          <table:table-cell office:value-type="float" office:value="6.2556" calcext:value-type="float">
            <text:p>6.2556</text:p>
          </table:table-cell>
          <table:table-cell office:value-type="float" office:value="2.43135" calcext:value-type="float">
            <text:p>2.43135</text:p>
          </table:table-cell>
        </table:table-row>
        <table:table-row table:style-name="ro1">
          <table:table-cell office:value-type="float" office:value="6.2712" calcext:value-type="float">
            <text:p>6.2712</text:p>
          </table:table-cell>
          <table:table-cell office:value-type="float" office:value="1.68599" calcext:value-type="float">
            <text:p>1.68599</text:p>
          </table:table-cell>
          <table:table-cell/>
          <table:table-cell office:value-type="float" office:value="6.2712" calcext:value-type="float">
            <text:p>6.2712</text:p>
          </table:table-cell>
          <table:table-cell office:value-type="float" office:value="2.43835" calcext:value-type="float">
            <text:p>2.43835</text:p>
          </table:table-cell>
        </table:table-row>
        <table:table-row table:style-name="ro1">
          <table:table-cell office:value-type="float" office:value="6.2868" calcext:value-type="float">
            <text:p>6.2868</text:p>
          </table:table-cell>
          <table:table-cell office:value-type="float" office:value="1.68544" calcext:value-type="float">
            <text:p>1.68544</text:p>
          </table:table-cell>
          <table:table-cell/>
          <table:table-cell office:value-type="float" office:value="6.2868" calcext:value-type="float">
            <text:p>6.2868</text:p>
          </table:table-cell>
          <table:table-cell office:value-type="float" office:value="2.43865" calcext:value-type="float">
            <text:p>2.43865</text:p>
          </table:table-cell>
        </table:table-row>
        <table:table-row table:style-name="ro1">
          <table:table-cell office:value-type="float" office:value="6.3024" calcext:value-type="float">
            <text:p>6.3024</text:p>
          </table:table-cell>
          <table:table-cell office:value-type="float" office:value="1.68502" calcext:value-type="float">
            <text:p>1.68502</text:p>
          </table:table-cell>
          <table:table-cell/>
          <table:table-cell office:value-type="float" office:value="6.3024" calcext:value-type="float">
            <text:p>6.3024</text:p>
          </table:table-cell>
          <table:table-cell office:value-type="float" office:value="2.43301" calcext:value-type="float">
            <text:p>2.43301</text:p>
          </table:table-cell>
        </table:table-row>
        <table:table-row table:style-name="ro1">
          <table:table-cell office:value-type="float" office:value="6.318" calcext:value-type="float">
            <text:p>6.318</text:p>
          </table:table-cell>
          <table:table-cell office:value-type="float" office:value="1.68458" calcext:value-type="float">
            <text:p>1.68458</text:p>
          </table:table-cell>
          <table:table-cell/>
          <table:table-cell office:value-type="float" office:value="6.318" calcext:value-type="float">
            <text:p>6.318</text:p>
          </table:table-cell>
          <table:table-cell office:value-type="float" office:value="2.42775" calcext:value-type="float">
            <text:p>2.42775</text:p>
          </table:table-cell>
        </table:table-row>
        <table:table-row table:style-name="ro1">
          <table:table-cell office:value-type="float" office:value="6.3336" calcext:value-type="float">
            <text:p>6.3336</text:p>
          </table:table-cell>
          <table:table-cell office:value-type="float" office:value="1.68875" calcext:value-type="float">
            <text:p>1.68875</text:p>
          </table:table-cell>
          <table:table-cell/>
          <table:table-cell office:value-type="float" office:value="6.3336" calcext:value-type="float">
            <text:p>6.3336</text:p>
          </table:table-cell>
          <table:table-cell office:value-type="float" office:value="2.4299" calcext:value-type="float">
            <text:p>2.4299</text:p>
          </table:table-cell>
        </table:table-row>
        <table:table-row table:style-name="ro1">
          <table:table-cell office:value-type="float" office:value="6.3492" calcext:value-type="float">
            <text:p>6.3492</text:p>
          </table:table-cell>
          <table:table-cell office:value-type="float" office:value="1.68575" calcext:value-type="float">
            <text:p>1.68575</text:p>
          </table:table-cell>
          <table:table-cell/>
          <table:table-cell office:value-type="float" office:value="6.3492" calcext:value-type="float">
            <text:p>6.3492</text:p>
          </table:table-cell>
          <table:table-cell office:value-type="float" office:value="2.42807" calcext:value-type="float">
            <text:p>2.42807</text:p>
          </table:table-cell>
        </table:table-row>
        <table:table-row table:style-name="ro1">
          <table:table-cell office:value-type="float" office:value="6.3648" calcext:value-type="float">
            <text:p>6.3648</text:p>
          </table:table-cell>
          <table:table-cell office:value-type="float" office:value="1.68248" calcext:value-type="float">
            <text:p>1.68248</text:p>
          </table:table-cell>
          <table:table-cell/>
          <table:table-cell office:value-type="float" office:value="6.3648" calcext:value-type="float">
            <text:p>6.3648</text:p>
          </table:table-cell>
          <table:table-cell office:value-type="float" office:value="2.43426" calcext:value-type="float">
            <text:p>2.43426</text:p>
          </table:table-cell>
        </table:table-row>
        <table:table-row table:style-name="ro1">
          <table:table-cell office:value-type="float" office:value="6.3804" calcext:value-type="float">
            <text:p>6.3804</text:p>
          </table:table-cell>
          <table:table-cell office:value-type="float" office:value="1.67709" calcext:value-type="float">
            <text:p>1.67709</text:p>
          </table:table-cell>
          <table:table-cell/>
          <table:table-cell office:value-type="float" office:value="6.3804" calcext:value-type="float">
            <text:p>6.3804</text:p>
          </table:table-cell>
          <table:table-cell office:value-type="float" office:value="2.44337" calcext:value-type="float">
            <text:p>2.44337</text:p>
          </table:table-cell>
        </table:table-row>
        <table:table-row table:style-name="ro1">
          <table:table-cell office:value-type="float" office:value="6.396" calcext:value-type="float">
            <text:p>6.396</text:p>
          </table:table-cell>
          <table:table-cell office:value-type="float" office:value="1.68572" calcext:value-type="float">
            <text:p>1.68572</text:p>
          </table:table-cell>
          <table:table-cell/>
          <table:table-cell office:value-type="float" office:value="6.396" calcext:value-type="float">
            <text:p>6.396</text:p>
          </table:table-cell>
          <table:table-cell office:value-type="float" office:value="2.45182" calcext:value-type="float">
            <text:p>2.45182</text:p>
          </table:table-cell>
        </table:table-row>
        <table:table-row table:style-name="ro1">
          <table:table-cell office:value-type="float" office:value="6.4116" calcext:value-type="float">
            <text:p>6.4116</text:p>
          </table:table-cell>
          <table:table-cell office:value-type="float" office:value="1.68466" calcext:value-type="float">
            <text:p>1.68466</text:p>
          </table:table-cell>
          <table:table-cell/>
          <table:table-cell office:value-type="float" office:value="6.4116" calcext:value-type="float">
            <text:p>6.4116</text:p>
          </table:table-cell>
          <table:table-cell office:value-type="float" office:value="2.45046" calcext:value-type="float">
            <text:p>2.45046</text:p>
          </table:table-cell>
        </table:table-row>
        <table:table-row table:style-name="ro1">
          <table:table-cell office:value-type="float" office:value="6.4272" calcext:value-type="float">
            <text:p>6.4272</text:p>
          </table:table-cell>
          <table:table-cell office:value-type="float" office:value="1.68034" calcext:value-type="float">
            <text:p>1.68034</text:p>
          </table:table-cell>
          <table:table-cell/>
          <table:table-cell office:value-type="float" office:value="6.4272" calcext:value-type="float">
            <text:p>6.4272</text:p>
          </table:table-cell>
          <table:table-cell office:value-type="float" office:value="2.45634" calcext:value-type="float">
            <text:p>2.45634</text:p>
          </table:table-cell>
        </table:table-row>
        <table:table-row table:style-name="ro1">
          <table:table-cell office:value-type="float" office:value="6.4428" calcext:value-type="float">
            <text:p>6.4428</text:p>
          </table:table-cell>
          <table:table-cell office:value-type="float" office:value="1.68491" calcext:value-type="float">
            <text:p>1.68491</text:p>
          </table:table-cell>
          <table:table-cell/>
          <table:table-cell office:value-type="float" office:value="6.4428" calcext:value-type="float">
            <text:p>6.4428</text:p>
          </table:table-cell>
          <table:table-cell office:value-type="float" office:value="2.44221" calcext:value-type="float">
            <text:p>2.44221</text:p>
          </table:table-cell>
        </table:table-row>
        <table:table-row table:style-name="ro1">
          <table:table-cell office:value-type="float" office:value="6.4584" calcext:value-type="float">
            <text:p>6.4584</text:p>
          </table:table-cell>
          <table:table-cell office:value-type="float" office:value="1.68092" calcext:value-type="float">
            <text:p>1.68092</text:p>
          </table:table-cell>
          <table:table-cell/>
          <table:table-cell office:value-type="float" office:value="6.4584" calcext:value-type="float">
            <text:p>6.4584</text:p>
          </table:table-cell>
          <table:table-cell office:value-type="float" office:value="2.45388" calcext:value-type="float">
            <text:p>2.45388</text:p>
          </table:table-cell>
        </table:table-row>
        <table:table-row table:style-name="ro1">
          <table:table-cell office:value-type="float" office:value="6.474" calcext:value-type="float">
            <text:p>6.474</text:p>
          </table:table-cell>
          <table:table-cell office:value-type="float" office:value="1.69088" calcext:value-type="float">
            <text:p>1.69088</text:p>
          </table:table-cell>
          <table:table-cell/>
          <table:table-cell office:value-type="float" office:value="6.474" calcext:value-type="float">
            <text:p>6.474</text:p>
          </table:table-cell>
          <table:table-cell office:value-type="float" office:value="2.45243" calcext:value-type="float">
            <text:p>2.45243</text:p>
          </table:table-cell>
        </table:table-row>
        <table:table-row table:style-name="ro1">
          <table:table-cell office:value-type="float" office:value="6.4896" calcext:value-type="float">
            <text:p>6.4896</text:p>
          </table:table-cell>
          <table:table-cell office:value-type="float" office:value="1.69819" calcext:value-type="float">
            <text:p>1.69819</text:p>
          </table:table-cell>
          <table:table-cell/>
          <table:table-cell office:value-type="float" office:value="6.4896" calcext:value-type="float">
            <text:p>6.4896</text:p>
          </table:table-cell>
          <table:table-cell office:value-type="float" office:value="2.45654" calcext:value-type="float">
            <text:p>2.45654</text:p>
          </table:table-cell>
        </table:table-row>
        <table:table-row table:style-name="ro1">
          <table:table-cell office:value-type="float" office:value="6.5052" calcext:value-type="float">
            <text:p>6.5052</text:p>
          </table:table-cell>
          <table:table-cell office:value-type="float" office:value="1.69234" calcext:value-type="float">
            <text:p>1.69234</text:p>
          </table:table-cell>
          <table:table-cell/>
          <table:table-cell office:value-type="float" office:value="6.5052" calcext:value-type="float">
            <text:p>6.5052</text:p>
          </table:table-cell>
          <table:table-cell office:value-type="float" office:value="2.45163" calcext:value-type="float">
            <text:p>2.45163</text:p>
          </table:table-cell>
        </table:table-row>
        <table:table-row table:style-name="ro1">
          <table:table-cell office:value-type="float" office:value="6.5208" calcext:value-type="float">
            <text:p>6.5208</text:p>
          </table:table-cell>
          <table:table-cell office:value-type="float" office:value="1.69812" calcext:value-type="float">
            <text:p>1.69812</text:p>
          </table:table-cell>
          <table:table-cell/>
          <table:table-cell office:value-type="float" office:value="6.5208" calcext:value-type="float">
            <text:p>6.5208</text:p>
          </table:table-cell>
          <table:table-cell office:value-type="float" office:value="2.46323" calcext:value-type="float">
            <text:p>2.46323</text:p>
          </table:table-cell>
        </table:table-row>
        <table:table-row table:style-name="ro1">
          <table:table-cell office:value-type="float" office:value="6.5364" calcext:value-type="float">
            <text:p>6.5364</text:p>
          </table:table-cell>
          <table:table-cell office:value-type="float" office:value="1.69914" calcext:value-type="float">
            <text:p>1.69914</text:p>
          </table:table-cell>
          <table:table-cell/>
          <table:table-cell office:value-type="float" office:value="6.5364" calcext:value-type="float">
            <text:p>6.5364</text:p>
          </table:table-cell>
          <table:table-cell office:value-type="float" office:value="2.46168" calcext:value-type="float">
            <text:p>2.46168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1.68465" calcext:value-type="float">
            <text:p>1.68465</text:p>
          </table:table-cell>
          <table:table-cell/>
          <table:table-cell office:value-type="float" office:value="6.552" calcext:value-type="float">
            <text:p>6.552</text:p>
          </table:table-cell>
          <table:table-cell office:value-type="float" office:value="2.47165" calcext:value-type="float">
            <text:p>2.47165</text:p>
          </table:table-cell>
        </table:table-row>
        <table:table-row table:style-name="ro1">
          <table:table-cell office:value-type="float" office:value="6.5676" calcext:value-type="float">
            <text:p>6.5676</text:p>
          </table:table-cell>
          <table:table-cell office:value-type="float" office:value="1.68727" calcext:value-type="float">
            <text:p>1.68727</text:p>
          </table:table-cell>
          <table:table-cell/>
          <table:table-cell office:value-type="float" office:value="6.5676" calcext:value-type="float">
            <text:p>6.5676</text:p>
          </table:table-cell>
          <table:table-cell office:value-type="float" office:value="2.47672" calcext:value-type="float">
            <text:p>2.47672</text:p>
          </table:table-cell>
        </table:table-row>
        <table:table-row table:style-name="ro1">
          <table:table-cell office:value-type="float" office:value="6.5832" calcext:value-type="float">
            <text:p>6.5832</text:p>
          </table:table-cell>
          <table:table-cell office:value-type="float" office:value="1.6878" calcext:value-type="float">
            <text:p>1.6878</text:p>
          </table:table-cell>
          <table:table-cell/>
          <table:table-cell office:value-type="float" office:value="6.5832" calcext:value-type="float">
            <text:p>6.5832</text:p>
          </table:table-cell>
          <table:table-cell office:value-type="float" office:value="2.48586" calcext:value-type="float">
            <text:p>2.48586</text:p>
          </table:table-cell>
        </table:table-row>
        <table:table-row table:style-name="ro1">
          <table:table-cell office:value-type="float" office:value="6.5988" calcext:value-type="float">
            <text:p>6.5988</text:p>
          </table:table-cell>
          <table:table-cell office:value-type="float" office:value="1.68817" calcext:value-type="float">
            <text:p>1.68817</text:p>
          </table:table-cell>
          <table:table-cell/>
          <table:table-cell office:value-type="float" office:value="6.5988" calcext:value-type="float">
            <text:p>6.5988</text:p>
          </table:table-cell>
          <table:table-cell office:value-type="float" office:value="2.48835" calcext:value-type="float">
            <text:p>2.48835</text:p>
          </table:table-cell>
        </table:table-row>
        <table:table-row table:style-name="ro1">
          <table:table-cell office:value-type="float" office:value="6.6144" calcext:value-type="float">
            <text:p>6.6144</text:p>
          </table:table-cell>
          <table:table-cell office:value-type="float" office:value="1.68445" calcext:value-type="float">
            <text:p>1.68445</text:p>
          </table:table-cell>
          <table:table-cell/>
          <table:table-cell office:value-type="float" office:value="6.6144" calcext:value-type="float">
            <text:p>6.6144</text:p>
          </table:table-cell>
          <table:table-cell office:value-type="float" office:value="2.49077" calcext:value-type="float">
            <text:p>2.49077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1.68153" calcext:value-type="float">
            <text:p>1.68153</text:p>
          </table:table-cell>
          <table:table-cell/>
          <table:table-cell office:value-type="float" office:value="6.63" calcext:value-type="float">
            <text:p>6.63</text:p>
          </table:table-cell>
          <table:table-cell office:value-type="float" office:value="2.48009" calcext:value-type="float">
            <text:p>2.48009</text:p>
          </table:table-cell>
        </table:table-row>
        <table:table-row table:style-name="ro1">
          <table:table-cell office:value-type="float" office:value="6.6456" calcext:value-type="float">
            <text:p>6.6456</text:p>
          </table:table-cell>
          <table:table-cell office:value-type="float" office:value="1.69913" calcext:value-type="float">
            <text:p>1.69913</text:p>
          </table:table-cell>
          <table:table-cell/>
          <table:table-cell office:value-type="float" office:value="6.6456" calcext:value-type="float">
            <text:p>6.6456</text:p>
          </table:table-cell>
          <table:table-cell office:value-type="float" office:value="2.48258" calcext:value-type="float">
            <text:p>2.48258</text:p>
          </table:table-cell>
        </table:table-row>
        <table:table-row table:style-name="ro1">
          <table:table-cell office:value-type="float" office:value="6.6612" calcext:value-type="float">
            <text:p>6.6612</text:p>
          </table:table-cell>
          <table:table-cell office:value-type="float" office:value="1.69806" calcext:value-type="float">
            <text:p>1.69806</text:p>
          </table:table-cell>
          <table:table-cell/>
          <table:table-cell office:value-type="float" office:value="6.6612" calcext:value-type="float">
            <text:p>6.6612</text:p>
          </table:table-cell>
          <table:table-cell office:value-type="float" office:value="2.4929" calcext:value-type="float">
            <text:p>2.4929</text:p>
          </table:table-cell>
        </table:table-row>
        <table:table-row table:style-name="ro1">
          <table:table-cell office:value-type="float" office:value="6.6768" calcext:value-type="float">
            <text:p>6.6768</text:p>
          </table:table-cell>
          <table:table-cell office:value-type="float" office:value="1.69769" calcext:value-type="float">
            <text:p>1.69769</text:p>
          </table:table-cell>
          <table:table-cell/>
          <table:table-cell office:value-type="float" office:value="6.6768" calcext:value-type="float">
            <text:p>6.6768</text:p>
          </table:table-cell>
          <table:table-cell office:value-type="float" office:value="2.50177" calcext:value-type="float">
            <text:p>2.50177</text:p>
          </table:table-cell>
        </table:table-row>
        <table:table-row table:style-name="ro1">
          <table:table-cell office:value-type="float" office:value="6.6924" calcext:value-type="float">
            <text:p>6.6924</text:p>
          </table:table-cell>
          <table:table-cell office:value-type="float" office:value="1.69334" calcext:value-type="float">
            <text:p>1.69334</text:p>
          </table:table-cell>
          <table:table-cell/>
          <table:table-cell office:value-type="float" office:value="6.6924" calcext:value-type="float">
            <text:p>6.6924</text:p>
          </table:table-cell>
          <table:table-cell office:value-type="float" office:value="2.48994" calcext:value-type="float">
            <text:p>2.48994</text:p>
          </table:table-cell>
        </table:table-row>
        <table:table-row table:style-name="ro1">
          <table:table-cell office:value-type="float" office:value="6.708" calcext:value-type="float">
            <text:p>6.708</text:p>
          </table:table-cell>
          <table:table-cell office:value-type="float" office:value="1.69447" calcext:value-type="float">
            <text:p>1.69447</text:p>
          </table:table-cell>
          <table:table-cell/>
          <table:table-cell office:value-type="float" office:value="6.708" calcext:value-type="float">
            <text:p>6.708</text:p>
          </table:table-cell>
          <table:table-cell office:value-type="float" office:value="2.49948" calcext:value-type="float">
            <text:p>2.49948</text:p>
          </table:table-cell>
        </table:table-row>
        <table:table-row table:style-name="ro1">
          <table:table-cell office:value-type="float" office:value="6.7236" calcext:value-type="float">
            <text:p>6.7236</text:p>
          </table:table-cell>
          <table:table-cell office:value-type="float" office:value="1.69632" calcext:value-type="float">
            <text:p>1.69632</text:p>
          </table:table-cell>
          <table:table-cell/>
          <table:table-cell office:value-type="float" office:value="6.7236" calcext:value-type="float">
            <text:p>6.7236</text:p>
          </table:table-cell>
          <table:table-cell office:value-type="float" office:value="2.50467" calcext:value-type="float">
            <text:p>2.50467</text:p>
          </table:table-cell>
        </table:table-row>
        <table:table-row table:style-name="ro1">
          <table:table-cell office:value-type="float" office:value="6.7392" calcext:value-type="float">
            <text:p>6.7392</text:p>
          </table:table-cell>
          <table:table-cell office:value-type="float" office:value="1.69681" calcext:value-type="float">
            <text:p>1.69681</text:p>
          </table:table-cell>
          <table:table-cell/>
          <table:table-cell office:value-type="float" office:value="6.7392" calcext:value-type="float">
            <text:p>6.7392</text:p>
          </table:table-cell>
          <table:table-cell office:value-type="float" office:value="2.51104" calcext:value-type="float">
            <text:p>2.51104</text:p>
          </table:table-cell>
        </table:table-row>
        <table:table-row table:style-name="ro1">
          <table:table-cell office:value-type="float" office:value="6.7548" calcext:value-type="float">
            <text:p>6.7548</text:p>
          </table:table-cell>
          <table:table-cell office:value-type="float" office:value="1.68655" calcext:value-type="float">
            <text:p>1.68655</text:p>
          </table:table-cell>
          <table:table-cell/>
          <table:table-cell office:value-type="float" office:value="6.7548" calcext:value-type="float">
            <text:p>6.7548</text:p>
          </table:table-cell>
          <table:table-cell office:value-type="float" office:value="2.51475" calcext:value-type="float">
            <text:p>2.51475</text:p>
          </table:table-cell>
        </table:table-row>
        <table:table-row table:style-name="ro1">
          <table:table-cell office:value-type="float" office:value="6.7704" calcext:value-type="float">
            <text:p>6.7704</text:p>
          </table:table-cell>
          <table:table-cell office:value-type="float" office:value="1.68304" calcext:value-type="float">
            <text:p>1.68304</text:p>
          </table:table-cell>
          <table:table-cell/>
          <table:table-cell office:value-type="float" office:value="6.7704" calcext:value-type="float">
            <text:p>6.7704</text:p>
          </table:table-cell>
          <table:table-cell office:value-type="float" office:value="2.50706" calcext:value-type="float">
            <text:p>2.50706</text:p>
          </table:table-cell>
        </table:table-row>
        <table:table-row table:style-name="ro1">
          <table:table-cell office:value-type="float" office:value="6.786" calcext:value-type="float">
            <text:p>6.786</text:p>
          </table:table-cell>
          <table:table-cell office:value-type="float" office:value="1.6854" calcext:value-type="float">
            <text:p>1.6854</text:p>
          </table:table-cell>
          <table:table-cell/>
          <table:table-cell office:value-type="float" office:value="6.786" calcext:value-type="float">
            <text:p>6.786</text:p>
          </table:table-cell>
          <table:table-cell office:value-type="float" office:value="2.50586" calcext:value-type="float">
            <text:p>2.50586</text:p>
          </table:table-cell>
        </table:table-row>
        <table:table-row table:style-name="ro1">
          <table:table-cell office:value-type="float" office:value="6.8016" calcext:value-type="float">
            <text:p>6.8016</text:p>
          </table:table-cell>
          <table:table-cell office:value-type="float" office:value="1.68115" calcext:value-type="float">
            <text:p>1.68115</text:p>
          </table:table-cell>
          <table:table-cell/>
          <table:table-cell office:value-type="float" office:value="6.8016" calcext:value-type="float">
            <text:p>6.8016</text:p>
          </table:table-cell>
          <table:table-cell office:value-type="float" office:value="2.50012" calcext:value-type="float">
            <text:p>2.50012</text:p>
          </table:table-cell>
        </table:table-row>
        <table:table-row table:style-name="ro1">
          <table:table-cell office:value-type="float" office:value="6.8172" calcext:value-type="float">
            <text:p>6.8172</text:p>
          </table:table-cell>
          <table:table-cell office:value-type="float" office:value="1.68228" calcext:value-type="float">
            <text:p>1.68228</text:p>
          </table:table-cell>
          <table:table-cell/>
          <table:table-cell office:value-type="float" office:value="6.8172" calcext:value-type="float">
            <text:p>6.8172</text:p>
          </table:table-cell>
          <table:table-cell office:value-type="float" office:value="2.50083" calcext:value-type="float">
            <text:p>2.50083</text:p>
          </table:table-cell>
        </table:table-row>
        <table:table-row table:style-name="ro1">
          <table:table-cell office:value-type="float" office:value="6.8328" calcext:value-type="float">
            <text:p>6.8328</text:p>
          </table:table-cell>
          <table:table-cell office:value-type="float" office:value="1.68483" calcext:value-type="float">
            <text:p>1.68483</text:p>
          </table:table-cell>
          <table:table-cell/>
          <table:table-cell office:value-type="float" office:value="6.8328" calcext:value-type="float">
            <text:p>6.8328</text:p>
          </table:table-cell>
          <table:table-cell office:value-type="float" office:value="2.50178" calcext:value-type="float">
            <text:p>2.50178</text:p>
          </table:table-cell>
        </table:table-row>
        <table:table-row table:style-name="ro1">
          <table:table-cell office:value-type="float" office:value="6.8484" calcext:value-type="float">
            <text:p>6.8484</text:p>
          </table:table-cell>
          <table:table-cell office:value-type="float" office:value="1.68644" calcext:value-type="float">
            <text:p>1.68644</text:p>
          </table:table-cell>
          <table:table-cell/>
          <table:table-cell office:value-type="float" office:value="6.8484" calcext:value-type="float">
            <text:p>6.8484</text:p>
          </table:table-cell>
          <table:table-cell office:value-type="float" office:value="2.50745" calcext:value-type="float">
            <text:p>2.50745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.68563" calcext:value-type="float">
            <text:p>1.68563</text:p>
          </table:table-cell>
          <table:table-cell/>
          <table:table-cell office:value-type="float" office:value="6.864" calcext:value-type="float">
            <text:p>6.864</text:p>
          </table:table-cell>
          <table:table-cell office:value-type="float" office:value="2.49769" calcext:value-type="float">
            <text:p>2.49769</text:p>
          </table:table-cell>
        </table:table-row>
        <table:table-row table:style-name="ro1">
          <table:table-cell office:value-type="float" office:value="6.8796" calcext:value-type="float">
            <text:p>6.8796</text:p>
          </table:table-cell>
          <table:table-cell office:value-type="float" office:value="1.69058" calcext:value-type="float">
            <text:p>1.69058</text:p>
          </table:table-cell>
          <table:table-cell/>
          <table:table-cell office:value-type="float" office:value="6.8796" calcext:value-type="float">
            <text:p>6.8796</text:p>
          </table:table-cell>
          <table:table-cell office:value-type="float" office:value="2.49485" calcext:value-type="float">
            <text:p>2.49485</text:p>
          </table:table-cell>
        </table:table-row>
        <table:table-row table:style-name="ro1">
          <table:table-cell office:value-type="float" office:value="6.8952" calcext:value-type="float">
            <text:p>6.8952</text:p>
          </table:table-cell>
          <table:table-cell office:value-type="float" office:value="1.69359" calcext:value-type="float">
            <text:p>1.69359</text:p>
          </table:table-cell>
          <table:table-cell/>
          <table:table-cell office:value-type="float" office:value="6.8952" calcext:value-type="float">
            <text:p>6.8952</text:p>
          </table:table-cell>
          <table:table-cell office:value-type="float" office:value="2.51089" calcext:value-type="float">
            <text:p>2.51089</text:p>
          </table:table-cell>
        </table:table-row>
        <table:table-row table:style-name="ro1">
          <table:table-cell office:value-type="float" office:value="6.9108" calcext:value-type="float">
            <text:p>6.9108</text:p>
          </table:table-cell>
          <table:table-cell office:value-type="float" office:value="1.68809" calcext:value-type="float">
            <text:p>1.68809</text:p>
          </table:table-cell>
          <table:table-cell/>
          <table:table-cell office:value-type="float" office:value="6.9108" calcext:value-type="float">
            <text:p>6.9108</text:p>
          </table:table-cell>
          <table:table-cell office:value-type="float" office:value="2.50814" calcext:value-type="float">
            <text:p>2.50814</text:p>
          </table:table-cell>
        </table:table-row>
        <table:table-row table:style-name="ro1">
          <table:table-cell office:value-type="float" office:value="6.9264" calcext:value-type="float">
            <text:p>6.9264</text:p>
          </table:table-cell>
          <table:table-cell office:value-type="float" office:value="1.67688" calcext:value-type="float">
            <text:p>1.67688</text:p>
          </table:table-cell>
          <table:table-cell/>
          <table:table-cell office:value-type="float" office:value="6.9264" calcext:value-type="float">
            <text:p>6.9264</text:p>
          </table:table-cell>
          <table:table-cell office:value-type="float" office:value="2.50687" calcext:value-type="float">
            <text:p>2.50687</text:p>
          </table:table-cell>
        </table:table-row>
        <table:table-row table:style-name="ro1">
          <table:table-cell office:value-type="float" office:value="6.942" calcext:value-type="float">
            <text:p>6.942</text:p>
          </table:table-cell>
          <table:table-cell office:value-type="float" office:value="1.67813" calcext:value-type="float">
            <text:p>1.67813</text:p>
          </table:table-cell>
          <table:table-cell/>
          <table:table-cell office:value-type="float" office:value="6.942" calcext:value-type="float">
            <text:p>6.942</text:p>
          </table:table-cell>
          <table:table-cell office:value-type="float" office:value="2.50311" calcext:value-type="float">
            <text:p>2.50311</text:p>
          </table:table-cell>
        </table:table-row>
        <table:table-row table:style-name="ro1">
          <table:table-cell office:value-type="float" office:value="6.9576" calcext:value-type="float">
            <text:p>6.9576</text:p>
          </table:table-cell>
          <table:table-cell office:value-type="float" office:value="1.68221" calcext:value-type="float">
            <text:p>1.68221</text:p>
          </table:table-cell>
          <table:table-cell/>
          <table:table-cell office:value-type="float" office:value="6.9576" calcext:value-type="float">
            <text:p>6.9576</text:p>
          </table:table-cell>
          <table:table-cell office:value-type="float" office:value="2.51149" calcext:value-type="float">
            <text:p>2.51149</text:p>
          </table:table-cell>
        </table:table-row>
        <table:table-row table:style-name="ro1">
          <table:table-cell office:value-type="float" office:value="6.9732" calcext:value-type="float">
            <text:p>6.9732</text:p>
          </table:table-cell>
          <table:table-cell office:value-type="float" office:value="1.68072" calcext:value-type="float">
            <text:p>1.68072</text:p>
          </table:table-cell>
          <table:table-cell/>
          <table:table-cell office:value-type="float" office:value="6.9732" calcext:value-type="float">
            <text:p>6.9732</text:p>
          </table:table-cell>
          <table:table-cell office:value-type="float" office:value="2.50832" calcext:value-type="float">
            <text:p>2.50832</text:p>
          </table:table-cell>
        </table:table-row>
        <table:table-row table:style-name="ro1">
          <table:table-cell office:value-type="float" office:value="6.9888" calcext:value-type="float">
            <text:p>6.9888</text:p>
          </table:table-cell>
          <table:table-cell office:value-type="float" office:value="1.68141" calcext:value-type="float">
            <text:p>1.68141</text:p>
          </table:table-cell>
          <table:table-cell/>
          <table:table-cell office:value-type="float" office:value="6.9888" calcext:value-type="float">
            <text:p>6.9888</text:p>
          </table:table-cell>
          <table:table-cell office:value-type="float" office:value="2.51046" calcext:value-type="float">
            <text:p>2.51046</text:p>
          </table:table-cell>
        </table:table-row>
        <table:table-row table:style-name="ro1">
          <table:table-cell office:value-type="float" office:value="7.0044" calcext:value-type="float">
            <text:p>7.0044</text:p>
          </table:table-cell>
          <table:table-cell office:value-type="float" office:value="1.68336" calcext:value-type="float">
            <text:p>1.68336</text:p>
          </table:table-cell>
          <table:table-cell/>
          <table:table-cell office:value-type="float" office:value="7.0044" calcext:value-type="float">
            <text:p>7.0044</text:p>
          </table:table-cell>
          <table:table-cell office:value-type="float" office:value="2.5262" calcext:value-type="float">
            <text:p>2.5262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.67741" calcext:value-type="float">
            <text:p>1.67741</text:p>
          </table:table-cell>
          <table:table-cell/>
          <table:table-cell office:value-type="float" office:value="7.02" calcext:value-type="float">
            <text:p>7.02</text:p>
          </table:table-cell>
          <table:table-cell office:value-type="float" office:value="2.52277" calcext:value-type="float">
            <text:p>2.52277</text:p>
          </table:table-cell>
        </table:table-row>
        <table:table-row table:style-name="ro1">
          <table:table-cell office:value-type="float" office:value="7.0356" calcext:value-type="float">
            <text:p>7.0356</text:p>
          </table:table-cell>
          <table:table-cell office:value-type="float" office:value="1.67325" calcext:value-type="float">
            <text:p>1.67325</text:p>
          </table:table-cell>
          <table:table-cell/>
          <table:table-cell office:value-type="float" office:value="7.0356" calcext:value-type="float">
            <text:p>7.0356</text:p>
          </table:table-cell>
          <table:table-cell office:value-type="float" office:value="2.51691" calcext:value-type="float">
            <text:p>2.51691</text:p>
          </table:table-cell>
        </table:table-row>
        <table:table-row table:style-name="ro1">
          <table:table-cell office:value-type="float" office:value="7.0512" calcext:value-type="float">
            <text:p>7.0512</text:p>
          </table:table-cell>
          <table:table-cell office:value-type="float" office:value="1.67568" calcext:value-type="float">
            <text:p>1.67568</text:p>
          </table:table-cell>
          <table:table-cell/>
          <table:table-cell office:value-type="float" office:value="7.0512" calcext:value-type="float">
            <text:p>7.0512</text:p>
          </table:table-cell>
          <table:table-cell office:value-type="float" office:value="2.52778" calcext:value-type="float">
            <text:p>2.52778</text:p>
          </table:table-cell>
        </table:table-row>
        <table:table-row table:style-name="ro1">
          <table:table-cell office:value-type="float" office:value="7.0668" calcext:value-type="float">
            <text:p>7.0668</text:p>
          </table:table-cell>
          <table:table-cell office:value-type="float" office:value="1.66709" calcext:value-type="float">
            <text:p>1.66709</text:p>
          </table:table-cell>
          <table:table-cell/>
          <table:table-cell office:value-type="float" office:value="7.0668" calcext:value-type="float">
            <text:p>7.0668</text:p>
          </table:table-cell>
          <table:table-cell office:value-type="float" office:value="2.52795" calcext:value-type="float">
            <text:p>2.52795</text:p>
          </table:table-cell>
        </table:table-row>
        <table:table-row table:style-name="ro1">
          <table:table-cell office:value-type="float" office:value="7.0824" calcext:value-type="float">
            <text:p>7.0824</text:p>
          </table:table-cell>
          <table:table-cell office:value-type="float" office:value="1.66112" calcext:value-type="float">
            <text:p>1.66112</text:p>
          </table:table-cell>
          <table:table-cell/>
          <table:table-cell office:value-type="float" office:value="7.0824" calcext:value-type="float">
            <text:p>7.0824</text:p>
          </table:table-cell>
          <table:table-cell office:value-type="float" office:value="2.52547" calcext:value-type="float">
            <text:p>2.52547</text:p>
          </table:table-cell>
        </table:table-row>
        <table:table-row table:style-name="ro1">
          <table:table-cell office:value-type="float" office:value="7.098" calcext:value-type="float">
            <text:p>7.098</text:p>
          </table:table-cell>
          <table:table-cell office:value-type="float" office:value="1.65934" calcext:value-type="float">
            <text:p>1.65934</text:p>
          </table:table-cell>
          <table:table-cell/>
          <table:table-cell office:value-type="float" office:value="7.098" calcext:value-type="float">
            <text:p>7.098</text:p>
          </table:table-cell>
          <table:table-cell office:value-type="float" office:value="2.52906" calcext:value-type="float">
            <text:p>2.52906</text:p>
          </table:table-cell>
        </table:table-row>
        <table:table-row table:style-name="ro1">
          <table:table-cell office:value-type="float" office:value="7.1136" calcext:value-type="float">
            <text:p>7.1136</text:p>
          </table:table-cell>
          <table:table-cell office:value-type="float" office:value="1.66361" calcext:value-type="float">
            <text:p>1.66361</text:p>
          </table:table-cell>
          <table:table-cell/>
          <table:table-cell office:value-type="float" office:value="7.1136" calcext:value-type="float">
            <text:p>7.1136</text:p>
          </table:table-cell>
          <table:table-cell office:value-type="float" office:value="2.52968" calcext:value-type="float">
            <text:p>2.52968</text:p>
          </table:table-cell>
        </table:table-row>
        <table:table-row table:style-name="ro1">
          <table:table-cell office:value-type="float" office:value="7.1292" calcext:value-type="float">
            <text:p>7.1292</text:p>
          </table:table-cell>
          <table:table-cell office:value-type="float" office:value="1.66784" calcext:value-type="float">
            <text:p>1.66784</text:p>
          </table:table-cell>
          <table:table-cell/>
          <table:table-cell office:value-type="float" office:value="7.1292" calcext:value-type="float">
            <text:p>7.1292</text:p>
          </table:table-cell>
          <table:table-cell office:value-type="float" office:value="2.52957" calcext:value-type="float">
            <text:p>2.52957</text:p>
          </table:table-cell>
        </table:table-row>
        <table:table-row table:style-name="ro1">
          <table:table-cell office:value-type="float" office:value="7.1448" calcext:value-type="float">
            <text:p>7.1448</text:p>
          </table:table-cell>
          <table:table-cell office:value-type="float" office:value="1.67482" calcext:value-type="float">
            <text:p>1.67482</text:p>
          </table:table-cell>
          <table:table-cell/>
          <table:table-cell office:value-type="float" office:value="7.1448" calcext:value-type="float">
            <text:p>7.1448</text:p>
          </table:table-cell>
          <table:table-cell office:value-type="float" office:value="2.52335" calcext:value-type="float">
            <text:p>2.52335</text:p>
          </table:table-cell>
        </table:table-row>
        <table:table-row table:style-name="ro1">
          <table:table-cell office:value-type="float" office:value="7.1604" calcext:value-type="float">
            <text:p>7.1604</text:p>
          </table:table-cell>
          <table:table-cell office:value-type="float" office:value="1.67552" calcext:value-type="float">
            <text:p>1.67552</text:p>
          </table:table-cell>
          <table:table-cell/>
          <table:table-cell office:value-type="float" office:value="7.1604" calcext:value-type="float">
            <text:p>7.1604</text:p>
          </table:table-cell>
          <table:table-cell office:value-type="float" office:value="2.52194" calcext:value-type="float">
            <text:p>2.52194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.67733" calcext:value-type="float">
            <text:p>1.67733</text:p>
          </table:table-cell>
          <table:table-cell/>
          <table:table-cell office:value-type="float" office:value="7.176" calcext:value-type="float">
            <text:p>7.176</text:p>
          </table:table-cell>
          <table:table-cell office:value-type="float" office:value="2.53613" calcext:value-type="float">
            <text:p>2.53613</text:p>
          </table:table-cell>
        </table:table-row>
        <table:table-row table:style-name="ro1">
          <table:table-cell office:value-type="float" office:value="7.1916" calcext:value-type="float">
            <text:p>7.1916</text:p>
          </table:table-cell>
          <table:table-cell office:value-type="float" office:value="1.66361" calcext:value-type="float">
            <text:p>1.66361</text:p>
          </table:table-cell>
          <table:table-cell/>
          <table:table-cell office:value-type="float" office:value="7.1916" calcext:value-type="float">
            <text:p>7.1916</text:p>
          </table:table-cell>
          <table:table-cell office:value-type="float" office:value="2.52877" calcext:value-type="float">
            <text:p>2.52877</text:p>
          </table:table-cell>
        </table:table-row>
        <table:table-row table:style-name="ro1">
          <table:table-cell office:value-type="float" office:value="7.2072" calcext:value-type="float">
            <text:p>7.2072</text:p>
          </table:table-cell>
          <table:table-cell office:value-type="float" office:value="1.66478" calcext:value-type="float">
            <text:p>1.66478</text:p>
          </table:table-cell>
          <table:table-cell/>
          <table:table-cell office:value-type="float" office:value="7.2072" calcext:value-type="float">
            <text:p>7.2072</text:p>
          </table:table-cell>
          <table:table-cell office:value-type="float" office:value="2.52749" calcext:value-type="float">
            <text:p>2.52749</text:p>
          </table:table-cell>
        </table:table-row>
        <table:table-row table:style-name="ro1">
          <table:table-cell office:value-type="float" office:value="7.2228" calcext:value-type="float">
            <text:p>7.2228</text:p>
          </table:table-cell>
          <table:table-cell office:value-type="float" office:value="1.66604" calcext:value-type="float">
            <text:p>1.66604</text:p>
          </table:table-cell>
          <table:table-cell/>
          <table:table-cell office:value-type="float" office:value="7.2228" calcext:value-type="float">
            <text:p>7.2228</text:p>
          </table:table-cell>
          <table:table-cell office:value-type="float" office:value="2.53691" calcext:value-type="float">
            <text:p>2.53691</text:p>
          </table:table-cell>
        </table:table-row>
        <table:table-row table:style-name="ro1">
          <table:table-cell office:value-type="float" office:value="7.2384" calcext:value-type="float">
            <text:p>7.2384</text:p>
          </table:table-cell>
          <table:table-cell office:value-type="float" office:value="1.66112" calcext:value-type="float">
            <text:p>1.66112</text:p>
          </table:table-cell>
          <table:table-cell/>
          <table:table-cell office:value-type="float" office:value="7.2384" calcext:value-type="float">
            <text:p>7.2384</text:p>
          </table:table-cell>
          <table:table-cell office:value-type="float" office:value="2.53678" calcext:value-type="float">
            <text:p>2.53678</text:p>
          </table:table-cell>
        </table:table-row>
        <table:table-row table:style-name="ro1">
          <table:table-cell office:value-type="float" office:value="7.254" calcext:value-type="float">
            <text:p>7.254</text:p>
          </table:table-cell>
          <table:table-cell office:value-type="float" office:value="1.65704" calcext:value-type="float">
            <text:p>1.65704</text:p>
          </table:table-cell>
          <table:table-cell/>
          <table:table-cell office:value-type="float" office:value="7.254" calcext:value-type="float">
            <text:p>7.254</text:p>
          </table:table-cell>
          <table:table-cell office:value-type="float" office:value="2.51346" calcext:value-type="float">
            <text:p>2.51346</text:p>
          </table:table-cell>
        </table:table-row>
        <table:table-row table:style-name="ro1">
          <table:table-cell office:value-type="float" office:value="7.2696" calcext:value-type="float">
            <text:p>7.2696</text:p>
          </table:table-cell>
          <table:table-cell office:value-type="float" office:value="1.66483" calcext:value-type="float">
            <text:p>1.66483</text:p>
          </table:table-cell>
          <table:table-cell/>
          <table:table-cell office:value-type="float" office:value="7.2696" calcext:value-type="float">
            <text:p>7.2696</text:p>
          </table:table-cell>
          <table:table-cell office:value-type="float" office:value="2.51941" calcext:value-type="float">
            <text:p>2.51941</text:p>
          </table:table-cell>
        </table:table-row>
        <table:table-row table:style-name="ro1">
          <table:table-cell office:value-type="float" office:value="7.2852" calcext:value-type="float">
            <text:p>7.2852</text:p>
          </table:table-cell>
          <table:table-cell office:value-type="float" office:value="1.66239" calcext:value-type="float">
            <text:p>1.66239</text:p>
          </table:table-cell>
          <table:table-cell/>
          <table:table-cell office:value-type="float" office:value="7.2852" calcext:value-type="float">
            <text:p>7.2852</text:p>
          </table:table-cell>
          <table:table-cell office:value-type="float" office:value="2.5252" calcext:value-type="float">
            <text:p>2.5252</text:p>
          </table:table-cell>
        </table:table-row>
        <table:table-row table:style-name="ro1">
          <table:table-cell office:value-type="float" office:value="7.3008" calcext:value-type="float">
            <text:p>7.3008</text:p>
          </table:table-cell>
          <table:table-cell office:value-type="float" office:value="1.65896" calcext:value-type="float">
            <text:p>1.65896</text:p>
          </table:table-cell>
          <table:table-cell/>
          <table:table-cell office:value-type="float" office:value="7.3008" calcext:value-type="float">
            <text:p>7.3008</text:p>
          </table:table-cell>
          <table:table-cell office:value-type="float" office:value="2.51886" calcext:value-type="float">
            <text:p>2.51886</text:p>
          </table:table-cell>
        </table:table-row>
        <table:table-row table:style-name="ro1">
          <table:table-cell office:value-type="float" office:value="7.3164" calcext:value-type="float">
            <text:p>7.3164</text:p>
          </table:table-cell>
          <table:table-cell office:value-type="float" office:value="1.65668" calcext:value-type="float">
            <text:p>1.65668</text:p>
          </table:table-cell>
          <table:table-cell/>
          <table:table-cell office:value-type="float" office:value="7.3164" calcext:value-type="float">
            <text:p>7.3164</text:p>
          </table:table-cell>
          <table:table-cell office:value-type="float" office:value="2.52791" calcext:value-type="float">
            <text:p>2.52791</text:p>
          </table:table-cell>
        </table:table-row>
        <table:table-row table:style-name="ro1">
          <table:table-cell office:value-type="float" office:value="7.332" calcext:value-type="float">
            <text:p>7.332</text:p>
          </table:table-cell>
          <table:table-cell office:value-type="float" office:value="1.65916" calcext:value-type="float">
            <text:p>1.65916</text:p>
          </table:table-cell>
          <table:table-cell/>
          <table:table-cell office:value-type="float" office:value="7.332" calcext:value-type="float">
            <text:p>7.332</text:p>
          </table:table-cell>
          <table:table-cell office:value-type="float" office:value="2.52986" calcext:value-type="float">
            <text:p>2.52986</text:p>
          </table:table-cell>
        </table:table-row>
        <table:table-row table:style-name="ro1">
          <table:table-cell office:value-type="float" office:value="7.3476" calcext:value-type="float">
            <text:p>7.3476</text:p>
          </table:table-cell>
          <table:table-cell office:value-type="float" office:value="1.66047" calcext:value-type="float">
            <text:p>1.66047</text:p>
          </table:table-cell>
          <table:table-cell/>
          <table:table-cell office:value-type="float" office:value="7.3476" calcext:value-type="float">
            <text:p>7.3476</text:p>
          </table:table-cell>
          <table:table-cell office:value-type="float" office:value="2.52373" calcext:value-type="float">
            <text:p>2.52373</text:p>
          </table:table-cell>
        </table:table-row>
        <table:table-row table:style-name="ro1">
          <table:table-cell office:value-type="float" office:value="7.3632" calcext:value-type="float">
            <text:p>7.3632</text:p>
          </table:table-cell>
          <table:table-cell office:value-type="float" office:value="1.65781" calcext:value-type="float">
            <text:p>1.65781</text:p>
          </table:table-cell>
          <table:table-cell/>
          <table:table-cell office:value-type="float" office:value="7.3632" calcext:value-type="float">
            <text:p>7.3632</text:p>
          </table:table-cell>
          <table:table-cell office:value-type="float" office:value="2.52181" calcext:value-type="float">
            <text:p>2.52181</text:p>
          </table:table-cell>
        </table:table-row>
        <table:table-row table:style-name="ro1">
          <table:table-cell office:value-type="float" office:value="7.3788" calcext:value-type="float">
            <text:p>7.3788</text:p>
          </table:table-cell>
          <table:table-cell office:value-type="float" office:value="1.64991" calcext:value-type="float">
            <text:p>1.64991</text:p>
          </table:table-cell>
          <table:table-cell/>
          <table:table-cell office:value-type="float" office:value="7.3788" calcext:value-type="float">
            <text:p>7.3788</text:p>
          </table:table-cell>
          <table:table-cell office:value-type="float" office:value="2.52544" calcext:value-type="float">
            <text:p>2.52544</text:p>
          </table:table-cell>
        </table:table-row>
        <table:table-row table:style-name="ro1">
          <table:table-cell office:value-type="float" office:value="7.3944" calcext:value-type="float">
            <text:p>7.3944</text:p>
          </table:table-cell>
          <table:table-cell office:value-type="float" office:value="1.6498" calcext:value-type="float">
            <text:p>1.6498</text:p>
          </table:table-cell>
          <table:table-cell/>
          <table:table-cell office:value-type="float" office:value="7.3944" calcext:value-type="float">
            <text:p>7.3944</text:p>
          </table:table-cell>
          <table:table-cell office:value-type="float" office:value="2.52723" calcext:value-type="float">
            <text:p>2.52723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1.6524" calcext:value-type="float">
            <text:p>1.6524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2.53001" calcext:value-type="float">
            <text:p>2.53001</text:p>
          </table:table-cell>
        </table:table-row>
        <table:table-row table:style-name="ro1">
          <table:table-cell office:value-type="float" office:value="7.4256" calcext:value-type="float">
            <text:p>7.4256</text:p>
          </table:table-cell>
          <table:table-cell office:value-type="float" office:value="1.65517" calcext:value-type="float">
            <text:p>1.65517</text:p>
          </table:table-cell>
          <table:table-cell/>
          <table:table-cell office:value-type="float" office:value="7.4256" calcext:value-type="float">
            <text:p>7.4256</text:p>
          </table:table-cell>
          <table:table-cell office:value-type="float" office:value="2.53656" calcext:value-type="float">
            <text:p>2.53656</text:p>
          </table:table-cell>
        </table:table-row>
        <table:table-row table:style-name="ro1">
          <table:table-cell office:value-type="float" office:value="7.4412" calcext:value-type="float">
            <text:p>7.4412</text:p>
          </table:table-cell>
          <table:table-cell office:value-type="float" office:value="1.65482" calcext:value-type="float">
            <text:p>1.65482</text:p>
          </table:table-cell>
          <table:table-cell/>
          <table:table-cell office:value-type="float" office:value="7.4412" calcext:value-type="float">
            <text:p>7.4412</text:p>
          </table:table-cell>
          <table:table-cell office:value-type="float" office:value="2.53577" calcext:value-type="float">
            <text:p>2.53577</text:p>
          </table:table-cell>
        </table:table-row>
        <table:table-row table:style-name="ro1">
          <table:table-cell office:value-type="float" office:value="7.4568" calcext:value-type="float">
            <text:p>7.4568</text:p>
          </table:table-cell>
          <table:table-cell office:value-type="float" office:value="1.65782" calcext:value-type="float">
            <text:p>1.65782</text:p>
          </table:table-cell>
          <table:table-cell/>
          <table:table-cell office:value-type="float" office:value="7.4568" calcext:value-type="float">
            <text:p>7.4568</text:p>
          </table:table-cell>
          <table:table-cell office:value-type="float" office:value="2.53378" calcext:value-type="float">
            <text:p>2.53378</text:p>
          </table:table-cell>
        </table:table-row>
        <table:table-row table:style-name="ro1">
          <table:table-cell office:value-type="float" office:value="7.4724" calcext:value-type="float">
            <text:p>7.4724</text:p>
          </table:table-cell>
          <table:table-cell office:value-type="float" office:value="1.6601" calcext:value-type="float">
            <text:p>1.6601</text:p>
          </table:table-cell>
          <table:table-cell/>
          <table:table-cell office:value-type="float" office:value="7.4724" calcext:value-type="float">
            <text:p>7.4724</text:p>
          </table:table-cell>
          <table:table-cell office:value-type="float" office:value="2.52979" calcext:value-type="float">
            <text:p>2.52979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.65451" calcext:value-type="float">
            <text:p>1.65451</text:p>
          </table:table-cell>
          <table:table-cell/>
          <table:table-cell office:value-type="float" office:value="7.488" calcext:value-type="float">
            <text:p>7.488</text:p>
          </table:table-cell>
          <table:table-cell office:value-type="float" office:value="2.5291" calcext:value-type="float">
            <text:p>2.5291</text:p>
          </table:table-cell>
        </table:table-row>
        <table:table-row table:style-name="ro1">
          <table:table-cell office:value-type="float" office:value="7.5036" calcext:value-type="float">
            <text:p>7.5036</text:p>
          </table:table-cell>
          <table:table-cell office:value-type="float" office:value="1.65573" calcext:value-type="float">
            <text:p>1.65573</text:p>
          </table:table-cell>
          <table:table-cell/>
          <table:table-cell office:value-type="float" office:value="7.5036" calcext:value-type="float">
            <text:p>7.5036</text:p>
          </table:table-cell>
          <table:table-cell office:value-type="float" office:value="2.5329" calcext:value-type="float">
            <text:p>2.5329</text:p>
          </table:table-cell>
        </table:table-row>
        <table:table-row table:style-name="ro1">
          <table:table-cell office:value-type="float" office:value="7.5192" calcext:value-type="float">
            <text:p>7.5192</text:p>
          </table:table-cell>
          <table:table-cell office:value-type="float" office:value="1.65734" calcext:value-type="float">
            <text:p>1.65734</text:p>
          </table:table-cell>
          <table:table-cell/>
          <table:table-cell office:value-type="float" office:value="7.5192" calcext:value-type="float">
            <text:p>7.5192</text:p>
          </table:table-cell>
          <table:table-cell office:value-type="float" office:value="2.53594" calcext:value-type="float">
            <text:p>2.53594</text:p>
          </table:table-cell>
        </table:table-row>
        <table:table-row table:style-name="ro1">
          <table:table-cell office:value-type="float" office:value="7.5348" calcext:value-type="float">
            <text:p>7.5348</text:p>
          </table:table-cell>
          <table:table-cell office:value-type="float" office:value="1.6676" calcext:value-type="float">
            <text:p>1.6676</text:p>
          </table:table-cell>
          <table:table-cell/>
          <table:table-cell office:value-type="float" office:value="7.5348" calcext:value-type="float">
            <text:p>7.5348</text:p>
          </table:table-cell>
          <table:table-cell office:value-type="float" office:value="2.5382" calcext:value-type="float">
            <text:p>2.5382</text:p>
          </table:table-cell>
        </table:table-row>
        <table:table-row table:style-name="ro1">
          <table:table-cell office:value-type="float" office:value="7.5504" calcext:value-type="float">
            <text:p>7.5504</text:p>
          </table:table-cell>
          <table:table-cell office:value-type="float" office:value="1.65665" calcext:value-type="float">
            <text:p>1.65665</text:p>
          </table:table-cell>
          <table:table-cell/>
          <table:table-cell office:value-type="float" office:value="7.5504" calcext:value-type="float">
            <text:p>7.5504</text:p>
          </table:table-cell>
          <table:table-cell office:value-type="float" office:value="2.53274" calcext:value-type="float">
            <text:p>2.53274</text:p>
          </table:table-cell>
        </table:table-row>
        <table:table-row table:style-name="ro1">
          <table:table-cell office:value-type="float" office:value="7.566" calcext:value-type="float">
            <text:p>7.566</text:p>
          </table:table-cell>
          <table:table-cell office:value-type="float" office:value="1.65229" calcext:value-type="float">
            <text:p>1.65229</text:p>
          </table:table-cell>
          <table:table-cell/>
          <table:table-cell office:value-type="float" office:value="7.566" calcext:value-type="float">
            <text:p>7.566</text:p>
          </table:table-cell>
          <table:table-cell office:value-type="float" office:value="2.53996" calcext:value-type="float">
            <text:p>2.53996</text:p>
          </table:table-cell>
        </table:table-row>
        <table:table-row table:style-name="ro1">
          <table:table-cell office:value-type="float" office:value="7.5816" calcext:value-type="float">
            <text:p>7.5816</text:p>
          </table:table-cell>
          <table:table-cell office:value-type="float" office:value="1.65105" calcext:value-type="float">
            <text:p>1.65105</text:p>
          </table:table-cell>
          <table:table-cell/>
          <table:table-cell office:value-type="float" office:value="7.5816" calcext:value-type="float">
            <text:p>7.5816</text:p>
          </table:table-cell>
          <table:table-cell office:value-type="float" office:value="2.54079" calcext:value-type="float">
            <text:p>2.54079</text:p>
          </table:table-cell>
        </table:table-row>
        <table:table-row table:style-name="ro1">
          <table:table-cell office:value-type="float" office:value="7.5972" calcext:value-type="float">
            <text:p>7.5972</text:p>
          </table:table-cell>
          <table:table-cell office:value-type="float" office:value="1.64493" calcext:value-type="float">
            <text:p>1.64493</text:p>
          </table:table-cell>
          <table:table-cell/>
          <table:table-cell office:value-type="float" office:value="7.5972" calcext:value-type="float">
            <text:p>7.5972</text:p>
          </table:table-cell>
          <table:table-cell office:value-type="float" office:value="2.54171" calcext:value-type="float">
            <text:p>2.54171</text:p>
          </table:table-cell>
        </table:table-row>
        <table:table-row table:style-name="ro1">
          <table:table-cell office:value-type="float" office:value="7.6128" calcext:value-type="float">
            <text:p>7.6128</text:p>
          </table:table-cell>
          <table:table-cell office:value-type="float" office:value="1.64913" calcext:value-type="float">
            <text:p>1.64913</text:p>
          </table:table-cell>
          <table:table-cell/>
          <table:table-cell office:value-type="float" office:value="7.6128" calcext:value-type="float">
            <text:p>7.6128</text:p>
          </table:table-cell>
          <table:table-cell office:value-type="float" office:value="2.5474" calcext:value-type="float">
            <text:p>2.5474</text:p>
          </table:table-cell>
        </table:table-row>
        <table:table-row table:style-name="ro1">
          <table:table-cell office:value-type="float" office:value="7.6284" calcext:value-type="float">
            <text:p>7.6284</text:p>
          </table:table-cell>
          <table:table-cell office:value-type="float" office:value="1.65863" calcext:value-type="float">
            <text:p>1.65863</text:p>
          </table:table-cell>
          <table:table-cell/>
          <table:table-cell office:value-type="float" office:value="7.6284" calcext:value-type="float">
            <text:p>7.6284</text:p>
          </table:table-cell>
          <table:table-cell office:value-type="float" office:value="2.54704" calcext:value-type="float">
            <text:p>2.54704</text:p>
          </table:table-cell>
        </table:table-row>
        <table:table-row table:style-name="ro1">
          <table:table-cell office:value-type="float" office:value="7.644" calcext:value-type="float">
            <text:p>7.644</text:p>
          </table:table-cell>
          <table:table-cell office:value-type="float" office:value="1.6492" calcext:value-type="float">
            <text:p>1.6492</text:p>
          </table:table-cell>
          <table:table-cell/>
          <table:table-cell office:value-type="float" office:value="7.644" calcext:value-type="float">
            <text:p>7.644</text:p>
          </table:table-cell>
          <table:table-cell office:value-type="float" office:value="2.54855" calcext:value-type="float">
            <text:p>2.54855</text:p>
          </table:table-cell>
        </table:table-row>
        <table:table-row table:style-name="ro1">
          <table:table-cell office:value-type="float" office:value="7.6596" calcext:value-type="float">
            <text:p>7.6596</text:p>
          </table:table-cell>
          <table:table-cell office:value-type="float" office:value="1.64064" calcext:value-type="float">
            <text:p>1.64064</text:p>
          </table:table-cell>
          <table:table-cell/>
          <table:table-cell office:value-type="float" office:value="7.6596" calcext:value-type="float">
            <text:p>7.6596</text:p>
          </table:table-cell>
          <table:table-cell office:value-type="float" office:value="2.54693" calcext:value-type="float">
            <text:p>2.54693</text:p>
          </table:table-cell>
        </table:table-row>
        <table:table-row table:style-name="ro1">
          <table:table-cell office:value-type="float" office:value="7.6752" calcext:value-type="float">
            <text:p>7.6752</text:p>
          </table:table-cell>
          <table:table-cell office:value-type="float" office:value="1.65002" calcext:value-type="float">
            <text:p>1.65002</text:p>
          </table:table-cell>
          <table:table-cell/>
          <table:table-cell office:value-type="float" office:value="7.6752" calcext:value-type="float">
            <text:p>7.6752</text:p>
          </table:table-cell>
          <table:table-cell office:value-type="float" office:value="2.54507" calcext:value-type="float">
            <text:p>2.54507</text:p>
          </table:table-cell>
        </table:table-row>
        <table:table-row table:style-name="ro1">
          <table:table-cell office:value-type="float" office:value="7.6908" calcext:value-type="float">
            <text:p>7.6908</text:p>
          </table:table-cell>
          <table:table-cell office:value-type="float" office:value="1.65406" calcext:value-type="float">
            <text:p>1.65406</text:p>
          </table:table-cell>
          <table:table-cell/>
          <table:table-cell office:value-type="float" office:value="7.6908" calcext:value-type="float">
            <text:p>7.6908</text:p>
          </table:table-cell>
          <table:table-cell office:value-type="float" office:value="2.53969" calcext:value-type="float">
            <text:p>2.53969</text:p>
          </table:table-cell>
        </table:table-row>
        <table:table-row table:style-name="ro1">
          <table:table-cell office:value-type="float" office:value="7.7064" calcext:value-type="float">
            <text:p>7.7064</text:p>
          </table:table-cell>
          <table:table-cell office:value-type="float" office:value="1.64662" calcext:value-type="float">
            <text:p>1.64662</text:p>
          </table:table-cell>
          <table:table-cell/>
          <table:table-cell office:value-type="float" office:value="7.7064" calcext:value-type="float">
            <text:p>7.7064</text:p>
          </table:table-cell>
          <table:table-cell office:value-type="float" office:value="2.54291" calcext:value-type="float">
            <text:p>2.54291</text:p>
          </table:table-cell>
        </table:table-row>
        <table:table-row table:style-name="ro1">
          <table:table-cell office:value-type="float" office:value="7.722" calcext:value-type="float">
            <text:p>7.722</text:p>
          </table:table-cell>
          <table:table-cell office:value-type="float" office:value="1.63524" calcext:value-type="float">
            <text:p>1.63524</text:p>
          </table:table-cell>
          <table:table-cell/>
          <table:table-cell office:value-type="float" office:value="7.722" calcext:value-type="float">
            <text:p>7.722</text:p>
          </table:table-cell>
          <table:table-cell office:value-type="float" office:value="2.52433" calcext:value-type="float">
            <text:p>2.52433</text:p>
          </table:table-cell>
        </table:table-row>
        <table:table-row table:style-name="ro1">
          <table:table-cell office:value-type="float" office:value="7.7376" calcext:value-type="float">
            <text:p>7.7376</text:p>
          </table:table-cell>
          <table:table-cell office:value-type="float" office:value="1.63616" calcext:value-type="float">
            <text:p>1.63616</text:p>
          </table:table-cell>
          <table:table-cell/>
          <table:table-cell office:value-type="float" office:value="7.7376" calcext:value-type="float">
            <text:p>7.7376</text:p>
          </table:table-cell>
          <table:table-cell office:value-type="float" office:value="2.5251" calcext:value-type="float">
            <text:p>2.5251</text:p>
          </table:table-cell>
        </table:table-row>
        <table:table-row table:style-name="ro1">
          <table:table-cell office:value-type="float" office:value="7.7532" calcext:value-type="float">
            <text:p>7.7532</text:p>
          </table:table-cell>
          <table:table-cell office:value-type="float" office:value="1.64221" calcext:value-type="float">
            <text:p>1.64221</text:p>
          </table:table-cell>
          <table:table-cell/>
          <table:table-cell office:value-type="float" office:value="7.7532" calcext:value-type="float">
            <text:p>7.7532</text:p>
          </table:table-cell>
          <table:table-cell office:value-type="float" office:value="2.52884" calcext:value-type="float">
            <text:p>2.52884</text:p>
          </table:table-cell>
        </table:table-row>
        <table:table-row table:style-name="ro1">
          <table:table-cell office:value-type="float" office:value="7.7688" calcext:value-type="float">
            <text:p>7.7688</text:p>
          </table:table-cell>
          <table:table-cell office:value-type="float" office:value="1.64646" calcext:value-type="float">
            <text:p>1.64646</text:p>
          </table:table-cell>
          <table:table-cell/>
          <table:table-cell office:value-type="float" office:value="7.7688" calcext:value-type="float">
            <text:p>7.7688</text:p>
          </table:table-cell>
          <table:table-cell office:value-type="float" office:value="2.52666" calcext:value-type="float">
            <text:p>2.52666</text:p>
          </table:table-cell>
        </table:table-row>
        <table:table-row table:style-name="ro1">
          <table:table-cell office:value-type="float" office:value="7.7844" calcext:value-type="float">
            <text:p>7.7844</text:p>
          </table:table-cell>
          <table:table-cell office:value-type="float" office:value="1.64877" calcext:value-type="float">
            <text:p>1.64877</text:p>
          </table:table-cell>
          <table:table-cell/>
          <table:table-cell office:value-type="float" office:value="7.7844" calcext:value-type="float">
            <text:p>7.7844</text:p>
          </table:table-cell>
          <table:table-cell office:value-type="float" office:value="2.52616" calcext:value-type="float">
            <text:p>2.5261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64903" calcext:value-type="float">
            <text:p>1.6490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52409" calcext:value-type="float">
            <text:p>2.52409</text:p>
          </table:table-cell>
        </table:table-row>
        <table:table-row table:style-name="ro1">
          <table:table-cell office:value-type="float" office:value="7.8156" calcext:value-type="float">
            <text:p>7.8156</text:p>
          </table:table-cell>
          <table:table-cell office:value-type="float" office:value="1.64932" calcext:value-type="float">
            <text:p>1.64932</text:p>
          </table:table-cell>
          <table:table-cell/>
          <table:table-cell office:value-type="float" office:value="7.8156" calcext:value-type="float">
            <text:p>7.8156</text:p>
          </table:table-cell>
          <table:table-cell office:value-type="float" office:value="2.53228" calcext:value-type="float">
            <text:p>2.53228</text:p>
          </table:table-cell>
        </table:table-row>
        <table:table-row table:style-name="ro1">
          <table:table-cell office:value-type="float" office:value="7.8312" calcext:value-type="float">
            <text:p>7.8312</text:p>
          </table:table-cell>
          <table:table-cell office:value-type="float" office:value="1.65109" calcext:value-type="float">
            <text:p>1.65109</text:p>
          </table:table-cell>
          <table:table-cell/>
          <table:table-cell office:value-type="float" office:value="7.8312" calcext:value-type="float">
            <text:p>7.8312</text:p>
          </table:table-cell>
          <table:table-cell office:value-type="float" office:value="2.52791" calcext:value-type="float">
            <text:p>2.52791</text:p>
          </table:table-cell>
        </table:table-row>
        <table:table-row table:style-name="ro1">
          <table:table-cell office:value-type="float" office:value="7.8468" calcext:value-type="float">
            <text:p>7.8468</text:p>
          </table:table-cell>
          <table:table-cell office:value-type="float" office:value="1.6573" calcext:value-type="float">
            <text:p>1.6573</text:p>
          </table:table-cell>
          <table:table-cell/>
          <table:table-cell office:value-type="float" office:value="7.8468" calcext:value-type="float">
            <text:p>7.8468</text:p>
          </table:table-cell>
          <table:table-cell office:value-type="float" office:value="2.52101" calcext:value-type="float">
            <text:p>2.52101</text:p>
          </table:table-cell>
        </table:table-row>
        <table:table-row table:style-name="ro1">
          <table:table-cell office:value-type="float" office:value="7.8624" calcext:value-type="float">
            <text:p>7.8624</text:p>
          </table:table-cell>
          <table:table-cell office:value-type="float" office:value="1.64774" calcext:value-type="float">
            <text:p>1.64774</text:p>
          </table:table-cell>
          <table:table-cell/>
          <table:table-cell office:value-type="float" office:value="7.8624" calcext:value-type="float">
            <text:p>7.8624</text:p>
          </table:table-cell>
          <table:table-cell office:value-type="float" office:value="2.5115" calcext:value-type="float">
            <text:p>2.5115</text:p>
          </table:table-cell>
        </table:table-row>
        <table:table-row table:style-name="ro1">
          <table:table-cell office:value-type="float" office:value="7.878" calcext:value-type="float">
            <text:p>7.878</text:p>
          </table:table-cell>
          <table:table-cell office:value-type="float" office:value="1.6361" calcext:value-type="float">
            <text:p>1.6361</text:p>
          </table:table-cell>
          <table:table-cell/>
          <table:table-cell office:value-type="float" office:value="7.878" calcext:value-type="float">
            <text:p>7.878</text:p>
          </table:table-cell>
          <table:table-cell office:value-type="float" office:value="2.51979" calcext:value-type="float">
            <text:p>2.51979</text:p>
          </table:table-cell>
        </table:table-row>
        <table:table-row table:style-name="ro1">
          <table:table-cell office:value-type="float" office:value="7.8936" calcext:value-type="float">
            <text:p>7.8936</text:p>
          </table:table-cell>
          <table:table-cell office:value-type="float" office:value="1.63249" calcext:value-type="float">
            <text:p>1.63249</text:p>
          </table:table-cell>
          <table:table-cell/>
          <table:table-cell office:value-type="float" office:value="7.8936" calcext:value-type="float">
            <text:p>7.8936</text:p>
          </table:table-cell>
          <table:table-cell office:value-type="float" office:value="2.53475" calcext:value-type="float">
            <text:p>2.53475</text:p>
          </table:table-cell>
        </table:table-row>
        <table:table-row table:style-name="ro1">
          <table:table-cell office:value-type="float" office:value="7.9092" calcext:value-type="float">
            <text:p>7.9092</text:p>
          </table:table-cell>
          <table:table-cell office:value-type="float" office:value="1.63166" calcext:value-type="float">
            <text:p>1.63166</text:p>
          </table:table-cell>
          <table:table-cell/>
          <table:table-cell office:value-type="float" office:value="7.9092" calcext:value-type="float">
            <text:p>7.9092</text:p>
          </table:table-cell>
          <table:table-cell office:value-type="float" office:value="2.51773" calcext:value-type="float">
            <text:p>2.51773</text:p>
          </table:table-cell>
        </table:table-row>
        <table:table-row table:style-name="ro1">
          <table:table-cell office:value-type="float" office:value="7.9248" calcext:value-type="float">
            <text:p>7.9248</text:p>
          </table:table-cell>
          <table:table-cell office:value-type="float" office:value="1.63625" calcext:value-type="float">
            <text:p>1.63625</text:p>
          </table:table-cell>
          <table:table-cell/>
          <table:table-cell office:value-type="float" office:value="7.9248" calcext:value-type="float">
            <text:p>7.9248</text:p>
          </table:table-cell>
          <table:table-cell office:value-type="float" office:value="2.52288" calcext:value-type="float">
            <text:p>2.52288</text:p>
          </table:table-cell>
        </table:table-row>
        <table:table-row table:style-name="ro1">
          <table:table-cell office:value-type="float" office:value="7.9404" calcext:value-type="float">
            <text:p>7.9404</text:p>
          </table:table-cell>
          <table:table-cell office:value-type="float" office:value="1.62801" calcext:value-type="float">
            <text:p>1.62801</text:p>
          </table:table-cell>
          <table:table-cell/>
          <table:table-cell office:value-type="float" office:value="7.9404" calcext:value-type="float">
            <text:p>7.9404</text:p>
          </table:table-cell>
          <table:table-cell office:value-type="float" office:value="2.53226" calcext:value-type="float">
            <text:p>2.53226</text:p>
          </table:table-cell>
        </table:table-row>
        <table:table-row table:style-name="ro1">
          <table:table-cell office:value-type="float" office:value="7.956" calcext:value-type="float">
            <text:p>7.956</text:p>
          </table:table-cell>
          <table:table-cell office:value-type="float" office:value="1.62748" calcext:value-type="float">
            <text:p>1.62748</text:p>
          </table:table-cell>
          <table:table-cell/>
          <table:table-cell office:value-type="float" office:value="7.956" calcext:value-type="float">
            <text:p>7.956</text:p>
          </table:table-cell>
          <table:table-cell office:value-type="float" office:value="2.52874" calcext:value-type="float">
            <text:p>2.52874</text:p>
          </table:table-cell>
        </table:table-row>
        <table:table-row table:style-name="ro1">
          <table:table-cell office:value-type="float" office:value="7.9716" calcext:value-type="float">
            <text:p>7.9716</text:p>
          </table:table-cell>
          <table:table-cell office:value-type="float" office:value="1.62628" calcext:value-type="float">
            <text:p>1.62628</text:p>
          </table:table-cell>
          <table:table-cell/>
          <table:table-cell office:value-type="float" office:value="7.9716" calcext:value-type="float">
            <text:p>7.9716</text:p>
          </table:table-cell>
          <table:table-cell office:value-type="float" office:value="2.52094" calcext:value-type="float">
            <text:p>2.52094</text:p>
          </table:table-cell>
        </table:table-row>
        <table:table-row table:style-name="ro1">
          <table:table-cell office:value-type="float" office:value="7.9872" calcext:value-type="float">
            <text:p>7.9872</text:p>
          </table:table-cell>
          <table:table-cell office:value-type="float" office:value="1.62829" calcext:value-type="float">
            <text:p>1.62829</text:p>
          </table:table-cell>
          <table:table-cell/>
          <table:table-cell office:value-type="float" office:value="7.9872" calcext:value-type="float">
            <text:p>7.9872</text:p>
          </table:table-cell>
          <table:table-cell office:value-type="float" office:value="2.51585" calcext:value-type="float">
            <text:p>2.51585</text:p>
          </table:table-cell>
        </table:table-row>
        <table:table-row table:style-name="ro1">
          <table:table-cell office:value-type="float" office:value="8.0028" calcext:value-type="float">
            <text:p>8.0028</text:p>
          </table:table-cell>
          <table:table-cell office:value-type="float" office:value="1.64008" calcext:value-type="float">
            <text:p>1.64008</text:p>
          </table:table-cell>
          <table:table-cell/>
          <table:table-cell office:value-type="float" office:value="8.0028" calcext:value-type="float">
            <text:p>8.0028</text:p>
          </table:table-cell>
          <table:table-cell office:value-type="float" office:value="2.52761" calcext:value-type="float">
            <text:p>2.52761</text:p>
          </table:table-cell>
        </table:table-row>
        <table:table-row table:style-name="ro1">
          <table:table-cell office:value-type="float" office:value="8.0184" calcext:value-type="float">
            <text:p>8.0184</text:p>
          </table:table-cell>
          <table:table-cell office:value-type="float" office:value="1.63323" calcext:value-type="float">
            <text:p>1.63323</text:p>
          </table:table-cell>
          <table:table-cell/>
          <table:table-cell office:value-type="float" office:value="8.0184" calcext:value-type="float">
            <text:p>8.0184</text:p>
          </table:table-cell>
          <table:table-cell office:value-type="float" office:value="2.52028" calcext:value-type="float">
            <text:p>2.52028</text:p>
          </table:table-cell>
        </table:table-row>
        <table:table-row table:style-name="ro1">
          <table:table-cell office:value-type="float" office:value="8.034" calcext:value-type="float">
            <text:p>8.034</text:p>
          </table:table-cell>
          <table:table-cell office:value-type="float" office:value="1.63199" calcext:value-type="float">
            <text:p>1.63199</text:p>
          </table:table-cell>
          <table:table-cell/>
          <table:table-cell office:value-type="float" office:value="8.034" calcext:value-type="float">
            <text:p>8.034</text:p>
          </table:table-cell>
          <table:table-cell office:value-type="float" office:value="2.5298" calcext:value-type="float">
            <text:p>2.5298</text:p>
          </table:table-cell>
        </table:table-row>
        <table:table-row table:style-name="ro1">
          <table:table-cell office:value-type="float" office:value="8.0496" calcext:value-type="float">
            <text:p>8.0496</text:p>
          </table:table-cell>
          <table:table-cell office:value-type="float" office:value="1.63089" calcext:value-type="float">
            <text:p>1.63089</text:p>
          </table:table-cell>
          <table:table-cell/>
          <table:table-cell office:value-type="float" office:value="8.0496" calcext:value-type="float">
            <text:p>8.0496</text:p>
          </table:table-cell>
          <table:table-cell office:value-type="float" office:value="2.52857" calcext:value-type="float">
            <text:p>2.52857</text:p>
          </table:table-cell>
        </table:table-row>
        <table:table-row table:style-name="ro1">
          <table:table-cell office:value-type="float" office:value="8.0652" calcext:value-type="float">
            <text:p>8.0652</text:p>
          </table:table-cell>
          <table:table-cell office:value-type="float" office:value="1.63574" calcext:value-type="float">
            <text:p>1.63574</text:p>
          </table:table-cell>
          <table:table-cell/>
          <table:table-cell office:value-type="float" office:value="8.0652" calcext:value-type="float">
            <text:p>8.0652</text:p>
          </table:table-cell>
          <table:table-cell office:value-type="float" office:value="2.52133" calcext:value-type="float">
            <text:p>2.52133</text:p>
          </table:table-cell>
        </table:table-row>
        <table:table-row table:style-name="ro1">
          <table:table-cell office:value-type="float" office:value="8.0808" calcext:value-type="float">
            <text:p>8.0808</text:p>
          </table:table-cell>
          <table:table-cell office:value-type="float" office:value="1.63053" calcext:value-type="float">
            <text:p>1.63053</text:p>
          </table:table-cell>
          <table:table-cell/>
          <table:table-cell office:value-type="float" office:value="8.0808" calcext:value-type="float">
            <text:p>8.0808</text:p>
          </table:table-cell>
          <table:table-cell office:value-type="float" office:value="2.52555" calcext:value-type="float">
            <text:p>2.52555</text:p>
          </table:table-cell>
        </table:table-row>
        <table:table-row table:style-name="ro1">
          <table:table-cell office:value-type="float" office:value="8.0964" calcext:value-type="float">
            <text:p>8.0964</text:p>
          </table:table-cell>
          <table:table-cell office:value-type="float" office:value="1.62424" calcext:value-type="float">
            <text:p>1.62424</text:p>
          </table:table-cell>
          <table:table-cell/>
          <table:table-cell office:value-type="float" office:value="8.0964" calcext:value-type="float">
            <text:p>8.0964</text:p>
          </table:table-cell>
          <table:table-cell office:value-type="float" office:value="2.52742" calcext:value-type="float">
            <text:p>2.52742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.62163" calcext:value-type="float">
            <text:p>1.62163</text:p>
          </table:table-cell>
          <table:table-cell/>
          <table:table-cell office:value-type="float" office:value="8.112" calcext:value-type="float">
            <text:p>8.112</text:p>
          </table:table-cell>
          <table:table-cell office:value-type="float" office:value="2.52977" calcext:value-type="float">
            <text:p>2.52977</text:p>
          </table:table-cell>
        </table:table-row>
        <table:table-row table:style-name="ro1">
          <table:table-cell office:value-type="float" office:value="8.1276" calcext:value-type="float">
            <text:p>8.1276</text:p>
          </table:table-cell>
          <table:table-cell office:value-type="float" office:value="1.61878" calcext:value-type="float">
            <text:p>1.61878</text:p>
          </table:table-cell>
          <table:table-cell/>
          <table:table-cell office:value-type="float" office:value="8.1276" calcext:value-type="float">
            <text:p>8.1276</text:p>
          </table:table-cell>
          <table:table-cell office:value-type="float" office:value="2.52236" calcext:value-type="float">
            <text:p>2.52236</text:p>
          </table:table-cell>
        </table:table-row>
        <table:table-row table:style-name="ro1">
          <table:table-cell office:value-type="float" office:value="8.1432" calcext:value-type="float">
            <text:p>8.1432</text:p>
          </table:table-cell>
          <table:table-cell office:value-type="float" office:value="1.61794" calcext:value-type="float">
            <text:p>1.61794</text:p>
          </table:table-cell>
          <table:table-cell/>
          <table:table-cell office:value-type="float" office:value="8.1432" calcext:value-type="float">
            <text:p>8.1432</text:p>
          </table:table-cell>
          <table:table-cell office:value-type="float" office:value="2.5136" calcext:value-type="float">
            <text:p>2.5136</text:p>
          </table:table-cell>
        </table:table-row>
        <table:table-row table:style-name="ro1">
          <table:table-cell office:value-type="float" office:value="8.1588" calcext:value-type="float">
            <text:p>8.1588</text:p>
          </table:table-cell>
          <table:table-cell office:value-type="float" office:value="1.62869" calcext:value-type="float">
            <text:p>1.62869</text:p>
          </table:table-cell>
          <table:table-cell/>
          <table:table-cell office:value-type="float" office:value="8.1588" calcext:value-type="float">
            <text:p>8.1588</text:p>
          </table:table-cell>
          <table:table-cell office:value-type="float" office:value="2.51749" calcext:value-type="float">
            <text:p>2.51749</text:p>
          </table:table-cell>
        </table:table-row>
        <table:table-row table:style-name="ro1">
          <table:table-cell office:value-type="float" office:value="8.1744" calcext:value-type="float">
            <text:p>8.1744</text:p>
          </table:table-cell>
          <table:table-cell office:value-type="float" office:value="1.62397" calcext:value-type="float">
            <text:p>1.62397</text:p>
          </table:table-cell>
          <table:table-cell/>
          <table:table-cell office:value-type="float" office:value="8.1744" calcext:value-type="float">
            <text:p>8.1744</text:p>
          </table:table-cell>
          <table:table-cell office:value-type="float" office:value="2.51431" calcext:value-type="float">
            <text:p>2.51431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1.61929" calcext:value-type="float">
            <text:p>1.61929</text:p>
          </table:table-cell>
          <table:table-cell/>
          <table:table-cell office:value-type="float" office:value="8.19" calcext:value-type="float">
            <text:p>8.19</text:p>
          </table:table-cell>
          <table:table-cell office:value-type="float" office:value="2.52326" calcext:value-type="float">
            <text:p>2.52326</text:p>
          </table:table-cell>
        </table:table-row>
        <table:table-row table:style-name="ro1">
          <table:table-cell office:value-type="float" office:value="8.2056" calcext:value-type="float">
            <text:p>8.2056</text:p>
          </table:table-cell>
          <table:table-cell office:value-type="float" office:value="1.61837" calcext:value-type="float">
            <text:p>1.61837</text:p>
          </table:table-cell>
          <table:table-cell/>
          <table:table-cell office:value-type="float" office:value="8.2056" calcext:value-type="float">
            <text:p>8.2056</text:p>
          </table:table-cell>
          <table:table-cell office:value-type="float" office:value="2.51219" calcext:value-type="float">
            <text:p>2.51219</text:p>
          </table:table-cell>
        </table:table-row>
        <table:table-row table:style-name="ro1">
          <table:table-cell office:value-type="float" office:value="8.2212" calcext:value-type="float">
            <text:p>8.2212</text:p>
          </table:table-cell>
          <table:table-cell office:value-type="float" office:value="1.61749" calcext:value-type="float">
            <text:p>1.61749</text:p>
          </table:table-cell>
          <table:table-cell/>
          <table:table-cell office:value-type="float" office:value="8.2212" calcext:value-type="float">
            <text:p>8.2212</text:p>
          </table:table-cell>
          <table:table-cell office:value-type="float" office:value="2.51997" calcext:value-type="float">
            <text:p>2.51997</text:p>
          </table:table-cell>
        </table:table-row>
        <table:table-row table:style-name="ro1">
          <table:table-cell office:value-type="float" office:value="8.2368" calcext:value-type="float">
            <text:p>8.2368</text:p>
          </table:table-cell>
          <table:table-cell office:value-type="float" office:value="1.62009" calcext:value-type="float">
            <text:p>1.62009</text:p>
          </table:table-cell>
          <table:table-cell/>
          <table:table-cell office:value-type="float" office:value="8.2368" calcext:value-type="float">
            <text:p>8.2368</text:p>
          </table:table-cell>
          <table:table-cell office:value-type="float" office:value="2.5171" calcext:value-type="float">
            <text:p>2.5171</text:p>
          </table:table-cell>
        </table:table-row>
        <table:table-row table:style-name="ro1">
          <table:table-cell office:value-type="float" office:value="8.2524" calcext:value-type="float">
            <text:p>8.2524</text:p>
          </table:table-cell>
          <table:table-cell office:value-type="float" office:value="1.61911" calcext:value-type="float">
            <text:p>1.61911</text:p>
          </table:table-cell>
          <table:table-cell/>
          <table:table-cell office:value-type="float" office:value="8.2524" calcext:value-type="float">
            <text:p>8.2524</text:p>
          </table:table-cell>
          <table:table-cell office:value-type="float" office:value="2.50579" calcext:value-type="float">
            <text:p>2.50579</text:p>
          </table:table-cell>
        </table:table-row>
        <table:table-row table:style-name="ro1">
          <table:table-cell office:value-type="float" office:value="8.268" calcext:value-type="float">
            <text:p>8.268</text:p>
          </table:table-cell>
          <table:table-cell office:value-type="float" office:value="1.62757" calcext:value-type="float">
            <text:p>1.62757</text:p>
          </table:table-cell>
          <table:table-cell/>
          <table:table-cell office:value-type="float" office:value="8.268" calcext:value-type="float">
            <text:p>8.268</text:p>
          </table:table-cell>
          <table:table-cell office:value-type="float" office:value="2.49949" calcext:value-type="float">
            <text:p>2.49949</text:p>
          </table:table-cell>
        </table:table-row>
        <table:table-row table:style-name="ro1">
          <table:table-cell office:value-type="float" office:value="8.2836" calcext:value-type="float">
            <text:p>8.2836</text:p>
          </table:table-cell>
          <table:table-cell office:value-type="float" office:value="1.62372" calcext:value-type="float">
            <text:p>1.62372</text:p>
          </table:table-cell>
          <table:table-cell/>
          <table:table-cell office:value-type="float" office:value="8.2836" calcext:value-type="float">
            <text:p>8.2836</text:p>
          </table:table-cell>
          <table:table-cell office:value-type="float" office:value="2.50249" calcext:value-type="float">
            <text:p>2.50249</text:p>
          </table:table-cell>
        </table:table-row>
        <table:table-row table:style-name="ro1">
          <table:table-cell office:value-type="float" office:value="8.2992" calcext:value-type="float">
            <text:p>8.2992</text:p>
          </table:table-cell>
          <table:table-cell office:value-type="float" office:value="1.62174" calcext:value-type="float">
            <text:p>1.62174</text:p>
          </table:table-cell>
          <table:table-cell/>
          <table:table-cell office:value-type="float" office:value="8.2992" calcext:value-type="float">
            <text:p>8.2992</text:p>
          </table:table-cell>
          <table:table-cell office:value-type="float" office:value="2.50486" calcext:value-type="float">
            <text:p>2.50486</text:p>
          </table:table-cell>
        </table:table-row>
        <table:table-row table:style-name="ro1">
          <table:table-cell office:value-type="float" office:value="8.3148" calcext:value-type="float">
            <text:p>8.3148</text:p>
          </table:table-cell>
          <table:table-cell office:value-type="float" office:value="1.62576" calcext:value-type="float">
            <text:p>1.62576</text:p>
          </table:table-cell>
          <table:table-cell/>
          <table:table-cell office:value-type="float" office:value="8.3148" calcext:value-type="float">
            <text:p>8.3148</text:p>
          </table:table-cell>
          <table:table-cell office:value-type="float" office:value="2.5063" calcext:value-type="float">
            <text:p>2.5063</text:p>
          </table:table-cell>
        </table:table-row>
        <table:table-row table:style-name="ro1">
          <table:table-cell office:value-type="float" office:value="8.3304" calcext:value-type="float">
            <text:p>8.3304</text:p>
          </table:table-cell>
          <table:table-cell office:value-type="float" office:value="1.63694" calcext:value-type="float">
            <text:p>1.63694</text:p>
          </table:table-cell>
          <table:table-cell/>
          <table:table-cell office:value-type="float" office:value="8.3304" calcext:value-type="float">
            <text:p>8.3304</text:p>
          </table:table-cell>
          <table:table-cell office:value-type="float" office:value="2.49539" calcext:value-type="float">
            <text:p>2.49539</text:p>
          </table:table-cell>
        </table:table-row>
        <table:table-row table:style-name="ro1">
          <table:table-cell office:value-type="float" office:value="8.346" calcext:value-type="float">
            <text:p>8.346</text:p>
          </table:table-cell>
          <table:table-cell office:value-type="float" office:value="1.63523" calcext:value-type="float">
            <text:p>1.63523</text:p>
          </table:table-cell>
          <table:table-cell/>
          <table:table-cell office:value-type="float" office:value="8.346" calcext:value-type="float">
            <text:p>8.346</text:p>
          </table:table-cell>
          <table:table-cell office:value-type="float" office:value="2.50323" calcext:value-type="float">
            <text:p>2.50323</text:p>
          </table:table-cell>
        </table:table-row>
        <table:table-row table:style-name="ro1">
          <table:table-cell office:value-type="float" office:value="8.3616" calcext:value-type="float">
            <text:p>8.3616</text:p>
          </table:table-cell>
          <table:table-cell office:value-type="float" office:value="1.63019" calcext:value-type="float">
            <text:p>1.63019</text:p>
          </table:table-cell>
          <table:table-cell/>
          <table:table-cell office:value-type="float" office:value="8.3616" calcext:value-type="float">
            <text:p>8.3616</text:p>
          </table:table-cell>
          <table:table-cell office:value-type="float" office:value="2.49598" calcext:value-type="float">
            <text:p>2.49598</text:p>
          </table:table-cell>
        </table:table-row>
        <table:table-row table:style-name="ro1">
          <table:table-cell office:value-type="float" office:value="8.3772" calcext:value-type="float">
            <text:p>8.3772</text:p>
          </table:table-cell>
          <table:table-cell office:value-type="float" office:value="1.62574" calcext:value-type="float">
            <text:p>1.62574</text:p>
          </table:table-cell>
          <table:table-cell/>
          <table:table-cell office:value-type="float" office:value="8.3772" calcext:value-type="float">
            <text:p>8.3772</text:p>
          </table:table-cell>
          <table:table-cell office:value-type="float" office:value="2.50061" calcext:value-type="float">
            <text:p>2.50061</text:p>
          </table:table-cell>
        </table:table-row>
        <table:table-row table:style-name="ro1">
          <table:table-cell office:value-type="float" office:value="8.3928" calcext:value-type="float">
            <text:p>8.3928</text:p>
          </table:table-cell>
          <table:table-cell office:value-type="float" office:value="1.62675" calcext:value-type="float">
            <text:p>1.62675</text:p>
          </table:table-cell>
          <table:table-cell/>
          <table:table-cell office:value-type="float" office:value="8.3928" calcext:value-type="float">
            <text:p>8.3928</text:p>
          </table:table-cell>
          <table:table-cell office:value-type="float" office:value="2.50247" calcext:value-type="float">
            <text:p>2.50247</text:p>
          </table:table-cell>
        </table:table-row>
        <table:table-row table:style-name="ro1">
          <table:table-cell office:value-type="float" office:value="8.4084" calcext:value-type="float">
            <text:p>8.4084</text:p>
          </table:table-cell>
          <table:table-cell office:value-type="float" office:value="1.62496" calcext:value-type="float">
            <text:p>1.62496</text:p>
          </table:table-cell>
          <table:table-cell/>
          <table:table-cell office:value-type="float" office:value="8.4084" calcext:value-type="float">
            <text:p>8.4084</text:p>
          </table:table-cell>
          <table:table-cell office:value-type="float" office:value="2.50185" calcext:value-type="float">
            <text:p>2.50185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.61977" calcext:value-type="float">
            <text:p>1.61977</text:p>
          </table:table-cell>
          <table:table-cell/>
          <table:table-cell office:value-type="float" office:value="8.424" calcext:value-type="float">
            <text:p>8.424</text:p>
          </table:table-cell>
          <table:table-cell office:value-type="float" office:value="2.50436" calcext:value-type="float">
            <text:p>2.50436</text:p>
          </table:table-cell>
        </table:table-row>
        <table:table-row table:style-name="ro1">
          <table:table-cell office:value-type="float" office:value="8.4396" calcext:value-type="float">
            <text:p>8.4396</text:p>
          </table:table-cell>
          <table:table-cell office:value-type="float" office:value="1.62697" calcext:value-type="float">
            <text:p>1.62697</text:p>
          </table:table-cell>
          <table:table-cell/>
          <table:table-cell office:value-type="float" office:value="8.4396" calcext:value-type="float">
            <text:p>8.4396</text:p>
          </table:table-cell>
          <table:table-cell office:value-type="float" office:value="2.49725" calcext:value-type="float">
            <text:p>2.49725</text:p>
          </table:table-cell>
        </table:table-row>
        <table:table-row table:style-name="ro1">
          <table:table-cell office:value-type="float" office:value="8.4552" calcext:value-type="float">
            <text:p>8.4552</text:p>
          </table:table-cell>
          <table:table-cell office:value-type="float" office:value="1.61662" calcext:value-type="float">
            <text:p>1.61662</text:p>
          </table:table-cell>
          <table:table-cell/>
          <table:table-cell office:value-type="float" office:value="8.4552" calcext:value-type="float">
            <text:p>8.4552</text:p>
          </table:table-cell>
          <table:table-cell office:value-type="float" office:value="2.48114" calcext:value-type="float">
            <text:p>2.48114</text:p>
          </table:table-cell>
        </table:table-row>
        <table:table-row table:style-name="ro1">
          <table:table-cell office:value-type="float" office:value="8.4708" calcext:value-type="float">
            <text:p>8.4708</text:p>
          </table:table-cell>
          <table:table-cell office:value-type="float" office:value="1.61811" calcext:value-type="float">
            <text:p>1.61811</text:p>
          </table:table-cell>
          <table:table-cell/>
          <table:table-cell office:value-type="float" office:value="8.4708" calcext:value-type="float">
            <text:p>8.4708</text:p>
          </table:table-cell>
          <table:table-cell office:value-type="float" office:value="2.48796" calcext:value-type="float">
            <text:p>2.48796</text:p>
          </table:table-cell>
        </table:table-row>
        <table:table-row table:style-name="ro1">
          <table:table-cell office:value-type="float" office:value="8.4864" calcext:value-type="float">
            <text:p>8.4864</text:p>
          </table:table-cell>
          <table:table-cell office:value-type="float" office:value="1.60981" calcext:value-type="float">
            <text:p>1.60981</text:p>
          </table:table-cell>
          <table:table-cell/>
          <table:table-cell office:value-type="float" office:value="8.4864" calcext:value-type="float">
            <text:p>8.4864</text:p>
          </table:table-cell>
          <table:table-cell office:value-type="float" office:value="2.49004" calcext:value-type="float">
            <text:p>2.49004</text:p>
          </table:table-cell>
        </table:table-row>
        <table:table-row table:style-name="ro1">
          <table:table-cell office:value-type="float" office:value="8.502" calcext:value-type="float">
            <text:p>8.502</text:p>
          </table:table-cell>
          <table:table-cell office:value-type="float" office:value="1.60967" calcext:value-type="float">
            <text:p>1.60967</text:p>
          </table:table-cell>
          <table:table-cell/>
          <table:table-cell office:value-type="float" office:value="8.502" calcext:value-type="float">
            <text:p>8.502</text:p>
          </table:table-cell>
          <table:table-cell office:value-type="float" office:value="2.50173" calcext:value-type="float">
            <text:p>2.50173</text:p>
          </table:table-cell>
        </table:table-row>
        <table:table-row table:style-name="ro1">
          <table:table-cell office:value-type="float" office:value="8.5176" calcext:value-type="float">
            <text:p>8.5176</text:p>
          </table:table-cell>
          <table:table-cell office:value-type="float" office:value="1.60971" calcext:value-type="float">
            <text:p>1.60971</text:p>
          </table:table-cell>
          <table:table-cell/>
          <table:table-cell office:value-type="float" office:value="8.5176" calcext:value-type="float">
            <text:p>8.5176</text:p>
          </table:table-cell>
          <table:table-cell office:value-type="float" office:value="2.49801" calcext:value-type="float">
            <text:p>2.49801</text:p>
          </table:table-cell>
        </table:table-row>
        <table:table-row table:style-name="ro1">
          <table:table-cell office:value-type="float" office:value="8.5332" calcext:value-type="float">
            <text:p>8.5332</text:p>
          </table:table-cell>
          <table:table-cell office:value-type="float" office:value="1.60926" calcext:value-type="float">
            <text:p>1.60926</text:p>
          </table:table-cell>
          <table:table-cell/>
          <table:table-cell office:value-type="float" office:value="8.5332" calcext:value-type="float">
            <text:p>8.5332</text:p>
          </table:table-cell>
          <table:table-cell office:value-type="float" office:value="2.49551" calcext:value-type="float">
            <text:p>2.49551</text:p>
          </table:table-cell>
        </table:table-row>
        <table:table-row table:style-name="ro1">
          <table:table-cell office:value-type="float" office:value="8.5488" calcext:value-type="float">
            <text:p>8.5488</text:p>
          </table:table-cell>
          <table:table-cell office:value-type="float" office:value="1.60998" calcext:value-type="float">
            <text:p>1.60998</text:p>
          </table:table-cell>
          <table:table-cell/>
          <table:table-cell office:value-type="float" office:value="8.5488" calcext:value-type="float">
            <text:p>8.5488</text:p>
          </table:table-cell>
          <table:table-cell office:value-type="float" office:value="2.48183" calcext:value-type="float">
            <text:p>2.48183</text:p>
          </table:table-cell>
        </table:table-row>
        <table:table-row table:style-name="ro1">
          <table:table-cell office:value-type="float" office:value="8.5644" calcext:value-type="float">
            <text:p>8.5644</text:p>
          </table:table-cell>
          <table:table-cell office:value-type="float" office:value="1.60301" calcext:value-type="float">
            <text:p>1.60301</text:p>
          </table:table-cell>
          <table:table-cell/>
          <table:table-cell office:value-type="float" office:value="8.5644" calcext:value-type="float">
            <text:p>8.5644</text:p>
          </table:table-cell>
          <table:table-cell office:value-type="float" office:value="2.48526" calcext:value-type="float">
            <text:p>2.48526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1.59905" calcext:value-type="float">
            <text:p>1.59905</text:p>
          </table:table-cell>
          <table:table-cell/>
          <table:table-cell office:value-type="float" office:value="8.58" calcext:value-type="float">
            <text:p>8.58</text:p>
          </table:table-cell>
          <table:table-cell office:value-type="float" office:value="2.4861" calcext:value-type="float">
            <text:p>2.4861</text:p>
          </table:table-cell>
        </table:table-row>
        <table:table-row table:style-name="ro1">
          <table:table-cell office:value-type="float" office:value="8.5956" calcext:value-type="float">
            <text:p>8.5956</text:p>
          </table:table-cell>
          <table:table-cell office:value-type="float" office:value="1.60013" calcext:value-type="float">
            <text:p>1.60013</text:p>
          </table:table-cell>
          <table:table-cell/>
          <table:table-cell office:value-type="float" office:value="8.5956" calcext:value-type="float">
            <text:p>8.5956</text:p>
          </table:table-cell>
          <table:table-cell office:value-type="float" office:value="2.48717" calcext:value-type="float">
            <text:p>2.48717</text:p>
          </table:table-cell>
        </table:table-row>
        <table:table-row table:style-name="ro1">
          <table:table-cell office:value-type="float" office:value="8.6112" calcext:value-type="float">
            <text:p>8.6112</text:p>
          </table:table-cell>
          <table:table-cell office:value-type="float" office:value="1.6066" calcext:value-type="float">
            <text:p>1.6066</text:p>
          </table:table-cell>
          <table:table-cell/>
          <table:table-cell office:value-type="float" office:value="8.6112" calcext:value-type="float">
            <text:p>8.6112</text:p>
          </table:table-cell>
          <table:table-cell office:value-type="float" office:value="2.47672" calcext:value-type="float">
            <text:p>2.47672</text:p>
          </table:table-cell>
        </table:table-row>
        <table:table-row table:style-name="ro1">
          <table:table-cell office:value-type="float" office:value="8.6268" calcext:value-type="float">
            <text:p>8.6268</text:p>
          </table:table-cell>
          <table:table-cell office:value-type="float" office:value="1.59738" calcext:value-type="float">
            <text:p>1.59738</text:p>
          </table:table-cell>
          <table:table-cell/>
          <table:table-cell office:value-type="float" office:value="8.6268" calcext:value-type="float">
            <text:p>8.6268</text:p>
          </table:table-cell>
          <table:table-cell office:value-type="float" office:value="2.47495" calcext:value-type="float">
            <text:p>2.47495</text:p>
          </table:table-cell>
        </table:table-row>
        <table:table-row table:style-name="ro1">
          <table:table-cell office:value-type="float" office:value="8.6424" calcext:value-type="float">
            <text:p>8.6424</text:p>
          </table:table-cell>
          <table:table-cell office:value-type="float" office:value="1.60043" calcext:value-type="float">
            <text:p>1.60043</text:p>
          </table:table-cell>
          <table:table-cell/>
          <table:table-cell office:value-type="float" office:value="8.6424" calcext:value-type="float">
            <text:p>8.6424</text:p>
          </table:table-cell>
          <table:table-cell office:value-type="float" office:value="2.48253" calcext:value-type="float">
            <text:p>2.48253</text:p>
          </table:table-cell>
        </table:table-row>
        <table:table-row table:style-name="ro1">
          <table:table-cell office:value-type="float" office:value="8.658" calcext:value-type="float">
            <text:p>8.658</text:p>
          </table:table-cell>
          <table:table-cell office:value-type="float" office:value="1.6065" calcext:value-type="float">
            <text:p>1.6065</text:p>
          </table:table-cell>
          <table:table-cell/>
          <table:table-cell office:value-type="float" office:value="8.658" calcext:value-type="float">
            <text:p>8.658</text:p>
          </table:table-cell>
          <table:table-cell office:value-type="float" office:value="2.48228" calcext:value-type="float">
            <text:p>2.48228</text:p>
          </table:table-cell>
        </table:table-row>
        <table:table-row table:style-name="ro1">
          <table:table-cell office:value-type="float" office:value="8.6736" calcext:value-type="float">
            <text:p>8.6736</text:p>
          </table:table-cell>
          <table:table-cell office:value-type="float" office:value="1.595" calcext:value-type="float">
            <text:p>1.595</text:p>
          </table:table-cell>
          <table:table-cell/>
          <table:table-cell office:value-type="float" office:value="8.6736" calcext:value-type="float">
            <text:p>8.6736</text:p>
          </table:table-cell>
          <table:table-cell office:value-type="float" office:value="2.47708" calcext:value-type="float">
            <text:p>2.47708</text:p>
          </table:table-cell>
        </table:table-row>
        <table:table-row table:style-name="ro1">
          <table:table-cell office:value-type="float" office:value="8.6892" calcext:value-type="float">
            <text:p>8.6892</text:p>
          </table:table-cell>
          <table:table-cell office:value-type="float" office:value="1.5956" calcext:value-type="float">
            <text:p>1.5956</text:p>
          </table:table-cell>
          <table:table-cell/>
          <table:table-cell office:value-type="float" office:value="8.6892" calcext:value-type="float">
            <text:p>8.6892</text:p>
          </table:table-cell>
          <table:table-cell office:value-type="float" office:value="2.48031" calcext:value-type="float">
            <text:p>2.48031</text:p>
          </table:table-cell>
        </table:table-row>
        <table:table-row table:style-name="ro1">
          <table:table-cell office:value-type="float" office:value="8.7048" calcext:value-type="float">
            <text:p>8.7048</text:p>
          </table:table-cell>
          <table:table-cell office:value-type="float" office:value="1.59421" calcext:value-type="float">
            <text:p>1.59421</text:p>
          </table:table-cell>
          <table:table-cell/>
          <table:table-cell office:value-type="float" office:value="8.7048" calcext:value-type="float">
            <text:p>8.7048</text:p>
          </table:table-cell>
          <table:table-cell office:value-type="float" office:value="2.47954" calcext:value-type="float">
            <text:p>2.47954</text:p>
          </table:table-cell>
        </table:table-row>
        <table:table-row table:style-name="ro1">
          <table:table-cell office:value-type="float" office:value="8.7204" calcext:value-type="float">
            <text:p>8.7204</text:p>
          </table:table-cell>
          <table:table-cell office:value-type="float" office:value="1.59037" calcext:value-type="float">
            <text:p>1.59037</text:p>
          </table:table-cell>
          <table:table-cell/>
          <table:table-cell office:value-type="float" office:value="8.7204" calcext:value-type="float">
            <text:p>8.7204</text:p>
          </table:table-cell>
          <table:table-cell office:value-type="float" office:value="2.4823" calcext:value-type="float">
            <text:p>2.4823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.58759" calcext:value-type="float">
            <text:p>1.58759</text:p>
          </table:table-cell>
          <table:table-cell/>
          <table:table-cell office:value-type="float" office:value="8.736" calcext:value-type="float">
            <text:p>8.736</text:p>
          </table:table-cell>
          <table:table-cell office:value-type="float" office:value="2.48471" calcext:value-type="float">
            <text:p>2.48471</text:p>
          </table:table-cell>
        </table:table-row>
        <table:table-row table:style-name="ro1">
          <table:table-cell office:value-type="float" office:value="8.7516" calcext:value-type="float">
            <text:p>8.7516</text:p>
          </table:table-cell>
          <table:table-cell office:value-type="float" office:value="1.59294" calcext:value-type="float">
            <text:p>1.59294</text:p>
          </table:table-cell>
          <table:table-cell/>
          <table:table-cell office:value-type="float" office:value="8.7516" calcext:value-type="float">
            <text:p>8.7516</text:p>
          </table:table-cell>
          <table:table-cell office:value-type="float" office:value="2.47595" calcext:value-type="float">
            <text:p>2.47595</text:p>
          </table:table-cell>
        </table:table-row>
        <table:table-row table:style-name="ro1">
          <table:table-cell office:value-type="float" office:value="8.7672" calcext:value-type="float">
            <text:p>8.7672</text:p>
          </table:table-cell>
          <table:table-cell office:value-type="float" office:value="1.59145" calcext:value-type="float">
            <text:p>1.59145</text:p>
          </table:table-cell>
          <table:table-cell/>
          <table:table-cell office:value-type="float" office:value="8.7672" calcext:value-type="float">
            <text:p>8.7672</text:p>
          </table:table-cell>
          <table:table-cell office:value-type="float" office:value="2.46942" calcext:value-type="float">
            <text:p>2.46942</text:p>
          </table:table-cell>
        </table:table-row>
        <table:table-row table:style-name="ro1">
          <table:table-cell office:value-type="float" office:value="8.7828" calcext:value-type="float">
            <text:p>8.7828</text:p>
          </table:table-cell>
          <table:table-cell office:value-type="float" office:value="1.59194" calcext:value-type="float">
            <text:p>1.59194</text:p>
          </table:table-cell>
          <table:table-cell/>
          <table:table-cell office:value-type="float" office:value="8.7828" calcext:value-type="float">
            <text:p>8.7828</text:p>
          </table:table-cell>
          <table:table-cell office:value-type="float" office:value="2.46638" calcext:value-type="float">
            <text:p>2.46638</text:p>
          </table:table-cell>
        </table:table-row>
        <table:table-row table:style-name="ro1">
          <table:table-cell office:value-type="float" office:value="8.7984" calcext:value-type="float">
            <text:p>8.7984</text:p>
          </table:table-cell>
          <table:table-cell office:value-type="float" office:value="1.59484" calcext:value-type="float">
            <text:p>1.59484</text:p>
          </table:table-cell>
          <table:table-cell/>
          <table:table-cell office:value-type="float" office:value="8.7984" calcext:value-type="float">
            <text:p>8.7984</text:p>
          </table:table-cell>
          <table:table-cell office:value-type="float" office:value="2.47139" calcext:value-type="float">
            <text:p>2.47139</text:p>
          </table:table-cell>
        </table:table-row>
        <table:table-row table:style-name="ro1">
          <table:table-cell office:value-type="float" office:value="8.814" calcext:value-type="float">
            <text:p>8.814</text:p>
          </table:table-cell>
          <table:table-cell office:value-type="float" office:value="1.59589" calcext:value-type="float">
            <text:p>1.59589</text:p>
          </table:table-cell>
          <table:table-cell/>
          <table:table-cell office:value-type="float" office:value="8.814" calcext:value-type="float">
            <text:p>8.814</text:p>
          </table:table-cell>
          <table:table-cell office:value-type="float" office:value="2.47596" calcext:value-type="float">
            <text:p>2.47596</text:p>
          </table:table-cell>
        </table:table-row>
        <table:table-row table:style-name="ro1">
          <table:table-cell office:value-type="float" office:value="8.8296" calcext:value-type="float">
            <text:p>8.8296</text:p>
          </table:table-cell>
          <table:table-cell office:value-type="float" office:value="1.58613" calcext:value-type="float">
            <text:p>1.58613</text:p>
          </table:table-cell>
          <table:table-cell/>
          <table:table-cell office:value-type="float" office:value="8.8296" calcext:value-type="float">
            <text:p>8.8296</text:p>
          </table:table-cell>
          <table:table-cell office:value-type="float" office:value="2.46762" calcext:value-type="float">
            <text:p>2.46762</text:p>
          </table:table-cell>
        </table:table-row>
        <table:table-row table:style-name="ro1">
          <table:table-cell office:value-type="float" office:value="8.8452" calcext:value-type="float">
            <text:p>8.8452</text:p>
          </table:table-cell>
          <table:table-cell office:value-type="float" office:value="1.58488" calcext:value-type="float">
            <text:p>1.58488</text:p>
          </table:table-cell>
          <table:table-cell/>
          <table:table-cell office:value-type="float" office:value="8.8452" calcext:value-type="float">
            <text:p>8.8452</text:p>
          </table:table-cell>
          <table:table-cell office:value-type="float" office:value="2.4672" calcext:value-type="float">
            <text:p>2.4672</text:p>
          </table:table-cell>
        </table:table-row>
        <table:table-row table:style-name="ro1">
          <table:table-cell office:value-type="float" office:value="8.8608" calcext:value-type="float">
            <text:p>8.8608</text:p>
          </table:table-cell>
          <table:table-cell office:value-type="float" office:value="1.59013" calcext:value-type="float">
            <text:p>1.59013</text:p>
          </table:table-cell>
          <table:table-cell/>
          <table:table-cell office:value-type="float" office:value="8.8608" calcext:value-type="float">
            <text:p>8.8608</text:p>
          </table:table-cell>
          <table:table-cell office:value-type="float" office:value="2.46862" calcext:value-type="float">
            <text:p>2.46862</text:p>
          </table:table-cell>
        </table:table-row>
        <table:table-row table:style-name="ro1">
          <table:table-cell office:value-type="float" office:value="8.8764" calcext:value-type="float">
            <text:p>8.8764</text:p>
          </table:table-cell>
          <table:table-cell office:value-type="float" office:value="1.59787" calcext:value-type="float">
            <text:p>1.59787</text:p>
          </table:table-cell>
          <table:table-cell/>
          <table:table-cell office:value-type="float" office:value="8.8764" calcext:value-type="float">
            <text:p>8.8764</text:p>
          </table:table-cell>
          <table:table-cell office:value-type="float" office:value="2.46057" calcext:value-type="float">
            <text:p>2.46057</text:p>
          </table:table-cell>
        </table:table-row>
        <table:table-row table:style-name="ro1">
          <table:table-cell office:value-type="float" office:value="8.892" calcext:value-type="float">
            <text:p>8.892</text:p>
          </table:table-cell>
          <table:table-cell office:value-type="float" office:value="1.5932" calcext:value-type="float">
            <text:p>1.5932</text:p>
          </table:table-cell>
          <table:table-cell/>
          <table:table-cell office:value-type="float" office:value="8.892" calcext:value-type="float">
            <text:p>8.892</text:p>
          </table:table-cell>
          <table:table-cell office:value-type="float" office:value="2.46926" calcext:value-type="float">
            <text:p>2.46926</text:p>
          </table:table-cell>
        </table:table-row>
        <table:table-row table:style-name="ro1">
          <table:table-cell office:value-type="float" office:value="8.9076" calcext:value-type="float">
            <text:p>8.9076</text:p>
          </table:table-cell>
          <table:table-cell office:value-type="float" office:value="1.59887" calcext:value-type="float">
            <text:p>1.59887</text:p>
          </table:table-cell>
          <table:table-cell/>
          <table:table-cell office:value-type="float" office:value="8.9076" calcext:value-type="float">
            <text:p>8.9076</text:p>
          </table:table-cell>
          <table:table-cell office:value-type="float" office:value="2.45813" calcext:value-type="float">
            <text:p>2.45813</text:p>
          </table:table-cell>
        </table:table-row>
        <table:table-row table:style-name="ro1">
          <table:table-cell office:value-type="float" office:value="8.9232" calcext:value-type="float">
            <text:p>8.9232</text:p>
          </table:table-cell>
          <table:table-cell office:value-type="float" office:value="1.58925" calcext:value-type="float">
            <text:p>1.58925</text:p>
          </table:table-cell>
          <table:table-cell/>
          <table:table-cell office:value-type="float" office:value="8.9232" calcext:value-type="float">
            <text:p>8.9232</text:p>
          </table:table-cell>
          <table:table-cell office:value-type="float" office:value="2.4641" calcext:value-type="float">
            <text:p>2.4641</text:p>
          </table:table-cell>
        </table:table-row>
        <table:table-row table:style-name="ro1">
          <table:table-cell office:value-type="float" office:value="8.9388" calcext:value-type="float">
            <text:p>8.9388</text:p>
          </table:table-cell>
          <table:table-cell office:value-type="float" office:value="1.58829" calcext:value-type="float">
            <text:p>1.58829</text:p>
          </table:table-cell>
          <table:table-cell/>
          <table:table-cell office:value-type="float" office:value="8.9388" calcext:value-type="float">
            <text:p>8.9388</text:p>
          </table:table-cell>
          <table:table-cell office:value-type="float" office:value="2.4619" calcext:value-type="float">
            <text:p>2.4619</text:p>
          </table:table-cell>
        </table:table-row>
        <table:table-row table:style-name="ro1">
          <table:table-cell office:value-type="float" office:value="8.9544" calcext:value-type="float">
            <text:p>8.9544</text:p>
          </table:table-cell>
          <table:table-cell office:value-type="float" office:value="1.57181" calcext:value-type="float">
            <text:p>1.57181</text:p>
          </table:table-cell>
          <table:table-cell/>
          <table:table-cell office:value-type="float" office:value="8.9544" calcext:value-type="float">
            <text:p>8.9544</text:p>
          </table:table-cell>
          <table:table-cell office:value-type="float" office:value="2.4479" calcext:value-type="float">
            <text:p>2.4479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1.57822" calcext:value-type="float">
            <text:p>1.57822</text:p>
          </table:table-cell>
          <table:table-cell/>
          <table:table-cell office:value-type="float" office:value="8.97" calcext:value-type="float">
            <text:p>8.97</text:p>
          </table:table-cell>
          <table:table-cell office:value-type="float" office:value="2.45312" calcext:value-type="float">
            <text:p>2.45312</text:p>
          </table:table-cell>
        </table:table-row>
        <table:table-row table:style-name="ro1">
          <table:table-cell office:value-type="float" office:value="8.9856" calcext:value-type="float">
            <text:p>8.9856</text:p>
          </table:table-cell>
          <table:table-cell office:value-type="float" office:value="1.56888" calcext:value-type="float">
            <text:p>1.56888</text:p>
          </table:table-cell>
          <table:table-cell/>
          <table:table-cell office:value-type="float" office:value="8.9856" calcext:value-type="float">
            <text:p>8.9856</text:p>
          </table:table-cell>
          <table:table-cell office:value-type="float" office:value="2.45494" calcext:value-type="float">
            <text:p>2.45494</text:p>
          </table:table-cell>
        </table:table-row>
        <table:table-row table:style-name="ro1">
          <table:table-cell office:value-type="float" office:value="9.0012" calcext:value-type="float">
            <text:p>9.0012</text:p>
          </table:table-cell>
          <table:table-cell office:value-type="float" office:value="1.56964" calcext:value-type="float">
            <text:p>1.56964</text:p>
          </table:table-cell>
          <table:table-cell/>
          <table:table-cell office:value-type="float" office:value="9.0012" calcext:value-type="float">
            <text:p>9.0012</text:p>
          </table:table-cell>
          <table:table-cell office:value-type="float" office:value="2.43972" calcext:value-type="float">
            <text:p>2.43972</text:p>
          </table:table-cell>
        </table:table-row>
        <table:table-row table:style-name="ro1">
          <table:table-cell office:value-type="float" office:value="9.0168" calcext:value-type="float">
            <text:p>9.0168</text:p>
          </table:table-cell>
          <table:table-cell office:value-type="float" office:value="1.57724" calcext:value-type="float">
            <text:p>1.57724</text:p>
          </table:table-cell>
          <table:table-cell/>
          <table:table-cell office:value-type="float" office:value="9.0168" calcext:value-type="float">
            <text:p>9.0168</text:p>
          </table:table-cell>
          <table:table-cell office:value-type="float" office:value="2.43841" calcext:value-type="float">
            <text:p>2.43841</text:p>
          </table:table-cell>
        </table:table-row>
        <table:table-row table:style-name="ro1">
          <table:table-cell office:value-type="float" office:value="9.0324" calcext:value-type="float">
            <text:p>9.0324</text:p>
          </table:table-cell>
          <table:table-cell office:value-type="float" office:value="1.58557" calcext:value-type="float">
            <text:p>1.58557</text:p>
          </table:table-cell>
          <table:table-cell/>
          <table:table-cell office:value-type="float" office:value="9.0324" calcext:value-type="float">
            <text:p>9.0324</text:p>
          </table:table-cell>
          <table:table-cell office:value-type="float" office:value="2.44483" calcext:value-type="float">
            <text:p>2.44483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.59397" calcext:value-type="float">
            <text:p>1.59397</text:p>
          </table:table-cell>
          <table:table-cell/>
          <table:table-cell office:value-type="float" office:value="9.048" calcext:value-type="float">
            <text:p>9.048</text:p>
          </table:table-cell>
          <table:table-cell office:value-type="float" office:value="2.43725" calcext:value-type="float">
            <text:p>2.43725</text:p>
          </table:table-cell>
        </table:table-row>
        <table:table-row table:style-name="ro1">
          <table:table-cell office:value-type="float" office:value="9.0636" calcext:value-type="float">
            <text:p>9.0636</text:p>
          </table:table-cell>
          <table:table-cell office:value-type="float" office:value="1.586" calcext:value-type="float">
            <text:p>1.586</text:p>
          </table:table-cell>
          <table:table-cell/>
          <table:table-cell office:value-type="float" office:value="9.0636" calcext:value-type="float">
            <text:p>9.0636</text:p>
          </table:table-cell>
          <table:table-cell office:value-type="float" office:value="2.43812" calcext:value-type="float">
            <text:p>2.43812</text:p>
          </table:table-cell>
        </table:table-row>
        <table:table-row table:style-name="ro1">
          <table:table-cell office:value-type="float" office:value="9.0792" calcext:value-type="float">
            <text:p>9.0792</text:p>
          </table:table-cell>
          <table:table-cell office:value-type="float" office:value="1.58582" calcext:value-type="float">
            <text:p>1.58582</text:p>
          </table:table-cell>
          <table:table-cell/>
          <table:table-cell office:value-type="float" office:value="9.0792" calcext:value-type="float">
            <text:p>9.0792</text:p>
          </table:table-cell>
          <table:table-cell office:value-type="float" office:value="2.43572" calcext:value-type="float">
            <text:p>2.43572</text:p>
          </table:table-cell>
        </table:table-row>
        <table:table-row table:style-name="ro1">
          <table:table-cell office:value-type="float" office:value="9.0948" calcext:value-type="float">
            <text:p>9.0948</text:p>
          </table:table-cell>
          <table:table-cell office:value-type="float" office:value="1.57466" calcext:value-type="float">
            <text:p>1.57466</text:p>
          </table:table-cell>
          <table:table-cell/>
          <table:table-cell office:value-type="float" office:value="9.0948" calcext:value-type="float">
            <text:p>9.0948</text:p>
          </table:table-cell>
          <table:table-cell office:value-type="float" office:value="2.42205" calcext:value-type="float">
            <text:p>2.42205</text:p>
          </table:table-cell>
        </table:table-row>
        <table:table-row table:style-name="ro1">
          <table:table-cell office:value-type="float" office:value="9.1104" calcext:value-type="float">
            <text:p>9.1104</text:p>
          </table:table-cell>
          <table:table-cell office:value-type="float" office:value="1.58336" calcext:value-type="float">
            <text:p>1.58336</text:p>
          </table:table-cell>
          <table:table-cell/>
          <table:table-cell office:value-type="float" office:value="9.1104" calcext:value-type="float">
            <text:p>9.1104</text:p>
          </table:table-cell>
          <table:table-cell office:value-type="float" office:value="2.41706" calcext:value-type="float">
            <text:p>2.41706</text:p>
          </table:table-cell>
        </table:table-row>
        <table:table-row table:style-name="ro1">
          <table:table-cell office:value-type="float" office:value="9.126" calcext:value-type="float">
            <text:p>9.126</text:p>
          </table:table-cell>
          <table:table-cell office:value-type="float" office:value="1.58373" calcext:value-type="float">
            <text:p>1.58373</text:p>
          </table:table-cell>
          <table:table-cell/>
          <table:table-cell office:value-type="float" office:value="9.126" calcext:value-type="float">
            <text:p>9.126</text:p>
          </table:table-cell>
          <table:table-cell office:value-type="float" office:value="2.41479" calcext:value-type="float">
            <text:p>2.41479</text:p>
          </table:table-cell>
        </table:table-row>
        <table:table-row table:style-name="ro1">
          <table:table-cell office:value-type="float" office:value="9.1416" calcext:value-type="float">
            <text:p>9.1416</text:p>
          </table:table-cell>
          <table:table-cell office:value-type="float" office:value="1.58489" calcext:value-type="float">
            <text:p>1.58489</text:p>
          </table:table-cell>
          <table:table-cell/>
          <table:table-cell office:value-type="float" office:value="9.1416" calcext:value-type="float">
            <text:p>9.1416</text:p>
          </table:table-cell>
          <table:table-cell office:value-type="float" office:value="2.41412" calcext:value-type="float">
            <text:p>2.41412</text:p>
          </table:table-cell>
        </table:table-row>
        <table:table-row table:style-name="ro1">
          <table:table-cell office:value-type="float" office:value="9.1572" calcext:value-type="float">
            <text:p>9.1572</text:p>
          </table:table-cell>
          <table:table-cell office:value-type="float" office:value="1.57775" calcext:value-type="float">
            <text:p>1.57775</text:p>
          </table:table-cell>
          <table:table-cell/>
          <table:table-cell office:value-type="float" office:value="9.1572" calcext:value-type="float">
            <text:p>9.1572</text:p>
          </table:table-cell>
          <table:table-cell office:value-type="float" office:value="2.41763" calcext:value-type="float">
            <text:p>2.41763</text:p>
          </table:table-cell>
        </table:table-row>
        <table:table-row table:style-name="ro1">
          <table:table-cell office:value-type="float" office:value="9.1728" calcext:value-type="float">
            <text:p>9.1728</text:p>
          </table:table-cell>
          <table:table-cell office:value-type="float" office:value="1.57837" calcext:value-type="float">
            <text:p>1.57837</text:p>
          </table:table-cell>
          <table:table-cell/>
          <table:table-cell office:value-type="float" office:value="9.1728" calcext:value-type="float">
            <text:p>9.1728</text:p>
          </table:table-cell>
          <table:table-cell office:value-type="float" office:value="2.40345" calcext:value-type="float">
            <text:p>2.40345</text:p>
          </table:table-cell>
        </table:table-row>
        <table:table-row table:style-name="ro1">
          <table:table-cell office:value-type="float" office:value="9.1884" calcext:value-type="float">
            <text:p>9.1884</text:p>
          </table:table-cell>
          <table:table-cell office:value-type="float" office:value="1.59082" calcext:value-type="float">
            <text:p>1.59082</text:p>
          </table:table-cell>
          <table:table-cell/>
          <table:table-cell office:value-type="float" office:value="9.1884" calcext:value-type="float">
            <text:p>9.1884</text:p>
          </table:table-cell>
          <table:table-cell office:value-type="float" office:value="2.40689" calcext:value-type="float">
            <text:p>2.40689</text:p>
          </table:table-cell>
        </table:table-row>
        <table:table-row table:style-name="ro1">
          <table:table-cell office:value-type="float" office:value="9.204" calcext:value-type="float">
            <text:p>9.204</text:p>
          </table:table-cell>
          <table:table-cell office:value-type="float" office:value="1.5794" calcext:value-type="float">
            <text:p>1.5794</text:p>
          </table:table-cell>
          <table:table-cell/>
          <table:table-cell office:value-type="float" office:value="9.204" calcext:value-type="float">
            <text:p>9.204</text:p>
          </table:table-cell>
          <table:table-cell office:value-type="float" office:value="2.41281" calcext:value-type="float">
            <text:p>2.41281</text:p>
          </table:table-cell>
        </table:table-row>
        <table:table-row table:style-name="ro1">
          <table:table-cell office:value-type="float" office:value="9.2196" calcext:value-type="float">
            <text:p>9.2196</text:p>
          </table:table-cell>
          <table:table-cell office:value-type="float" office:value="1.58612" calcext:value-type="float">
            <text:p>1.58612</text:p>
          </table:table-cell>
          <table:table-cell/>
          <table:table-cell office:value-type="float" office:value="9.2196" calcext:value-type="float">
            <text:p>9.2196</text:p>
          </table:table-cell>
          <table:table-cell office:value-type="float" office:value="2.41582" calcext:value-type="float">
            <text:p>2.41582</text:p>
          </table:table-cell>
        </table:table-row>
        <table:table-row table:style-name="ro1">
          <table:table-cell office:value-type="float" office:value="9.2352" calcext:value-type="float">
            <text:p>9.2352</text:p>
          </table:table-cell>
          <table:table-cell office:value-type="float" office:value="1.58388" calcext:value-type="float">
            <text:p>1.58388</text:p>
          </table:table-cell>
          <table:table-cell/>
          <table:table-cell office:value-type="float" office:value="9.2352" calcext:value-type="float">
            <text:p>9.2352</text:p>
          </table:table-cell>
          <table:table-cell office:value-type="float" office:value="2.40357" calcext:value-type="float">
            <text:p>2.40357</text:p>
          </table:table-cell>
        </table:table-row>
        <table:table-row table:style-name="ro1">
          <table:table-cell office:value-type="float" office:value="9.2508" calcext:value-type="float">
            <text:p>9.2508</text:p>
          </table:table-cell>
          <table:table-cell office:value-type="float" office:value="1.57879" calcext:value-type="float">
            <text:p>1.57879</text:p>
          </table:table-cell>
          <table:table-cell/>
          <table:table-cell office:value-type="float" office:value="9.2508" calcext:value-type="float">
            <text:p>9.2508</text:p>
          </table:table-cell>
          <table:table-cell office:value-type="float" office:value="2.39704" calcext:value-type="float">
            <text:p>2.39704</text:p>
          </table:table-cell>
        </table:table-row>
        <table:table-row table:style-name="ro1">
          <table:table-cell office:value-type="float" office:value="9.2664" calcext:value-type="float">
            <text:p>9.2664</text:p>
          </table:table-cell>
          <table:table-cell office:value-type="float" office:value="1.58818" calcext:value-type="float">
            <text:p>1.58818</text:p>
          </table:table-cell>
          <table:table-cell/>
          <table:table-cell office:value-type="float" office:value="9.2664" calcext:value-type="float">
            <text:p>9.2664</text:p>
          </table:table-cell>
          <table:table-cell office:value-type="float" office:value="2.39677" calcext:value-type="float">
            <text:p>2.39677</text:p>
          </table:table-cell>
        </table:table-row>
        <table:table-row table:style-name="ro1">
          <table:table-cell office:value-type="float" office:value="9.282" calcext:value-type="float">
            <text:p>9.282</text:p>
          </table:table-cell>
          <table:table-cell office:value-type="float" office:value="1.59337" calcext:value-type="float">
            <text:p>1.59337</text:p>
          </table:table-cell>
          <table:table-cell/>
          <table:table-cell office:value-type="float" office:value="9.282" calcext:value-type="float">
            <text:p>9.282</text:p>
          </table:table-cell>
          <table:table-cell office:value-type="float" office:value="2.39567" calcext:value-type="float">
            <text:p>2.39567</text:p>
          </table:table-cell>
        </table:table-row>
        <table:table-row table:style-name="ro1">
          <table:table-cell office:value-type="float" office:value="9.2976" calcext:value-type="float">
            <text:p>9.2976</text:p>
          </table:table-cell>
          <table:table-cell office:value-type="float" office:value="1.586" calcext:value-type="float">
            <text:p>1.586</text:p>
          </table:table-cell>
          <table:table-cell/>
          <table:table-cell office:value-type="float" office:value="9.2976" calcext:value-type="float">
            <text:p>9.2976</text:p>
          </table:table-cell>
          <table:table-cell office:value-type="float" office:value="2.38977" calcext:value-type="float">
            <text:p>2.38977</text:p>
          </table:table-cell>
        </table:table-row>
        <table:table-row table:style-name="ro1">
          <table:table-cell office:value-type="float" office:value="9.3132" calcext:value-type="float">
            <text:p>9.3132</text:p>
          </table:table-cell>
          <table:table-cell office:value-type="float" office:value="1.5787" calcext:value-type="float">
            <text:p>1.5787</text:p>
          </table:table-cell>
          <table:table-cell/>
          <table:table-cell office:value-type="float" office:value="9.3132" calcext:value-type="float">
            <text:p>9.3132</text:p>
          </table:table-cell>
          <table:table-cell office:value-type="float" office:value="2.38952" calcext:value-type="float">
            <text:p>2.38952</text:p>
          </table:table-cell>
        </table:table-row>
        <table:table-row table:style-name="ro1">
          <table:table-cell office:value-type="float" office:value="9.3288" calcext:value-type="float">
            <text:p>9.3288</text:p>
          </table:table-cell>
          <table:table-cell office:value-type="float" office:value="1.58133" calcext:value-type="float">
            <text:p>1.58133</text:p>
          </table:table-cell>
          <table:table-cell/>
          <table:table-cell office:value-type="float" office:value="9.3288" calcext:value-type="float">
            <text:p>9.3288</text:p>
          </table:table-cell>
          <table:table-cell office:value-type="float" office:value="2.3974" calcext:value-type="float">
            <text:p>2.3974</text:p>
          </table:table-cell>
        </table:table-row>
        <table:table-row table:style-name="ro1">
          <table:table-cell office:value-type="float" office:value="9.3444" calcext:value-type="float">
            <text:p>9.3444</text:p>
          </table:table-cell>
          <table:table-cell office:value-type="float" office:value="1.57525" calcext:value-type="float">
            <text:p>1.57525</text:p>
          </table:table-cell>
          <table:table-cell/>
          <table:table-cell office:value-type="float" office:value="9.3444" calcext:value-type="float">
            <text:p>9.3444</text:p>
          </table:table-cell>
          <table:table-cell office:value-type="float" office:value="2.39023" calcext:value-type="float">
            <text:p>2.39023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.57815" calcext:value-type="float">
            <text:p>1.57815</text:p>
          </table:table-cell>
          <table:table-cell/>
          <table:table-cell office:value-type="float" office:value="9.36" calcext:value-type="float">
            <text:p>9.36</text:p>
          </table:table-cell>
          <table:table-cell office:value-type="float" office:value="2.37906" calcext:value-type="float">
            <text:p>2.37906</text:p>
          </table:table-cell>
        </table:table-row>
        <table:table-row table:style-name="ro1">
          <table:table-cell office:value-type="float" office:value="9.3756" calcext:value-type="float">
            <text:p>9.3756</text:p>
          </table:table-cell>
          <table:table-cell office:value-type="float" office:value="1.56666" calcext:value-type="float">
            <text:p>1.56666</text:p>
          </table:table-cell>
          <table:table-cell/>
          <table:table-cell office:value-type="float" office:value="9.3756" calcext:value-type="float">
            <text:p>9.3756</text:p>
          </table:table-cell>
          <table:table-cell office:value-type="float" office:value="2.37713" calcext:value-type="float">
            <text:p>2.37713</text:p>
          </table:table-cell>
        </table:table-row>
        <table:table-row table:style-name="ro1">
          <table:table-cell office:value-type="float" office:value="9.3912" calcext:value-type="float">
            <text:p>9.3912</text:p>
          </table:table-cell>
          <table:table-cell office:value-type="float" office:value="1.56305" calcext:value-type="float">
            <text:p>1.56305</text:p>
          </table:table-cell>
          <table:table-cell/>
          <table:table-cell office:value-type="float" office:value="9.3912" calcext:value-type="float">
            <text:p>9.3912</text:p>
          </table:table-cell>
          <table:table-cell office:value-type="float" office:value="2.37899" calcext:value-type="float">
            <text:p>2.37899</text:p>
          </table:table-cell>
        </table:table-row>
        <table:table-row table:style-name="ro1">
          <table:table-cell office:value-type="float" office:value="9.4068" calcext:value-type="float">
            <text:p>9.4068</text:p>
          </table:table-cell>
          <table:table-cell office:value-type="float" office:value="1.56249" calcext:value-type="float">
            <text:p>1.56249</text:p>
          </table:table-cell>
          <table:table-cell/>
          <table:table-cell office:value-type="float" office:value="9.4068" calcext:value-type="float">
            <text:p>9.4068</text:p>
          </table:table-cell>
          <table:table-cell office:value-type="float" office:value="2.37502" calcext:value-type="float">
            <text:p>2.37502</text:p>
          </table:table-cell>
        </table:table-row>
        <table:table-row table:style-name="ro1">
          <table:table-cell office:value-type="float" office:value="9.4224" calcext:value-type="float">
            <text:p>9.4224</text:p>
          </table:table-cell>
          <table:table-cell office:value-type="float" office:value="1.56213" calcext:value-type="float">
            <text:p>1.56213</text:p>
          </table:table-cell>
          <table:table-cell/>
          <table:table-cell office:value-type="float" office:value="9.4224" calcext:value-type="float">
            <text:p>9.4224</text:p>
          </table:table-cell>
          <table:table-cell office:value-type="float" office:value="2.36611" calcext:value-type="float">
            <text:p>2.36611</text:p>
          </table:table-cell>
        </table:table-row>
        <table:table-row table:style-name="ro1">
          <table:table-cell office:value-type="float" office:value="9.438" calcext:value-type="float">
            <text:p>9.438</text:p>
          </table:table-cell>
          <table:table-cell office:value-type="float" office:value="1.56643" calcext:value-type="float">
            <text:p>1.56643</text:p>
          </table:table-cell>
          <table:table-cell/>
          <table:table-cell office:value-type="float" office:value="9.438" calcext:value-type="float">
            <text:p>9.438</text:p>
          </table:table-cell>
          <table:table-cell office:value-type="float" office:value="2.35773" calcext:value-type="float">
            <text:p>2.35773</text:p>
          </table:table-cell>
        </table:table-row>
        <table:table-row table:style-name="ro1">
          <table:table-cell office:value-type="float" office:value="9.4536" calcext:value-type="float">
            <text:p>9.4536</text:p>
          </table:table-cell>
          <table:table-cell office:value-type="float" office:value="1.55918" calcext:value-type="float">
            <text:p>1.55918</text:p>
          </table:table-cell>
          <table:table-cell/>
          <table:table-cell office:value-type="float" office:value="9.4536" calcext:value-type="float">
            <text:p>9.4536</text:p>
          </table:table-cell>
          <table:table-cell office:value-type="float" office:value="2.35405" calcext:value-type="float">
            <text:p>2.35405</text:p>
          </table:table-cell>
        </table:table-row>
        <table:table-row table:style-name="ro1">
          <table:table-cell office:value-type="float" office:value="9.4692" calcext:value-type="float">
            <text:p>9.4692</text:p>
          </table:table-cell>
          <table:table-cell office:value-type="float" office:value="1.56414" calcext:value-type="float">
            <text:p>1.56414</text:p>
          </table:table-cell>
          <table:table-cell/>
          <table:table-cell office:value-type="float" office:value="9.4692" calcext:value-type="float">
            <text:p>9.4692</text:p>
          </table:table-cell>
          <table:table-cell office:value-type="float" office:value="2.34403" calcext:value-type="float">
            <text:p>2.34403</text:p>
          </table:table-cell>
        </table:table-row>
        <table:table-row table:style-name="ro1">
          <table:table-cell office:value-type="float" office:value="9.4848" calcext:value-type="float">
            <text:p>9.4848</text:p>
          </table:table-cell>
          <table:table-cell office:value-type="float" office:value="1.56764" calcext:value-type="float">
            <text:p>1.56764</text:p>
          </table:table-cell>
          <table:table-cell/>
          <table:table-cell office:value-type="float" office:value="9.4848" calcext:value-type="float">
            <text:p>9.4848</text:p>
          </table:table-cell>
          <table:table-cell office:value-type="float" office:value="2.34713" calcext:value-type="float">
            <text:p>2.34713</text:p>
          </table:table-cell>
        </table:table-row>
        <table:table-row table:style-name="ro1">
          <table:table-cell office:value-type="float" office:value="9.5004" calcext:value-type="float">
            <text:p>9.5004</text:p>
          </table:table-cell>
          <table:table-cell office:value-type="float" office:value="1.56913" calcext:value-type="float">
            <text:p>1.56913</text:p>
          </table:table-cell>
          <table:table-cell/>
          <table:table-cell office:value-type="float" office:value="9.5004" calcext:value-type="float">
            <text:p>9.5004</text:p>
          </table:table-cell>
          <table:table-cell office:value-type="float" office:value="2.35279" calcext:value-type="float">
            <text:p>2.35279</text:p>
          </table:table-cell>
        </table:table-row>
        <table:table-row table:style-name="ro1">
          <table:table-cell office:value-type="float" office:value="9.516" calcext:value-type="float">
            <text:p>9.516</text:p>
          </table:table-cell>
          <table:table-cell office:value-type="float" office:value="1.57507" calcext:value-type="float">
            <text:p>1.57507</text:p>
          </table:table-cell>
          <table:table-cell/>
          <table:table-cell office:value-type="float" office:value="9.516" calcext:value-type="float">
            <text:p>9.516</text:p>
          </table:table-cell>
          <table:table-cell office:value-type="float" office:value="2.34719" calcext:value-type="float">
            <text:p>2.34719</text:p>
          </table:table-cell>
        </table:table-row>
        <table:table-row table:style-name="ro1">
          <table:table-cell office:value-type="float" office:value="9.5316" calcext:value-type="float">
            <text:p>9.5316</text:p>
          </table:table-cell>
          <table:table-cell office:value-type="float" office:value="1.57397" calcext:value-type="float">
            <text:p>1.57397</text:p>
          </table:table-cell>
          <table:table-cell/>
          <table:table-cell office:value-type="float" office:value="9.5316" calcext:value-type="float">
            <text:p>9.5316</text:p>
          </table:table-cell>
          <table:table-cell office:value-type="float" office:value="2.3474" calcext:value-type="float">
            <text:p>2.3474</text:p>
          </table:table-cell>
        </table:table-row>
        <table:table-row table:style-name="ro1">
          <table:table-cell office:value-type="float" office:value="9.5472" calcext:value-type="float">
            <text:p>9.5472</text:p>
          </table:table-cell>
          <table:table-cell office:value-type="float" office:value="1.5728" calcext:value-type="float">
            <text:p>1.5728</text:p>
          </table:table-cell>
          <table:table-cell/>
          <table:table-cell office:value-type="float" office:value="9.5472" calcext:value-type="float">
            <text:p>9.5472</text:p>
          </table:table-cell>
          <table:table-cell office:value-type="float" office:value="2.34726" calcext:value-type="float">
            <text:p>2.34726</text:p>
          </table:table-cell>
        </table:table-row>
        <table:table-row table:style-name="ro1">
          <table:table-cell office:value-type="float" office:value="9.5628" calcext:value-type="float">
            <text:p>9.5628</text:p>
          </table:table-cell>
          <table:table-cell office:value-type="float" office:value="1.5746" calcext:value-type="float">
            <text:p>1.5746</text:p>
          </table:table-cell>
          <table:table-cell/>
          <table:table-cell office:value-type="float" office:value="9.5628" calcext:value-type="float">
            <text:p>9.5628</text:p>
          </table:table-cell>
          <table:table-cell office:value-type="float" office:value="2.3385" calcext:value-type="float">
            <text:p>2.3385</text:p>
          </table:table-cell>
        </table:table-row>
        <table:table-row table:style-name="ro1">
          <table:table-cell office:value-type="float" office:value="9.5784" calcext:value-type="float">
            <text:p>9.5784</text:p>
          </table:table-cell>
          <table:table-cell office:value-type="float" office:value="1.57375" calcext:value-type="float">
            <text:p>1.57375</text:p>
          </table:table-cell>
          <table:table-cell/>
          <table:table-cell office:value-type="float" office:value="9.5784" calcext:value-type="float">
            <text:p>9.5784</text:p>
          </table:table-cell>
          <table:table-cell office:value-type="float" office:value="2.33625" calcext:value-type="float">
            <text:p>2.33625</text:p>
          </table:table-cell>
        </table:table-row>
        <table:table-row table:style-name="ro1">
          <table:table-cell office:value-type="float" office:value="9.594" calcext:value-type="float">
            <text:p>9.594</text:p>
          </table:table-cell>
          <table:table-cell office:value-type="float" office:value="1.57843" calcext:value-type="float">
            <text:p>1.57843</text:p>
          </table:table-cell>
          <table:table-cell/>
          <table:table-cell office:value-type="float" office:value="9.594" calcext:value-type="float">
            <text:p>9.594</text:p>
          </table:table-cell>
          <table:table-cell office:value-type="float" office:value="2.33791" calcext:value-type="float">
            <text:p>2.33791</text:p>
          </table:table-cell>
        </table:table-row>
        <table:table-row table:style-name="ro1">
          <table:table-cell office:value-type="float" office:value="9.6096" calcext:value-type="float">
            <text:p>9.6096</text:p>
          </table:table-cell>
          <table:table-cell office:value-type="float" office:value="1.57782" calcext:value-type="float">
            <text:p>1.57782</text:p>
          </table:table-cell>
          <table:table-cell/>
          <table:table-cell office:value-type="float" office:value="9.6096" calcext:value-type="float">
            <text:p>9.6096</text:p>
          </table:table-cell>
          <table:table-cell office:value-type="float" office:value="2.32557" calcext:value-type="float">
            <text:p>2.32557</text:p>
          </table:table-cell>
        </table:table-row>
        <table:table-row table:style-name="ro1">
          <table:table-cell office:value-type="float" office:value="9.6252" calcext:value-type="float">
            <text:p>9.6252</text:p>
          </table:table-cell>
          <table:table-cell office:value-type="float" office:value="1.57072" calcext:value-type="float">
            <text:p>1.57072</text:p>
          </table:table-cell>
          <table:table-cell/>
          <table:table-cell office:value-type="float" office:value="9.6252" calcext:value-type="float">
            <text:p>9.6252</text:p>
          </table:table-cell>
          <table:table-cell office:value-type="float" office:value="2.32988" calcext:value-type="float">
            <text:p>2.32988</text:p>
          </table:table-cell>
        </table:table-row>
        <table:table-row table:style-name="ro1">
          <table:table-cell office:value-type="float" office:value="9.6408" calcext:value-type="float">
            <text:p>9.6408</text:p>
          </table:table-cell>
          <table:table-cell office:value-type="float" office:value="1.55527" calcext:value-type="float">
            <text:p>1.55527</text:p>
          </table:table-cell>
          <table:table-cell/>
          <table:table-cell office:value-type="float" office:value="9.6408" calcext:value-type="float">
            <text:p>9.6408</text:p>
          </table:table-cell>
          <table:table-cell office:value-type="float" office:value="2.327" calcext:value-type="float">
            <text:p>2.327</text:p>
          </table:table-cell>
        </table:table-row>
        <table:table-row table:style-name="ro1">
          <table:table-cell office:value-type="float" office:value="9.6564" calcext:value-type="float">
            <text:p>9.6564</text:p>
          </table:table-cell>
          <table:table-cell office:value-type="float" office:value="1.56541" calcext:value-type="float">
            <text:p>1.56541</text:p>
          </table:table-cell>
          <table:table-cell/>
          <table:table-cell office:value-type="float" office:value="9.6564" calcext:value-type="float">
            <text:p>9.6564</text:p>
          </table:table-cell>
          <table:table-cell office:value-type="float" office:value="2.32168" calcext:value-type="float">
            <text:p>2.32168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.55782" calcext:value-type="float">
            <text:p>1.55782</text:p>
          </table:table-cell>
          <table:table-cell/>
          <table:table-cell office:value-type="float" office:value="9.672" calcext:value-type="float">
            <text:p>9.672</text:p>
          </table:table-cell>
          <table:table-cell office:value-type="float" office:value="2.32854" calcext:value-type="float">
            <text:p>2.32854</text:p>
          </table:table-cell>
        </table:table-row>
        <table:table-row table:style-name="ro1">
          <table:table-cell office:value-type="float" office:value="9.6876" calcext:value-type="float">
            <text:p>9.6876</text:p>
          </table:table-cell>
          <table:table-cell office:value-type="float" office:value="1.55868" calcext:value-type="float">
            <text:p>1.55868</text:p>
          </table:table-cell>
          <table:table-cell/>
          <table:table-cell office:value-type="float" office:value="9.6876" calcext:value-type="float">
            <text:p>9.6876</text:p>
          </table:table-cell>
          <table:table-cell office:value-type="float" office:value="2.32427" calcext:value-type="float">
            <text:p>2.32427</text:p>
          </table:table-cell>
        </table:table-row>
        <table:table-row table:style-name="ro1">
          <table:table-cell office:value-type="float" office:value="9.7032" calcext:value-type="float">
            <text:p>9.7032</text:p>
          </table:table-cell>
          <table:table-cell office:value-type="float" office:value="1.56343" calcext:value-type="float">
            <text:p>1.56343</text:p>
          </table:table-cell>
          <table:table-cell/>
          <table:table-cell office:value-type="float" office:value="9.7032" calcext:value-type="float">
            <text:p>9.7032</text:p>
          </table:table-cell>
          <table:table-cell office:value-type="float" office:value="2.31673" calcext:value-type="float">
            <text:p>2.31673</text:p>
          </table:table-cell>
        </table:table-row>
        <table:table-row table:style-name="ro1">
          <table:table-cell office:value-type="float" office:value="9.7188" calcext:value-type="float">
            <text:p>9.7188</text:p>
          </table:table-cell>
          <table:table-cell office:value-type="float" office:value="1.55582" calcext:value-type="float">
            <text:p>1.55582</text:p>
          </table:table-cell>
          <table:table-cell/>
          <table:table-cell office:value-type="float" office:value="9.7188" calcext:value-type="float">
            <text:p>9.7188</text:p>
          </table:table-cell>
          <table:table-cell office:value-type="float" office:value="2.3144" calcext:value-type="float">
            <text:p>2.3144</text:p>
          </table:table-cell>
        </table:table-row>
        <table:table-row table:style-name="ro1">
          <table:table-cell office:value-type="float" office:value="9.7344" calcext:value-type="float">
            <text:p>9.7344</text:p>
          </table:table-cell>
          <table:table-cell office:value-type="float" office:value="1.55665" calcext:value-type="float">
            <text:p>1.55665</text:p>
          </table:table-cell>
          <table:table-cell/>
          <table:table-cell office:value-type="float" office:value="9.7344" calcext:value-type="float">
            <text:p>9.7344</text:p>
          </table:table-cell>
          <table:table-cell office:value-type="float" office:value="2.30429" calcext:value-type="float">
            <text:p>2.30429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.56048" calcext:value-type="float">
            <text:p>1.56048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2.29813" calcext:value-type="float">
            <text:p>2.29813</text:p>
          </table:table-cell>
        </table:table-row>
        <table:table-row table:style-name="ro1">
          <table:table-cell office:value-type="float" office:value="9.7656" calcext:value-type="float">
            <text:p>9.7656</text:p>
          </table:table-cell>
          <table:table-cell office:value-type="float" office:value="1.55944" calcext:value-type="float">
            <text:p>1.55944</text:p>
          </table:table-cell>
          <table:table-cell/>
          <table:table-cell office:value-type="float" office:value="9.7656" calcext:value-type="float">
            <text:p>9.7656</text:p>
          </table:table-cell>
          <table:table-cell office:value-type="float" office:value="2.2919" calcext:value-type="float">
            <text:p>2.2919</text:p>
          </table:table-cell>
        </table:table-row>
        <table:table-row table:style-name="ro1">
          <table:table-cell office:value-type="float" office:value="9.7812" calcext:value-type="float">
            <text:p>9.7812</text:p>
          </table:table-cell>
          <table:table-cell office:value-type="float" office:value="1.56585" calcext:value-type="float">
            <text:p>1.56585</text:p>
          </table:table-cell>
          <table:table-cell/>
          <table:table-cell office:value-type="float" office:value="9.7812" calcext:value-type="float">
            <text:p>9.7812</text:p>
          </table:table-cell>
          <table:table-cell office:value-type="float" office:value="2.30012" calcext:value-type="float">
            <text:p>2.30012</text:p>
          </table:table-cell>
        </table:table-row>
        <table:table-row table:style-name="ro1">
          <table:table-cell office:value-type="float" office:value="9.7968" calcext:value-type="float">
            <text:p>9.7968</text:p>
          </table:table-cell>
          <table:table-cell office:value-type="float" office:value="1.56327" calcext:value-type="float">
            <text:p>1.56327</text:p>
          </table:table-cell>
          <table:table-cell/>
          <table:table-cell office:value-type="float" office:value="9.7968" calcext:value-type="float">
            <text:p>9.7968</text:p>
          </table:table-cell>
          <table:table-cell office:value-type="float" office:value="2.29067" calcext:value-type="float">
            <text:p>2.29067</text:p>
          </table:table-cell>
        </table:table-row>
        <table:table-row table:style-name="ro1">
          <table:table-cell office:value-type="float" office:value="9.8124" calcext:value-type="float">
            <text:p>9.8124</text:p>
          </table:table-cell>
          <table:table-cell office:value-type="float" office:value="1.56499" calcext:value-type="float">
            <text:p>1.56499</text:p>
          </table:table-cell>
          <table:table-cell/>
          <table:table-cell office:value-type="float" office:value="9.8124" calcext:value-type="float">
            <text:p>9.8124</text:p>
          </table:table-cell>
          <table:table-cell office:value-type="float" office:value="2.28176" calcext:value-type="float">
            <text:p>2.28176</text:p>
          </table:table-cell>
        </table:table-row>
        <table:table-row table:style-name="ro1">
          <table:table-cell office:value-type="float" office:value="9.828" calcext:value-type="float">
            <text:p>9.828</text:p>
          </table:table-cell>
          <table:table-cell office:value-type="float" office:value="1.56488" calcext:value-type="float">
            <text:p>1.56488</text:p>
          </table:table-cell>
          <table:table-cell/>
          <table:table-cell office:value-type="float" office:value="9.828" calcext:value-type="float">
            <text:p>9.828</text:p>
          </table:table-cell>
          <table:table-cell office:value-type="float" office:value="2.27251" calcext:value-type="float">
            <text:p>2.27251</text:p>
          </table:table-cell>
        </table:table-row>
        <table:table-row table:style-name="ro1">
          <table:table-cell office:value-type="float" office:value="9.8436" calcext:value-type="float">
            <text:p>9.8436</text:p>
          </table:table-cell>
          <table:table-cell office:value-type="float" office:value="1.56079" calcext:value-type="float">
            <text:p>1.56079</text:p>
          </table:table-cell>
          <table:table-cell/>
          <table:table-cell office:value-type="float" office:value="9.8436" calcext:value-type="float">
            <text:p>9.8436</text:p>
          </table:table-cell>
          <table:table-cell office:value-type="float" office:value="2.28214" calcext:value-type="float">
            <text:p>2.28214</text:p>
          </table:table-cell>
        </table:table-row>
        <table:table-row table:style-name="ro1">
          <table:table-cell office:value-type="float" office:value="9.8592" calcext:value-type="float">
            <text:p>9.8592</text:p>
          </table:table-cell>
          <table:table-cell office:value-type="float" office:value="1.56387" calcext:value-type="float">
            <text:p>1.56387</text:p>
          </table:table-cell>
          <table:table-cell/>
          <table:table-cell office:value-type="float" office:value="9.8592" calcext:value-type="float">
            <text:p>9.8592</text:p>
          </table:table-cell>
          <table:table-cell office:value-type="float" office:value="2.26247" calcext:value-type="float">
            <text:p>2.26247</text:p>
          </table:table-cell>
        </table:table-row>
        <table:table-row table:style-name="ro1">
          <table:table-cell office:value-type="float" office:value="9.8748" calcext:value-type="float">
            <text:p>9.8748</text:p>
          </table:table-cell>
          <table:table-cell office:value-type="float" office:value="1.5704" calcext:value-type="float">
            <text:p>1.5704</text:p>
          </table:table-cell>
          <table:table-cell/>
          <table:table-cell office:value-type="float" office:value="9.8748" calcext:value-type="float">
            <text:p>9.8748</text:p>
          </table:table-cell>
          <table:table-cell office:value-type="float" office:value="2.26671" calcext:value-type="float">
            <text:p>2.26671</text:p>
          </table:table-cell>
        </table:table-row>
        <table:table-row table:style-name="ro1">
          <table:table-cell office:value-type="float" office:value="9.8904" calcext:value-type="float">
            <text:p>9.8904</text:p>
          </table:table-cell>
          <table:table-cell office:value-type="float" office:value="1.57247" calcext:value-type="float">
            <text:p>1.57247</text:p>
          </table:table-cell>
          <table:table-cell/>
          <table:table-cell office:value-type="float" office:value="9.8904" calcext:value-type="float">
            <text:p>9.8904</text:p>
          </table:table-cell>
          <table:table-cell office:value-type="float" office:value="2.27555" calcext:value-type="float">
            <text:p>2.27555</text:p>
          </table:table-cell>
        </table:table-row>
        <table:table-row table:style-name="ro1">
          <table:table-cell office:value-type="float" office:value="9.906" calcext:value-type="float">
            <text:p>9.906</text:p>
          </table:table-cell>
          <table:table-cell office:value-type="float" office:value="1.5799" calcext:value-type="float">
            <text:p>1.5799</text:p>
          </table:table-cell>
          <table:table-cell/>
          <table:table-cell office:value-type="float" office:value="9.906" calcext:value-type="float">
            <text:p>9.906</text:p>
          </table:table-cell>
          <table:table-cell office:value-type="float" office:value="2.2641" calcext:value-type="float">
            <text:p>2.2641</text:p>
          </table:table-cell>
        </table:table-row>
        <table:table-row table:style-name="ro1">
          <table:table-cell office:value-type="float" office:value="9.9216" calcext:value-type="float">
            <text:p>9.9216</text:p>
          </table:table-cell>
          <table:table-cell office:value-type="float" office:value="1.56365" calcext:value-type="float">
            <text:p>1.56365</text:p>
          </table:table-cell>
          <table:table-cell/>
          <table:table-cell office:value-type="float" office:value="9.9216" calcext:value-type="float">
            <text:p>9.9216</text:p>
          </table:table-cell>
          <table:table-cell office:value-type="float" office:value="2.26732" calcext:value-type="float">
            <text:p>2.26732</text:p>
          </table:table-cell>
        </table:table-row>
        <table:table-row table:style-name="ro1">
          <table:table-cell office:value-type="float" office:value="9.9372" calcext:value-type="float">
            <text:p>9.9372</text:p>
          </table:table-cell>
          <table:table-cell office:value-type="float" office:value="1.56516" calcext:value-type="float">
            <text:p>1.56516</text:p>
          </table:table-cell>
          <table:table-cell/>
          <table:table-cell office:value-type="float" office:value="9.9372" calcext:value-type="float">
            <text:p>9.9372</text:p>
          </table:table-cell>
          <table:table-cell office:value-type="float" office:value="2.26741" calcext:value-type="float">
            <text:p>2.26741</text:p>
          </table:table-cell>
        </table:table-row>
        <table:table-row table:style-name="ro1">
          <table:table-cell office:value-type="float" office:value="9.9528" calcext:value-type="float">
            <text:p>9.9528</text:p>
          </table:table-cell>
          <table:table-cell office:value-type="float" office:value="1.56206" calcext:value-type="float">
            <text:p>1.56206</text:p>
          </table:table-cell>
          <table:table-cell/>
          <table:table-cell office:value-type="float" office:value="9.9528" calcext:value-type="float">
            <text:p>9.9528</text:p>
          </table:table-cell>
          <table:table-cell office:value-type="float" office:value="2.2535" calcext:value-type="float">
            <text:p>2.2535</text:p>
          </table:table-cell>
        </table:table-row>
        <table:table-row table:style-name="ro1">
          <table:table-cell office:value-type="float" office:value="9.9684" calcext:value-type="float">
            <text:p>9.9684</text:p>
          </table:table-cell>
          <table:table-cell office:value-type="float" office:value="1.54701" calcext:value-type="float">
            <text:p>1.54701</text:p>
          </table:table-cell>
          <table:table-cell/>
          <table:table-cell office:value-type="float" office:value="9.9684" calcext:value-type="float">
            <text:p>9.9684</text:p>
          </table:table-cell>
          <table:table-cell office:value-type="float" office:value="2.24926" calcext:value-type="float">
            <text:p>2.24926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.55108" calcext:value-type="float">
            <text:p>1.55108</text:p>
          </table:table-cell>
          <table:table-cell/>
          <table:table-cell office:value-type="float" office:value="9.984" calcext:value-type="float">
            <text:p>9.984</text:p>
          </table:table-cell>
          <table:table-cell office:value-type="float" office:value="2.24804" calcext:value-type="float">
            <text:p>2.24804</text:p>
          </table:table-cell>
        </table:table-row>
        <table:table-row table:style-name="ro1">
          <table:table-cell office:value-type="float" office:value="9.9996" calcext:value-type="float">
            <text:p>9.9996</text:p>
          </table:table-cell>
          <table:table-cell office:value-type="float" office:value="1.55616" calcext:value-type="float">
            <text:p>1.55616</text:p>
          </table:table-cell>
          <table:table-cell/>
          <table:table-cell office:value-type="float" office:value="9.9996" calcext:value-type="float">
            <text:p>9.9996</text:p>
          </table:table-cell>
          <table:table-cell office:value-type="float" office:value="2.23691" calcext:value-type="float">
            <text:p>2.23691</text:p>
          </table:table-cell>
        </table:table-row>
        <table:table-row table:style-name="ro1">
          <table:table-cell office:value-type="float" office:value="10.0152" calcext:value-type="float">
            <text:p>10.0152</text:p>
          </table:table-cell>
          <table:table-cell office:value-type="float" office:value="1.55309" calcext:value-type="float">
            <text:p>1.55309</text:p>
          </table:table-cell>
          <table:table-cell/>
          <table:table-cell office:value-type="float" office:value="10.0152" calcext:value-type="float">
            <text:p>10.0152</text:p>
          </table:table-cell>
          <table:table-cell office:value-type="float" office:value="2.22661" calcext:value-type="float">
            <text:p>2.22661</text:p>
          </table:table-cell>
        </table:table-row>
        <table:table-row table:style-name="ro1">
          <table:table-cell office:value-type="float" office:value="10.0308" calcext:value-type="float">
            <text:p>10.0308</text:p>
          </table:table-cell>
          <table:table-cell office:value-type="float" office:value="1.54987" calcext:value-type="float">
            <text:p>1.54987</text:p>
          </table:table-cell>
          <table:table-cell/>
          <table:table-cell office:value-type="float" office:value="10.0308" calcext:value-type="float">
            <text:p>10.0308</text:p>
          </table:table-cell>
          <table:table-cell office:value-type="float" office:value="2.23989" calcext:value-type="float">
            <text:p>2.23989</text:p>
          </table:table-cell>
        </table:table-row>
        <table:table-row table:style-name="ro1">
          <table:table-cell office:value-type="float" office:value="10.0464" calcext:value-type="float">
            <text:p>10.0464</text:p>
          </table:table-cell>
          <table:table-cell office:value-type="float" office:value="1.54762" calcext:value-type="float">
            <text:p>1.54762</text:p>
          </table:table-cell>
          <table:table-cell/>
          <table:table-cell office:value-type="float" office:value="10.0464" calcext:value-type="float">
            <text:p>10.0464</text:p>
          </table:table-cell>
          <table:table-cell office:value-type="float" office:value="2.23425" calcext:value-type="float">
            <text:p>2.23425</text:p>
          </table:table-cell>
        </table:table-row>
        <table:table-row table:style-name="ro1">
          <table:table-cell office:value-type="float" office:value="10.062" calcext:value-type="float">
            <text:p>10.062</text:p>
          </table:table-cell>
          <table:table-cell office:value-type="float" office:value="1.54524" calcext:value-type="float">
            <text:p>1.54524</text:p>
          </table:table-cell>
          <table:table-cell/>
          <table:table-cell office:value-type="float" office:value="10.062" calcext:value-type="float">
            <text:p>10.062</text:p>
          </table:table-cell>
          <table:table-cell office:value-type="float" office:value="2.22636" calcext:value-type="float">
            <text:p>2.22636</text:p>
          </table:table-cell>
        </table:table-row>
        <table:table-row table:style-name="ro1">
          <table:table-cell office:value-type="float" office:value="10.0776" calcext:value-type="float">
            <text:p>10.0776</text:p>
          </table:table-cell>
          <table:table-cell office:value-type="float" office:value="1.55038" calcext:value-type="float">
            <text:p>1.55038</text:p>
          </table:table-cell>
          <table:table-cell/>
          <table:table-cell office:value-type="float" office:value="10.0776" calcext:value-type="float">
            <text:p>10.0776</text:p>
          </table:table-cell>
          <table:table-cell office:value-type="float" office:value="2.22127" calcext:value-type="float">
            <text:p>2.22127</text:p>
          </table:table-cell>
        </table:table-row>
        <table:table-row table:style-name="ro1">
          <table:table-cell office:value-type="float" office:value="10.0932" calcext:value-type="float">
            <text:p>10.0932</text:p>
          </table:table-cell>
          <table:table-cell office:value-type="float" office:value="1.54423" calcext:value-type="float">
            <text:p>1.54423</text:p>
          </table:table-cell>
          <table:table-cell/>
          <table:table-cell office:value-type="float" office:value="10.0932" calcext:value-type="float">
            <text:p>10.0932</text:p>
          </table:table-cell>
          <table:table-cell office:value-type="float" office:value="2.22124" calcext:value-type="float">
            <text:p>2.22124</text:p>
          </table:table-cell>
        </table:table-row>
        <table:table-row table:style-name="ro1">
          <table:table-cell office:value-type="float" office:value="10.1088" calcext:value-type="float">
            <text:p>10.1088</text:p>
          </table:table-cell>
          <table:table-cell office:value-type="float" office:value="1.54567" calcext:value-type="float">
            <text:p>1.54567</text:p>
          </table:table-cell>
          <table:table-cell/>
          <table:table-cell office:value-type="float" office:value="10.1088" calcext:value-type="float">
            <text:p>10.1088</text:p>
          </table:table-cell>
          <table:table-cell office:value-type="float" office:value="2.22069" calcext:value-type="float">
            <text:p>2.22069</text:p>
          </table:table-cell>
        </table:table-row>
        <table:table-row table:style-name="ro1">
          <table:table-cell office:value-type="float" office:value="10.1244" calcext:value-type="float">
            <text:p>10.1244</text:p>
          </table:table-cell>
          <table:table-cell office:value-type="float" office:value="1.53867" calcext:value-type="float">
            <text:p>1.53867</text:p>
          </table:table-cell>
          <table:table-cell/>
          <table:table-cell office:value-type="float" office:value="10.1244" calcext:value-type="float">
            <text:p>10.1244</text:p>
          </table:table-cell>
          <table:table-cell office:value-type="float" office:value="2.19625" calcext:value-type="float">
            <text:p>2.19625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1.54281" calcext:value-type="float">
            <text:p>1.54281</text:p>
          </table:table-cell>
          <table:table-cell/>
          <table:table-cell office:value-type="float" office:value="10.14" calcext:value-type="float">
            <text:p>10.14</text:p>
          </table:table-cell>
          <table:table-cell office:value-type="float" office:value="2.20221" calcext:value-type="float">
            <text:p>2.20221</text:p>
          </table:table-cell>
        </table:table-row>
        <table:table-row table:style-name="ro1">
          <table:table-cell office:value-type="float" office:value="10.1556" calcext:value-type="float">
            <text:p>10.1556</text:p>
          </table:table-cell>
          <table:table-cell office:value-type="float" office:value="1.55022" calcext:value-type="float">
            <text:p>1.55022</text:p>
          </table:table-cell>
          <table:table-cell/>
          <table:table-cell office:value-type="float" office:value="10.1556" calcext:value-type="float">
            <text:p>10.1556</text:p>
          </table:table-cell>
          <table:table-cell office:value-type="float" office:value="2.19654" calcext:value-type="float">
            <text:p>2.19654</text:p>
          </table:table-cell>
        </table:table-row>
        <table:table-row table:style-name="ro1">
          <table:table-cell office:value-type="float" office:value="10.1712" calcext:value-type="float">
            <text:p>10.1712</text:p>
          </table:table-cell>
          <table:table-cell office:value-type="float" office:value="1.5501" calcext:value-type="float">
            <text:p>1.5501</text:p>
          </table:table-cell>
          <table:table-cell/>
          <table:table-cell office:value-type="float" office:value="10.1712" calcext:value-type="float">
            <text:p>10.1712</text:p>
          </table:table-cell>
          <table:table-cell office:value-type="float" office:value="2.20222" calcext:value-type="float">
            <text:p>2.20222</text:p>
          </table:table-cell>
        </table:table-row>
        <table:table-row table:style-name="ro1">
          <table:table-cell office:value-type="float" office:value="10.1868" calcext:value-type="float">
            <text:p>10.1868</text:p>
          </table:table-cell>
          <table:table-cell office:value-type="float" office:value="1.54262" calcext:value-type="float">
            <text:p>1.54262</text:p>
          </table:table-cell>
          <table:table-cell/>
          <table:table-cell office:value-type="float" office:value="10.1868" calcext:value-type="float">
            <text:p>10.1868</text:p>
          </table:table-cell>
          <table:table-cell office:value-type="float" office:value="2.18916" calcext:value-type="float">
            <text:p>2.18916</text:p>
          </table:table-cell>
        </table:table-row>
        <table:table-row table:style-name="ro1">
          <table:table-cell office:value-type="float" office:value="10.2024" calcext:value-type="float">
            <text:p>10.2024</text:p>
          </table:table-cell>
          <table:table-cell office:value-type="float" office:value="1.54994" calcext:value-type="float">
            <text:p>1.54994</text:p>
          </table:table-cell>
          <table:table-cell/>
          <table:table-cell office:value-type="float" office:value="10.2024" calcext:value-type="float">
            <text:p>10.2024</text:p>
          </table:table-cell>
          <table:table-cell office:value-type="float" office:value="2.18768" calcext:value-type="float">
            <text:p>2.18768</text:p>
          </table:table-cell>
        </table:table-row>
        <table:table-row table:style-name="ro1">
          <table:table-cell office:value-type="float" office:value="10.218" calcext:value-type="float">
            <text:p>10.218</text:p>
          </table:table-cell>
          <table:table-cell office:value-type="float" office:value="1.55438" calcext:value-type="float">
            <text:p>1.55438</text:p>
          </table:table-cell>
          <table:table-cell/>
          <table:table-cell office:value-type="float" office:value="10.218" calcext:value-type="float">
            <text:p>10.218</text:p>
          </table:table-cell>
          <table:table-cell office:value-type="float" office:value="2.17768" calcext:value-type="float">
            <text:p>2.17768</text:p>
          </table:table-cell>
        </table:table-row>
        <table:table-row table:style-name="ro1">
          <table:table-cell office:value-type="float" office:value="10.2336" calcext:value-type="float">
            <text:p>10.2336</text:p>
          </table:table-cell>
          <table:table-cell office:value-type="float" office:value="1.54749" calcext:value-type="float">
            <text:p>1.54749</text:p>
          </table:table-cell>
          <table:table-cell/>
          <table:table-cell office:value-type="float" office:value="10.2336" calcext:value-type="float">
            <text:p>10.2336</text:p>
          </table:table-cell>
          <table:table-cell office:value-type="float" office:value="2.18319" calcext:value-type="float">
            <text:p>2.18319</text:p>
          </table:table-cell>
        </table:table-row>
        <table:table-row table:style-name="ro1">
          <table:table-cell office:value-type="float" office:value="10.2492" calcext:value-type="float">
            <text:p>10.2492</text:p>
          </table:table-cell>
          <table:table-cell office:value-type="float" office:value="1.54205" calcext:value-type="float">
            <text:p>1.54205</text:p>
          </table:table-cell>
          <table:table-cell/>
          <table:table-cell office:value-type="float" office:value="10.2492" calcext:value-type="float">
            <text:p>10.2492</text:p>
          </table:table-cell>
          <table:table-cell office:value-type="float" office:value="2.18361" calcext:value-type="float">
            <text:p>2.18361</text:p>
          </table:table-cell>
        </table:table-row>
        <table:table-row table:style-name="ro1">
          <table:table-cell office:value-type="float" office:value="10.2648" calcext:value-type="float">
            <text:p>10.2648</text:p>
          </table:table-cell>
          <table:table-cell office:value-type="float" office:value="1.55088" calcext:value-type="float">
            <text:p>1.55088</text:p>
          </table:table-cell>
          <table:table-cell/>
          <table:table-cell office:value-type="float" office:value="10.2648" calcext:value-type="float">
            <text:p>10.2648</text:p>
          </table:table-cell>
          <table:table-cell office:value-type="float" office:value="2.1778" calcext:value-type="float">
            <text:p>2.1778</text:p>
          </table:table-cell>
        </table:table-row>
        <table:table-row table:style-name="ro1">
          <table:table-cell office:value-type="float" office:value="10.2804" calcext:value-type="float">
            <text:p>10.2804</text:p>
          </table:table-cell>
          <table:table-cell office:value-type="float" office:value="1.54811" calcext:value-type="float">
            <text:p>1.54811</text:p>
          </table:table-cell>
          <table:table-cell/>
          <table:table-cell office:value-type="float" office:value="10.2804" calcext:value-type="float">
            <text:p>10.2804</text:p>
          </table:table-cell>
          <table:table-cell office:value-type="float" office:value="2.17473" calcext:value-type="float">
            <text:p>2.17473</text:p>
          </table:table-cell>
        </table:table-row>
        <table:table-row table:style-name="ro1">
          <table:table-cell office:value-type="float" office:value="10.296" calcext:value-type="float">
            <text:p>10.296</text:p>
          </table:table-cell>
          <table:table-cell office:value-type="float" office:value="1.55049" calcext:value-type="float">
            <text:p>1.55049</text:p>
          </table:table-cell>
          <table:table-cell/>
          <table:table-cell office:value-type="float" office:value="10.296" calcext:value-type="float">
            <text:p>10.296</text:p>
          </table:table-cell>
          <table:table-cell office:value-type="float" office:value="2.15194" calcext:value-type="float">
            <text:p>2.15194</text:p>
          </table:table-cell>
        </table:table-row>
        <table:table-row table:style-name="ro1">
          <table:table-cell office:value-type="float" office:value="10.3116" calcext:value-type="float">
            <text:p>10.3116</text:p>
          </table:table-cell>
          <table:table-cell office:value-type="float" office:value="1.5452" calcext:value-type="float">
            <text:p>1.5452</text:p>
          </table:table-cell>
          <table:table-cell/>
          <table:table-cell office:value-type="float" office:value="10.3116" calcext:value-type="float">
            <text:p>10.3116</text:p>
          </table:table-cell>
          <table:table-cell office:value-type="float" office:value="2.14953" calcext:value-type="float">
            <text:p>2.14953</text:p>
          </table:table-cell>
        </table:table-row>
        <table:table-row table:style-name="ro1">
          <table:table-cell office:value-type="float" office:value="10.3272" calcext:value-type="float">
            <text:p>10.3272</text:p>
          </table:table-cell>
          <table:table-cell office:value-type="float" office:value="1.54554" calcext:value-type="float">
            <text:p>1.54554</text:p>
          </table:table-cell>
          <table:table-cell/>
          <table:table-cell office:value-type="float" office:value="10.3272" calcext:value-type="float">
            <text:p>10.3272</text:p>
          </table:table-cell>
          <table:table-cell office:value-type="float" office:value="2.15056" calcext:value-type="float">
            <text:p>2.15056</text:p>
          </table:table-cell>
        </table:table-row>
        <table:table-row table:style-name="ro1">
          <table:table-cell office:value-type="float" office:value="10.3428" calcext:value-type="float">
            <text:p>10.3428</text:p>
          </table:table-cell>
          <table:table-cell office:value-type="float" office:value="1.54609" calcext:value-type="float">
            <text:p>1.54609</text:p>
          </table:table-cell>
          <table:table-cell/>
          <table:table-cell office:value-type="float" office:value="10.3428" calcext:value-type="float">
            <text:p>10.3428</text:p>
          </table:table-cell>
          <table:table-cell office:value-type="float" office:value="2.15176" calcext:value-type="float">
            <text:p>2.15176</text:p>
          </table:table-cell>
        </table:table-row>
        <table:table-row table:style-name="ro1">
          <table:table-cell office:value-type="float" office:value="10.3584" calcext:value-type="float">
            <text:p>10.3584</text:p>
          </table:table-cell>
          <table:table-cell office:value-type="float" office:value="1.55192" calcext:value-type="float">
            <text:p>1.55192</text:p>
          </table:table-cell>
          <table:table-cell/>
          <table:table-cell office:value-type="float" office:value="10.3584" calcext:value-type="float">
            <text:p>10.3584</text:p>
          </table:table-cell>
          <table:table-cell office:value-type="float" office:value="2.14432" calcext:value-type="float">
            <text:p>2.14432</text:p>
          </table:table-cell>
        </table:table-row>
        <table:table-row table:style-name="ro1">
          <table:table-cell office:value-type="float" office:value="10.374" calcext:value-type="float">
            <text:p>10.374</text:p>
          </table:table-cell>
          <table:table-cell office:value-type="float" office:value="1.54461" calcext:value-type="float">
            <text:p>1.54461</text:p>
          </table:table-cell>
          <table:table-cell/>
          <table:table-cell office:value-type="float" office:value="10.374" calcext:value-type="float">
            <text:p>10.374</text:p>
          </table:table-cell>
          <table:table-cell office:value-type="float" office:value="2.13197" calcext:value-type="float">
            <text:p>2.13197</text:p>
          </table:table-cell>
        </table:table-row>
        <table:table-row table:style-name="ro1">
          <table:table-cell office:value-type="float" office:value="10.3896" calcext:value-type="float">
            <text:p>10.3896</text:p>
          </table:table-cell>
          <table:table-cell office:value-type="float" office:value="1.54766" calcext:value-type="float">
            <text:p>1.54766</text:p>
          </table:table-cell>
          <table:table-cell/>
          <table:table-cell office:value-type="float" office:value="10.3896" calcext:value-type="float">
            <text:p>10.3896</text:p>
          </table:table-cell>
          <table:table-cell office:value-type="float" office:value="2.12558" calcext:value-type="float">
            <text:p>2.12558</text:p>
          </table:table-cell>
        </table:table-row>
        <table:table-row table:style-name="ro1">
          <table:table-cell office:value-type="float" office:value="10.4052" calcext:value-type="float">
            <text:p>10.4052</text:p>
          </table:table-cell>
          <table:table-cell office:value-type="float" office:value="1.54661" calcext:value-type="float">
            <text:p>1.54661</text:p>
          </table:table-cell>
          <table:table-cell/>
          <table:table-cell office:value-type="float" office:value="10.4052" calcext:value-type="float">
            <text:p>10.4052</text:p>
          </table:table-cell>
          <table:table-cell office:value-type="float" office:value="2.12429" calcext:value-type="float">
            <text:p>2.12429</text:p>
          </table:table-cell>
        </table:table-row>
        <table:table-row table:style-name="ro1">
          <table:table-cell office:value-type="float" office:value="10.4208" calcext:value-type="float">
            <text:p>10.4208</text:p>
          </table:table-cell>
          <table:table-cell office:value-type="float" office:value="1.55691" calcext:value-type="float">
            <text:p>1.55691</text:p>
          </table:table-cell>
          <table:table-cell/>
          <table:table-cell office:value-type="float" office:value="10.4208" calcext:value-type="float">
            <text:p>10.4208</text:p>
          </table:table-cell>
          <table:table-cell office:value-type="float" office:value="2.12674" calcext:value-type="float">
            <text:p>2.12674</text:p>
          </table:table-cell>
        </table:table-row>
        <table:table-row table:style-name="ro1">
          <table:table-cell office:value-type="float" office:value="10.4364" calcext:value-type="float">
            <text:p>10.4364</text:p>
          </table:table-cell>
          <table:table-cell office:value-type="float" office:value="1.55849" calcext:value-type="float">
            <text:p>1.55849</text:p>
          </table:table-cell>
          <table:table-cell/>
          <table:table-cell office:value-type="float" office:value="10.4364" calcext:value-type="float">
            <text:p>10.4364</text:p>
          </table:table-cell>
          <table:table-cell office:value-type="float" office:value="2.11889" calcext:value-type="float">
            <text:p>2.11889</text:p>
          </table:table-cell>
        </table:table-row>
        <table:table-row table:style-name="ro1">
          <table:table-cell office:value-type="float" office:value="10.452" calcext:value-type="float">
            <text:p>10.452</text:p>
          </table:table-cell>
          <table:table-cell office:value-type="float" office:value="1.55053" calcext:value-type="float">
            <text:p>1.55053</text:p>
          </table:table-cell>
          <table:table-cell/>
          <table:table-cell office:value-type="float" office:value="10.452" calcext:value-type="float">
            <text:p>10.452</text:p>
          </table:table-cell>
          <table:table-cell office:value-type="float" office:value="2.11135" calcext:value-type="float">
            <text:p>2.11135</text:p>
          </table:table-cell>
        </table:table-row>
        <table:table-row table:style-name="ro1">
          <table:table-cell office:value-type="float" office:value="10.4676" calcext:value-type="float">
            <text:p>10.4676</text:p>
          </table:table-cell>
          <table:table-cell office:value-type="float" office:value="1.5481" calcext:value-type="float">
            <text:p>1.5481</text:p>
          </table:table-cell>
          <table:table-cell/>
          <table:table-cell office:value-type="float" office:value="10.4676" calcext:value-type="float">
            <text:p>10.4676</text:p>
          </table:table-cell>
          <table:table-cell office:value-type="float" office:value="2.1138" calcext:value-type="float">
            <text:p>2.1138</text:p>
          </table:table-cell>
        </table:table-row>
        <table:table-row table:style-name="ro1">
          <table:table-cell office:value-type="float" office:value="10.4832" calcext:value-type="float">
            <text:p>10.4832</text:p>
          </table:table-cell>
          <table:table-cell office:value-type="float" office:value="1.54938" calcext:value-type="float">
            <text:p>1.54938</text:p>
          </table:table-cell>
          <table:table-cell/>
          <table:table-cell office:value-type="float" office:value="10.4832" calcext:value-type="float">
            <text:p>10.4832</text:p>
          </table:table-cell>
          <table:table-cell office:value-type="float" office:value="2.10954" calcext:value-type="float">
            <text:p>2.10954</text:p>
          </table:table-cell>
        </table:table-row>
        <table:table-row table:style-name="ro1">
          <table:table-cell office:value-type="float" office:value="10.4988" calcext:value-type="float">
            <text:p>10.4988</text:p>
          </table:table-cell>
          <table:table-cell office:value-type="float" office:value="1.54057" calcext:value-type="float">
            <text:p>1.54057</text:p>
          </table:table-cell>
          <table:table-cell/>
          <table:table-cell office:value-type="float" office:value="10.4988" calcext:value-type="float">
            <text:p>10.4988</text:p>
          </table:table-cell>
          <table:table-cell office:value-type="float" office:value="2.12206" calcext:value-type="float">
            <text:p>2.12206</text:p>
          </table:table-cell>
        </table:table-row>
        <table:table-row table:style-name="ro1">
          <table:table-cell office:value-type="float" office:value="10.5144" calcext:value-type="float">
            <text:p>10.5144</text:p>
          </table:table-cell>
          <table:table-cell office:value-type="float" office:value="1.54207" calcext:value-type="float">
            <text:p>1.54207</text:p>
          </table:table-cell>
          <table:table-cell/>
          <table:table-cell office:value-type="float" office:value="10.5144" calcext:value-type="float">
            <text:p>10.5144</text:p>
          </table:table-cell>
          <table:table-cell office:value-type="float" office:value="2.11046" calcext:value-type="float">
            <text:p>2.11046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1.54828" calcext:value-type="float">
            <text:p>1.54828</text:p>
          </table:table-cell>
          <table:table-cell/>
          <table:table-cell office:value-type="float" office:value="10.53" calcext:value-type="float">
            <text:p>10.53</text:p>
          </table:table-cell>
          <table:table-cell office:value-type="float" office:value="2.10835" calcext:value-type="float">
            <text:p>2.10835</text:p>
          </table:table-cell>
        </table:table-row>
        <table:table-row table:style-name="ro1">
          <table:table-cell office:value-type="float" office:value="10.5456" calcext:value-type="float">
            <text:p>10.5456</text:p>
          </table:table-cell>
          <table:table-cell office:value-type="float" office:value="1.54254" calcext:value-type="float">
            <text:p>1.54254</text:p>
          </table:table-cell>
          <table:table-cell/>
          <table:table-cell office:value-type="float" office:value="10.5456" calcext:value-type="float">
            <text:p>10.5456</text:p>
          </table:table-cell>
          <table:table-cell office:value-type="float" office:value="2.09046" calcext:value-type="float">
            <text:p>2.09046</text:p>
          </table:table-cell>
        </table:table-row>
        <table:table-row table:style-name="ro1">
          <table:table-cell office:value-type="float" office:value="10.5612" calcext:value-type="float">
            <text:p>10.5612</text:p>
          </table:table-cell>
          <table:table-cell office:value-type="float" office:value="1.5385" calcext:value-type="float">
            <text:p>1.5385</text:p>
          </table:table-cell>
          <table:table-cell/>
          <table:table-cell office:value-type="float" office:value="10.5612" calcext:value-type="float">
            <text:p>10.5612</text:p>
          </table:table-cell>
          <table:table-cell office:value-type="float" office:value="2.08323" calcext:value-type="float">
            <text:p>2.08323</text:p>
          </table:table-cell>
        </table:table-row>
        <table:table-row table:style-name="ro1">
          <table:table-cell office:value-type="float" office:value="10.5768" calcext:value-type="float">
            <text:p>10.5768</text:p>
          </table:table-cell>
          <table:table-cell office:value-type="float" office:value="1.53442" calcext:value-type="float">
            <text:p>1.53442</text:p>
          </table:table-cell>
          <table:table-cell/>
          <table:table-cell office:value-type="float" office:value="10.5768" calcext:value-type="float">
            <text:p>10.5768</text:p>
          </table:table-cell>
          <table:table-cell office:value-type="float" office:value="2.0809" calcext:value-type="float">
            <text:p>2.0809</text:p>
          </table:table-cell>
        </table:table-row>
        <table:table-row table:style-name="ro1">
          <table:table-cell office:value-type="float" office:value="10.5924" calcext:value-type="float">
            <text:p>10.5924</text:p>
          </table:table-cell>
          <table:table-cell office:value-type="float" office:value="1.538" calcext:value-type="float">
            <text:p>1.538</text:p>
          </table:table-cell>
          <table:table-cell/>
          <table:table-cell office:value-type="float" office:value="10.5924" calcext:value-type="float">
            <text:p>10.5924</text:p>
          </table:table-cell>
          <table:table-cell office:value-type="float" office:value="2.08284" calcext:value-type="float">
            <text:p>2.08284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.53828" calcext:value-type="float">
            <text:p>1.53828</text:p>
          </table:table-cell>
          <table:table-cell/>
          <table:table-cell office:value-type="float" office:value="10.608" calcext:value-type="float">
            <text:p>10.608</text:p>
          </table:table-cell>
          <table:table-cell office:value-type="float" office:value="2.07637" calcext:value-type="float">
            <text:p>2.07637</text:p>
          </table:table-cell>
        </table:table-row>
        <table:table-row table:style-name="ro1">
          <table:table-cell office:value-type="float" office:value="10.6236" calcext:value-type="float">
            <text:p>10.6236</text:p>
          </table:table-cell>
          <table:table-cell office:value-type="float" office:value="1.5334" calcext:value-type="float">
            <text:p>1.5334</text:p>
          </table:table-cell>
          <table:table-cell/>
          <table:table-cell office:value-type="float" office:value="10.6236" calcext:value-type="float">
            <text:p>10.6236</text:p>
          </table:table-cell>
          <table:table-cell office:value-type="float" office:value="2.08018" calcext:value-type="float">
            <text:p>2.08018</text:p>
          </table:table-cell>
        </table:table-row>
        <table:table-row table:style-name="ro1">
          <table:table-cell office:value-type="float" office:value="10.6392" calcext:value-type="float">
            <text:p>10.6392</text:p>
          </table:table-cell>
          <table:table-cell office:value-type="float" office:value="1.53224" calcext:value-type="float">
            <text:p>1.53224</text:p>
          </table:table-cell>
          <table:table-cell/>
          <table:table-cell office:value-type="float" office:value="10.6392" calcext:value-type="float">
            <text:p>10.6392</text:p>
          </table:table-cell>
          <table:table-cell office:value-type="float" office:value="2.0759" calcext:value-type="float">
            <text:p>2.0759</text:p>
          </table:table-cell>
        </table:table-row>
        <table:table-row table:style-name="ro1">
          <table:table-cell office:value-type="float" office:value="10.6548" calcext:value-type="float">
            <text:p>10.6548</text:p>
          </table:table-cell>
          <table:table-cell office:value-type="float" office:value="1.52723" calcext:value-type="float">
            <text:p>1.52723</text:p>
          </table:table-cell>
          <table:table-cell/>
          <table:table-cell office:value-type="float" office:value="10.6548" calcext:value-type="float">
            <text:p>10.6548</text:p>
          </table:table-cell>
          <table:table-cell office:value-type="float" office:value="2.0708" calcext:value-type="float">
            <text:p>2.0708</text:p>
          </table:table-cell>
        </table:table-row>
        <table:table-row table:style-name="ro1">
          <table:table-cell office:value-type="float" office:value="10.6704" calcext:value-type="float">
            <text:p>10.6704</text:p>
          </table:table-cell>
          <table:table-cell office:value-type="float" office:value="1.5277" calcext:value-type="float">
            <text:p>1.5277</text:p>
          </table:table-cell>
          <table:table-cell/>
          <table:table-cell office:value-type="float" office:value="10.6704" calcext:value-type="float">
            <text:p>10.6704</text:p>
          </table:table-cell>
          <table:table-cell office:value-type="float" office:value="2.06443" calcext:value-type="float">
            <text:p>2.06443</text:p>
          </table:table-cell>
        </table:table-row>
        <table:table-row table:style-name="ro1">
          <table:table-cell office:value-type="float" office:value="10.686" calcext:value-type="float">
            <text:p>10.686</text:p>
          </table:table-cell>
          <table:table-cell office:value-type="float" office:value="1.51986" calcext:value-type="float">
            <text:p>1.51986</text:p>
          </table:table-cell>
          <table:table-cell/>
          <table:table-cell office:value-type="float" office:value="10.686" calcext:value-type="float">
            <text:p>10.686</text:p>
          </table:table-cell>
          <table:table-cell office:value-type="float" office:value="2.06389" calcext:value-type="float">
            <text:p>2.06389</text:p>
          </table:table-cell>
        </table:table-row>
        <table:table-row table:style-name="ro1">
          <table:table-cell office:value-type="float" office:value="10.7016" calcext:value-type="float">
            <text:p>10.7016</text:p>
          </table:table-cell>
          <table:table-cell office:value-type="float" office:value="1.52645" calcext:value-type="float">
            <text:p>1.52645</text:p>
          </table:table-cell>
          <table:table-cell/>
          <table:table-cell office:value-type="float" office:value="10.7016" calcext:value-type="float">
            <text:p>10.7016</text:p>
          </table:table-cell>
          <table:table-cell office:value-type="float" office:value="2.06146" calcext:value-type="float">
            <text:p>2.06146</text:p>
          </table:table-cell>
        </table:table-row>
        <table:table-row table:style-name="ro1">
          <table:table-cell office:value-type="float" office:value="10.7172" calcext:value-type="float">
            <text:p>10.7172</text:p>
          </table:table-cell>
          <table:table-cell office:value-type="float" office:value="1.52184" calcext:value-type="float">
            <text:p>1.52184</text:p>
          </table:table-cell>
          <table:table-cell/>
          <table:table-cell office:value-type="float" office:value="10.7172" calcext:value-type="float">
            <text:p>10.7172</text:p>
          </table:table-cell>
          <table:table-cell office:value-type="float" office:value="2.04556" calcext:value-type="float">
            <text:p>2.04556</text:p>
          </table:table-cell>
        </table:table-row>
        <table:table-row table:style-name="ro1">
          <table:table-cell office:value-type="float" office:value="10.7328" calcext:value-type="float">
            <text:p>10.7328</text:p>
          </table:table-cell>
          <table:table-cell office:value-type="float" office:value="1.51668" calcext:value-type="float">
            <text:p>1.51668</text:p>
          </table:table-cell>
          <table:table-cell/>
          <table:table-cell office:value-type="float" office:value="10.7328" calcext:value-type="float">
            <text:p>10.7328</text:p>
          </table:table-cell>
          <table:table-cell office:value-type="float" office:value="2.04324" calcext:value-type="float">
            <text:p>2.04324</text:p>
          </table:table-cell>
        </table:table-row>
        <table:table-row table:style-name="ro1">
          <table:table-cell office:value-type="float" office:value="10.7484" calcext:value-type="float">
            <text:p>10.7484</text:p>
          </table:table-cell>
          <table:table-cell office:value-type="float" office:value="1.52576" calcext:value-type="float">
            <text:p>1.52576</text:p>
          </table:table-cell>
          <table:table-cell/>
          <table:table-cell office:value-type="float" office:value="10.7484" calcext:value-type="float">
            <text:p>10.7484</text:p>
          </table:table-cell>
          <table:table-cell office:value-type="float" office:value="2.0249" calcext:value-type="float">
            <text:p>2.0249</text:p>
          </table:table-cell>
        </table:table-row>
        <table:table-row table:style-name="ro1">
          <table:table-cell office:value-type="float" office:value="10.764" calcext:value-type="float">
            <text:p>10.764</text:p>
          </table:table-cell>
          <table:table-cell office:value-type="float" office:value="1.52542" calcext:value-type="float">
            <text:p>1.52542</text:p>
          </table:table-cell>
          <table:table-cell/>
          <table:table-cell office:value-type="float" office:value="10.764" calcext:value-type="float">
            <text:p>10.764</text:p>
          </table:table-cell>
          <table:table-cell office:value-type="float" office:value="2.02067" calcext:value-type="float">
            <text:p>2.02067</text:p>
          </table:table-cell>
        </table:table-row>
        <table:table-row table:style-name="ro1">
          <table:table-cell office:value-type="float" office:value="10.7796" calcext:value-type="float">
            <text:p>10.7796</text:p>
          </table:table-cell>
          <table:table-cell office:value-type="float" office:value="1.52589" calcext:value-type="float">
            <text:p>1.52589</text:p>
          </table:table-cell>
          <table:table-cell/>
          <table:table-cell office:value-type="float" office:value="10.7796" calcext:value-type="float">
            <text:p>10.7796</text:p>
          </table:table-cell>
          <table:table-cell office:value-type="float" office:value="2.02637" calcext:value-type="float">
            <text:p>2.02637</text:p>
          </table:table-cell>
        </table:table-row>
        <table:table-row table:style-name="ro1">
          <table:table-cell office:value-type="float" office:value="10.7952" calcext:value-type="float">
            <text:p>10.7952</text:p>
          </table:table-cell>
          <table:table-cell office:value-type="float" office:value="1.52903" calcext:value-type="float">
            <text:p>1.52903</text:p>
          </table:table-cell>
          <table:table-cell/>
          <table:table-cell office:value-type="float" office:value="10.7952" calcext:value-type="float">
            <text:p>10.7952</text:p>
          </table:table-cell>
          <table:table-cell office:value-type="float" office:value="2.02267" calcext:value-type="float">
            <text:p>2.02267</text:p>
          </table:table-cell>
        </table:table-row>
        <table:table-row table:style-name="ro1">
          <table:table-cell office:value-type="float" office:value="10.8108" calcext:value-type="float">
            <text:p>10.8108</text:p>
          </table:table-cell>
          <table:table-cell office:value-type="float" office:value="1.53315" calcext:value-type="float">
            <text:p>1.53315</text:p>
          </table:table-cell>
          <table:table-cell/>
          <table:table-cell office:value-type="float" office:value="10.8108" calcext:value-type="float">
            <text:p>10.8108</text:p>
          </table:table-cell>
          <table:table-cell office:value-type="float" office:value="2.01503" calcext:value-type="float">
            <text:p>2.01503</text:p>
          </table:table-cell>
        </table:table-row>
        <table:table-row table:style-name="ro1">
          <table:table-cell office:value-type="float" office:value="10.8264" calcext:value-type="float">
            <text:p>10.8264</text:p>
          </table:table-cell>
          <table:table-cell office:value-type="float" office:value="1.52928" calcext:value-type="float">
            <text:p>1.52928</text:p>
          </table:table-cell>
          <table:table-cell/>
          <table:table-cell office:value-type="float" office:value="10.8264" calcext:value-type="float">
            <text:p>10.8264</text:p>
          </table:table-cell>
          <table:table-cell office:value-type="float" office:value="2.01375" calcext:value-type="float">
            <text:p>2.01375</text:p>
          </table:table-cell>
        </table:table-row>
        <table:table-row table:style-name="ro1">
          <table:table-cell office:value-type="float" office:value="10.842" calcext:value-type="float">
            <text:p>10.842</text:p>
          </table:table-cell>
          <table:table-cell office:value-type="float" office:value="1.53299" calcext:value-type="float">
            <text:p>1.53299</text:p>
          </table:table-cell>
          <table:table-cell/>
          <table:table-cell office:value-type="float" office:value="10.842" calcext:value-type="float">
            <text:p>10.842</text:p>
          </table:table-cell>
          <table:table-cell office:value-type="float" office:value="2.01001" calcext:value-type="float">
            <text:p>2.01001</text:p>
          </table:table-cell>
        </table:table-row>
        <table:table-row table:style-name="ro1">
          <table:table-cell office:value-type="float" office:value="10.8576" calcext:value-type="float">
            <text:p>10.8576</text:p>
          </table:table-cell>
          <table:table-cell office:value-type="float" office:value="1.52758" calcext:value-type="float">
            <text:p>1.52758</text:p>
          </table:table-cell>
          <table:table-cell/>
          <table:table-cell office:value-type="float" office:value="10.8576" calcext:value-type="float">
            <text:p>10.8576</text:p>
          </table:table-cell>
          <table:table-cell office:value-type="float" office:value="1.99853" calcext:value-type="float">
            <text:p>1.99853</text:p>
          </table:table-cell>
        </table:table-row>
        <table:table-row table:style-name="ro1">
          <table:table-cell office:value-type="float" office:value="10.8732" calcext:value-type="float">
            <text:p>10.8732</text:p>
          </table:table-cell>
          <table:table-cell office:value-type="float" office:value="1.52307" calcext:value-type="float">
            <text:p>1.52307</text:p>
          </table:table-cell>
          <table:table-cell/>
          <table:table-cell office:value-type="float" office:value="10.8732" calcext:value-type="float">
            <text:p>10.8732</text:p>
          </table:table-cell>
          <table:table-cell office:value-type="float" office:value="1.9924" calcext:value-type="float">
            <text:p>1.9924</text:p>
          </table:table-cell>
        </table:table-row>
        <table:table-row table:style-name="ro1">
          <table:table-cell office:value-type="float" office:value="10.8888" calcext:value-type="float">
            <text:p>10.8888</text:p>
          </table:table-cell>
          <table:table-cell office:value-type="float" office:value="1.52146" calcext:value-type="float">
            <text:p>1.52146</text:p>
          </table:table-cell>
          <table:table-cell/>
          <table:table-cell office:value-type="float" office:value="10.8888" calcext:value-type="float">
            <text:p>10.8888</text:p>
          </table:table-cell>
          <table:table-cell office:value-type="float" office:value="1.98281" calcext:value-type="float">
            <text:p>1.98281</text:p>
          </table:table-cell>
        </table:table-row>
        <table:table-row table:style-name="ro1">
          <table:table-cell office:value-type="float" office:value="10.9044" calcext:value-type="float">
            <text:p>10.9044</text:p>
          </table:table-cell>
          <table:table-cell office:value-type="float" office:value="1.52312" calcext:value-type="float">
            <text:p>1.52312</text:p>
          </table:table-cell>
          <table:table-cell/>
          <table:table-cell office:value-type="float" office:value="10.9044" calcext:value-type="float">
            <text:p>10.9044</text:p>
          </table:table-cell>
          <table:table-cell office:value-type="float" office:value="1.97662" calcext:value-type="float">
            <text:p>1.97662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.52439" calcext:value-type="float">
            <text:p>1.52439</text:p>
          </table:table-cell>
          <table:table-cell/>
          <table:table-cell office:value-type="float" office:value="10.92" calcext:value-type="float">
            <text:p>10.92</text:p>
          </table:table-cell>
          <table:table-cell office:value-type="float" office:value="1.98059" calcext:value-type="float">
            <text:p>1.98059</text:p>
          </table:table-cell>
        </table:table-row>
        <table:table-row table:style-name="ro1">
          <table:table-cell office:value-type="float" office:value="10.9356" calcext:value-type="float">
            <text:p>10.9356</text:p>
          </table:table-cell>
          <table:table-cell office:value-type="float" office:value="1.52667" calcext:value-type="float">
            <text:p>1.52667</text:p>
          </table:table-cell>
          <table:table-cell/>
          <table:table-cell office:value-type="float" office:value="10.9356" calcext:value-type="float">
            <text:p>10.9356</text:p>
          </table:table-cell>
          <table:table-cell office:value-type="float" office:value="1.98081" calcext:value-type="float">
            <text:p>1.98081</text:p>
          </table:table-cell>
        </table:table-row>
        <table:table-row table:style-name="ro1">
          <table:table-cell office:value-type="float" office:value="10.9512" calcext:value-type="float">
            <text:p>10.9512</text:p>
          </table:table-cell>
          <table:table-cell office:value-type="float" office:value="1.52733" calcext:value-type="float">
            <text:p>1.52733</text:p>
          </table:table-cell>
          <table:table-cell/>
          <table:table-cell office:value-type="float" office:value="10.9512" calcext:value-type="float">
            <text:p>10.9512</text:p>
          </table:table-cell>
          <table:table-cell office:value-type="float" office:value="1.97602" calcext:value-type="float">
            <text:p>1.97602</text:p>
          </table:table-cell>
        </table:table-row>
        <table:table-row table:style-name="ro1">
          <table:table-cell office:value-type="float" office:value="10.9668" calcext:value-type="float">
            <text:p>10.9668</text:p>
          </table:table-cell>
          <table:table-cell office:value-type="float" office:value="1.52908" calcext:value-type="float">
            <text:p>1.52908</text:p>
          </table:table-cell>
          <table:table-cell/>
          <table:table-cell office:value-type="float" office:value="10.9668" calcext:value-type="float">
            <text:p>10.9668</text:p>
          </table:table-cell>
          <table:table-cell office:value-type="float" office:value="1.96361" calcext:value-type="float">
            <text:p>1.96361</text:p>
          </table:table-cell>
        </table:table-row>
        <table:table-row table:style-name="ro1">
          <table:table-cell office:value-type="float" office:value="10.9824" calcext:value-type="float">
            <text:p>10.9824</text:p>
          </table:table-cell>
          <table:table-cell office:value-type="float" office:value="1.53385" calcext:value-type="float">
            <text:p>1.53385</text:p>
          </table:table-cell>
          <table:table-cell/>
          <table:table-cell office:value-type="float" office:value="10.9824" calcext:value-type="float">
            <text:p>10.9824</text:p>
          </table:table-cell>
          <table:table-cell office:value-type="float" office:value="1.9454" calcext:value-type="float">
            <text:p>1.9454</text:p>
          </table:table-cell>
        </table:table-row>
        <table:table-row table:style-name="ro1">
          <table:table-cell office:value-type="float" office:value="10.998" calcext:value-type="float">
            <text:p>10.998</text:p>
          </table:table-cell>
          <table:table-cell office:value-type="float" office:value="1.53007" calcext:value-type="float">
            <text:p>1.53007</text:p>
          </table:table-cell>
          <table:table-cell/>
          <table:table-cell office:value-type="float" office:value="10.998" calcext:value-type="float">
            <text:p>10.998</text:p>
          </table:table-cell>
          <table:table-cell office:value-type="float" office:value="1.94389" calcext:value-type="float">
            <text:p>1.94389</text:p>
          </table:table-cell>
        </table:table-row>
        <table:table-row table:style-name="ro1">
          <table:table-cell office:value-type="float" office:value="11.0136" calcext:value-type="float">
            <text:p>11.0136</text:p>
          </table:table-cell>
          <table:table-cell office:value-type="float" office:value="1.53197" calcext:value-type="float">
            <text:p>1.53197</text:p>
          </table:table-cell>
          <table:table-cell/>
          <table:table-cell office:value-type="float" office:value="11.0136" calcext:value-type="float">
            <text:p>11.0136</text:p>
          </table:table-cell>
          <table:table-cell office:value-type="float" office:value="1.9395" calcext:value-type="float">
            <text:p>1.9395</text:p>
          </table:table-cell>
        </table:table-row>
        <table:table-row table:style-name="ro1">
          <table:table-cell office:value-type="float" office:value="11.0292" calcext:value-type="float">
            <text:p>11.0292</text:p>
          </table:table-cell>
          <table:table-cell office:value-type="float" office:value="1.53654" calcext:value-type="float">
            <text:p>1.53654</text:p>
          </table:table-cell>
          <table:table-cell/>
          <table:table-cell office:value-type="float" office:value="11.0292" calcext:value-type="float">
            <text:p>11.0292</text:p>
          </table:table-cell>
          <table:table-cell office:value-type="float" office:value="1.92605" calcext:value-type="float">
            <text:p>1.92605</text:p>
          </table:table-cell>
        </table:table-row>
        <table:table-row table:style-name="ro1">
          <table:table-cell office:value-type="float" office:value="11.0448" calcext:value-type="float">
            <text:p>11.0448</text:p>
          </table:table-cell>
          <table:table-cell office:value-type="float" office:value="1.53447" calcext:value-type="float">
            <text:p>1.53447</text:p>
          </table:table-cell>
          <table:table-cell/>
          <table:table-cell office:value-type="float" office:value="11.0448" calcext:value-type="float">
            <text:p>11.0448</text:p>
          </table:table-cell>
          <table:table-cell office:value-type="float" office:value="1.91765" calcext:value-type="float">
            <text:p>1.91765</text:p>
          </table:table-cell>
        </table:table-row>
        <table:table-row table:style-name="ro1">
          <table:table-cell office:value-type="float" office:value="11.0604" calcext:value-type="float">
            <text:p>11.0604</text:p>
          </table:table-cell>
          <table:table-cell office:value-type="float" office:value="1.54107" calcext:value-type="float">
            <text:p>1.54107</text:p>
          </table:table-cell>
          <table:table-cell/>
          <table:table-cell office:value-type="float" office:value="11.0604" calcext:value-type="float">
            <text:p>11.0604</text:p>
          </table:table-cell>
          <table:table-cell office:value-type="float" office:value="1.91871" calcext:value-type="float">
            <text:p>1.91871</text:p>
          </table:table-cell>
        </table:table-row>
        <table:table-row table:style-name="ro1">
          <table:table-cell office:value-type="float" office:value="11.076" calcext:value-type="float">
            <text:p>11.076</text:p>
          </table:table-cell>
          <table:table-cell office:value-type="float" office:value="1.54019" calcext:value-type="float">
            <text:p>1.54019</text:p>
          </table:table-cell>
          <table:table-cell/>
          <table:table-cell office:value-type="float" office:value="11.076" calcext:value-type="float">
            <text:p>11.076</text:p>
          </table:table-cell>
          <table:table-cell office:value-type="float" office:value="1.91265" calcext:value-type="float">
            <text:p>1.91265</text:p>
          </table:table-cell>
        </table:table-row>
        <table:table-row table:style-name="ro1">
          <table:table-cell office:value-type="float" office:value="11.0916" calcext:value-type="float">
            <text:p>11.0916</text:p>
          </table:table-cell>
          <table:table-cell office:value-type="float" office:value="1.53076" calcext:value-type="float">
            <text:p>1.53076</text:p>
          </table:table-cell>
          <table:table-cell/>
          <table:table-cell office:value-type="float" office:value="11.0916" calcext:value-type="float">
            <text:p>11.0916</text:p>
          </table:table-cell>
          <table:table-cell office:value-type="float" office:value="1.91519" calcext:value-type="float">
            <text:p>1.91519</text:p>
          </table:table-cell>
        </table:table-row>
        <table:table-row table:style-name="ro1">
          <table:table-cell office:value-type="float" office:value="11.1072" calcext:value-type="float">
            <text:p>11.1072</text:p>
          </table:table-cell>
          <table:table-cell office:value-type="float" office:value="1.53589" calcext:value-type="float">
            <text:p>1.53589</text:p>
          </table:table-cell>
          <table:table-cell/>
          <table:table-cell office:value-type="float" office:value="11.1072" calcext:value-type="float">
            <text:p>11.1072</text:p>
          </table:table-cell>
          <table:table-cell office:value-type="float" office:value="1.89965" calcext:value-type="float">
            <text:p>1.89965</text:p>
          </table:table-cell>
        </table:table-row>
        <table:table-row table:style-name="ro1">
          <table:table-cell office:value-type="float" office:value="11.1228" calcext:value-type="float">
            <text:p>11.1228</text:p>
          </table:table-cell>
          <table:table-cell office:value-type="float" office:value="1.53704" calcext:value-type="float">
            <text:p>1.53704</text:p>
          </table:table-cell>
          <table:table-cell/>
          <table:table-cell office:value-type="float" office:value="11.1228" calcext:value-type="float">
            <text:p>11.1228</text:p>
          </table:table-cell>
          <table:table-cell office:value-type="float" office:value="1.90259" calcext:value-type="float">
            <text:p>1.90259</text:p>
          </table:table-cell>
        </table:table-row>
        <table:table-row table:style-name="ro1">
          <table:table-cell office:value-type="float" office:value="11.1384" calcext:value-type="float">
            <text:p>11.1384</text:p>
          </table:table-cell>
          <table:table-cell office:value-type="float" office:value="1.53225" calcext:value-type="float">
            <text:p>1.53225</text:p>
          </table:table-cell>
          <table:table-cell/>
          <table:table-cell office:value-type="float" office:value="11.1384" calcext:value-type="float">
            <text:p>11.1384</text:p>
          </table:table-cell>
          <table:table-cell office:value-type="float" office:value="1.88769" calcext:value-type="float">
            <text:p>1.88769</text:p>
          </table:table-cell>
        </table:table-row>
        <table:table-row table:style-name="ro1">
          <table:table-cell office:value-type="float" office:value="11.154" calcext:value-type="float">
            <text:p>11.154</text:p>
          </table:table-cell>
          <table:table-cell office:value-type="float" office:value="1.52559" calcext:value-type="float">
            <text:p>1.52559</text:p>
          </table:table-cell>
          <table:table-cell/>
          <table:table-cell office:value-type="float" office:value="11.154" calcext:value-type="float">
            <text:p>11.154</text:p>
          </table:table-cell>
          <table:table-cell office:value-type="float" office:value="1.88984" calcext:value-type="float">
            <text:p>1.88984</text:p>
          </table:table-cell>
        </table:table-row>
        <table:table-row table:style-name="ro1">
          <table:table-cell office:value-type="float" office:value="11.1696" calcext:value-type="float">
            <text:p>11.1696</text:p>
          </table:table-cell>
          <table:table-cell office:value-type="float" office:value="1.52211" calcext:value-type="float">
            <text:p>1.52211</text:p>
          </table:table-cell>
          <table:table-cell/>
          <table:table-cell office:value-type="float" office:value="11.1696" calcext:value-type="float">
            <text:p>11.1696</text:p>
          </table:table-cell>
          <table:table-cell office:value-type="float" office:value="1.89063" calcext:value-type="float">
            <text:p>1.89063</text:p>
          </table:table-cell>
        </table:table-row>
        <table:table-row table:style-name="ro1">
          <table:table-cell office:value-type="float" office:value="11.1852" calcext:value-type="float">
            <text:p>11.1852</text:p>
          </table:table-cell>
          <table:table-cell office:value-type="float" office:value="1.53036" calcext:value-type="float">
            <text:p>1.53036</text:p>
          </table:table-cell>
          <table:table-cell/>
          <table:table-cell office:value-type="float" office:value="11.1852" calcext:value-type="float">
            <text:p>11.1852</text:p>
          </table:table-cell>
          <table:table-cell office:value-type="float" office:value="1.86685" calcext:value-type="float">
            <text:p>1.86685</text:p>
          </table:table-cell>
        </table:table-row>
        <table:table-row table:style-name="ro1">
          <table:table-cell office:value-type="float" office:value="11.2008" calcext:value-type="float">
            <text:p>11.2008</text:p>
          </table:table-cell>
          <table:table-cell office:value-type="float" office:value="1.52067" calcext:value-type="float">
            <text:p>1.52067</text:p>
          </table:table-cell>
          <table:table-cell/>
          <table:table-cell office:value-type="float" office:value="11.2008" calcext:value-type="float">
            <text:p>11.2008</text:p>
          </table:table-cell>
          <table:table-cell office:value-type="float" office:value="1.86398" calcext:value-type="float">
            <text:p>1.86398</text:p>
          </table:table-cell>
        </table:table-row>
        <table:table-row table:style-name="ro1">
          <table:table-cell office:value-type="float" office:value="11.2164" calcext:value-type="float">
            <text:p>11.2164</text:p>
          </table:table-cell>
          <table:table-cell office:value-type="float" office:value="1.51759" calcext:value-type="float">
            <text:p>1.51759</text:p>
          </table:table-cell>
          <table:table-cell/>
          <table:table-cell office:value-type="float" office:value="11.2164" calcext:value-type="float">
            <text:p>11.2164</text:p>
          </table:table-cell>
          <table:table-cell office:value-type="float" office:value="1.85566" calcext:value-type="float">
            <text:p>1.85566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1.52324" calcext:value-type="float">
            <text:p>1.52324</text:p>
          </table:table-cell>
          <table:table-cell/>
          <table:table-cell office:value-type="float" office:value="11.232" calcext:value-type="float">
            <text:p>11.232</text:p>
          </table:table-cell>
          <table:table-cell office:value-type="float" office:value="1.84089" calcext:value-type="float">
            <text:p>1.84089</text:p>
          </table:table-cell>
        </table:table-row>
        <table:table-row table:style-name="ro1">
          <table:table-cell office:value-type="float" office:value="11.2476" calcext:value-type="float">
            <text:p>11.2476</text:p>
          </table:table-cell>
          <table:table-cell office:value-type="float" office:value="1.5181" calcext:value-type="float">
            <text:p>1.5181</text:p>
          </table:table-cell>
          <table:table-cell/>
          <table:table-cell office:value-type="float" office:value="11.2476" calcext:value-type="float">
            <text:p>11.2476</text:p>
          </table:table-cell>
          <table:table-cell office:value-type="float" office:value="1.83007" calcext:value-type="float">
            <text:p>1.83007</text:p>
          </table:table-cell>
        </table:table-row>
        <table:table-row table:style-name="ro1">
          <table:table-cell office:value-type="float" office:value="11.2632" calcext:value-type="float">
            <text:p>11.2632</text:p>
          </table:table-cell>
          <table:table-cell office:value-type="float" office:value="1.5121" calcext:value-type="float">
            <text:p>1.5121</text:p>
          </table:table-cell>
          <table:table-cell/>
          <table:table-cell office:value-type="float" office:value="11.2632" calcext:value-type="float">
            <text:p>11.2632</text:p>
          </table:table-cell>
          <table:table-cell office:value-type="float" office:value="1.81863" calcext:value-type="float">
            <text:p>1.81863</text:p>
          </table:table-cell>
        </table:table-row>
        <table:table-row table:style-name="ro1">
          <table:table-cell office:value-type="float" office:value="11.2788" calcext:value-type="float">
            <text:p>11.2788</text:p>
          </table:table-cell>
          <table:table-cell office:value-type="float" office:value="1.50477" calcext:value-type="float">
            <text:p>1.50477</text:p>
          </table:table-cell>
          <table:table-cell/>
          <table:table-cell office:value-type="float" office:value="11.2788" calcext:value-type="float">
            <text:p>11.2788</text:p>
          </table:table-cell>
          <table:table-cell office:value-type="float" office:value="1.81619" calcext:value-type="float">
            <text:p>1.81619</text:p>
          </table:table-cell>
        </table:table-row>
        <table:table-row table:style-name="ro1">
          <table:table-cell office:value-type="float" office:value="11.2944" calcext:value-type="float">
            <text:p>11.2944</text:p>
          </table:table-cell>
          <table:table-cell office:value-type="float" office:value="1.50254" calcext:value-type="float">
            <text:p>1.50254</text:p>
          </table:table-cell>
          <table:table-cell/>
          <table:table-cell office:value-type="float" office:value="11.2944" calcext:value-type="float">
            <text:p>11.2944</text:p>
          </table:table-cell>
          <table:table-cell office:value-type="float" office:value="1.80988" calcext:value-type="float">
            <text:p>1.80988</text:p>
          </table:table-cell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1.49951" calcext:value-type="float">
            <text:p>1.49951</text:p>
          </table:table-cell>
          <table:table-cell/>
          <table:table-cell office:value-type="float" office:value="11.31" calcext:value-type="float">
            <text:p>11.31</text:p>
          </table:table-cell>
          <table:table-cell office:value-type="float" office:value="1.80112" calcext:value-type="float">
            <text:p>1.80112</text:p>
          </table:table-cell>
        </table:table-row>
        <table:table-row table:style-name="ro1">
          <table:table-cell office:value-type="float" office:value="11.3256" calcext:value-type="float">
            <text:p>11.3256</text:p>
          </table:table-cell>
          <table:table-cell office:value-type="float" office:value="1.50239" calcext:value-type="float">
            <text:p>1.50239</text:p>
          </table:table-cell>
          <table:table-cell/>
          <table:table-cell office:value-type="float" office:value="11.3256" calcext:value-type="float">
            <text:p>11.3256</text:p>
          </table:table-cell>
          <table:table-cell office:value-type="float" office:value="1.78926" calcext:value-type="float">
            <text:p>1.78926</text:p>
          </table:table-cell>
        </table:table-row>
        <table:table-row table:style-name="ro1">
          <table:table-cell office:value-type="float" office:value="11.3412" calcext:value-type="float">
            <text:p>11.3412</text:p>
          </table:table-cell>
          <table:table-cell office:value-type="float" office:value="1.50001" calcext:value-type="float">
            <text:p>1.50001</text:p>
          </table:table-cell>
          <table:table-cell/>
          <table:table-cell office:value-type="float" office:value="11.3412" calcext:value-type="float">
            <text:p>11.3412</text:p>
          </table:table-cell>
          <table:table-cell office:value-type="float" office:value="1.77714" calcext:value-type="float">
            <text:p>1.77714</text:p>
          </table:table-cell>
        </table:table-row>
        <table:table-row table:style-name="ro1">
          <table:table-cell office:value-type="float" office:value="11.3568" calcext:value-type="float">
            <text:p>11.3568</text:p>
          </table:table-cell>
          <table:table-cell office:value-type="float" office:value="1.49448" calcext:value-type="float">
            <text:p>1.49448</text:p>
          </table:table-cell>
          <table:table-cell/>
          <table:table-cell office:value-type="float" office:value="11.3568" calcext:value-type="float">
            <text:p>11.3568</text:p>
          </table:table-cell>
          <table:table-cell office:value-type="float" office:value="1.77124" calcext:value-type="float">
            <text:p>1.77124</text:p>
          </table:table-cell>
        </table:table-row>
        <table:table-row table:style-name="ro1">
          <table:table-cell office:value-type="float" office:value="11.3724" calcext:value-type="float">
            <text:p>11.3724</text:p>
          </table:table-cell>
          <table:table-cell office:value-type="float" office:value="1.4893" calcext:value-type="float">
            <text:p>1.4893</text:p>
          </table:table-cell>
          <table:table-cell/>
          <table:table-cell office:value-type="float" office:value="11.3724" calcext:value-type="float">
            <text:p>11.3724</text:p>
          </table:table-cell>
          <table:table-cell office:value-type="float" office:value="1.75875" calcext:value-type="float">
            <text:p>1.75875</text:p>
          </table:table-cell>
        </table:table-row>
        <table:table-row table:style-name="ro1">
          <table:table-cell office:value-type="float" office:value="11.388" calcext:value-type="float">
            <text:p>11.388</text:p>
          </table:table-cell>
          <table:table-cell office:value-type="float" office:value="1.49616" calcext:value-type="float">
            <text:p>1.49616</text:p>
          </table:table-cell>
          <table:table-cell/>
          <table:table-cell office:value-type="float" office:value="11.388" calcext:value-type="float">
            <text:p>11.388</text:p>
          </table:table-cell>
          <table:table-cell office:value-type="float" office:value="1.76595" calcext:value-type="float">
            <text:p>1.76595</text:p>
          </table:table-cell>
        </table:table-row>
        <table:table-row table:style-name="ro1">
          <table:table-cell office:value-type="float" office:value="11.4036" calcext:value-type="float">
            <text:p>11.4036</text:p>
          </table:table-cell>
          <table:table-cell office:value-type="float" office:value="1.49119" calcext:value-type="float">
            <text:p>1.49119</text:p>
          </table:table-cell>
          <table:table-cell/>
          <table:table-cell office:value-type="float" office:value="11.4036" calcext:value-type="float">
            <text:p>11.4036</text:p>
          </table:table-cell>
          <table:table-cell office:value-type="float" office:value="1.7525" calcext:value-type="float">
            <text:p>1.7525</text:p>
          </table:table-cell>
        </table:table-row>
        <table:table-row table:style-name="ro1">
          <table:table-cell office:value-type="float" office:value="11.4192" calcext:value-type="float">
            <text:p>11.4192</text:p>
          </table:table-cell>
          <table:table-cell office:value-type="float" office:value="1.48986" calcext:value-type="float">
            <text:p>1.48986</text:p>
          </table:table-cell>
          <table:table-cell/>
          <table:table-cell office:value-type="float" office:value="11.4192" calcext:value-type="float">
            <text:p>11.4192</text:p>
          </table:table-cell>
          <table:table-cell office:value-type="float" office:value="1.74573" calcext:value-type="float">
            <text:p>1.74573</text:p>
          </table:table-cell>
        </table:table-row>
        <table:table-row table:style-name="ro1">
          <table:table-cell office:value-type="float" office:value="11.4348" calcext:value-type="float">
            <text:p>11.4348</text:p>
          </table:table-cell>
          <table:table-cell office:value-type="float" office:value="1.48691" calcext:value-type="float">
            <text:p>1.48691</text:p>
          </table:table-cell>
          <table:table-cell/>
          <table:table-cell office:value-type="float" office:value="11.4348" calcext:value-type="float">
            <text:p>11.4348</text:p>
          </table:table-cell>
          <table:table-cell office:value-type="float" office:value="1.74541" calcext:value-type="float">
            <text:p>1.74541</text:p>
          </table:table-cell>
        </table:table-row>
        <table:table-row table:style-name="ro1">
          <table:table-cell office:value-type="float" office:value="11.4504" calcext:value-type="float">
            <text:p>11.4504</text:p>
          </table:table-cell>
          <table:table-cell office:value-type="float" office:value="1.48332" calcext:value-type="float">
            <text:p>1.48332</text:p>
          </table:table-cell>
          <table:table-cell/>
          <table:table-cell office:value-type="float" office:value="11.4504" calcext:value-type="float">
            <text:p>11.4504</text:p>
          </table:table-cell>
          <table:table-cell office:value-type="float" office:value="1.73687" calcext:value-type="float">
            <text:p>1.73687</text:p>
          </table:table-cell>
        </table:table-row>
        <table:table-row table:style-name="ro1">
          <table:table-cell office:value-type="float" office:value="11.466" calcext:value-type="float">
            <text:p>11.466</text:p>
          </table:table-cell>
          <table:table-cell office:value-type="float" office:value="1.48551" calcext:value-type="float">
            <text:p>1.48551</text:p>
          </table:table-cell>
          <table:table-cell/>
          <table:table-cell office:value-type="float" office:value="11.466" calcext:value-type="float">
            <text:p>11.466</text:p>
          </table:table-cell>
          <table:table-cell office:value-type="float" office:value="1.72086" calcext:value-type="float">
            <text:p>1.72086</text:p>
          </table:table-cell>
        </table:table-row>
        <table:table-row table:style-name="ro1">
          <table:table-cell office:value-type="float" office:value="11.4816" calcext:value-type="float">
            <text:p>11.4816</text:p>
          </table:table-cell>
          <table:table-cell office:value-type="float" office:value="1.48481" calcext:value-type="float">
            <text:p>1.48481</text:p>
          </table:table-cell>
          <table:table-cell/>
          <table:table-cell office:value-type="float" office:value="11.4816" calcext:value-type="float">
            <text:p>11.4816</text:p>
          </table:table-cell>
          <table:table-cell office:value-type="float" office:value="1.70748" calcext:value-type="float">
            <text:p>1.70748</text:p>
          </table:table-cell>
        </table:table-row>
        <table:table-row table:style-name="ro1">
          <table:table-cell office:value-type="float" office:value="11.4972" calcext:value-type="float">
            <text:p>11.4972</text:p>
          </table:table-cell>
          <table:table-cell office:value-type="float" office:value="1.47481" calcext:value-type="float">
            <text:p>1.47481</text:p>
          </table:table-cell>
          <table:table-cell/>
          <table:table-cell office:value-type="float" office:value="11.4972" calcext:value-type="float">
            <text:p>11.4972</text:p>
          </table:table-cell>
          <table:table-cell office:value-type="float" office:value="1.69688" calcext:value-type="float">
            <text:p>1.69688</text:p>
          </table:table-cell>
        </table:table-row>
        <table:table-row table:style-name="ro1">
          <table:table-cell office:value-type="float" office:value="11.5128" calcext:value-type="float">
            <text:p>11.5128</text:p>
          </table:table-cell>
          <table:table-cell office:value-type="float" office:value="1.47498" calcext:value-type="float">
            <text:p>1.47498</text:p>
          </table:table-cell>
          <table:table-cell/>
          <table:table-cell office:value-type="float" office:value="11.5128" calcext:value-type="float">
            <text:p>11.5128</text:p>
          </table:table-cell>
          <table:table-cell office:value-type="float" office:value="1.68417" calcext:value-type="float">
            <text:p>1.68417</text:p>
          </table:table-cell>
        </table:table-row>
        <table:table-row table:style-name="ro1">
          <table:table-cell office:value-type="float" office:value="11.5284" calcext:value-type="float">
            <text:p>11.5284</text:p>
          </table:table-cell>
          <table:table-cell office:value-type="float" office:value="1.47104" calcext:value-type="float">
            <text:p>1.47104</text:p>
          </table:table-cell>
          <table:table-cell/>
          <table:table-cell office:value-type="float" office:value="11.5284" calcext:value-type="float">
            <text:p>11.5284</text:p>
          </table:table-cell>
          <table:table-cell office:value-type="float" office:value="1.68161" calcext:value-type="float">
            <text:p>1.68161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.46745" calcext:value-type="float">
            <text:p>1.46745</text:p>
          </table:table-cell>
          <table:table-cell/>
          <table:table-cell office:value-type="float" office:value="11.544" calcext:value-type="float">
            <text:p>11.544</text:p>
          </table:table-cell>
          <table:table-cell office:value-type="float" office:value="1.6764" calcext:value-type="float">
            <text:p>1.6764</text:p>
          </table:table-cell>
        </table:table-row>
        <table:table-row table:style-name="ro1">
          <table:table-cell office:value-type="float" office:value="11.5596" calcext:value-type="float">
            <text:p>11.5596</text:p>
          </table:table-cell>
          <table:table-cell office:value-type="float" office:value="1.46269" calcext:value-type="float">
            <text:p>1.46269</text:p>
          </table:table-cell>
          <table:table-cell/>
          <table:table-cell office:value-type="float" office:value="11.5596" calcext:value-type="float">
            <text:p>11.5596</text:p>
          </table:table-cell>
          <table:table-cell office:value-type="float" office:value="1.67366" calcext:value-type="float">
            <text:p>1.67366</text:p>
          </table:table-cell>
        </table:table-row>
        <table:table-row table:style-name="ro1">
          <table:table-cell office:value-type="float" office:value="11.5752" calcext:value-type="float">
            <text:p>11.5752</text:p>
          </table:table-cell>
          <table:table-cell office:value-type="float" office:value="1.45995" calcext:value-type="float">
            <text:p>1.45995</text:p>
          </table:table-cell>
          <table:table-cell/>
          <table:table-cell office:value-type="float" office:value="11.5752" calcext:value-type="float">
            <text:p>11.5752</text:p>
          </table:table-cell>
          <table:table-cell office:value-type="float" office:value="1.66288" calcext:value-type="float">
            <text:p>1.66288</text:p>
          </table:table-cell>
        </table:table-row>
        <table:table-row table:style-name="ro1">
          <table:table-cell office:value-type="float" office:value="11.5908" calcext:value-type="float">
            <text:p>11.5908</text:p>
          </table:table-cell>
          <table:table-cell office:value-type="float" office:value="1.46019" calcext:value-type="float">
            <text:p>1.46019</text:p>
          </table:table-cell>
          <table:table-cell/>
          <table:table-cell office:value-type="float" office:value="11.5908" calcext:value-type="float">
            <text:p>11.5908</text:p>
          </table:table-cell>
          <table:table-cell office:value-type="float" office:value="1.66682" calcext:value-type="float">
            <text:p>1.66682</text:p>
          </table:table-cell>
        </table:table-row>
        <table:table-row table:style-name="ro1">
          <table:table-cell office:value-type="float" office:value="11.6064" calcext:value-type="float">
            <text:p>11.6064</text:p>
          </table:table-cell>
          <table:table-cell office:value-type="float" office:value="1.46304" calcext:value-type="float">
            <text:p>1.46304</text:p>
          </table:table-cell>
          <table:table-cell/>
          <table:table-cell office:value-type="float" office:value="11.6064" calcext:value-type="float">
            <text:p>11.6064</text:p>
          </table:table-cell>
          <table:table-cell office:value-type="float" office:value="1.6548" calcext:value-type="float">
            <text:p>1.6548</text:p>
          </table:table-cell>
        </table:table-row>
        <table:table-row table:style-name="ro1">
          <table:table-cell office:value-type="float" office:value="11.622" calcext:value-type="float">
            <text:p>11.622</text:p>
          </table:table-cell>
          <table:table-cell office:value-type="float" office:value="1.46145" calcext:value-type="float">
            <text:p>1.46145</text:p>
          </table:table-cell>
          <table:table-cell/>
          <table:table-cell office:value-type="float" office:value="11.622" calcext:value-type="float">
            <text:p>11.622</text:p>
          </table:table-cell>
          <table:table-cell office:value-type="float" office:value="1.6537" calcext:value-type="float">
            <text:p>1.6537</text:p>
          </table:table-cell>
        </table:table-row>
        <table:table-row table:style-name="ro1">
          <table:table-cell office:value-type="float" office:value="11.6376" calcext:value-type="float">
            <text:p>11.6376</text:p>
          </table:table-cell>
          <table:table-cell office:value-type="float" office:value="1.45277" calcext:value-type="float">
            <text:p>1.45277</text:p>
          </table:table-cell>
          <table:table-cell/>
          <table:table-cell office:value-type="float" office:value="11.6376" calcext:value-type="float">
            <text:p>11.6376</text:p>
          </table:table-cell>
          <table:table-cell office:value-type="float" office:value="1.64862" calcext:value-type="float">
            <text:p>1.64862</text:p>
          </table:table-cell>
        </table:table-row>
        <table:table-row table:style-name="ro1">
          <table:table-cell office:value-type="float" office:value="11.6532" calcext:value-type="float">
            <text:p>11.6532</text:p>
          </table:table-cell>
          <table:table-cell office:value-type="float" office:value="1.45336" calcext:value-type="float">
            <text:p>1.45336</text:p>
          </table:table-cell>
          <table:table-cell/>
          <table:table-cell office:value-type="float" office:value="11.6532" calcext:value-type="float">
            <text:p>11.6532</text:p>
          </table:table-cell>
          <table:table-cell office:value-type="float" office:value="1.63613" calcext:value-type="float">
            <text:p>1.63613</text:p>
          </table:table-cell>
        </table:table-row>
        <table:table-row table:style-name="ro1">
          <table:table-cell office:value-type="float" office:value="11.6688" calcext:value-type="float">
            <text:p>11.6688</text:p>
          </table:table-cell>
          <table:table-cell office:value-type="float" office:value="1.4534" calcext:value-type="float">
            <text:p>1.4534</text:p>
          </table:table-cell>
          <table:table-cell/>
          <table:table-cell office:value-type="float" office:value="11.6688" calcext:value-type="float">
            <text:p>11.6688</text:p>
          </table:table-cell>
          <table:table-cell office:value-type="float" office:value="1.62761" calcext:value-type="float">
            <text:p>1.62761</text:p>
          </table:table-cell>
        </table:table-row>
        <table:table-row table:style-name="ro1">
          <table:table-cell office:value-type="float" office:value="11.6844" calcext:value-type="float">
            <text:p>11.6844</text:p>
          </table:table-cell>
          <table:table-cell office:value-type="float" office:value="1.44783" calcext:value-type="float">
            <text:p>1.44783</text:p>
          </table:table-cell>
          <table:table-cell/>
          <table:table-cell office:value-type="float" office:value="11.6844" calcext:value-type="float">
            <text:p>11.6844</text:p>
          </table:table-cell>
          <table:table-cell office:value-type="float" office:value="1.62339" calcext:value-type="float">
            <text:p>1.62339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44228" calcext:value-type="float">
            <text:p>1.44228</text:p>
          </table:table-cell>
          <table:table-cell/>
          <table:table-cell office:value-type="float" office:value="11.7" calcext:value-type="float">
            <text:p>11.7</text:p>
          </table:table-cell>
          <table:table-cell office:value-type="float" office:value="1.6129" calcext:value-type="float">
            <text:p>1.6129</text:p>
          </table:table-cell>
        </table:table-row>
        <table:table-row table:style-name="ro1">
          <table:table-cell office:value-type="float" office:value="11.7156" calcext:value-type="float">
            <text:p>11.7156</text:p>
          </table:table-cell>
          <table:table-cell office:value-type="float" office:value="1.44423" calcext:value-type="float">
            <text:p>1.44423</text:p>
          </table:table-cell>
          <table:table-cell/>
          <table:table-cell office:value-type="float" office:value="11.7156" calcext:value-type="float">
            <text:p>11.7156</text:p>
          </table:table-cell>
          <table:table-cell office:value-type="float" office:value="1.60502" calcext:value-type="float">
            <text:p>1.60502</text:p>
          </table:table-cell>
        </table:table-row>
        <table:table-row table:style-name="ro1">
          <table:table-cell office:value-type="float" office:value="11.7312" calcext:value-type="float">
            <text:p>11.7312</text:p>
          </table:table-cell>
          <table:table-cell office:value-type="float" office:value="1.44722" calcext:value-type="float">
            <text:p>1.44722</text:p>
          </table:table-cell>
          <table:table-cell/>
          <table:table-cell office:value-type="float" office:value="11.7312" calcext:value-type="float">
            <text:p>11.7312</text:p>
          </table:table-cell>
          <table:table-cell office:value-type="float" office:value="1.59646" calcext:value-type="float">
            <text:p>1.59646</text:p>
          </table:table-cell>
        </table:table-row>
        <table:table-row table:style-name="ro1">
          <table:table-cell office:value-type="float" office:value="11.7468" calcext:value-type="float">
            <text:p>11.7468</text:p>
          </table:table-cell>
          <table:table-cell office:value-type="float" office:value="1.44539" calcext:value-type="float">
            <text:p>1.44539</text:p>
          </table:table-cell>
          <table:table-cell/>
          <table:table-cell office:value-type="float" office:value="11.7468" calcext:value-type="float">
            <text:p>11.7468</text:p>
          </table:table-cell>
          <table:table-cell office:value-type="float" office:value="1.59573" calcext:value-type="float">
            <text:p>1.59573</text:p>
          </table:table-cell>
        </table:table-row>
        <table:table-row table:style-name="ro1">
          <table:table-cell office:value-type="float" office:value="11.7624" calcext:value-type="float">
            <text:p>11.7624</text:p>
          </table:table-cell>
          <table:table-cell office:value-type="float" office:value="1.44499" calcext:value-type="float">
            <text:p>1.44499</text:p>
          </table:table-cell>
          <table:table-cell/>
          <table:table-cell office:value-type="float" office:value="11.7624" calcext:value-type="float">
            <text:p>11.7624</text:p>
          </table:table-cell>
          <table:table-cell office:value-type="float" office:value="1.58866" calcext:value-type="float">
            <text:p>1.58866</text:p>
          </table:table-cell>
        </table:table-row>
        <table:table-row table:style-name="ro1">
          <table:table-cell office:value-type="float" office:value="11.778" calcext:value-type="float">
            <text:p>11.778</text:p>
          </table:table-cell>
          <table:table-cell office:value-type="float" office:value="1.43673" calcext:value-type="float">
            <text:p>1.43673</text:p>
          </table:table-cell>
          <table:table-cell/>
          <table:table-cell office:value-type="float" office:value="11.778" calcext:value-type="float">
            <text:p>11.778</text:p>
          </table:table-cell>
          <table:table-cell office:value-type="float" office:value="1.58132" calcext:value-type="float">
            <text:p>1.58132</text:p>
          </table:table-cell>
        </table:table-row>
        <table:table-row table:style-name="ro1">
          <table:table-cell office:value-type="float" office:value="11.7936" calcext:value-type="float">
            <text:p>11.7936</text:p>
          </table:table-cell>
          <table:table-cell office:value-type="float" office:value="1.43544" calcext:value-type="float">
            <text:p>1.43544</text:p>
          </table:table-cell>
          <table:table-cell/>
          <table:table-cell office:value-type="float" office:value="11.7936" calcext:value-type="float">
            <text:p>11.7936</text:p>
          </table:table-cell>
          <table:table-cell office:value-type="float" office:value="1.57208" calcext:value-type="float">
            <text:p>1.57208</text:p>
          </table:table-cell>
        </table:table-row>
        <table:table-row table:style-name="ro1">
          <table:table-cell office:value-type="float" office:value="11.8092" calcext:value-type="float">
            <text:p>11.8092</text:p>
          </table:table-cell>
          <table:table-cell office:value-type="float" office:value="1.42262" calcext:value-type="float">
            <text:p>1.42262</text:p>
          </table:table-cell>
          <table:table-cell/>
          <table:table-cell office:value-type="float" office:value="11.8092" calcext:value-type="float">
            <text:p>11.8092</text:p>
          </table:table-cell>
          <table:table-cell office:value-type="float" office:value="1.57189" calcext:value-type="float">
            <text:p>1.57189</text:p>
          </table:table-cell>
        </table:table-row>
        <table:table-row table:style-name="ro1">
          <table:table-cell office:value-type="float" office:value="11.8248" calcext:value-type="float">
            <text:p>11.8248</text:p>
          </table:table-cell>
          <table:table-cell office:value-type="float" office:value="1.42783" calcext:value-type="float">
            <text:p>1.42783</text:p>
          </table:table-cell>
          <table:table-cell/>
          <table:table-cell office:value-type="float" office:value="11.8248" calcext:value-type="float">
            <text:p>11.8248</text:p>
          </table:table-cell>
          <table:table-cell office:value-type="float" office:value="1.56371" calcext:value-type="float">
            <text:p>1.56371</text:p>
          </table:table-cell>
        </table:table-row>
        <table:table-row table:style-name="ro1">
          <table:table-cell office:value-type="float" office:value="11.8404" calcext:value-type="float">
            <text:p>11.8404</text:p>
          </table:table-cell>
          <table:table-cell office:value-type="float" office:value="1.43394" calcext:value-type="float">
            <text:p>1.43394</text:p>
          </table:table-cell>
          <table:table-cell/>
          <table:table-cell office:value-type="float" office:value="11.8404" calcext:value-type="float">
            <text:p>11.8404</text:p>
          </table:table-cell>
          <table:table-cell office:value-type="float" office:value="1.5499" calcext:value-type="float">
            <text:p>1.5499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.4325" calcext:value-type="float">
            <text:p>1.4325</text:p>
          </table:table-cell>
          <table:table-cell/>
          <table:table-cell office:value-type="float" office:value="11.856" calcext:value-type="float">
            <text:p>11.856</text:p>
          </table:table-cell>
          <table:table-cell office:value-type="float" office:value="1.54322" calcext:value-type="float">
            <text:p>1.54322</text:p>
          </table:table-cell>
        </table:table-row>
        <table:table-row table:style-name="ro1">
          <table:table-cell office:value-type="float" office:value="11.8716" calcext:value-type="float">
            <text:p>11.8716</text:p>
          </table:table-cell>
          <table:table-cell office:value-type="float" office:value="1.43118" calcext:value-type="float">
            <text:p>1.43118</text:p>
          </table:table-cell>
          <table:table-cell/>
          <table:table-cell office:value-type="float" office:value="11.8716" calcext:value-type="float">
            <text:p>11.8716</text:p>
          </table:table-cell>
          <table:table-cell office:value-type="float" office:value="1.53965" calcext:value-type="float">
            <text:p>1.53965</text:p>
          </table:table-cell>
        </table:table-row>
        <table:table-row table:style-name="ro1">
          <table:table-cell office:value-type="float" office:value="11.8872" calcext:value-type="float">
            <text:p>11.8872</text:p>
          </table:table-cell>
          <table:table-cell office:value-type="float" office:value="1.43989" calcext:value-type="float">
            <text:p>1.43989</text:p>
          </table:table-cell>
          <table:table-cell/>
          <table:table-cell office:value-type="float" office:value="11.8872" calcext:value-type="float">
            <text:p>11.8872</text:p>
          </table:table-cell>
          <table:table-cell office:value-type="float" office:value="1.53325" calcext:value-type="float">
            <text:p>1.53325</text:p>
          </table:table-cell>
        </table:table-row>
        <table:table-row table:style-name="ro1">
          <table:table-cell office:value-type="float" office:value="11.9028" calcext:value-type="float">
            <text:p>11.9028</text:p>
          </table:table-cell>
          <table:table-cell office:value-type="float" office:value="1.42582" calcext:value-type="float">
            <text:p>1.42582</text:p>
          </table:table-cell>
          <table:table-cell/>
          <table:table-cell office:value-type="float" office:value="11.9028" calcext:value-type="float">
            <text:p>11.9028</text:p>
          </table:table-cell>
          <table:table-cell office:value-type="float" office:value="1.52782" calcext:value-type="float">
            <text:p>1.52782</text:p>
          </table:table-cell>
        </table:table-row>
        <table:table-row table:style-name="ro1">
          <table:table-cell office:value-type="float" office:value="11.9184" calcext:value-type="float">
            <text:p>11.9184</text:p>
          </table:table-cell>
          <table:table-cell office:value-type="float" office:value="1.42205" calcext:value-type="float">
            <text:p>1.42205</text:p>
          </table:table-cell>
          <table:table-cell/>
          <table:table-cell office:value-type="float" office:value="11.9184" calcext:value-type="float">
            <text:p>11.9184</text:p>
          </table:table-cell>
          <table:table-cell office:value-type="float" office:value="1.52578" calcext:value-type="float">
            <text:p>1.52578</text:p>
          </table:table-cell>
        </table:table-row>
        <table:table-row table:style-name="ro1">
          <table:table-cell office:value-type="float" office:value="11.934" calcext:value-type="float">
            <text:p>11.934</text:p>
          </table:table-cell>
          <table:table-cell office:value-type="float" office:value="1.41773" calcext:value-type="float">
            <text:p>1.41773</text:p>
          </table:table-cell>
          <table:table-cell/>
          <table:table-cell office:value-type="float" office:value="11.934" calcext:value-type="float">
            <text:p>11.934</text:p>
          </table:table-cell>
          <table:table-cell office:value-type="float" office:value="1.51478" calcext:value-type="float">
            <text:p>1.51478</text:p>
          </table:table-cell>
        </table:table-row>
        <table:table-row table:style-name="ro1">
          <table:table-cell office:value-type="float" office:value="11.9496" calcext:value-type="float">
            <text:p>11.9496</text:p>
          </table:table-cell>
          <table:table-cell office:value-type="float" office:value="1.41393" calcext:value-type="float">
            <text:p>1.41393</text:p>
          </table:table-cell>
          <table:table-cell/>
          <table:table-cell office:value-type="float" office:value="11.9496" calcext:value-type="float">
            <text:p>11.9496</text:p>
          </table:table-cell>
          <table:table-cell office:value-type="float" office:value="1.50139" calcext:value-type="float">
            <text:p>1.50139</text:p>
          </table:table-cell>
        </table:table-row>
        <table:table-row table:style-name="ro1">
          <table:table-cell office:value-type="float" office:value="11.9652" calcext:value-type="float">
            <text:p>11.9652</text:p>
          </table:table-cell>
          <table:table-cell office:value-type="float" office:value="1.41549" calcext:value-type="float">
            <text:p>1.41549</text:p>
          </table:table-cell>
          <table:table-cell/>
          <table:table-cell office:value-type="float" office:value="11.9652" calcext:value-type="float">
            <text:p>11.9652</text:p>
          </table:table-cell>
          <table:table-cell office:value-type="float" office:value="1.498" calcext:value-type="float">
            <text:p>1.498</text:p>
          </table:table-cell>
        </table:table-row>
        <table:table-row table:style-name="ro1">
          <table:table-cell office:value-type="float" office:value="11.9808" calcext:value-type="float">
            <text:p>11.9808</text:p>
          </table:table-cell>
          <table:table-cell office:value-type="float" office:value="1.41237" calcext:value-type="float">
            <text:p>1.41237</text:p>
          </table:table-cell>
          <table:table-cell/>
          <table:table-cell office:value-type="float" office:value="11.9808" calcext:value-type="float">
            <text:p>11.9808</text:p>
          </table:table-cell>
          <table:table-cell office:value-type="float" office:value="1.4986" calcext:value-type="float">
            <text:p>1.4986</text:p>
          </table:table-cell>
        </table:table-row>
        <table:table-row table:style-name="ro1">
          <table:table-cell office:value-type="float" office:value="11.9964" calcext:value-type="float">
            <text:p>11.9964</text:p>
          </table:table-cell>
          <table:table-cell office:value-type="float" office:value="1.41402" calcext:value-type="float">
            <text:p>1.41402</text:p>
          </table:table-cell>
          <table:table-cell/>
          <table:table-cell office:value-type="float" office:value="11.9964" calcext:value-type="float">
            <text:p>11.9964</text:p>
          </table:table-cell>
          <table:table-cell office:value-type="float" office:value="1.47954" calcext:value-type="float">
            <text:p>1.47954</text:p>
          </table:table-cell>
        </table:table-row>
        <table:table-row table:style-name="ro1">
          <table:table-cell office:value-type="float" office:value="12.012" calcext:value-type="float">
            <text:p>12.012</text:p>
          </table:table-cell>
          <table:table-cell office:value-type="float" office:value="1.41783" calcext:value-type="float">
            <text:p>1.41783</text:p>
          </table:table-cell>
          <table:table-cell/>
          <table:table-cell office:value-type="float" office:value="12.012" calcext:value-type="float">
            <text:p>12.012</text:p>
          </table:table-cell>
          <table:table-cell office:value-type="float" office:value="1.4767" calcext:value-type="float">
            <text:p>1.4767</text:p>
          </table:table-cell>
        </table:table-row>
        <table:table-row table:style-name="ro1">
          <table:table-cell office:value-type="float" office:value="12.0276" calcext:value-type="float">
            <text:p>12.0276</text:p>
          </table:table-cell>
          <table:table-cell office:value-type="float" office:value="1.41381" calcext:value-type="float">
            <text:p>1.41381</text:p>
          </table:table-cell>
          <table:table-cell/>
          <table:table-cell office:value-type="float" office:value="12.0276" calcext:value-type="float">
            <text:p>12.0276</text:p>
          </table:table-cell>
          <table:table-cell office:value-type="float" office:value="1.47177" calcext:value-type="float">
            <text:p>1.47177</text:p>
          </table:table-cell>
        </table:table-row>
        <table:table-row table:style-name="ro1">
          <table:table-cell office:value-type="float" office:value="12.0432" calcext:value-type="float">
            <text:p>12.0432</text:p>
          </table:table-cell>
          <table:table-cell office:value-type="float" office:value="1.3979" calcext:value-type="float">
            <text:p>1.3979</text:p>
          </table:table-cell>
          <table:table-cell/>
          <table:table-cell office:value-type="float" office:value="12.0432" calcext:value-type="float">
            <text:p>12.0432</text:p>
          </table:table-cell>
          <table:table-cell office:value-type="float" office:value="1.46717" calcext:value-type="float">
            <text:p>1.46717</text:p>
          </table:table-cell>
        </table:table-row>
        <table:table-row table:style-name="ro1">
          <table:table-cell office:value-type="float" office:value="12.0588" calcext:value-type="float">
            <text:p>12.0588</text:p>
          </table:table-cell>
          <table:table-cell office:value-type="float" office:value="1.39297" calcext:value-type="float">
            <text:p>1.39297</text:p>
          </table:table-cell>
          <table:table-cell/>
          <table:table-cell office:value-type="float" office:value="12.0588" calcext:value-type="float">
            <text:p>12.0588</text:p>
          </table:table-cell>
          <table:table-cell office:value-type="float" office:value="1.45891" calcext:value-type="float">
            <text:p>1.45891</text:p>
          </table:table-cell>
        </table:table-row>
        <table:table-row table:style-name="ro1">
          <table:table-cell office:value-type="float" office:value="12.0744" calcext:value-type="float">
            <text:p>12.0744</text:p>
          </table:table-cell>
          <table:table-cell office:value-type="float" office:value="1.38915" calcext:value-type="float">
            <text:p>1.38915</text:p>
          </table:table-cell>
          <table:table-cell/>
          <table:table-cell office:value-type="float" office:value="12.0744" calcext:value-type="float">
            <text:p>12.0744</text:p>
          </table:table-cell>
          <table:table-cell office:value-type="float" office:value="1.45108" calcext:value-type="float">
            <text:p>1.45108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1.37827" calcext:value-type="float">
            <text:p>1.37827</text:p>
          </table:table-cell>
          <table:table-cell/>
          <table:table-cell office:value-type="float" office:value="12.09" calcext:value-type="float">
            <text:p>12.09</text:p>
          </table:table-cell>
          <table:table-cell office:value-type="float" office:value="1.44195" calcext:value-type="float">
            <text:p>1.44195</text:p>
          </table:table-cell>
        </table:table-row>
        <table:table-row table:style-name="ro1">
          <table:table-cell office:value-type="float" office:value="12.1056" calcext:value-type="float">
            <text:p>12.1056</text:p>
          </table:table-cell>
          <table:table-cell office:value-type="float" office:value="1.37507" calcext:value-type="float">
            <text:p>1.37507</text:p>
          </table:table-cell>
          <table:table-cell/>
          <table:table-cell office:value-type="float" office:value="12.1056" calcext:value-type="float">
            <text:p>12.1056</text:p>
          </table:table-cell>
          <table:table-cell office:value-type="float" office:value="1.43421" calcext:value-type="float">
            <text:p>1.43421</text:p>
          </table:table-cell>
        </table:table-row>
        <table:table-row table:style-name="ro1">
          <table:table-cell office:value-type="float" office:value="12.1212" calcext:value-type="float">
            <text:p>12.1212</text:p>
          </table:table-cell>
          <table:table-cell office:value-type="float" office:value="1.37252" calcext:value-type="float">
            <text:p>1.37252</text:p>
          </table:table-cell>
          <table:table-cell/>
          <table:table-cell office:value-type="float" office:value="12.1212" calcext:value-type="float">
            <text:p>12.1212</text:p>
          </table:table-cell>
          <table:table-cell office:value-type="float" office:value="1.4355" calcext:value-type="float">
            <text:p>1.4355</text:p>
          </table:table-cell>
        </table:table-row>
        <table:table-row table:style-name="ro1">
          <table:table-cell office:value-type="float" office:value="12.1368" calcext:value-type="float">
            <text:p>12.1368</text:p>
          </table:table-cell>
          <table:table-cell office:value-type="float" office:value="1.36364" calcext:value-type="float">
            <text:p>1.36364</text:p>
          </table:table-cell>
          <table:table-cell/>
          <table:table-cell office:value-type="float" office:value="12.1368" calcext:value-type="float">
            <text:p>12.1368</text:p>
          </table:table-cell>
          <table:table-cell office:value-type="float" office:value="1.42728" calcext:value-type="float">
            <text:p>1.42728</text:p>
          </table:table-cell>
        </table:table-row>
        <table:table-row table:style-name="ro1">
          <table:table-cell office:value-type="float" office:value="12.1524" calcext:value-type="float">
            <text:p>12.1524</text:p>
          </table:table-cell>
          <table:table-cell office:value-type="float" office:value="1.35272" calcext:value-type="float">
            <text:p>1.35272</text:p>
          </table:table-cell>
          <table:table-cell/>
          <table:table-cell office:value-type="float" office:value="12.1524" calcext:value-type="float">
            <text:p>12.1524</text:p>
          </table:table-cell>
          <table:table-cell office:value-type="float" office:value="1.41903" calcext:value-type="float">
            <text:p>1.41903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.34765" calcext:value-type="float">
            <text:p>1.34765</text:p>
          </table:table-cell>
          <table:table-cell/>
          <table:table-cell office:value-type="float" office:value="12.168" calcext:value-type="float">
            <text:p>12.168</text:p>
          </table:table-cell>
          <table:table-cell office:value-type="float" office:value="1.41239" calcext:value-type="float">
            <text:p>1.41239</text:p>
          </table:table-cell>
        </table:table-row>
        <table:table-row table:style-name="ro1">
          <table:table-cell office:value-type="float" office:value="12.1836" calcext:value-type="float">
            <text:p>12.1836</text:p>
          </table:table-cell>
          <table:table-cell office:value-type="float" office:value="1.3477" calcext:value-type="float">
            <text:p>1.3477</text:p>
          </table:table-cell>
          <table:table-cell/>
          <table:table-cell office:value-type="float" office:value="12.1836" calcext:value-type="float">
            <text:p>12.1836</text:p>
          </table:table-cell>
          <table:table-cell office:value-type="float" office:value="1.40299" calcext:value-type="float">
            <text:p>1.40299</text:p>
          </table:table-cell>
        </table:table-row>
        <table:table-row table:style-name="ro1">
          <table:table-cell office:value-type="float" office:value="12.1992" calcext:value-type="float">
            <text:p>12.1992</text:p>
          </table:table-cell>
          <table:table-cell office:value-type="float" office:value="1.34718" calcext:value-type="float">
            <text:p>1.34718</text:p>
          </table:table-cell>
          <table:table-cell/>
          <table:table-cell office:value-type="float" office:value="12.1992" calcext:value-type="float">
            <text:p>12.1992</text:p>
          </table:table-cell>
          <table:table-cell office:value-type="float" office:value="1.3944" calcext:value-type="float">
            <text:p>1.3944</text:p>
          </table:table-cell>
        </table:table-row>
        <table:table-row table:style-name="ro1">
          <table:table-cell office:value-type="float" office:value="12.2148" calcext:value-type="float">
            <text:p>12.2148</text:p>
          </table:table-cell>
          <table:table-cell office:value-type="float" office:value="1.34394" calcext:value-type="float">
            <text:p>1.34394</text:p>
          </table:table-cell>
          <table:table-cell/>
          <table:table-cell office:value-type="float" office:value="12.2148" calcext:value-type="float">
            <text:p>12.2148</text:p>
          </table:table-cell>
          <table:table-cell office:value-type="float" office:value="1.38112" calcext:value-type="float">
            <text:p>1.38112</text:p>
          </table:table-cell>
        </table:table-row>
        <table:table-row table:style-name="ro1">
          <table:table-cell office:value-type="float" office:value="12.2304" calcext:value-type="float">
            <text:p>12.2304</text:p>
          </table:table-cell>
          <table:table-cell office:value-type="float" office:value="1.3374" calcext:value-type="float">
            <text:p>1.3374</text:p>
          </table:table-cell>
          <table:table-cell/>
          <table:table-cell office:value-type="float" office:value="12.2304" calcext:value-type="float">
            <text:p>12.2304</text:p>
          </table:table-cell>
          <table:table-cell office:value-type="float" office:value="1.37806" calcext:value-type="float">
            <text:p>1.37806</text:p>
          </table:table-cell>
        </table:table-row>
        <table:table-row table:style-name="ro1">
          <table:table-cell office:value-type="float" office:value="12.246" calcext:value-type="float">
            <text:p>12.246</text:p>
          </table:table-cell>
          <table:table-cell office:value-type="float" office:value="1.33044" calcext:value-type="float">
            <text:p>1.33044</text:p>
          </table:table-cell>
          <table:table-cell/>
          <table:table-cell office:value-type="float" office:value="12.246" calcext:value-type="float">
            <text:p>12.246</text:p>
          </table:table-cell>
          <table:table-cell office:value-type="float" office:value="1.37208" calcext:value-type="float">
            <text:p>1.37208</text:p>
          </table:table-cell>
        </table:table-row>
        <table:table-row table:style-name="ro1">
          <table:table-cell office:value-type="float" office:value="12.2616" calcext:value-type="float">
            <text:p>12.2616</text:p>
          </table:table-cell>
          <table:table-cell office:value-type="float" office:value="1.32555" calcext:value-type="float">
            <text:p>1.32555</text:p>
          </table:table-cell>
          <table:table-cell/>
          <table:table-cell office:value-type="float" office:value="12.2616" calcext:value-type="float">
            <text:p>12.2616</text:p>
          </table:table-cell>
          <table:table-cell office:value-type="float" office:value="1.36394" calcext:value-type="float">
            <text:p>1.36394</text:p>
          </table:table-cell>
        </table:table-row>
        <table:table-row table:style-name="ro1">
          <table:table-cell office:value-type="float" office:value="12.2772" calcext:value-type="float">
            <text:p>12.2772</text:p>
          </table:table-cell>
          <table:table-cell office:value-type="float" office:value="1.32205" calcext:value-type="float">
            <text:p>1.32205</text:p>
          </table:table-cell>
          <table:table-cell/>
          <table:table-cell office:value-type="float" office:value="12.2772" calcext:value-type="float">
            <text:p>12.2772</text:p>
          </table:table-cell>
          <table:table-cell office:value-type="float" office:value="1.35559" calcext:value-type="float">
            <text:p>1.35559</text:p>
          </table:table-cell>
        </table:table-row>
        <table:table-row table:style-name="ro1">
          <table:table-cell office:value-type="float" office:value="12.2928" calcext:value-type="float">
            <text:p>12.2928</text:p>
          </table:table-cell>
          <table:table-cell office:value-type="float" office:value="1.31539" calcext:value-type="float">
            <text:p>1.31539</text:p>
          </table:table-cell>
          <table:table-cell/>
          <table:table-cell office:value-type="float" office:value="12.2928" calcext:value-type="float">
            <text:p>12.2928</text:p>
          </table:table-cell>
          <table:table-cell office:value-type="float" office:value="1.34932" calcext:value-type="float">
            <text:p>1.34932</text:p>
          </table:table-cell>
        </table:table-row>
        <table:table-row table:style-name="ro1">
          <table:table-cell office:value-type="float" office:value="12.3084" calcext:value-type="float">
            <text:p>12.3084</text:p>
          </table:table-cell>
          <table:table-cell office:value-type="float" office:value="1.3167" calcext:value-type="float">
            <text:p>1.3167</text:p>
          </table:table-cell>
          <table:table-cell/>
          <table:table-cell office:value-type="float" office:value="12.3084" calcext:value-type="float">
            <text:p>12.3084</text:p>
          </table:table-cell>
          <table:table-cell office:value-type="float" office:value="1.35169" calcext:value-type="float">
            <text:p>1.35169</text:p>
          </table:table-cell>
        </table:table-row>
        <table:table-row table:style-name="ro1">
          <table:table-cell office:value-type="float" office:value="12.324" calcext:value-type="float">
            <text:p>12.324</text:p>
          </table:table-cell>
          <table:table-cell office:value-type="float" office:value="1.31458" calcext:value-type="float">
            <text:p>1.31458</text:p>
          </table:table-cell>
          <table:table-cell/>
          <table:table-cell office:value-type="float" office:value="12.324" calcext:value-type="float">
            <text:p>12.324</text:p>
          </table:table-cell>
          <table:table-cell office:value-type="float" office:value="1.33743" calcext:value-type="float">
            <text:p>1.33743</text:p>
          </table:table-cell>
        </table:table-row>
        <table:table-row table:style-name="ro1">
          <table:table-cell office:value-type="float" office:value="12.3396" calcext:value-type="float">
            <text:p>12.3396</text:p>
          </table:table-cell>
          <table:table-cell office:value-type="float" office:value="1.30857" calcext:value-type="float">
            <text:p>1.30857</text:p>
          </table:table-cell>
          <table:table-cell/>
          <table:table-cell office:value-type="float" office:value="12.3396" calcext:value-type="float">
            <text:p>12.3396</text:p>
          </table:table-cell>
          <table:table-cell office:value-type="float" office:value="1.3279" calcext:value-type="float">
            <text:p>1.3279</text:p>
          </table:table-cell>
        </table:table-row>
        <table:table-row table:style-name="ro1">
          <table:table-cell office:value-type="float" office:value="12.3552" calcext:value-type="float">
            <text:p>12.3552</text:p>
          </table:table-cell>
          <table:table-cell office:value-type="float" office:value="1.29319" calcext:value-type="float">
            <text:p>1.29319</text:p>
          </table:table-cell>
          <table:table-cell/>
          <table:table-cell office:value-type="float" office:value="12.3552" calcext:value-type="float">
            <text:p>12.3552</text:p>
          </table:table-cell>
          <table:table-cell office:value-type="float" office:value="1.32569" calcext:value-type="float">
            <text:p>1.32569</text:p>
          </table:table-cell>
        </table:table-row>
        <table:table-row table:style-name="ro1">
          <table:table-cell office:value-type="float" office:value="12.3708" calcext:value-type="float">
            <text:p>12.3708</text:p>
          </table:table-cell>
          <table:table-cell office:value-type="float" office:value="1.29078" calcext:value-type="float">
            <text:p>1.29078</text:p>
          </table:table-cell>
          <table:table-cell/>
          <table:table-cell office:value-type="float" office:value="12.3708" calcext:value-type="float">
            <text:p>12.3708</text:p>
          </table:table-cell>
          <table:table-cell office:value-type="float" office:value="1.31625" calcext:value-type="float">
            <text:p>1.31625</text:p>
          </table:table-cell>
        </table:table-row>
        <table:table-row table:style-name="ro1">
          <table:table-cell office:value-type="float" office:value="12.3864" calcext:value-type="float">
            <text:p>12.3864</text:p>
          </table:table-cell>
          <table:table-cell office:value-type="float" office:value="1.29362" calcext:value-type="float">
            <text:p>1.29362</text:p>
          </table:table-cell>
          <table:table-cell/>
          <table:table-cell office:value-type="float" office:value="12.3864" calcext:value-type="float">
            <text:p>12.3864</text:p>
          </table:table-cell>
          <table:table-cell office:value-type="float" office:value="1.31331" calcext:value-type="float">
            <text:p>1.31331</text:p>
          </table:table-cell>
        </table:table-row>
        <table:table-row table:style-name="ro1">
          <table:table-cell office:value-type="float" office:value="12.402" calcext:value-type="float">
            <text:p>12.402</text:p>
          </table:table-cell>
          <table:table-cell office:value-type="float" office:value="1.2919" calcext:value-type="float">
            <text:p>1.2919</text:p>
          </table:table-cell>
          <table:table-cell/>
          <table:table-cell office:value-type="float" office:value="12.402" calcext:value-type="float">
            <text:p>12.402</text:p>
          </table:table-cell>
          <table:table-cell office:value-type="float" office:value="1.3031" calcext:value-type="float">
            <text:p>1.3031</text:p>
          </table:table-cell>
        </table:table-row>
        <table:table-row table:style-name="ro1">
          <table:table-cell office:value-type="float" office:value="12.4176" calcext:value-type="float">
            <text:p>12.4176</text:p>
          </table:table-cell>
          <table:table-cell office:value-type="float" office:value="1.2805" calcext:value-type="float">
            <text:p>1.2805</text:p>
          </table:table-cell>
          <table:table-cell/>
          <table:table-cell office:value-type="float" office:value="12.4176" calcext:value-type="float">
            <text:p>12.4176</text:p>
          </table:table-cell>
          <table:table-cell office:value-type="float" office:value="1.29012" calcext:value-type="float">
            <text:p>1.29012</text:p>
          </table:table-cell>
        </table:table-row>
        <table:table-row table:style-name="ro1">
          <table:table-cell office:value-type="float" office:value="12.4332" calcext:value-type="float">
            <text:p>12.4332</text:p>
          </table:table-cell>
          <table:table-cell office:value-type="float" office:value="1.28318" calcext:value-type="float">
            <text:p>1.28318</text:p>
          </table:table-cell>
          <table:table-cell/>
          <table:table-cell office:value-type="float" office:value="12.4332" calcext:value-type="float">
            <text:p>12.4332</text:p>
          </table:table-cell>
          <table:table-cell office:value-type="float" office:value="1.29325" calcext:value-type="float">
            <text:p>1.29325</text:p>
          </table:table-cell>
        </table:table-row>
        <table:table-row table:style-name="ro1">
          <table:table-cell office:value-type="float" office:value="12.4488" calcext:value-type="float">
            <text:p>12.4488</text:p>
          </table:table-cell>
          <table:table-cell office:value-type="float" office:value="1.28392" calcext:value-type="float">
            <text:p>1.28392</text:p>
          </table:table-cell>
          <table:table-cell/>
          <table:table-cell office:value-type="float" office:value="12.4488" calcext:value-type="float">
            <text:p>12.4488</text:p>
          </table:table-cell>
          <table:table-cell office:value-type="float" office:value="1.28058" calcext:value-type="float">
            <text:p>1.28058</text:p>
          </table:table-cell>
        </table:table-row>
        <table:table-row table:style-name="ro1">
          <table:table-cell office:value-type="float" office:value="12.4644" calcext:value-type="float">
            <text:p>12.4644</text:p>
          </table:table-cell>
          <table:table-cell office:value-type="float" office:value="1.27461" calcext:value-type="float">
            <text:p>1.27461</text:p>
          </table:table-cell>
          <table:table-cell/>
          <table:table-cell office:value-type="float" office:value="12.4644" calcext:value-type="float">
            <text:p>12.4644</text:p>
          </table:table-cell>
          <table:table-cell office:value-type="float" office:value="1.27353" calcext:value-type="float">
            <text:p>1.27353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.27446" calcext:value-type="float">
            <text:p>1.27446</text:p>
          </table:table-cell>
          <table:table-cell/>
          <table:table-cell office:value-type="float" office:value="12.48" calcext:value-type="float">
            <text:p>12.48</text:p>
          </table:table-cell>
          <table:table-cell office:value-type="float" office:value="1.27179" calcext:value-type="float">
            <text:p>1.27179</text:p>
          </table:table-cell>
        </table:table-row>
        <table:table-row table:style-name="ro1">
          <table:table-cell office:value-type="float" office:value="12.4956" calcext:value-type="float">
            <text:p>12.4956</text:p>
          </table:table-cell>
          <table:table-cell office:value-type="float" office:value="1.26219" calcext:value-type="float">
            <text:p>1.26219</text:p>
          </table:table-cell>
          <table:table-cell/>
          <table:table-cell office:value-type="float" office:value="12.4956" calcext:value-type="float">
            <text:p>12.4956</text:p>
          </table:table-cell>
          <table:table-cell office:value-type="float" office:value="1.2663" calcext:value-type="float">
            <text:p>1.2663</text:p>
          </table:table-cell>
        </table:table-row>
        <table:table-row table:style-name="ro1">
          <table:table-cell office:value-type="float" office:value="12.5112" calcext:value-type="float">
            <text:p>12.5112</text:p>
          </table:table-cell>
          <table:table-cell office:value-type="float" office:value="1.26269" calcext:value-type="float">
            <text:p>1.26269</text:p>
          </table:table-cell>
          <table:table-cell/>
          <table:table-cell office:value-type="float" office:value="12.5112" calcext:value-type="float">
            <text:p>12.5112</text:p>
          </table:table-cell>
          <table:table-cell office:value-type="float" office:value="1.26141" calcext:value-type="float">
            <text:p>1.26141</text:p>
          </table:table-cell>
        </table:table-row>
        <table:table-row table:style-name="ro1">
          <table:table-cell office:value-type="float" office:value="12.5268" calcext:value-type="float">
            <text:p>12.5268</text:p>
          </table:table-cell>
          <table:table-cell office:value-type="float" office:value="1.25495" calcext:value-type="float">
            <text:p>1.25495</text:p>
          </table:table-cell>
          <table:table-cell/>
          <table:table-cell office:value-type="float" office:value="12.5268" calcext:value-type="float">
            <text:p>12.5268</text:p>
          </table:table-cell>
          <table:table-cell office:value-type="float" office:value="1.24895" calcext:value-type="float">
            <text:p>1.24895</text:p>
          </table:table-cell>
        </table:table-row>
        <table:table-row table:style-name="ro1">
          <table:table-cell office:value-type="float" office:value="12.5424" calcext:value-type="float">
            <text:p>12.5424</text:p>
          </table:table-cell>
          <table:table-cell office:value-type="float" office:value="1.24487" calcext:value-type="float">
            <text:p>1.24487</text:p>
          </table:table-cell>
          <table:table-cell/>
          <table:table-cell office:value-type="float" office:value="12.5424" calcext:value-type="float">
            <text:p>12.5424</text:p>
          </table:table-cell>
          <table:table-cell office:value-type="float" office:value="1.23899" calcext:value-type="float">
            <text:p>1.23899</text:p>
          </table:table-cell>
        </table:table-row>
        <table:table-row table:style-name="ro1">
          <table:table-cell office:value-type="float" office:value="12.558" calcext:value-type="float">
            <text:p>12.558</text:p>
          </table:table-cell>
          <table:table-cell office:value-type="float" office:value="1.24188" calcext:value-type="float">
            <text:p>1.24188</text:p>
          </table:table-cell>
          <table:table-cell/>
          <table:table-cell office:value-type="float" office:value="12.558" calcext:value-type="float">
            <text:p>12.558</text:p>
          </table:table-cell>
          <table:table-cell office:value-type="float" office:value="1.23348" calcext:value-type="float">
            <text:p>1.23348</text:p>
          </table:table-cell>
        </table:table-row>
        <table:table-row table:style-name="ro1">
          <table:table-cell office:value-type="float" office:value="12.5736" calcext:value-type="float">
            <text:p>12.5736</text:p>
          </table:table-cell>
          <table:table-cell office:value-type="float" office:value="1.23943" calcext:value-type="float">
            <text:p>1.23943</text:p>
          </table:table-cell>
          <table:table-cell/>
          <table:table-cell office:value-type="float" office:value="12.5736" calcext:value-type="float">
            <text:p>12.5736</text:p>
          </table:table-cell>
          <table:table-cell office:value-type="float" office:value="1.22651" calcext:value-type="float">
            <text:p>1.22651</text:p>
          </table:table-cell>
        </table:table-row>
        <table:table-row table:style-name="ro1">
          <table:table-cell office:value-type="float" office:value="12.5892" calcext:value-type="float">
            <text:p>12.5892</text:p>
          </table:table-cell>
          <table:table-cell office:value-type="float" office:value="1.22372" calcext:value-type="float">
            <text:p>1.22372</text:p>
          </table:table-cell>
          <table:table-cell/>
          <table:table-cell office:value-type="float" office:value="12.5892" calcext:value-type="float">
            <text:p>12.5892</text:p>
          </table:table-cell>
          <table:table-cell office:value-type="float" office:value="1.22218" calcext:value-type="float">
            <text:p>1.22218</text:p>
          </table:table-cell>
        </table:table-row>
        <table:table-row table:style-name="ro1">
          <table:table-cell office:value-type="float" office:value="12.6048" calcext:value-type="float">
            <text:p>12.6048</text:p>
          </table:table-cell>
          <table:table-cell office:value-type="float" office:value="1.2278" calcext:value-type="float">
            <text:p>1.2278</text:p>
          </table:table-cell>
          <table:table-cell/>
          <table:table-cell office:value-type="float" office:value="12.6048" calcext:value-type="float">
            <text:p>12.6048</text:p>
          </table:table-cell>
          <table:table-cell office:value-type="float" office:value="1.20618" calcext:value-type="float">
            <text:p>1.20618</text:p>
          </table:table-cell>
        </table:table-row>
        <table:table-row table:style-name="ro1">
          <table:table-cell office:value-type="float" office:value="12.6204" calcext:value-type="float">
            <text:p>12.6204</text:p>
          </table:table-cell>
          <table:table-cell office:value-type="float" office:value="1.22093" calcext:value-type="float">
            <text:p>1.22093</text:p>
          </table:table-cell>
          <table:table-cell/>
          <table:table-cell office:value-type="float" office:value="12.6204" calcext:value-type="float">
            <text:p>12.6204</text:p>
          </table:table-cell>
          <table:table-cell office:value-type="float" office:value="1.20103" calcext:value-type="float">
            <text:p>1.20103</text:p>
          </table:table-cell>
        </table:table-row>
        <table:table-row table:style-name="ro1">
          <table:table-cell office:value-type="float" office:value="12.636" calcext:value-type="float">
            <text:p>12.636</text:p>
          </table:table-cell>
          <table:table-cell office:value-type="float" office:value="1.21498" calcext:value-type="float">
            <text:p>1.21498</text:p>
          </table:table-cell>
          <table:table-cell/>
          <table:table-cell office:value-type="float" office:value="12.636" calcext:value-type="float">
            <text:p>12.636</text:p>
          </table:table-cell>
          <table:table-cell office:value-type="float" office:value="1.2025" calcext:value-type="float">
            <text:p>1.2025</text:p>
          </table:table-cell>
        </table:table-row>
        <table:table-row table:style-name="ro1">
          <table:table-cell office:value-type="float" office:value="12.6516" calcext:value-type="float">
            <text:p>12.6516</text:p>
          </table:table-cell>
          <table:table-cell office:value-type="float" office:value="1.20789" calcext:value-type="float">
            <text:p>1.20789</text:p>
          </table:table-cell>
          <table:table-cell/>
          <table:table-cell office:value-type="float" office:value="12.6516" calcext:value-type="float">
            <text:p>12.6516</text:p>
          </table:table-cell>
          <table:table-cell office:value-type="float" office:value="1.18885" calcext:value-type="float">
            <text:p>1.18885</text:p>
          </table:table-cell>
        </table:table-row>
        <table:table-row table:style-name="ro1">
          <table:table-cell office:value-type="float" office:value="12.6672" calcext:value-type="float">
            <text:p>12.6672</text:p>
          </table:table-cell>
          <table:table-cell office:value-type="float" office:value="1.20439" calcext:value-type="float">
            <text:p>1.20439</text:p>
          </table:table-cell>
          <table:table-cell/>
          <table:table-cell office:value-type="float" office:value="12.6672" calcext:value-type="float">
            <text:p>12.6672</text:p>
          </table:table-cell>
          <table:table-cell office:value-type="float" office:value="1.18463" calcext:value-type="float">
            <text:p>1.18463</text:p>
          </table:table-cell>
        </table:table-row>
        <table:table-row table:style-name="ro1">
          <table:table-cell office:value-type="float" office:value="12.6828" calcext:value-type="float">
            <text:p>12.6828</text:p>
          </table:table-cell>
          <table:table-cell office:value-type="float" office:value="1.19886" calcext:value-type="float">
            <text:p>1.19886</text:p>
          </table:table-cell>
          <table:table-cell/>
          <table:table-cell office:value-type="float" office:value="12.6828" calcext:value-type="float">
            <text:p>12.6828</text:p>
          </table:table-cell>
          <table:table-cell office:value-type="float" office:value="1.1767" calcext:value-type="float">
            <text:p>1.1767</text:p>
          </table:table-cell>
        </table:table-row>
        <table:table-row table:style-name="ro1">
          <table:table-cell office:value-type="float" office:value="12.6984" calcext:value-type="float">
            <text:p>12.6984</text:p>
          </table:table-cell>
          <table:table-cell office:value-type="float" office:value="1.19206" calcext:value-type="float">
            <text:p>1.19206</text:p>
          </table:table-cell>
          <table:table-cell/>
          <table:table-cell office:value-type="float" office:value="12.6984" calcext:value-type="float">
            <text:p>12.6984</text:p>
          </table:table-cell>
          <table:table-cell office:value-type="float" office:value="1.16904" calcext:value-type="float">
            <text:p>1.16904</text:p>
          </table:table-cell>
        </table:table-row>
        <table:table-row table:style-name="ro1">
          <table:table-cell office:value-type="float" office:value="12.714" calcext:value-type="float">
            <text:p>12.714</text:p>
          </table:table-cell>
          <table:table-cell office:value-type="float" office:value="1.18543" calcext:value-type="float">
            <text:p>1.18543</text:p>
          </table:table-cell>
          <table:table-cell/>
          <table:table-cell office:value-type="float" office:value="12.714" calcext:value-type="float">
            <text:p>12.714</text:p>
          </table:table-cell>
          <table:table-cell office:value-type="float" office:value="1.16296" calcext:value-type="float">
            <text:p>1.16296</text:p>
          </table:table-cell>
        </table:table-row>
        <table:table-row table:style-name="ro1">
          <table:table-cell office:value-type="float" office:value="12.7296" calcext:value-type="float">
            <text:p>12.7296</text:p>
          </table:table-cell>
          <table:table-cell office:value-type="float" office:value="1.18571" calcext:value-type="float">
            <text:p>1.18571</text:p>
          </table:table-cell>
          <table:table-cell/>
          <table:table-cell office:value-type="float" office:value="12.7296" calcext:value-type="float">
            <text:p>12.7296</text:p>
          </table:table-cell>
          <table:table-cell office:value-type="float" office:value="1.1575" calcext:value-type="float">
            <text:p>1.1575</text:p>
          </table:table-cell>
        </table:table-row>
        <table:table-row table:style-name="ro1">
          <table:table-cell office:value-type="float" office:value="12.7452" calcext:value-type="float">
            <text:p>12.7452</text:p>
          </table:table-cell>
          <table:table-cell office:value-type="float" office:value="1.17466" calcext:value-type="float">
            <text:p>1.17466</text:p>
          </table:table-cell>
          <table:table-cell/>
          <table:table-cell office:value-type="float" office:value="12.7452" calcext:value-type="float">
            <text:p>12.7452</text:p>
          </table:table-cell>
          <table:table-cell office:value-type="float" office:value="1.14782" calcext:value-type="float">
            <text:p>1.14782</text:p>
          </table:table-cell>
        </table:table-row>
        <table:table-row table:style-name="ro1">
          <table:table-cell office:value-type="float" office:value="12.7608" calcext:value-type="float">
            <text:p>12.7608</text:p>
          </table:table-cell>
          <table:table-cell office:value-type="float" office:value="1.17932" calcext:value-type="float">
            <text:p>1.17932</text:p>
          </table:table-cell>
          <table:table-cell/>
          <table:table-cell office:value-type="float" office:value="12.7608" calcext:value-type="float">
            <text:p>12.7608</text:p>
          </table:table-cell>
          <table:table-cell office:value-type="float" office:value="1.14095" calcext:value-type="float">
            <text:p>1.14095</text:p>
          </table:table-cell>
        </table:table-row>
        <table:table-row table:style-name="ro1">
          <table:table-cell office:value-type="float" office:value="12.7764" calcext:value-type="float">
            <text:p>12.7764</text:p>
          </table:table-cell>
          <table:table-cell office:value-type="float" office:value="1.17424" calcext:value-type="float">
            <text:p>1.17424</text:p>
          </table:table-cell>
          <table:table-cell/>
          <table:table-cell office:value-type="float" office:value="12.7764" calcext:value-type="float">
            <text:p>12.7764</text:p>
          </table:table-cell>
          <table:table-cell office:value-type="float" office:value="1.12977" calcext:value-type="float">
            <text:p>1.12977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.16136" calcext:value-type="float">
            <text:p>1.16136</text:p>
          </table:table-cell>
          <table:table-cell/>
          <table:table-cell office:value-type="float" office:value="12.792" calcext:value-type="float">
            <text:p>12.792</text:p>
          </table:table-cell>
          <table:table-cell office:value-type="float" office:value="1.12643" calcext:value-type="float">
            <text:p>1.12643</text:p>
          </table:table-cell>
        </table:table-row>
        <table:table-row table:style-name="ro1">
          <table:table-cell office:value-type="float" office:value="12.8076" calcext:value-type="float">
            <text:p>12.8076</text:p>
          </table:table-cell>
          <table:table-cell office:value-type="float" office:value="1.1568" calcext:value-type="float">
            <text:p>1.1568</text:p>
          </table:table-cell>
          <table:table-cell/>
          <table:table-cell office:value-type="float" office:value="12.8076" calcext:value-type="float">
            <text:p>12.8076</text:p>
          </table:table-cell>
          <table:table-cell office:value-type="float" office:value="1.12877" calcext:value-type="float">
            <text:p>1.12877</text:p>
          </table:table-cell>
        </table:table-row>
        <table:table-row table:style-name="ro1">
          <table:table-cell office:value-type="float" office:value="12.8232" calcext:value-type="float">
            <text:p>12.8232</text:p>
          </table:table-cell>
          <table:table-cell office:value-type="float" office:value="1.1526" calcext:value-type="float">
            <text:p>1.1526</text:p>
          </table:table-cell>
          <table:table-cell/>
          <table:table-cell office:value-type="float" office:value="12.8232" calcext:value-type="float">
            <text:p>12.8232</text:p>
          </table:table-cell>
          <table:table-cell office:value-type="float" office:value="1.11225" calcext:value-type="float">
            <text:p>1.11225</text:p>
          </table:table-cell>
        </table:table-row>
        <table:table-row table:style-name="ro1">
          <table:table-cell office:value-type="float" office:value="12.8388" calcext:value-type="float">
            <text:p>12.8388</text:p>
          </table:table-cell>
          <table:table-cell office:value-type="float" office:value="1.1478" calcext:value-type="float">
            <text:p>1.1478</text:p>
          </table:table-cell>
          <table:table-cell/>
          <table:table-cell office:value-type="float" office:value="12.8388" calcext:value-type="float">
            <text:p>12.8388</text:p>
          </table:table-cell>
          <table:table-cell office:value-type="float" office:value="1.10879" calcext:value-type="float">
            <text:p>1.10879</text:p>
          </table:table-cell>
        </table:table-row>
        <table:table-row table:style-name="ro1">
          <table:table-cell office:value-type="float" office:value="12.8544" calcext:value-type="float">
            <text:p>12.8544</text:p>
          </table:table-cell>
          <table:table-cell office:value-type="float" office:value="1.14299" calcext:value-type="float">
            <text:p>1.14299</text:p>
          </table:table-cell>
          <table:table-cell/>
          <table:table-cell office:value-type="float" office:value="12.8544" calcext:value-type="float">
            <text:p>12.8544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1.12934" calcext:value-type="float">
            <text:p>1.12934</text:p>
          </table:table-cell>
          <table:table-cell/>
          <table:table-cell office:value-type="float" office:value="12.87" calcext:value-type="float">
            <text:p>12.87</text:p>
          </table:table-cell>
          <table:table-cell office:value-type="float" office:value="1.09251" calcext:value-type="float">
            <text:p>1.09251</text:p>
          </table:table-cell>
        </table:table-row>
        <table:table-row table:style-name="ro1">
          <table:table-cell office:value-type="float" office:value="12.8856" calcext:value-type="float">
            <text:p>12.8856</text:p>
          </table:table-cell>
          <table:table-cell office:value-type="float" office:value="1.12927" calcext:value-type="float">
            <text:p>1.12927</text:p>
          </table:table-cell>
          <table:table-cell/>
          <table:table-cell office:value-type="float" office:value="12.8856" calcext:value-type="float">
            <text:p>12.8856</text:p>
          </table:table-cell>
          <table:table-cell office:value-type="float" office:value="1.08951" calcext:value-type="float">
            <text:p>1.08951</text:p>
          </table:table-cell>
        </table:table-row>
        <table:table-row table:style-name="ro1">
          <table:table-cell office:value-type="float" office:value="12.9012" calcext:value-type="float">
            <text:p>12.9012</text:p>
          </table:table-cell>
          <table:table-cell office:value-type="float" office:value="1.1274" calcext:value-type="float">
            <text:p>1.1274</text:p>
          </table:table-cell>
          <table:table-cell/>
          <table:table-cell office:value-type="float" office:value="12.9012" calcext:value-type="float">
            <text:p>12.9012</text:p>
          </table:table-cell>
          <table:table-cell office:value-type="float" office:value="1.0818" calcext:value-type="float">
            <text:p>1.0818</text:p>
          </table:table-cell>
        </table:table-row>
        <table:table-row table:style-name="ro1">
          <table:table-cell office:value-type="float" office:value="12.9168" calcext:value-type="float">
            <text:p>12.9168</text:p>
          </table:table-cell>
          <table:table-cell office:value-type="float" office:value="1.13492" calcext:value-type="float">
            <text:p>1.13492</text:p>
          </table:table-cell>
          <table:table-cell/>
          <table:table-cell office:value-type="float" office:value="12.9168" calcext:value-type="float">
            <text:p>12.9168</text:p>
          </table:table-cell>
          <table:table-cell office:value-type="float" office:value="1.06538" calcext:value-type="float">
            <text:p>1.06538</text:p>
          </table:table-cell>
        </table:table-row>
        <table:table-row table:style-name="ro1">
          <table:table-cell office:value-type="float" office:value="12.9324" calcext:value-type="float">
            <text:p>12.9324</text:p>
          </table:table-cell>
          <table:table-cell office:value-type="float" office:value="1.1225" calcext:value-type="float">
            <text:p>1.1225</text:p>
          </table:table-cell>
          <table:table-cell/>
          <table:table-cell office:value-type="float" office:value="12.9324" calcext:value-type="float">
            <text:p>12.9324</text:p>
          </table:table-cell>
          <table:table-cell office:value-type="float" office:value="1.05769" calcext:value-type="float">
            <text:p>1.05769</text:p>
          </table:table-cell>
        </table:table-row>
        <table:table-row table:style-name="ro1">
          <table:table-cell office:value-type="float" office:value="12.948" calcext:value-type="float">
            <text:p>12.948</text:p>
          </table:table-cell>
          <table:table-cell office:value-type="float" office:value="1.11235" calcext:value-type="float">
            <text:p>1.11235</text:p>
          </table:table-cell>
          <table:table-cell/>
          <table:table-cell office:value-type="float" office:value="12.948" calcext:value-type="float">
            <text:p>12.948</text:p>
          </table:table-cell>
          <table:table-cell office:value-type="float" office:value="1.05357" calcext:value-type="float">
            <text:p>1.05357</text:p>
          </table:table-cell>
        </table:table-row>
        <table:table-row table:style-name="ro1">
          <table:table-cell office:value-type="float" office:value="12.9636" calcext:value-type="float">
            <text:p>12.9636</text:p>
          </table:table-cell>
          <table:table-cell office:value-type="float" office:value="1.10745" calcext:value-type="float">
            <text:p>1.10745</text:p>
          </table:table-cell>
          <table:table-cell/>
          <table:table-cell office:value-type="float" office:value="12.9636" calcext:value-type="float">
            <text:p>12.9636</text:p>
          </table:table-cell>
          <table:table-cell office:value-type="float" office:value="1.04502" calcext:value-type="float">
            <text:p>1.04502</text:p>
          </table:table-cell>
        </table:table-row>
        <table:table-row table:style-name="ro1">
          <table:table-cell office:value-type="float" office:value="12.9792" calcext:value-type="float">
            <text:p>12.9792</text:p>
          </table:table-cell>
          <table:table-cell office:value-type="float" office:value="1.1059" calcext:value-type="float">
            <text:p>1.1059</text:p>
          </table:table-cell>
          <table:table-cell/>
          <table:table-cell office:value-type="float" office:value="12.9792" calcext:value-type="float">
            <text:p>12.9792</text:p>
          </table:table-cell>
          <table:table-cell office:value-type="float" office:value="1.03724" calcext:value-type="float">
            <text:p>1.03724</text:p>
          </table:table-cell>
        </table:table-row>
        <table:table-row table:style-name="ro1">
          <table:table-cell office:value-type="float" office:value="12.9948" calcext:value-type="float">
            <text:p>12.9948</text:p>
          </table:table-cell>
          <table:table-cell office:value-type="float" office:value="1.09549" calcext:value-type="float">
            <text:p>1.09549</text:p>
          </table:table-cell>
          <table:table-cell/>
          <table:table-cell office:value-type="float" office:value="12.9948" calcext:value-type="float">
            <text:p>12.9948</text:p>
          </table:table-cell>
          <table:table-cell office:value-type="float" office:value="1.03589" calcext:value-type="float">
            <text:p>1.03589</text:p>
          </table:table-cell>
        </table:table-row>
        <table:table-row table:style-name="ro1">
          <table:table-cell office:value-type="float" office:value="13.0104" calcext:value-type="float">
            <text:p>13.0104</text:p>
          </table:table-cell>
          <table:table-cell office:value-type="float" office:value="1.08312" calcext:value-type="float">
            <text:p>1.08312</text:p>
          </table:table-cell>
          <table:table-cell/>
          <table:table-cell office:value-type="float" office:value="13.0104" calcext:value-type="float">
            <text:p>13.0104</text:p>
          </table:table-cell>
          <table:table-cell office:value-type="float" office:value="1.02917" calcext:value-type="float">
            <text:p>1.02917</text:p>
          </table:table-cell>
        </table:table-row>
        <table:table-row table:style-name="ro1">
          <table:table-cell office:value-type="float" office:value="13.026" calcext:value-type="float">
            <text:p>13.026</text:p>
          </table:table-cell>
          <table:table-cell office:value-type="float" office:value="1.08122" calcext:value-type="float">
            <text:p>1.08122</text:p>
          </table:table-cell>
          <table:table-cell/>
          <table:table-cell office:value-type="float" office:value="13.026" calcext:value-type="float">
            <text:p>13.026</text:p>
          </table:table-cell>
          <table:table-cell office:value-type="float" office:value="1.02225" calcext:value-type="float">
            <text:p>1.02225</text:p>
          </table:table-cell>
        </table:table-row>
        <table:table-row table:style-name="ro1">
          <table:table-cell office:value-type="float" office:value="13.0416" calcext:value-type="float">
            <text:p>13.0416</text:p>
          </table:table-cell>
          <table:table-cell office:value-type="float" office:value="1.06892" calcext:value-type="float">
            <text:p>1.06892</text:p>
          </table:table-cell>
          <table:table-cell/>
          <table:table-cell office:value-type="float" office:value="13.0416" calcext:value-type="float">
            <text:p>13.0416</text:p>
          </table:table-cell>
          <table:table-cell office:value-type="float" office:value="1.01167" calcext:value-type="float">
            <text:p>1.01167</text:p>
          </table:table-cell>
        </table:table-row>
        <table:table-row table:style-name="ro1">
          <table:table-cell office:value-type="float" office:value="13.0572" calcext:value-type="float">
            <text:p>13.0572</text:p>
          </table:table-cell>
          <table:table-cell office:value-type="float" office:value="1.06108" calcext:value-type="float">
            <text:p>1.06108</text:p>
          </table:table-cell>
          <table:table-cell/>
          <table:table-cell office:value-type="float" office:value="13.0572" calcext:value-type="float">
            <text:p>13.0572</text:p>
          </table:table-cell>
          <table:table-cell office:value-type="float" office:value="1.01168" calcext:value-type="float">
            <text:p>1.01168</text:p>
          </table:table-cell>
        </table:table-row>
        <table:table-row table:style-name="ro1">
          <table:table-cell office:value-type="float" office:value="13.0728" calcext:value-type="float">
            <text:p>13.0728</text:p>
          </table:table-cell>
          <table:table-cell office:value-type="float" office:value="1.06104" calcext:value-type="float">
            <text:p>1.06104</text:p>
          </table:table-cell>
          <table:table-cell/>
          <table:table-cell office:value-type="float" office:value="13.0728" calcext:value-type="float">
            <text:p>13.0728</text:p>
          </table:table-cell>
          <table:table-cell office:value-type="float" office:value="1.00991" calcext:value-type="float">
            <text:p>1.00991</text:p>
          </table:table-cell>
        </table:table-row>
        <table:table-row table:style-name="ro1">
          <table:table-cell office:value-type="float" office:value="13.0884" calcext:value-type="float">
            <text:p>13.0884</text:p>
          </table:table-cell>
          <table:table-cell office:value-type="float" office:value="1.05125" calcext:value-type="float">
            <text:p>1.05125</text:p>
          </table:table-cell>
          <table:table-cell/>
          <table:table-cell office:value-type="float" office:value="13.0884" calcext:value-type="float">
            <text:p>13.0884</text:p>
          </table:table-cell>
          <table:table-cell office:value-type="float" office:value="1.00375" calcext:value-type="float">
            <text:p>1.00375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.04147" calcext:value-type="float">
            <text:p>1.04147</text:p>
          </table:table-cell>
          <table:table-cell/>
          <table:table-cell office:value-type="float" office:value="13.104" calcext:value-type="float">
            <text:p>13.104</text:p>
          </table:table-cell>
          <table:table-cell office:value-type="float" office:value="0.995277" calcext:value-type="float">
            <text:p>0.995277</text:p>
          </table:table-cell>
        </table:table-row>
        <table:table-row table:style-name="ro1">
          <table:table-cell office:value-type="float" office:value="13.1196" calcext:value-type="float">
            <text:p>13.1196</text:p>
          </table:table-cell>
          <table:table-cell office:value-type="float" office:value="1.03679" calcext:value-type="float">
            <text:p>1.03679</text:p>
          </table:table-cell>
          <table:table-cell/>
          <table:table-cell office:value-type="float" office:value="13.1196" calcext:value-type="float">
            <text:p>13.1196</text:p>
          </table:table-cell>
          <table:table-cell office:value-type="float" office:value="0.991318" calcext:value-type="float">
            <text:p>0.991318</text:p>
          </table:table-cell>
        </table:table-row>
        <table:table-row table:style-name="ro1">
          <table:table-cell office:value-type="float" office:value="13.1352" calcext:value-type="float">
            <text:p>13.1352</text:p>
          </table:table-cell>
          <table:table-cell office:value-type="float" office:value="1.03746" calcext:value-type="float">
            <text:p>1.03746</text:p>
          </table:table-cell>
          <table:table-cell/>
          <table:table-cell office:value-type="float" office:value="13.1352" calcext:value-type="float">
            <text:p>13.1352</text:p>
          </table:table-cell>
          <table:table-cell office:value-type="float" office:value="0.985426" calcext:value-type="float">
            <text:p>0.985426</text:p>
          </table:table-cell>
        </table:table-row>
        <table:table-row table:style-name="ro1">
          <table:table-cell office:value-type="float" office:value="13.1508" calcext:value-type="float">
            <text:p>13.1508</text:p>
          </table:table-cell>
          <table:table-cell office:value-type="float" office:value="1.02269" calcext:value-type="float">
            <text:p>1.02269</text:p>
          </table:table-cell>
          <table:table-cell/>
          <table:table-cell office:value-type="float" office:value="13.1508" calcext:value-type="float">
            <text:p>13.1508</text:p>
          </table:table-cell>
          <table:table-cell office:value-type="float" office:value="0.981522" calcext:value-type="float">
            <text:p>0.981522</text:p>
          </table:table-cell>
        </table:table-row>
        <table:table-row table:style-name="ro1">
          <table:table-cell office:value-type="float" office:value="13.1664" calcext:value-type="float">
            <text:p>13.1664</text:p>
          </table:table-cell>
          <table:table-cell office:value-type="float" office:value="1.02121" calcext:value-type="float">
            <text:p>1.02121</text:p>
          </table:table-cell>
          <table:table-cell/>
          <table:table-cell office:value-type="float" office:value="13.1664" calcext:value-type="float">
            <text:p>13.1664</text:p>
          </table:table-cell>
          <table:table-cell office:value-type="float" office:value="0.972503" calcext:value-type="float">
            <text:p>0.972503</text:p>
          </table:table-cell>
        </table:table-row>
        <table:table-row table:style-name="ro1">
          <table:table-cell office:value-type="float" office:value="13.182" calcext:value-type="float">
            <text:p>13.182</text:p>
          </table:table-cell>
          <table:table-cell office:value-type="float" office:value="1.02232" calcext:value-type="float">
            <text:p>1.02232</text:p>
          </table:table-cell>
          <table:table-cell/>
          <table:table-cell office:value-type="float" office:value="13.182" calcext:value-type="float">
            <text:p>13.182</text:p>
          </table:table-cell>
          <table:table-cell office:value-type="float" office:value="0.961635" calcext:value-type="float">
            <text:p>0.961635</text:p>
          </table:table-cell>
        </table:table-row>
        <table:table-row table:style-name="ro1">
          <table:table-cell office:value-type="float" office:value="13.1976" calcext:value-type="float">
            <text:p>13.1976</text:p>
          </table:table-cell>
          <table:table-cell office:value-type="float" office:value="1.01601" calcext:value-type="float">
            <text:p>1.01601</text:p>
          </table:table-cell>
          <table:table-cell/>
          <table:table-cell office:value-type="float" office:value="13.1976" calcext:value-type="float">
            <text:p>13.1976</text:p>
          </table:table-cell>
          <table:table-cell office:value-type="float" office:value="0.957101" calcext:value-type="float">
            <text:p>0.957101</text:p>
          </table:table-cell>
        </table:table-row>
        <table:table-row table:style-name="ro1">
          <table:table-cell office:value-type="float" office:value="13.2132" calcext:value-type="float">
            <text:p>13.2132</text:p>
          </table:table-cell>
          <table:table-cell office:value-type="float" office:value="1.00783" calcext:value-type="float">
            <text:p>1.00783</text:p>
          </table:table-cell>
          <table:table-cell/>
          <table:table-cell office:value-type="float" office:value="13.2132" calcext:value-type="float">
            <text:p>13.2132</text:p>
          </table:table-cell>
          <table:table-cell office:value-type="float" office:value="0.947759" calcext:value-type="float">
            <text:p>0.947759</text:p>
          </table:table-cell>
        </table:table-row>
        <table:table-row table:style-name="ro1">
          <table:table-cell office:value-type="float" office:value="13.2288" calcext:value-type="float">
            <text:p>13.2288</text:p>
          </table:table-cell>
          <table:table-cell office:value-type="float" office:value="1.00198" calcext:value-type="float">
            <text:p>1.00198</text:p>
          </table:table-cell>
          <table:table-cell/>
          <table:table-cell office:value-type="float" office:value="13.2288" calcext:value-type="float">
            <text:p>13.2288</text:p>
          </table:table-cell>
          <table:table-cell office:value-type="float" office:value="0.940282" calcext:value-type="float">
            <text:p>0.940282</text:p>
          </table:table-cell>
        </table:table-row>
        <table:table-row table:style-name="ro1">
          <table:table-cell office:value-type="float" office:value="13.2444" calcext:value-type="float">
            <text:p>13.2444</text:p>
          </table:table-cell>
          <table:table-cell office:value-type="float" office:value="0.990631" calcext:value-type="float">
            <text:p>0.990631</text:p>
          </table:table-cell>
          <table:table-cell/>
          <table:table-cell office:value-type="float" office:value="13.2444" calcext:value-type="float">
            <text:p>13.2444</text:p>
          </table:table-cell>
          <table:table-cell office:value-type="float" office:value="0.931387" calcext:value-type="float">
            <text:p>0.931387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0.986164" calcext:value-type="float">
            <text:p>0.986164</text:p>
          </table:table-cell>
          <table:table-cell/>
          <table:table-cell office:value-type="float" office:value="13.26" calcext:value-type="float">
            <text:p>13.26</text:p>
          </table:table-cell>
          <table:table-cell office:value-type="float" office:value="0.928104" calcext:value-type="float">
            <text:p>0.928104</text:p>
          </table:table-cell>
        </table:table-row>
        <table:table-row table:style-name="ro1">
          <table:table-cell office:value-type="float" office:value="13.2756" calcext:value-type="float">
            <text:p>13.2756</text:p>
          </table:table-cell>
          <table:table-cell office:value-type="float" office:value="0.979341" calcext:value-type="float">
            <text:p>0.979341</text:p>
          </table:table-cell>
          <table:table-cell/>
          <table:table-cell office:value-type="float" office:value="13.2756" calcext:value-type="float">
            <text:p>13.2756</text:p>
          </table:table-cell>
          <table:table-cell office:value-type="float" office:value="0.919197" calcext:value-type="float">
            <text:p>0.919197</text:p>
          </table:table-cell>
        </table:table-row>
        <table:table-row table:style-name="ro1">
          <table:table-cell office:value-type="float" office:value="13.2912" calcext:value-type="float">
            <text:p>13.2912</text:p>
          </table:table-cell>
          <table:table-cell office:value-type="float" office:value="0.98037" calcext:value-type="float">
            <text:p>0.98037</text:p>
          </table:table-cell>
          <table:table-cell/>
          <table:table-cell office:value-type="float" office:value="13.2912" calcext:value-type="float">
            <text:p>13.2912</text:p>
          </table:table-cell>
          <table:table-cell office:value-type="float" office:value="0.911544" calcext:value-type="float">
            <text:p>0.911544</text:p>
          </table:table-cell>
        </table:table-row>
        <table:table-row table:style-name="ro1">
          <table:table-cell office:value-type="float" office:value="13.3068" calcext:value-type="float">
            <text:p>13.3068</text:p>
          </table:table-cell>
          <table:table-cell office:value-type="float" office:value="0.968591" calcext:value-type="float">
            <text:p>0.968591</text:p>
          </table:table-cell>
          <table:table-cell/>
          <table:table-cell office:value-type="float" office:value="13.3068" calcext:value-type="float">
            <text:p>13.3068</text:p>
          </table:table-cell>
          <table:table-cell office:value-type="float" office:value="0.907936" calcext:value-type="float">
            <text:p>0.907936</text:p>
          </table:table-cell>
        </table:table-row>
        <table:table-row table:style-name="ro1">
          <table:table-cell office:value-type="float" office:value="13.3224" calcext:value-type="float">
            <text:p>13.3224</text:p>
          </table:table-cell>
          <table:table-cell office:value-type="float" office:value="0.959582" calcext:value-type="float">
            <text:p>0.959582</text:p>
          </table:table-cell>
          <table:table-cell/>
          <table:table-cell office:value-type="float" office:value="13.3224" calcext:value-type="float">
            <text:p>13.3224</text:p>
          </table:table-cell>
          <table:table-cell office:value-type="float" office:value="0.897464" calcext:value-type="float">
            <text:p>0.897464</text:p>
          </table:table-cell>
        </table:table-row>
        <table:table-row table:style-name="ro1">
          <table:table-cell office:value-type="float" office:value="13.338" calcext:value-type="float">
            <text:p>13.338</text:p>
          </table:table-cell>
          <table:table-cell office:value-type="float" office:value="0.954506" calcext:value-type="float">
            <text:p>0.954506</text:p>
          </table:table-cell>
          <table:table-cell/>
          <table:table-cell office:value-type="float" office:value="13.338" calcext:value-type="float">
            <text:p>13.338</text:p>
          </table:table-cell>
          <table:table-cell office:value-type="float" office:value="0.896679" calcext:value-type="float">
            <text:p>0.896679</text:p>
          </table:table-cell>
        </table:table-row>
        <table:table-row table:style-name="ro1">
          <table:table-cell office:value-type="float" office:value="13.3536" calcext:value-type="float">
            <text:p>13.3536</text:p>
          </table:table-cell>
          <table:table-cell office:value-type="float" office:value="0.950564" calcext:value-type="float">
            <text:p>0.950564</text:p>
          </table:table-cell>
          <table:table-cell/>
          <table:table-cell office:value-type="float" office:value="13.3536" calcext:value-type="float">
            <text:p>13.3536</text:p>
          </table:table-cell>
          <table:table-cell office:value-type="float" office:value="0.884805" calcext:value-type="float">
            <text:p>0.884805</text:p>
          </table:table-cell>
        </table:table-row>
        <table:table-row table:style-name="ro1">
          <table:table-cell office:value-type="float" office:value="13.3692" calcext:value-type="float">
            <text:p>13.3692</text:p>
          </table:table-cell>
          <table:table-cell office:value-type="float" office:value="0.936668" calcext:value-type="float">
            <text:p>0.936668</text:p>
          </table:table-cell>
          <table:table-cell/>
          <table:table-cell office:value-type="float" office:value="13.3692" calcext:value-type="float">
            <text:p>13.3692</text:p>
          </table:table-cell>
          <table:table-cell office:value-type="float" office:value="0.879943" calcext:value-type="float">
            <text:p>0.879943</text:p>
          </table:table-cell>
        </table:table-row>
        <table:table-row table:style-name="ro1">
          <table:table-cell office:value-type="float" office:value="13.3848" calcext:value-type="float">
            <text:p>13.3848</text:p>
          </table:table-cell>
          <table:table-cell office:value-type="float" office:value="0.92862" calcext:value-type="float">
            <text:p>0.92862</text:p>
          </table:table-cell>
          <table:table-cell/>
          <table:table-cell office:value-type="float" office:value="13.3848" calcext:value-type="float">
            <text:p>13.3848</text:p>
          </table:table-cell>
          <table:table-cell office:value-type="float" office:value="0.878634" calcext:value-type="float">
            <text:p>0.878634</text:p>
          </table:table-cell>
        </table:table-row>
        <table:table-row table:style-name="ro1">
          <table:table-cell office:value-type="float" office:value="13.4004" calcext:value-type="float">
            <text:p>13.4004</text:p>
          </table:table-cell>
          <table:table-cell office:value-type="float" office:value="0.918128" calcext:value-type="float">
            <text:p>0.918128</text:p>
          </table:table-cell>
          <table:table-cell/>
          <table:table-cell office:value-type="float" office:value="13.4004" calcext:value-type="float">
            <text:p>13.4004</text:p>
          </table:table-cell>
          <table:table-cell office:value-type="float" office:value="0.868657" calcext:value-type="float">
            <text:p>0.868657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0.909829" calcext:value-type="float">
            <text:p>0.909829</text:p>
          </table:table-cell>
          <table:table-cell/>
          <table:table-cell office:value-type="float" office:value="13.416" calcext:value-type="float">
            <text:p>13.416</text:p>
          </table:table-cell>
          <table:table-cell office:value-type="float" office:value="0.862245" calcext:value-type="float">
            <text:p>0.862245</text:p>
          </table:table-cell>
        </table:table-row>
        <table:table-row table:style-name="ro1">
          <table:table-cell office:value-type="float" office:value="13.4316" calcext:value-type="float">
            <text:p>13.4316</text:p>
          </table:table-cell>
          <table:table-cell office:value-type="float" office:value="0.899605" calcext:value-type="float">
            <text:p>0.899605</text:p>
          </table:table-cell>
          <table:table-cell/>
          <table:table-cell office:value-type="float" office:value="13.4316" calcext:value-type="float">
            <text:p>13.4316</text:p>
          </table:table-cell>
          <table:table-cell office:value-type="float" office:value="0.853259" calcext:value-type="float">
            <text:p>0.853259</text:p>
          </table:table-cell>
        </table:table-row>
        <table:table-row table:style-name="ro1">
          <table:table-cell office:value-type="float" office:value="13.4472" calcext:value-type="float">
            <text:p>13.4472</text:p>
          </table:table-cell>
          <table:table-cell office:value-type="float" office:value="0.904869" calcext:value-type="float">
            <text:p>0.904869</text:p>
          </table:table-cell>
          <table:table-cell/>
          <table:table-cell office:value-type="float" office:value="13.4472" calcext:value-type="float">
            <text:p>13.4472</text:p>
          </table:table-cell>
          <table:table-cell office:value-type="float" office:value="0.841723" calcext:value-type="float">
            <text:p>0.841723</text:p>
          </table:table-cell>
        </table:table-row>
        <table:table-row table:style-name="ro1">
          <table:table-cell office:value-type="float" office:value="13.4628" calcext:value-type="float">
            <text:p>13.4628</text:p>
          </table:table-cell>
          <table:table-cell office:value-type="float" office:value="0.902322" calcext:value-type="float">
            <text:p>0.902322</text:p>
          </table:table-cell>
          <table:table-cell/>
          <table:table-cell office:value-type="float" office:value="13.4628" calcext:value-type="float">
            <text:p>13.4628</text:p>
          </table:table-cell>
          <table:table-cell office:value-type="float" office:value="0.842579" calcext:value-type="float">
            <text:p>0.842579</text:p>
          </table:table-cell>
        </table:table-row>
        <table:table-row table:style-name="ro1">
          <table:table-cell office:value-type="float" office:value="13.4784" calcext:value-type="float">
            <text:p>13.4784</text:p>
          </table:table-cell>
          <table:table-cell office:value-type="float" office:value="0.885153" calcext:value-type="float">
            <text:p>0.885153</text:p>
          </table:table-cell>
          <table:table-cell/>
          <table:table-cell office:value-type="float" office:value="13.4784" calcext:value-type="float">
            <text:p>13.4784</text:p>
          </table:table-cell>
          <table:table-cell office:value-type="float" office:value="0.834115" calcext:value-type="float">
            <text:p>0.834115</text:p>
          </table:table-cell>
        </table:table-row>
        <table:table-row table:style-name="ro1">
          <table:table-cell office:value-type="float" office:value="13.494" calcext:value-type="float">
            <text:p>13.494</text:p>
          </table:table-cell>
          <table:table-cell office:value-type="float" office:value="0.875393" calcext:value-type="float">
            <text:p>0.875393</text:p>
          </table:table-cell>
          <table:table-cell/>
          <table:table-cell office:value-type="float" office:value="13.494" calcext:value-type="float">
            <text:p>13.494</text:p>
          </table:table-cell>
          <table:table-cell office:value-type="float" office:value="0.829245" calcext:value-type="float">
            <text:p>0.829245</text:p>
          </table:table-cell>
        </table:table-row>
        <table:table-row table:style-name="ro1">
          <table:table-cell office:value-type="float" office:value="13.5096" calcext:value-type="float">
            <text:p>13.5096</text:p>
          </table:table-cell>
          <table:table-cell office:value-type="float" office:value="0.872262" calcext:value-type="float">
            <text:p>0.872262</text:p>
          </table:table-cell>
          <table:table-cell/>
          <table:table-cell office:value-type="float" office:value="13.5096" calcext:value-type="float">
            <text:p>13.5096</text:p>
          </table:table-cell>
          <table:table-cell office:value-type="float" office:value="0.824086" calcext:value-type="float">
            <text:p>0.824086</text:p>
          </table:table-cell>
        </table:table-row>
        <table:table-row table:style-name="ro1">
          <table:table-cell office:value-type="float" office:value="13.5252" calcext:value-type="float">
            <text:p>13.5252</text:p>
          </table:table-cell>
          <table:table-cell office:value-type="float" office:value="0.861975" calcext:value-type="float">
            <text:p>0.861975</text:p>
          </table:table-cell>
          <table:table-cell/>
          <table:table-cell office:value-type="float" office:value="13.5252" calcext:value-type="float">
            <text:p>13.5252</text:p>
          </table:table-cell>
          <table:table-cell office:value-type="float" office:value="0.818988" calcext:value-type="float">
            <text:p>0.818988</text:p>
          </table:table-cell>
        </table:table-row>
        <table:table-row table:style-name="ro1">
          <table:table-cell office:value-type="float" office:value="13.5408" calcext:value-type="float">
            <text:p>13.5408</text:p>
          </table:table-cell>
          <table:table-cell office:value-type="float" office:value="0.859979" calcext:value-type="float">
            <text:p>0.859979</text:p>
          </table:table-cell>
          <table:table-cell/>
          <table:table-cell office:value-type="float" office:value="13.5408" calcext:value-type="float">
            <text:p>13.5408</text:p>
          </table:table-cell>
          <table:table-cell office:value-type="float" office:value="0.807532" calcext:value-type="float">
            <text:p>0.807532</text:p>
          </table:table-cell>
        </table:table-row>
        <table:table-row table:style-name="ro1">
          <table:table-cell office:value-type="float" office:value="13.5564" calcext:value-type="float">
            <text:p>13.5564</text:p>
          </table:table-cell>
          <table:table-cell office:value-type="float" office:value="0.856514" calcext:value-type="float">
            <text:p>0.856514</text:p>
          </table:table-cell>
          <table:table-cell/>
          <table:table-cell office:value-type="float" office:value="13.5564" calcext:value-type="float">
            <text:p>13.5564</text:p>
          </table:table-cell>
          <table:table-cell office:value-type="float" office:value="0.803212" calcext:value-type="float">
            <text:p>0.803212</text:p>
          </table:table-cell>
        </table:table-row>
        <table:table-row table:style-name="ro1">
          <table:table-cell office:value-type="float" office:value="13.572" calcext:value-type="float">
            <text:p>13.572</text:p>
          </table:table-cell>
          <table:table-cell office:value-type="float" office:value="0.849808" calcext:value-type="float">
            <text:p>0.849808</text:p>
          </table:table-cell>
          <table:table-cell/>
          <table:table-cell office:value-type="float" office:value="13.572" calcext:value-type="float">
            <text:p>13.572</text:p>
          </table:table-cell>
          <table:table-cell office:value-type="float" office:value="0.787666" calcext:value-type="float">
            <text:p>0.787666</text:p>
          </table:table-cell>
        </table:table-row>
        <table:table-row table:style-name="ro1">
          <table:table-cell office:value-type="float" office:value="13.5876" calcext:value-type="float">
            <text:p>13.5876</text:p>
          </table:table-cell>
          <table:table-cell office:value-type="float" office:value="0.84658" calcext:value-type="float">
            <text:p>0.84658</text:p>
          </table:table-cell>
          <table:table-cell/>
          <table:table-cell office:value-type="float" office:value="13.5876" calcext:value-type="float">
            <text:p>13.5876</text:p>
          </table:table-cell>
          <table:table-cell office:value-type="float" office:value="0.781146" calcext:value-type="float">
            <text:p>0.781146</text:p>
          </table:table-cell>
        </table:table-row>
        <table:table-row table:style-name="ro1">
          <table:table-cell office:value-type="float" office:value="13.6032" calcext:value-type="float">
            <text:p>13.6032</text:p>
          </table:table-cell>
          <table:table-cell office:value-type="float" office:value="0.836356" calcext:value-type="float">
            <text:p>0.836356</text:p>
          </table:table-cell>
          <table:table-cell/>
          <table:table-cell office:value-type="float" office:value="13.6032" calcext:value-type="float">
            <text:p>13.6032</text:p>
          </table:table-cell>
          <table:table-cell office:value-type="float" office:value="0.771602" calcext:value-type="float">
            <text:p>0.771602</text:p>
          </table:table-cell>
        </table:table-row>
        <table:table-row table:style-name="ro1">
          <table:table-cell office:value-type="float" office:value="13.6188" calcext:value-type="float">
            <text:p>13.6188</text:p>
          </table:table-cell>
          <table:table-cell office:value-type="float" office:value="0.821615" calcext:value-type="float">
            <text:p>0.821615</text:p>
          </table:table-cell>
          <table:table-cell/>
          <table:table-cell office:value-type="float" office:value="13.6188" calcext:value-type="float">
            <text:p>13.6188</text:p>
          </table:table-cell>
          <table:table-cell office:value-type="float" office:value="0.765765" calcext:value-type="float">
            <text:p>0.765765</text:p>
          </table:table-cell>
        </table:table-row>
        <table:table-row table:style-name="ro1">
          <table:table-cell office:value-type="float" office:value="13.6344" calcext:value-type="float">
            <text:p>13.6344</text:p>
          </table:table-cell>
          <table:table-cell office:value-type="float" office:value="0.819143" calcext:value-type="float">
            <text:p>0.819143</text:p>
          </table:table-cell>
          <table:table-cell/>
          <table:table-cell office:value-type="float" office:value="13.6344" calcext:value-type="float">
            <text:p>13.6344</text:p>
          </table:table-cell>
          <table:table-cell office:value-type="float" office:value="0.753291" calcext:value-type="float">
            <text:p>0.753291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0.819251" calcext:value-type="float">
            <text:p>0.819251</text:p>
          </table:table-cell>
          <table:table-cell/>
          <table:table-cell office:value-type="float" office:value="13.65" calcext:value-type="float">
            <text:p>13.65</text:p>
          </table:table-cell>
          <table:table-cell office:value-type="float" office:value="0.745584" calcext:value-type="float">
            <text:p>0.745584</text:p>
          </table:table-cell>
        </table:table-row>
        <table:table-row table:style-name="ro1">
          <table:table-cell office:value-type="float" office:value="13.6656" calcext:value-type="float">
            <text:p>13.6656</text:p>
          </table:table-cell>
          <table:table-cell office:value-type="float" office:value="0.810617" calcext:value-type="float">
            <text:p>0.810617</text:p>
          </table:table-cell>
          <table:table-cell/>
          <table:table-cell office:value-type="float" office:value="13.6656" calcext:value-type="float">
            <text:p>13.6656</text:p>
          </table:table-cell>
          <table:table-cell office:value-type="float" office:value="0.743078" calcext:value-type="float">
            <text:p>0.743078</text:p>
          </table:table-cell>
        </table:table-row>
        <table:table-row table:style-name="ro1">
          <table:table-cell office:value-type="float" office:value="13.6812" calcext:value-type="float">
            <text:p>13.6812</text:p>
          </table:table-cell>
          <table:table-cell office:value-type="float" office:value="0.798165" calcext:value-type="float">
            <text:p>0.798165</text:p>
          </table:table-cell>
          <table:table-cell/>
          <table:table-cell office:value-type="float" office:value="13.6812" calcext:value-type="float">
            <text:p>13.6812</text:p>
          </table:table-cell>
          <table:table-cell office:value-type="float" office:value="0.731729" calcext:value-type="float">
            <text:p>0.731729</text:p>
          </table:table-cell>
        </table:table-row>
        <table:table-row table:style-name="ro1">
          <table:table-cell office:value-type="float" office:value="13.6968" calcext:value-type="float">
            <text:p>13.6968</text:p>
          </table:table-cell>
          <table:table-cell office:value-type="float" office:value="0.788098" calcext:value-type="float">
            <text:p>0.788098</text:p>
          </table:table-cell>
          <table:table-cell/>
          <table:table-cell office:value-type="float" office:value="13.6968" calcext:value-type="float">
            <text:p>13.6968</text:p>
          </table:table-cell>
          <table:table-cell office:value-type="float" office:value="0.735156" calcext:value-type="float">
            <text:p>0.735156</text:p>
          </table:table-cell>
        </table:table-row>
        <table:table-row table:style-name="ro1">
          <table:table-cell office:value-type="float" office:value="13.7124" calcext:value-type="float">
            <text:p>13.7124</text:p>
          </table:table-cell>
          <table:table-cell office:value-type="float" office:value="0.784017" calcext:value-type="float">
            <text:p>0.784017</text:p>
          </table:table-cell>
          <table:table-cell/>
          <table:table-cell office:value-type="float" office:value="13.7124" calcext:value-type="float">
            <text:p>13.7124</text:p>
          </table:table-cell>
          <table:table-cell office:value-type="float" office:value="0.726335" calcext:value-type="float">
            <text:p>0.726335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0.780676" calcext:value-type="float">
            <text:p>0.780676</text:p>
          </table:table-cell>
          <table:table-cell/>
          <table:table-cell office:value-type="float" office:value="13.728" calcext:value-type="float">
            <text:p>13.728</text:p>
          </table:table-cell>
          <table:table-cell office:value-type="float" office:value="0.719162" calcext:value-type="float">
            <text:p>0.719162</text:p>
          </table:table-cell>
        </table:table-row>
        <table:table-row table:style-name="ro1">
          <table:table-cell office:value-type="float" office:value="13.7436" calcext:value-type="float">
            <text:p>13.7436</text:p>
          </table:table-cell>
          <table:table-cell office:value-type="float" office:value="0.772229" calcext:value-type="float">
            <text:p>0.772229</text:p>
          </table:table-cell>
          <table:table-cell/>
          <table:table-cell office:value-type="float" office:value="13.7436" calcext:value-type="float">
            <text:p>13.7436</text:p>
          </table:table-cell>
          <table:table-cell office:value-type="float" office:value="0.717721" calcext:value-type="float">
            <text:p>0.717721</text:p>
          </table:table-cell>
        </table:table-row>
        <table:table-row table:style-name="ro1">
          <table:table-cell office:value-type="float" office:value="13.7592" calcext:value-type="float">
            <text:p>13.7592</text:p>
          </table:table-cell>
          <table:table-cell office:value-type="float" office:value="0.766446" calcext:value-type="float">
            <text:p>0.766446</text:p>
          </table:table-cell>
          <table:table-cell/>
          <table:table-cell office:value-type="float" office:value="13.7592" calcext:value-type="float">
            <text:p>13.7592</text:p>
          </table:table-cell>
          <table:table-cell office:value-type="float" office:value="0.704572" calcext:value-type="float">
            <text:p>0.704572</text:p>
          </table:table-cell>
        </table:table-row>
        <table:table-row table:style-name="ro1">
          <table:table-cell office:value-type="float" office:value="13.7748" calcext:value-type="float">
            <text:p>13.7748</text:p>
          </table:table-cell>
          <table:table-cell office:value-type="float" office:value="0.761449" calcext:value-type="float">
            <text:p>0.761449</text:p>
          </table:table-cell>
          <table:table-cell/>
          <table:table-cell office:value-type="float" office:value="13.7748" calcext:value-type="float">
            <text:p>13.7748</text:p>
          </table:table-cell>
          <table:table-cell office:value-type="float" office:value="0.69742" calcext:value-type="float">
            <text:p>0.69742</text:p>
          </table:table-cell>
        </table:table-row>
        <table:table-row table:style-name="ro1">
          <table:table-cell office:value-type="float" office:value="13.7904" calcext:value-type="float">
            <text:p>13.7904</text:p>
          </table:table-cell>
          <table:table-cell office:value-type="float" office:value="0.748202" calcext:value-type="float">
            <text:p>0.748202</text:p>
          </table:table-cell>
          <table:table-cell/>
          <table:table-cell office:value-type="float" office:value="13.7904" calcext:value-type="float">
            <text:p>13.7904</text:p>
          </table:table-cell>
          <table:table-cell office:value-type="float" office:value="0.690335" calcext:value-type="float">
            <text:p>0.690335</text:p>
          </table:table-cell>
        </table:table-row>
        <table:table-row table:style-name="ro1">
          <table:table-cell office:value-type="float" office:value="13.806" calcext:value-type="float">
            <text:p>13.806</text:p>
          </table:table-cell>
          <table:table-cell office:value-type="float" office:value="0.744361" calcext:value-type="float">
            <text:p>0.744361</text:p>
          </table:table-cell>
          <table:table-cell/>
          <table:table-cell office:value-type="float" office:value="13.806" calcext:value-type="float">
            <text:p>13.806</text:p>
          </table:table-cell>
          <table:table-cell office:value-type="float" office:value="0.682584" calcext:value-type="float">
            <text:p>0.682584</text:p>
          </table:table-cell>
        </table:table-row>
        <table:table-row table:style-name="ro1">
          <table:table-cell office:value-type="float" office:value="13.8216" calcext:value-type="float">
            <text:p>13.8216</text:p>
          </table:table-cell>
          <table:table-cell office:value-type="float" office:value="0.737017" calcext:value-type="float">
            <text:p>0.737017</text:p>
          </table:table-cell>
          <table:table-cell/>
          <table:table-cell office:value-type="float" office:value="13.8216" calcext:value-type="float">
            <text:p>13.8216</text:p>
          </table:table-cell>
          <table:table-cell office:value-type="float" office:value="0.67265" calcext:value-type="float">
            <text:p>0.67265</text:p>
          </table:table-cell>
        </table:table-row>
        <table:table-row table:style-name="ro1">
          <table:table-cell office:value-type="float" office:value="13.8372" calcext:value-type="float">
            <text:p>13.8372</text:p>
          </table:table-cell>
          <table:table-cell office:value-type="float" office:value="0.730569" calcext:value-type="float">
            <text:p>0.730569</text:p>
          </table:table-cell>
          <table:table-cell/>
          <table:table-cell office:value-type="float" office:value="13.8372" calcext:value-type="float">
            <text:p>13.8372</text:p>
          </table:table-cell>
          <table:table-cell office:value-type="float" office:value="0.664717" calcext:value-type="float">
            <text:p>0.664717</text:p>
          </table:table-cell>
        </table:table-row>
        <table:table-row table:style-name="ro1">
          <table:table-cell office:value-type="float" office:value="13.8528" calcext:value-type="float">
            <text:p>13.8528</text:p>
          </table:table-cell>
          <table:table-cell office:value-type="float" office:value="0.720382" calcext:value-type="float">
            <text:p>0.720382</text:p>
          </table:table-cell>
          <table:table-cell/>
          <table:table-cell office:value-type="float" office:value="13.8528" calcext:value-type="float">
            <text:p>13.8528</text:p>
          </table:table-cell>
          <table:table-cell office:value-type="float" office:value="0.660164" calcext:value-type="float">
            <text:p>0.660164</text:p>
          </table:table-cell>
        </table:table-row>
        <table:table-row table:style-name="ro1">
          <table:table-cell office:value-type="float" office:value="13.8684" calcext:value-type="float">
            <text:p>13.8684</text:p>
          </table:table-cell>
          <table:table-cell office:value-type="float" office:value="0.715998" calcext:value-type="float">
            <text:p>0.715998</text:p>
          </table:table-cell>
          <table:table-cell/>
          <table:table-cell office:value-type="float" office:value="13.8684" calcext:value-type="float">
            <text:p>13.8684</text:p>
          </table:table-cell>
          <table:table-cell office:value-type="float" office:value="0.653724" calcext:value-type="float">
            <text:p>0.653724</text:p>
          </table:table-cell>
        </table:table-row>
        <table:table-row table:style-name="ro1">
          <table:table-cell office:value-type="float" office:value="13.884" calcext:value-type="float">
            <text:p>13.884</text:p>
          </table:table-cell>
          <table:table-cell office:value-type="float" office:value="0.712168" calcext:value-type="float">
            <text:p>0.712168</text:p>
          </table:table-cell>
          <table:table-cell/>
          <table:table-cell office:value-type="float" office:value="13.884" calcext:value-type="float">
            <text:p>13.884</text:p>
          </table:table-cell>
          <table:table-cell office:value-type="float" office:value="0.645254" calcext:value-type="float">
            <text:p>0.645254</text:p>
          </table:table-cell>
        </table:table-row>
        <table:table-row table:style-name="ro1">
          <table:table-cell office:value-type="float" office:value="13.8996" calcext:value-type="float">
            <text:p>13.8996</text:p>
          </table:table-cell>
          <table:table-cell office:value-type="float" office:value="0.702454" calcext:value-type="float">
            <text:p>0.702454</text:p>
          </table:table-cell>
          <table:table-cell/>
          <table:table-cell office:value-type="float" office:value="13.8996" calcext:value-type="float">
            <text:p>13.8996</text:p>
          </table:table-cell>
          <table:table-cell office:value-type="float" office:value="0.63882" calcext:value-type="float">
            <text:p>0.63882</text:p>
          </table:table-cell>
        </table:table-row>
        <table:table-row table:style-name="ro1">
          <table:table-cell office:value-type="float" office:value="13.9152" calcext:value-type="float">
            <text:p>13.9152</text:p>
          </table:table-cell>
          <table:table-cell office:value-type="float" office:value="0.694447" calcext:value-type="float">
            <text:p>0.694447</text:p>
          </table:table-cell>
          <table:table-cell/>
          <table:table-cell office:value-type="float" office:value="13.9152" calcext:value-type="float">
            <text:p>13.9152</text:p>
          </table:table-cell>
          <table:table-cell office:value-type="float" office:value="0.630103" calcext:value-type="float">
            <text:p>0.630103</text:p>
          </table:table-cell>
        </table:table-row>
        <table:table-row table:style-name="ro1">
          <table:table-cell office:value-type="float" office:value="13.9308" calcext:value-type="float">
            <text:p>13.9308</text:p>
          </table:table-cell>
          <table:table-cell office:value-type="float" office:value="0.679881" calcext:value-type="float">
            <text:p>0.679881</text:p>
          </table:table-cell>
          <table:table-cell/>
          <table:table-cell office:value-type="float" office:value="13.9308" calcext:value-type="float">
            <text:p>13.9308</text:p>
          </table:table-cell>
          <table:table-cell office:value-type="float" office:value="0.630011" calcext:value-type="float">
            <text:p>0.630011</text:p>
          </table:table-cell>
        </table:table-row>
        <table:table-row table:style-name="ro1">
          <table:table-cell office:value-type="float" office:value="13.9464" calcext:value-type="float">
            <text:p>13.9464</text:p>
          </table:table-cell>
          <table:table-cell office:value-type="float" office:value="0.676159" calcext:value-type="float">
            <text:p>0.676159</text:p>
          </table:table-cell>
          <table:table-cell/>
          <table:table-cell office:value-type="float" office:value="13.9464" calcext:value-type="float">
            <text:p>13.9464</text:p>
          </table:table-cell>
          <table:table-cell office:value-type="float" office:value="0.617563" calcext:value-type="float">
            <text:p>0.617563</text:p>
          </table:table-cell>
        </table:table-row>
        <table:table-row table:style-name="ro1">
          <table:table-cell office:value-type="float" office:value="13.962" calcext:value-type="float">
            <text:p>13.962</text:p>
          </table:table-cell>
          <table:table-cell office:value-type="float" office:value="0.666501" calcext:value-type="float">
            <text:p>0.666501</text:p>
          </table:table-cell>
          <table:table-cell/>
          <table:table-cell office:value-type="float" office:value="13.962" calcext:value-type="float">
            <text:p>13.962</text:p>
          </table:table-cell>
          <table:table-cell office:value-type="float" office:value="0.612672" calcext:value-type="float">
            <text:p>0.612672</text:p>
          </table:table-cell>
        </table:table-row>
        <table:table-row table:style-name="ro1">
          <table:table-cell office:value-type="float" office:value="13.9776" calcext:value-type="float">
            <text:p>13.9776</text:p>
          </table:table-cell>
          <table:table-cell office:value-type="float" office:value="0.657619" calcext:value-type="float">
            <text:p>0.657619</text:p>
          </table:table-cell>
          <table:table-cell/>
          <table:table-cell office:value-type="float" office:value="13.9776" calcext:value-type="float">
            <text:p>13.9776</text:p>
          </table:table-cell>
          <table:table-cell office:value-type="float" office:value="0.602029" calcext:value-type="float">
            <text:p>0.602029</text:p>
          </table:table-cell>
        </table:table-row>
        <table:table-row table:style-name="ro1">
          <table:table-cell office:value-type="float" office:value="13.9932" calcext:value-type="float">
            <text:p>13.9932</text:p>
          </table:table-cell>
          <table:table-cell office:value-type="float" office:value="0.652973" calcext:value-type="float">
            <text:p>0.652973</text:p>
          </table:table-cell>
          <table:table-cell/>
          <table:table-cell office:value-type="float" office:value="13.9932" calcext:value-type="float">
            <text:p>13.9932</text:p>
          </table:table-cell>
          <table:table-cell office:value-type="float" office:value="0.597472" calcext:value-type="float">
            <text:p>0.597472</text:p>
          </table:table-cell>
        </table:table-row>
        <table:table-row table:style-name="ro1">
          <table:table-cell office:value-type="float" office:value="14.0088" calcext:value-type="float">
            <text:p>14.0088</text:p>
          </table:table-cell>
          <table:table-cell office:value-type="float" office:value="0.650073" calcext:value-type="float">
            <text:p>0.650073</text:p>
          </table:table-cell>
          <table:table-cell/>
          <table:table-cell office:value-type="float" office:value="14.0088" calcext:value-type="float">
            <text:p>14.0088</text:p>
          </table:table-cell>
          <table:table-cell office:value-type="float" office:value="0.587171" calcext:value-type="float">
            <text:p>0.587171</text:p>
          </table:table-cell>
        </table:table-row>
        <table:table-row table:style-name="ro1">
          <table:table-cell office:value-type="float" office:value="14.0244" calcext:value-type="float">
            <text:p>14.0244</text:p>
          </table:table-cell>
          <table:table-cell office:value-type="float" office:value="0.636577" calcext:value-type="float">
            <text:p>0.636577</text:p>
          </table:table-cell>
          <table:table-cell/>
          <table:table-cell office:value-type="float" office:value="14.0244" calcext:value-type="float">
            <text:p>14.0244</text:p>
          </table:table-cell>
          <table:table-cell office:value-type="float" office:value="0.579465" calcext:value-type="float">
            <text:p>0.579465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0.625866" calcext:value-type="float">
            <text:p>0.625866</text:p>
          </table:table-cell>
          <table:table-cell/>
          <table:table-cell office:value-type="float" office:value="14.04" calcext:value-type="float">
            <text:p>14.04</text:p>
          </table:table-cell>
          <table:table-cell office:value-type="float" office:value="0.57312" calcext:value-type="float">
            <text:p>0.57312</text:p>
          </table:table-cell>
        </table:table-row>
        <table:table-row table:style-name="ro1">
          <table:table-cell office:value-type="float" office:value="14.0556" calcext:value-type="float">
            <text:p>14.0556</text:p>
          </table:table-cell>
          <table:table-cell office:value-type="float" office:value="0.619607" calcext:value-type="float">
            <text:p>0.619607</text:p>
          </table:table-cell>
          <table:table-cell/>
          <table:table-cell office:value-type="float" office:value="14.0556" calcext:value-type="float">
            <text:p>14.0556</text:p>
          </table:table-cell>
          <table:table-cell office:value-type="float" office:value="0.565598" calcext:value-type="float">
            <text:p>0.565598</text:p>
          </table:table-cell>
        </table:table-row>
        <table:table-row table:style-name="ro1">
          <table:table-cell office:value-type="float" office:value="14.0712" calcext:value-type="float">
            <text:p>14.0712</text:p>
          </table:table-cell>
          <table:table-cell office:value-type="float" office:value="0.610748" calcext:value-type="float">
            <text:p>0.610748</text:p>
          </table:table-cell>
          <table:table-cell/>
          <table:table-cell office:value-type="float" office:value="14.0712" calcext:value-type="float">
            <text:p>14.0712</text:p>
          </table:table-cell>
          <table:table-cell office:value-type="float" office:value="0.559773" calcext:value-type="float">
            <text:p>0.559773</text:p>
          </table:table-cell>
        </table:table-row>
        <table:table-row table:style-name="ro1">
          <table:table-cell office:value-type="float" office:value="14.0868" calcext:value-type="float">
            <text:p>14.0868</text:p>
          </table:table-cell>
          <table:table-cell office:value-type="float" office:value="0.603691" calcext:value-type="float">
            <text:p>0.603691</text:p>
          </table:table-cell>
          <table:table-cell/>
          <table:table-cell office:value-type="float" office:value="14.0868" calcext:value-type="float">
            <text:p>14.0868</text:p>
          </table:table-cell>
          <table:table-cell office:value-type="float" office:value="0.557129" calcext:value-type="float">
            <text:p>0.557129</text:p>
          </table:table-cell>
        </table:table-row>
        <table:table-row table:style-name="ro1">
          <table:table-cell office:value-type="float" office:value="14.1024" calcext:value-type="float">
            <text:p>14.1024</text:p>
          </table:table-cell>
          <table:table-cell office:value-type="float" office:value="0.59847" calcext:value-type="float">
            <text:p>0.59847</text:p>
          </table:table-cell>
          <table:table-cell/>
          <table:table-cell office:value-type="float" office:value="14.1024" calcext:value-type="float">
            <text:p>14.1024</text:p>
          </table:table-cell>
          <table:table-cell office:value-type="float" office:value="0.549437" calcext:value-type="float">
            <text:p>0.549437</text:p>
          </table:table-cell>
        </table:table-row>
        <table:table-row table:style-name="ro1">
          <table:table-cell office:value-type="float" office:value="14.118" calcext:value-type="float">
            <text:p>14.118</text:p>
          </table:table-cell>
          <table:table-cell office:value-type="float" office:value="0.587477" calcext:value-type="float">
            <text:p>0.587477</text:p>
          </table:table-cell>
          <table:table-cell/>
          <table:table-cell office:value-type="float" office:value="14.118" calcext:value-type="float">
            <text:p>14.118</text:p>
          </table:table-cell>
          <table:table-cell office:value-type="float" office:value="0.534669" calcext:value-type="float">
            <text:p>0.534669</text:p>
          </table:table-cell>
        </table:table-row>
        <table:table-row table:style-name="ro1">
          <table:table-cell office:value-type="float" office:value="14.1336" calcext:value-type="float">
            <text:p>14.1336</text:p>
          </table:table-cell>
          <table:table-cell office:value-type="float" office:value="0.581286" calcext:value-type="float">
            <text:p>0.581286</text:p>
          </table:table-cell>
          <table:table-cell/>
          <table:table-cell office:value-type="float" office:value="14.1336" calcext:value-type="float">
            <text:p>14.1336</text:p>
          </table:table-cell>
          <table:table-cell office:value-type="float" office:value="0.525526" calcext:value-type="float">
            <text:p>0.525526</text:p>
          </table:table-cell>
        </table:table-row>
        <table:table-row table:style-name="ro1">
          <table:table-cell office:value-type="float" office:value="14.1492" calcext:value-type="float">
            <text:p>14.1492</text:p>
          </table:table-cell>
          <table:table-cell office:value-type="float" office:value="0.574215" calcext:value-type="float">
            <text:p>0.574215</text:p>
          </table:table-cell>
          <table:table-cell/>
          <table:table-cell office:value-type="float" office:value="14.1492" calcext:value-type="float">
            <text:p>14.1492</text:p>
          </table:table-cell>
          <table:table-cell office:value-type="float" office:value="0.523011" calcext:value-type="float">
            <text:p>0.523011</text:p>
          </table:table-cell>
        </table:table-row>
        <table:table-row table:style-name="ro1">
          <table:table-cell office:value-type="float" office:value="14.1648" calcext:value-type="float">
            <text:p>14.1648</text:p>
          </table:table-cell>
          <table:table-cell office:value-type="float" office:value="0.568683" calcext:value-type="float">
            <text:p>0.568683</text:p>
          </table:table-cell>
          <table:table-cell/>
          <table:table-cell office:value-type="float" office:value="14.1648" calcext:value-type="float">
            <text:p>14.1648</text:p>
          </table:table-cell>
          <table:table-cell office:value-type="float" office:value="0.515845" calcext:value-type="float">
            <text:p>0.515845</text:p>
          </table:table-cell>
        </table:table-row>
        <table:table-row table:style-name="ro1">
          <table:table-cell office:value-type="float" office:value="14.1804" calcext:value-type="float">
            <text:p>14.1804</text:p>
          </table:table-cell>
          <table:table-cell office:value-type="float" office:value="0.56032" calcext:value-type="float">
            <text:p>0.56032</text:p>
          </table:table-cell>
          <table:table-cell/>
          <table:table-cell office:value-type="float" office:value="14.1804" calcext:value-type="float">
            <text:p>14.1804</text:p>
          </table:table-cell>
          <table:table-cell office:value-type="float" office:value="0.506101" calcext:value-type="float">
            <text:p>0.506101</text:p>
          </table:table-cell>
        </table:table-row>
        <table:table-row table:style-name="ro1">
          <table:table-cell office:value-type="float" office:value="14.196" calcext:value-type="float">
            <text:p>14.196</text:p>
          </table:table-cell>
          <table:table-cell office:value-type="float" office:value="0.54848" calcext:value-type="float">
            <text:p>0.54848</text:p>
          </table:table-cell>
          <table:table-cell/>
          <table:table-cell office:value-type="float" office:value="14.196" calcext:value-type="float">
            <text:p>14.196</text:p>
          </table:table-cell>
          <table:table-cell office:value-type="float" office:value="0.498462" calcext:value-type="float">
            <text:p>0.498462</text:p>
          </table:table-cell>
        </table:table-row>
        <table:table-row table:style-name="ro1">
          <table:table-cell office:value-type="float" office:value="14.2116" calcext:value-type="float">
            <text:p>14.2116</text:p>
          </table:table-cell>
          <table:table-cell office:value-type="float" office:value="0.540805" calcext:value-type="float">
            <text:p>0.540805</text:p>
          </table:table-cell>
          <table:table-cell/>
          <table:table-cell office:value-type="float" office:value="14.2116" calcext:value-type="float">
            <text:p>14.2116</text:p>
          </table:table-cell>
          <table:table-cell office:value-type="float" office:value="0.496958" calcext:value-type="float">
            <text:p>0.496958</text:p>
          </table:table-cell>
        </table:table-row>
        <table:table-row table:style-name="ro1">
          <table:table-cell office:value-type="float" office:value="14.2272" calcext:value-type="float">
            <text:p>14.2272</text:p>
          </table:table-cell>
          <table:table-cell office:value-type="float" office:value="0.531074" calcext:value-type="float">
            <text:p>0.531074</text:p>
          </table:table-cell>
          <table:table-cell/>
          <table:table-cell office:value-type="float" office:value="14.2272" calcext:value-type="float">
            <text:p>14.2272</text:p>
          </table:table-cell>
          <table:table-cell office:value-type="float" office:value="0.490735" calcext:value-type="float">
            <text:p>0.490735</text:p>
          </table:table-cell>
        </table:table-row>
        <table:table-row table:style-name="ro1">
          <table:table-cell office:value-type="float" office:value="14.2428" calcext:value-type="float">
            <text:p>14.2428</text:p>
          </table:table-cell>
          <table:table-cell office:value-type="float" office:value="0.521674" calcext:value-type="float">
            <text:p>0.521674</text:p>
          </table:table-cell>
          <table:table-cell/>
          <table:table-cell office:value-type="float" office:value="14.2428" calcext:value-type="float">
            <text:p>14.2428</text:p>
          </table:table-cell>
          <table:table-cell office:value-type="float" office:value="0.476758" calcext:value-type="float">
            <text:p>0.476758</text:p>
          </table:table-cell>
        </table:table-row>
        <table:table-row table:style-name="ro1">
          <table:table-cell office:value-type="float" office:value="14.2584" calcext:value-type="float">
            <text:p>14.2584</text:p>
          </table:table-cell>
          <table:table-cell office:value-type="float" office:value="0.518149" calcext:value-type="float">
            <text:p>0.518149</text:p>
          </table:table-cell>
          <table:table-cell/>
          <table:table-cell office:value-type="float" office:value="14.2584" calcext:value-type="float">
            <text:p>14.2584</text:p>
          </table:table-cell>
          <table:table-cell office:value-type="float" office:value="0.472577" calcext:value-type="float">
            <text:p>0.472577</text:p>
          </table:table-cell>
        </table:table-row>
        <table:table-row table:style-name="ro1">
          <table:table-cell office:value-type="float" office:value="14.274" calcext:value-type="float">
            <text:p>14.274</text:p>
          </table:table-cell>
          <table:table-cell office:value-type="float" office:value="0.506962" calcext:value-type="float">
            <text:p>0.506962</text:p>
          </table:table-cell>
          <table:table-cell/>
          <table:table-cell office:value-type="float" office:value="14.274" calcext:value-type="float">
            <text:p>14.274</text:p>
          </table:table-cell>
          <table:table-cell office:value-type="float" office:value="0.463082" calcext:value-type="float">
            <text:p>0.463082</text:p>
          </table:table-cell>
        </table:table-row>
        <table:table-row table:style-name="ro1">
          <table:table-cell office:value-type="float" office:value="14.2896" calcext:value-type="float">
            <text:p>14.2896</text:p>
          </table:table-cell>
          <table:table-cell office:value-type="float" office:value="0.502707" calcext:value-type="float">
            <text:p>0.502707</text:p>
          </table:table-cell>
          <table:table-cell/>
          <table:table-cell office:value-type="float" office:value="14.2896" calcext:value-type="float">
            <text:p>14.2896</text:p>
          </table:table-cell>
          <table:table-cell office:value-type="float" office:value="0.454347" calcext:value-type="float">
            <text:p>0.454347</text:p>
          </table:table-cell>
        </table:table-row>
        <table:table-row table:style-name="ro1">
          <table:table-cell office:value-type="float" office:value="14.3052" calcext:value-type="float">
            <text:p>14.3052</text:p>
          </table:table-cell>
          <table:table-cell office:value-type="float" office:value="0.493017" calcext:value-type="float">
            <text:p>0.493017</text:p>
          </table:table-cell>
          <table:table-cell/>
          <table:table-cell office:value-type="float" office:value="14.3052" calcext:value-type="float">
            <text:p>14.3052</text:p>
          </table:table-cell>
          <table:table-cell office:value-type="float" office:value="0.443027" calcext:value-type="float">
            <text:p>0.443027</text:p>
          </table:table-cell>
        </table:table-row>
        <table:table-row table:style-name="ro1">
          <table:table-cell office:value-type="float" office:value="14.3208" calcext:value-type="float">
            <text:p>14.3208</text:p>
          </table:table-cell>
          <table:table-cell office:value-type="float" office:value="0.484907" calcext:value-type="float">
            <text:p>0.484907</text:p>
          </table:table-cell>
          <table:table-cell/>
          <table:table-cell office:value-type="float" office:value="14.3208" calcext:value-type="float">
            <text:p>14.3208</text:p>
          </table:table-cell>
          <table:table-cell office:value-type="float" office:value="0.436864" calcext:value-type="float">
            <text:p>0.436864</text:p>
          </table:table-cell>
        </table:table-row>
        <table:table-row table:style-name="ro1">
          <table:table-cell office:value-type="float" office:value="14.3364" calcext:value-type="float">
            <text:p>14.3364</text:p>
          </table:table-cell>
          <table:table-cell office:value-type="float" office:value="0.479319" calcext:value-type="float">
            <text:p>0.479319</text:p>
          </table:table-cell>
          <table:table-cell/>
          <table:table-cell office:value-type="float" office:value="14.3364" calcext:value-type="float">
            <text:p>14.3364</text:p>
          </table:table-cell>
          <table:table-cell office:value-type="float" office:value="0.428032" calcext:value-type="float">
            <text:p>0.428032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0.473146" calcext:value-type="float">
            <text:p>0.473146</text:p>
          </table:table-cell>
          <table:table-cell/>
          <table:table-cell office:value-type="float" office:value="14.352" calcext:value-type="float">
            <text:p>14.352</text:p>
          </table:table-cell>
          <table:table-cell office:value-type="float" office:value="0.420324" calcext:value-type="float">
            <text:p>0.420324</text:p>
          </table:table-cell>
        </table:table-row>
        <table:table-row table:style-name="ro1">
          <table:table-cell office:value-type="float" office:value="14.3676" calcext:value-type="float">
            <text:p>14.3676</text:p>
          </table:table-cell>
          <table:table-cell office:value-type="float" office:value="0.461514" calcext:value-type="float">
            <text:p>0.461514</text:p>
          </table:table-cell>
          <table:table-cell/>
          <table:table-cell office:value-type="float" office:value="14.3676" calcext:value-type="float">
            <text:p>14.3676</text:p>
          </table:table-cell>
          <table:table-cell office:value-type="float" office:value="0.413793" calcext:value-type="float">
            <text:p>0.413793</text:p>
          </table:table-cell>
        </table:table-row>
        <table:table-row table:style-name="ro1">
          <table:table-cell office:value-type="float" office:value="14.3832" calcext:value-type="float">
            <text:p>14.3832</text:p>
          </table:table-cell>
          <table:table-cell office:value-type="float" office:value="0.452523" calcext:value-type="float">
            <text:p>0.452523</text:p>
          </table:table-cell>
          <table:table-cell/>
          <table:table-cell office:value-type="float" office:value="14.3832" calcext:value-type="float">
            <text:p>14.3832</text:p>
          </table:table-cell>
          <table:table-cell office:value-type="float" office:value="0.406327" calcext:value-type="float">
            <text:p>0.406327</text:p>
          </table:table-cell>
        </table:table-row>
        <table:table-row table:style-name="ro1">
          <table:table-cell office:value-type="float" office:value="14.3988" calcext:value-type="float">
            <text:p>14.3988</text:p>
          </table:table-cell>
          <table:table-cell office:value-type="float" office:value="0.441492" calcext:value-type="float">
            <text:p>0.441492</text:p>
          </table:table-cell>
          <table:table-cell/>
          <table:table-cell office:value-type="float" office:value="14.3988" calcext:value-type="float">
            <text:p>14.3988</text:p>
          </table:table-cell>
          <table:table-cell office:value-type="float" office:value="0.397658" calcext:value-type="float">
            <text:p>0.397658</text:p>
          </table:table-cell>
        </table:table-row>
        <table:table-row table:style-name="ro1">
          <table:table-cell office:value-type="float" office:value="14.4144" calcext:value-type="float">
            <text:p>14.4144</text:p>
          </table:table-cell>
          <table:table-cell office:value-type="float" office:value="0.430689" calcext:value-type="float">
            <text:p>0.430689</text:p>
          </table:table-cell>
          <table:table-cell/>
          <table:table-cell office:value-type="float" office:value="14.4144" calcext:value-type="float">
            <text:p>14.4144</text:p>
          </table:table-cell>
          <table:table-cell office:value-type="float" office:value="0.383422" calcext:value-type="float">
            <text:p>0.383422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0.417604" calcext:value-type="float">
            <text:p>0.417604</text:p>
          </table:table-cell>
          <table:table-cell/>
          <table:table-cell office:value-type="float" office:value="14.43" calcext:value-type="float">
            <text:p>14.43</text:p>
          </table:table-cell>
          <table:table-cell office:value-type="float" office:value="0.373989" calcext:value-type="float">
            <text:p>0.373989</text:p>
          </table:table-cell>
        </table:table-row>
        <table:table-row table:style-name="ro1">
          <table:table-cell office:value-type="float" office:value="14.4456" calcext:value-type="float">
            <text:p>14.4456</text:p>
          </table:table-cell>
          <table:table-cell office:value-type="float" office:value="0.399453" calcext:value-type="float">
            <text:p>0.399453</text:p>
          </table:table-cell>
          <table:table-cell/>
          <table:table-cell office:value-type="float" office:value="14.4456" calcext:value-type="float">
            <text:p>14.4456</text:p>
          </table:table-cell>
          <table:table-cell office:value-type="float" office:value="0.35902" calcext:value-type="float">
            <text:p>0.35902</text:p>
          </table:table-cell>
        </table:table-row>
        <table:table-row table:style-name="ro1">
          <table:table-cell office:value-type="float" office:value="14.4612" calcext:value-type="float">
            <text:p>14.4612</text:p>
          </table:table-cell>
          <table:table-cell office:value-type="float" office:value="0.385544" calcext:value-type="float">
            <text:p>0.385544</text:p>
          </table:table-cell>
          <table:table-cell/>
          <table:table-cell office:value-type="float" office:value="14.4612" calcext:value-type="float">
            <text:p>14.4612</text:p>
          </table:table-cell>
          <table:table-cell office:value-type="float" office:value="0.347989" calcext:value-type="float">
            <text:p>0.347989</text:p>
          </table:table-cell>
        </table:table-row>
        <table:table-row table:style-name="ro1">
          <table:table-cell office:value-type="float" office:value="14.4768" calcext:value-type="float">
            <text:p>14.4768</text:p>
          </table:table-cell>
          <table:table-cell office:value-type="float" office:value="0.376362" calcext:value-type="float">
            <text:p>0.376362</text:p>
          </table:table-cell>
          <table:table-cell/>
          <table:table-cell office:value-type="float" office:value="14.4768" calcext:value-type="float">
            <text:p>14.4768</text:p>
          </table:table-cell>
          <table:table-cell office:value-type="float" office:value="0.341592" calcext:value-type="float">
            <text:p>0.341592</text:p>
          </table:table-cell>
        </table:table-row>
        <table:table-row table:style-name="ro1">
          <table:table-cell office:value-type="float" office:value="14.4924" calcext:value-type="float">
            <text:p>14.4924</text:p>
          </table:table-cell>
          <table:table-cell office:value-type="float" office:value="0.368185" calcext:value-type="float">
            <text:p>0.368185</text:p>
          </table:table-cell>
          <table:table-cell/>
          <table:table-cell office:value-type="float" office:value="14.4924" calcext:value-type="float">
            <text:p>14.4924</text:p>
          </table:table-cell>
          <table:table-cell office:value-type="float" office:value="0.327297" calcext:value-type="float">
            <text:p>0.327297</text:p>
          </table:table-cell>
        </table:table-row>
        <table:table-row table:style-name="ro1">
          <table:table-cell office:value-type="float" office:value="14.508" calcext:value-type="float">
            <text:p>14.508</text:p>
          </table:table-cell>
          <table:table-cell office:value-type="float" office:value="0.352006" calcext:value-type="float">
            <text:p>0.352006</text:p>
          </table:table-cell>
          <table:table-cell/>
          <table:table-cell office:value-type="float" office:value="14.508" calcext:value-type="float">
            <text:p>14.508</text:p>
          </table:table-cell>
          <table:table-cell office:value-type="float" office:value="0.318131" calcext:value-type="float">
            <text:p>0.318131</text:p>
          </table:table-cell>
        </table:table-row>
        <table:table-row table:style-name="ro1">
          <table:table-cell office:value-type="float" office:value="14.5236" calcext:value-type="float">
            <text:p>14.5236</text:p>
          </table:table-cell>
          <table:table-cell office:value-type="float" office:value="0.337836" calcext:value-type="float">
            <text:p>0.337836</text:p>
          </table:table-cell>
          <table:table-cell/>
          <table:table-cell office:value-type="float" office:value="14.5236" calcext:value-type="float">
            <text:p>14.5236</text:p>
          </table:table-cell>
          <table:table-cell office:value-type="float" office:value="0.307411" calcext:value-type="float">
            <text:p>0.307411</text:p>
          </table:table-cell>
        </table:table-row>
        <table:table-row table:style-name="ro1">
          <table:table-cell office:value-type="float" office:value="14.5392" calcext:value-type="float">
            <text:p>14.5392</text:p>
          </table:table-cell>
          <table:table-cell office:value-type="float" office:value="0.328902" calcext:value-type="float">
            <text:p>0.328902</text:p>
          </table:table-cell>
          <table:table-cell/>
          <table:table-cell office:value-type="float" office:value="14.5392" calcext:value-type="float">
            <text:p>14.5392</text:p>
          </table:table-cell>
          <table:table-cell office:value-type="float" office:value="0.296842" calcext:value-type="float">
            <text:p>0.296842</text:p>
          </table:table-cell>
        </table:table-row>
        <table:table-row table:style-name="ro1">
          <table:table-cell office:value-type="float" office:value="14.5548" calcext:value-type="float">
            <text:p>14.5548</text:p>
          </table:table-cell>
          <table:table-cell office:value-type="float" office:value="0.32268" calcext:value-type="float">
            <text:p>0.32268</text:p>
          </table:table-cell>
          <table:table-cell/>
          <table:table-cell office:value-type="float" office:value="14.5548" calcext:value-type="float">
            <text:p>14.5548</text:p>
          </table:table-cell>
          <table:table-cell office:value-type="float" office:value="0.288655" calcext:value-type="float">
            <text:p>0.288655</text:p>
          </table:table-cell>
        </table:table-row>
        <table:table-row table:style-name="ro1">
          <table:table-cell office:value-type="float" office:value="14.5704" calcext:value-type="float">
            <text:p>14.5704</text:p>
          </table:table-cell>
          <table:table-cell office:value-type="float" office:value="0.313282" calcext:value-type="float">
            <text:p>0.313282</text:p>
          </table:table-cell>
          <table:table-cell/>
          <table:table-cell office:value-type="float" office:value="14.5704" calcext:value-type="float">
            <text:p>14.5704</text:p>
          </table:table-cell>
          <table:table-cell office:value-type="float" office:value="0.281915" calcext:value-type="float">
            <text:p>0.281915</text:p>
          </table:table-cell>
        </table:table-row>
        <table:table-row table:style-name="ro1">
          <table:table-cell office:value-type="float" office:value="14.586" calcext:value-type="float">
            <text:p>14.586</text:p>
          </table:table-cell>
          <table:table-cell office:value-type="float" office:value="0.302592" calcext:value-type="float">
            <text:p>0.302592</text:p>
          </table:table-cell>
          <table:table-cell/>
          <table:table-cell office:value-type="float" office:value="14.586" calcext:value-type="float">
            <text:p>14.586</text:p>
          </table:table-cell>
          <table:table-cell office:value-type="float" office:value="0.274484" calcext:value-type="float">
            <text:p>0.274484</text:p>
          </table:table-cell>
        </table:table-row>
        <table:table-row table:style-name="ro1">
          <table:table-cell office:value-type="float" office:value="14.6016" calcext:value-type="float">
            <text:p>14.6016</text:p>
          </table:table-cell>
          <table:table-cell office:value-type="float" office:value="0.297083" calcext:value-type="float">
            <text:p>0.297083</text:p>
          </table:table-cell>
          <table:table-cell/>
          <table:table-cell office:value-type="float" office:value="14.6016" calcext:value-type="float">
            <text:p>14.6016</text:p>
          </table:table-cell>
          <table:table-cell office:value-type="float" office:value="0.268317" calcext:value-type="float">
            <text:p>0.268317</text:p>
          </table:table-cell>
        </table:table-row>
        <table:table-row table:style-name="ro1">
          <table:table-cell office:value-type="float" office:value="14.6172" calcext:value-type="float">
            <text:p>14.6172</text:p>
          </table:table-cell>
          <table:table-cell office:value-type="float" office:value="0.28793" calcext:value-type="float">
            <text:p>0.28793</text:p>
          </table:table-cell>
          <table:table-cell/>
          <table:table-cell office:value-type="float" office:value="14.6172" calcext:value-type="float">
            <text:p>14.6172</text:p>
          </table:table-cell>
          <table:table-cell office:value-type="float" office:value="0.258024" calcext:value-type="float">
            <text:p>0.258024</text:p>
          </table:table-cell>
        </table:table-row>
        <table:table-row table:style-name="ro1">
          <table:table-cell office:value-type="float" office:value="14.6328" calcext:value-type="float">
            <text:p>14.6328</text:p>
          </table:table-cell>
          <table:table-cell office:value-type="float" office:value="0.280097" calcext:value-type="float">
            <text:p>0.280097</text:p>
          </table:table-cell>
          <table:table-cell/>
          <table:table-cell office:value-type="float" office:value="14.6328" calcext:value-type="float">
            <text:p>14.6328</text:p>
          </table:table-cell>
          <table:table-cell office:value-type="float" office:value="0.252064" calcext:value-type="float">
            <text:p>0.252064</text:p>
          </table:table-cell>
        </table:table-row>
        <table:table-row table:style-name="ro1">
          <table:table-cell office:value-type="float" office:value="14.6484" calcext:value-type="float">
            <text:p>14.6484</text:p>
          </table:table-cell>
          <table:table-cell office:value-type="float" office:value="0.272771" calcext:value-type="float">
            <text:p>0.272771</text:p>
          </table:table-cell>
          <table:table-cell/>
          <table:table-cell office:value-type="float" office:value="14.6484" calcext:value-type="float">
            <text:p>14.6484</text:p>
          </table:table-cell>
          <table:table-cell office:value-type="float" office:value="0.246852" calcext:value-type="float">
            <text:p>0.246852</text:p>
          </table:table-cell>
        </table:table-row>
        <table:table-row table:style-name="ro1">
          <table:table-cell office:value-type="float" office:value="14.664" calcext:value-type="float">
            <text:p>14.664</text:p>
          </table:table-cell>
          <table:table-cell office:value-type="float" office:value="0.265705" calcext:value-type="float">
            <text:p>0.265705</text:p>
          </table:table-cell>
          <table:table-cell/>
          <table:table-cell office:value-type="float" office:value="14.664" calcext:value-type="float">
            <text:p>14.664</text:p>
          </table:table-cell>
          <table:table-cell office:value-type="float" office:value="0.234591" calcext:value-type="float">
            <text:p>0.234591</text:p>
          </table:table-cell>
        </table:table-row>
        <table:table-row table:style-name="ro1">
          <table:table-cell office:value-type="float" office:value="14.6796" calcext:value-type="float">
            <text:p>14.6796</text:p>
          </table:table-cell>
          <table:table-cell office:value-type="float" office:value="0.25528" calcext:value-type="float">
            <text:p>0.25528</text:p>
          </table:table-cell>
          <table:table-cell/>
          <table:table-cell office:value-type="float" office:value="14.6796" calcext:value-type="float">
            <text:p>14.6796</text:p>
          </table:table-cell>
          <table:table-cell office:value-type="float" office:value="0.227146" calcext:value-type="float">
            <text:p>0.227146</text:p>
          </table:table-cell>
        </table:table-row>
        <table:table-row table:style-name="ro1">
          <table:table-cell office:value-type="float" office:value="14.6952" calcext:value-type="float">
            <text:p>14.6952</text:p>
          </table:table-cell>
          <table:table-cell office:value-type="float" office:value="0.248225" calcext:value-type="float">
            <text:p>0.248225</text:p>
          </table:table-cell>
          <table:table-cell/>
          <table:table-cell office:value-type="float" office:value="14.6952" calcext:value-type="float">
            <text:p>14.6952</text:p>
          </table:table-cell>
          <table:table-cell office:value-type="float" office:value="0.220328" calcext:value-type="float">
            <text:p>0.220328</text:p>
          </table:table-cell>
        </table:table-row>
        <table:table-row table:style-name="ro1">
          <table:table-cell office:value-type="float" office:value="14.7108" calcext:value-type="float">
            <text:p>14.7108</text:p>
          </table:table-cell>
          <table:table-cell office:value-type="float" office:value="0.242126" calcext:value-type="float">
            <text:p>0.242126</text:p>
          </table:table-cell>
          <table:table-cell/>
          <table:table-cell office:value-type="float" office:value="14.7108" calcext:value-type="float">
            <text:p>14.7108</text:p>
          </table:table-cell>
          <table:table-cell office:value-type="float" office:value="0.215688" calcext:value-type="float">
            <text:p>0.215688</text:p>
          </table:table-cell>
        </table:table-row>
        <table:table-row table:style-name="ro1">
          <table:table-cell office:value-type="float" office:value="14.7264" calcext:value-type="float">
            <text:p>14.7264</text:p>
          </table:table-cell>
          <table:table-cell office:value-type="float" office:value="0.235012" calcext:value-type="float">
            <text:p>0.235012</text:p>
          </table:table-cell>
          <table:table-cell/>
          <table:table-cell office:value-type="float" office:value="14.7264" calcext:value-type="float">
            <text:p>14.7264</text:p>
          </table:table-cell>
          <table:table-cell office:value-type="float" office:value="0.208653" calcext:value-type="float">
            <text:p>0.208653</text:p>
          </table:table-cell>
        </table:table-row>
        <table:table-row table:style-name="ro1">
          <table:table-cell office:value-type="float" office:value="14.742" calcext:value-type="float">
            <text:p>14.742</text:p>
          </table:table-cell>
          <table:table-cell office:value-type="float" office:value="0.230867" calcext:value-type="float">
            <text:p>0.230867</text:p>
          </table:table-cell>
          <table:table-cell/>
          <table:table-cell office:value-type="float" office:value="14.742" calcext:value-type="float">
            <text:p>14.742</text:p>
          </table:table-cell>
          <table:table-cell office:value-type="float" office:value="0.203667" calcext:value-type="float">
            <text:p>0.203667</text:p>
          </table:table-cell>
        </table:table-row>
        <table:table-row table:style-name="ro1">
          <table:table-cell office:value-type="float" office:value="14.7576" calcext:value-type="float">
            <text:p>14.7576</text:p>
          </table:table-cell>
          <table:table-cell office:value-type="float" office:value="0.225487" calcext:value-type="float">
            <text:p>0.225487</text:p>
          </table:table-cell>
          <table:table-cell/>
          <table:table-cell office:value-type="float" office:value="14.7576" calcext:value-type="float">
            <text:p>14.7576</text:p>
          </table:table-cell>
          <table:table-cell office:value-type="float" office:value="0.196781" calcext:value-type="float">
            <text:p>0.196781</text:p>
          </table:table-cell>
        </table:table-row>
        <table:table-row table:style-name="ro1">
          <table:table-cell office:value-type="float" office:value="14.7732" calcext:value-type="float">
            <text:p>14.7732</text:p>
          </table:table-cell>
          <table:table-cell office:value-type="float" office:value="0.220352" calcext:value-type="float">
            <text:p>0.220352</text:p>
          </table:table-cell>
          <table:table-cell/>
          <table:table-cell office:value-type="float" office:value="14.7732" calcext:value-type="float">
            <text:p>14.7732</text:p>
          </table:table-cell>
          <table:table-cell office:value-type="float" office:value="0.194107" calcext:value-type="float">
            <text:p>0.194107</text:p>
          </table:table-cell>
        </table:table-row>
        <table:table-row table:style-name="ro1">
          <table:table-cell office:value-type="float" office:value="14.7888" calcext:value-type="float">
            <text:p>14.7888</text:p>
          </table:table-cell>
          <table:table-cell office:value-type="float" office:value="0.211225" calcext:value-type="float">
            <text:p>0.211225</text:p>
          </table:table-cell>
          <table:table-cell/>
          <table:table-cell office:value-type="float" office:value="14.7888" calcext:value-type="float">
            <text:p>14.7888</text:p>
          </table:table-cell>
          <table:table-cell office:value-type="float" office:value="0.187489" calcext:value-type="float">
            <text:p>0.187489</text:p>
          </table:table-cell>
        </table:table-row>
        <table:table-row table:style-name="ro1">
          <table:table-cell office:value-type="float" office:value="14.8044" calcext:value-type="float">
            <text:p>14.8044</text:p>
          </table:table-cell>
          <table:table-cell office:value-type="float" office:value="0.202552" calcext:value-type="float">
            <text:p>0.202552</text:p>
          </table:table-cell>
          <table:table-cell/>
          <table:table-cell office:value-type="float" office:value="14.8044" calcext:value-type="float">
            <text:p>14.8044</text:p>
          </table:table-cell>
          <table:table-cell office:value-type="float" office:value="0.181925" calcext:value-type="float">
            <text:p>0.181925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0.197886" calcext:value-type="float">
            <text:p>0.197886</text:p>
          </table:table-cell>
          <table:table-cell/>
          <table:table-cell office:value-type="float" office:value="14.82" calcext:value-type="float">
            <text:p>14.82</text:p>
          </table:table-cell>
          <table:table-cell office:value-type="float" office:value="0.177227" calcext:value-type="float">
            <text:p>0.177227</text:p>
          </table:table-cell>
        </table:table-row>
        <table:table-row table:style-name="ro1">
          <table:table-cell office:value-type="float" office:value="14.8356" calcext:value-type="float">
            <text:p>14.8356</text:p>
          </table:table-cell>
          <table:table-cell office:value-type="float" office:value="0.192724" calcext:value-type="float">
            <text:p>0.192724</text:p>
          </table:table-cell>
          <table:table-cell/>
          <table:table-cell office:value-type="float" office:value="14.8356" calcext:value-type="float">
            <text:p>14.8356</text:p>
          </table:table-cell>
          <table:table-cell office:value-type="float" office:value="0.171402" calcext:value-type="float">
            <text:p>0.171402</text:p>
          </table:table-cell>
        </table:table-row>
        <table:table-row table:style-name="ro1">
          <table:table-cell office:value-type="float" office:value="14.8512" calcext:value-type="float">
            <text:p>14.8512</text:p>
          </table:table-cell>
          <table:table-cell office:value-type="float" office:value="0.189829" calcext:value-type="float">
            <text:p>0.189829</text:p>
          </table:table-cell>
          <table:table-cell/>
          <table:table-cell office:value-type="float" office:value="14.8512" calcext:value-type="float">
            <text:p>14.8512</text:p>
          </table:table-cell>
          <table:table-cell office:value-type="float" office:value="0.167156" calcext:value-type="float">
            <text:p>0.167156</text:p>
          </table:table-cell>
        </table:table-row>
        <table:table-row table:style-name="ro1">
          <table:table-cell office:value-type="float" office:value="14.8668" calcext:value-type="float">
            <text:p>14.8668</text:p>
          </table:table-cell>
          <table:table-cell office:value-type="float" office:value="0.184701" calcext:value-type="float">
            <text:p>0.184701</text:p>
          </table:table-cell>
          <table:table-cell/>
          <table:table-cell office:value-type="float" office:value="14.8668" calcext:value-type="float">
            <text:p>14.8668</text:p>
          </table:table-cell>
          <table:table-cell office:value-type="float" office:value="0.161555" calcext:value-type="float">
            <text:p>0.161555</text:p>
          </table:table-cell>
        </table:table-row>
        <table:table-row table:style-name="ro1">
          <table:table-cell office:value-type="float" office:value="14.8824" calcext:value-type="float">
            <text:p>14.8824</text:p>
          </table:table-cell>
          <table:table-cell office:value-type="float" office:value="0.180842" calcext:value-type="float">
            <text:p>0.180842</text:p>
          </table:table-cell>
          <table:table-cell/>
          <table:table-cell office:value-type="float" office:value="14.8824" calcext:value-type="float">
            <text:p>14.8824</text:p>
          </table:table-cell>
          <table:table-cell office:value-type="float" office:value="0.15627" calcext:value-type="float">
            <text:p>0.15627</text:p>
          </table:table-cell>
        </table:table-row>
        <table:table-row table:style-name="ro1">
          <table:table-cell office:value-type="float" office:value="14.898" calcext:value-type="float">
            <text:p>14.898</text:p>
          </table:table-cell>
          <table:table-cell office:value-type="float" office:value="0.17669" calcext:value-type="float">
            <text:p>0.17669</text:p>
          </table:table-cell>
          <table:table-cell/>
          <table:table-cell office:value-type="float" office:value="14.898" calcext:value-type="float">
            <text:p>14.898</text:p>
          </table:table-cell>
          <table:table-cell office:value-type="float" office:value="0.151748" calcext:value-type="float">
            <text:p>0.151748</text:p>
          </table:table-cell>
        </table:table-row>
        <table:table-row table:style-name="ro1">
          <table:table-cell office:value-type="float" office:value="14.9136" calcext:value-type="float">
            <text:p>14.9136</text:p>
          </table:table-cell>
          <table:table-cell office:value-type="float" office:value="0.172241" calcext:value-type="float">
            <text:p>0.172241</text:p>
          </table:table-cell>
          <table:table-cell/>
          <table:table-cell office:value-type="float" office:value="14.9136" calcext:value-type="float">
            <text:p>14.9136</text:p>
          </table:table-cell>
          <table:table-cell office:value-type="float" office:value="0.149845" calcext:value-type="float">
            <text:p>0.149845</text:p>
          </table:table-cell>
        </table:table-row>
        <table:table-row table:style-name="ro1">
          <table:table-cell office:value-type="float" office:value="14.9292" calcext:value-type="float">
            <text:p>14.9292</text:p>
          </table:table-cell>
          <table:table-cell office:value-type="float" office:value="0.165483" calcext:value-type="float">
            <text:p>0.165483</text:p>
          </table:table-cell>
          <table:table-cell/>
          <table:table-cell office:value-type="float" office:value="14.9292" calcext:value-type="float">
            <text:p>14.9292</text:p>
          </table:table-cell>
          <table:table-cell office:value-type="float" office:value="0.144748" calcext:value-type="float">
            <text:p>0.144748</text:p>
          </table:table-cell>
        </table:table-row>
        <table:table-row table:style-name="ro1">
          <table:table-cell office:value-type="float" office:value="14.9448" calcext:value-type="float">
            <text:p>14.9448</text:p>
          </table:table-cell>
          <table:table-cell office:value-type="float" office:value="0.160866" calcext:value-type="float">
            <text:p>0.160866</text:p>
          </table:table-cell>
          <table:table-cell/>
          <table:table-cell office:value-type="float" office:value="14.9448" calcext:value-type="float">
            <text:p>14.9448</text:p>
          </table:table-cell>
          <table:table-cell office:value-type="float" office:value="0.140539" calcext:value-type="float">
            <text:p>0.140539</text:p>
          </table:table-cell>
        </table:table-row>
        <table:table-row table:style-name="ro1">
          <table:table-cell office:value-type="float" office:value="14.9604" calcext:value-type="float">
            <text:p>14.9604</text:p>
          </table:table-cell>
          <table:table-cell office:value-type="float" office:value="0.156129" calcext:value-type="float">
            <text:p>0.156129</text:p>
          </table:table-cell>
          <table:table-cell/>
          <table:table-cell office:value-type="float" office:value="14.9604" calcext:value-type="float">
            <text:p>14.9604</text:p>
          </table:table-cell>
          <table:table-cell office:value-type="float" office:value="0.13545" calcext:value-type="float">
            <text:p>0.13545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0.153821" calcext:value-type="float">
            <text:p>0.153821</text:p>
          </table:table-cell>
          <table:table-cell/>
          <table:table-cell office:value-type="float" office:value="14.976" calcext:value-type="float">
            <text:p>14.976</text:p>
          </table:table-cell>
          <table:table-cell office:value-type="float" office:value="0.13266" calcext:value-type="float">
            <text:p>0.13266</text:p>
          </table:table-cell>
        </table:table-row>
        <table:table-row table:style-name="ro1">
          <table:table-cell office:value-type="float" office:value="14.9916" calcext:value-type="float">
            <text:p>14.9916</text:p>
          </table:table-cell>
          <table:table-cell office:value-type="float" office:value="0.149798" calcext:value-type="float">
            <text:p>0.149798</text:p>
          </table:table-cell>
          <table:table-cell/>
          <table:table-cell office:value-type="float" office:value="14.9916" calcext:value-type="float">
            <text:p>14.9916</text:p>
          </table:table-cell>
          <table:table-cell office:value-type="float" office:value="0.127439" calcext:value-type="float">
            <text:p>0.127439</text:p>
          </table:table-cell>
        </table:table-row>
        <table:table-row table:style-name="ro1">
          <table:table-cell office:value-type="float" office:value="15.0072" calcext:value-type="float">
            <text:p>15.0072</text:p>
          </table:table-cell>
          <table:table-cell office:value-type="float" office:value="0.145735" calcext:value-type="float">
            <text:p>0.145735</text:p>
          </table:table-cell>
          <table:table-cell/>
          <table:table-cell office:value-type="float" office:value="15.0072" calcext:value-type="float">
            <text:p>15.0072</text:p>
          </table:table-cell>
          <table:table-cell office:value-type="float" office:value="0.126014" calcext:value-type="float">
            <text:p>0.126014</text:p>
          </table:table-cell>
        </table:table-row>
        <table:table-row table:style-name="ro1">
          <table:table-cell office:value-type="float" office:value="15.0228" calcext:value-type="float">
            <text:p>15.0228</text:p>
          </table:table-cell>
          <table:table-cell office:value-type="float" office:value="0.140161" calcext:value-type="float">
            <text:p>0.140161</text:p>
          </table:table-cell>
          <table:table-cell/>
          <table:table-cell office:value-type="float" office:value="15.0228" calcext:value-type="float">
            <text:p>15.0228</text:p>
          </table:table-cell>
          <table:table-cell office:value-type="float" office:value="0.12418" calcext:value-type="float">
            <text:p>0.12418</text:p>
          </table:table-cell>
        </table:table-row>
        <table:table-row table:style-name="ro1">
          <table:table-cell office:value-type="float" office:value="15.0384" calcext:value-type="float">
            <text:p>15.0384</text:p>
          </table:table-cell>
          <table:table-cell office:value-type="float" office:value="0.137587" calcext:value-type="float">
            <text:p>0.137587</text:p>
          </table:table-cell>
          <table:table-cell/>
          <table:table-cell office:value-type="float" office:value="15.0384" calcext:value-type="float">
            <text:p>15.0384</text:p>
          </table:table-cell>
          <table:table-cell office:value-type="float" office:value="0.121502" calcext:value-type="float">
            <text:p>0.121502</text:p>
          </table:table-cell>
        </table:table-row>
        <table:table-row table:style-name="ro1">
          <table:table-cell office:value-type="float" office:value="15.054" calcext:value-type="float">
            <text:p>15.054</text:p>
          </table:table-cell>
          <table:table-cell office:value-type="float" office:value="0.133428" calcext:value-type="float">
            <text:p>0.133428</text:p>
          </table:table-cell>
          <table:table-cell/>
          <table:table-cell office:value-type="float" office:value="15.054" calcext:value-type="float">
            <text:p>15.054</text:p>
          </table:table-cell>
          <table:table-cell office:value-type="float" office:value="0.118701" calcext:value-type="float">
            <text:p>0.118701</text:p>
          </table:table-cell>
        </table:table-row>
        <table:table-row table:style-name="ro1">
          <table:table-cell office:value-type="float" office:value="15.0696" calcext:value-type="float">
            <text:p>15.0696</text:p>
          </table:table-cell>
          <table:table-cell office:value-type="float" office:value="0.130937" calcext:value-type="float">
            <text:p>0.130937</text:p>
          </table:table-cell>
          <table:table-cell/>
          <table:table-cell office:value-type="float" office:value="15.0696" calcext:value-type="float">
            <text:p>15.0696</text:p>
          </table:table-cell>
          <table:table-cell office:value-type="float" office:value="0.115009" calcext:value-type="float">
            <text:p>0.115009</text:p>
          </table:table-cell>
        </table:table-row>
        <table:table-row table:style-name="ro1">
          <table:table-cell office:value-type="float" office:value="15.0852" calcext:value-type="float">
            <text:p>15.0852</text:p>
          </table:table-cell>
          <table:table-cell office:value-type="float" office:value="0.126777" calcext:value-type="float">
            <text:p>0.126777</text:p>
          </table:table-cell>
          <table:table-cell/>
          <table:table-cell office:value-type="float" office:value="15.0852" calcext:value-type="float">
            <text:p>15.0852</text:p>
          </table:table-cell>
          <table:table-cell office:value-type="float" office:value="0.112159" calcext:value-type="float">
            <text:p>0.112159</text:p>
          </table:table-cell>
        </table:table-row>
        <table:table-row table:style-name="ro1">
          <table:table-cell office:value-type="float" office:value="15.1008" calcext:value-type="float">
            <text:p>15.1008</text:p>
          </table:table-cell>
          <table:table-cell office:value-type="float" office:value="0.122623" calcext:value-type="float">
            <text:p>0.122623</text:p>
          </table:table-cell>
          <table:table-cell/>
          <table:table-cell office:value-type="float" office:value="15.1008" calcext:value-type="float">
            <text:p>15.1008</text:p>
          </table:table-cell>
          <table:table-cell office:value-type="float" office:value="0.106717" calcext:value-type="float">
            <text:p>0.106717</text:p>
          </table:table-cell>
        </table:table-row>
        <table:table-row table:style-name="ro1">
          <table:table-cell office:value-type="float" office:value="15.1164" calcext:value-type="float">
            <text:p>15.1164</text:p>
          </table:table-cell>
          <table:table-cell office:value-type="float" office:value="0.122291" calcext:value-type="float">
            <text:p>0.122291</text:p>
          </table:table-cell>
          <table:table-cell/>
          <table:table-cell office:value-type="float" office:value="15.1164" calcext:value-type="float">
            <text:p>15.1164</text:p>
          </table:table-cell>
          <table:table-cell office:value-type="float" office:value="0.104336" calcext:value-type="float">
            <text:p>0.104336</text:p>
          </table:table-cell>
        </table:table-row>
        <table:table-row table:style-name="ro1">
          <table:table-cell office:value-type="float" office:value="15.132" calcext:value-type="float">
            <text:p>15.132</text:p>
          </table:table-cell>
          <table:table-cell office:value-type="float" office:value="0.117137" calcext:value-type="float">
            <text:p>0.117137</text:p>
          </table:table-cell>
          <table:table-cell/>
          <table:table-cell office:value-type="float" office:value="15.132" calcext:value-type="float">
            <text:p>15.132</text:p>
          </table:table-cell>
          <table:table-cell office:value-type="float" office:value="0.10284" calcext:value-type="float">
            <text:p>0.10284</text:p>
          </table:table-cell>
        </table:table-row>
        <table:table-row table:style-name="ro1">
          <table:table-cell office:value-type="float" office:value="15.1476" calcext:value-type="float">
            <text:p>15.1476</text:p>
          </table:table-cell>
          <table:table-cell office:value-type="float" office:value="0.111627" calcext:value-type="float">
            <text:p>0.111627</text:p>
          </table:table-cell>
          <table:table-cell/>
          <table:table-cell office:value-type="float" office:value="15.1476" calcext:value-type="float">
            <text:p>15.1476</text:p>
          </table:table-cell>
          <table:table-cell office:value-type="float" office:value="0.0979997" calcext:value-type="float">
            <text:p>0.0979997</text:p>
          </table:table-cell>
        </table:table-row>
        <table:table-row table:style-name="ro1">
          <table:table-cell office:value-type="float" office:value="15.1632" calcext:value-type="float">
            <text:p>15.1632</text:p>
          </table:table-cell>
          <table:table-cell office:value-type="float" office:value="0.107568" calcext:value-type="float">
            <text:p>0.107568</text:p>
          </table:table-cell>
          <table:table-cell/>
          <table:table-cell office:value-type="float" office:value="15.1632" calcext:value-type="float">
            <text:p>15.1632</text:p>
          </table:table-cell>
          <table:table-cell office:value-type="float" office:value="0.0956366" calcext:value-type="float">
            <text:p>0.0956366</text:p>
          </table:table-cell>
        </table:table-row>
        <table:table-row table:style-name="ro1">
          <table:table-cell office:value-type="float" office:value="15.1788" calcext:value-type="float">
            <text:p>15.1788</text:p>
          </table:table-cell>
          <table:table-cell office:value-type="float" office:value="0.104934" calcext:value-type="float">
            <text:p>0.104934</text:p>
          </table:table-cell>
          <table:table-cell/>
          <table:table-cell office:value-type="float" office:value="15.1788" calcext:value-type="float">
            <text:p>15.1788</text:p>
          </table:table-cell>
          <table:table-cell office:value-type="float" office:value="0.0944731" calcext:value-type="float">
            <text:p>0.0944731</text:p>
          </table:table-cell>
        </table:table-row>
        <table:table-row table:style-name="ro1">
          <table:table-cell office:value-type="float" office:value="15.1944" calcext:value-type="float">
            <text:p>15.1944</text:p>
          </table:table-cell>
          <table:table-cell office:value-type="float" office:value="0.102833" calcext:value-type="float">
            <text:p>0.102833</text:p>
          </table:table-cell>
          <table:table-cell/>
          <table:table-cell office:value-type="float" office:value="15.1944" calcext:value-type="float">
            <text:p>15.1944</text:p>
          </table:table-cell>
          <table:table-cell office:value-type="float" office:value="0.0906584" calcext:value-type="float">
            <text:p>0.0906584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0.0998307" calcext:value-type="float">
            <text:p>0.0998307</text:p>
          </table:table-cell>
          <table:table-cell/>
          <table:table-cell office:value-type="float" office:value="15.21" calcext:value-type="float">
            <text:p>15.21</text:p>
          </table:table-cell>
          <table:table-cell office:value-type="float" office:value="0.0884478" calcext:value-type="float">
            <text:p>0.0884478</text:p>
          </table:table-cell>
        </table:table-row>
        <table:table-row table:style-name="ro1">
          <table:table-cell office:value-type="float" office:value="15.2256" calcext:value-type="float">
            <text:p>15.2256</text:p>
          </table:table-cell>
          <table:table-cell office:value-type="float" office:value="0.0970153" calcext:value-type="float">
            <text:p>0.0970153</text:p>
          </table:table-cell>
          <table:table-cell/>
          <table:table-cell office:value-type="float" office:value="15.2256" calcext:value-type="float">
            <text:p>15.2256</text:p>
          </table:table-cell>
          <table:table-cell office:value-type="float" office:value="0.0857914" calcext:value-type="float">
            <text:p>0.0857914</text:p>
          </table:table-cell>
        </table:table-row>
        <table:table-row table:style-name="ro1">
          <table:table-cell office:value-type="float" office:value="15.2412" calcext:value-type="float">
            <text:p>15.2412</text:p>
          </table:table-cell>
          <table:table-cell office:value-type="float" office:value="0.0920968" calcext:value-type="float">
            <text:p>0.0920968</text:p>
          </table:table-cell>
          <table:table-cell/>
          <table:table-cell office:value-type="float" office:value="15.2412" calcext:value-type="float">
            <text:p>15.2412</text:p>
          </table:table-cell>
          <table:table-cell office:value-type="float" office:value="0.0841699" calcext:value-type="float">
            <text:p>0.0841699</text:p>
          </table:table-cell>
        </table:table-row>
        <table:table-row table:style-name="ro1">
          <table:table-cell office:value-type="float" office:value="15.2568" calcext:value-type="float">
            <text:p>15.2568</text:p>
          </table:table-cell>
          <table:table-cell office:value-type="float" office:value="0.0898003" calcext:value-type="float">
            <text:p>0.0898003</text:p>
          </table:table-cell>
          <table:table-cell/>
          <table:table-cell office:value-type="float" office:value="15.2568" calcext:value-type="float">
            <text:p>15.2568</text:p>
          </table:table-cell>
          <table:table-cell office:value-type="float" office:value="0.0802353" calcext:value-type="float">
            <text:p>0.0802353</text:p>
          </table:table-cell>
        </table:table-row>
        <table:table-row table:style-name="ro1">
          <table:table-cell office:value-type="float" office:value="15.2724" calcext:value-type="float">
            <text:p>15.2724</text:p>
          </table:table-cell>
          <table:table-cell office:value-type="float" office:value="0.0868915" calcext:value-type="float">
            <text:p>0.0868915</text:p>
          </table:table-cell>
          <table:table-cell/>
          <table:table-cell office:value-type="float" office:value="15.2724" calcext:value-type="float">
            <text:p>15.2724</text:p>
          </table:table-cell>
          <table:table-cell office:value-type="float" office:value="0.0775091" calcext:value-type="float">
            <text:p>0.0775091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0.0852381" calcext:value-type="float">
            <text:p>0.0852381</text:p>
          </table:table-cell>
          <table:table-cell/>
          <table:table-cell office:value-type="float" office:value="15.288" calcext:value-type="float">
            <text:p>15.288</text:p>
          </table:table-cell>
          <table:table-cell office:value-type="float" office:value="0.0744081" calcext:value-type="float">
            <text:p>0.0744081</text:p>
          </table:table-cell>
        </table:table-row>
        <table:table-row table:style-name="ro1">
          <table:table-cell office:value-type="float" office:value="15.3036" calcext:value-type="float">
            <text:p>15.3036</text:p>
          </table:table-cell>
          <table:table-cell office:value-type="float" office:value="0.0819172" calcext:value-type="float">
            <text:p>0.0819172</text:p>
          </table:table-cell>
          <table:table-cell/>
          <table:table-cell office:value-type="float" office:value="15.3036" calcext:value-type="float">
            <text:p>15.3036</text:p>
          </table:table-cell>
          <table:table-cell office:value-type="float" office:value="0.0710399" calcext:value-type="float">
            <text:p>0.0710399</text:p>
          </table:table-cell>
        </table:table-row>
        <table:table-row table:style-name="ro1">
          <table:table-cell office:value-type="float" office:value="15.3192" calcext:value-type="float">
            <text:p>15.3192</text:p>
          </table:table-cell>
          <table:table-cell office:value-type="float" office:value="0.0783528" calcext:value-type="float">
            <text:p>0.0783528</text:p>
          </table:table-cell>
          <table:table-cell/>
          <table:table-cell office:value-type="float" office:value="15.3192" calcext:value-type="float">
            <text:p>15.3192</text:p>
          </table:table-cell>
          <table:table-cell office:value-type="float" office:value="0.0696099" calcext:value-type="float">
            <text:p>0.0696099</text:p>
          </table:table-cell>
        </table:table-row>
        <table:table-row table:style-name="ro1">
          <table:table-cell office:value-type="float" office:value="15.3348" calcext:value-type="float">
            <text:p>15.3348</text:p>
          </table:table-cell>
          <table:table-cell office:value-type="float" office:value="0.075843" calcext:value-type="float">
            <text:p>0.075843</text:p>
          </table:table-cell>
          <table:table-cell/>
          <table:table-cell office:value-type="float" office:value="15.3348" calcext:value-type="float">
            <text:p>15.3348</text:p>
          </table:table-cell>
          <table:table-cell office:value-type="float" office:value="0.067876" calcext:value-type="float">
            <text:p>0.067876</text:p>
          </table:table-cell>
        </table:table-row>
        <table:table-row table:style-name="ro1">
          <table:table-cell office:value-type="float" office:value="15.3504" calcext:value-type="float">
            <text:p>15.3504</text:p>
          </table:table-cell>
          <table:table-cell office:value-type="float" office:value="0.0742195" calcext:value-type="float">
            <text:p>0.0742195</text:p>
          </table:table-cell>
          <table:table-cell/>
          <table:table-cell office:value-type="float" office:value="15.3504" calcext:value-type="float">
            <text:p>15.3504</text:p>
          </table:table-cell>
          <table:table-cell office:value-type="float" office:value="0.0658638" calcext:value-type="float">
            <text:p>0.0658638</text:p>
          </table:table-cell>
        </table:table-row>
        <table:table-row table:style-name="ro1">
          <table:table-cell office:value-type="float" office:value="15.366" calcext:value-type="float">
            <text:p>15.366</text:p>
          </table:table-cell>
          <table:table-cell office:value-type="float" office:value="0.0719041" calcext:value-type="float">
            <text:p>0.0719041</text:p>
          </table:table-cell>
          <table:table-cell/>
          <table:table-cell office:value-type="float" office:value="15.366" calcext:value-type="float">
            <text:p>15.366</text:p>
          </table:table-cell>
          <table:table-cell office:value-type="float" office:value="0.0636057" calcext:value-type="float">
            <text:p>0.0636057</text:p>
          </table:table-cell>
        </table:table-row>
        <table:table-row table:style-name="ro1">
          <table:table-cell office:value-type="float" office:value="15.3816" calcext:value-type="float">
            <text:p>15.3816</text:p>
          </table:table-cell>
          <table:table-cell office:value-type="float" office:value="0.0684444" calcext:value-type="float">
            <text:p>0.0684444</text:p>
          </table:table-cell>
          <table:table-cell/>
          <table:table-cell office:value-type="float" office:value="15.3816" calcext:value-type="float">
            <text:p>15.3816</text:p>
          </table:table-cell>
          <table:table-cell office:value-type="float" office:value="0.0617726" calcext:value-type="float">
            <text:p>0.0617726</text:p>
          </table:table-cell>
        </table:table-row>
        <table:table-row table:style-name="ro1">
          <table:table-cell office:value-type="float" office:value="15.3972" calcext:value-type="float">
            <text:p>15.3972</text:p>
          </table:table-cell>
          <table:table-cell office:value-type="float" office:value="0.0673063" calcext:value-type="float">
            <text:p>0.0673063</text:p>
          </table:table-cell>
          <table:table-cell/>
          <table:table-cell office:value-type="float" office:value="15.3972" calcext:value-type="float">
            <text:p>15.3972</text:p>
          </table:table-cell>
          <table:table-cell office:value-type="float" office:value="0.0598891" calcext:value-type="float">
            <text:p>0.0598891</text:p>
          </table:table-cell>
        </table:table-row>
        <table:table-row table:style-name="ro1">
          <table:table-cell office:value-type="float" office:value="15.4128" calcext:value-type="float">
            <text:p>15.4128</text:p>
          </table:table-cell>
          <table:table-cell office:value-type="float" office:value="0.0661207" calcext:value-type="float">
            <text:p>0.0661207</text:p>
          </table:table-cell>
          <table:table-cell/>
          <table:table-cell office:value-type="float" office:value="15.4128" calcext:value-type="float">
            <text:p>15.4128</text:p>
          </table:table-cell>
          <table:table-cell office:value-type="float" office:value="0.0563928" calcext:value-type="float">
            <text:p>0.0563928</text:p>
          </table:table-cell>
        </table:table-row>
        <table:table-row table:style-name="ro1">
          <table:table-cell office:value-type="float" office:value="15.4284" calcext:value-type="float">
            <text:p>15.4284</text:p>
          </table:table-cell>
          <table:table-cell office:value-type="float" office:value="0.0639857" calcext:value-type="float">
            <text:p>0.0639857</text:p>
          </table:table-cell>
          <table:table-cell/>
          <table:table-cell office:value-type="float" office:value="15.4284" calcext:value-type="float">
            <text:p>15.4284</text:p>
          </table:table-cell>
          <table:table-cell office:value-type="float" office:value="0.0539033" calcext:value-type="float">
            <text:p>0.0539033</text:p>
          </table:table-cell>
        </table:table-row>
        <table:table-row table:style-name="ro1">
          <table:table-cell office:value-type="float" office:value="15.444" calcext:value-type="float">
            <text:p>15.444</text:p>
          </table:table-cell>
          <table:table-cell office:value-type="float" office:value="0.0619204" calcext:value-type="float">
            <text:p>0.0619204</text:p>
          </table:table-cell>
          <table:table-cell/>
          <table:table-cell office:value-type="float" office:value="15.444" calcext:value-type="float">
            <text:p>15.444</text:p>
          </table:table-cell>
          <table:table-cell office:value-type="float" office:value="0.0519935" calcext:value-type="float">
            <text:p>0.0519935</text:p>
          </table:table-cell>
        </table:table-row>
        <table:table-row table:style-name="ro1">
          <table:table-cell office:value-type="float" office:value="15.4596" calcext:value-type="float">
            <text:p>15.4596</text:p>
          </table:table-cell>
          <table:table-cell office:value-type="float" office:value="0.0590779" calcext:value-type="float">
            <text:p>0.0590779</text:p>
          </table:table-cell>
          <table:table-cell/>
          <table:table-cell office:value-type="float" office:value="15.4596" calcext:value-type="float">
            <text:p>15.4596</text:p>
          </table:table-cell>
          <table:table-cell office:value-type="float" office:value="0.0492124" calcext:value-type="float">
            <text:p>0.0492124</text:p>
          </table:table-cell>
        </table:table-row>
        <table:table-row table:style-name="ro1">
          <table:table-cell office:value-type="float" office:value="15.4752" calcext:value-type="float">
            <text:p>15.4752</text:p>
          </table:table-cell>
          <table:table-cell office:value-type="float" office:value="0.0567351" calcext:value-type="float">
            <text:p>0.0567351</text:p>
          </table:table-cell>
          <table:table-cell/>
          <table:table-cell office:value-type="float" office:value="15.4752" calcext:value-type="float">
            <text:p>15.4752</text:p>
          </table:table-cell>
          <table:table-cell office:value-type="float" office:value="0.0480798" calcext:value-type="float">
            <text:p>0.0480798</text:p>
          </table:table-cell>
        </table:table-row>
        <table:table-row table:style-name="ro1">
          <table:table-cell office:value-type="float" office:value="15.4908" calcext:value-type="float">
            <text:p>15.4908</text:p>
          </table:table-cell>
          <table:table-cell office:value-type="float" office:value="0.0542392" calcext:value-type="float">
            <text:p>0.0542392</text:p>
          </table:table-cell>
          <table:table-cell/>
          <table:table-cell office:value-type="float" office:value="15.4908" calcext:value-type="float">
            <text:p>15.4908</text:p>
          </table:table-cell>
          <table:table-cell office:value-type="float" office:value="0.0464153" calcext:value-type="float">
            <text:p>0.0464153</text:p>
          </table:table-cell>
        </table:table-row>
        <table:table-row table:style-name="ro1">
          <table:table-cell office:value-type="float" office:value="15.5064" calcext:value-type="float">
            <text:p>15.5064</text:p>
          </table:table-cell>
          <table:table-cell office:value-type="float" office:value="0.0519117" calcext:value-type="float">
            <text:p>0.0519117</text:p>
          </table:table-cell>
          <table:table-cell/>
          <table:table-cell office:value-type="float" office:value="15.5064" calcext:value-type="float">
            <text:p>15.5064</text:p>
          </table:table-cell>
          <table:table-cell office:value-type="float" office:value="0.044285" calcext:value-type="float">
            <text:p>0.044285</text:p>
          </table:table-cell>
        </table:table-row>
        <table:table-row table:style-name="ro1">
          <table:table-cell office:value-type="float" office:value="15.522" calcext:value-type="float">
            <text:p>15.522</text:p>
          </table:table-cell>
          <table:table-cell office:value-type="float" office:value="0.0495182" calcext:value-type="float">
            <text:p>0.0495182</text:p>
          </table:table-cell>
          <table:table-cell/>
          <table:table-cell office:value-type="float" office:value="15.522" calcext:value-type="float">
            <text:p>15.522</text:p>
          </table:table-cell>
          <table:table-cell office:value-type="float" office:value="0.041553" calcext:value-type="float">
            <text:p>0.041553</text:p>
          </table:table-cell>
        </table:table-row>
        <table:table-row table:style-name="ro1">
          <table:table-cell office:value-type="float" office:value="15.5376" calcext:value-type="float">
            <text:p>15.5376</text:p>
          </table:table-cell>
          <table:table-cell office:value-type="float" office:value="0.0468974" calcext:value-type="float">
            <text:p>0.0468974</text:p>
          </table:table-cell>
          <table:table-cell/>
          <table:table-cell office:value-type="float" office:value="15.5376" calcext:value-type="float">
            <text:p>15.5376</text:p>
          </table:table-cell>
          <table:table-cell office:value-type="float" office:value="0.0411229" calcext:value-type="float">
            <text:p>0.0411229</text:p>
          </table:table-cell>
        </table:table-row>
        <table:table-row table:style-name="ro1">
          <table:table-cell office:value-type="float" office:value="15.5532" calcext:value-type="float">
            <text:p>15.5532</text:p>
          </table:table-cell>
          <table:table-cell office:value-type="float" office:value="0.0445342" calcext:value-type="float">
            <text:p>0.0445342</text:p>
          </table:table-cell>
          <table:table-cell/>
          <table:table-cell office:value-type="float" office:value="15.5532" calcext:value-type="float">
            <text:p>15.5532</text:p>
          </table:table-cell>
          <table:table-cell office:value-type="float" office:value="0.0392601" calcext:value-type="float">
            <text:p>0.0392601</text:p>
          </table:table-cell>
        </table:table-row>
        <table:table-row table:style-name="ro1">
          <table:table-cell office:value-type="float" office:value="15.5688" calcext:value-type="float">
            <text:p>15.5688</text:p>
          </table:table-cell>
          <table:table-cell office:value-type="float" office:value="0.0424289" calcext:value-type="float">
            <text:p>0.0424289</text:p>
          </table:table-cell>
          <table:table-cell/>
          <table:table-cell office:value-type="float" office:value="15.5688" calcext:value-type="float">
            <text:p>15.5688</text:p>
          </table:table-cell>
          <table:table-cell office:value-type="float" office:value="0.0370095" calcext:value-type="float">
            <text:p>0.0370095</text:p>
          </table:table-cell>
        </table:table-row>
        <table:table-row table:style-name="ro1">
          <table:table-cell office:value-type="float" office:value="15.5844" calcext:value-type="float">
            <text:p>15.5844</text:p>
          </table:table-cell>
          <table:table-cell office:value-type="float" office:value="0.039884" calcext:value-type="float">
            <text:p>0.039884</text:p>
          </table:table-cell>
          <table:table-cell/>
          <table:table-cell office:value-type="float" office:value="15.5844" calcext:value-type="float">
            <text:p>15.5844</text:p>
          </table:table-cell>
          <table:table-cell office:value-type="float" office:value="0.0345286" calcext:value-type="float">
            <text:p>0.034528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0:55:37.212242034</meta:creation-date>
    <dc:date>2023-04-17T21:25:14.157025906</dc:date>
    <meta:editing-duration>PT23H27M48S</meta:editing-duration>
    <meta:editing-cycles>8</meta:editing-cycles>
    <meta:generator>LibreOffice/7.4.5.1$Linux_X86_64 LibreOffice_project/40$Build-1</meta:generator>
    <meta:document-statistic meta:table-count="3" meta:cell-count="803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4.434cm" svg:y="4.178cm" style:legend-expansion="high" chart:style-name="ch2"/>
        <chart:plot-area chart:style-name="ch3" table:cell-range-address="Problem2a.A3:Problem2a.B1003 Problem2a.B2:Problem2a.B2" chart:data-source-has-labels="row" svg:x="0.319cm" svg:y="0.179cm" svg:width="13.796cm" svg:height="8.618cm">
          <chart:coordinate-region svg:x="1.072cm" svg:y="0.389cm" svg:width="12.846cm" svg:height="7.7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oblem2a.B3:Problem2a.B1003" chart:label-cell-address="Problem2a.B2:Problem2a.B2" chart:class="chart:scatter">
            <chart:domain table:cell-range-address="Problem2a.A3:Problem2a.A1003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ux </text:p>
                <draw:g>
                  <svg:desc>Problem2a.B2:Problem2a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oblem2a.A3:Problem2a.A1003</svg:desc>
                </draw:g>
              </table:table-cell>
              <table:table-cell office:value-type="float" office:value="0.260455">
                <text:p>0.260455</text:p>
                <draw:g>
                  <svg:desc>Problem2a.B3:Problem2a.B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6">
                <text:p>0.0156</text:p>
              </table:table-cell>
              <table:table-cell office:value-type="float" office:value="0.22239">
                <text:p>0.22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2">
                <text:p>0.0312</text:p>
              </table:table-cell>
              <table:table-cell office:value-type="float" office:value="0.209297">
                <text:p>0.209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68">
                <text:p>0.0468</text:p>
              </table:table-cell>
              <table:table-cell office:value-type="float" office:value="0.201878">
                <text:p>0.201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24">
                <text:p>0.0624</text:p>
              </table:table-cell>
              <table:table-cell office:value-type="float" office:value="0.198533">
                <text:p>0.198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">
                <text:p>0.078</text:p>
              </table:table-cell>
              <table:table-cell office:value-type="float" office:value="0.194813">
                <text:p>0.194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36">
                <text:p>0.0936</text:p>
              </table:table-cell>
              <table:table-cell office:value-type="float" office:value="0.193559">
                <text:p>0.193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92">
                <text:p>0.1092</text:p>
              </table:table-cell>
              <table:table-cell office:value-type="float" office:value="0.19093">
                <text:p>0.19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48">
                <text:p>0.1248</text:p>
              </table:table-cell>
              <table:table-cell office:value-type="float" office:value="0.192546">
                <text:p>0.192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04">
                <text:p>0.1404</text:p>
              </table:table-cell>
              <table:table-cell office:value-type="float" office:value="0.191884">
                <text:p>0.191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6">
                <text:p>0.156</text:p>
              </table:table-cell>
              <table:table-cell office:value-type="float" office:value="0.193025">
                <text:p>0.193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16">
                <text:p>0.1716</text:p>
              </table:table-cell>
              <table:table-cell office:value-type="float" office:value="0.194714">
                <text:p>0.194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72">
                <text:p>0.1872</text:p>
              </table:table-cell>
              <table:table-cell office:value-type="float" office:value="0.195323">
                <text:p>0.195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28">
                <text:p>0.2028</text:p>
              </table:table-cell>
              <table:table-cell office:value-type="float" office:value="0.197388">
                <text:p>0.197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4">
                <text:p>0.2184</text:p>
              </table:table-cell>
              <table:table-cell office:value-type="float" office:value="0.198888">
                <text:p>0.198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4">
                <text:p>0.234</text:p>
              </table:table-cell>
              <table:table-cell office:value-type="float" office:value="0.198727">
                <text:p>0.198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96">
                <text:p>0.2496</text:p>
              </table:table-cell>
              <table:table-cell office:value-type="float" office:value="0.197566">
                <text:p>0.197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52">
                <text:p>0.2652</text:p>
              </table:table-cell>
              <table:table-cell office:value-type="float" office:value="0.196629">
                <text:p>0.196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08">
                <text:p>0.2808</text:p>
              </table:table-cell>
              <table:table-cell office:value-type="float" office:value="0.201344">
                <text:p>0.201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64">
                <text:p>0.2964</text:p>
              </table:table-cell>
              <table:table-cell office:value-type="float" office:value="0.205591">
                <text:p>0.2055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2">
                <text:p>0.312</text:p>
              </table:table-cell>
              <table:table-cell office:value-type="float" office:value="0.206951">
                <text:p>0.206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76">
                <text:p>0.3276</text:p>
              </table:table-cell>
              <table:table-cell office:value-type="float" office:value="0.211671">
                <text:p>0.211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32">
                <text:p>0.3432</text:p>
              </table:table-cell>
              <table:table-cell office:value-type="float" office:value="0.212415">
                <text:p>0.212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88">
                <text:p>0.3588</text:p>
              </table:table-cell>
              <table:table-cell office:value-type="float" office:value="0.214369">
                <text:p>0.214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44">
                <text:p>0.3744</text:p>
              </table:table-cell>
              <table:table-cell office:value-type="float" office:value="0.215651">
                <text:p>0.215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">
                <text:p>0.39</text:p>
              </table:table-cell>
              <table:table-cell office:value-type="float" office:value="0.21764">
                <text:p>0.217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56">
                <text:p>0.4056</text:p>
              </table:table-cell>
              <table:table-cell office:value-type="float" office:value="0.219406">
                <text:p>0.2194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12">
                <text:p>0.4212</text:p>
              </table:table-cell>
              <table:table-cell office:value-type="float" office:value="0.221241">
                <text:p>0.221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68">
                <text:p>0.4368</text:p>
              </table:table-cell>
              <table:table-cell office:value-type="float" office:value="0.226979">
                <text:p>0.2269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24">
                <text:p>0.4524</text:p>
              </table:table-cell>
              <table:table-cell office:value-type="float" office:value="0.226444">
                <text:p>0.226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8">
                <text:p>0.468</text:p>
              </table:table-cell>
              <table:table-cell office:value-type="float" office:value="0.231458">
                <text:p>0.2314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36">
                <text:p>0.4836</text:p>
              </table:table-cell>
              <table:table-cell office:value-type="float" office:value="0.233533">
                <text:p>0.233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92">
                <text:p>0.4992</text:p>
              </table:table-cell>
              <table:table-cell office:value-type="float" office:value="0.236786">
                <text:p>0.2367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48">
                <text:p>0.5148</text:p>
              </table:table-cell>
              <table:table-cell office:value-type="float" office:value="0.24022">
                <text:p>0.240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04">
                <text:p>0.5304</text:p>
              </table:table-cell>
              <table:table-cell office:value-type="float" office:value="0.243383">
                <text:p>0.243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46">
                <text:p>0.546</text:p>
              </table:table-cell>
              <table:table-cell office:value-type="float" office:value="0.248555">
                <text:p>0.248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616">
                <text:p>0.5616</text:p>
              </table:table-cell>
              <table:table-cell office:value-type="float" office:value="0.247446">
                <text:p>0.247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72">
                <text:p>0.5772</text:p>
              </table:table-cell>
              <table:table-cell office:value-type="float" office:value="0.253649">
                <text:p>0.253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28">
                <text:p>0.5928</text:p>
              </table:table-cell>
              <table:table-cell office:value-type="float" office:value="0.257339">
                <text:p>0.257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84">
                <text:p>0.6084</text:p>
              </table:table-cell>
              <table:table-cell office:value-type="float" office:value="0.262399">
                <text:p>0.262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4">
                <text:p>0.624</text:p>
              </table:table-cell>
              <table:table-cell office:value-type="float" office:value="0.267654">
                <text:p>0.2676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396">
                <text:p>0.6396</text:p>
              </table:table-cell>
              <table:table-cell office:value-type="float" office:value="0.276978">
                <text:p>0.276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552">
                <text:p>0.6552</text:p>
              </table:table-cell>
              <table:table-cell office:value-type="float" office:value="0.279331">
                <text:p>0.2793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708">
                <text:p>0.6708</text:p>
              </table:table-cell>
              <table:table-cell office:value-type="float" office:value="0.281853">
                <text:p>0.281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64">
                <text:p>0.6864</text:p>
              </table:table-cell>
              <table:table-cell office:value-type="float" office:value="0.288381">
                <text:p>0.2883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02">
                <text:p>0.702</text:p>
              </table:table-cell>
              <table:table-cell office:value-type="float" office:value="0.292512">
                <text:p>0.2925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76">
                <text:p>0.7176</text:p>
              </table:table-cell>
              <table:table-cell office:value-type="float" office:value="0.297429">
                <text:p>0.297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332">
                <text:p>0.7332</text:p>
              </table:table-cell>
              <table:table-cell office:value-type="float" office:value="0.304266">
                <text:p>0.304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88">
                <text:p>0.7488</text:p>
              </table:table-cell>
              <table:table-cell office:value-type="float" office:value="0.311074">
                <text:p>0.3110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44">
                <text:p>0.7644</text:p>
              </table:table-cell>
              <table:table-cell office:value-type="float" office:value="0.31423">
                <text:p>0.314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8">
                <text:p>0.78</text:p>
              </table:table-cell>
              <table:table-cell office:value-type="float" office:value="0.319102">
                <text:p>0.319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956">
                <text:p>0.7956</text:p>
              </table:table-cell>
              <table:table-cell office:value-type="float" office:value="0.327596">
                <text:p>0.327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12">
                <text:p>0.8112</text:p>
              </table:table-cell>
              <table:table-cell office:value-type="float" office:value="0.333111">
                <text:p>0.333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68">
                <text:p>0.8268</text:p>
              </table:table-cell>
              <table:table-cell office:value-type="float" office:value="0.343451">
                <text:p>0.3434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24">
                <text:p>0.8424</text:p>
              </table:table-cell>
              <table:table-cell office:value-type="float" office:value="0.347232">
                <text:p>0.3472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58">
                <text:p>0.858</text:p>
              </table:table-cell>
              <table:table-cell office:value-type="float" office:value="0.353204">
                <text:p>0.3532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736">
                <text:p>0.8736</text:p>
              </table:table-cell>
              <table:table-cell office:value-type="float" office:value="0.360193">
                <text:p>0.3601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892">
                <text:p>0.8892</text:p>
              </table:table-cell>
              <table:table-cell office:value-type="float" office:value="0.367762">
                <text:p>0.3677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048">
                <text:p>0.9048</text:p>
              </table:table-cell>
              <table:table-cell office:value-type="float" office:value="0.37442">
                <text:p>0.37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04">
                <text:p>0.9204</text:p>
              </table:table-cell>
              <table:table-cell office:value-type="float" office:value="0.379963">
                <text:p>0.3799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6">
                <text:p>0.936</text:p>
              </table:table-cell>
              <table:table-cell office:value-type="float" office:value="0.388239">
                <text:p>0.3882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16">
                <text:p>0.9516</text:p>
              </table:table-cell>
              <table:table-cell office:value-type="float" office:value="0.395709">
                <text:p>0.3957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672">
                <text:p>0.9672</text:p>
              </table:table-cell>
              <table:table-cell office:value-type="float" office:value="0.405881">
                <text:p>0.4058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828">
                <text:p>0.9828</text:p>
              </table:table-cell>
              <table:table-cell office:value-type="float" office:value="0.416551">
                <text:p>0.4165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84">
                <text:p>0.9984</text:p>
              </table:table-cell>
              <table:table-cell office:value-type="float" office:value="0.427338">
                <text:p>0.4273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14">
                <text:p>1.014</text:p>
              </table:table-cell>
              <table:table-cell office:value-type="float" office:value="0.431422">
                <text:p>0.4314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96">
                <text:p>1.0296</text:p>
              </table:table-cell>
              <table:table-cell office:value-type="float" office:value="0.441285">
                <text:p>0.441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452">
                <text:p>1.0452</text:p>
              </table:table-cell>
              <table:table-cell office:value-type="float" office:value="0.449456">
                <text:p>0.449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608">
                <text:p>1.0608</text:p>
              </table:table-cell>
              <table:table-cell office:value-type="float" office:value="0.463294">
                <text:p>0.463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64">
                <text:p>1.0764</text:p>
              </table:table-cell>
              <table:table-cell office:value-type="float" office:value="0.471278">
                <text:p>0.4712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92">
                <text:p>1.092</text:p>
              </table:table-cell>
              <table:table-cell office:value-type="float" office:value="0.478305">
                <text:p>0.478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076">
                <text:p>1.1076</text:p>
              </table:table-cell>
              <table:table-cell office:value-type="float" office:value="0.488234">
                <text:p>0.4882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232">
                <text:p>1.1232</text:p>
              </table:table-cell>
              <table:table-cell office:value-type="float" office:value="0.507105">
                <text:p>0.507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388">
                <text:p>1.1388</text:p>
              </table:table-cell>
              <table:table-cell office:value-type="float" office:value="0.520445">
                <text:p>0.5204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544">
                <text:p>1.1544</text:p>
              </table:table-cell>
              <table:table-cell office:value-type="float" office:value="0.540051">
                <text:p>0.5400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7">
                <text:p>1.17</text:p>
              </table:table-cell>
              <table:table-cell office:value-type="float" office:value="0.552161">
                <text:p>0.5521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856">
                <text:p>1.1856</text:p>
              </table:table-cell>
              <table:table-cell office:value-type="float" office:value="0.562416">
                <text:p>0.5624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012">
                <text:p>1.2012</text:p>
              </table:table-cell>
              <table:table-cell office:value-type="float" office:value="0.576812">
                <text:p>0.5768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168">
                <text:p>1.2168</text:p>
              </table:table-cell>
              <table:table-cell office:value-type="float" office:value="0.586207">
                <text:p>0.5862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324">
                <text:p>1.2324</text:p>
              </table:table-cell>
              <table:table-cell office:value-type="float" office:value="0.593127">
                <text:p>0.593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48">
                <text:p>1.248</text:p>
              </table:table-cell>
              <table:table-cell office:value-type="float" office:value="0.603082">
                <text:p>0.603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636">
                <text:p>1.2636</text:p>
              </table:table-cell>
              <table:table-cell office:value-type="float" office:value="0.60741">
                <text:p>0.607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792">
                <text:p>1.2792</text:p>
              </table:table-cell>
              <table:table-cell office:value-type="float" office:value="0.621657">
                <text:p>0.6216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948">
                <text:p>1.2948</text:p>
              </table:table-cell>
              <table:table-cell office:value-type="float" office:value="0.637313">
                <text:p>0.6373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104">
                <text:p>1.3104</text:p>
              </table:table-cell>
              <table:table-cell office:value-type="float" office:value="0.650666">
                <text:p>0.6506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26">
                <text:p>1.326</text:p>
              </table:table-cell>
              <table:table-cell office:value-type="float" office:value="0.655566">
                <text:p>0.6555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416">
                <text:p>1.3416</text:p>
              </table:table-cell>
              <table:table-cell office:value-type="float" office:value="0.662084">
                <text:p>0.6620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572">
                <text:p>1.3572</text:p>
              </table:table-cell>
              <table:table-cell office:value-type="float" office:value="0.682475">
                <text:p>0.682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728">
                <text:p>1.3728</text:p>
              </table:table-cell>
              <table:table-cell office:value-type="float" office:value="0.688667">
                <text:p>0.688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884">
                <text:p>1.3884</text:p>
              </table:table-cell>
              <table:table-cell office:value-type="float" office:value="0.699525">
                <text:p>0.6995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04">
                <text:p>1.404</text:p>
              </table:table-cell>
              <table:table-cell office:value-type="float" office:value="0.707139">
                <text:p>0.7071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196">
                <text:p>1.4196</text:p>
              </table:table-cell>
              <table:table-cell office:value-type="float" office:value="0.723078">
                <text:p>0.7230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352">
                <text:p>1.4352</text:p>
              </table:table-cell>
              <table:table-cell office:value-type="float" office:value="0.722813">
                <text:p>0.7228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508">
                <text:p>1.4508</text:p>
              </table:table-cell>
              <table:table-cell office:value-type="float" office:value="0.730637">
                <text:p>0.7306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664">
                <text:p>1.4664</text:p>
              </table:table-cell>
              <table:table-cell office:value-type="float" office:value="0.740306">
                <text:p>0.7403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82">
                <text:p>1.482</text:p>
              </table:table-cell>
              <table:table-cell office:value-type="float" office:value="0.744765">
                <text:p>0.7447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976">
                <text:p>1.4976</text:p>
              </table:table-cell>
              <table:table-cell office:value-type="float" office:value="0.755915">
                <text:p>0.755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132">
                <text:p>1.5132</text:p>
              </table:table-cell>
              <table:table-cell office:value-type="float" office:value="0.765871">
                <text:p>0.765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288">
                <text:p>1.5288</text:p>
              </table:table-cell>
              <table:table-cell office:value-type="float" office:value="0.773042">
                <text:p>0.7730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444">
                <text:p>1.5444</text:p>
              </table:table-cell>
              <table:table-cell office:value-type="float" office:value="0.790098">
                <text:p>0.7900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6">
                <text:p>1.56</text:p>
              </table:table-cell>
              <table:table-cell office:value-type="float" office:value="0.802116">
                <text:p>0.8021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756">
                <text:p>1.5756</text:p>
              </table:table-cell>
              <table:table-cell office:value-type="float" office:value="0.809358">
                <text:p>0.8093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912">
                <text:p>1.5912</text:p>
              </table:table-cell>
              <table:table-cell office:value-type="float" office:value="0.819846">
                <text:p>0.8198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068">
                <text:p>1.6068</text:p>
              </table:table-cell>
              <table:table-cell office:value-type="float" office:value="0.82476">
                <text:p>0.824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224">
                <text:p>1.6224</text:p>
              </table:table-cell>
              <table:table-cell office:value-type="float" office:value="0.831668">
                <text:p>0.8316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38">
                <text:p>1.638</text:p>
              </table:table-cell>
              <table:table-cell office:value-type="float" office:value="0.834445">
                <text:p>0.8344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536">
                <text:p>1.6536</text:p>
              </table:table-cell>
              <table:table-cell office:value-type="float" office:value="0.844623">
                <text:p>0.8446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692">
                <text:p>1.6692</text:p>
              </table:table-cell>
              <table:table-cell office:value-type="float" office:value="0.855706">
                <text:p>0.8557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848">
                <text:p>1.6848</text:p>
              </table:table-cell>
              <table:table-cell office:value-type="float" office:value="0.861543">
                <text:p>0.8615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004">
                <text:p>1.7004</text:p>
              </table:table-cell>
              <table:table-cell office:value-type="float" office:value="0.863939">
                <text:p>0.8639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16">
                <text:p>1.716</text:p>
              </table:table-cell>
              <table:table-cell office:value-type="float" office:value="0.87417">
                <text:p>0.874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316">
                <text:p>1.7316</text:p>
              </table:table-cell>
              <table:table-cell office:value-type="float" office:value="0.881192">
                <text:p>0.8811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472">
                <text:p>1.7472</text:p>
              </table:table-cell>
              <table:table-cell office:value-type="float" office:value="0.889062">
                <text:p>0.8890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628">
                <text:p>1.7628</text:p>
              </table:table-cell>
              <table:table-cell office:value-type="float" office:value="0.895039">
                <text:p>0.8950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784">
                <text:p>1.7784</text:p>
              </table:table-cell>
              <table:table-cell office:value-type="float" office:value="0.904247">
                <text:p>0.9042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94">
                <text:p>1.794</text:p>
              </table:table-cell>
              <table:table-cell office:value-type="float" office:value="0.912323">
                <text:p>0.9123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096">
                <text:p>1.8096</text:p>
              </table:table-cell>
              <table:table-cell office:value-type="float" office:value="0.919652">
                <text:p>0.9196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252">
                <text:p>1.8252</text:p>
              </table:table-cell>
              <table:table-cell office:value-type="float" office:value="0.926301">
                <text:p>0.9263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408">
                <text:p>1.8408</text:p>
              </table:table-cell>
              <table:table-cell office:value-type="float" office:value="0.938798">
                <text:p>0.9387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564">
                <text:p>1.8564</text:p>
              </table:table-cell>
              <table:table-cell office:value-type="float" office:value="0.946525">
                <text:p>0.9465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72">
                <text:p>1.872</text:p>
              </table:table-cell>
              <table:table-cell office:value-type="float" office:value="0.957799">
                <text:p>0.9577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876">
                <text:p>1.8876</text:p>
              </table:table-cell>
              <table:table-cell office:value-type="float" office:value="0.970393">
                <text:p>0.9703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032">
                <text:p>1.9032</text:p>
              </table:table-cell>
              <table:table-cell office:value-type="float" office:value="0.965905">
                <text:p>0.9659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188">
                <text:p>1.9188</text:p>
              </table:table-cell>
              <table:table-cell office:value-type="float" office:value="0.971565">
                <text:p>0.9715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344">
                <text:p>1.9344</text:p>
              </table:table-cell>
              <table:table-cell office:value-type="float" office:value="0.98516">
                <text:p>0.985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5">
                <text:p>1.95</text:p>
              </table:table-cell>
              <table:table-cell office:value-type="float" office:value="0.99462">
                <text:p>0.994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656">
                <text:p>1.9656</text:p>
              </table:table-cell>
              <table:table-cell office:value-type="float" office:value="0.998235">
                <text:p>0.9982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812">
                <text:p>1.9812</text:p>
              </table:table-cell>
              <table:table-cell office:value-type="float" office:value="1.01131">
                <text:p>1.011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968">
                <text:p>1.9968</text:p>
              </table:table-cell>
              <table:table-cell office:value-type="float" office:value="1.01712">
                <text:p>1.017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124">
                <text:p>2.0124</text:p>
              </table:table-cell>
              <table:table-cell office:value-type="float" office:value="1.02601">
                <text:p>1.026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28">
                <text:p>2.028</text:p>
              </table:table-cell>
              <table:table-cell office:value-type="float" office:value="1.02885">
                <text:p>1.028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436">
                <text:p>2.0436</text:p>
              </table:table-cell>
              <table:table-cell office:value-type="float" office:value="1.03687">
                <text:p>1.036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592">
                <text:p>2.0592</text:p>
              </table:table-cell>
              <table:table-cell office:value-type="float" office:value="1.05028">
                <text:p>1.050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748">
                <text:p>2.0748</text:p>
              </table:table-cell>
              <table:table-cell office:value-type="float" office:value="1.05645">
                <text:p>1.05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904">
                <text:p>2.0904</text:p>
              </table:table-cell>
              <table:table-cell office:value-type="float" office:value="1.05883">
                <text:p>1.058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06">
                <text:p>2.106</text:p>
              </table:table-cell>
              <table:table-cell office:value-type="float" office:value="1.06221">
                <text:p>1.062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216">
                <text:p>2.1216</text:p>
              </table:table-cell>
              <table:table-cell office:value-type="float" office:value="1.07649">
                <text:p>1.076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372">
                <text:p>2.1372</text:p>
              </table:table-cell>
              <table:table-cell office:value-type="float" office:value="1.08214">
                <text:p>1.082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528">
                <text:p>2.1528</text:p>
              </table:table-cell>
              <table:table-cell office:value-type="float" office:value="1.09125">
                <text:p>1.09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684">
                <text:p>2.1684</text:p>
              </table:table-cell>
              <table:table-cell office:value-type="float" office:value="1.10235">
                <text:p>1.102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84">
                <text:p>2.184</text:p>
              </table:table-cell>
              <table:table-cell office:value-type="float" office:value="1.11034">
                <text:p>1.110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996">
                <text:p>2.1996</text:p>
              </table:table-cell>
              <table:table-cell office:value-type="float" office:value="1.11865">
                <text:p>1.118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152">
                <text:p>2.2152</text:p>
              </table:table-cell>
              <table:table-cell office:value-type="float" office:value="1.12779">
                <text:p>1.127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308">
                <text:p>2.2308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464">
                <text:p>2.2464</text:p>
              </table:table-cell>
              <table:table-cell office:value-type="float" office:value="1.14377">
                <text:p>1.143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62">
                <text:p>2.262</text:p>
              </table:table-cell>
              <table:table-cell office:value-type="float" office:value="1.14453">
                <text:p>1.144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776">
                <text:p>2.2776</text:p>
              </table:table-cell>
              <table:table-cell office:value-type="float" office:value="1.14956">
                <text:p>1.149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2932">
                <text:p>2.2932</text:p>
              </table:table-cell>
              <table:table-cell office:value-type="float" office:value="1.15704">
                <text:p>1.157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088">
                <text:p>2.3088</text:p>
              </table:table-cell>
              <table:table-cell office:value-type="float" office:value="1.1506">
                <text:p>1.15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244">
                <text:p>2.3244</text:p>
              </table:table-cell>
              <table:table-cell office:value-type="float" office:value="1.16139">
                <text:p>1.161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4">
                <text:p>2.34</text:p>
              </table:table-cell>
              <table:table-cell office:value-type="float" office:value="1.17041">
                <text:p>1.170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3556">
                <text:p>2.3556</text:p>
              </table:table-cell>
              <table:table-cell office:value-type="float" office:value="1.1741">
                <text:p>1.17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3712">
                <text:p>2.3712</text:p>
              </table:table-cell>
              <table:table-cell office:value-type="float" office:value="1.18085">
                <text:p>1.180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3868">
                <text:p>2.3868</text:p>
              </table:table-cell>
              <table:table-cell office:value-type="float" office:value="1.1937">
                <text:p>1.19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4024">
                <text:p>2.4024</text:p>
              </table:table-cell>
              <table:table-cell office:value-type="float" office:value="1.20402">
                <text:p>1.204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18">
                <text:p>2.418</text:p>
              </table:table-cell>
              <table:table-cell office:value-type="float" office:value="1.21297">
                <text:p>1.212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4336">
                <text:p>2.4336</text:p>
              </table:table-cell>
              <table:table-cell office:value-type="float" office:value="1.20962">
                <text:p>1.209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492">
                <text:p>2.4492</text:p>
              </table:table-cell>
              <table:table-cell office:value-type="float" office:value="1.21248">
                <text:p>1.212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4648">
                <text:p>2.4648</text:p>
              </table:table-cell>
              <table:table-cell office:value-type="float" office:value="1.21988">
                <text:p>1.219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804">
                <text:p>2.4804</text:p>
              </table:table-cell>
              <table:table-cell office:value-type="float" office:value="1.22943">
                <text:p>1.229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96">
                <text:p>2.496</text:p>
              </table:table-cell>
              <table:table-cell office:value-type="float" office:value="1.23024">
                <text:p>1.230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116">
                <text:p>2.5116</text:p>
              </table:table-cell>
              <table:table-cell office:value-type="float" office:value="1.2406">
                <text:p>1.24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272">
                <text:p>2.5272</text:p>
              </table:table-cell>
              <table:table-cell office:value-type="float" office:value="1.24762">
                <text:p>1.247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428">
                <text:p>2.5428</text:p>
              </table:table-cell>
              <table:table-cell office:value-type="float" office:value="1.25889">
                <text:p>1.258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584">
                <text:p>2.5584</text:p>
              </table:table-cell>
              <table:table-cell office:value-type="float" office:value="1.26457">
                <text:p>1.264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74">
                <text:p>2.574</text:p>
              </table:table-cell>
              <table:table-cell office:value-type="float" office:value="1.27512">
                <text:p>1.275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5896">
                <text:p>2.5896</text:p>
              </table:table-cell>
              <table:table-cell office:value-type="float" office:value="1.28207">
                <text:p>1.282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6052">
                <text:p>2.6052</text:p>
              </table:table-cell>
              <table:table-cell office:value-type="float" office:value="1.29196">
                <text:p>1.291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6208">
                <text:p>2.6208</text:p>
              </table:table-cell>
              <table:table-cell office:value-type="float" office:value="1.30724">
                <text:p>1.307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6364">
                <text:p>2.6364</text:p>
              </table:table-cell>
              <table:table-cell office:value-type="float" office:value="1.3151">
                <text:p>1.31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52">
                <text:p>2.652</text:p>
              </table:table-cell>
              <table:table-cell office:value-type="float" office:value="1.31412">
                <text:p>1.314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676">
                <text:p>2.6676</text:p>
              </table:table-cell>
              <table:table-cell office:value-type="float" office:value="1.31546">
                <text:p>1.315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6832">
                <text:p>2.6832</text:p>
              </table:table-cell>
              <table:table-cell office:value-type="float" office:value="1.32223">
                <text:p>1.322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6988">
                <text:p>2.6988</text:p>
              </table:table-cell>
              <table:table-cell office:value-type="float" office:value="1.32524">
                <text:p>1.325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144">
                <text:p>2.7144</text:p>
              </table:table-cell>
              <table:table-cell office:value-type="float" office:value="1.32971">
                <text:p>1.329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73">
                <text:p>2.73</text:p>
              </table:table-cell>
              <table:table-cell office:value-type="float" office:value="1.34481">
                <text:p>1.34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456">
                <text:p>2.7456</text:p>
              </table:table-cell>
              <table:table-cell office:value-type="float" office:value="1.34949">
                <text:p>1.349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612">
                <text:p>2.7612</text:p>
              </table:table-cell>
              <table:table-cell office:value-type="float" office:value="1.36424">
                <text:p>1.364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768">
                <text:p>2.7768</text:p>
              </table:table-cell>
              <table:table-cell office:value-type="float" office:value="1.37106">
                <text:p>1.371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7924">
                <text:p>2.7924</text:p>
              </table:table-cell>
              <table:table-cell office:value-type="float" office:value="1.37129">
                <text:p>1.371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08">
                <text:p>2.808</text:p>
              </table:table-cell>
              <table:table-cell office:value-type="float" office:value="1.37117">
                <text:p>1.371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236">
                <text:p>2.8236</text:p>
              </table:table-cell>
              <table:table-cell office:value-type="float" office:value="1.37115">
                <text:p>1.371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392">
                <text:p>2.8392</text:p>
              </table:table-cell>
              <table:table-cell office:value-type="float" office:value="1.38963">
                <text:p>1.389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548">
                <text:p>2.8548</text:p>
              </table:table-cell>
              <table:table-cell office:value-type="float" office:value="1.39567">
                <text:p>1.395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704">
                <text:p>2.8704</text:p>
              </table:table-cell>
              <table:table-cell office:value-type="float" office:value="1.40016">
                <text:p>1.400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886">
                <text:p>2.886</text:p>
              </table:table-cell>
              <table:table-cell office:value-type="float" office:value="1.4143">
                <text:p>1.41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9016">
                <text:p>2.9016</text:p>
              </table:table-cell>
              <table:table-cell office:value-type="float" office:value="1.41476">
                <text:p>1.414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172">
                <text:p>2.9172</text:p>
              </table:table-cell>
              <table:table-cell office:value-type="float" office:value="1.42484">
                <text:p>1.42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328">
                <text:p>2.9328</text:p>
              </table:table-cell>
              <table:table-cell office:value-type="float" office:value="1.42568">
                <text:p>1.425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484">
                <text:p>2.9484</text:p>
              </table:table-cell>
              <table:table-cell office:value-type="float" office:value="1.44117">
                <text:p>1.44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964">
                <text:p>2.964</text:p>
              </table:table-cell>
              <table:table-cell office:value-type="float" office:value="1.45167">
                <text:p>1.451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9796">
                <text:p>2.9796</text:p>
              </table:table-cell>
              <table:table-cell office:value-type="float" office:value="1.45927">
                <text:p>1.459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952">
                <text:p>2.9952</text:p>
              </table:table-cell>
              <table:table-cell office:value-type="float" office:value="1.47107">
                <text:p>1.471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108">
                <text:p>3.0108</text:p>
              </table:table-cell>
              <table:table-cell office:value-type="float" office:value="1.4705">
                <text:p>1.47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0264">
                <text:p>3.0264</text:p>
              </table:table-cell>
              <table:table-cell office:value-type="float" office:value="1.47541">
                <text:p>1.475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42">
                <text:p>3.042</text:p>
              </table:table-cell>
              <table:table-cell office:value-type="float" office:value="1.47769">
                <text:p>1.477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576">
                <text:p>3.0576</text:p>
              </table:table-cell>
              <table:table-cell office:value-type="float" office:value="1.49416">
                <text:p>1.494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732">
                <text:p>3.0732</text:p>
              </table:table-cell>
              <table:table-cell office:value-type="float" office:value="1.48908">
                <text:p>1.489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0888">
                <text:p>3.0888</text:p>
              </table:table-cell>
              <table:table-cell office:value-type="float" office:value="1.49913">
                <text:p>1.499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044">
                <text:p>3.1044</text:p>
              </table:table-cell>
              <table:table-cell office:value-type="float" office:value="1.51062">
                <text:p>1.510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12">
                <text:p>3.12</text:p>
              </table:table-cell>
              <table:table-cell office:value-type="float" office:value="1.51246">
                <text:p>1.512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356">
                <text:p>3.1356</text:p>
              </table:table-cell>
              <table:table-cell office:value-type="float" office:value="1.5062">
                <text:p>1.50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512">
                <text:p>3.1512</text:p>
              </table:table-cell>
              <table:table-cell office:value-type="float" office:value="1.51175">
                <text:p>1.511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668">
                <text:p>3.1668</text:p>
              </table:table-cell>
              <table:table-cell office:value-type="float" office:value="1.51627">
                <text:p>1.516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1824">
                <text:p>3.1824</text:p>
              </table:table-cell>
              <table:table-cell office:value-type="float" office:value="1.51542">
                <text:p>1.515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198">
                <text:p>3.198</text:p>
              </table:table-cell>
              <table:table-cell office:value-type="float" office:value="1.52364">
                <text:p>1.52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2136">
                <text:p>3.2136</text:p>
              </table:table-cell>
              <table:table-cell office:value-type="float" office:value="1.53764">
                <text:p>1.537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2292">
                <text:p>3.2292</text:p>
              </table:table-cell>
              <table:table-cell office:value-type="float" office:value="1.54708">
                <text:p>1.547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2448">
                <text:p>3.2448</text:p>
              </table:table-cell>
              <table:table-cell office:value-type="float" office:value="1.54377">
                <text:p>1.543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2604">
                <text:p>3.2604</text:p>
              </table:table-cell>
              <table:table-cell office:value-type="float" office:value="1.54725">
                <text:p>1.547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276">
                <text:p>3.276</text:p>
              </table:table-cell>
              <table:table-cell office:value-type="float" office:value="1.56125">
                <text:p>1.56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2916">
                <text:p>3.2916</text:p>
              </table:table-cell>
              <table:table-cell office:value-type="float" office:value="1.56277">
                <text:p>1.562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3072">
                <text:p>3.3072</text:p>
              </table:table-cell>
              <table:table-cell office:value-type="float" office:value="1.56356">
                <text:p>1.563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228">
                <text:p>3.3228</text:p>
              </table:table-cell>
              <table:table-cell office:value-type="float" office:value="1.56482">
                <text:p>1.564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3384">
                <text:p>3.3384</text:p>
              </table:table-cell>
              <table:table-cell office:value-type="float" office:value="1.57212">
                <text:p>1.572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54">
                <text:p>3.354</text:p>
              </table:table-cell>
              <table:table-cell office:value-type="float" office:value="1.58306">
                <text:p>1.583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3696">
                <text:p>3.3696</text:p>
              </table:table-cell>
              <table:table-cell office:value-type="float" office:value="1.58801">
                <text:p>1.588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3852">
                <text:p>3.3852</text:p>
              </table:table-cell>
              <table:table-cell office:value-type="float" office:value="1.59603">
                <text:p>1.596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4008">
                <text:p>3.4008</text:p>
              </table:table-cell>
              <table:table-cell office:value-type="float" office:value="1.59399">
                <text:p>1.593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4164">
                <text:p>3.4164</text:p>
              </table:table-cell>
              <table:table-cell office:value-type="float" office:value="1.60097">
                <text:p>1.600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432">
                <text:p>3.432</text:p>
              </table:table-cell>
              <table:table-cell office:value-type="float" office:value="1.61227">
                <text:p>1.612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4476">
                <text:p>3.4476</text:p>
              </table:table-cell>
              <table:table-cell office:value-type="float" office:value="1.61467">
                <text:p>1.614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4632">
                <text:p>3.4632</text:p>
              </table:table-cell>
              <table:table-cell office:value-type="float" office:value="1.62055">
                <text:p>1.620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4788">
                <text:p>3.4788</text:p>
              </table:table-cell>
              <table:table-cell office:value-type="float" office:value="1.63135">
                <text:p>1.631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4944">
                <text:p>3.4944</text:p>
              </table:table-cell>
              <table:table-cell office:value-type="float" office:value="1.63549">
                <text:p>1.635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1">
                <text:p>3.51</text:p>
              </table:table-cell>
              <table:table-cell office:value-type="float" office:value="1.64014">
                <text:p>1.640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256">
                <text:p>3.5256</text:p>
              </table:table-cell>
              <table:table-cell office:value-type="float" office:value="1.6426">
                <text:p>1.64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412">
                <text:p>3.5412</text:p>
              </table:table-cell>
              <table:table-cell office:value-type="float" office:value="1.65469">
                <text:p>1.654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568">
                <text:p>3.5568</text:p>
              </table:table-cell>
              <table:table-cell office:value-type="float" office:value="1.65703">
                <text:p>1.657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5724">
                <text:p>3.5724</text:p>
              </table:table-cell>
              <table:table-cell office:value-type="float" office:value="1.6558">
                <text:p>1.65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588">
                <text:p>3.588</text:p>
              </table:table-cell>
              <table:table-cell office:value-type="float" office:value="1.66445">
                <text:p>1.664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036">
                <text:p>3.6036</text:p>
              </table:table-cell>
              <table:table-cell office:value-type="float" office:value="1.67148">
                <text:p>1.671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6192">
                <text:p>3.6192</text:p>
              </table:table-cell>
              <table:table-cell office:value-type="float" office:value="1.6701">
                <text:p>1.67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6348">
                <text:p>3.6348</text:p>
              </table:table-cell>
              <table:table-cell office:value-type="float" office:value="1.67555">
                <text:p>1.675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6504">
                <text:p>3.6504</text:p>
              </table:table-cell>
              <table:table-cell office:value-type="float" office:value="1.68488">
                <text:p>1.684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666">
                <text:p>3.666</text:p>
              </table:table-cell>
              <table:table-cell office:value-type="float" office:value="1.6919">
                <text:p>1.69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816">
                <text:p>3.6816</text:p>
              </table:table-cell>
              <table:table-cell office:value-type="float" office:value="1.69746">
                <text:p>1.697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6972">
                <text:p>3.6972</text:p>
              </table:table-cell>
              <table:table-cell office:value-type="float" office:value="1.69879">
                <text:p>1.698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7128">
                <text:p>3.7128</text:p>
              </table:table-cell>
              <table:table-cell office:value-type="float" office:value="1.6994">
                <text:p>1.69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284">
                <text:p>3.7284</text:p>
              </table:table-cell>
              <table:table-cell office:value-type="float" office:value="1.70793">
                <text:p>1.707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744">
                <text:p>3.744</text:p>
              </table:table-cell>
              <table:table-cell office:value-type="float" office:value="1.7146">
                <text:p>1.71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596">
                <text:p>3.7596</text:p>
              </table:table-cell>
              <table:table-cell office:value-type="float" office:value="1.72553">
                <text:p>1.725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7752">
                <text:p>3.7752</text:p>
              </table:table-cell>
              <table:table-cell office:value-type="float" office:value="1.73155">
                <text:p>1.731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7908">
                <text:p>3.7908</text:p>
              </table:table-cell>
              <table:table-cell office:value-type="float" office:value="1.73372">
                <text:p>1.733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8064">
                <text:p>3.8064</text:p>
              </table:table-cell>
              <table:table-cell office:value-type="float" office:value="1.73972">
                <text:p>1.739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822">
                <text:p>3.822</text:p>
              </table:table-cell>
              <table:table-cell office:value-type="float" office:value="1.74024">
                <text:p>1.740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8376">
                <text:p>3.8376</text:p>
              </table:table-cell>
              <table:table-cell office:value-type="float" office:value="1.7488">
                <text:p>1.74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532">
                <text:p>3.8532</text:p>
              </table:table-cell>
              <table:table-cell office:value-type="float" office:value="1.75067">
                <text:p>1.750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8688">
                <text:p>3.8688</text:p>
              </table:table-cell>
              <table:table-cell office:value-type="float" office:value="1.75462">
                <text:p>1.754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8844">
                <text:p>3.8844</text:p>
              </table:table-cell>
              <table:table-cell office:value-type="float" office:value="1.75257">
                <text:p>1.752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9">
                <text:p>3.9</text:p>
              </table:table-cell>
              <table:table-cell office:value-type="float" office:value="1.76533">
                <text:p>1.765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9156">
                <text:p>3.9156</text:p>
              </table:table-cell>
              <table:table-cell office:value-type="float" office:value="1.77315">
                <text:p>1.773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9312">
                <text:p>3.9312</text:p>
              </table:table-cell>
              <table:table-cell office:value-type="float" office:value="1.78056">
                <text:p>1.780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9468">
                <text:p>3.9468</text:p>
              </table:table-cell>
              <table:table-cell office:value-type="float" office:value="1.77545">
                <text:p>1.775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624">
                <text:p>3.9624</text:p>
              </table:table-cell>
              <table:table-cell office:value-type="float" office:value="1.78187">
                <text:p>1.781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78">
                <text:p>3.978</text:p>
              </table:table-cell>
              <table:table-cell office:value-type="float" office:value="1.7893">
                <text:p>1.78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9936">
                <text:p>3.9936</text:p>
              </table:table-cell>
              <table:table-cell office:value-type="float" office:value="1.79635">
                <text:p>1.796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0092">
                <text:p>4.0092</text:p>
              </table:table-cell>
              <table:table-cell office:value-type="float" office:value="1.79764">
                <text:p>1.797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0248">
                <text:p>4.0248</text:p>
              </table:table-cell>
              <table:table-cell office:value-type="float" office:value="1.80158">
                <text:p>1.801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0404">
                <text:p>4.0404</text:p>
              </table:table-cell>
              <table:table-cell office:value-type="float" office:value="1.79702">
                <text:p>1.797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056">
                <text:p>4.056</text:p>
              </table:table-cell>
              <table:table-cell office:value-type="float" office:value="1.80501">
                <text:p>1.805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716">
                <text:p>4.0716</text:p>
              </table:table-cell>
              <table:table-cell office:value-type="float" office:value="1.80324">
                <text:p>1.803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0872">
                <text:p>4.0872</text:p>
              </table:table-cell>
              <table:table-cell office:value-type="float" office:value="1.8075">
                <text:p>1.80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1028">
                <text:p>4.1028</text:p>
              </table:table-cell>
              <table:table-cell office:value-type="float" office:value="1.81243">
                <text:p>1.812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1184">
                <text:p>4.1184</text:p>
              </table:table-cell>
              <table:table-cell office:value-type="float" office:value="1.81352">
                <text:p>1.813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34">
                <text:p>4.134</text:p>
              </table:table-cell>
              <table:table-cell office:value-type="float" office:value="1.81086">
                <text:p>1.810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1496">
                <text:p>4.1496</text:p>
              </table:table-cell>
              <table:table-cell office:value-type="float" office:value="1.81509">
                <text:p>1.815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652">
                <text:p>4.1652</text:p>
              </table:table-cell>
              <table:table-cell office:value-type="float" office:value="1.81206">
                <text:p>1.812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1808">
                <text:p>4.1808</text:p>
              </table:table-cell>
              <table:table-cell office:value-type="float" office:value="1.81219">
                <text:p>1.812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1964">
                <text:p>4.1964</text:p>
              </table:table-cell>
              <table:table-cell office:value-type="float" office:value="1.82338">
                <text:p>1.823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212">
                <text:p>4.212</text:p>
              </table:table-cell>
              <table:table-cell office:value-type="float" office:value="1.81813">
                <text:p>1.818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2276">
                <text:p>4.2276</text:p>
              </table:table-cell>
              <table:table-cell office:value-type="float" office:value="1.82792">
                <text:p>1.827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2432">
                <text:p>4.2432</text:p>
              </table:table-cell>
              <table:table-cell office:value-type="float" office:value="1.83526">
                <text:p>1.835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2588">
                <text:p>4.2588</text:p>
              </table:table-cell>
              <table:table-cell office:value-type="float" office:value="1.84389">
                <text:p>1.843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2744">
                <text:p>4.2744</text:p>
              </table:table-cell>
              <table:table-cell office:value-type="float" office:value="1.84683">
                <text:p>1.846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29">
                <text:p>4.29</text:p>
              </table:table-cell>
              <table:table-cell office:value-type="float" office:value="1.84901">
                <text:p>1.849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3056">
                <text:p>4.3056</text:p>
              </table:table-cell>
              <table:table-cell office:value-type="float" office:value="1.83825">
                <text:p>1.838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3212">
                <text:p>4.3212</text:p>
              </table:table-cell>
              <table:table-cell office:value-type="float" office:value="1.84813">
                <text:p>1.848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368">
                <text:p>4.3368</text:p>
              </table:table-cell>
              <table:table-cell office:value-type="float" office:value="1.84659">
                <text:p>1.846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524">
                <text:p>4.3524</text:p>
              </table:table-cell>
              <table:table-cell office:value-type="float" office:value="1.85609">
                <text:p>1.856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368">
                <text:p>4.368</text:p>
              </table:table-cell>
              <table:table-cell office:value-type="float" office:value="1.86762">
                <text:p>1.867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3836">
                <text:p>4.3836</text:p>
              </table:table-cell>
              <table:table-cell office:value-type="float" office:value="1.87424">
                <text:p>1.874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3992">
                <text:p>4.3992</text:p>
              </table:table-cell>
              <table:table-cell office:value-type="float" office:value="1.88794">
                <text:p>1.887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4148">
                <text:p>4.4148</text:p>
              </table:table-cell>
              <table:table-cell office:value-type="float" office:value="1.88552">
                <text:p>1.885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4304">
                <text:p>4.4304</text:p>
              </table:table-cell>
              <table:table-cell office:value-type="float" office:value="1.88111">
                <text:p>1.881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446">
                <text:p>4.446</text:p>
              </table:table-cell>
              <table:table-cell office:value-type="float" office:value="1.89461">
                <text:p>1.894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4616">
                <text:p>4.4616</text:p>
              </table:table-cell>
              <table:table-cell office:value-type="float" office:value="1.89819">
                <text:p>1.898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4772">
                <text:p>4.4772</text:p>
              </table:table-cell>
              <table:table-cell office:value-type="float" office:value="1.90375">
                <text:p>1.903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4928">
                <text:p>4.4928</text:p>
              </table:table-cell>
              <table:table-cell office:value-type="float" office:value="1.90057">
                <text:p>1.900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5084">
                <text:p>4.5084</text:p>
              </table:table-cell>
              <table:table-cell office:value-type="float" office:value="1.90316">
                <text:p>1.903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524">
                <text:p>4.524</text:p>
              </table:table-cell>
              <table:table-cell office:value-type="float" office:value="1.90675">
                <text:p>1.906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5396">
                <text:p>4.5396</text:p>
              </table:table-cell>
              <table:table-cell office:value-type="float" office:value="1.9075">
                <text:p>1.90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5552">
                <text:p>4.5552</text:p>
              </table:table-cell>
              <table:table-cell office:value-type="float" office:value="1.90868">
                <text:p>1.908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5708">
                <text:p>4.5708</text:p>
              </table:table-cell>
              <table:table-cell office:value-type="float" office:value="1.9117">
                <text:p>1.91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5864">
                <text:p>4.5864</text:p>
              </table:table-cell>
              <table:table-cell office:value-type="float" office:value="1.90892">
                <text:p>1.908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602">
                <text:p>4.602</text:p>
              </table:table-cell>
              <table:table-cell office:value-type="float" office:value="1.91149">
                <text:p>1.911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6176">
                <text:p>4.6176</text:p>
              </table:table-cell>
              <table:table-cell office:value-type="float" office:value="1.91586">
                <text:p>1.915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6332">
                <text:p>4.6332</text:p>
              </table:table-cell>
              <table:table-cell office:value-type="float" office:value="1.9186">
                <text:p>1.91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6488">
                <text:p>4.6488</text:p>
              </table:table-cell>
              <table:table-cell office:value-type="float" office:value="1.91267">
                <text:p>1.912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6644">
                <text:p>4.6644</text:p>
              </table:table-cell>
              <table:table-cell office:value-type="float" office:value="1.90541">
                <text:p>1.905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68">
                <text:p>4.68</text:p>
              </table:table-cell>
              <table:table-cell office:value-type="float" office:value="1.91319">
                <text:p>1.913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6956">
                <text:p>4.6956</text:p>
              </table:table-cell>
              <table:table-cell office:value-type="float" office:value="1.91947">
                <text:p>1.919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7112">
                <text:p>4.7112</text:p>
              </table:table-cell>
              <table:table-cell office:value-type="float" office:value="1.91491">
                <text:p>1.914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7268">
                <text:p>4.7268</text:p>
              </table:table-cell>
              <table:table-cell office:value-type="float" office:value="1.91714">
                <text:p>1.917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7424">
                <text:p>4.7424</text:p>
              </table:table-cell>
              <table:table-cell office:value-type="float" office:value="1.91256">
                <text:p>1.912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758">
                <text:p>4.758</text:p>
              </table:table-cell>
              <table:table-cell office:value-type="float" office:value="1.91979">
                <text:p>1.919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7736">
                <text:p>4.7736</text:p>
              </table:table-cell>
              <table:table-cell office:value-type="float" office:value="1.92784">
                <text:p>1.927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7892">
                <text:p>4.7892</text:p>
              </table:table-cell>
              <table:table-cell office:value-type="float" office:value="1.92772">
                <text:p>1.927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8048">
                <text:p>4.8048</text:p>
              </table:table-cell>
              <table:table-cell office:value-type="float" office:value="1.93376">
                <text:p>1.933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8204">
                <text:p>4.8204</text:p>
              </table:table-cell>
              <table:table-cell office:value-type="float" office:value="1.93002">
                <text:p>1.930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836">
                <text:p>4.836</text:p>
              </table:table-cell>
              <table:table-cell office:value-type="float" office:value="1.93453">
                <text:p>1.934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8516">
                <text:p>4.8516</text:p>
              </table:table-cell>
              <table:table-cell office:value-type="float" office:value="1.93953">
                <text:p>1.939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8672">
                <text:p>4.8672</text:p>
              </table:table-cell>
              <table:table-cell office:value-type="float" office:value="1.9488">
                <text:p>1.94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8828">
                <text:p>4.8828</text:p>
              </table:table-cell>
              <table:table-cell office:value-type="float" office:value="1.94979">
                <text:p>1.949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8984">
                <text:p>4.8984</text:p>
              </table:table-cell>
              <table:table-cell office:value-type="float" office:value="1.94503">
                <text:p>1.945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914">
                <text:p>4.914</text:p>
              </table:table-cell>
              <table:table-cell office:value-type="float" office:value="1.95463">
                <text:p>1.954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9296">
                <text:p>4.9296</text:p>
              </table:table-cell>
              <table:table-cell office:value-type="float" office:value="1.95911">
                <text:p>1.959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9452">
                <text:p>4.9452</text:p>
              </table:table-cell>
              <table:table-cell office:value-type="float" office:value="1.95333">
                <text:p>1.95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9608">
                <text:p>4.9608</text:p>
              </table:table-cell>
              <table:table-cell office:value-type="float" office:value="1.95727">
                <text:p>1.957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9764">
                <text:p>4.9764</text:p>
              </table:table-cell>
              <table:table-cell office:value-type="float" office:value="1.96994">
                <text:p>1.969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992">
                <text:p>4.992</text:p>
              </table:table-cell>
              <table:table-cell office:value-type="float" office:value="1.966">
                <text:p>1.9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0076">
                <text:p>5.0076</text:p>
              </table:table-cell>
              <table:table-cell office:value-type="float" office:value="1.96247">
                <text:p>1.962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0232">
                <text:p>5.0232</text:p>
              </table:table-cell>
              <table:table-cell office:value-type="float" office:value="1.95963">
                <text:p>1.959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0388">
                <text:p>5.0388</text:p>
              </table:table-cell>
              <table:table-cell office:value-type="float" office:value="1.95846">
                <text:p>1.958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0544">
                <text:p>5.0544</text:p>
              </table:table-cell>
              <table:table-cell office:value-type="float" office:value="1.96576">
                <text:p>1.965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07">
                <text:p>5.07</text:p>
              </table:table-cell>
              <table:table-cell office:value-type="float" office:value="1.9624">
                <text:p>1.96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0856">
                <text:p>5.0856</text:p>
              </table:table-cell>
              <table:table-cell office:value-type="float" office:value="1.97514">
                <text:p>1.975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1012">
                <text:p>5.1012</text:p>
              </table:table-cell>
              <table:table-cell office:value-type="float" office:value="1.97987">
                <text:p>1.979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1168">
                <text:p>5.1168</text:p>
              </table:table-cell>
              <table:table-cell office:value-type="float" office:value="1.97823">
                <text:p>1.978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324">
                <text:p>5.1324</text:p>
              </table:table-cell>
              <table:table-cell office:value-type="float" office:value="1.98594">
                <text:p>1.985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148">
                <text:p>5.148</text:p>
              </table:table-cell>
              <table:table-cell office:value-type="float" office:value="1.98466">
                <text:p>1.984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1636">
                <text:p>5.1636</text:p>
              </table:table-cell>
              <table:table-cell office:value-type="float" office:value="1.98291">
                <text:p>1.982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1792">
                <text:p>5.1792</text:p>
              </table:table-cell>
              <table:table-cell office:value-type="float" office:value="1.99458">
                <text:p>1.994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1948">
                <text:p>5.1948</text:p>
              </table:table-cell>
              <table:table-cell office:value-type="float" office:value="1.98622">
                <text:p>1.986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2104">
                <text:p>5.2104</text:p>
              </table:table-cell>
              <table:table-cell office:value-type="float" office:value="1.99504">
                <text:p>1.995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26">
                <text:p>5.226</text:p>
              </table:table-cell>
              <table:table-cell office:value-type="float" office:value="1.99359">
                <text:p>1.993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2416">
                <text:p>5.2416</text:p>
              </table:table-cell>
              <table:table-cell office:value-type="float" office:value="1.99426">
                <text:p>1.994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2572">
                <text:p>5.2572</text:p>
              </table:table-cell>
              <table:table-cell office:value-type="float" office:value="1.99061">
                <text:p>1.990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2728">
                <text:p>5.2728</text:p>
              </table:table-cell>
              <table:table-cell office:value-type="float" office:value="1.99836">
                <text:p>1.998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2884">
                <text:p>5.2884</text:p>
              </table:table-cell>
              <table:table-cell office:value-type="float" office:value="2.0009">
                <text:p>2.00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304">
                <text:p>5.304</text:p>
              </table:table-cell>
              <table:table-cell office:value-type="float" office:value="1.9939">
                <text:p>1.99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3196">
                <text:p>5.3196</text:p>
              </table:table-cell>
              <table:table-cell office:value-type="float" office:value="2.0008">
                <text:p>2.00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3352">
                <text:p>5.3352</text:p>
              </table:table-cell>
              <table:table-cell office:value-type="float" office:value="2.01189">
                <text:p>2.011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3508">
                <text:p>5.3508</text:p>
              </table:table-cell>
              <table:table-cell office:value-type="float" office:value="1.99962">
                <text:p>1.999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3664">
                <text:p>5.3664</text:p>
              </table:table-cell>
              <table:table-cell office:value-type="float" office:value="2.00773">
                <text:p>2.007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382">
                <text:p>5.382</text:p>
              </table:table-cell>
              <table:table-cell office:value-type="float" office:value="2.0151">
                <text:p>2.01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3976">
                <text:p>5.3976</text:p>
              </table:table-cell>
              <table:table-cell office:value-type="float" office:value="2.02219">
                <text:p>2.022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4132">
                <text:p>5.4132</text:p>
              </table:table-cell>
              <table:table-cell office:value-type="float" office:value="2.02037">
                <text:p>2.020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4288">
                <text:p>5.4288</text:p>
              </table:table-cell>
              <table:table-cell office:value-type="float" office:value="2.03392">
                <text:p>2.033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4444">
                <text:p>5.4444</text:p>
              </table:table-cell>
              <table:table-cell office:value-type="float" office:value="2.03025">
                <text:p>2.030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46">
                <text:p>5.46</text:p>
              </table:table-cell>
              <table:table-cell office:value-type="float" office:value="2.02581">
                <text:p>2.025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4756">
                <text:p>5.4756</text:p>
              </table:table-cell>
              <table:table-cell office:value-type="float" office:value="2.02749">
                <text:p>2.027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912">
                <text:p>5.4912</text:p>
              </table:table-cell>
              <table:table-cell office:value-type="float" office:value="2.02094">
                <text:p>2.020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5068">
                <text:p>5.5068</text:p>
              </table:table-cell>
              <table:table-cell office:value-type="float" office:value="2.03006">
                <text:p>2.030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5224">
                <text:p>5.5224</text:p>
              </table:table-cell>
              <table:table-cell office:value-type="float" office:value="2.02498">
                <text:p>2.024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538">
                <text:p>5.538</text:p>
              </table:table-cell>
              <table:table-cell office:value-type="float" office:value="2.01971">
                <text:p>2.019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5536">
                <text:p>5.5536</text:p>
              </table:table-cell>
              <table:table-cell office:value-type="float" office:value="2.01711">
                <text:p>2.017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5692">
                <text:p>5.5692</text:p>
              </table:table-cell>
              <table:table-cell office:value-type="float" office:value="2.03034">
                <text:p>2.030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848">
                <text:p>5.5848</text:p>
              </table:table-cell>
              <table:table-cell office:value-type="float" office:value="2.02639">
                <text:p>2.026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6004">
                <text:p>5.6004</text:p>
              </table:table-cell>
              <table:table-cell office:value-type="float" office:value="2.03029">
                <text:p>2.030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616">
                <text:p>5.616</text:p>
              </table:table-cell>
              <table:table-cell office:value-type="float" office:value="2.03655">
                <text:p>2.036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6316">
                <text:p>5.6316</text:p>
              </table:table-cell>
              <table:table-cell office:value-type="float" office:value="2.04337">
                <text:p>2.043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6472">
                <text:p>5.6472</text:p>
              </table:table-cell>
              <table:table-cell office:value-type="float" office:value="2.0387">
                <text:p>2.03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6628">
                <text:p>5.6628</text:p>
              </table:table-cell>
              <table:table-cell office:value-type="float" office:value="2.03709">
                <text:p>2.037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6784">
                <text:p>5.6784</text:p>
              </table:table-cell>
              <table:table-cell office:value-type="float" office:value="2.03934">
                <text:p>2.039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694">
                <text:p>5.694</text:p>
              </table:table-cell>
              <table:table-cell office:value-type="float" office:value="2.05904">
                <text:p>2.059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7096">
                <text:p>5.7096</text:p>
              </table:table-cell>
              <table:table-cell office:value-type="float" office:value="2.07316">
                <text:p>2.073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7252">
                <text:p>5.7252</text:p>
              </table:table-cell>
              <table:table-cell office:value-type="float" office:value="2.06666">
                <text:p>2.066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7408">
                <text:p>5.7408</text:p>
              </table:table-cell>
              <table:table-cell office:value-type="float" office:value="2.06128">
                <text:p>2.061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7564">
                <text:p>5.7564</text:p>
              </table:table-cell>
              <table:table-cell office:value-type="float" office:value="2.05874">
                <text:p>2.058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772">
                <text:p>5.772</text:p>
              </table:table-cell>
              <table:table-cell office:value-type="float" office:value="2.05487">
                <text:p>2.054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7876">
                <text:p>5.7876</text:p>
              </table:table-cell>
              <table:table-cell office:value-type="float" office:value="2.0564">
                <text:p>2.05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8032">
                <text:p>5.8032</text:p>
              </table:table-cell>
              <table:table-cell office:value-type="float" office:value="2.04883">
                <text:p>2.048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8188">
                <text:p>5.8188</text:p>
              </table:table-cell>
              <table:table-cell office:value-type="float" office:value="2.06222">
                <text:p>2.062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8344">
                <text:p>5.8344</text:p>
              </table:table-cell>
              <table:table-cell office:value-type="float" office:value="2.06429">
                <text:p>2.064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85">
                <text:p>5.85</text:p>
              </table:table-cell>
              <table:table-cell office:value-type="float" office:value="2.06253">
                <text:p>2.062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8656">
                <text:p>5.8656</text:p>
              </table:table-cell>
              <table:table-cell office:value-type="float" office:value="2.06062">
                <text:p>2.060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8812">
                <text:p>5.8812</text:p>
              </table:table-cell>
              <table:table-cell office:value-type="float" office:value="2.07365">
                <text:p>2.073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8968">
                <text:p>5.8968</text:p>
              </table:table-cell>
              <table:table-cell office:value-type="float" office:value="2.06016">
                <text:p>2.060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9124">
                <text:p>5.9124</text:p>
              </table:table-cell>
              <table:table-cell office:value-type="float" office:value="2.06611">
                <text:p>2.066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928">
                <text:p>5.928</text:p>
              </table:table-cell>
              <table:table-cell office:value-type="float" office:value="2.0701">
                <text:p>2.07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9436">
                <text:p>5.9436</text:p>
              </table:table-cell>
              <table:table-cell office:value-type="float" office:value="2.06621">
                <text:p>2.066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9592">
                <text:p>5.9592</text:p>
              </table:table-cell>
              <table:table-cell office:value-type="float" office:value="2.07074">
                <text:p>2.070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9748">
                <text:p>5.9748</text:p>
              </table:table-cell>
              <table:table-cell office:value-type="float" office:value="2.0699">
                <text:p>2.06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9904">
                <text:p>5.9904</text:p>
              </table:table-cell>
              <table:table-cell office:value-type="float" office:value="2.07544">
                <text:p>2.075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006">
                <text:p>6.006</text:p>
              </table:table-cell>
              <table:table-cell office:value-type="float" office:value="2.07001">
                <text:p>2.070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0216">
                <text:p>6.0216</text:p>
              </table:table-cell>
              <table:table-cell office:value-type="float" office:value="2.06534">
                <text:p>2.065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0372">
                <text:p>6.0372</text:p>
              </table:table-cell>
              <table:table-cell office:value-type="float" office:value="2.06366">
                <text:p>2.063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0528">
                <text:p>6.0528</text:p>
              </table:table-cell>
              <table:table-cell office:value-type="float" office:value="2.0746">
                <text:p>2.07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0684">
                <text:p>6.0684</text:p>
              </table:table-cell>
              <table:table-cell office:value-type="float" office:value="2.08032">
                <text:p>2.080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084">
                <text:p>6.084</text:p>
              </table:table-cell>
              <table:table-cell office:value-type="float" office:value="2.07909">
                <text:p>2.079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0996">
                <text:p>6.0996</text:p>
              </table:table-cell>
              <table:table-cell office:value-type="float" office:value="2.07225">
                <text:p>2.072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1152">
                <text:p>6.1152</text:p>
              </table:table-cell>
              <table:table-cell office:value-type="float" office:value="2.07908">
                <text:p>2.079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1308">
                <text:p>6.1308</text:p>
              </table:table-cell>
              <table:table-cell office:value-type="float" office:value="2.06909">
                <text:p>2.069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1464">
                <text:p>6.1464</text:p>
              </table:table-cell>
              <table:table-cell office:value-type="float" office:value="2.06723">
                <text:p>2.067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162">
                <text:p>6.162</text:p>
              </table:table-cell>
              <table:table-cell office:value-type="float" office:value="2.07586">
                <text:p>2.075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1776">
                <text:p>6.1776</text:p>
              </table:table-cell>
              <table:table-cell office:value-type="float" office:value="2.071">
                <text:p>2.0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1932">
                <text:p>6.1932</text:p>
              </table:table-cell>
              <table:table-cell office:value-type="float" office:value="2.0704">
                <text:p>2.07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2088">
                <text:p>6.2088</text:p>
              </table:table-cell>
              <table:table-cell office:value-type="float" office:value="2.06702">
                <text:p>2.067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2244">
                <text:p>6.2244</text:p>
              </table:table-cell>
              <table:table-cell office:value-type="float" office:value="2.0648">
                <text:p>2.06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24">
                <text:p>6.24</text:p>
              </table:table-cell>
              <table:table-cell office:value-type="float" office:value="2.07084">
                <text:p>2.070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2556">
                <text:p>6.2556</text:p>
              </table:table-cell>
              <table:table-cell office:value-type="float" office:value="2.08431">
                <text:p>2.084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2712">
                <text:p>6.2712</text:p>
              </table:table-cell>
              <table:table-cell office:value-type="float" office:value="2.08442">
                <text:p>2.084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2868">
                <text:p>6.2868</text:p>
              </table:table-cell>
              <table:table-cell office:value-type="float" office:value="2.07787">
                <text:p>2.077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3024">
                <text:p>6.3024</text:p>
              </table:table-cell>
              <table:table-cell office:value-type="float" office:value="2.08695">
                <text:p>2.086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318">
                <text:p>6.318</text:p>
              </table:table-cell>
              <table:table-cell office:value-type="float" office:value="2.08714">
                <text:p>2.087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3336">
                <text:p>6.3336</text:p>
              </table:table-cell>
              <table:table-cell office:value-type="float" office:value="2.09316">
                <text:p>2.093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3492">
                <text:p>6.3492</text:p>
              </table:table-cell>
              <table:table-cell office:value-type="float" office:value="2.08912">
                <text:p>2.089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3648">
                <text:p>6.3648</text:p>
              </table:table-cell>
              <table:table-cell office:value-type="float" office:value="2.08775">
                <text:p>2.087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3804">
                <text:p>6.3804</text:p>
              </table:table-cell>
              <table:table-cell office:value-type="float" office:value="2.0878">
                <text:p>2.08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396">
                <text:p>6.396</text:p>
              </table:table-cell>
              <table:table-cell office:value-type="float" office:value="2.0841">
                <text:p>2.08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4116">
                <text:p>6.4116</text:p>
              </table:table-cell>
              <table:table-cell office:value-type="float" office:value="2.08881">
                <text:p>2.088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4272">
                <text:p>6.4272</text:p>
              </table:table-cell>
              <table:table-cell office:value-type="float" office:value="2.10149">
                <text:p>2.101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4428">
                <text:p>6.4428</text:p>
              </table:table-cell>
              <table:table-cell office:value-type="float" office:value="2.10181">
                <text:p>2.101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4584">
                <text:p>6.4584</text:p>
              </table:table-cell>
              <table:table-cell office:value-type="float" office:value="2.09431">
                <text:p>2.094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474">
                <text:p>6.474</text:p>
              </table:table-cell>
              <table:table-cell office:value-type="float" office:value="2.08611">
                <text:p>2.086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4896">
                <text:p>6.4896</text:p>
              </table:table-cell>
              <table:table-cell office:value-type="float" office:value="2.08365">
                <text:p>2.083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5052">
                <text:p>6.5052</text:p>
              </table:table-cell>
              <table:table-cell office:value-type="float" office:value="2.08688">
                <text:p>2.086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5208">
                <text:p>6.5208</text:p>
              </table:table-cell>
              <table:table-cell office:value-type="float" office:value="2.08812">
                <text:p>2.088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5364">
                <text:p>6.5364</text:p>
              </table:table-cell>
              <table:table-cell office:value-type="float" office:value="2.08244">
                <text:p>2.082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552">
                <text:p>6.552</text:p>
              </table:table-cell>
              <table:table-cell office:value-type="float" office:value="2.08709">
                <text:p>2.087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5676">
                <text:p>6.5676</text:p>
              </table:table-cell>
              <table:table-cell office:value-type="float" office:value="2.08268">
                <text:p>2.082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5832">
                <text:p>6.5832</text:p>
              </table:table-cell>
              <table:table-cell office:value-type="float" office:value="2.08599">
                <text:p>2.085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5988">
                <text:p>6.5988</text:p>
              </table:table-cell>
              <table:table-cell office:value-type="float" office:value="2.0944">
                <text:p>2.09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6144">
                <text:p>6.6144</text:p>
              </table:table-cell>
              <table:table-cell office:value-type="float" office:value="2.098">
                <text:p>2.0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63">
                <text:p>6.63</text:p>
              </table:table-cell>
              <table:table-cell office:value-type="float" office:value="2.09996">
                <text:p>2.099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456">
                <text:p>6.6456</text:p>
              </table:table-cell>
              <table:table-cell office:value-type="float" office:value="2.10426">
                <text:p>2.104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6612">
                <text:p>6.6612</text:p>
              </table:table-cell>
              <table:table-cell office:value-type="float" office:value="2.09399">
                <text:p>2.093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6768">
                <text:p>6.6768</text:p>
              </table:table-cell>
              <table:table-cell office:value-type="float" office:value="2.09781">
                <text:p>2.097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6924">
                <text:p>6.6924</text:p>
              </table:table-cell>
              <table:table-cell office:value-type="float" office:value="2.09421">
                <text:p>2.094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708">
                <text:p>6.708</text:p>
              </table:table-cell>
              <table:table-cell office:value-type="float" office:value="2.09795">
                <text:p>2.097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7236">
                <text:p>6.7236</text:p>
              </table:table-cell>
              <table:table-cell office:value-type="float" office:value="2.09759">
                <text:p>2.097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7392">
                <text:p>6.7392</text:p>
              </table:table-cell>
              <table:table-cell office:value-type="float" office:value="2.11271">
                <text:p>2.112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7548">
                <text:p>6.7548</text:p>
              </table:table-cell>
              <table:table-cell office:value-type="float" office:value="2.09738">
                <text:p>2.097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7704">
                <text:p>6.7704</text:p>
              </table:table-cell>
              <table:table-cell office:value-type="float" office:value="2.09618">
                <text:p>2.096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786">
                <text:p>6.786</text:p>
              </table:table-cell>
              <table:table-cell office:value-type="float" office:value="2.09487">
                <text:p>2.094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8016">
                <text:p>6.8016</text:p>
              </table:table-cell>
              <table:table-cell office:value-type="float" office:value="2.08968">
                <text:p>2.089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8172">
                <text:p>6.8172</text:p>
              </table:table-cell>
              <table:table-cell office:value-type="float" office:value="2.0963">
                <text:p>2.09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8328">
                <text:p>6.8328</text:p>
              </table:table-cell>
              <table:table-cell office:value-type="float" office:value="2.08967">
                <text:p>2.089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8484">
                <text:p>6.8484</text:p>
              </table:table-cell>
              <table:table-cell office:value-type="float" office:value="2.09777">
                <text:p>2.097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864">
                <text:p>6.864</text:p>
              </table:table-cell>
              <table:table-cell office:value-type="float" office:value="2.09292">
                <text:p>2.092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8796">
                <text:p>6.8796</text:p>
              </table:table-cell>
              <table:table-cell office:value-type="float" office:value="2.09486">
                <text:p>2.094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8952">
                <text:p>6.8952</text:p>
              </table:table-cell>
              <table:table-cell office:value-type="float" office:value="2.11108">
                <text:p>2.111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9108">
                <text:p>6.9108</text:p>
              </table:table-cell>
              <table:table-cell office:value-type="float" office:value="2.1176">
                <text:p>2.11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9264">
                <text:p>6.9264</text:p>
              </table:table-cell>
              <table:table-cell office:value-type="float" office:value="2.11171">
                <text:p>2.111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942">
                <text:p>6.942</text:p>
              </table:table-cell>
              <table:table-cell office:value-type="float" office:value="2.11495">
                <text:p>2.114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9576">
                <text:p>6.9576</text:p>
              </table:table-cell>
              <table:table-cell office:value-type="float" office:value="2.10389">
                <text:p>2.103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9732">
                <text:p>6.9732</text:p>
              </table:table-cell>
              <table:table-cell office:value-type="float" office:value="2.10282">
                <text:p>2.102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9888">
                <text:p>6.9888</text:p>
              </table:table-cell>
              <table:table-cell office:value-type="float" office:value="2.10724">
                <text:p>2.107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0044">
                <text:p>7.0044</text:p>
              </table:table-cell>
              <table:table-cell office:value-type="float" office:value="2.11054">
                <text:p>2.1105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02">
                <text:p>7.02</text:p>
              </table:table-cell>
              <table:table-cell office:value-type="float" office:value="2.11772">
                <text:p>2.117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0356">
                <text:p>7.0356</text:p>
              </table:table-cell>
              <table:table-cell office:value-type="float" office:value="2.11756">
                <text:p>2.117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0512">
                <text:p>7.0512</text:p>
              </table:table-cell>
              <table:table-cell office:value-type="float" office:value="2.12117">
                <text:p>2.121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0668">
                <text:p>7.0668</text:p>
              </table:table-cell>
              <table:table-cell office:value-type="float" office:value="2.1228">
                <text:p>2.12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0824">
                <text:p>7.0824</text:p>
              </table:table-cell>
              <table:table-cell office:value-type="float" office:value="2.10578">
                <text:p>2.105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098">
                <text:p>7.098</text:p>
              </table:table-cell>
              <table:table-cell office:value-type="float" office:value="2.11457">
                <text:p>2.114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1136">
                <text:p>7.1136</text:p>
              </table:table-cell>
              <table:table-cell office:value-type="float" office:value="2.12171">
                <text:p>2.121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1292">
                <text:p>7.1292</text:p>
              </table:table-cell>
              <table:table-cell office:value-type="float" office:value="2.11019">
                <text:p>2.110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1448">
                <text:p>7.1448</text:p>
              </table:table-cell>
              <table:table-cell office:value-type="float" office:value="2.10081">
                <text:p>2.100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1604">
                <text:p>7.1604</text:p>
              </table:table-cell>
              <table:table-cell office:value-type="float" office:value="2.10764">
                <text:p>2.107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176">
                <text:p>7.176</text:p>
              </table:table-cell>
              <table:table-cell office:value-type="float" office:value="2.10313">
                <text:p>2.103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1916">
                <text:p>7.1916</text:p>
              </table:table-cell>
              <table:table-cell office:value-type="float" office:value="2.11356">
                <text:p>2.113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2072">
                <text:p>7.2072</text:p>
              </table:table-cell>
              <table:table-cell office:value-type="float" office:value="2.10622">
                <text:p>2.106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2228">
                <text:p>7.2228</text:p>
              </table:table-cell>
              <table:table-cell office:value-type="float" office:value="2.10869">
                <text:p>2.108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2384">
                <text:p>7.2384</text:p>
              </table:table-cell>
              <table:table-cell office:value-type="float" office:value="2.11493">
                <text:p>2.114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254">
                <text:p>7.254</text:p>
              </table:table-cell>
              <table:table-cell office:value-type="float" office:value="2.1252">
                <text:p>2.12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2696">
                <text:p>7.2696</text:p>
              </table:table-cell>
              <table:table-cell office:value-type="float" office:value="2.1107">
                <text:p>2.11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2852">
                <text:p>7.2852</text:p>
              </table:table-cell>
              <table:table-cell office:value-type="float" office:value="2.10774">
                <text:p>2.107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3008">
                <text:p>7.3008</text:p>
              </table:table-cell>
              <table:table-cell office:value-type="float" office:value="2.10023">
                <text:p>2.100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3164">
                <text:p>7.3164</text:p>
              </table:table-cell>
              <table:table-cell office:value-type="float" office:value="2.09397">
                <text:p>2.093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332">
                <text:p>7.332</text:p>
              </table:table-cell>
              <table:table-cell office:value-type="float" office:value="2.1035">
                <text:p>2.10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3476">
                <text:p>7.3476</text:p>
              </table:table-cell>
              <table:table-cell office:value-type="float" office:value="2.1065">
                <text:p>2.10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3632">
                <text:p>7.3632</text:p>
              </table:table-cell>
              <table:table-cell office:value-type="float" office:value="2.10179">
                <text:p>2.101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3788">
                <text:p>7.3788</text:p>
              </table:table-cell>
              <table:table-cell office:value-type="float" office:value="2.10874">
                <text:p>2.108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3944">
                <text:p>7.3944</text:p>
              </table:table-cell>
              <table:table-cell office:value-type="float" office:value="2.11043">
                <text:p>2.110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41">
                <text:p>7.41</text:p>
              </table:table-cell>
              <table:table-cell office:value-type="float" office:value="2.10736">
                <text:p>2.107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4256">
                <text:p>7.4256</text:p>
              </table:table-cell>
              <table:table-cell office:value-type="float" office:value="2.09605">
                <text:p>2.096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4412">
                <text:p>7.4412</text:p>
              </table:table-cell>
              <table:table-cell office:value-type="float" office:value="2.08831">
                <text:p>2.088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4568">
                <text:p>7.4568</text:p>
              </table:table-cell>
              <table:table-cell office:value-type="float" office:value="2.0859">
                <text:p>2.08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4724">
                <text:p>7.4724</text:p>
              </table:table-cell>
              <table:table-cell office:value-type="float" office:value="2.08896">
                <text:p>2.088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488">
                <text:p>7.488</text:p>
              </table:table-cell>
              <table:table-cell office:value-type="float" office:value="2.09279">
                <text:p>2.092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.5036">
                <text:p>7.5036</text:p>
              </table:table-cell>
              <table:table-cell office:value-type="float" office:value="2.09547">
                <text:p>2.095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.5192">
                <text:p>7.5192</text:p>
              </table:table-cell>
              <table:table-cell office:value-type="float" office:value="2.10476">
                <text:p>2.104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.5348">
                <text:p>7.5348</text:p>
              </table:table-cell>
              <table:table-cell office:value-type="float" office:value="2.10281">
                <text:p>2.102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.5504">
                <text:p>7.5504</text:p>
              </table:table-cell>
              <table:table-cell office:value-type="float" office:value="2.09529">
                <text:p>2.095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.566">
                <text:p>7.566</text:p>
              </table:table-cell>
              <table:table-cell office:value-type="float" office:value="2.10602">
                <text:p>2.106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.5816">
                <text:p>7.5816</text:p>
              </table:table-cell>
              <table:table-cell office:value-type="float" office:value="2.10845">
                <text:p>2.108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.5972">
                <text:p>7.5972</text:p>
              </table:table-cell>
              <table:table-cell office:value-type="float" office:value="2.10654">
                <text:p>2.106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.6128">
                <text:p>7.6128</text:p>
              </table:table-cell>
              <table:table-cell office:value-type="float" office:value="2.10356">
                <text:p>2.103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6284">
                <text:p>7.6284</text:p>
              </table:table-cell>
              <table:table-cell office:value-type="float" office:value="2.09245">
                <text:p>2.092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.644">
                <text:p>7.644</text:p>
              </table:table-cell>
              <table:table-cell office:value-type="float" office:value="2.09511">
                <text:p>2.095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6596">
                <text:p>7.6596</text:p>
              </table:table-cell>
              <table:table-cell office:value-type="float" office:value="2.10385">
                <text:p>2.103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6752">
                <text:p>7.6752</text:p>
              </table:table-cell>
              <table:table-cell office:value-type="float" office:value="2.10938">
                <text:p>2.109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.6908">
                <text:p>7.6908</text:p>
              </table:table-cell>
              <table:table-cell office:value-type="float" office:value="2.10808">
                <text:p>2.108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.7064">
                <text:p>7.7064</text:p>
              </table:table-cell>
              <table:table-cell office:value-type="float" office:value="2.10848">
                <text:p>2.108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.722">
                <text:p>7.722</text:p>
              </table:table-cell>
              <table:table-cell office:value-type="float" office:value="2.10426">
                <text:p>2.104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.7376">
                <text:p>7.7376</text:p>
              </table:table-cell>
              <table:table-cell office:value-type="float" office:value="2.11141">
                <text:p>2.1114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.7532">
                <text:p>7.7532</text:p>
              </table:table-cell>
              <table:table-cell office:value-type="float" office:value="2.0993">
                <text:p>2.09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.7688">
                <text:p>7.7688</text:p>
              </table:table-cell>
              <table:table-cell office:value-type="float" office:value="2.09013">
                <text:p>2.090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.7844">
                <text:p>7.7844</text:p>
              </table:table-cell>
              <table:table-cell office:value-type="float" office:value="2.10253">
                <text:p>2.102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.8">
                <text:p>7.8</text:p>
              </table:table-cell>
              <table:table-cell office:value-type="float" office:value="2.10651">
                <text:p>2.106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8156">
                <text:p>7.8156</text:p>
              </table:table-cell>
              <table:table-cell office:value-type="float" office:value="2.0998">
                <text:p>2.09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.8312">
                <text:p>7.8312</text:p>
              </table:table-cell>
              <table:table-cell office:value-type="float" office:value="2.09283">
                <text:p>2.0928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.8468">
                <text:p>7.8468</text:p>
              </table:table-cell>
              <table:table-cell office:value-type="float" office:value="2.08643">
                <text:p>2.086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8624">
                <text:p>7.8624</text:p>
              </table:table-cell>
              <table:table-cell office:value-type="float" office:value="2.07919">
                <text:p>2.079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.878">
                <text:p>7.878</text:p>
              </table:table-cell>
              <table:table-cell office:value-type="float" office:value="2.08464">
                <text:p>2.084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8936">
                <text:p>7.8936</text:p>
              </table:table-cell>
              <table:table-cell office:value-type="float" office:value="2.09126">
                <text:p>2.091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.9092">
                <text:p>7.9092</text:p>
              </table:table-cell>
              <table:table-cell office:value-type="float" office:value="2.07838">
                <text:p>2.078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.9248">
                <text:p>7.9248</text:p>
              </table:table-cell>
              <table:table-cell office:value-type="float" office:value="2.085">
                <text:p>2.0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.9404">
                <text:p>7.9404</text:p>
              </table:table-cell>
              <table:table-cell office:value-type="float" office:value="2.08361">
                <text:p>2.0836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.956">
                <text:p>7.956</text:p>
              </table:table-cell>
              <table:table-cell office:value-type="float" office:value="2.07657">
                <text:p>2.076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.9716">
                <text:p>7.9716</text:p>
              </table:table-cell>
              <table:table-cell office:value-type="float" office:value="2.07567">
                <text:p>2.0756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.9872">
                <text:p>7.9872</text:p>
              </table:table-cell>
              <table:table-cell office:value-type="float" office:value="2.0895">
                <text:p>2.08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.0028">
                <text:p>8.0028</text:p>
              </table:table-cell>
              <table:table-cell office:value-type="float" office:value="2.08751">
                <text:p>2.087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.0184">
                <text:p>8.0184</text:p>
              </table:table-cell>
              <table:table-cell office:value-type="float" office:value="2.08441">
                <text:p>2.084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.034">
                <text:p>8.034</text:p>
              </table:table-cell>
              <table:table-cell office:value-type="float" office:value="2.08672">
                <text:p>2.086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.0496">
                <text:p>8.0496</text:p>
              </table:table-cell>
              <table:table-cell office:value-type="float" office:value="2.07958">
                <text:p>2.079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.0652">
                <text:p>8.0652</text:p>
              </table:table-cell>
              <table:table-cell office:value-type="float" office:value="2.07781">
                <text:p>2.077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.0808">
                <text:p>8.0808</text:p>
              </table:table-cell>
              <table:table-cell office:value-type="float" office:value="2.08149">
                <text:p>2.0814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.0964">
                <text:p>8.0964</text:p>
              </table:table-cell>
              <table:table-cell office:value-type="float" office:value="2.08044">
                <text:p>2.080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.112">
                <text:p>8.112</text:p>
              </table:table-cell>
              <table:table-cell office:value-type="float" office:value="2.0855">
                <text:p>2.08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.1276">
                <text:p>8.1276</text:p>
              </table:table-cell>
              <table:table-cell office:value-type="float" office:value="2.08498">
                <text:p>2.084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.1432">
                <text:p>8.1432</text:p>
              </table:table-cell>
              <table:table-cell office:value-type="float" office:value="2.08534">
                <text:p>2.085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.1588">
                <text:p>8.1588</text:p>
              </table:table-cell>
              <table:table-cell office:value-type="float" office:value="2.08037">
                <text:p>2.0803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.1744">
                <text:p>8.1744</text:p>
              </table:table-cell>
              <table:table-cell office:value-type="float" office:value="2.07875">
                <text:p>2.078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.19">
                <text:p>8.19</text:p>
              </table:table-cell>
              <table:table-cell office:value-type="float" office:value="2.08607">
                <text:p>2.086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.2056">
                <text:p>8.2056</text:p>
              </table:table-cell>
              <table:table-cell office:value-type="float" office:value="2.08392">
                <text:p>2.083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.2212">
                <text:p>8.2212</text:p>
              </table:table-cell>
              <table:table-cell office:value-type="float" office:value="2.08634">
                <text:p>2.086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.2368">
                <text:p>8.2368</text:p>
              </table:table-cell>
              <table:table-cell office:value-type="float" office:value="2.08198">
                <text:p>2.0819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.2524">
                <text:p>8.2524</text:p>
              </table:table-cell>
              <table:table-cell office:value-type="float" office:value="2.08119">
                <text:p>2.081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.268">
                <text:p>8.268</text:p>
              </table:table-cell>
              <table:table-cell office:value-type="float" office:value="2.08289">
                <text:p>2.082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.2836">
                <text:p>8.2836</text:p>
              </table:table-cell>
              <table:table-cell office:value-type="float" office:value="2.07614">
                <text:p>2.076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.2992">
                <text:p>8.2992</text:p>
              </table:table-cell>
              <table:table-cell office:value-type="float" office:value="2.07663">
                <text:p>2.076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.3148">
                <text:p>8.3148</text:p>
              </table:table-cell>
              <table:table-cell office:value-type="float" office:value="2.07389">
                <text:p>2.073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.3304">
                <text:p>8.3304</text:p>
              </table:table-cell>
              <table:table-cell office:value-type="float" office:value="2.0714">
                <text:p>2.07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.346">
                <text:p>8.346</text:p>
              </table:table-cell>
              <table:table-cell office:value-type="float" office:value="2.06705">
                <text:p>2.067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.3616">
                <text:p>8.3616</text:p>
              </table:table-cell>
              <table:table-cell office:value-type="float" office:value="2.0646">
                <text:p>2.06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.3772">
                <text:p>8.3772</text:p>
              </table:table-cell>
              <table:table-cell office:value-type="float" office:value="2.07255">
                <text:p>2.072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.3928">
                <text:p>8.3928</text:p>
              </table:table-cell>
              <table:table-cell office:value-type="float" office:value="2.06621">
                <text:p>2.066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.4084">
                <text:p>8.4084</text:p>
              </table:table-cell>
              <table:table-cell office:value-type="float" office:value="2.06014">
                <text:p>2.060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.424">
                <text:p>8.424</text:p>
              </table:table-cell>
              <table:table-cell office:value-type="float" office:value="2.06608">
                <text:p>2.066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.4396">
                <text:p>8.4396</text:p>
              </table:table-cell>
              <table:table-cell office:value-type="float" office:value="2.06759">
                <text:p>2.0675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.4552">
                <text:p>8.4552</text:p>
              </table:table-cell>
              <table:table-cell office:value-type="float" office:value="2.07152">
                <text:p>2.0715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.4708">
                <text:p>8.4708</text:p>
              </table:table-cell>
              <table:table-cell office:value-type="float" office:value="2.06067">
                <text:p>2.0606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.4864">
                <text:p>8.4864</text:p>
              </table:table-cell>
              <table:table-cell office:value-type="float" office:value="2.06284">
                <text:p>2.062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.502">
                <text:p>8.502</text:p>
              </table:table-cell>
              <table:table-cell office:value-type="float" office:value="2.05975">
                <text:p>2.059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.5176">
                <text:p>8.5176</text:p>
              </table:table-cell>
              <table:table-cell office:value-type="float" office:value="2.0577">
                <text:p>2.05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.5332">
                <text:p>8.5332</text:p>
              </table:table-cell>
              <table:table-cell office:value-type="float" office:value="2.0552">
                <text:p>2.055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.5488">
                <text:p>8.5488</text:p>
              </table:table-cell>
              <table:table-cell office:value-type="float" office:value="2.0666">
                <text:p>2.06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.5644">
                <text:p>8.5644</text:p>
              </table:table-cell>
              <table:table-cell office:value-type="float" office:value="2.06104">
                <text:p>2.061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.58">
                <text:p>8.58</text:p>
              </table:table-cell>
              <table:table-cell office:value-type="float" office:value="2.05446">
                <text:p>2.054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.5956">
                <text:p>8.5956</text:p>
              </table:table-cell>
              <table:table-cell office:value-type="float" office:value="2.05259">
                <text:p>2.052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.6112">
                <text:p>8.6112</text:p>
              </table:table-cell>
              <table:table-cell office:value-type="float" office:value="2.0541">
                <text:p>2.05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.6268">
                <text:p>8.6268</text:p>
              </table:table-cell>
              <table:table-cell office:value-type="float" office:value="2.05631">
                <text:p>2.056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.6424">
                <text:p>8.6424</text:p>
              </table:table-cell>
              <table:table-cell office:value-type="float" office:value="2.0602">
                <text:p>2.060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.658">
                <text:p>8.658</text:p>
              </table:table-cell>
              <table:table-cell office:value-type="float" office:value="2.05853">
                <text:p>2.058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.6736">
                <text:p>8.6736</text:p>
              </table:table-cell>
              <table:table-cell office:value-type="float" office:value="2.0596">
                <text:p>2.05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.6892">
                <text:p>8.6892</text:p>
              </table:table-cell>
              <table:table-cell office:value-type="float" office:value="2.06038">
                <text:p>2.060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.7048">
                <text:p>8.7048</text:p>
              </table:table-cell>
              <table:table-cell office:value-type="float" office:value="2.0571">
                <text:p>2.05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.7204">
                <text:p>8.7204</text:p>
              </table:table-cell>
              <table:table-cell office:value-type="float" office:value="2.04846">
                <text:p>2.048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.736">
                <text:p>8.736</text:p>
              </table:table-cell>
              <table:table-cell office:value-type="float" office:value="2.04308">
                <text:p>2.043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.7516">
                <text:p>8.7516</text:p>
              </table:table-cell>
              <table:table-cell office:value-type="float" office:value="2.04081">
                <text:p>2.0408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.7672">
                <text:p>8.7672</text:p>
              </table:table-cell>
              <table:table-cell office:value-type="float" office:value="2.03595">
                <text:p>2.0359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.7828">
                <text:p>8.7828</text:p>
              </table:table-cell>
              <table:table-cell office:value-type="float" office:value="2.03947">
                <text:p>2.0394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.7984">
                <text:p>8.7984</text:p>
              </table:table-cell>
              <table:table-cell office:value-type="float" office:value="2.0384">
                <text:p>2.03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.814">
                <text:p>8.814</text:p>
              </table:table-cell>
              <table:table-cell office:value-type="float" office:value="2.04291">
                <text:p>2.042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.8296">
                <text:p>8.8296</text:p>
              </table:table-cell>
              <table:table-cell office:value-type="float" office:value="2.0442">
                <text:p>2.04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.8452">
                <text:p>8.8452</text:p>
              </table:table-cell>
              <table:table-cell office:value-type="float" office:value="2.04237">
                <text:p>2.0423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.8608">
                <text:p>8.8608</text:p>
              </table:table-cell>
              <table:table-cell office:value-type="float" office:value="2.03667">
                <text:p>2.036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.8764">
                <text:p>8.8764</text:p>
              </table:table-cell>
              <table:table-cell office:value-type="float" office:value="2.02671">
                <text:p>2.0267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.892">
                <text:p>8.892</text:p>
              </table:table-cell>
              <table:table-cell office:value-type="float" office:value="2.03093">
                <text:p>2.030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.9076">
                <text:p>8.9076</text:p>
              </table:table-cell>
              <table:table-cell office:value-type="float" office:value="2.02592">
                <text:p>2.025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.9232">
                <text:p>8.9232</text:p>
              </table:table-cell>
              <table:table-cell office:value-type="float" office:value="2.03355">
                <text:p>2.033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.9388">
                <text:p>8.9388</text:p>
              </table:table-cell>
              <table:table-cell office:value-type="float" office:value="2.03145">
                <text:p>2.0314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.9544">
                <text:p>8.9544</text:p>
              </table:table-cell>
              <table:table-cell office:value-type="float" office:value="2.02897">
                <text:p>2.0289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.97">
                <text:p>8.97</text:p>
              </table:table-cell>
              <table:table-cell office:value-type="float" office:value="2.02962">
                <text:p>2.029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.9856">
                <text:p>8.9856</text:p>
              </table:table-cell>
              <table:table-cell office:value-type="float" office:value="2.02511">
                <text:p>2.025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.0012">
                <text:p>9.0012</text:p>
              </table:table-cell>
              <table:table-cell office:value-type="float" office:value="2.03126">
                <text:p>2.0312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.0168">
                <text:p>9.0168</text:p>
              </table:table-cell>
              <table:table-cell office:value-type="float" office:value="2.02803">
                <text:p>2.028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.0324">
                <text:p>9.0324</text:p>
              </table:table-cell>
              <table:table-cell office:value-type="float" office:value="2.02541">
                <text:p>2.025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.048">
                <text:p>9.048</text:p>
              </table:table-cell>
              <table:table-cell office:value-type="float" office:value="2.02596">
                <text:p>2.0259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.0636">
                <text:p>9.0636</text:p>
              </table:table-cell>
              <table:table-cell office:value-type="float" office:value="2.02383">
                <text:p>2.023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.0792">
                <text:p>9.0792</text:p>
              </table:table-cell>
              <table:table-cell office:value-type="float" office:value="2.03623">
                <text:p>2.036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.0948">
                <text:p>9.0948</text:p>
              </table:table-cell>
              <table:table-cell office:value-type="float" office:value="2.01532">
                <text:p>2.015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.1104">
                <text:p>9.1104</text:p>
              </table:table-cell>
              <table:table-cell office:value-type="float" office:value="2.00664">
                <text:p>2.006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.126">
                <text:p>9.126</text:p>
              </table:table-cell>
              <table:table-cell office:value-type="float" office:value="2.0023">
                <text:p>2.00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.1416">
                <text:p>9.1416</text:p>
              </table:table-cell>
              <table:table-cell office:value-type="float" office:value="1.99639">
                <text:p>1.996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.1572">
                <text:p>9.1572</text:p>
              </table:table-cell>
              <table:table-cell office:value-type="float" office:value="1.99454">
                <text:p>1.9945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1728">
                <text:p>9.1728</text:p>
              </table:table-cell>
              <table:table-cell office:value-type="float" office:value="1.99683">
                <text:p>1.996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.1884">
                <text:p>9.1884</text:p>
              </table:table-cell>
              <table:table-cell office:value-type="float" office:value="1.99604">
                <text:p>1.9960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204">
                <text:p>9.204</text:p>
              </table:table-cell>
              <table:table-cell office:value-type="float" office:value="1.99416">
                <text:p>1.994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.2196">
                <text:p>9.2196</text:p>
              </table:table-cell>
              <table:table-cell office:value-type="float" office:value="2.0018">
                <text:p>2.00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.2352">
                <text:p>9.2352</text:p>
              </table:table-cell>
              <table:table-cell office:value-type="float" office:value="1.99478">
                <text:p>1.994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2508">
                <text:p>9.2508</text:p>
              </table:table-cell>
              <table:table-cell office:value-type="float" office:value="1.99928">
                <text:p>1.999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.2664">
                <text:p>9.2664</text:p>
              </table:table-cell>
              <table:table-cell office:value-type="float" office:value="1.99828">
                <text:p>1.998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282">
                <text:p>9.282</text:p>
              </table:table-cell>
              <table:table-cell office:value-type="float" office:value="1.997">
                <text:p>1.9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.2976">
                <text:p>9.2976</text:p>
              </table:table-cell>
              <table:table-cell office:value-type="float" office:value="1.9853">
                <text:p>1.98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3132">
                <text:p>9.3132</text:p>
              </table:table-cell>
              <table:table-cell office:value-type="float" office:value="1.99109">
                <text:p>1.991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3288">
                <text:p>9.3288</text:p>
              </table:table-cell>
              <table:table-cell office:value-type="float" office:value="1.98064">
                <text:p>1.980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3444">
                <text:p>9.3444</text:p>
              </table:table-cell>
              <table:table-cell office:value-type="float" office:value="1.98033">
                <text:p>1.980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.36">
                <text:p>9.36</text:p>
              </table:table-cell>
              <table:table-cell office:value-type="float" office:value="1.98108">
                <text:p>1.981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.3756">
                <text:p>9.3756</text:p>
              </table:table-cell>
              <table:table-cell office:value-type="float" office:value="1.97111">
                <text:p>1.971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.3912">
                <text:p>9.3912</text:p>
              </table:table-cell>
              <table:table-cell office:value-type="float" office:value="1.97817">
                <text:p>1.9781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.4068">
                <text:p>9.4068</text:p>
              </table:table-cell>
              <table:table-cell office:value-type="float" office:value="1.97423">
                <text:p>1.974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.4224">
                <text:p>9.4224</text:p>
              </table:table-cell>
              <table:table-cell office:value-type="float" office:value="1.96903">
                <text:p>1.969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.438">
                <text:p>9.438</text:p>
              </table:table-cell>
              <table:table-cell office:value-type="float" office:value="1.96935">
                <text:p>1.969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.4536">
                <text:p>9.4536</text:p>
              </table:table-cell>
              <table:table-cell office:value-type="float" office:value="1.96677">
                <text:p>1.9667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.4692">
                <text:p>9.4692</text:p>
              </table:table-cell>
              <table:table-cell office:value-type="float" office:value="1.9567">
                <text:p>1.95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.4848">
                <text:p>9.4848</text:p>
              </table:table-cell>
              <table:table-cell office:value-type="float" office:value="1.96009">
                <text:p>1.960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.5004">
                <text:p>9.5004</text:p>
              </table:table-cell>
              <table:table-cell office:value-type="float" office:value="1.95752">
                <text:p>1.9575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.516">
                <text:p>9.516</text:p>
              </table:table-cell>
              <table:table-cell office:value-type="float" office:value="1.95504">
                <text:p>1.955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.5316">
                <text:p>9.5316</text:p>
              </table:table-cell>
              <table:table-cell office:value-type="float" office:value="1.94953">
                <text:p>1.949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.5472">
                <text:p>9.5472</text:p>
              </table:table-cell>
              <table:table-cell office:value-type="float" office:value="1.95037">
                <text:p>1.9503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.5628">
                <text:p>9.5628</text:p>
              </table:table-cell>
              <table:table-cell office:value-type="float" office:value="1.95325">
                <text:p>1.953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.5784">
                <text:p>9.5784</text:p>
              </table:table-cell>
              <table:table-cell office:value-type="float" office:value="1.94745">
                <text:p>1.9474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.594">
                <text:p>9.594</text:p>
              </table:table-cell>
              <table:table-cell office:value-type="float" office:value="1.95504">
                <text:p>1.955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.6096">
                <text:p>9.6096</text:p>
              </table:table-cell>
              <table:table-cell office:value-type="float" office:value="1.94744">
                <text:p>1.947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.6252">
                <text:p>9.6252</text:p>
              </table:table-cell>
              <table:table-cell office:value-type="float" office:value="1.94652">
                <text:p>1.946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.6408">
                <text:p>9.6408</text:p>
              </table:table-cell>
              <table:table-cell office:value-type="float" office:value="1.94106">
                <text:p>1.9410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.6564">
                <text:p>9.6564</text:p>
              </table:table-cell>
              <table:table-cell office:value-type="float" office:value="1.93518">
                <text:p>1.935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.672">
                <text:p>9.672</text:p>
              </table:table-cell>
              <table:table-cell office:value-type="float" office:value="1.93005">
                <text:p>1.930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.6876">
                <text:p>9.6876</text:p>
              </table:table-cell>
              <table:table-cell office:value-type="float" office:value="1.92958">
                <text:p>1.9295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.7032">
                <text:p>9.7032</text:p>
              </table:table-cell>
              <table:table-cell office:value-type="float" office:value="1.92993">
                <text:p>1.9299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.7188">
                <text:p>9.7188</text:p>
              </table:table-cell>
              <table:table-cell office:value-type="float" office:value="1.92933">
                <text:p>1.9293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.7344">
                <text:p>9.7344</text:p>
              </table:table-cell>
              <table:table-cell office:value-type="float" office:value="1.91853">
                <text:p>1.9185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.75">
                <text:p>9.75</text:p>
              </table:table-cell>
              <table:table-cell office:value-type="float" office:value="1.90782">
                <text:p>1.9078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.7656">
                <text:p>9.7656</text:p>
              </table:table-cell>
              <table:table-cell office:value-type="float" office:value="1.9053">
                <text:p>1.905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.7812">
                <text:p>9.7812</text:p>
              </table:table-cell>
              <table:table-cell office:value-type="float" office:value="1.91417">
                <text:p>1.914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.7968">
                <text:p>9.7968</text:p>
              </table:table-cell>
              <table:table-cell office:value-type="float" office:value="1.9056">
                <text:p>1.90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.8124">
                <text:p>9.8124</text:p>
              </table:table-cell>
              <table:table-cell office:value-type="float" office:value="1.90842">
                <text:p>1.908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.828">
                <text:p>9.828</text:p>
              </table:table-cell>
              <table:table-cell office:value-type="float" office:value="1.90076">
                <text:p>1.9007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.8436">
                <text:p>9.8436</text:p>
              </table:table-cell>
              <table:table-cell office:value-type="float" office:value="1.90453">
                <text:p>1.9045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.8592">
                <text:p>9.8592</text:p>
              </table:table-cell>
              <table:table-cell office:value-type="float" office:value="1.90311">
                <text:p>1.903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.8748">
                <text:p>9.8748</text:p>
              </table:table-cell>
              <table:table-cell office:value-type="float" office:value="1.90368">
                <text:p>1.9036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.8904">
                <text:p>9.8904</text:p>
              </table:table-cell>
              <table:table-cell office:value-type="float" office:value="1.89945">
                <text:p>1.899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.906">
                <text:p>9.906</text:p>
              </table:table-cell>
              <table:table-cell office:value-type="float" office:value="1.89654">
                <text:p>1.896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.9216">
                <text:p>9.9216</text:p>
              </table:table-cell>
              <table:table-cell office:value-type="float" office:value="1.88406">
                <text:p>1.884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.9372">
                <text:p>9.9372</text:p>
              </table:table-cell>
              <table:table-cell office:value-type="float" office:value="1.89328">
                <text:p>1.893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.9528">
                <text:p>9.9528</text:p>
              </table:table-cell>
              <table:table-cell office:value-type="float" office:value="1.88562">
                <text:p>1.885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.9684">
                <text:p>9.9684</text:p>
              </table:table-cell>
              <table:table-cell office:value-type="float" office:value="1.88179">
                <text:p>1.881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.984">
                <text:p>9.984</text:p>
              </table:table-cell>
              <table:table-cell office:value-type="float" office:value="1.88033">
                <text:p>1.8803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.9996">
                <text:p>9.9996</text:p>
              </table:table-cell>
              <table:table-cell office:value-type="float" office:value="1.88192">
                <text:p>1.881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.0152">
                <text:p>10.0152</text:p>
              </table:table-cell>
              <table:table-cell office:value-type="float" office:value="1.86579">
                <text:p>1.865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.0308">
                <text:p>10.0308</text:p>
              </table:table-cell>
              <table:table-cell office:value-type="float" office:value="1.86206">
                <text:p>1.862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.0464">
                <text:p>10.0464</text:p>
              </table:table-cell>
              <table:table-cell office:value-type="float" office:value="1.86587">
                <text:p>1.8658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.062">
                <text:p>10.062</text:p>
              </table:table-cell>
              <table:table-cell office:value-type="float" office:value="1.86396">
                <text:p>1.8639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.0776">
                <text:p>10.0776</text:p>
              </table:table-cell>
              <table:table-cell office:value-type="float" office:value="1.86616">
                <text:p>1.866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.0932">
                <text:p>10.0932</text:p>
              </table:table-cell>
              <table:table-cell office:value-type="float" office:value="1.85805">
                <text:p>1.858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.1088">
                <text:p>10.1088</text:p>
              </table:table-cell>
              <table:table-cell office:value-type="float" office:value="1.85033">
                <text:p>1.8503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.1244">
                <text:p>10.1244</text:p>
              </table:table-cell>
              <table:table-cell office:value-type="float" office:value="1.84408">
                <text:p>1.844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.14">
                <text:p>10.14</text:p>
              </table:table-cell>
              <table:table-cell office:value-type="float" office:value="1.84549">
                <text:p>1.8454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.1556">
                <text:p>10.1556</text:p>
              </table:table-cell>
              <table:table-cell office:value-type="float" office:value="1.83676">
                <text:p>1.8367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.1712">
                <text:p>10.1712</text:p>
              </table:table-cell>
              <table:table-cell office:value-type="float" office:value="1.83077">
                <text:p>1.8307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.1868">
                <text:p>10.1868</text:p>
              </table:table-cell>
              <table:table-cell office:value-type="float" office:value="1.83839">
                <text:p>1.8383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.2024">
                <text:p>10.2024</text:p>
              </table:table-cell>
              <table:table-cell office:value-type="float" office:value="1.84369">
                <text:p>1.843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.218">
                <text:p>10.218</text:p>
              </table:table-cell>
              <table:table-cell office:value-type="float" office:value="1.83731">
                <text:p>1.837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.2336">
                <text:p>10.2336</text:p>
              </table:table-cell>
              <table:table-cell office:value-type="float" office:value="1.8335">
                <text:p>1.833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.2492">
                <text:p>10.2492</text:p>
              </table:table-cell>
              <table:table-cell office:value-type="float" office:value="1.83221">
                <text:p>1.832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2648">
                <text:p>10.2648</text:p>
              </table:table-cell>
              <table:table-cell office:value-type="float" office:value="1.83401">
                <text:p>1.8340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.2804">
                <text:p>10.2804</text:p>
              </table:table-cell>
              <table:table-cell office:value-type="float" office:value="1.83921">
                <text:p>1.839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.296">
                <text:p>10.296</text:p>
              </table:table-cell>
              <table:table-cell office:value-type="float" office:value="1.84336">
                <text:p>1.8433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.3116">
                <text:p>10.3116</text:p>
              </table:table-cell>
              <table:table-cell office:value-type="float" office:value="1.82976">
                <text:p>1.829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.3272">
                <text:p>10.3272</text:p>
              </table:table-cell>
              <table:table-cell office:value-type="float" office:value="1.82665">
                <text:p>1.8266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.3428">
                <text:p>10.3428</text:p>
              </table:table-cell>
              <table:table-cell office:value-type="float" office:value="1.82746">
                <text:p>1.827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.3584">
                <text:p>10.3584</text:p>
              </table:table-cell>
              <table:table-cell office:value-type="float" office:value="1.83018">
                <text:p>1.830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.374">
                <text:p>10.374</text:p>
              </table:table-cell>
              <table:table-cell office:value-type="float" office:value="1.82869">
                <text:p>1.8286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.3896">
                <text:p>10.3896</text:p>
              </table:table-cell>
              <table:table-cell office:value-type="float" office:value="1.82408">
                <text:p>1.8240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.4052">
                <text:p>10.4052</text:p>
              </table:table-cell>
              <table:table-cell office:value-type="float" office:value="1.82051">
                <text:p>1.820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.4208">
                <text:p>10.4208</text:p>
              </table:table-cell>
              <table:table-cell office:value-type="float" office:value="1.81473">
                <text:p>1.8147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.4364">
                <text:p>10.4364</text:p>
              </table:table-cell>
              <table:table-cell office:value-type="float" office:value="1.81366">
                <text:p>1.8136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.452">
                <text:p>10.452</text:p>
              </table:table-cell>
              <table:table-cell office:value-type="float" office:value="1.81298">
                <text:p>1.8129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.4676">
                <text:p>10.4676</text:p>
              </table:table-cell>
              <table:table-cell office:value-type="float" office:value="1.80819">
                <text:p>1.808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.4832">
                <text:p>10.4832</text:p>
              </table:table-cell>
              <table:table-cell office:value-type="float" office:value="1.81246">
                <text:p>1.8124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.4988">
                <text:p>10.4988</text:p>
              </table:table-cell>
              <table:table-cell office:value-type="float" office:value="1.79949">
                <text:p>1.799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.5144">
                <text:p>10.5144</text:p>
              </table:table-cell>
              <table:table-cell office:value-type="float" office:value="1.79609">
                <text:p>1.796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.53">
                <text:p>10.53</text:p>
              </table:table-cell>
              <table:table-cell office:value-type="float" office:value="1.80032">
                <text:p>1.800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.5456">
                <text:p>10.5456</text:p>
              </table:table-cell>
              <table:table-cell office:value-type="float" office:value="1.80572">
                <text:p>1.8057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.5612">
                <text:p>10.5612</text:p>
              </table:table-cell>
              <table:table-cell office:value-type="float" office:value="1.80564">
                <text:p>1.805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.5768">
                <text:p>10.5768</text:p>
              </table:table-cell>
              <table:table-cell office:value-type="float" office:value="1.80206">
                <text:p>1.8020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.5924">
                <text:p>10.5924</text:p>
              </table:table-cell>
              <table:table-cell office:value-type="float" office:value="1.80787">
                <text:p>1.807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.608">
                <text:p>10.608</text:p>
              </table:table-cell>
              <table:table-cell office:value-type="float" office:value="1.80039">
                <text:p>1.8003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.6236">
                <text:p>10.6236</text:p>
              </table:table-cell>
              <table:table-cell office:value-type="float" office:value="1.7913">
                <text:p>1.79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.6392">
                <text:p>10.6392</text:p>
              </table:table-cell>
              <table:table-cell office:value-type="float" office:value="1.79315">
                <text:p>1.793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.6548">
                <text:p>10.6548</text:p>
              </table:table-cell>
              <table:table-cell office:value-type="float" office:value="1.79504">
                <text:p>1.795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.6704">
                <text:p>10.6704</text:p>
              </table:table-cell>
              <table:table-cell office:value-type="float" office:value="1.78219">
                <text:p>1.782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.686">
                <text:p>10.686</text:p>
              </table:table-cell>
              <table:table-cell office:value-type="float" office:value="1.77324">
                <text:p>1.7732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.7016">
                <text:p>10.7016</text:p>
              </table:table-cell>
              <table:table-cell office:value-type="float" office:value="1.76918">
                <text:p>1.769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.7172">
                <text:p>10.7172</text:p>
              </table:table-cell>
              <table:table-cell office:value-type="float" office:value="1.7728">
                <text:p>1.77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.7328">
                <text:p>10.7328</text:p>
              </table:table-cell>
              <table:table-cell office:value-type="float" office:value="1.76563">
                <text:p>1.765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.7484">
                <text:p>10.7484</text:p>
              </table:table-cell>
              <table:table-cell office:value-type="float" office:value="1.76857">
                <text:p>1.7685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.764">
                <text:p>10.764</text:p>
              </table:table-cell>
              <table:table-cell office:value-type="float" office:value="1.78113">
                <text:p>1.781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.7796">
                <text:p>10.7796</text:p>
              </table:table-cell>
              <table:table-cell office:value-type="float" office:value="1.77496">
                <text:p>1.774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.7952">
                <text:p>10.7952</text:p>
              </table:table-cell>
              <table:table-cell office:value-type="float" office:value="1.76237">
                <text:p>1.7623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.8108">
                <text:p>10.8108</text:p>
              </table:table-cell>
              <table:table-cell office:value-type="float" office:value="1.76128">
                <text:p>1.761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.8264">
                <text:p>10.8264</text:p>
              </table:table-cell>
              <table:table-cell office:value-type="float" office:value="1.76003">
                <text:p>1.760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.842">
                <text:p>10.842</text:p>
              </table:table-cell>
              <table:table-cell office:value-type="float" office:value="1.75802">
                <text:p>1.758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.8576">
                <text:p>10.8576</text:p>
              </table:table-cell>
              <table:table-cell office:value-type="float" office:value="1.75022">
                <text:p>1.750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.8732">
                <text:p>10.8732</text:p>
              </table:table-cell>
              <table:table-cell office:value-type="float" office:value="1.74647">
                <text:p>1.746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.8888">
                <text:p>10.8888</text:p>
              </table:table-cell>
              <table:table-cell office:value-type="float" office:value="1.74068">
                <text:p>1.740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.9044">
                <text:p>10.9044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.92">
                <text:p>10.92</text:p>
              </table:table-cell>
              <table:table-cell office:value-type="float" office:value="1.73718">
                <text:p>1.737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.9356">
                <text:p>10.9356</text:p>
              </table:table-cell>
              <table:table-cell office:value-type="float" office:value="1.73218">
                <text:p>1.732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.9512">
                <text:p>10.9512</text:p>
              </table:table-cell>
              <table:table-cell office:value-type="float" office:value="1.73782">
                <text:p>1.7378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.9668">
                <text:p>10.9668</text:p>
              </table:table-cell>
              <table:table-cell office:value-type="float" office:value="1.73634">
                <text:p>1.7363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.9824">
                <text:p>10.9824</text:p>
              </table:table-cell>
              <table:table-cell office:value-type="float" office:value="1.73366">
                <text:p>1.7336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.998">
                <text:p>10.998</text:p>
              </table:table-cell>
              <table:table-cell office:value-type="float" office:value="1.72924">
                <text:p>1.729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.0136">
                <text:p>11.0136</text:p>
              </table:table-cell>
              <table:table-cell office:value-type="float" office:value="1.72817">
                <text:p>1.7281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.0292">
                <text:p>11.0292</text:p>
              </table:table-cell>
              <table:table-cell office:value-type="float" office:value="1.72644">
                <text:p>1.7264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.0448">
                <text:p>11.0448</text:p>
              </table:table-cell>
              <table:table-cell office:value-type="float" office:value="1.71862">
                <text:p>1.718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.0604">
                <text:p>11.0604</text:p>
              </table:table-cell>
              <table:table-cell office:value-type="float" office:value="1.72017">
                <text:p>1.720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.076">
                <text:p>11.076</text:p>
              </table:table-cell>
              <table:table-cell office:value-type="float" office:value="1.71086">
                <text:p>1.710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.0916">
                <text:p>11.0916</text:p>
              </table:table-cell>
              <table:table-cell office:value-type="float" office:value="1.70782">
                <text:p>1.707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1072">
                <text:p>11.1072</text:p>
              </table:table-cell>
              <table:table-cell office:value-type="float" office:value="1.70472">
                <text:p>1.704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.1228">
                <text:p>11.1228</text:p>
              </table:table-cell>
              <table:table-cell office:value-type="float" office:value="1.70069">
                <text:p>1.7006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.1384">
                <text:p>11.1384</text:p>
              </table:table-cell>
              <table:table-cell office:value-type="float" office:value="1.69999">
                <text:p>1.699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.154">
                <text:p>11.154</text:p>
              </table:table-cell>
              <table:table-cell office:value-type="float" office:value="1.69592">
                <text:p>1.6959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1696">
                <text:p>11.1696</text:p>
              </table:table-cell>
              <table:table-cell office:value-type="float" office:value="1.68566">
                <text:p>1.6856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.1852">
                <text:p>11.1852</text:p>
              </table:table-cell>
              <table:table-cell office:value-type="float" office:value="1.67892">
                <text:p>1.678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.2008">
                <text:p>11.2008</text:p>
              </table:table-cell>
              <table:table-cell office:value-type="float" office:value="1.68335">
                <text:p>1.6833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.2164">
                <text:p>11.2164</text:p>
              </table:table-cell>
              <table:table-cell office:value-type="float" office:value="1.68189">
                <text:p>1.6818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232">
                <text:p>11.232</text:p>
              </table:table-cell>
              <table:table-cell office:value-type="float" office:value="1.68156">
                <text:p>1.681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.2476">
                <text:p>11.2476</text:p>
              </table:table-cell>
              <table:table-cell office:value-type="float" office:value="1.68043">
                <text:p>1.6804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.2632">
                <text:p>11.2632</text:p>
              </table:table-cell>
              <table:table-cell office:value-type="float" office:value="1.67138">
                <text:p>1.671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.2788">
                <text:p>11.2788</text:p>
              </table:table-cell>
              <table:table-cell office:value-type="float" office:value="1.67265">
                <text:p>1.6726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.2944">
                <text:p>11.2944</text:p>
              </table:table-cell>
              <table:table-cell office:value-type="float" office:value="1.66771">
                <text:p>1.6677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.31">
                <text:p>11.31</text:p>
              </table:table-cell>
              <table:table-cell office:value-type="float" office:value="1.66511">
                <text:p>1.6651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.3256">
                <text:p>11.3256</text:p>
              </table:table-cell>
              <table:table-cell office:value-type="float" office:value="1.65727">
                <text:p>1.657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.3412">
                <text:p>11.3412</text:p>
              </table:table-cell>
              <table:table-cell office:value-type="float" office:value="1.65583">
                <text:p>1.6558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.3568">
                <text:p>11.3568</text:p>
              </table:table-cell>
              <table:table-cell office:value-type="float" office:value="1.65135">
                <text:p>1.6513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.3724">
                <text:p>11.3724</text:p>
              </table:table-cell>
              <table:table-cell office:value-type="float" office:value="1.64968">
                <text:p>1.6496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.388">
                <text:p>11.388</text:p>
              </table:table-cell>
              <table:table-cell office:value-type="float" office:value="1.64971">
                <text:p>1.6497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.4036">
                <text:p>11.4036</text:p>
              </table:table-cell>
              <table:table-cell office:value-type="float" office:value="1.65518">
                <text:p>1.655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.4192">
                <text:p>11.4192</text:p>
              </table:table-cell>
              <table:table-cell office:value-type="float" office:value="1.64745">
                <text:p>1.647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.4348">
                <text:p>11.4348</text:p>
              </table:table-cell>
              <table:table-cell office:value-type="float" office:value="1.63535">
                <text:p>1.635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.4504">
                <text:p>11.4504</text:p>
              </table:table-cell>
              <table:table-cell office:value-type="float" office:value="1.63357">
                <text:p>1.633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.466">
                <text:p>11.466</text:p>
              </table:table-cell>
              <table:table-cell office:value-type="float" office:value="1.62315">
                <text:p>1.623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.4816">
                <text:p>11.4816</text:p>
              </table:table-cell>
              <table:table-cell office:value-type="float" office:value="1.61406">
                <text:p>1.614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.4972">
                <text:p>11.4972</text:p>
              </table:table-cell>
              <table:table-cell office:value-type="float" office:value="1.61457">
                <text:p>1.614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.5128">
                <text:p>11.5128</text:p>
              </table:table-cell>
              <table:table-cell office:value-type="float" office:value="1.60287">
                <text:p>1.6028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.5284">
                <text:p>11.5284</text:p>
              </table:table-cell>
              <table:table-cell office:value-type="float" office:value="1.60093">
                <text:p>1.600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.544">
                <text:p>11.544</text:p>
              </table:table-cell>
              <table:table-cell office:value-type="float" office:value="1.59115">
                <text:p>1.591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.5596">
                <text:p>11.5596</text:p>
              </table:table-cell>
              <table:table-cell office:value-type="float" office:value="1.5889">
                <text:p>1.58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.5752">
                <text:p>11.5752</text:p>
              </table:table-cell>
              <table:table-cell office:value-type="float" office:value="1.57894">
                <text:p>1.578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.5908">
                <text:p>11.5908</text:p>
              </table:table-cell>
              <table:table-cell office:value-type="float" office:value="1.57944">
                <text:p>1.5794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.6064">
                <text:p>11.6064</text:p>
              </table:table-cell>
              <table:table-cell office:value-type="float" office:value="1.56532">
                <text:p>1.5653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.622">
                <text:p>11.622</text:p>
              </table:table-cell>
              <table:table-cell office:value-type="float" office:value="1.55606">
                <text:p>1.5560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.6376">
                <text:p>11.6376</text:p>
              </table:table-cell>
              <table:table-cell office:value-type="float" office:value="1.5561">
                <text:p>1.556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.6532">
                <text:p>11.6532</text:p>
              </table:table-cell>
              <table:table-cell office:value-type="float" office:value="1.55963">
                <text:p>1.5596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.6688">
                <text:p>11.6688</text:p>
              </table:table-cell>
              <table:table-cell office:value-type="float" office:value="1.54976">
                <text:p>1.549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.6844">
                <text:p>11.6844</text:p>
              </table:table-cell>
              <table:table-cell office:value-type="float" office:value="1.54359">
                <text:p>1.5435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.7">
                <text:p>11.7</text:p>
              </table:table-cell>
              <table:table-cell office:value-type="float" office:value="1.54362">
                <text:p>1.5436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.7156">
                <text:p>11.7156</text:p>
              </table:table-cell>
              <table:table-cell office:value-type="float" office:value="1.5365">
                <text:p>1.53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.7312">
                <text:p>11.7312</text:p>
              </table:table-cell>
              <table:table-cell office:value-type="float" office:value="1.53328">
                <text:p>1.533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.7468">
                <text:p>11.7468</text:p>
              </table:table-cell>
              <table:table-cell office:value-type="float" office:value="1.53759">
                <text:p>1.5375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.7624">
                <text:p>11.7624</text:p>
              </table:table-cell>
              <table:table-cell office:value-type="float" office:value="1.53707">
                <text:p>1.5370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.778">
                <text:p>11.778</text:p>
              </table:table-cell>
              <table:table-cell office:value-type="float" office:value="1.52622">
                <text:p>1.5262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.7936">
                <text:p>11.7936</text:p>
              </table:table-cell>
              <table:table-cell office:value-type="float" office:value="1.51394">
                <text:p>1.5139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.8092">
                <text:p>11.8092</text:p>
              </table:table-cell>
              <table:table-cell office:value-type="float" office:value="1.50056">
                <text:p>1.5005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.8248">
                <text:p>11.8248</text:p>
              </table:table-cell>
              <table:table-cell office:value-type="float" office:value="1.50578">
                <text:p>1.5057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.8404">
                <text:p>11.8404</text:p>
              </table:table-cell>
              <table:table-cell office:value-type="float" office:value="1.49545">
                <text:p>1.4954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.856">
                <text:p>11.856</text:p>
              </table:table-cell>
              <table:table-cell office:value-type="float" office:value="1.50393">
                <text:p>1.503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.8716">
                <text:p>11.8716</text:p>
              </table:table-cell>
              <table:table-cell office:value-type="float" office:value="1.50269">
                <text:p>1.5026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.8872">
                <text:p>11.8872</text:p>
              </table:table-cell>
              <table:table-cell office:value-type="float" office:value="1.49799">
                <text:p>1.497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.9028">
                <text:p>11.9028</text:p>
              </table:table-cell>
              <table:table-cell office:value-type="float" office:value="1.48489">
                <text:p>1.4848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.9184">
                <text:p>11.9184</text:p>
              </table:table-cell>
              <table:table-cell office:value-type="float" office:value="1.47796">
                <text:p>1.4779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.934">
                <text:p>11.934</text:p>
              </table:table-cell>
              <table:table-cell office:value-type="float" office:value="1.4705">
                <text:p>1.47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.9496">
                <text:p>11.9496</text:p>
              </table:table-cell>
              <table:table-cell office:value-type="float" office:value="1.46802">
                <text:p>1.4680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.9652">
                <text:p>11.9652</text:p>
              </table:table-cell>
              <table:table-cell office:value-type="float" office:value="1.46102">
                <text:p>1.461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.9808">
                <text:p>11.9808</text:p>
              </table:table-cell>
              <table:table-cell office:value-type="float" office:value="1.4614">
                <text:p>1.46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.9964">
                <text:p>11.9964</text:p>
              </table:table-cell>
              <table:table-cell office:value-type="float" office:value="1.45157">
                <text:p>1.4515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.012">
                <text:p>12.012</text:p>
              </table:table-cell>
              <table:table-cell office:value-type="float" office:value="1.447">
                <text:p>1.44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.0276">
                <text:p>12.0276</text:p>
              </table:table-cell>
              <table:table-cell office:value-type="float" office:value="1.44086">
                <text:p>1.440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.0432">
                <text:p>12.0432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.0588">
                <text:p>12.0588</text:p>
              </table:table-cell>
              <table:table-cell office:value-type="float" office:value="1.43414">
                <text:p>1.434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.0744">
                <text:p>12.0744</text:p>
              </table:table-cell>
              <table:table-cell office:value-type="float" office:value="1.43399">
                <text:p>1.433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.09">
                <text:p>12.09</text:p>
              </table:table-cell>
              <table:table-cell office:value-type="float" office:value="1.43193">
                <text:p>1.4319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.1056">
                <text:p>12.1056</text:p>
              </table:table-cell>
              <table:table-cell office:value-type="float" office:value="1.42987">
                <text:p>1.4298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.1212">
                <text:p>12.1212</text:p>
              </table:table-cell>
              <table:table-cell office:value-type="float" office:value="1.41539">
                <text:p>1.4153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.1368">
                <text:p>12.1368</text:p>
              </table:table-cell>
              <table:table-cell office:value-type="float" office:value="1.41383">
                <text:p>1.4138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.1524">
                <text:p>12.1524</text:p>
              </table:table-cell>
              <table:table-cell office:value-type="float" office:value="1.40784">
                <text:p>1.4078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.168">
                <text:p>12.168</text:p>
              </table:table-cell>
              <table:table-cell office:value-type="float" office:value="1.39479">
                <text:p>1.3947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.1836">
                <text:p>12.1836</text:p>
              </table:table-cell>
              <table:table-cell office:value-type="float" office:value="1.39098">
                <text:p>1.390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.1992">
                <text:p>12.1992</text:p>
              </table:table-cell>
              <table:table-cell office:value-type="float" office:value="1.38708">
                <text:p>1.387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.2148">
                <text:p>12.2148</text:p>
              </table:table-cell>
              <table:table-cell office:value-type="float" office:value="1.37076">
                <text:p>1.3707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.2304">
                <text:p>12.2304</text:p>
              </table:table-cell>
              <table:table-cell office:value-type="float" office:value="1.36188">
                <text:p>1.3618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.246">
                <text:p>12.246</text:p>
              </table:table-cell>
              <table:table-cell office:value-type="float" office:value="1.35397">
                <text:p>1.353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.2616">
                <text:p>12.2616</text:p>
              </table:table-cell>
              <table:table-cell office:value-type="float" office:value="1.34865">
                <text:p>1.348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.2772">
                <text:p>12.2772</text:p>
              </table:table-cell>
              <table:table-cell office:value-type="float" office:value="1.34317">
                <text:p>1.3431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.2928">
                <text:p>12.2928</text:p>
              </table:table-cell>
              <table:table-cell office:value-type="float" office:value="1.33917">
                <text:p>1.3391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.3084">
                <text:p>12.3084</text:p>
              </table:table-cell>
              <table:table-cell office:value-type="float" office:value="1.33268">
                <text:p>1.3326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.324">
                <text:p>12.324</text:p>
              </table:table-cell>
              <table:table-cell office:value-type="float" office:value="1.32517">
                <text:p>1.325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.3396">
                <text:p>12.3396</text:p>
              </table:table-cell>
              <table:table-cell office:value-type="float" office:value="1.31674">
                <text:p>1.316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.3552">
                <text:p>12.3552</text:p>
              </table:table-cell>
              <table:table-cell office:value-type="float" office:value="1.31596">
                <text:p>1.315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.3708">
                <text:p>12.3708</text:p>
              </table:table-cell>
              <table:table-cell office:value-type="float" office:value="1.30893">
                <text:p>1.3089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.3864">
                <text:p>12.3864</text:p>
              </table:table-cell>
              <table:table-cell office:value-type="float" office:value="1.30887">
                <text:p>1.3088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.402">
                <text:p>12.402</text:p>
              </table:table-cell>
              <table:table-cell office:value-type="float" office:value="1.30653">
                <text:p>1.3065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.4176">
                <text:p>12.4176</text:p>
              </table:table-cell>
              <table:table-cell office:value-type="float" office:value="1.29875">
                <text:p>1.298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.4332">
                <text:p>12.4332</text:p>
              </table:table-cell>
              <table:table-cell office:value-type="float" office:value="1.29835">
                <text:p>1.2983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.4488">
                <text:p>12.4488</text:p>
              </table:table-cell>
              <table:table-cell office:value-type="float" office:value="1.29078">
                <text:p>1.2907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.4644">
                <text:p>12.4644</text:p>
              </table:table-cell>
              <table:table-cell office:value-type="float" office:value="1.27817">
                <text:p>1.278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.48">
                <text:p>12.48</text:p>
              </table:table-cell>
              <table:table-cell office:value-type="float" office:value="1.26425">
                <text:p>1.264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.4956">
                <text:p>12.4956</text:p>
              </table:table-cell>
              <table:table-cell office:value-type="float" office:value="1.25491">
                <text:p>1.254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.5112">
                <text:p>12.5112</text:p>
              </table:table-cell>
              <table:table-cell office:value-type="float" office:value="1.24936">
                <text:p>1.2493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.5268">
                <text:p>12.5268</text:p>
              </table:table-cell>
              <table:table-cell office:value-type="float" office:value="1.24588">
                <text:p>1.245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.5424">
                <text:p>12.5424</text:p>
              </table:table-cell>
              <table:table-cell office:value-type="float" office:value="1.23801">
                <text:p>1.238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.558">
                <text:p>12.558</text:p>
              </table:table-cell>
              <table:table-cell office:value-type="float" office:value="1.23236">
                <text:p>1.232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.5736">
                <text:p>12.5736</text:p>
              </table:table-cell>
              <table:table-cell office:value-type="float" office:value="1.22822">
                <text:p>1.2282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.5892">
                <text:p>12.5892</text:p>
              </table:table-cell>
              <table:table-cell office:value-type="float" office:value="1.22337">
                <text:p>1.2233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.6048">
                <text:p>12.6048</text:p>
              </table:table-cell>
              <table:table-cell office:value-type="float" office:value="1.20697">
                <text:p>1.2069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.6204">
                <text:p>12.6204</text:p>
              </table:table-cell>
              <table:table-cell office:value-type="float" office:value="1.20548">
                <text:p>1.2054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.636">
                <text:p>12.636</text:p>
              </table:table-cell>
              <table:table-cell office:value-type="float" office:value="1.20165">
                <text:p>1.2016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.6516">
                <text:p>12.6516</text:p>
              </table:table-cell>
              <table:table-cell office:value-type="float" office:value="1.19557">
                <text:p>1.1955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.6672">
                <text:p>12.6672</text:p>
              </table:table-cell>
              <table:table-cell office:value-type="float" office:value="1.19072">
                <text:p>1.190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.6828">
                <text:p>12.6828</text:p>
              </table:table-cell>
              <table:table-cell office:value-type="float" office:value="1.18688">
                <text:p>1.186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.6984">
                <text:p>12.6984</text:p>
              </table:table-cell>
              <table:table-cell office:value-type="float" office:value="1.17476">
                <text:p>1.1747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.714">
                <text:p>12.714</text:p>
              </table:table-cell>
              <table:table-cell office:value-type="float" office:value="1.1614">
                <text:p>1.16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.7296">
                <text:p>12.7296</text:p>
              </table:table-cell>
              <table:table-cell office:value-type="float" office:value="1.16043">
                <text:p>1.1604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.7452">
                <text:p>12.7452</text:p>
              </table:table-cell>
              <table:table-cell office:value-type="float" office:value="1.1547">
                <text:p>1.154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.7608">
                <text:p>12.7608</text:p>
              </table:table-cell>
              <table:table-cell office:value-type="float" office:value="1.15217">
                <text:p>1.152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.7764">
                <text:p>12.7764</text:p>
              </table:table-cell>
              <table:table-cell office:value-type="float" office:value="1.14543">
                <text:p>1.145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.792">
                <text:p>12.792</text:p>
              </table:table-cell>
              <table:table-cell office:value-type="float" office:value="1.13379">
                <text:p>1.1337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.8076">
                <text:p>12.8076</text:p>
              </table:table-cell>
              <table:table-cell office:value-type="float" office:value="1.12835">
                <text:p>1.128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2.8232">
                <text:p>12.8232</text:p>
              </table:table-cell>
              <table:table-cell office:value-type="float" office:value="1.12934">
                <text:p>1.129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.8388">
                <text:p>12.8388</text:p>
              </table:table-cell>
              <table:table-cell office:value-type="float" office:value="1.11248">
                <text:p>1.1124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.8544">
                <text:p>12.8544</text:p>
              </table:table-cell>
              <table:table-cell office:value-type="float" office:value="1.10675">
                <text:p>1.106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.87">
                <text:p>12.87</text:p>
              </table:table-cell>
              <table:table-cell office:value-type="float" office:value="1.09949">
                <text:p>1.0994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.8856">
                <text:p>12.8856</text:p>
              </table:table-cell>
              <table:table-cell office:value-type="float" office:value="1.09149">
                <text:p>1.0914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.9012">
                <text:p>12.9012</text:p>
              </table:table-cell>
              <table:table-cell office:value-type="float" office:value="1.08678">
                <text:p>1.0867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.9168">
                <text:p>12.9168</text:p>
              </table:table-cell>
              <table:table-cell office:value-type="float" office:value="1.07648">
                <text:p>1.076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.9324">
                <text:p>12.9324</text:p>
              </table:table-cell>
              <table:table-cell office:value-type="float" office:value="1.07646">
                <text:p>1.0764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.948">
                <text:p>12.948</text:p>
              </table:table-cell>
              <table:table-cell office:value-type="float" office:value="1.07569">
                <text:p>1.0756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.9636">
                <text:p>12.9636</text:p>
              </table:table-cell>
              <table:table-cell office:value-type="float" office:value="1.06523">
                <text:p>1.065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.9792">
                <text:p>12.9792</text:p>
              </table:table-cell>
              <table:table-cell office:value-type="float" office:value="1.06232">
                <text:p>1.062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.9948">
                <text:p>12.9948</text:p>
              </table:table-cell>
              <table:table-cell office:value-type="float" office:value="1.04249">
                <text:p>1.0424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3.0104">
                <text:p>13.0104</text:p>
              </table:table-cell>
              <table:table-cell office:value-type="float" office:value="1.03135">
                <text:p>1.0313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3.026">
                <text:p>13.026</text:p>
              </table:table-cell>
              <table:table-cell office:value-type="float" office:value="1.02989">
                <text:p>1.0298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.0416">
                <text:p>13.0416</text:p>
              </table:table-cell>
              <table:table-cell office:value-type="float" office:value="1.02679">
                <text:p>1.0267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.0572">
                <text:p>13.0572</text:p>
              </table:table-cell>
              <table:table-cell office:value-type="float" office:value="1.0196">
                <text:p>1.019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3.0728">
                <text:p>13.0728</text:p>
              </table:table-cell>
              <table:table-cell office:value-type="float" office:value="1.01474">
                <text:p>1.014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3.0884">
                <text:p>13.0884</text:p>
              </table:table-cell>
              <table:table-cell office:value-type="float" office:value="1.00639">
                <text:p>1.0063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3.104">
                <text:p>13.104</text:p>
              </table:table-cell>
              <table:table-cell office:value-type="float" office:value="1.00302">
                <text:p>1.003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.1196">
                <text:p>13.1196</text:p>
              </table:table-cell>
              <table:table-cell office:value-type="float" office:value="0.99677">
                <text:p>0.996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3.1352">
                <text:p>13.1352</text:p>
              </table:table-cell>
              <table:table-cell office:value-type="float" office:value="0.994921">
                <text:p>0.99492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.1508">
                <text:p>13.1508</text:p>
              </table:table-cell>
              <table:table-cell office:value-type="float" office:value="0.989977">
                <text:p>0.98997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3.1664">
                <text:p>13.1664</text:p>
              </table:table-cell>
              <table:table-cell office:value-type="float" office:value="0.976454">
                <text:p>0.97645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3.182">
                <text:p>13.182</text:p>
              </table:table-cell>
              <table:table-cell office:value-type="float" office:value="0.964367">
                <text:p>0.96436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3.1976">
                <text:p>13.1976</text:p>
              </table:table-cell>
              <table:table-cell office:value-type="float" office:value="0.959165">
                <text:p>0.95916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3.2132">
                <text:p>13.2132</text:p>
              </table:table-cell>
              <table:table-cell office:value-type="float" office:value="0.955715">
                <text:p>0.9557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3.2288">
                <text:p>13.2288</text:p>
              </table:table-cell>
              <table:table-cell office:value-type="float" office:value="0.9519">
                <text:p>0.951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3.2444">
                <text:p>13.2444</text:p>
              </table:table-cell>
              <table:table-cell office:value-type="float" office:value="0.946314">
                <text:p>0.9463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.26">
                <text:p>13.26</text:p>
              </table:table-cell>
              <table:table-cell office:value-type="float" office:value="0.934793">
                <text:p>0.93479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3.2756">
                <text:p>13.2756</text:p>
              </table:table-cell>
              <table:table-cell office:value-type="float" office:value="0.927253">
                <text:p>0.92725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.2912">
                <text:p>13.2912</text:p>
              </table:table-cell>
              <table:table-cell office:value-type="float" office:value="0.917328">
                <text:p>0.91732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.3068">
                <text:p>13.3068</text:p>
              </table:table-cell>
              <table:table-cell office:value-type="float" office:value="0.917851">
                <text:p>0.91785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.3224">
                <text:p>13.3224</text:p>
              </table:table-cell>
              <table:table-cell office:value-type="float" office:value="0.910626">
                <text:p>0.91062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.338">
                <text:p>13.338</text:p>
              </table:table-cell>
              <table:table-cell office:value-type="float" office:value="0.90752">
                <text:p>0.9075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3.3536">
                <text:p>13.3536</text:p>
              </table:table-cell>
              <table:table-cell office:value-type="float" office:value="0.902216">
                <text:p>0.9022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.3692">
                <text:p>13.3692</text:p>
              </table:table-cell>
              <table:table-cell office:value-type="float" office:value="0.888917">
                <text:p>0.88891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.3848">
                <text:p>13.3848</text:p>
              </table:table-cell>
              <table:table-cell office:value-type="float" office:value="0.883319">
                <text:p>0.8833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.4004">
                <text:p>13.4004</text:p>
              </table:table-cell>
              <table:table-cell office:value-type="float" office:value="0.874321">
                <text:p>0.87432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.416">
                <text:p>13.416</text:p>
              </table:table-cell>
              <table:table-cell office:value-type="float" office:value="0.870218">
                <text:p>0.8702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.4316">
                <text:p>13.4316</text:p>
              </table:table-cell>
              <table:table-cell office:value-type="float" office:value="0.860803">
                <text:p>0.8608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.4472">
                <text:p>13.4472</text:p>
              </table:table-cell>
              <table:table-cell office:value-type="float" office:value="0.851248">
                <text:p>0.85124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.4628">
                <text:p>13.4628</text:p>
              </table:table-cell>
              <table:table-cell office:value-type="float" office:value="0.850668">
                <text:p>0.85066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.4784">
                <text:p>13.4784</text:p>
              </table:table-cell>
              <table:table-cell office:value-type="float" office:value="0.840203">
                <text:p>0.84020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.494">
                <text:p>13.494</text:p>
              </table:table-cell>
              <table:table-cell office:value-type="float" office:value="0.836715">
                <text:p>0.8367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.5096">
                <text:p>13.5096</text:p>
              </table:table-cell>
              <table:table-cell office:value-type="float" office:value="0.827865">
                <text:p>0.82786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.5252">
                <text:p>13.5252</text:p>
              </table:table-cell>
              <table:table-cell office:value-type="float" office:value="0.817865">
                <text:p>0.81786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.5408">
                <text:p>13.5408</text:p>
              </table:table-cell>
              <table:table-cell office:value-type="float" office:value="0.813842">
                <text:p>0.81384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.5564">
                <text:p>13.5564</text:p>
              </table:table-cell>
              <table:table-cell office:value-type="float" office:value="0.80523">
                <text:p>0.8052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3.572">
                <text:p>13.572</text:p>
              </table:table-cell>
              <table:table-cell office:value-type="float" office:value="0.799079">
                <text:p>0.7990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.5876">
                <text:p>13.5876</text:p>
              </table:table-cell>
              <table:table-cell office:value-type="float" office:value="0.79277">
                <text:p>0.7927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.6032">
                <text:p>13.6032</text:p>
              </table:table-cell>
              <table:table-cell office:value-type="float" office:value="0.782247">
                <text:p>0.78224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.6188">
                <text:p>13.6188</text:p>
              </table:table-cell>
              <table:table-cell office:value-type="float" office:value="0.787588">
                <text:p>0.78758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3.6344">
                <text:p>13.6344</text:p>
              </table:table-cell>
              <table:table-cell office:value-type="float" office:value="0.779819">
                <text:p>0.7798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.65">
                <text:p>13.65</text:p>
              </table:table-cell>
              <table:table-cell office:value-type="float" office:value="0.766327">
                <text:p>0.76632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.6656">
                <text:p>13.6656</text:p>
              </table:table-cell>
              <table:table-cell office:value-type="float" office:value="0.760843">
                <text:p>0.7608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.6812">
                <text:p>13.6812</text:p>
              </table:table-cell>
              <table:table-cell office:value-type="float" office:value="0.748201">
                <text:p>0.74820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3.6968">
                <text:p>13.6968</text:p>
              </table:table-cell>
              <table:table-cell office:value-type="float" office:value="0.742336">
                <text:p>0.74233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.7124">
                <text:p>13.7124</text:p>
              </table:table-cell>
              <table:table-cell office:value-type="float" office:value="0.732458">
                <text:p>0.73245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.728">
                <text:p>13.728</text:p>
              </table:table-cell>
              <table:table-cell office:value-type="float" office:value="0.730467">
                <text:p>0.7304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.7436">
                <text:p>13.7436</text:p>
              </table:table-cell>
              <table:table-cell office:value-type="float" office:value="0.7188">
                <text:p>0.718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.7592">
                <text:p>13.7592</text:p>
              </table:table-cell>
              <table:table-cell office:value-type="float" office:value="0.719678">
                <text:p>0.7196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.7748">
                <text:p>13.7748</text:p>
              </table:table-cell>
              <table:table-cell office:value-type="float" office:value="0.707084">
                <text:p>0.7070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.7904">
                <text:p>13.7904</text:p>
              </table:table-cell>
              <table:table-cell office:value-type="float" office:value="0.69572">
                <text:p>0.695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.806">
                <text:p>13.806</text:p>
              </table:table-cell>
              <table:table-cell office:value-type="float" office:value="0.68948">
                <text:p>0.6894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.8216">
                <text:p>13.8216</text:p>
              </table:table-cell>
              <table:table-cell office:value-type="float" office:value="0.685971">
                <text:p>0.68597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.8372">
                <text:p>13.8372</text:p>
              </table:table-cell>
              <table:table-cell office:value-type="float" office:value="0.676725">
                <text:p>0.6767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.8528">
                <text:p>13.8528</text:p>
              </table:table-cell>
              <table:table-cell office:value-type="float" office:value="0.672609">
                <text:p>0.67260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.8684">
                <text:p>13.8684</text:p>
              </table:table-cell>
              <table:table-cell office:value-type="float" office:value="0.666682">
                <text:p>0.66668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.884">
                <text:p>13.884</text:p>
              </table:table-cell>
              <table:table-cell office:value-type="float" office:value="0.663253">
                <text:p>0.66325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.8996">
                <text:p>13.8996</text:p>
              </table:table-cell>
              <table:table-cell office:value-type="float" office:value="0.657364">
                <text:p>0.65736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.9152">
                <text:p>13.9152</text:p>
              </table:table-cell>
              <table:table-cell office:value-type="float" office:value="0.642209">
                <text:p>0.64220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3.9308">
                <text:p>13.9308</text:p>
              </table:table-cell>
              <table:table-cell office:value-type="float" office:value="0.636972">
                <text:p>0.6369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.9464">
                <text:p>13.9464</text:p>
              </table:table-cell>
              <table:table-cell office:value-type="float" office:value="0.628252">
                <text:p>0.6282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3.962">
                <text:p>13.962</text:p>
              </table:table-cell>
              <table:table-cell office:value-type="float" office:value="0.618218">
                <text:p>0.61821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3.9776">
                <text:p>13.9776</text:p>
              </table:table-cell>
              <table:table-cell office:value-type="float" office:value="0.609913">
                <text:p>0.6099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.9932">
                <text:p>13.9932</text:p>
              </table:table-cell>
              <table:table-cell office:value-type="float" office:value="0.600102">
                <text:p>0.60010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.0088">
                <text:p>14.0088</text:p>
              </table:table-cell>
              <table:table-cell office:value-type="float" office:value="0.593887">
                <text:p>0.59388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.0244">
                <text:p>14.0244</text:p>
              </table:table-cell>
              <table:table-cell office:value-type="float" office:value="0.590571">
                <text:p>0.59057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.04">
                <text:p>14.04</text:p>
              </table:table-cell>
              <table:table-cell office:value-type="float" office:value="0.583117">
                <text:p>0.58311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.0556">
                <text:p>14.0556</text:p>
              </table:table-cell>
              <table:table-cell office:value-type="float" office:value="0.575435">
                <text:p>0.57543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.0712">
                <text:p>14.0712</text:p>
              </table:table-cell>
              <table:table-cell office:value-type="float" office:value="0.565701">
                <text:p>0.56570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.0868">
                <text:p>14.0868</text:p>
              </table:table-cell>
              <table:table-cell office:value-type="float" office:value="0.565086">
                <text:p>0.56508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.1024">
                <text:p>14.1024</text:p>
              </table:table-cell>
              <table:table-cell office:value-type="float" office:value="0.556911">
                <text:p>0.55691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.118">
                <text:p>14.118</text:p>
              </table:table-cell>
              <table:table-cell office:value-type="float" office:value="0.548431">
                <text:p>0.54843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.1336">
                <text:p>14.1336</text:p>
              </table:table-cell>
              <table:table-cell office:value-type="float" office:value="0.539726">
                <text:p>0.53972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.1492">
                <text:p>14.1492</text:p>
              </table:table-cell>
              <table:table-cell office:value-type="float" office:value="0.534117">
                <text:p>0.5341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.1648">
                <text:p>14.1648</text:p>
              </table:table-cell>
              <table:table-cell office:value-type="float" office:value="0.524532">
                <text:p>0.52453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.1804">
                <text:p>14.1804</text:p>
              </table:table-cell>
              <table:table-cell office:value-type="float" office:value="0.516102">
                <text:p>0.5161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.196">
                <text:p>14.196</text:p>
              </table:table-cell>
              <table:table-cell office:value-type="float" office:value="0.510029">
                <text:p>0.5100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.2116">
                <text:p>14.2116</text:p>
              </table:table-cell>
              <table:table-cell office:value-type="float" office:value="0.503732">
                <text:p>0.5037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.2272">
                <text:p>14.2272</text:p>
              </table:table-cell>
              <table:table-cell office:value-type="float" office:value="0.49469">
                <text:p>0.4946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.2428">
                <text:p>14.2428</text:p>
              </table:table-cell>
              <table:table-cell office:value-type="float" office:value="0.485798">
                <text:p>0.48579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.2584">
                <text:p>14.2584</text:p>
              </table:table-cell>
              <table:table-cell office:value-type="float" office:value="0.476135">
                <text:p>0.47613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.274">
                <text:p>14.274</text:p>
              </table:table-cell>
              <table:table-cell office:value-type="float" office:value="0.464239">
                <text:p>0.4642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.2896">
                <text:p>14.2896</text:p>
              </table:table-cell>
              <table:table-cell office:value-type="float" office:value="0.454736">
                <text:p>0.45473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.3052">
                <text:p>14.3052</text:p>
              </table:table-cell>
              <table:table-cell office:value-type="float" office:value="0.449844">
                <text:p>0.4498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4.3208">
                <text:p>14.3208</text:p>
              </table:table-cell>
              <table:table-cell office:value-type="float" office:value="0.440974">
                <text:p>0.44097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.3364">
                <text:p>14.3364</text:p>
              </table:table-cell>
              <table:table-cell office:value-type="float" office:value="0.43238">
                <text:p>0.4323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.352">
                <text:p>14.352</text:p>
              </table:table-cell>
              <table:table-cell office:value-type="float" office:value="0.428341">
                <text:p>0.4283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.3676">
                <text:p>14.3676</text:p>
              </table:table-cell>
              <table:table-cell office:value-type="float" office:value="0.416121">
                <text:p>0.41612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.3832">
                <text:p>14.3832</text:p>
              </table:table-cell>
              <table:table-cell office:value-type="float" office:value="0.408781">
                <text:p>0.40878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.3988">
                <text:p>14.3988</text:p>
              </table:table-cell>
              <table:table-cell office:value-type="float" office:value="0.401739">
                <text:p>0.40173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.4144">
                <text:p>14.4144</text:p>
              </table:table-cell>
              <table:table-cell office:value-type="float" office:value="0.394523">
                <text:p>0.39452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.43">
                <text:p>14.43</text:p>
              </table:table-cell>
              <table:table-cell office:value-type="float" office:value="0.384463">
                <text:p>0.38446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.4456">
                <text:p>14.4456</text:p>
              </table:table-cell>
              <table:table-cell office:value-type="float" office:value="0.367115">
                <text:p>0.36711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.4612">
                <text:p>14.4612</text:p>
              </table:table-cell>
              <table:table-cell office:value-type="float" office:value="0.35227">
                <text:p>0.352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.4768">
                <text:p>14.4768</text:p>
              </table:table-cell>
              <table:table-cell office:value-type="float" office:value="0.341117">
                <text:p>0.3411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.4924">
                <text:p>14.4924</text:p>
              </table:table-cell>
              <table:table-cell office:value-type="float" office:value="0.327991">
                <text:p>0.3279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.508">
                <text:p>14.508</text:p>
              </table:table-cell>
              <table:table-cell office:value-type="float" office:value="0.322795">
                <text:p>0.32279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.5236">
                <text:p>14.5236</text:p>
              </table:table-cell>
              <table:table-cell office:value-type="float" office:value="0.313039">
                <text:p>0.3130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.5392">
                <text:p>14.5392</text:p>
              </table:table-cell>
              <table:table-cell office:value-type="float" office:value="0.303043">
                <text:p>0.30304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.5548">
                <text:p>14.5548</text:p>
              </table:table-cell>
              <table:table-cell office:value-type="float" office:value="0.293599">
                <text:p>0.29359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.5704">
                <text:p>14.5704</text:p>
              </table:table-cell>
              <table:table-cell office:value-type="float" office:value="0.28505">
                <text:p>0.285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.586">
                <text:p>14.586</text:p>
              </table:table-cell>
              <table:table-cell office:value-type="float" office:value="0.274918">
                <text:p>0.27491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.6016">
                <text:p>14.6016</text:p>
              </table:table-cell>
              <table:table-cell office:value-type="float" office:value="0.265969">
                <text:p>0.26596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.6172">
                <text:p>14.6172</text:p>
              </table:table-cell>
              <table:table-cell office:value-type="float" office:value="0.260424">
                <text:p>0.2604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.6328">
                <text:p>14.6328</text:p>
              </table:table-cell>
              <table:table-cell office:value-type="float" office:value="0.256109">
                <text:p>0.25610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.6484">
                <text:p>14.6484</text:p>
              </table:table-cell>
              <table:table-cell office:value-type="float" office:value="0.249234">
                <text:p>0.2492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.664">
                <text:p>14.664</text:p>
              </table:table-cell>
              <table:table-cell office:value-type="float" office:value="0.242485">
                <text:p>0.24248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.6796">
                <text:p>14.6796</text:p>
              </table:table-cell>
              <table:table-cell office:value-type="float" office:value="0.235312">
                <text:p>0.2353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.6952">
                <text:p>14.6952</text:p>
              </table:table-cell>
              <table:table-cell office:value-type="float" office:value="0.226529">
                <text:p>0.2265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.7108">
                <text:p>14.7108</text:p>
              </table:table-cell>
              <table:table-cell office:value-type="float" office:value="0.222107">
                <text:p>0.22210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.7264">
                <text:p>14.7264</text:p>
              </table:table-cell>
              <table:table-cell office:value-type="float" office:value="0.214368">
                <text:p>0.21436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.742">
                <text:p>14.742</text:p>
              </table:table-cell>
              <table:table-cell office:value-type="float" office:value="0.206959">
                <text:p>0.20695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.7576">
                <text:p>14.7576</text:p>
              </table:table-cell>
              <table:table-cell office:value-type="float" office:value="0.200832">
                <text:p>0.20083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.7732">
                <text:p>14.7732</text:p>
              </table:table-cell>
              <table:table-cell office:value-type="float" office:value="0.195694">
                <text:p>0.19569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.7888">
                <text:p>14.7888</text:p>
              </table:table-cell>
              <table:table-cell office:value-type="float" office:value="0.191057">
                <text:p>0.19105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.8044">
                <text:p>14.8044</text:p>
              </table:table-cell>
              <table:table-cell office:value-type="float" office:value="0.185213">
                <text:p>0.18521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.82">
                <text:p>14.82</text:p>
              </table:table-cell>
              <table:table-cell office:value-type="float" office:value="0.179488">
                <text:p>0.17948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.8356">
                <text:p>14.8356</text:p>
              </table:table-cell>
              <table:table-cell office:value-type="float" office:value="0.17366">
                <text:p>0.1736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.8512">
                <text:p>14.8512</text:p>
              </table:table-cell>
              <table:table-cell office:value-type="float" office:value="0.170171">
                <text:p>0.17017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.8668">
                <text:p>14.8668</text:p>
              </table:table-cell>
              <table:table-cell office:value-type="float" office:value="0.164484">
                <text:p>0.16448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4.8824">
                <text:p>14.8824</text:p>
              </table:table-cell>
              <table:table-cell office:value-type="float" office:value="0.161371">
                <text:p>0.16137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.898">
                <text:p>14.898</text:p>
              </table:table-cell>
              <table:table-cell office:value-type="float" office:value="0.158606">
                <text:p>0.1586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4.9136">
                <text:p>14.9136</text:p>
              </table:table-cell>
              <table:table-cell office:value-type="float" office:value="0.155321">
                <text:p>0.15532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.9292">
                <text:p>14.9292</text:p>
              </table:table-cell>
              <table:table-cell office:value-type="float" office:value="0.152195">
                <text:p>0.15219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4.9448">
                <text:p>14.9448</text:p>
              </table:table-cell>
              <table:table-cell office:value-type="float" office:value="0.148944">
                <text:p>0.1489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4.9604">
                <text:p>14.9604</text:p>
              </table:table-cell>
              <table:table-cell office:value-type="float" office:value="0.142811">
                <text:p>0.1428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4.976">
                <text:p>14.976</text:p>
              </table:table-cell>
              <table:table-cell office:value-type="float" office:value="0.140108">
                <text:p>0.14010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4.9916">
                <text:p>14.9916</text:p>
              </table:table-cell>
              <table:table-cell office:value-type="float" office:value="0.136807">
                <text:p>0.13680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.0072">
                <text:p>15.0072</text:p>
              </table:table-cell>
              <table:table-cell office:value-type="float" office:value="0.130832">
                <text:p>0.1308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.0228">
                <text:p>15.0228</text:p>
              </table:table-cell>
              <table:table-cell office:value-type="float" office:value="0.126131">
                <text:p>0.12613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.0384">
                <text:p>15.0384</text:p>
              </table:table-cell>
              <table:table-cell office:value-type="float" office:value="0.123786">
                <text:p>0.12378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.054">
                <text:p>15.054</text:p>
              </table:table-cell>
              <table:table-cell office:value-type="float" office:value="0.120184">
                <text:p>0.1201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.0696">
                <text:p>15.0696</text:p>
              </table:table-cell>
              <table:table-cell office:value-type="float" office:value="0.11738">
                <text:p>0.1173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.0852">
                <text:p>15.0852</text:p>
              </table:table-cell>
              <table:table-cell office:value-type="float" office:value="0.114306">
                <text:p>0.1143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.1008">
                <text:p>15.1008</text:p>
              </table:table-cell>
              <table:table-cell office:value-type="float" office:value="0.109296">
                <text:p>0.10929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.1164">
                <text:p>15.1164</text:p>
              </table:table-cell>
              <table:table-cell office:value-type="float" office:value="0.107367">
                <text:p>0.10736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.132">
                <text:p>15.132</text:p>
              </table:table-cell>
              <table:table-cell office:value-type="float" office:value="0.105465">
                <text:p>0.10546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.1476">
                <text:p>15.1476</text:p>
              </table:table-cell>
              <table:table-cell office:value-type="float" office:value="0.104099">
                <text:p>0.10409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.1632">
                <text:p>15.1632</text:p>
              </table:table-cell>
              <table:table-cell office:value-type="float" office:value="0.0998343">
                <text:p>0.099834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.1788">
                <text:p>15.1788</text:p>
              </table:table-cell>
              <table:table-cell office:value-type="float" office:value="0.0962825">
                <text:p>0.09628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.1944">
                <text:p>15.1944</text:p>
              </table:table-cell>
              <table:table-cell office:value-type="float" office:value="0.0932324">
                <text:p>0.093232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.21">
                <text:p>15.21</text:p>
              </table:table-cell>
              <table:table-cell office:value-type="float" office:value="0.0904371">
                <text:p>0.090437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.2256">
                <text:p>15.2256</text:p>
              </table:table-cell>
              <table:table-cell office:value-type="float" office:value="0.0881338">
                <text:p>0.088133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.2412">
                <text:p>15.2412</text:p>
              </table:table-cell>
              <table:table-cell office:value-type="float" office:value="0.0851542">
                <text:p>0.085154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.2568">
                <text:p>15.2568</text:p>
              </table:table-cell>
              <table:table-cell office:value-type="float" office:value="0.0824465">
                <text:p>0.082446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.2724">
                <text:p>15.2724</text:p>
              </table:table-cell>
              <table:table-cell office:value-type="float" office:value="0.0803148">
                <text:p>0.08031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.288">
                <text:p>15.288</text:p>
              </table:table-cell>
              <table:table-cell office:value-type="float" office:value="0.0768722">
                <text:p>0.076872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.3036">
                <text:p>15.3036</text:p>
              </table:table-cell>
              <table:table-cell office:value-type="float" office:value="0.0734363">
                <text:p>0.073436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.3192">
                <text:p>15.3192</text:p>
              </table:table-cell>
              <table:table-cell office:value-type="float" office:value="0.0716191">
                <text:p>0.071619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.3348">
                <text:p>15.3348</text:p>
              </table:table-cell>
              <table:table-cell office:value-type="float" office:value="0.069025">
                <text:p>0.06902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.3504">
                <text:p>15.3504</text:p>
              </table:table-cell>
              <table:table-cell office:value-type="float" office:value="0.0683977">
                <text:p>0.068397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.366">
                <text:p>15.366</text:p>
              </table:table-cell>
              <table:table-cell office:value-type="float" office:value="0.0661121">
                <text:p>0.066112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.3816">
                <text:p>15.3816</text:p>
              </table:table-cell>
              <table:table-cell office:value-type="float" office:value="0.0638962">
                <text:p>0.063896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.3972">
                <text:p>15.3972</text:p>
              </table:table-cell>
              <table:table-cell office:value-type="float" office:value="0.0615907">
                <text:p>0.061590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.4128">
                <text:p>15.4128</text:p>
              </table:table-cell>
              <table:table-cell office:value-type="float" office:value="0.0582863">
                <text:p>0.058286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.4284">
                <text:p>15.4284</text:p>
              </table:table-cell>
              <table:table-cell office:value-type="float" office:value="0.056192">
                <text:p>0.05619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.444">
                <text:p>15.444</text:p>
              </table:table-cell>
              <table:table-cell office:value-type="float" office:value="0.0545872">
                <text:p>0.05458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.4596">
                <text:p>15.4596</text:p>
              </table:table-cell>
              <table:table-cell office:value-type="float" office:value="0.0533632">
                <text:p>0.053363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.4752">
                <text:p>15.4752</text:p>
              </table:table-cell>
              <table:table-cell office:value-type="float" office:value="0.0517825">
                <text:p>0.05178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.4908">
                <text:p>15.4908</text:p>
              </table:table-cell>
              <table:table-cell office:value-type="float" office:value="0.0489086">
                <text:p>0.048908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.5064">
                <text:p>15.5064</text:p>
              </table:table-cell>
              <table:table-cell office:value-type="float" office:value="0.0469717">
                <text:p>0.046971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.522">
                <text:p>15.522</text:p>
              </table:table-cell>
              <table:table-cell office:value-type="float" office:value="0.0442764">
                <text:p>0.044276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.5376">
                <text:p>15.5376</text:p>
              </table:table-cell>
              <table:table-cell office:value-type="float" office:value="0.0426193">
                <text:p>0.042619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.5532">
                <text:p>15.5532</text:p>
              </table:table-cell>
              <table:table-cell office:value-type="float" office:value="0.0405881">
                <text:p>0.040588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.5688">
                <text:p>15.5688</text:p>
              </table:table-cell>
              <table:table-cell office:value-type="float" office:value="0.0378643">
                <text:p>0.037864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.5844">
                <text:p>15.5844</text:p>
              </table:table-cell>
              <table:table-cell office:value-type="float" office:value="0.0366256">
                <text:p>0.036625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36cm" svg:y="4.19cm" style:legend-expansion="high" chart:style-name="ch2"/>
        <chart:plot-area chart:style-name="ch3" table:cell-range-address="Flux_Problem1.A2:Flux_Problem1.B1001 Flux_Problem1.B1:Flux_Problem1.B1" chart:data-source-has-labels="row" svg:x="0.32cm" svg:y="0.18cm" svg:width="13.796cm" svg:height="8.64cm">
          <chart:coordinate-region svg:x="1.073cm" svg:y="0.39cm" svg:width="12.846cm" svg:height="7.7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lux_Problem1.B2:Flux_Problem1.B1001" chart:label-cell-address="Flux_Problem1.B1:Flux_Problem1.B1" chart:class="chart:scatter">
            <chart:domain table:cell-range-address="Flux_Problem1.A2:Flux_Problem1.A1001"/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ux </text:p>
                <draw:g>
                  <svg:desc>Flux_Problem1.B1:Flux_Problem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lux_Problem1.A2:Flux_Problem1.A1001</svg:desc>
                </draw:g>
              </table:table-cell>
              <table:table-cell office:value-type="float" office:value="0">
                <text:p>0</text:p>
                <draw:g>
                  <svg:desc>Flux_Problem1.B2:Flux_Problem1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02">
                <text:p>4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4">
                <text:p>4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06">
                <text:p>4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08">
                <text:p>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12">
                <text:p>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14">
                <text:p>4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16">
                <text:p>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8">
                <text:p>4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2">
                <text:p>4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4">
                <text:p>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6">
                <text:p>4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32">
                <text:p>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34">
                <text:p>4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36">
                <text:p>4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38">
                <text:p>4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42">
                <text:p>4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4">
                <text:p>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46">
                <text:p>4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48">
                <text:p>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52">
                <text:p>4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4">
                <text:p>4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56">
                <text:p>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58">
                <text:p>4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62">
                <text:p>4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4">
                <text:p>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6">
                <text:p>4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72">
                <text:p>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4">
                <text:p>4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76">
                <text:p>4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8">
                <text:p>4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2">
                <text:p>4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4">
                <text:p>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86">
                <text:p>4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88">
                <text:p>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92">
                <text:p>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94">
                <text:p>4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6">
                <text:p>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8">
                <text:p>4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04">
                <text:p>5.04</text:p>
              </table:table-cell>
              <table:table-cell office:value-type="float" office:value="0.0000701558">
                <text:p>0.00007015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06">
                <text:p>5.06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8">
                <text:p>5.08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1">
                <text:p>5.1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12">
                <text:p>5.12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14">
                <text:p>5.14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6">
                <text:p>5.16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18">
                <text:p>5.18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2">
                <text:p>5.2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22">
                <text:p>5.22</text:p>
              </table:table-cell>
              <table:table-cell office:value-type="float" office:value="0.000456266">
                <text:p>0.0004562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24">
                <text:p>5.24</text:p>
              </table:table-cell>
              <table:table-cell office:value-type="float" office:value="0.000586268">
                <text:p>0.0005862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26">
                <text:p>5.26</text:p>
              </table:table-cell>
              <table:table-cell office:value-type="float" office:value="0.000586268">
                <text:p>0.0005862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28">
                <text:p>5.28</text:p>
              </table:table-cell>
              <table:table-cell office:value-type="float" office:value="0.000586268">
                <text:p>0.0005862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3">
                <text:p>5.3</text:p>
              </table:table-cell>
              <table:table-cell office:value-type="float" office:value="0.000586268">
                <text:p>0.0005862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32">
                <text:p>5.32</text:p>
              </table:table-cell>
              <table:table-cell office:value-type="float" office:value="0.000696631">
                <text:p>0.0006966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34">
                <text:p>5.34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36">
                <text:p>5.36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38">
                <text:p>5.38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4">
                <text:p>5.4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42">
                <text:p>5.42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44">
                <text:p>5.44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46">
                <text:p>5.46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48">
                <text:p>5.48</text:p>
              </table:table-cell>
              <table:table-cell office:value-type="float" office:value="0.00139017">
                <text:p>0.001390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5">
                <text:p>5.5</text:p>
              </table:table-cell>
              <table:table-cell office:value-type="float" office:value="0.00166179">
                <text:p>0.001661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52">
                <text:p>5.52</text:p>
              </table:table-cell>
              <table:table-cell office:value-type="float" office:value="0.00172273">
                <text:p>0.001722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54">
                <text:p>5.54</text:p>
              </table:table-cell>
              <table:table-cell office:value-type="float" office:value="0.00197521">
                <text:p>0.001975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56">
                <text:p>5.56</text:p>
              </table:table-cell>
              <table:table-cell office:value-type="float" office:value="0.00226096">
                <text:p>0.002260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58">
                <text:p>5.58</text:p>
              </table:table-cell>
              <table:table-cell office:value-type="float" office:value="0.00226096">
                <text:p>0.002260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6">
                <text:p>5.6</text:p>
              </table:table-cell>
              <table:table-cell office:value-type="float" office:value="0.00251166">
                <text:p>0.002511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62">
                <text:p>5.62</text:p>
              </table:table-cell>
              <table:table-cell office:value-type="float" office:value="0.00253588">
                <text:p>0.002535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64">
                <text:p>5.64</text:p>
              </table:table-cell>
              <table:table-cell office:value-type="float" office:value="0.00257196">
                <text:p>0.002571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66">
                <text:p>5.66</text:p>
              </table:table-cell>
              <table:table-cell office:value-type="float" office:value="0.00280515">
                <text:p>0.002805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68">
                <text:p>5.68</text:p>
              </table:table-cell>
              <table:table-cell office:value-type="float" office:value="0.0029374">
                <text:p>0.00293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7">
                <text:p>5.7</text:p>
              </table:table-cell>
              <table:table-cell office:value-type="float" office:value="0.00307873">
                <text:p>0.003078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72">
                <text:p>5.72</text:p>
              </table:table-cell>
              <table:table-cell office:value-type="float" office:value="0.00307873">
                <text:p>0.003078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74">
                <text:p>5.74</text:p>
              </table:table-cell>
              <table:table-cell office:value-type="float" office:value="0.00315844">
                <text:p>0.003158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76">
                <text:p>5.76</text:p>
              </table:table-cell>
              <table:table-cell office:value-type="float" office:value="0.00367136">
                <text:p>0.003671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78">
                <text:p>5.78</text:p>
              </table:table-cell>
              <table:table-cell office:value-type="float" office:value="0.00377163">
                <text:p>0.003771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8">
                <text:p>5.8</text:p>
              </table:table-cell>
              <table:table-cell office:value-type="float" office:value="0.00418531">
                <text:p>0.004185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82">
                <text:p>5.82</text:p>
              </table:table-cell>
              <table:table-cell office:value-type="float" office:value="0.0044637">
                <text:p>0.00446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84">
                <text:p>5.84</text:p>
              </table:table-cell>
              <table:table-cell office:value-type="float" office:value="0.00469265">
                <text:p>0.004692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86">
                <text:p>5.86</text:p>
              </table:table-cell>
              <table:table-cell office:value-type="float" office:value="0.0047285">
                <text:p>0.00472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88">
                <text:p>5.88</text:p>
              </table:table-cell>
              <table:table-cell office:value-type="float" office:value="0.0047285">
                <text:p>0.00472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9">
                <text:p>5.9</text:p>
              </table:table-cell>
              <table:table-cell office:value-type="float" office:value="0.00481918">
                <text:p>0.004819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92">
                <text:p>5.92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94">
                <text:p>5.94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96">
                <text:p>5.96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98">
                <text:p>5.98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">
                <text:p>6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02">
                <text:p>6.02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04">
                <text:p>6.04</text:p>
              </table:table-cell>
              <table:table-cell office:value-type="float" office:value="0.00505119">
                <text:p>0.005051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06">
                <text:p>6.06</text:p>
              </table:table-cell>
              <table:table-cell office:value-type="float" office:value="0.00537429">
                <text:p>0.005374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08">
                <text:p>6.08</text:p>
              </table:table-cell>
              <table:table-cell office:value-type="float" office:value="0.00587991">
                <text:p>0.005879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1">
                <text:p>6.1</text:p>
              </table:table-cell>
              <table:table-cell office:value-type="float" office:value="0.00588485">
                <text:p>0.005884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12">
                <text:p>6.12</text:p>
              </table:table-cell>
              <table:table-cell office:value-type="float" office:value="0.00615706">
                <text:p>0.006157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14">
                <text:p>6.14</text:p>
              </table:table-cell>
              <table:table-cell office:value-type="float" office:value="0.00620151">
                <text:p>0.006201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16">
                <text:p>6.16</text:p>
              </table:table-cell>
              <table:table-cell office:value-type="float" office:value="0.00661534">
                <text:p>0.006615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18">
                <text:p>6.18</text:p>
              </table:table-cell>
              <table:table-cell office:value-type="float" office:value="0.0071247">
                <text:p>0.00712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">
                <text:p>6.2</text:p>
              </table:table-cell>
              <table:table-cell office:value-type="float" office:value="0.00765711">
                <text:p>0.007657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22">
                <text:p>6.22</text:p>
              </table:table-cell>
              <table:table-cell office:value-type="float" office:value="0.00803276">
                <text:p>0.008032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24">
                <text:p>6.24</text:p>
              </table:table-cell>
              <table:table-cell office:value-type="float" office:value="0.00834838">
                <text:p>0.008348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26">
                <text:p>6.26</text:p>
              </table:table-cell>
              <table:table-cell office:value-type="float" office:value="0.00892776">
                <text:p>0.008927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28">
                <text:p>6.28</text:p>
              </table:table-cell>
              <table:table-cell office:value-type="float" office:value="0.00920694">
                <text:p>0.009206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3">
                <text:p>6.3</text:p>
              </table:table-cell>
              <table:table-cell office:value-type="float" office:value="0.00960453">
                <text:p>0.009604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32">
                <text:p>6.32</text:p>
              </table:table-cell>
              <table:table-cell office:value-type="float" office:value="0.00996449">
                <text:p>0.009964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34">
                <text:p>6.34</text:p>
              </table:table-cell>
              <table:table-cell office:value-type="float" office:value="0.0100429">
                <text:p>0.01004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36">
                <text:p>6.36</text:p>
              </table:table-cell>
              <table:table-cell office:value-type="float" office:value="0.0105404">
                <text:p>0.01054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38">
                <text:p>6.38</text:p>
              </table:table-cell>
              <table:table-cell office:value-type="float" office:value="0.0105404">
                <text:p>0.01054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4">
                <text:p>6.4</text:p>
              </table:table-cell>
              <table:table-cell office:value-type="float" office:value="0.0109414">
                <text:p>0.01094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42">
                <text:p>6.42</text:p>
              </table:table-cell>
              <table:table-cell office:value-type="float" office:value="0.0113598">
                <text:p>0.01135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44">
                <text:p>6.44</text:p>
              </table:table-cell>
              <table:table-cell office:value-type="float" office:value="0.0123247">
                <text:p>0.01232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46">
                <text:p>6.46</text:p>
              </table:table-cell>
              <table:table-cell office:value-type="float" office:value="0.0132015">
                <text:p>0.01320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48">
                <text:p>6.48</text:p>
              </table:table-cell>
              <table:table-cell office:value-type="float" office:value="0.0141355">
                <text:p>0.01413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5">
                <text:p>6.5</text:p>
              </table:table-cell>
              <table:table-cell office:value-type="float" office:value="0.0144957">
                <text:p>0.01449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52">
                <text:p>6.52</text:p>
              </table:table-cell>
              <table:table-cell office:value-type="float" office:value="0.0147171">
                <text:p>0.01471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54">
                <text:p>6.54</text:p>
              </table:table-cell>
              <table:table-cell office:value-type="float" office:value="0.0152647">
                <text:p>0.01526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56">
                <text:p>6.56</text:p>
              </table:table-cell>
              <table:table-cell office:value-type="float" office:value="0.0157566">
                <text:p>0.01575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58">
                <text:p>6.58</text:p>
              </table:table-cell>
              <table:table-cell office:value-type="float" office:value="0.0164515">
                <text:p>0.01645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6">
                <text:p>6.6</text:p>
              </table:table-cell>
              <table:table-cell office:value-type="float" office:value="0.0172364">
                <text:p>0.01723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62">
                <text:p>6.62</text:p>
              </table:table-cell>
              <table:table-cell office:value-type="float" office:value="0.0175634">
                <text:p>0.01756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64">
                <text:p>6.64</text:p>
              </table:table-cell>
              <table:table-cell office:value-type="float" office:value="0.0178113">
                <text:p>0.01781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66">
                <text:p>6.66</text:p>
              </table:table-cell>
              <table:table-cell office:value-type="float" office:value="0.0180632">
                <text:p>0.01806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68">
                <text:p>6.68</text:p>
              </table:table-cell>
              <table:table-cell office:value-type="float" office:value="0.0188561">
                <text:p>0.01885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7">
                <text:p>6.7</text:p>
              </table:table-cell>
              <table:table-cell office:value-type="float" office:value="0.0203936">
                <text:p>0.0203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72">
                <text:p>6.72</text:p>
              </table:table-cell>
              <table:table-cell office:value-type="float" office:value="0.021503">
                <text:p>0.0215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74">
                <text:p>6.74</text:p>
              </table:table-cell>
              <table:table-cell office:value-type="float" office:value="0.0217024">
                <text:p>0.02170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76">
                <text:p>6.76</text:p>
              </table:table-cell>
              <table:table-cell office:value-type="float" office:value="0.0222694">
                <text:p>0.02226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78">
                <text:p>6.78</text:p>
              </table:table-cell>
              <table:table-cell office:value-type="float" office:value="0.0238074">
                <text:p>0.02380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8">
                <text:p>6.8</text:p>
              </table:table-cell>
              <table:table-cell office:value-type="float" office:value="0.0250788">
                <text:p>0.02507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82">
                <text:p>6.82</text:p>
              </table:table-cell>
              <table:table-cell office:value-type="float" office:value="0.0272211">
                <text:p>0.02722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84">
                <text:p>6.84</text:p>
              </table:table-cell>
              <table:table-cell office:value-type="float" office:value="0.0283604">
                <text:p>0.02836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86">
                <text:p>6.86</text:p>
              </table:table-cell>
              <table:table-cell office:value-type="float" office:value="0.0299613">
                <text:p>0.02996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88">
                <text:p>6.88</text:p>
              </table:table-cell>
              <table:table-cell office:value-type="float" office:value="0.0308932">
                <text:p>0.03089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9">
                <text:p>6.9</text:p>
              </table:table-cell>
              <table:table-cell office:value-type="float" office:value="0.0321951">
                <text:p>0.03219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92">
                <text:p>6.92</text:p>
              </table:table-cell>
              <table:table-cell office:value-type="float" office:value="0.0338315">
                <text:p>0.03383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94">
                <text:p>6.94</text:p>
              </table:table-cell>
              <table:table-cell office:value-type="float" office:value="0.0359512">
                <text:p>0.03595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6">
                <text:p>6.96</text:p>
              </table:table-cell>
              <table:table-cell office:value-type="float" office:value="0.0382297">
                <text:p>0.03822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98">
                <text:p>6.98</text:p>
              </table:table-cell>
              <table:table-cell office:value-type="float" office:value="0.039222">
                <text:p>0.0392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  <table:table-cell office:value-type="float" office:value="0.0403267">
                <text:p>0.04032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02">
                <text:p>7.02</text:p>
              </table:table-cell>
              <table:table-cell office:value-type="float" office:value="0.0411891">
                <text:p>0.04118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04">
                <text:p>7.04</text:p>
              </table:table-cell>
              <table:table-cell office:value-type="float" office:value="0.0430807">
                <text:p>0.04308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06">
                <text:p>7.06</text:p>
              </table:table-cell>
              <table:table-cell office:value-type="float" office:value="0.0454151">
                <text:p>0.04541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08">
                <text:p>7.08</text:p>
              </table:table-cell>
              <table:table-cell office:value-type="float" office:value="0.0472657">
                <text:p>0.04726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1">
                <text:p>7.1</text:p>
              </table:table-cell>
              <table:table-cell office:value-type="float" office:value="0.0491458">
                <text:p>0.04914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12">
                <text:p>7.12</text:p>
              </table:table-cell>
              <table:table-cell office:value-type="float" office:value="0.0507491">
                <text:p>0.05074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14">
                <text:p>7.14</text:p>
              </table:table-cell>
              <table:table-cell office:value-type="float" office:value="0.0529691">
                <text:p>0.05296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16">
                <text:p>7.16</text:p>
              </table:table-cell>
              <table:table-cell office:value-type="float" office:value="0.05499">
                <text:p>0.054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18">
                <text:p>7.18</text:p>
              </table:table-cell>
              <table:table-cell office:value-type="float" office:value="0.0578357">
                <text:p>0.05783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2">
                <text:p>7.2</text:p>
              </table:table-cell>
              <table:table-cell office:value-type="float" office:value="0.0606059">
                <text:p>0.06060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22">
                <text:p>7.22</text:p>
              </table:table-cell>
              <table:table-cell office:value-type="float" office:value="0.0637519">
                <text:p>0.06375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24">
                <text:p>7.24</text:p>
              </table:table-cell>
              <table:table-cell office:value-type="float" office:value="0.06617">
                <text:p>0.066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26">
                <text:p>7.26</text:p>
              </table:table-cell>
              <table:table-cell office:value-type="float" office:value="0.0687645">
                <text:p>0.06876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28">
                <text:p>7.28</text:p>
              </table:table-cell>
              <table:table-cell office:value-type="float" office:value="0.0723205">
                <text:p>0.07232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3">
                <text:p>7.3</text:p>
              </table:table-cell>
              <table:table-cell office:value-type="float" office:value="0.0752124">
                <text:p>0.07521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32">
                <text:p>7.32</text:p>
              </table:table-cell>
              <table:table-cell office:value-type="float" office:value="0.0788995">
                <text:p>0.07889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34">
                <text:p>7.34</text:p>
              </table:table-cell>
              <table:table-cell office:value-type="float" office:value="0.0830073">
                <text:p>0.08300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36">
                <text:p>7.36</text:p>
              </table:table-cell>
              <table:table-cell office:value-type="float" office:value="0.0881309">
                <text:p>0.08813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38">
                <text:p>7.38</text:p>
              </table:table-cell>
              <table:table-cell office:value-type="float" office:value="0.09155">
                <text:p>0.091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4">
                <text:p>7.4</text:p>
              </table:table-cell>
              <table:table-cell office:value-type="float" office:value="0.0957218">
                <text:p>0.09572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42">
                <text:p>7.42</text:p>
              </table:table-cell>
              <table:table-cell office:value-type="float" office:value="0.0988198">
                <text:p>0.09881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44">
                <text:p>7.44</text:p>
              </table:table-cell>
              <table:table-cell office:value-type="float" office:value="0.102991">
                <text:p>0.1029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46">
                <text:p>7.46</text:p>
              </table:table-cell>
              <table:table-cell office:value-type="float" office:value="0.108404">
                <text:p>0.1084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48">
                <text:p>7.48</text:p>
              </table:table-cell>
              <table:table-cell office:value-type="float" office:value="0.112193">
                <text:p>0.1121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5">
                <text:p>7.5</text:p>
              </table:table-cell>
              <table:table-cell office:value-type="float" office:value="0.118465">
                <text:p>0.1184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52">
                <text:p>7.52</text:p>
              </table:table-cell>
              <table:table-cell office:value-type="float" office:value="0.123957">
                <text:p>0.1239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54">
                <text:p>7.54</text:p>
              </table:table-cell>
              <table:table-cell office:value-type="float" office:value="0.130107">
                <text:p>0.1301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56">
                <text:p>7.56</text:p>
              </table:table-cell>
              <table:table-cell office:value-type="float" office:value="0.139076">
                <text:p>0.1390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58">
                <text:p>7.58</text:p>
              </table:table-cell>
              <table:table-cell office:value-type="float" office:value="0.147246">
                <text:p>0.1472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6">
                <text:p>7.6</text:p>
              </table:table-cell>
              <table:table-cell office:value-type="float" office:value="0.156772">
                <text:p>0.1567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62">
                <text:p>7.62</text:p>
              </table:table-cell>
              <table:table-cell office:value-type="float" office:value="0.167347">
                <text:p>0.1673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64">
                <text:p>7.64</text:p>
              </table:table-cell>
              <table:table-cell office:value-type="float" office:value="0.17502">
                <text:p>0.175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66">
                <text:p>7.66</text:p>
              </table:table-cell>
              <table:table-cell office:value-type="float" office:value="0.183288">
                <text:p>0.1832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68">
                <text:p>7.68</text:p>
              </table:table-cell>
              <table:table-cell office:value-type="float" office:value="0.192472">
                <text:p>0.1924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7">
                <text:p>7.7</text:p>
              </table:table-cell>
              <table:table-cell office:value-type="float" office:value="0.199609">
                <text:p>0.1996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72">
                <text:p>7.72</text:p>
              </table:table-cell>
              <table:table-cell office:value-type="float" office:value="0.208034">
                <text:p>0.2080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74">
                <text:p>7.74</text:p>
              </table:table-cell>
              <table:table-cell office:value-type="float" office:value="0.217095">
                <text:p>0.2170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76">
                <text:p>7.76</text:p>
              </table:table-cell>
              <table:table-cell office:value-type="float" office:value="0.231232">
                <text:p>0.2312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78">
                <text:p>7.78</text:p>
              </table:table-cell>
              <table:table-cell office:value-type="float" office:value="0.243565">
                <text:p>0.2435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8">
                <text:p>7.8</text:p>
              </table:table-cell>
              <table:table-cell office:value-type="float" office:value="0.255403">
                <text:p>0.2554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82">
                <text:p>7.82</text:p>
              </table:table-cell>
              <table:table-cell office:value-type="float" office:value="0.269069">
                <text:p>0.2690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84">
                <text:p>7.84</text:p>
              </table:table-cell>
              <table:table-cell office:value-type="float" office:value="0.283398">
                <text:p>0.2833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86">
                <text:p>7.86</text:p>
              </table:table-cell>
              <table:table-cell office:value-type="float" office:value="0.304653">
                <text:p>0.3046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88">
                <text:p>7.88</text:p>
              </table:table-cell>
              <table:table-cell office:value-type="float" office:value="0.327472">
                <text:p>0.3274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9">
                <text:p>7.9</text:p>
              </table:table-cell>
              <table:table-cell office:value-type="float" office:value="0.34666">
                <text:p>0.346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92">
                <text:p>7.92</text:p>
              </table:table-cell>
              <table:table-cell office:value-type="float" office:value="0.374623">
                <text:p>0.3746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94">
                <text:p>7.94</text:p>
              </table:table-cell>
              <table:table-cell office:value-type="float" office:value="0.403203">
                <text:p>0.4032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96">
                <text:p>7.96</text:p>
              </table:table-cell>
              <table:table-cell office:value-type="float" office:value="0.436162">
                <text:p>0.4361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98">
                <text:p>7.98</text:p>
              </table:table-cell>
              <table:table-cell office:value-type="float" office:value="0.472998">
                <text:p>0.4729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">
                <text:p>8</text:p>
              </table:table-cell>
              <table:table-cell office:value-type="float" office:value="0.81856">
                <text:p>0.818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02">
                <text:p>8.02</text:p>
              </table:table-cell>
              <table:table-cell office:value-type="float" office:value="0.932203">
                <text:p>0.9322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04">
                <text:p>8.04</text:p>
              </table:table-cell>
              <table:table-cell office:value-type="float" office:value="0.986309">
                <text:p>0.9863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06">
                <text:p>8.06</text:p>
              </table:table-cell>
              <table:table-cell office:value-type="float" office:value="0.977052">
                <text:p>0.9770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08">
                <text:p>8.08</text:p>
              </table:table-cell>
              <table:table-cell office:value-type="float" office:value="1.00419">
                <text:p>1.004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1">
                <text:p>8.1</text:p>
              </table:table-cell>
              <table:table-cell office:value-type="float" office:value="0.978793">
                <text:p>0.9787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12">
                <text:p>8.12</text:p>
              </table:table-cell>
              <table:table-cell office:value-type="float" office:value="0.985635">
                <text:p>0.9856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14">
                <text:p>8.14</text:p>
              </table:table-cell>
              <table:table-cell office:value-type="float" office:value="0.957577">
                <text:p>0.9575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16">
                <text:p>8.16</text:p>
              </table:table-cell>
              <table:table-cell office:value-type="float" office:value="0.996553">
                <text:p>0.9965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18">
                <text:p>8.18</text:p>
              </table:table-cell>
              <table:table-cell office:value-type="float" office:value="1.03869">
                <text:p>1.038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2">
                <text:p>8.2</text:p>
              </table:table-cell>
              <table:table-cell office:value-type="float" office:value="1.01109">
                <text:p>1.011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22">
                <text:p>8.22</text:p>
              </table:table-cell>
              <table:table-cell office:value-type="float" office:value="0.991563">
                <text:p>0.9915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24">
                <text:p>8.24</text:p>
              </table:table-cell>
              <table:table-cell office:value-type="float" office:value="0.979768">
                <text:p>0.9797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26">
                <text:p>8.26</text:p>
              </table:table-cell>
              <table:table-cell office:value-type="float" office:value="0.988695">
                <text:p>0.9886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28">
                <text:p>8.28</text:p>
              </table:table-cell>
              <table:table-cell office:value-type="float" office:value="0.986272">
                <text:p>0.9862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3">
                <text:p>8.3</text:p>
              </table:table-cell>
              <table:table-cell office:value-type="float" office:value="1.01276">
                <text:p>1.012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32">
                <text:p>8.32</text:p>
              </table:table-cell>
              <table:table-cell office:value-type="float" office:value="0.979979">
                <text:p>0.9799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34">
                <text:p>8.34</text:p>
              </table:table-cell>
              <table:table-cell office:value-type="float" office:value="1.00068">
                <text:p>1.000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36">
                <text:p>8.36</text:p>
              </table:table-cell>
              <table:table-cell office:value-type="float" office:value="0.973702">
                <text:p>0.9737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38">
                <text:p>8.38</text:p>
              </table:table-cell>
              <table:table-cell office:value-type="float" office:value="0.998123">
                <text:p>0.9981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4">
                <text:p>8.4</text:p>
              </table:table-cell>
              <table:table-cell office:value-type="float" office:value="1.00112">
                <text:p>1.001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42">
                <text:p>8.42</text:p>
              </table:table-cell>
              <table:table-cell office:value-type="float" office:value="1.01702">
                <text:p>1.017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44">
                <text:p>8.44</text:p>
              </table:table-cell>
              <table:table-cell office:value-type="float" office:value="1.03365">
                <text:p>1.033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46">
                <text:p>8.46</text:p>
              </table:table-cell>
              <table:table-cell office:value-type="float" office:value="1.06844">
                <text:p>1.068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48">
                <text:p>8.48</text:p>
              </table:table-cell>
              <table:table-cell office:value-type="float" office:value="1.02351">
                <text:p>1.023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5">
                <text:p>8.5</text:p>
              </table:table-cell>
              <table:table-cell office:value-type="float" office:value="1.00847">
                <text:p>1.008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52">
                <text:p>8.52</text:p>
              </table:table-cell>
              <table:table-cell office:value-type="float" office:value="1.01555">
                <text:p>1.015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54">
                <text:p>8.54</text:p>
              </table:table-cell>
              <table:table-cell office:value-type="float" office:value="1.00084">
                <text:p>1.000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56">
                <text:p>8.56</text:p>
              </table:table-cell>
              <table:table-cell office:value-type="float" office:value="0.995268">
                <text:p>0.9952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58">
                <text:p>8.58</text:p>
              </table:table-cell>
              <table:table-cell office:value-type="float" office:value="0.993268">
                <text:p>0.9932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6">
                <text:p>8.6</text:p>
              </table:table-cell>
              <table:table-cell office:value-type="float" office:value="0.998495">
                <text:p>0.9984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62">
                <text:p>8.62</text:p>
              </table:table-cell>
              <table:table-cell office:value-type="float" office:value="0.997394">
                <text:p>0.9973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64">
                <text:p>8.64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66">
                <text:p>8.66</text:p>
              </table:table-cell>
              <table:table-cell office:value-type="float" office:value="1.00013">
                <text:p>1.000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68">
                <text:p>8.68</text:p>
              </table:table-cell>
              <table:table-cell office:value-type="float" office:value="0.999789">
                <text:p>0.9997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7">
                <text:p>8.7</text:p>
              </table:table-cell>
              <table:table-cell office:value-type="float" office:value="0.999959">
                <text:p>0.9999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72">
                <text:p>8.72</text:p>
              </table:table-cell>
              <table:table-cell office:value-type="float" office:value="1.01593">
                <text:p>1.015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74">
                <text:p>8.74</text:p>
              </table:table-cell>
              <table:table-cell office:value-type="float" office:value="0.997258">
                <text:p>0.9972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76">
                <text:p>8.76</text:p>
              </table:table-cell>
              <table:table-cell office:value-type="float" office:value="1.00119">
                <text:p>1.001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78">
                <text:p>8.78</text:p>
              </table:table-cell>
              <table:table-cell office:value-type="float" office:value="0.974541">
                <text:p>0.9745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8">
                <text:p>8.8</text:p>
              </table:table-cell>
              <table:table-cell office:value-type="float" office:value="0.939168">
                <text:p>0.9391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82">
                <text:p>8.82</text:p>
              </table:table-cell>
              <table:table-cell office:value-type="float" office:value="0.986412">
                <text:p>0.9864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84">
                <text:p>8.84</text:p>
              </table:table-cell>
              <table:table-cell office:value-type="float" office:value="0.997837">
                <text:p>0.9978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86">
                <text:p>8.86</text:p>
              </table:table-cell>
              <table:table-cell office:value-type="float" office:value="1.01301">
                <text:p>1.013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88">
                <text:p>8.88</text:p>
              </table:table-cell>
              <table:table-cell office:value-type="float" office:value="1.02566">
                <text:p>1.025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9">
                <text:p>8.9</text:p>
              </table:table-cell>
              <table:table-cell office:value-type="float" office:value="1.00921">
                <text:p>1.009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92">
                <text:p>8.92</text:p>
              </table:table-cell>
              <table:table-cell office:value-type="float" office:value="1.00053">
                <text:p>1.000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94">
                <text:p>8.94</text:p>
              </table:table-cell>
              <table:table-cell office:value-type="float" office:value="0.998012">
                <text:p>0.9980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96">
                <text:p>8.96</text:p>
              </table:table-cell>
              <table:table-cell office:value-type="float" office:value="0.978119">
                <text:p>0.9781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98">
                <text:p>8.98</text:p>
              </table:table-cell>
              <table:table-cell office:value-type="float" office:value="0.970785">
                <text:p>0.9707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">
                <text:p>9</text:p>
              </table:table-cell>
              <table:table-cell office:value-type="float" office:value="0.996281">
                <text:p>0.9962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02">
                <text:p>9.02</text:p>
              </table:table-cell>
              <table:table-cell office:value-type="float" office:value="1.00074">
                <text:p>1.000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04">
                <text:p>9.04</text:p>
              </table:table-cell>
              <table:table-cell office:value-type="float" office:value="1.01854">
                <text:p>1.018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06">
                <text:p>9.06</text:p>
              </table:table-cell>
              <table:table-cell office:value-type="float" office:value="1.01936">
                <text:p>1.019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08">
                <text:p>9.08</text:p>
              </table:table-cell>
              <table:table-cell office:value-type="float" office:value="1.01216">
                <text:p>1.012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1">
                <text:p>9.1</text:p>
              </table:table-cell>
              <table:table-cell office:value-type="float" office:value="0.998593">
                <text:p>0.9985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12">
                <text:p>9.12</text:p>
              </table:table-cell>
              <table:table-cell office:value-type="float" office:value="1.0181">
                <text:p>1.01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14">
                <text:p>9.14</text:p>
              </table:table-cell>
              <table:table-cell office:value-type="float" office:value="1.01243">
                <text:p>1.012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16">
                <text:p>9.16</text:p>
              </table:table-cell>
              <table:table-cell office:value-type="float" office:value="1.00295">
                <text:p>1.002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18">
                <text:p>9.18</text:p>
              </table:table-cell>
              <table:table-cell office:value-type="float" office:value="0.964637">
                <text:p>0.9646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2">
                <text:p>9.2</text:p>
              </table:table-cell>
              <table:table-cell office:value-type="float" office:value="1.00235">
                <text:p>1.002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22">
                <text:p>9.22</text:p>
              </table:table-cell>
              <table:table-cell office:value-type="float" office:value="1.00341">
                <text:p>1.003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24">
                <text:p>9.24</text:p>
              </table:table-cell>
              <table:table-cell office:value-type="float" office:value="0.96094">
                <text:p>0.960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26">
                <text:p>9.26</text:p>
              </table:table-cell>
              <table:table-cell office:value-type="float" office:value="0.987922">
                <text:p>0.9879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28">
                <text:p>9.28</text:p>
              </table:table-cell>
              <table:table-cell office:value-type="float" office:value="1.00671">
                <text:p>1.006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3">
                <text:p>9.3</text:p>
              </table:table-cell>
              <table:table-cell office:value-type="float" office:value="0.987921">
                <text:p>0.9879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32">
                <text:p>9.32</text:p>
              </table:table-cell>
              <table:table-cell office:value-type="float" office:value="1.02194">
                <text:p>1.021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34">
                <text:p>9.34</text:p>
              </table:table-cell>
              <table:table-cell office:value-type="float" office:value="1.00181">
                <text:p>1.001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36">
                <text:p>9.36</text:p>
              </table:table-cell>
              <table:table-cell office:value-type="float" office:value="1.00033">
                <text:p>1.000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38">
                <text:p>9.38</text:p>
              </table:table-cell>
              <table:table-cell office:value-type="float" office:value="0.99482">
                <text:p>0.994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4">
                <text:p>9.4</text:p>
              </table:table-cell>
              <table:table-cell office:value-type="float" office:value="1.00167">
                <text:p>1.001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42">
                <text:p>9.42</text:p>
              </table:table-cell>
              <table:table-cell office:value-type="float" office:value="0.999733">
                <text:p>0.9997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44">
                <text:p>9.44</text:p>
              </table:table-cell>
              <table:table-cell office:value-type="float" office:value="0.990191">
                <text:p>0.9901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46">
                <text:p>9.46</text:p>
              </table:table-cell>
              <table:table-cell office:value-type="float" office:value="0.996887">
                <text:p>0.9968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48">
                <text:p>9.48</text:p>
              </table:table-cell>
              <table:table-cell office:value-type="float" office:value="0.961995">
                <text:p>0.9619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5">
                <text:p>9.5</text:p>
              </table:table-cell>
              <table:table-cell office:value-type="float" office:value="0.95406">
                <text:p>0.954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52">
                <text:p>9.52</text:p>
              </table:table-cell>
              <table:table-cell office:value-type="float" office:value="0.98499">
                <text:p>0.984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54">
                <text:p>9.54</text:p>
              </table:table-cell>
              <table:table-cell office:value-type="float" office:value="0.982323">
                <text:p>0.9823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56">
                <text:p>9.56</text:p>
              </table:table-cell>
              <table:table-cell office:value-type="float" office:value="0.973366">
                <text:p>0.9733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58">
                <text:p>9.58</text:p>
              </table:table-cell>
              <table:table-cell office:value-type="float" office:value="0.98385">
                <text:p>0.983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6">
                <text:p>9.6</text:p>
              </table:table-cell>
              <table:table-cell office:value-type="float" office:value="0.994236">
                <text:p>0.9942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62">
                <text:p>9.62</text:p>
              </table:table-cell>
              <table:table-cell office:value-type="float" office:value="1.02636">
                <text:p>1.026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64">
                <text:p>9.64</text:p>
              </table:table-cell>
              <table:table-cell office:value-type="float" office:value="0.999164">
                <text:p>0.9991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66">
                <text:p>9.66</text:p>
              </table:table-cell>
              <table:table-cell office:value-type="float" office:value="1.01463">
                <text:p>1.014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68">
                <text:p>9.68</text:p>
              </table:table-cell>
              <table:table-cell office:value-type="float" office:value="0.985526">
                <text:p>0.9855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7">
                <text:p>9.7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72">
                <text:p>9.72</text:p>
              </table:table-cell>
              <table:table-cell office:value-type="float" office:value="1.02434">
                <text:p>1.024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74">
                <text:p>9.74</text:p>
              </table:table-cell>
              <table:table-cell office:value-type="float" office:value="1.00923">
                <text:p>1.009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76">
                <text:p>9.76</text:p>
              </table:table-cell>
              <table:table-cell office:value-type="float" office:value="0.995471">
                <text:p>0.9954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78">
                <text:p>9.78</text:p>
              </table:table-cell>
              <table:table-cell office:value-type="float" office:value="0.978789">
                <text:p>0.9787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8">
                <text:p>9.8</text:p>
              </table:table-cell>
              <table:table-cell office:value-type="float" office:value="0.993317">
                <text:p>0.9933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.82">
                <text:p>9.82</text:p>
              </table:table-cell>
              <table:table-cell office:value-type="float" office:value="0.999894">
                <text:p>0.9998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84">
                <text:p>9.84</text:p>
              </table:table-cell>
              <table:table-cell office:value-type="float" office:value="0.978039">
                <text:p>0.9780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86">
                <text:p>9.86</text:p>
              </table:table-cell>
              <table:table-cell office:value-type="float" office:value="1.01277">
                <text:p>1.012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88">
                <text:p>9.88</text:p>
              </table:table-cell>
              <table:table-cell office:value-type="float" office:value="1.00545">
                <text:p>1.005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9">
                <text:p>9.9</text:p>
              </table:table-cell>
              <table:table-cell office:value-type="float" office:value="0.999983">
                <text:p>0.9999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.92">
                <text:p>9.92</text:p>
              </table:table-cell>
              <table:table-cell office:value-type="float" office:value="0.993477">
                <text:p>0.9934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.94">
                <text:p>9.94</text:p>
              </table:table-cell>
              <table:table-cell office:value-type="float" office:value="0.994334">
                <text:p>0.9943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96">
                <text:p>9.96</text:p>
              </table:table-cell>
              <table:table-cell office:value-type="float" office:value="1.01286">
                <text:p>1.012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98">
                <text:p>9.98</text:p>
              </table:table-cell>
              <table:table-cell office:value-type="float" office:value="0.998041">
                <text:p>0.9980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">
                <text:p>10</text:p>
              </table:table-cell>
              <table:table-cell office:value-type="float" office:value="1.0017">
                <text:p>1.00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02">
                <text:p>10.02</text:p>
              </table:table-cell>
              <table:table-cell office:value-type="float" office:value="0.97354">
                <text:p>0.973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04">
                <text:p>10.04</text:p>
              </table:table-cell>
              <table:table-cell office:value-type="float" office:value="1.01288">
                <text:p>1.012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06">
                <text:p>10.06</text:p>
              </table:table-cell>
              <table:table-cell office:value-type="float" office:value="1.0191">
                <text:p>1.01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08">
                <text:p>10.08</text:p>
              </table:table-cell>
              <table:table-cell office:value-type="float" office:value="1.03008">
                <text:p>1.030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1">
                <text:p>10.1</text:p>
              </table:table-cell>
              <table:table-cell office:value-type="float" office:value="1.00536">
                <text:p>1.005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12">
                <text:p>10.12</text:p>
              </table:table-cell>
              <table:table-cell office:value-type="float" office:value="1.00465">
                <text:p>1.004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14">
                <text:p>10.14</text:p>
              </table:table-cell>
              <table:table-cell office:value-type="float" office:value="0.988694">
                <text:p>0.9886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16">
                <text:p>10.16</text:p>
              </table:table-cell>
              <table:table-cell office:value-type="float" office:value="0.986209">
                <text:p>0.9862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18">
                <text:p>10.18</text:p>
              </table:table-cell>
              <table:table-cell office:value-type="float" office:value="1.01196">
                <text:p>1.011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2">
                <text:p>10.2</text:p>
              </table:table-cell>
              <table:table-cell office:value-type="float" office:value="0.986359">
                <text:p>0.9863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22">
                <text:p>10.22</text:p>
              </table:table-cell>
              <table:table-cell office:value-type="float" office:value="0.995319">
                <text:p>0.9953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24">
                <text:p>10.24</text:p>
              </table:table-cell>
              <table:table-cell office:value-type="float" office:value="1.04352">
                <text:p>1.043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26">
                <text:p>10.26</text:p>
              </table:table-cell>
              <table:table-cell office:value-type="float" office:value="0.985695">
                <text:p>0.9856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28">
                <text:p>10.28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3">
                <text:p>10.3</text:p>
              </table:table-cell>
              <table:table-cell office:value-type="float" office:value="1.01256">
                <text:p>1.012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32">
                <text:p>10.32</text:p>
              </table:table-cell>
              <table:table-cell office:value-type="float" office:value="1.01634">
                <text:p>1.0163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34">
                <text:p>10.34</text:p>
              </table:table-cell>
              <table:table-cell office:value-type="float" office:value="0.977906">
                <text:p>0.9779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36">
                <text:p>10.36</text:p>
              </table:table-cell>
              <table:table-cell office:value-type="float" office:value="0.975708">
                <text:p>0.9757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38">
                <text:p>10.38</text:p>
              </table:table-cell>
              <table:table-cell office:value-type="float" office:value="0.97626">
                <text:p>0.976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4">
                <text:p>10.4</text:p>
              </table:table-cell>
              <table:table-cell office:value-type="float" office:value="1.01426">
                <text:p>1.014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42">
                <text:p>10.42</text:p>
              </table:table-cell>
              <table:table-cell office:value-type="float" office:value="1.02553">
                <text:p>1.025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.44">
                <text:p>10.44</text:p>
              </table:table-cell>
              <table:table-cell office:value-type="float" office:value="0.980594">
                <text:p>0.9805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46">
                <text:p>10.46</text:p>
              </table:table-cell>
              <table:table-cell office:value-type="float" office:value="0.988625">
                <text:p>0.9886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48">
                <text:p>10.48</text:p>
              </table:table-cell>
              <table:table-cell office:value-type="float" office:value="0.993267">
                <text:p>0.9932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.5">
                <text:p>10.5</text:p>
              </table:table-cell>
              <table:table-cell office:value-type="float" office:value="0.993212">
                <text:p>0.9932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52">
                <text:p>10.52</text:p>
              </table:table-cell>
              <table:table-cell office:value-type="float" office:value="0.972162">
                <text:p>0.9721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54">
                <text:p>10.54</text:p>
              </table:table-cell>
              <table:table-cell office:value-type="float" office:value="0.956883">
                <text:p>0.95688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56">
                <text:p>10.56</text:p>
              </table:table-cell>
              <table:table-cell office:value-type="float" office:value="1.01067">
                <text:p>1.010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.58">
                <text:p>10.58</text:p>
              </table:table-cell>
              <table:table-cell office:value-type="float" office:value="1.01117">
                <text:p>1.011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6">
                <text:p>10.6</text:p>
              </table:table-cell>
              <table:table-cell office:value-type="float" office:value="0.986473">
                <text:p>0.9864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62">
                <text:p>10.62</text:p>
              </table:table-cell>
              <table:table-cell office:value-type="float" office:value="0.997756">
                <text:p>0.9977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.64">
                <text:p>10.64</text:p>
              </table:table-cell>
              <table:table-cell office:value-type="float" office:value="1.03547">
                <text:p>1.035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.66">
                <text:p>10.66</text:p>
              </table:table-cell>
              <table:table-cell office:value-type="float" office:value="1.00228">
                <text:p>1.002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68">
                <text:p>10.68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.7">
                <text:p>10.7</text:p>
              </table:table-cell>
              <table:table-cell office:value-type="float" office:value="1.01799">
                <text:p>1.017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.72">
                <text:p>10.72</text:p>
              </table:table-cell>
              <table:table-cell office:value-type="float" office:value="0.977709">
                <text:p>0.9777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.74">
                <text:p>10.74</text:p>
              </table:table-cell>
              <table:table-cell office:value-type="float" office:value="1.01908">
                <text:p>1.019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.76">
                <text:p>10.76</text:p>
              </table:table-cell>
              <table:table-cell office:value-type="float" office:value="1.00218">
                <text:p>1.002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.78">
                <text:p>10.78</text:p>
              </table:table-cell>
              <table:table-cell office:value-type="float" office:value="1.00002">
                <text:p>1.000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.8">
                <text:p>10.8</text:p>
              </table:table-cell>
              <table:table-cell office:value-type="float" office:value="1.00415">
                <text:p>1.004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.82">
                <text:p>10.82</text:p>
              </table:table-cell>
              <table:table-cell office:value-type="float" office:value="1.01211">
                <text:p>1.012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.84">
                <text:p>10.84</text:p>
              </table:table-cell>
              <table:table-cell office:value-type="float" office:value="1.0041">
                <text:p>1.00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.86">
                <text:p>10.86</text:p>
              </table:table-cell>
              <table:table-cell office:value-type="float" office:value="0.984364">
                <text:p>0.9843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.88">
                <text:p>10.88</text:p>
              </table:table-cell>
              <table:table-cell office:value-type="float" office:value="1.01865">
                <text:p>1.018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.9">
                <text:p>10.9</text:p>
              </table:table-cell>
              <table:table-cell office:value-type="float" office:value="0.992319">
                <text:p>0.9923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.92">
                <text:p>10.92</text:p>
              </table:table-cell>
              <table:table-cell office:value-type="float" office:value="0.990188">
                <text:p>0.9901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.94">
                <text:p>10.94</text:p>
              </table:table-cell>
              <table:table-cell office:value-type="float" office:value="0.984126">
                <text:p>0.9841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.96">
                <text:p>10.96</text:p>
              </table:table-cell>
              <table:table-cell office:value-type="float" office:value="0.990608">
                <text:p>0.9906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.98">
                <text:p>10.98</text:p>
              </table:table-cell>
              <table:table-cell office:value-type="float" office:value="1.03268">
                <text:p>1.032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">
                <text:p>11</text:p>
              </table:table-cell>
              <table:table-cell office:value-type="float" office:value="1.04976">
                <text:p>1.049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02">
                <text:p>11.02</text:p>
              </table:table-cell>
              <table:table-cell office:value-type="float" office:value="1.00761">
                <text:p>1.007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04">
                <text:p>11.04</text:p>
              </table:table-cell>
              <table:table-cell office:value-type="float" office:value="1.01874">
                <text:p>1.018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06">
                <text:p>11.06</text:p>
              </table:table-cell>
              <table:table-cell office:value-type="float" office:value="1.0137">
                <text:p>1.013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.08">
                <text:p>11.08</text:p>
              </table:table-cell>
              <table:table-cell office:value-type="float" office:value="0.998469">
                <text:p>0.9984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.1">
                <text:p>11.1</text:p>
              </table:table-cell>
              <table:table-cell office:value-type="float" office:value="1.02188">
                <text:p>1.0218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.12">
                <text:p>11.12</text:p>
              </table:table-cell>
              <table:table-cell office:value-type="float" office:value="1.01036">
                <text:p>1.010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14">
                <text:p>11.14</text:p>
              </table:table-cell>
              <table:table-cell office:value-type="float" office:value="0.994641">
                <text:p>0.9946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.16">
                <text:p>11.16</text:p>
              </table:table-cell>
              <table:table-cell office:value-type="float" office:value="1.00568">
                <text:p>1.005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.18">
                <text:p>11.18</text:p>
              </table:table-cell>
              <table:table-cell office:value-type="float" office:value="0.999456">
                <text:p>0.9994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2">
                <text:p>11.2</text:p>
              </table:table-cell>
              <table:table-cell office:value-type="float" office:value="1.00176">
                <text:p>1.001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22">
                <text:p>11.22</text:p>
              </table:table-cell>
              <table:table-cell office:value-type="float" office:value="0.973541">
                <text:p>0.97354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24">
                <text:p>11.24</text:p>
              </table:table-cell>
              <table:table-cell office:value-type="float" office:value="0.984522">
                <text:p>0.9845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26">
                <text:p>11.26</text:p>
              </table:table-cell>
              <table:table-cell office:value-type="float" office:value="0.962058">
                <text:p>0.96205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28">
                <text:p>11.28</text:p>
              </table:table-cell>
              <table:table-cell office:value-type="float" office:value="0.979255">
                <text:p>0.9792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3">
                <text:p>11.3</text:p>
              </table:table-cell>
              <table:table-cell office:value-type="float" office:value="0.973371">
                <text:p>0.97337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32">
                <text:p>11.32</text:p>
              </table:table-cell>
              <table:table-cell office:value-type="float" office:value="0.997055">
                <text:p>0.9970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34">
                <text:p>11.34</text:p>
              </table:table-cell>
              <table:table-cell office:value-type="float" office:value="1.03065">
                <text:p>1.030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.36">
                <text:p>11.36</text:p>
              </table:table-cell>
              <table:table-cell office:value-type="float" office:value="0.993755">
                <text:p>0.9937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38">
                <text:p>11.38</text:p>
              </table:table-cell>
              <table:table-cell office:value-type="float" office:value="1.00423">
                <text:p>1.004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4">
                <text:p>11.4</text:p>
              </table:table-cell>
              <table:table-cell office:value-type="float" office:value="1.00261">
                <text:p>1.002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42">
                <text:p>11.42</text:p>
              </table:table-cell>
              <table:table-cell office:value-type="float" office:value="0.999874">
                <text:p>0.99987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44">
                <text:p>11.44</text:p>
              </table:table-cell>
              <table:table-cell office:value-type="float" office:value="0.991995">
                <text:p>0.9919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46">
                <text:p>11.46</text:p>
              </table:table-cell>
              <table:table-cell office:value-type="float" office:value="1.02377">
                <text:p>1.023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48">
                <text:p>11.48</text:p>
              </table:table-cell>
              <table:table-cell office:value-type="float" office:value="1.01969">
                <text:p>1.019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5">
                <text:p>11.5</text:p>
              </table:table-cell>
              <table:table-cell office:value-type="float" office:value="1.01418">
                <text:p>1.014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.52">
                <text:p>11.52</text:p>
              </table:table-cell>
              <table:table-cell office:value-type="float" office:value="1.0019">
                <text:p>1.00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54">
                <text:p>11.54</text:p>
              </table:table-cell>
              <table:table-cell office:value-type="float" office:value="1.01275">
                <text:p>1.012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56">
                <text:p>11.56</text:p>
              </table:table-cell>
              <table:table-cell office:value-type="float" office:value="0.981705">
                <text:p>0.9817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.58">
                <text:p>11.58</text:p>
              </table:table-cell>
              <table:table-cell office:value-type="float" office:value="0.998074">
                <text:p>0.9980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.6">
                <text:p>11.6</text:p>
              </table:table-cell>
              <table:table-cell office:value-type="float" office:value="1.00156">
                <text:p>1.001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62">
                <text:p>11.62</text:p>
              </table:table-cell>
              <table:table-cell office:value-type="float" office:value="1.01362">
                <text:p>1.013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64">
                <text:p>11.64</text:p>
              </table:table-cell>
              <table:table-cell office:value-type="float" office:value="1.02397">
                <text:p>1.023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.66">
                <text:p>11.66</text:p>
              </table:table-cell>
              <table:table-cell office:value-type="float" office:value="0.99013">
                <text:p>0.990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.68">
                <text:p>11.68</text:p>
              </table:table-cell>
              <table:table-cell office:value-type="float" office:value="0.998005">
                <text:p>0.9980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.7">
                <text:p>11.7</text:p>
              </table:table-cell>
              <table:table-cell office:value-type="float" office:value="1.0308">
                <text:p>1.03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.72">
                <text:p>11.72</text:p>
              </table:table-cell>
              <table:table-cell office:value-type="float" office:value="0.993028">
                <text:p>0.9930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.74">
                <text:p>11.74</text:p>
              </table:table-cell>
              <table:table-cell office:value-type="float" office:value="0.981112">
                <text:p>0.9811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76">
                <text:p>11.76</text:p>
              </table:table-cell>
              <table:table-cell office:value-type="float" office:value="1.00199">
                <text:p>1.001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78">
                <text:p>11.78</text:p>
              </table:table-cell>
              <table:table-cell office:value-type="float" office:value="0.999606">
                <text:p>0.9996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.8">
                <text:p>11.8</text:p>
              </table:table-cell>
              <table:table-cell office:value-type="float" office:value="1.01991">
                <text:p>1.019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.82">
                <text:p>11.82</text:p>
              </table:table-cell>
              <table:table-cell office:value-type="float" office:value="0.998756">
                <text:p>0.9987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.84">
                <text:p>11.84</text:p>
              </table:table-cell>
              <table:table-cell office:value-type="float" office:value="0.975247">
                <text:p>0.9752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.86">
                <text:p>11.86</text:p>
              </table:table-cell>
              <table:table-cell office:value-type="float" office:value="0.966029">
                <text:p>0.96602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88">
                <text:p>11.88</text:p>
              </table:table-cell>
              <table:table-cell office:value-type="float" office:value="0.971242">
                <text:p>0.9712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9">
                <text:p>11.9</text:p>
              </table:table-cell>
              <table:table-cell office:value-type="float" office:value="0.996944">
                <text:p>0.9969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92">
                <text:p>11.92</text:p>
              </table:table-cell>
              <table:table-cell office:value-type="float" office:value="0.991278">
                <text:p>0.9912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.94">
                <text:p>11.94</text:p>
              </table:table-cell>
              <table:table-cell office:value-type="float" office:value="0.990662">
                <text:p>0.9906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.96">
                <text:p>11.96</text:p>
              </table:table-cell>
              <table:table-cell office:value-type="float" office:value="0.97086">
                <text:p>0.970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.98">
                <text:p>11.98</text:p>
              </table:table-cell>
              <table:table-cell office:value-type="float" office:value="0.996036">
                <text:p>0.9960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">
                <text:p>12</text:p>
              </table:table-cell>
              <table:table-cell office:value-type="float" office:value="1.01364">
                <text:p>1.013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.02">
                <text:p>12.02</text:p>
              </table:table-cell>
              <table:table-cell office:value-type="float" office:value="1.0383">
                <text:p>1.038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.04">
                <text:p>12.04</text:p>
              </table:table-cell>
              <table:table-cell office:value-type="float" office:value="1.01682">
                <text:p>1.016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.06">
                <text:p>12.06</text:p>
              </table:table-cell>
              <table:table-cell office:value-type="float" office:value="1.04406">
                <text:p>1.044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.08">
                <text:p>12.08</text:p>
              </table:table-cell>
              <table:table-cell office:value-type="float" office:value="1.02596">
                <text:p>1.025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.1">
                <text:p>12.1</text:p>
              </table:table-cell>
              <table:table-cell office:value-type="float" office:value="0.990072">
                <text:p>0.9900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.12">
                <text:p>12.12</text:p>
              </table:table-cell>
              <table:table-cell office:value-type="float" office:value="1.01441">
                <text:p>1.014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.14">
                <text:p>12.14</text:p>
              </table:table-cell>
              <table:table-cell office:value-type="float" office:value="0.996283">
                <text:p>0.99628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16">
                <text:p>12.16</text:p>
              </table:table-cell>
              <table:table-cell office:value-type="float" office:value="1.00469">
                <text:p>1.004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.18">
                <text:p>12.18</text:p>
              </table:table-cell>
              <table:table-cell office:value-type="float" office:value="0.99169">
                <text:p>0.991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.2">
                <text:p>12.2</text:p>
              </table:table-cell>
              <table:table-cell office:value-type="float" office:value="0.984019">
                <text:p>0.9840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.22">
                <text:p>12.22</text:p>
              </table:table-cell>
              <table:table-cell office:value-type="float" office:value="1.00146">
                <text:p>1.001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.24">
                <text:p>12.24</text:p>
              </table:table-cell>
              <table:table-cell office:value-type="float" office:value="1.0142">
                <text:p>1.01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.26">
                <text:p>12.26</text:p>
              </table:table-cell>
              <table:table-cell office:value-type="float" office:value="0.99603">
                <text:p>0.996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.28">
                <text:p>12.28</text:p>
              </table:table-cell>
              <table:table-cell office:value-type="float" office:value="1.03182">
                <text:p>1.0318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.3">
                <text:p>12.3</text:p>
              </table:table-cell>
              <table:table-cell office:value-type="float" office:value="1.02085">
                <text:p>1.0208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.32">
                <text:p>12.32</text:p>
              </table:table-cell>
              <table:table-cell office:value-type="float" office:value="0.989479">
                <text:p>0.9894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.34">
                <text:p>12.34</text:p>
              </table:table-cell>
              <table:table-cell office:value-type="float" office:value="0.984863">
                <text:p>0.9848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.36">
                <text:p>12.36</text:p>
              </table:table-cell>
              <table:table-cell office:value-type="float" office:value="1.00677">
                <text:p>1.006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.38">
                <text:p>12.38</text:p>
              </table:table-cell>
              <table:table-cell office:value-type="float" office:value="1.0481">
                <text:p>1.048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.4">
                <text:p>12.4</text:p>
              </table:table-cell>
              <table:table-cell office:value-type="float" office:value="0.999856">
                <text:p>0.9998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.42">
                <text:p>12.42</text:p>
              </table:table-cell>
              <table:table-cell office:value-type="float" office:value="0.993104">
                <text:p>0.9931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.44">
                <text:p>12.44</text:p>
              </table:table-cell>
              <table:table-cell office:value-type="float" office:value="0.959049">
                <text:p>0.95904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46">
                <text:p>12.46</text:p>
              </table:table-cell>
              <table:table-cell office:value-type="float" office:value="0.976782">
                <text:p>0.9767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48">
                <text:p>12.48</text:p>
              </table:table-cell>
              <table:table-cell office:value-type="float" office:value="1.00156">
                <text:p>1.001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5">
                <text:p>12.5</text:p>
              </table:table-cell>
              <table:table-cell office:value-type="float" office:value="0.986399">
                <text:p>0.98639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52">
                <text:p>12.52</text:p>
              </table:table-cell>
              <table:table-cell office:value-type="float" office:value="1.00852">
                <text:p>1.008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.54">
                <text:p>12.54</text:p>
              </table:table-cell>
              <table:table-cell office:value-type="float" office:value="1.01181">
                <text:p>1.0118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56">
                <text:p>12.56</text:p>
              </table:table-cell>
              <table:table-cell office:value-type="float" office:value="0.987641">
                <text:p>0.9876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.58">
                <text:p>12.58</text:p>
              </table:table-cell>
              <table:table-cell office:value-type="float" office:value="1.00442">
                <text:p>1.004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.6">
                <text:p>12.6</text:p>
              </table:table-cell>
              <table:table-cell office:value-type="float" office:value="1.00512">
                <text:p>1.005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.62">
                <text:p>12.62</text:p>
              </table:table-cell>
              <table:table-cell office:value-type="float" office:value="1.00959">
                <text:p>1.0095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.64">
                <text:p>12.64</text:p>
              </table:table-cell>
              <table:table-cell office:value-type="float" office:value="1.01539">
                <text:p>1.0153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.66">
                <text:p>12.66</text:p>
              </table:table-cell>
              <table:table-cell office:value-type="float" office:value="1.0094">
                <text:p>1.00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.68">
                <text:p>12.68</text:p>
              </table:table-cell>
              <table:table-cell office:value-type="float" office:value="0.982445">
                <text:p>0.9824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.7">
                <text:p>12.7</text:p>
              </table:table-cell>
              <table:table-cell office:value-type="float" office:value="1.01178">
                <text:p>1.0117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.72">
                <text:p>12.72</text:p>
              </table:table-cell>
              <table:table-cell office:value-type="float" office:value="1.01546">
                <text:p>1.015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.74">
                <text:p>12.74</text:p>
              </table:table-cell>
              <table:table-cell office:value-type="float" office:value="0.991411">
                <text:p>0.9914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.76">
                <text:p>12.76</text:p>
              </table:table-cell>
              <table:table-cell office:value-type="float" office:value="1.01257">
                <text:p>1.0125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.78">
                <text:p>12.78</text:p>
              </table:table-cell>
              <table:table-cell office:value-type="float" office:value="1.00542">
                <text:p>1.0054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8">
                <text:p>12.8</text:p>
              </table:table-cell>
              <table:table-cell office:value-type="float" office:value="0.98051">
                <text:p>0.980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.82">
                <text:p>12.82</text:p>
              </table:table-cell>
              <table:table-cell office:value-type="float" office:value="1.01113">
                <text:p>1.011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.84">
                <text:p>12.84</text:p>
              </table:table-cell>
              <table:table-cell office:value-type="float" office:value="1.02232">
                <text:p>1.022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.86">
                <text:p>12.86</text:p>
              </table:table-cell>
              <table:table-cell office:value-type="float" office:value="0.997578">
                <text:p>0.99757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.88">
                <text:p>12.88</text:p>
              </table:table-cell>
              <table:table-cell office:value-type="float" office:value="1.0142">
                <text:p>1.01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.9">
                <text:p>12.9</text:p>
              </table:table-cell>
              <table:table-cell office:value-type="float" office:value="1.00479">
                <text:p>1.004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.92">
                <text:p>12.92</text:p>
              </table:table-cell>
              <table:table-cell office:value-type="float" office:value="1.01656">
                <text:p>1.016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.94">
                <text:p>12.94</text:p>
              </table:table-cell>
              <table:table-cell office:value-type="float" office:value="1.01777">
                <text:p>1.017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.96">
                <text:p>12.96</text:p>
              </table:table-cell>
              <table:table-cell office:value-type="float" office:value="1.06045">
                <text:p>1.060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.98">
                <text:p>12.98</text:p>
              </table:table-cell>
              <table:table-cell office:value-type="float" office:value="1.2667">
                <text:p>1.2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">
                <text:p>13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.02">
                <text:p>13.0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.04">
                <text:p>13.0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.06">
                <text:p>13.0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.08">
                <text:p>13.0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.1">
                <text:p>13.1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.12">
                <text:p>13.1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.14">
                <text:p>13.1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.16">
                <text:p>13.1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.18">
                <text:p>13.1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.2">
                <text:p>13.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.22">
                <text:p>13.2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.24">
                <text:p>13.2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.26">
                <text:p>13.2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.28">
                <text:p>13.2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.3">
                <text:p>13.3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.32">
                <text:p>13.3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.34">
                <text:p>13.3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.36">
                <text:p>13.3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.38">
                <text:p>13.3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.4">
                <text:p>13.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.42">
                <text:p>13.4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.44">
                <text:p>13.4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.46">
                <text:p>13.4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.48">
                <text:p>13.4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.5">
                <text:p>13.5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.52">
                <text:p>13.5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.54">
                <text:p>13.5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.56">
                <text:p>13.5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.58">
                <text:p>13.5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.6">
                <text:p>13.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.62">
                <text:p>13.6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.64">
                <text:p>13.6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.66">
                <text:p>13.6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.68">
                <text:p>13.6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.7">
                <text:p>13.7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.72">
                <text:p>13.7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.74">
                <text:p>13.7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.76">
                <text:p>13.7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.78">
                <text:p>13.7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.8">
                <text:p>13.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.82">
                <text:p>13.8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.84">
                <text:p>13.8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.86">
                <text:p>13.8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.88">
                <text:p>13.8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.9">
                <text:p>13.9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.92">
                <text:p>13.9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.94">
                <text:p>13.9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.96">
                <text:p>13.9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.98">
                <text:p>13.9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">
                <text:p>1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.02">
                <text:p>14.0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.04">
                <text:p>14.0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.06">
                <text:p>14.0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.08">
                <text:p>14.0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.1">
                <text:p>14.1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.12">
                <text:p>14.1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.14">
                <text:p>14.1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.16">
                <text:p>14.1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.18">
                <text:p>14.1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.2">
                <text:p>14.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.22">
                <text:p>14.2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.24">
                <text:p>14.2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.26">
                <text:p>14.2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.28">
                <text:p>14.2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.3">
                <text:p>14.3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.32">
                <text:p>14.3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.34">
                <text:p>14.3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36">
                <text:p>14.3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38">
                <text:p>14.3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.4">
                <text:p>14.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42">
                <text:p>14.4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44">
                <text:p>14.4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46">
                <text:p>14.4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.48">
                <text:p>14.4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.5">
                <text:p>14.5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.52">
                <text:p>14.5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.54">
                <text:p>14.5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.56">
                <text:p>14.5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58">
                <text:p>14.5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.6">
                <text:p>14.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.62">
                <text:p>14.6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.64">
                <text:p>14.6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.66">
                <text:p>14.6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.68">
                <text:p>14.6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.7">
                <text:p>14.7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.72">
                <text:p>14.7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.74">
                <text:p>14.7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.76">
                <text:p>14.7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.78">
                <text:p>14.7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.8">
                <text:p>14.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.82">
                <text:p>14.8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.84">
                <text:p>14.8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86">
                <text:p>14.8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.88">
                <text:p>14.8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.9">
                <text:p>14.9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.92">
                <text:p>14.9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.94">
                <text:p>14.9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.96">
                <text:p>14.9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.98">
                <text:p>14.9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">
                <text:p>15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.02">
                <text:p>15.0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.04">
                <text:p>15.0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.06">
                <text:p>15.0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.08">
                <text:p>15.0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.1">
                <text:p>15.1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.12">
                <text:p>15.1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.14">
                <text:p>15.1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.16">
                <text:p>15.1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.18">
                <text:p>15.1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.2">
                <text:p>15.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.22">
                <text:p>15.2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.24">
                <text:p>15.2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.26">
                <text:p>15.2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.28">
                <text:p>15.2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.3">
                <text:p>15.3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.32">
                <text:p>15.3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.34">
                <text:p>15.3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.36">
                <text:p>15.3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.38">
                <text:p>15.3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.4">
                <text:p>15.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.42">
                <text:p>15.4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.44">
                <text:p>15.4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.46">
                <text:p>15.4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.48">
                <text:p>15.4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.5">
                <text:p>15.5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.52">
                <text:p>15.5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.54">
                <text:p>15.5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.56">
                <text:p>15.5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.58">
                <text:p>15.5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.6">
                <text:p>15.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.62">
                <text:p>15.6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.64">
                <text:p>15.6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.66">
                <text:p>15.6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.68">
                <text:p>15.6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.7">
                <text:p>15.7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.72">
                <text:p>15.7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.74">
                <text:p>15.7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.76">
                <text:p>15.7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.78">
                <text:p>15.7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.8">
                <text:p>15.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.82">
                <text:p>15.8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.84">
                <text:p>15.8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.86">
                <text:p>15.8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.88">
                <text:p>15.8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.9">
                <text:p>15.9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.92">
                <text:p>15.9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.94">
                <text:p>15.9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.96">
                <text:p>15.9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.98">
                <text:p>15.9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">
                <text:p>16</text:p>
              </table:table-cell>
              <table:table-cell office:value-type="float" office:value="1.64739">
                <text:p>1.6473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.02">
                <text:p>16.02</text:p>
              </table:table-cell>
              <table:table-cell office:value-type="float" office:value="1.65626">
                <text:p>1.6562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.04">
                <text:p>16.04</text:p>
              </table:table-cell>
              <table:table-cell office:value-type="float" office:value="1.71003">
                <text:p>1.710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.06">
                <text:p>16.06</text:p>
              </table:table-cell>
              <table:table-cell office:value-type="float" office:value="1.76561">
                <text:p>1.7656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.08">
                <text:p>16.08</text:p>
              </table:table-cell>
              <table:table-cell office:value-type="float" office:value="1.78936">
                <text:p>1.7893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.1">
                <text:p>16.1</text:p>
              </table:table-cell>
              <table:table-cell office:value-type="float" office:value="1.84619">
                <text:p>1.846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.12">
                <text:p>16.12</text:p>
              </table:table-cell>
              <table:table-cell office:value-type="float" office:value="1.83053">
                <text:p>1.830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.14">
                <text:p>16.14</text:p>
              </table:table-cell>
              <table:table-cell office:value-type="float" office:value="1.89566">
                <text:p>1.895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.16">
                <text:p>16.16</text:p>
              </table:table-cell>
              <table:table-cell office:value-type="float" office:value="1.85461">
                <text:p>1.8546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.18">
                <text:p>16.18</text:p>
              </table:table-cell>
              <table:table-cell office:value-type="float" office:value="1.84152">
                <text:p>1.841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.2">
                <text:p>16.2</text:p>
              </table:table-cell>
              <table:table-cell office:value-type="float" office:value="1.896">
                <text:p>1.8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.22">
                <text:p>16.22</text:p>
              </table:table-cell>
              <table:table-cell office:value-type="float" office:value="1.95288">
                <text:p>1.952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.24">
                <text:p>16.24</text:p>
              </table:table-cell>
              <table:table-cell office:value-type="float" office:value="1.93584">
                <text:p>1.9358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.26">
                <text:p>16.26</text:p>
              </table:table-cell>
              <table:table-cell office:value-type="float" office:value="1.93095">
                <text:p>1.930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.28">
                <text:p>16.28</text:p>
              </table:table-cell>
              <table:table-cell office:value-type="float" office:value="1.95327">
                <text:p>1.9532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.3">
                <text:p>16.3</text:p>
              </table:table-cell>
              <table:table-cell office:value-type="float" office:value="1.91149">
                <text:p>1.9114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.32">
                <text:p>16.32</text:p>
              </table:table-cell>
              <table:table-cell office:value-type="float" office:value="1.91603">
                <text:p>1.9160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.34">
                <text:p>16.34</text:p>
              </table:table-cell>
              <table:table-cell office:value-type="float" office:value="1.92461">
                <text:p>1.924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.36">
                <text:p>16.36</text:p>
              </table:table-cell>
              <table:table-cell office:value-type="float" office:value="1.9549">
                <text:p>1.954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.38">
                <text:p>16.38</text:p>
              </table:table-cell>
              <table:table-cell office:value-type="float" office:value="1.91585">
                <text:p>1.915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.4">
                <text:p>16.4</text:p>
              </table:table-cell>
              <table:table-cell office:value-type="float" office:value="1.9442">
                <text:p>1.94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.42">
                <text:p>16.42</text:p>
              </table:table-cell>
              <table:table-cell office:value-type="float" office:value="1.95239">
                <text:p>1.9523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.44">
                <text:p>16.44</text:p>
              </table:table-cell>
              <table:table-cell office:value-type="float" office:value="1.95485">
                <text:p>1.954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.46">
                <text:p>16.46</text:p>
              </table:table-cell>
              <table:table-cell office:value-type="float" office:value="2.00093">
                <text:p>2.0009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.48">
                <text:p>16.48</text:p>
              </table:table-cell>
              <table:table-cell office:value-type="float" office:value="2.05956">
                <text:p>2.059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.5">
                <text:p>16.5</text:p>
              </table:table-cell>
              <table:table-cell office:value-type="float" office:value="2.05215">
                <text:p>2.052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.52">
                <text:p>16.52</text:p>
              </table:table-cell>
              <table:table-cell office:value-type="float" office:value="2.05639">
                <text:p>2.0563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.54">
                <text:p>16.54</text:p>
              </table:table-cell>
              <table:table-cell office:value-type="float" office:value="2.10809">
                <text:p>2.1080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.56">
                <text:p>16.56</text:p>
              </table:table-cell>
              <table:table-cell office:value-type="float" office:value="2.04112">
                <text:p>2.041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.58">
                <text:p>16.58</text:p>
              </table:table-cell>
              <table:table-cell office:value-type="float" office:value="2.09781">
                <text:p>2.0978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.6">
                <text:p>16.6</text:p>
              </table:table-cell>
              <table:table-cell office:value-type="float" office:value="2.12082">
                <text:p>2.120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.62">
                <text:p>16.62</text:p>
              </table:table-cell>
              <table:table-cell office:value-type="float" office:value="2.08472">
                <text:p>2.0847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.64">
                <text:p>16.64</text:p>
              </table:table-cell>
              <table:table-cell office:value-type="float" office:value="2.09426">
                <text:p>2.0942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.66">
                <text:p>16.66</text:p>
              </table:table-cell>
              <table:table-cell office:value-type="float" office:value="2.10942">
                <text:p>2.109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.68">
                <text:p>16.68</text:p>
              </table:table-cell>
              <table:table-cell office:value-type="float" office:value="2.11167">
                <text:p>2.111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.7">
                <text:p>16.7</text:p>
              </table:table-cell>
              <table:table-cell office:value-type="float" office:value="2.15981">
                <text:p>2.1598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.72">
                <text:p>16.72</text:p>
              </table:table-cell>
              <table:table-cell office:value-type="float" office:value="2.17459">
                <text:p>2.174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.74">
                <text:p>16.74</text:p>
              </table:table-cell>
              <table:table-cell office:value-type="float" office:value="2.15196">
                <text:p>2.1519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.76">
                <text:p>16.76</text:p>
              </table:table-cell>
              <table:table-cell office:value-type="float" office:value="2.16874">
                <text:p>2.168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.78">
                <text:p>16.78</text:p>
              </table:table-cell>
              <table:table-cell office:value-type="float" office:value="2.15065">
                <text:p>2.1506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.8">
                <text:p>16.8</text:p>
              </table:table-cell>
              <table:table-cell office:value-type="float" office:value="2.17545">
                <text:p>2.1754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.82">
                <text:p>16.82</text:p>
              </table:table-cell>
              <table:table-cell office:value-type="float" office:value="2.21237">
                <text:p>2.2123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.84">
                <text:p>16.84</text:p>
              </table:table-cell>
              <table:table-cell office:value-type="float" office:value="2.21028">
                <text:p>2.210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.86">
                <text:p>16.86</text:p>
              </table:table-cell>
              <table:table-cell office:value-type="float" office:value="2.20479">
                <text:p>2.2047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.88">
                <text:p>16.88</text:p>
              </table:table-cell>
              <table:table-cell office:value-type="float" office:value="2.21772">
                <text:p>2.217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.9">
                <text:p>16.9</text:p>
              </table:table-cell>
              <table:table-cell office:value-type="float" office:value="2.21655">
                <text:p>2.216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.92">
                <text:p>16.92</text:p>
              </table:table-cell>
              <table:table-cell office:value-type="float" office:value="2.3049">
                <text:p>2.304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.94">
                <text:p>16.94</text:p>
              </table:table-cell>
              <table:table-cell office:value-type="float" office:value="2.21102">
                <text:p>2.211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.96">
                <text:p>16.96</text:p>
              </table:table-cell>
              <table:table-cell office:value-type="float" office:value="2.25414">
                <text:p>2.254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.98">
                <text:p>16.98</text:p>
              </table:table-cell>
              <table:table-cell office:value-type="float" office:value="2.27927">
                <text:p>2.2792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">
                <text:p>17</text:p>
              </table:table-cell>
              <table:table-cell office:value-type="float" office:value="2.24872">
                <text:p>2.248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.02">
                <text:p>17.02</text:p>
              </table:table-cell>
              <table:table-cell office:value-type="float" office:value="2.23315">
                <text:p>2.233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.04">
                <text:p>17.04</text:p>
              </table:table-cell>
              <table:table-cell office:value-type="float" office:value="2.29926">
                <text:p>2.299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.06">
                <text:p>17.06</text:p>
              </table:table-cell>
              <table:table-cell office:value-type="float" office:value="2.27787">
                <text:p>2.2778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.08">
                <text:p>17.08</text:p>
              </table:table-cell>
              <table:table-cell office:value-type="float" office:value="2.30772">
                <text:p>2.3077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.1">
                <text:p>17.1</text:p>
              </table:table-cell>
              <table:table-cell office:value-type="float" office:value="2.32558">
                <text:p>2.3255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.12">
                <text:p>17.12</text:p>
              </table:table-cell>
              <table:table-cell office:value-type="float" office:value="2.2479">
                <text:p>2.24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.14">
                <text:p>17.14</text:p>
              </table:table-cell>
              <table:table-cell office:value-type="float" office:value="2.27215">
                <text:p>2.272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.16">
                <text:p>17.16</text:p>
              </table:table-cell>
              <table:table-cell office:value-type="float" office:value="2.23741">
                <text:p>2.2374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.18">
                <text:p>17.18</text:p>
              </table:table-cell>
              <table:table-cell office:value-type="float" office:value="2.21312">
                <text:p>2.213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.2">
                <text:p>17.2</text:p>
              </table:table-cell>
              <table:table-cell office:value-type="float" office:value="2.20444">
                <text:p>2.204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.22">
                <text:p>17.22</text:p>
              </table:table-cell>
              <table:table-cell office:value-type="float" office:value="2.19306">
                <text:p>2.193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.24">
                <text:p>17.24</text:p>
              </table:table-cell>
              <table:table-cell office:value-type="float" office:value="2.21756">
                <text:p>2.2175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.26">
                <text:p>17.26</text:p>
              </table:table-cell>
              <table:table-cell office:value-type="float" office:value="2.18521">
                <text:p>2.185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.28">
                <text:p>17.28</text:p>
              </table:table-cell>
              <table:table-cell office:value-type="float" office:value="2.2058">
                <text:p>2.205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.3">
                <text:p>17.3</text:p>
              </table:table-cell>
              <table:table-cell office:value-type="float" office:value="2.23919">
                <text:p>2.239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.32">
                <text:p>17.32</text:p>
              </table:table-cell>
              <table:table-cell office:value-type="float" office:value="2.22919">
                <text:p>2.229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.34">
                <text:p>17.34</text:p>
              </table:table-cell>
              <table:table-cell office:value-type="float" office:value="2.28192">
                <text:p>2.2819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.36">
                <text:p>17.36</text:p>
              </table:table-cell>
              <table:table-cell office:value-type="float" office:value="2.22566">
                <text:p>2.2256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.38">
                <text:p>17.38</text:p>
              </table:table-cell>
              <table:table-cell office:value-type="float" office:value="2.27675">
                <text:p>2.2767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.4">
                <text:p>17.4</text:p>
              </table:table-cell>
              <table:table-cell office:value-type="float" office:value="2.30555">
                <text:p>2.305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.42">
                <text:p>17.42</text:p>
              </table:table-cell>
              <table:table-cell office:value-type="float" office:value="2.39256">
                <text:p>2.3925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.44">
                <text:p>17.44</text:p>
              </table:table-cell>
              <table:table-cell office:value-type="float" office:value="2.34565">
                <text:p>2.3456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.46">
                <text:p>17.46</text:p>
              </table:table-cell>
              <table:table-cell office:value-type="float" office:value="2.32159">
                <text:p>2.3215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.48">
                <text:p>17.48</text:p>
              </table:table-cell>
              <table:table-cell office:value-type="float" office:value="2.31867">
                <text:p>2.318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.5">
                <text:p>17.5</text:p>
              </table:table-cell>
              <table:table-cell office:value-type="float" office:value="2.27552">
                <text:p>2.275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.52">
                <text:p>17.52</text:p>
              </table:table-cell>
              <table:table-cell office:value-type="float" office:value="2.29059">
                <text:p>2.2905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.54">
                <text:p>17.54</text:p>
              </table:table-cell>
              <table:table-cell office:value-type="float" office:value="2.33078">
                <text:p>2.330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.56">
                <text:p>17.56</text:p>
              </table:table-cell>
              <table:table-cell office:value-type="float" office:value="2.27023">
                <text:p>2.270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.58">
                <text:p>17.58</text:p>
              </table:table-cell>
              <table:table-cell office:value-type="float" office:value="2.25035">
                <text:p>2.2503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.6">
                <text:p>17.6</text:p>
              </table:table-cell>
              <table:table-cell office:value-type="float" office:value="2.30246">
                <text:p>2.3024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.62">
                <text:p>17.62</text:p>
              </table:table-cell>
              <table:table-cell office:value-type="float" office:value="2.22695">
                <text:p>2.2269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.64">
                <text:p>17.64</text:p>
              </table:table-cell>
              <table:table-cell office:value-type="float" office:value="2.22915">
                <text:p>2.229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.66">
                <text:p>17.66</text:p>
              </table:table-cell>
              <table:table-cell office:value-type="float" office:value="2.21583">
                <text:p>2.215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.68">
                <text:p>17.68</text:p>
              </table:table-cell>
              <table:table-cell office:value-type="float" office:value="2.20871">
                <text:p>2.2087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.7">
                <text:p>17.7</text:p>
              </table:table-cell>
              <table:table-cell office:value-type="float" office:value="2.21682">
                <text:p>2.2168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.72">
                <text:p>17.72</text:p>
              </table:table-cell>
              <table:table-cell office:value-type="float" office:value="2.20032">
                <text:p>2.2003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.74">
                <text:p>17.74</text:p>
              </table:table-cell>
              <table:table-cell office:value-type="float" office:value="2.24537">
                <text:p>2.2453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.76">
                <text:p>17.76</text:p>
              </table:table-cell>
              <table:table-cell office:value-type="float" office:value="2.19934">
                <text:p>2.199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.78">
                <text:p>17.78</text:p>
              </table:table-cell>
              <table:table-cell office:value-type="float" office:value="2.23526">
                <text:p>2.2352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.8">
                <text:p>17.8</text:p>
              </table:table-cell>
              <table:table-cell office:value-type="float" office:value="2.25447">
                <text:p>2.2544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.82">
                <text:p>17.82</text:p>
              </table:table-cell>
              <table:table-cell office:value-type="float" office:value="2.17504">
                <text:p>2.1750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.84">
                <text:p>17.84</text:p>
              </table:table-cell>
              <table:table-cell office:value-type="float" office:value="2.17531">
                <text:p>2.1753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.86">
                <text:p>17.86</text:p>
              </table:table-cell>
              <table:table-cell office:value-type="float" office:value="2.19975">
                <text:p>2.199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.88">
                <text:p>17.88</text:p>
              </table:table-cell>
              <table:table-cell office:value-type="float" office:value="2.19892">
                <text:p>2.198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.9">
                <text:p>17.9</text:p>
              </table:table-cell>
              <table:table-cell office:value-type="float" office:value="2.22663">
                <text:p>2.2266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.92">
                <text:p>17.92</text:p>
              </table:table-cell>
              <table:table-cell office:value-type="float" office:value="2.21081">
                <text:p>2.2108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.94">
                <text:p>17.94</text:p>
              </table:table-cell>
              <table:table-cell office:value-type="float" office:value="2.21409">
                <text:p>2.2140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.96">
                <text:p>17.96</text:p>
              </table:table-cell>
              <table:table-cell office:value-type="float" office:value="2.19854">
                <text:p>2.1985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.98">
                <text:p>17.98</text:p>
              </table:table-cell>
              <table:table-cell office:value-type="float" office:value="2.20197">
                <text:p>2.201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">
                <text:p>18</text:p>
              </table:table-cell>
              <table:table-cell office:value-type="float" office:value="2.19594">
                <text:p>2.1959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.02">
                <text:p>18.02</text:p>
              </table:table-cell>
              <table:table-cell office:value-type="float" office:value="2.24127">
                <text:p>2.2412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.04">
                <text:p>18.04</text:p>
              </table:table-cell>
              <table:table-cell office:value-type="float" office:value="2.21711">
                <text:p>2.217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.06">
                <text:p>18.06</text:p>
              </table:table-cell>
              <table:table-cell office:value-type="float" office:value="2.16992">
                <text:p>2.1699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.08">
                <text:p>18.08</text:p>
              </table:table-cell>
              <table:table-cell office:value-type="float" office:value="2.15686">
                <text:p>2.156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.1">
                <text:p>18.1</text:p>
              </table:table-cell>
              <table:table-cell office:value-type="float" office:value="2.12462">
                <text:p>2.124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.12">
                <text:p>18.12</text:p>
              </table:table-cell>
              <table:table-cell office:value-type="float" office:value="2.12268">
                <text:p>2.1226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.14">
                <text:p>18.14</text:p>
              </table:table-cell>
              <table:table-cell office:value-type="float" office:value="2.13029">
                <text:p>2.1302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.16">
                <text:p>18.16</text:p>
              </table:table-cell>
              <table:table-cell office:value-type="float" office:value="2.17187">
                <text:p>2.1718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.18">
                <text:p>18.18</text:p>
              </table:table-cell>
              <table:table-cell office:value-type="float" office:value="2.14692">
                <text:p>2.146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.2">
                <text:p>18.2</text:p>
              </table:table-cell>
              <table:table-cell office:value-type="float" office:value="2.10836">
                <text:p>2.1083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.22">
                <text:p>18.22</text:p>
              </table:table-cell>
              <table:table-cell office:value-type="float" office:value="2.10686">
                <text:p>2.106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.24">
                <text:p>18.24</text:p>
              </table:table-cell>
              <table:table-cell office:value-type="float" office:value="2.15763">
                <text:p>2.157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.26">
                <text:p>18.26</text:p>
              </table:table-cell>
              <table:table-cell office:value-type="float" office:value="2.09837">
                <text:p>2.0983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.28">
                <text:p>18.28</text:p>
              </table:table-cell>
              <table:table-cell office:value-type="float" office:value="2.10673">
                <text:p>2.1067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.3">
                <text:p>18.3</text:p>
              </table:table-cell>
              <table:table-cell office:value-type="float" office:value="2.08958">
                <text:p>2.0895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.32">
                <text:p>18.32</text:p>
              </table:table-cell>
              <table:table-cell office:value-type="float" office:value="2.06262">
                <text:p>2.0626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.34">
                <text:p>18.34</text:p>
              </table:table-cell>
              <table:table-cell office:value-type="float" office:value="2.11324">
                <text:p>2.113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.36">
                <text:p>18.36</text:p>
              </table:table-cell>
              <table:table-cell office:value-type="float" office:value="2.16156">
                <text:p>2.1615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.38">
                <text:p>18.38</text:p>
              </table:table-cell>
              <table:table-cell office:value-type="float" office:value="2.06145">
                <text:p>2.061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.4">
                <text:p>18.4</text:p>
              </table:table-cell>
              <table:table-cell office:value-type="float" office:value="2.03813">
                <text:p>2.038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.42">
                <text:p>18.42</text:p>
              </table:table-cell>
              <table:table-cell office:value-type="float" office:value="2.05894">
                <text:p>2.058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.44">
                <text:p>18.44</text:p>
              </table:table-cell>
              <table:table-cell office:value-type="float" office:value="2.03322">
                <text:p>2.0332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.46">
                <text:p>18.46</text:p>
              </table:table-cell>
              <table:table-cell office:value-type="float" office:value="1.96063">
                <text:p>1.9606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.48">
                <text:p>18.48</text:p>
              </table:table-cell>
              <table:table-cell office:value-type="float" office:value="1.94175">
                <text:p>1.941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.5">
                <text:p>18.5</text:p>
              </table:table-cell>
              <table:table-cell office:value-type="float" office:value="1.91442">
                <text:p>1.914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.52">
                <text:p>18.52</text:p>
              </table:table-cell>
              <table:table-cell office:value-type="float" office:value="1.88395">
                <text:p>1.883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.54">
                <text:p>18.54</text:p>
              </table:table-cell>
              <table:table-cell office:value-type="float" office:value="1.87893">
                <text:p>1.8789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.56">
                <text:p>18.56</text:p>
              </table:table-cell>
              <table:table-cell office:value-type="float" office:value="1.87486">
                <text:p>1.8748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.58">
                <text:p>18.58</text:p>
              </table:table-cell>
              <table:table-cell office:value-type="float" office:value="1.90398">
                <text:p>1.903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.6">
                <text:p>18.6</text:p>
              </table:table-cell>
              <table:table-cell office:value-type="float" office:value="1.95166">
                <text:p>1.9516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.62">
                <text:p>18.62</text:p>
              </table:table-cell>
              <table:table-cell office:value-type="float" office:value="1.96622">
                <text:p>1.966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.64">
                <text:p>18.64</text:p>
              </table:table-cell>
              <table:table-cell office:value-type="float" office:value="1.94387">
                <text:p>1.9438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.66">
                <text:p>18.66</text:p>
              </table:table-cell>
              <table:table-cell office:value-type="float" office:value="1.86431">
                <text:p>1.864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.68">
                <text:p>18.68</text:p>
              </table:table-cell>
              <table:table-cell office:value-type="float" office:value="1.86146">
                <text:p>1.8614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.7">
                <text:p>18.7</text:p>
              </table:table-cell>
              <table:table-cell office:value-type="float" office:value="1.84789">
                <text:p>1.847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.72">
                <text:p>18.72</text:p>
              </table:table-cell>
              <table:table-cell office:value-type="float" office:value="1.83608">
                <text:p>1.836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.74">
                <text:p>18.74</text:p>
              </table:table-cell>
              <table:table-cell office:value-type="float" office:value="1.82188">
                <text:p>1.8218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.76">
                <text:p>18.76</text:p>
              </table:table-cell>
              <table:table-cell office:value-type="float" office:value="1.84087">
                <text:p>1.8408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.78">
                <text:p>18.78</text:p>
              </table:table-cell>
              <table:table-cell office:value-type="float" office:value="1.83317">
                <text:p>1.833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.8">
                <text:p>18.8</text:p>
              </table:table-cell>
              <table:table-cell office:value-type="float" office:value="1.89481">
                <text:p>1.8948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.82">
                <text:p>18.82</text:p>
              </table:table-cell>
              <table:table-cell office:value-type="float" office:value="1.84897">
                <text:p>1.8489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.84">
                <text:p>18.84</text:p>
              </table:table-cell>
              <table:table-cell office:value-type="float" office:value="1.81236">
                <text:p>1.812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.86">
                <text:p>18.86</text:p>
              </table:table-cell>
              <table:table-cell office:value-type="float" office:value="1.76454">
                <text:p>1.7645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.88">
                <text:p>18.88</text:p>
              </table:table-cell>
              <table:table-cell office:value-type="float" office:value="1.7637">
                <text:p>1.76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.9">
                <text:p>18.9</text:p>
              </table:table-cell>
              <table:table-cell office:value-type="float" office:value="1.71227">
                <text:p>1.712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.92">
                <text:p>18.92</text:p>
              </table:table-cell>
              <table:table-cell office:value-type="float" office:value="1.75461">
                <text:p>1.7546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.94">
                <text:p>18.94</text:p>
              </table:table-cell>
              <table:table-cell office:value-type="float" office:value="1.70288">
                <text:p>1.7028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.96">
                <text:p>18.96</text:p>
              </table:table-cell>
              <table:table-cell office:value-type="float" office:value="1.70072">
                <text:p>1.7007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.98">
                <text:p>18.98</text:p>
              </table:table-cell>
              <table:table-cell office:value-type="float" office:value="1.70639">
                <text:p>1.706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">
                <text:p>19</text:p>
              </table:table-cell>
              <table:table-cell office:value-type="float" office:value="1.69138">
                <text:p>1.6913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.02">
                <text:p>19.02</text:p>
              </table:table-cell>
              <table:table-cell office:value-type="float" office:value="1.67291">
                <text:p>1.672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.04">
                <text:p>19.04</text:p>
              </table:table-cell>
              <table:table-cell office:value-type="float" office:value="1.67118">
                <text:p>1.671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.06">
                <text:p>19.06</text:p>
              </table:table-cell>
              <table:table-cell office:value-type="float" office:value="1.64612">
                <text:p>1.6461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.08">
                <text:p>19.08</text:p>
              </table:table-cell>
              <table:table-cell office:value-type="float" office:value="1.68509">
                <text:p>1.685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.1">
                <text:p>19.1</text:p>
              </table:table-cell>
              <table:table-cell office:value-type="float" office:value="1.69507">
                <text:p>1.6950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.12">
                <text:p>19.12</text:p>
              </table:table-cell>
              <table:table-cell office:value-type="float" office:value="1.64012">
                <text:p>1.640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.14">
                <text:p>19.14</text:p>
              </table:table-cell>
              <table:table-cell office:value-type="float" office:value="1.71842">
                <text:p>1.718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.16">
                <text:p>19.16</text:p>
              </table:table-cell>
              <table:table-cell office:value-type="float" office:value="1.64843">
                <text:p>1.6484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.18">
                <text:p>19.18</text:p>
              </table:table-cell>
              <table:table-cell office:value-type="float" office:value="1.61623">
                <text:p>1.6162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.2">
                <text:p>19.2</text:p>
              </table:table-cell>
              <table:table-cell office:value-type="float" office:value="1.57626">
                <text:p>1.5762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.22">
                <text:p>19.22</text:p>
              </table:table-cell>
              <table:table-cell office:value-type="float" office:value="1.55685">
                <text:p>1.556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.24">
                <text:p>19.24</text:p>
              </table:table-cell>
              <table:table-cell office:value-type="float" office:value="1.53179">
                <text:p>1.5317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.26">
                <text:p>19.26</text:p>
              </table:table-cell>
              <table:table-cell office:value-type="float" office:value="1.52848">
                <text:p>1.5284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.28">
                <text:p>19.28</text:p>
              </table:table-cell>
              <table:table-cell office:value-type="float" office:value="1.51466">
                <text:p>1.5146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.3">
                <text:p>19.3</text:p>
              </table:table-cell>
              <table:table-cell office:value-type="float" office:value="1.48096">
                <text:p>1.4809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.32">
                <text:p>19.32</text:p>
              </table:table-cell>
              <table:table-cell office:value-type="float" office:value="1.47299">
                <text:p>1.4729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.34">
                <text:p>19.34</text:p>
              </table:table-cell>
              <table:table-cell office:value-type="float" office:value="1.48335">
                <text:p>1.483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.36">
                <text:p>19.36</text:p>
              </table:table-cell>
              <table:table-cell office:value-type="float" office:value="1.47285">
                <text:p>1.4728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.38">
                <text:p>19.38</text:p>
              </table:table-cell>
              <table:table-cell office:value-type="float" office:value="1.48192">
                <text:p>1.4819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.4">
                <text:p>19.4</text:p>
              </table:table-cell>
              <table:table-cell office:value-type="float" office:value="1.43423">
                <text:p>1.4342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.42">
                <text:p>19.42</text:p>
              </table:table-cell>
              <table:table-cell office:value-type="float" office:value="1.46715">
                <text:p>1.467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.44">
                <text:p>19.44</text:p>
              </table:table-cell>
              <table:table-cell office:value-type="float" office:value="1.41965">
                <text:p>1.4196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.46">
                <text:p>19.46</text:p>
              </table:table-cell>
              <table:table-cell office:value-type="float" office:value="1.40834">
                <text:p>1.408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.48">
                <text:p>19.48</text:p>
              </table:table-cell>
              <table:table-cell office:value-type="float" office:value="1.36738">
                <text:p>1.3673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.5">
                <text:p>19.5</text:p>
              </table:table-cell>
              <table:table-cell office:value-type="float" office:value="1.34625">
                <text:p>1.346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.52">
                <text:p>19.52</text:p>
              </table:table-cell>
              <table:table-cell office:value-type="float" office:value="1.40658">
                <text:p>1.4065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.54">
                <text:p>19.54</text:p>
              </table:table-cell>
              <table:table-cell office:value-type="float" office:value="1.38783">
                <text:p>1.3878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.56">
                <text:p>19.56</text:p>
              </table:table-cell>
              <table:table-cell office:value-type="float" office:value="1.2964">
                <text:p>1.29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.58">
                <text:p>19.58</text:p>
              </table:table-cell>
              <table:table-cell office:value-type="float" office:value="1.2763">
                <text:p>1.276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.6">
                <text:p>19.6</text:p>
              </table:table-cell>
              <table:table-cell office:value-type="float" office:value="1.27608">
                <text:p>1.2760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.62">
                <text:p>19.62</text:p>
              </table:table-cell>
              <table:table-cell office:value-type="float" office:value="1.29712">
                <text:p>1.297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.64">
                <text:p>19.64</text:p>
              </table:table-cell>
              <table:table-cell office:value-type="float" office:value="1.26238">
                <text:p>1.2623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.66">
                <text:p>19.66</text:p>
              </table:table-cell>
              <table:table-cell office:value-type="float" office:value="1.23791">
                <text:p>1.237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.68">
                <text:p>19.68</text:p>
              </table:table-cell>
              <table:table-cell office:value-type="float" office:value="1.27053">
                <text:p>1.2705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.7">
                <text:p>19.7</text:p>
              </table:table-cell>
              <table:table-cell office:value-type="float" office:value="1.23247">
                <text:p>1.2324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.72">
                <text:p>19.72</text:p>
              </table:table-cell>
              <table:table-cell office:value-type="float" office:value="1.2181">
                <text:p>1.218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.74">
                <text:p>19.74</text:p>
              </table:table-cell>
              <table:table-cell office:value-type="float" office:value="1.18167">
                <text:p>1.181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.76">
                <text:p>19.76</text:p>
              </table:table-cell>
              <table:table-cell office:value-type="float" office:value="1.15716">
                <text:p>1.157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.78">
                <text:p>19.78</text:p>
              </table:table-cell>
              <table:table-cell office:value-type="float" office:value="1.17125">
                <text:p>1.171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.8">
                <text:p>19.8</text:p>
              </table:table-cell>
              <table:table-cell office:value-type="float" office:value="1.12588">
                <text:p>1.1258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.82">
                <text:p>19.82</text:p>
              </table:table-cell>
              <table:table-cell office:value-type="float" office:value="1.10438">
                <text:p>1.1043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.84">
                <text:p>19.84</text:p>
              </table:table-cell>
              <table:table-cell office:value-type="float" office:value="1.06328">
                <text:p>1.0632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.86">
                <text:p>19.86</text:p>
              </table:table-cell>
              <table:table-cell office:value-type="float" office:value="1.01464">
                <text:p>1.014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.88">
                <text:p>19.88</text:p>
              </table:table-cell>
              <table:table-cell office:value-type="float" office:value="0.971711">
                <text:p>0.9717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.9">
                <text:p>19.9</text:p>
              </table:table-cell>
              <table:table-cell office:value-type="float" office:value="0.970211">
                <text:p>0.9702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.92">
                <text:p>19.92</text:p>
              </table:table-cell>
              <table:table-cell office:value-type="float" office:value="0.954027">
                <text:p>0.95402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.94">
                <text:p>19.94</text:p>
              </table:table-cell>
              <table:table-cell office:value-type="float" office:value="0.934601">
                <text:p>0.9346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.96">
                <text:p>19.96</text:p>
              </table:table-cell>
              <table:table-cell office:value-type="float" office:value="0.88441">
                <text:p>0.8844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.98">
                <text:p>19.98</text:p>
              </table:table-cell>
              <table:table-cell office:value-type="float" office:value="0.872831">
                <text:p>0.8728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